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ObjectReplacements/Object 3" manifest:media-type=""/>
  <manifest:file-entry manifest:full-path="Object 3" manifest:media-type="application/octet-stream"/>
  <manifest:file-entry manifest:full-path="Object 2" manifest:media-type="application/octet-stream"/>
  <manifest:file-entry manifest:full-path="ObjectReplacements/Object 1" manifest:media-type=""/>
  <manifest:file-entry manifest:full-path="ObjectReplacements/Object 2" manifest:media-type=""/>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olo" style:master-page-name="MPF0" style:family="paragraph">
      <style:paragraph-properties fo:break-before="page" fo:border-top="none" fo:border-left="none" fo:border-bottom="0.0069in solid #00000A" fo:border-right="none" fo:padding-top="0in" fo:padding-left="0in" fo:padding-bottom="0.0555in" fo:padding-right="0in" style:shadow="none"/>
    </style:style>
    <style:style style:name="P5" style:parent-style-name="Sottotitolo" style:family="paragraph">
      <style:paragraph-properties fo:text-align="end"/>
    </style:style>
    <style:style style:name="P6" style:parent-style-name="Standard" style:family="paragraph">
      <style:paragraph-properties fo:margin-bottom="0in" fo:line-height="100%"/>
    </style:style>
    <style:style style:name="T7" style:parent-style-name="Car.predefinitoparagrafo" style:family="text">
      <style:text-properties fo:font-weight="bold" style:font-weight-asian="bold" style:font-weight-complex="bold" fo:color="#000000" fo:font-size="14pt" style:font-size-asian="14pt" style:font-size-complex="14pt"/>
    </style:style>
    <style:style style:name="T8" style:parent-style-name="Car.predefinitoparagrafo" style:family="text">
      <style:text-properties style:font-name="arial, sans-serif" fo:color="#545454" fo:font-size="12pt" style:font-size-asian="12pt"/>
    </style:style>
    <style:style style:name="T9" style:parent-style-name="Car.predefinitoparagrafo" style:family="text">
      <style:text-properties fo:font-weight="bold" style:font-weight-asian="bold" style:font-weight-complex="bold" fo:color="#000000" fo:font-size="14pt" style:font-size-asian="14pt" style:font-size-complex="14pt"/>
    </style:style>
    <style:style style:name="P10" style:parent-style-name="Standard" style:family="paragraph">
      <style:paragraph-properties fo:margin-bottom="0in" fo:line-height="100%"/>
      <style:text-properties fo:font-weight="bold" style:font-weight-asian="bold" style:font-weight-complex="bold" fo:color="#000000" fo:font-size="14pt" style:font-size-asian="14pt" style:font-size-complex="14pt"/>
    </style:style>
    <style:style style:name="P11" style:parent-style-name="Standard" style:family="paragraph">
      <style:paragraph-properties fo:margin-bottom="0in" fo:line-height="100%"/>
      <style:text-properties fo:color="#000000" fo:font-size="14pt" style:font-size-asian="14pt" style:font-size-complex="14pt"/>
    </style:style>
    <style:style style:name="P12" style:parent-style-name="Standard" style:family="paragraph">
      <style:paragraph-properties fo:margin-bottom="0in" fo:line-height="100%"/>
      <style:text-properties fo:color="#000000" fo:font-size="14pt" style:font-size-asian="14pt" style:font-size-complex="14pt"/>
    </style:style>
    <style:style style:name="P13" style:parent-style-name="Standard" style:family="paragraph">
      <style:paragraph-properties fo:margin-bottom="0in" fo:line-height="100%"/>
      <style:text-properties fo:color="#000000" fo:font-size="14pt" style:font-size-asian="14pt" style:font-size-complex="14pt"/>
    </style:style>
    <style:style style:name="P14" style:parent-style-name="Standard" style:family="paragraph">
      <style:paragraph-properties fo:margin-bottom="0in" fo:line-height="100%"/>
      <style:text-properties fo:color="#000000" fo:font-size="14pt" style:font-size-asian="14pt" style:font-size-complex="14pt"/>
    </style:style>
    <style:style style:name="P15" style:parent-style-name="Standard" style:family="paragraph">
      <style:paragraph-properties fo:margin-bottom="0in" fo:line-height="100%"/>
      <style:text-properties fo:color="#000000" fo:font-size="14pt" style:font-size-asian="14pt" style:font-size-complex="14pt"/>
    </style:style>
    <style:style style:name="P16" style:parent-style-name="Standard" style:family="paragraph">
      <style:paragraph-properties fo:margin-bottom="0in" fo:line-height="100%"/>
      <style:text-properties fo:color="#000000" fo:font-size="14pt" style:font-size-asian="14pt" style:font-size-complex="14pt"/>
    </style:style>
    <style:style style:name="P17" style:parent-style-name="Standard" style:family="paragraph">
      <style:text-properties fo:color="#000000"/>
    </style:style>
    <style:style style:name="P18" style:parent-style-name="Standard" style:family="paragraph">
      <style:text-properties fo:color="#000000"/>
    </style:style>
    <style:style style:name="P19" style:parent-style-name="Standard" style:family="paragraph">
      <style:text-properties fo:color="#000000"/>
    </style:style>
    <style:style style:name="P20" style:parent-style-name="Standard" style:family="paragraph">
      <style:paragraph-properties fo:break-before="page"/>
    </style:style>
    <style:style style:name="T21" style:parent-style-name="Car.predefinitoparagrafo" style:family="text">
      <style:text-properties style:language-asian="it" style:country-asian="IT"/>
    </style:style>
    <style:style style:name="P22" style:parent-style-name="Standard" style:family="paragraph">
      <style:text-properties fo:color="#000000"/>
    </style:style>
    <style:style style:name="P23" style:parent-style-name="Standard" style:family="paragraph">
      <style:text-properties fo:color="#000000"/>
    </style:style>
    <style:style style:name="P24" style:parent-style-name="Standard" style:family="paragraph">
      <style:text-properties fo:font-style="italic" style:font-style-asian="italic" fo:color="#C00000" fo:font-size="8pt" style:font-size-asian="8pt"/>
    </style:style>
    <style:style style:name="P25" style:parent-style-name="Standard" style:family="paragraph">
      <style:text-properties fo:font-style="italic" style:font-style-asian="italic" fo:color="#C00000" fo:font-size="8pt" style:font-size-asian="8pt"/>
    </style:style>
    <style:style style:name="P26" style:parent-style-name="Standard" style:family="paragraph">
      <style:text-properties fo:color="#000000"/>
    </style:style>
    <style:style style:name="P27" style:parent-style-name="Standard" style:family="paragraph">
      <style:text-properties fo:color="#000000"/>
    </style:style>
    <style:style style:name="P28" style:parent-style-name="Standard" style:family="paragraph">
      <style:text-properties fo:font-style="italic" style:font-style-asian="italic" fo:color="#C00000" fo:font-size="8pt" style:font-size-asian="8pt"/>
    </style:style>
    <style:style style:name="P29" style:parent-style-name="Standard" style:family="paragraph">
      <style:text-properties fo:font-style="italic" style:font-style-asian="italic" fo:color="#C00000" fo:font-size="8pt" style:font-size-asian="8pt"/>
    </style:style>
    <style:style style:name="P30" style:parent-style-name="Standard" style:family="paragraph">
      <style:text-properties fo:color="#000000"/>
    </style:style>
    <style:style style:name="P31" style:parent-style-name="Standard" style:family="paragraph">
      <style:text-properties fo:color="#000000"/>
    </style:style>
    <style:style style:name="P32" style:parent-style-name="Standard" style:family="paragraph">
      <style:text-properties fo:color="#000000"/>
    </style:style>
    <style:style style:name="P33" style:parent-style-name="Standard" style:family="paragraph">
      <style:text-properties fo:color="#000000"/>
    </style:style>
    <style:style style:name="P34" style:parent-style-name="Standard" style:family="paragraph">
      <style:text-properties fo:color="#000000"/>
    </style:style>
    <style:style style:name="P35" style:parent-style-name="Standard" style:family="paragraph">
      <style:text-properties fo:color="#000000"/>
    </style:style>
    <style:style style:name="P36" style:parent-style-name="Standard" style:family="paragraph">
      <style:text-properties fo:color="#000000"/>
    </style:style>
    <style:style style:name="P37" style:parent-style-name="Standard" style:family="paragraph">
      <style:text-properties fo:color="#000000"/>
    </style:style>
    <style:style style:name="P38" style:parent-style-name="Standard" style:family="paragraph">
      <style:text-properties fo:color="#000000"/>
    </style:style>
    <style:style style:name="P39" style:parent-style-name="Standard" style:family="paragraph">
      <style:text-properties fo:color="#000000"/>
    </style:style>
    <style:style style:name="P40" style:parent-style-name="Standard" style:family="paragraph">
      <style:text-properties fo:color="#000000"/>
    </style:style>
    <style:style style:name="P41" style:parent-style-name="Standard" style:family="paragraph">
      <style:text-properties fo:color="#000000"/>
    </style:style>
    <style:style style:name="P42" style:parent-style-name="Standard" style:family="paragraph">
      <style:text-properties fo:color="#000000"/>
    </style:style>
    <style:style style:name="P43" style:parent-style-name="Standard" style:family="paragraph">
      <style:text-properties fo:color="#000000"/>
    </style:style>
    <style:style style:name="P44" style:parent-style-name="Standard" style:family="paragraph">
      <style:text-properties fo:color="#000000"/>
    </style:style>
    <style:style style:name="P45" style:parent-style-name="Standard" style:family="paragraph">
      <style:text-properties fo:color="#000000"/>
    </style:style>
    <style:style style:name="P46" style:parent-style-name="Standard" style:family="paragraph">
      <style:paragraph-properties fo:break-before="page"/>
    </style:style>
    <style:style style:name="TableColumn48" style:family="table-column">
      <style:table-column-properties style:column-width="3.1013in"/>
    </style:style>
    <style:style style:name="TableColumn49" style:family="table-column">
      <style:table-column-properties style:column-width="3.2326in"/>
    </style:style>
    <style:style style:name="Table47" style:family="table">
      <style:table-properties style:width="6.334in" fo:margin-left="0.068in" table:align="left"/>
    </style:style>
    <style:style style:name="TableRow50" style:family="table-row">
      <style:table-row-properties style:min-row-height="0.6694in" fo:keep-together="always"/>
    </style:style>
    <style:style style:name="TableCell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2" style:parent-style-name="Standard" style:family="paragraph">
      <style:text-properties fo:color="#000000"/>
    </style:style>
    <style:style style:name="P53" style:parent-style-name="Standard" style:family="paragraph">
      <style:text-properties fo:color="#000000"/>
    </style:style>
    <style:style style:name="TableCell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5" style:parent-style-name="Standard" style:family="paragraph">
      <style:text-properties fo:font-style="italic" style:font-style-asian="italic" fo:color="#C00000" fo:font-size="8pt" style:font-size-asian="8pt"/>
    </style:style>
    <style:style style:name="P56" style:parent-style-name="Standard" style:family="paragraph">
      <style:text-properties fo:font-style="italic" style:font-style-asian="italic" fo:color="#C00000" fo:font-size="8pt" style:font-size-asian="8pt"/>
    </style:style>
    <style:style style:name="TableRow57" style:family="table-row">
      <style:table-row-properties style:min-row-height="0.6694in" fo:keep-together="always"/>
    </style:style>
    <style:style style:name="TableCell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 style:parent-style-name="Standard" style:family="paragraph">
      <style:text-properties fo:color="#000000"/>
    </style:style>
    <style:style style:name="P60" style:parent-style-name="Standard" style:family="paragraph">
      <style:text-properties fo:color="#000000"/>
    </style:style>
    <style:style style:name="TableCell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 style:parent-style-name="Standard" style:family="paragraph">
      <style:text-properties fo:font-style="italic" style:font-style-asian="italic" fo:color="#C00000" fo:font-size="8pt" style:font-size-asian="8pt"/>
    </style:style>
    <style:style style:name="P63" style:parent-style-name="Standard" style:family="paragraph">
      <style:text-properties fo:font-style="italic" style:font-style-asian="italic" fo:color="#C00000" fo:font-size="8pt" style:font-size-asian="8pt"/>
    </style:style>
    <style:style style:name="TableRow64" style:family="table-row">
      <style:table-row-properties style:min-row-height="0.6694in" fo:keep-together="always"/>
    </style:style>
    <style:style style:name="TableCell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 style:parent-style-name="Standard" style:family="paragraph">
      <style:text-properties fo:color="#000000"/>
    </style:style>
    <style:style style:name="P67" style:parent-style-name="Standard" style:family="paragraph">
      <style:text-properties fo:color="#000000"/>
    </style:style>
    <style:style style:name="TableRow68" style:family="table-row">
      <style:table-row-properties style:min-row-height="2.0548in" fo:keep-together="always"/>
    </style:style>
    <style:style style:name="TableCell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 style:parent-style-name="Standard" style:family="paragraph">
      <style:text-properties fo:color="#000000"/>
    </style:style>
    <style:style style:name="T71" style:parent-style-name="Car.predefinitoparagrafo" style:family="text">
      <style:text-properties fo:color="#000000"/>
    </style:style>
    <style:style style:name="T72" style:parent-style-name="Car.predefinitoparagrafo" style:family="text">
      <style:text-properties fo:color="#000000"/>
    </style:style>
    <style:style style:name="T73" style:parent-style-name="Car.predefinitoparagrafo" style:family="text">
      <style:text-properties fo:color="#000000" fo:background-color="#FFFFFF"/>
    </style:style>
    <style:style style:name="T74" style:parent-style-name="Car.predefinitoparagrafo" style:family="text">
      <style:text-properties fo:color="#000000" fo:background-color="#FFFFFF"/>
    </style:style>
    <style:style style:name="TableRow75" style:family="table-row">
      <style:table-row-properties style:min-row-height="1.3562in" fo:keep-together="always"/>
    </style:style>
    <style:style style:name="TableCell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 style:parent-style-name="Standard" style:family="paragraph">
      <style:text-properties fo:color="#000000"/>
    </style:style>
    <style:style style:name="T78" style:parent-style-name="Car.predefinitoparagrafo" style:family="text">
      <style:text-properties fo:color="#000000"/>
    </style:style>
    <style:style style:name="T79" style:parent-style-name="Car.predefinitoparagrafo" style:family="text">
      <style:text-properties fo:color="#000000"/>
    </style:style>
    <style:style style:name="T80" style:parent-style-name="Car.predefinitoparagrafo" style:family="text">
      <style:text-properties fo:color="#000000"/>
    </style:style>
    <style:style style:name="T81" style:parent-style-name="Car.predefinitoparagrafo" style:family="text">
      <style:text-properties fo:color="#000000"/>
    </style:style>
    <style:style style:name="T82" style:parent-style-name="Car.predefinitoparagrafo" style:family="text">
      <style:text-properties fo:color="#000000"/>
    </style:style>
    <style:style style:name="P83" style:parent-style-name="Standard" style:family="paragraph">
      <style:text-properties fo:color="#000000"/>
    </style:style>
    <style:style style:name="TableRow84" style:family="table-row">
      <style:table-row-properties style:min-row-height="0.6694in" fo:keep-together="always"/>
    </style:style>
    <style:style style:name="TableCell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6" style:parent-style-name="Standard" style:family="paragraph">
      <style:text-properties fo:color="#000000"/>
    </style:style>
    <style:style style:name="P87" style:parent-style-name="Standard" style:family="paragraph">
      <style:text-properties fo:color="#000000"/>
    </style:style>
    <style:style style:name="P88" style:parent-style-name="Standard" style:family="paragraph">
      <style:text-properties fo:color="#000000"/>
    </style:style>
    <style:style style:name="TableRow89" style:family="table-row">
      <style:table-row-properties style:min-row-height="0.6694in" fo:keep-together="always"/>
    </style:style>
    <style:style style:name="TableCell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 style:parent-style-name="Standard" style:family="paragraph">
      <style:text-properties fo:color="#000000"/>
    </style:style>
    <style:style style:name="T92" style:parent-style-name="Car.predefinitoparagrafo" style:family="text">
      <style:text-properties fo:color="#000000"/>
    </style:style>
    <style:style style:name="T93" style:parent-style-name="Car.predefinitoparagrafo" style:family="text">
      <style:text-properties fo:color="#000000"/>
    </style:style>
    <style:style style:name="P94" style:parent-style-name="Standard" style:family="paragraph">
      <style:text-properties fo:color="#000000"/>
    </style:style>
    <style:style style:name="TableRow95" style:family="table-row">
      <style:table-row-properties style:min-row-height="0.6694in" fo:keep-together="always"/>
    </style:style>
    <style:style style:name="TableCell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 style:parent-style-name="Standard" style:family="paragraph">
      <style:text-properties fo:color="#000000"/>
    </style:style>
    <style:style style:name="T98" style:parent-style-name="Car.predefinitoparagrafo" style:family="text">
      <style:text-properties fo:color="#000000"/>
    </style:style>
    <style:style style:name="T99" style:parent-style-name="Car.predefinitoparagrafo" style:family="text">
      <style:text-properties fo:color="#000000"/>
    </style:style>
    <style:style style:name="P100" style:parent-style-name="Standard" style:family="paragraph">
      <style:text-properties fo:color="#000000"/>
    </style:style>
    <style:style style:name="TableRow101" style:family="table-row">
      <style:table-row-properties style:min-row-height="0.6694in" fo:keep-together="always"/>
    </style:style>
    <style:style style:name="TableCell1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 style:parent-style-name="Standard" style:family="paragraph">
      <style:text-properties fo:color="#000000"/>
    </style:style>
    <style:style style:name="P104" style:parent-style-name="Standard" style:family="paragraph">
      <style:text-properties fo:color="#000000"/>
    </style:style>
    <style:style style:name="P105" style:parent-style-name="Standard" style:family="paragraph">
      <style:text-properties fo:color="#000000"/>
    </style:style>
    <style:style style:name="TableRow106" style:family="table-row">
      <style:table-row-properties style:min-row-height="0.6097in" fo:keep-together="always"/>
    </style:style>
    <style:style style:name="TableCell1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 style:parent-style-name="Standard" style:family="paragraph">
      <style:text-properties fo:color="#000000"/>
    </style:style>
    <style:style style:name="TableRow109" style:family="table-row">
      <style:table-row-properties style:min-row-height="0.6694in" fo:keep-together="always"/>
    </style:style>
    <style:style style:name="TableCell11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1" style:parent-style-name="Standard" style:family="paragraph">
      <style:text-properties fo:color="#000000"/>
    </style:style>
    <style:style style:name="T112" style:parent-style-name="Car.predefinitoparagrafo" style:family="text">
      <style:text-properties fo:color="#000000"/>
    </style:style>
    <style:style style:name="T113" style:parent-style-name="Car.predefinitoparagrafo" style:family="text">
      <style:text-properties fo:color="#000000"/>
    </style:style>
    <style:style style:name="T114" style:parent-style-name="Car.predefinitoparagrafo" style:family="text">
      <style:text-properties fo:color="#000000" fo:font-size="10pt" style:font-size-asian="10pt"/>
    </style:style>
    <style:style style:name="P115" style:parent-style-name="Standard" style:family="paragraph">
      <style:text-properties fo:color="#000000"/>
    </style:style>
    <style:style style:name="P116" style:parent-style-name="Titolo2" style:family="paragraph">
      <style:paragraph-properties fo:break-before="page"/>
    </style:style>
    <style:style style:name="TableColumn118" style:family="table-column">
      <style:table-column-properties style:column-width="3.1013in"/>
    </style:style>
    <style:style style:name="TableColumn119" style:family="table-column">
      <style:table-column-properties style:column-width="3.2326in"/>
    </style:style>
    <style:style style:name="Table117" style:family="table">
      <style:table-properties style:width="6.334in" fo:margin-left="0.068in" table:align="left"/>
    </style:style>
    <style:style style:name="TableRow120" style:family="table-row">
      <style:table-row-properties style:min-row-height="0.6694in" fo:keep-together="always"/>
    </style:style>
    <style:style style:name="TableCell12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2" style:parent-style-name="Standard" style:family="paragraph">
      <style:text-properties fo:color="#000000"/>
    </style:style>
    <style:style style:name="P123" style:parent-style-name="Standard" style:family="paragraph">
      <style:text-properties fo:color="#000000"/>
    </style:style>
    <style:style style:name="TableCell12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5" style:parent-style-name="Standard" style:family="paragraph">
      <style:text-properties fo:font-style="italic" style:font-style-asian="italic" fo:color="#C00000" fo:font-size="8pt" style:font-size-asian="8pt"/>
    </style:style>
    <style:style style:name="P126" style:parent-style-name="Standard" style:family="paragraph">
      <style:text-properties fo:font-style="italic" style:font-style-asian="italic" fo:color="#C00000" fo:font-size="8pt" style:font-size-asian="8pt"/>
    </style:style>
    <style:style style:name="TableRow127" style:family="table-row">
      <style:table-row-properties style:min-row-height="0.6694in" fo:keep-together="always"/>
    </style:style>
    <style:style style:name="TableCell1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 style:parent-style-name="Standard" style:family="paragraph">
      <style:text-properties fo:color="#000000"/>
    </style:style>
    <style:style style:name="P130" style:parent-style-name="Standard" style:family="paragraph">
      <style:text-properties fo:color="#000000"/>
    </style:style>
    <style:style style:name="TableCell1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 style:parent-style-name="Standard" style:family="paragraph">
      <style:text-properties fo:font-style="italic" style:font-style-asian="italic" fo:color="#C00000" fo:font-size="8pt" style:font-size-asian="8pt"/>
    </style:style>
    <style:style style:name="P133" style:parent-style-name="Standard" style:family="paragraph">
      <style:text-properties fo:font-style="italic" style:font-style-asian="italic" fo:color="#C00000" fo:font-size="8pt" style:font-size-asian="8pt"/>
    </style:style>
    <style:style style:name="TableRow134" style:family="table-row">
      <style:table-row-properties style:min-row-height="0.6694in" fo:keep-together="always"/>
    </style:style>
    <style:style style:name="TableCell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 style:parent-style-name="Standard" style:family="paragraph">
      <style:text-properties fo:color="#000000"/>
    </style:style>
    <style:style style:name="P137" style:parent-style-name="Standard" style:family="paragraph">
      <style:text-properties fo:color="#000000"/>
    </style:style>
    <style:style style:name="TableRow138" style:family="table-row">
      <style:table-row-properties style:min-row-height="2.0548in" fo:keep-together="always"/>
    </style:style>
    <style:style style:name="TableCell1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 style:parent-style-name="Standard" style:family="paragraph">
      <style:text-properties fo:color="#000000"/>
    </style:style>
    <style:style style:name="P141" style:parent-style-name="Standard" style:family="paragraph">
      <style:text-properties fo:color="#000000"/>
    </style:style>
    <style:style style:name="P142" style:parent-style-name="Standard" style:family="paragraph">
      <style:text-properties fo:color="#000000"/>
    </style:style>
    <style:style style:name="TableRow143" style:family="table-row">
      <style:table-row-properties style:min-row-height="1.3562in" fo:keep-together="always"/>
    </style:style>
    <style:style style:name="TableCell1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 style:parent-style-name="Standard" style:family="paragraph">
      <style:text-properties fo:color="#000000"/>
    </style:style>
    <style:style style:name="T146" style:parent-style-name="Car.predefinitoparagrafo" style:family="text">
      <style:text-properties fo:color="#000000"/>
    </style:style>
    <style:style style:name="T147" style:parent-style-name="Car.predefinitoparagrafo" style:family="text">
      <style:text-properties fo:color="#000000"/>
    </style:style>
    <style:style style:name="T148" style:parent-style-name="Car.predefinitoparagrafo" style:family="text">
      <style:text-properties fo:color="#000000"/>
    </style:style>
    <style:style style:name="T149" style:parent-style-name="Car.predefinitoparagrafo" style:family="text">
      <style:text-properties fo:color="#000000"/>
    </style:style>
    <style:style style:name="T150" style:parent-style-name="Car.predefinitoparagrafo" style:family="text">
      <style:text-properties fo:color="#000000"/>
    </style:style>
    <style:style style:name="T151" style:parent-style-name="Car.predefinitoparagrafo" style:family="text">
      <style:text-properties fo:color="#000000"/>
    </style:style>
    <style:style style:name="T152" style:parent-style-name="Car.predefinitoparagrafo" style:family="text">
      <style:text-properties fo:color="#000000"/>
    </style:style>
    <style:style style:name="T153" style:parent-style-name="Car.predefinitoparagrafo" style:family="text">
      <style:text-properties fo:color="#000000"/>
    </style:style>
    <style:style style:name="TableRow154" style:family="table-row">
      <style:table-row-properties style:min-row-height="0.6694in" fo:keep-together="always"/>
    </style:style>
    <style:style style:name="TableCell1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 style:parent-style-name="Standard" style:family="paragraph">
      <style:text-properties fo:color="#000000"/>
    </style:style>
    <style:style style:name="P157" style:parent-style-name="Standard" style:family="paragraph">
      <style:text-properties fo:color="#000000"/>
    </style:style>
    <style:style style:name="P158" style:parent-style-name="Standard" style:family="paragraph">
      <style:text-properties fo:color="#000000"/>
    </style:style>
    <style:style style:name="TableRow159" style:family="table-row">
      <style:table-row-properties style:min-row-height="0.6694in" fo:keep-together="always"/>
    </style:style>
    <style:style style:name="TableCell1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 style:parent-style-name="Standard" style:family="paragraph">
      <style:text-properties fo:color="#000000"/>
    </style:style>
    <style:style style:name="P162" style:parent-style-name="Standard" style:family="paragraph">
      <style:text-properties fo:color="#000000"/>
    </style:style>
    <style:style style:name="P163" style:parent-style-name="Standard" style:family="paragraph">
      <style:text-properties fo:color="#000000"/>
    </style:style>
    <style:style style:name="TableRow164" style:family="table-row">
      <style:table-row-properties style:min-row-height="0.6694in" fo:keep-together="always"/>
    </style:style>
    <style:style style:name="TableCell1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6" style:parent-style-name="Standard" style:family="paragraph">
      <style:text-properties fo:color="#000000"/>
    </style:style>
    <style:style style:name="P167" style:parent-style-name="Standard" style:family="paragraph">
      <style:text-properties fo:color="#000000"/>
    </style:style>
    <style:style style:name="P168" style:parent-style-name="Standard" style:family="paragraph">
      <style:text-properties fo:color="#000000"/>
    </style:style>
    <style:style style:name="TableRow169" style:family="table-row">
      <style:table-row-properties style:min-row-height="0.6694in" fo:keep-together="always"/>
    </style:style>
    <style:style style:name="TableCell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1" style:parent-style-name="Standard" style:family="paragraph">
      <style:text-properties fo:color="#000000"/>
    </style:style>
    <style:style style:name="P172" style:parent-style-name="Standard" style:family="paragraph">
      <style:text-properties fo:color="#000000"/>
    </style:style>
    <style:style style:name="P173" style:parent-style-name="Standard" style:family="paragraph">
      <style:text-properties fo:color="#000000"/>
    </style:style>
    <style:style style:name="TableRow174" style:family="table-row">
      <style:table-row-properties style:min-row-height="0.6097in" fo:keep-together="always"/>
    </style:style>
    <style:style style:name="TableCell1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76" style:parent-style-name="Standard" style:family="paragraph">
      <style:text-properties fo:color="#000000"/>
    </style:style>
    <style:style style:name="P177" style:parent-style-name="Standard" style:family="paragraph">
      <style:text-properties fo:color="#000000"/>
    </style:style>
    <style:style style:name="P178" style:parent-style-name="Standard" style:family="paragraph">
      <style:text-properties fo:color="#000000"/>
    </style:style>
    <style:style style:name="TableRow179" style:family="table-row">
      <style:table-row-properties style:min-row-height="0.6694in" fo:keep-together="always"/>
    </style:style>
    <style:style style:name="TableCell1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81" style:parent-style-name="Standard" style:family="paragraph">
      <style:text-properties fo:color="#000000"/>
    </style:style>
    <style:style style:name="P182" style:parent-style-name="Standard" style:family="paragraph">
      <style:text-properties fo:color="#000000"/>
    </style:style>
    <style:style style:name="P183" style:parent-style-name="Standard" style:family="paragraph">
      <style:text-properties fo:color="#000000"/>
    </style:style>
    <style:style style:name="P184" style:parent-style-name="Titolo2" style:family="paragraph">
      <style:paragraph-properties fo:break-before="page"/>
    </style:style>
    <style:style style:name="TableColumn186" style:family="table-column">
      <style:table-column-properties style:column-width="3.1013in"/>
    </style:style>
    <style:style style:name="TableColumn187" style:family="table-column">
      <style:table-column-properties style:column-width="3.2326in"/>
    </style:style>
    <style:style style:name="Table185" style:family="table">
      <style:table-properties style:width="6.334in" fo:margin-left="0.068in" table:align="left"/>
    </style:style>
    <style:style style:name="TableRow188" style:family="table-row">
      <style:table-row-properties style:min-row-height="0.6694in" fo:keep-together="always"/>
    </style:style>
    <style:style style:name="TableCell1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0" style:parent-style-name="Standard" style:family="paragraph">
      <style:text-properties fo:color="#000000"/>
    </style:style>
    <style:style style:name="P191" style:parent-style-name="Standard" style:family="paragraph">
      <style:text-properties fo:color="#000000"/>
    </style:style>
    <style:style style:name="TableCell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93" style:parent-style-name="Standard" style:family="paragraph">
      <style:text-properties fo:font-style="italic" style:font-style-asian="italic" fo:color="#C00000" fo:font-size="8pt" style:font-size-asian="8pt"/>
    </style:style>
    <style:style style:name="P194" style:parent-style-name="Standard" style:family="paragraph">
      <style:text-properties fo:font-style="italic" style:font-style-asian="italic" fo:color="#C00000" fo:font-size="8pt" style:font-size-asian="8pt"/>
    </style:style>
    <style:style style:name="TableRow195" style:family="table-row">
      <style:table-row-properties style:min-row-height="0.6694in" fo:keep-together="always"/>
    </style:style>
    <style:style style:name="TableCell1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97" style:parent-style-name="Standard" style:family="paragraph">
      <style:text-properties fo:color="#000000"/>
    </style:style>
    <style:style style:name="P198" style:parent-style-name="Standard" style:family="paragraph">
      <style:text-properties fo:color="#000000"/>
    </style:style>
    <style:style style:name="TableCell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0" style:parent-style-name="Standard" style:family="paragraph">
      <style:text-properties fo:font-style="italic" style:font-style-asian="italic" fo:color="#C00000" fo:font-size="8pt" style:font-size-asian="8pt"/>
    </style:style>
    <style:style style:name="P201" style:parent-style-name="Standard" style:family="paragraph">
      <style:text-properties fo:font-style="italic" style:font-style-asian="italic" fo:color="#C00000" fo:font-size="8pt" style:font-size-asian="8pt"/>
    </style:style>
    <style:style style:name="TableRow202" style:family="table-row">
      <style:table-row-properties style:min-row-height="0.6694in" fo:keep-together="always"/>
    </style:style>
    <style:style style:name="TableCell2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4" style:parent-style-name="Standard" style:family="paragraph">
      <style:text-properties fo:color="#000000"/>
    </style:style>
    <style:style style:name="P205" style:parent-style-name="Standard" style:family="paragraph">
      <style:text-properties fo:color="#000000"/>
    </style:style>
    <style:style style:name="TableRow206" style:family="table-row">
      <style:table-row-properties style:min-row-height="2.0548in" fo:keep-together="always"/>
    </style:style>
    <style:style style:name="TableCell2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08" style:parent-style-name="Standard" style:family="paragraph">
      <style:text-properties fo:color="#000000"/>
    </style:style>
    <style:style style:name="P209" style:parent-style-name="Standard" style:family="paragraph">
      <style:text-properties fo:color="#000000"/>
    </style:style>
    <style:style style:name="P210" style:parent-style-name="Standard" style:family="paragraph">
      <style:text-properties fo:color="#000000"/>
    </style:style>
    <style:style style:name="TableRow211" style:family="table-row">
      <style:table-row-properties style:min-row-height="1.3562in" fo:keep-together="always"/>
    </style:style>
    <style:style style:name="TableCell2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3" style:parent-style-name="Standard" style:family="paragraph">
      <style:text-properties fo:color="#000000"/>
    </style:style>
    <style:style style:name="P214" style:parent-style-name="Standard" style:family="paragraph">
      <style:text-properties fo:color="#000000"/>
    </style:style>
    <style:style style:name="P215" style:parent-style-name="Standard" style:family="paragraph">
      <style:text-properties fo:color="#000000"/>
    </style:style>
    <style:style style:name="TableRow216" style:family="table-row">
      <style:table-row-properties style:min-row-height="0.6694in" fo:keep-together="always"/>
    </style:style>
    <style:style style:name="TableCell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18" style:parent-style-name="Standard" style:family="paragraph">
      <style:text-properties fo:color="#000000"/>
    </style:style>
    <style:style style:name="P219" style:parent-style-name="Standard" style:family="paragraph">
      <style:text-properties fo:color="#000000"/>
    </style:style>
    <style:style style:name="P220" style:parent-style-name="Standard" style:family="paragraph">
      <style:text-properties fo:color="#000000"/>
    </style:style>
    <style:style style:name="TableRow221" style:family="table-row">
      <style:table-row-properties style:min-row-height="0.6694in" fo:keep-together="always"/>
    </style:style>
    <style:style style:name="TableCell22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3" style:parent-style-name="Standard" style:family="paragraph">
      <style:text-properties fo:color="#000000"/>
    </style:style>
    <style:style style:name="P224" style:parent-style-name="Standard" style:family="paragraph">
      <style:text-properties fo:color="#000000"/>
    </style:style>
    <style:style style:name="P225" style:parent-style-name="Standard" style:family="paragraph">
      <style:text-properties fo:color="#000000"/>
    </style:style>
    <style:style style:name="TableRow226" style:family="table-row">
      <style:table-row-properties style:min-row-height="0.6694in" fo:keep-together="always"/>
    </style:style>
    <style:style style:name="TableCell2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28" style:parent-style-name="Standard" style:family="paragraph">
      <style:text-properties fo:color="#000000"/>
    </style:style>
    <style:style style:name="P229" style:parent-style-name="Standard" style:family="paragraph">
      <style:text-properties fo:color="#000000"/>
    </style:style>
    <style:style style:name="P230" style:parent-style-name="Standard" style:family="paragraph">
      <style:text-properties fo:color="#000000"/>
    </style:style>
    <style:style style:name="TableRow231" style:family="table-row">
      <style:table-row-properties style:min-row-height="0.6694in" fo:keep-together="always"/>
    </style:style>
    <style:style style:name="TableCell2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3" style:parent-style-name="Standard" style:family="paragraph">
      <style:text-properties fo:color="#000000"/>
    </style:style>
    <style:style style:name="P234" style:parent-style-name="Standard" style:family="paragraph">
      <style:text-properties fo:color="#000000"/>
    </style:style>
    <style:style style:name="P235" style:parent-style-name="Standard" style:family="paragraph">
      <style:text-properties fo:color="#000000"/>
    </style:style>
    <style:style style:name="TableRow236" style:family="table-row">
      <style:table-row-properties style:min-row-height="0.6097in" fo:keep-together="always"/>
    </style:style>
    <style:style style:name="TableCell23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38" style:parent-style-name="Standard" style:family="paragraph">
      <style:text-properties fo:color="#000000"/>
    </style:style>
    <style:style style:name="P239" style:parent-style-name="Standard" style:family="paragraph">
      <style:text-properties fo:color="#000000"/>
    </style:style>
    <style:style style:name="P240" style:parent-style-name="Standard" style:family="paragraph">
      <style:text-properties fo:color="#000000"/>
    </style:style>
    <style:style style:name="TableRow241" style:family="table-row">
      <style:table-row-properties style:min-row-height="0.6694in" fo:keep-together="always"/>
    </style:style>
    <style:style style:name="TableCell24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243" style:parent-style-name="Standard" style:family="paragraph">
      <style:text-properties fo:color="#000000"/>
    </style:style>
    <style:style style:name="P244" style:parent-style-name="Standard" style:family="paragraph">
      <style:text-properties fo:color="#000000"/>
    </style:style>
    <style:style style:name="P245" style:parent-style-name="Standard" style:family="paragraph">
      <style:text-properties fo:color="#000000"/>
    </style:style>
    <style:style style:name="P246" style:parent-style-name="Titolo2" style:family="paragraph">
      <style:paragraph-properties fo:break-before="page"/>
    </style:style>
    <style:style style:name="TableColumn248" style:family="table-column">
      <style:table-column-properties style:column-width="3.1013in"/>
    </style:style>
    <style:style style:name="TableColumn249" style:family="table-column">
      <style:table-column-properties style:column-width="3.2326in"/>
    </style:style>
    <style:style style:name="Table247" style:family="table">
      <style:table-properties style:width="6.334in" fo:margin-left="0.068in" table:align="left"/>
    </style:style>
    <style:style style:name="TableRow250" style:family="table-row">
      <style:table-row-properties style:min-row-height="0.6694in" fo:keep-together="always"/>
    </style:style>
    <style:style style:name="TableCell2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2" style:parent-style-name="Standard" style:family="paragraph">
      <style:text-properties fo:color="#000000"/>
    </style:style>
    <style:style style:name="P253" style:parent-style-name="Standard" style:family="paragraph">
      <style:text-properties fo:color="#000000"/>
    </style:style>
    <style:style style:name="TableCell25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255" style:parent-style-name="Standard" style:family="paragraph">
      <style:text-properties fo:font-style="italic" style:font-style-asian="italic" fo:color="#C00000" fo:font-size="8pt" style:font-size-asian="8pt"/>
    </style:style>
    <style:style style:name="P256" style:parent-style-name="Standard" style:family="paragraph">
      <style:text-properties fo:font-style="italic" style:font-style-asian="italic" fo:color="#C00000" fo:font-size="8pt" style:font-size-asian="8pt"/>
    </style:style>
    <style:style style:name="TableRow257" style:family="table-row">
      <style:table-row-properties style:min-row-height="0.6694in" fo:keep-together="always"/>
    </style:style>
    <style:style style:name="TableCell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59" style:parent-style-name="Standard" style:family="paragraph">
      <style:text-properties fo:color="#000000"/>
    </style:style>
    <style:style style:name="P260" style:parent-style-name="Standard" style:family="paragraph">
      <style:text-properties fo:color="#000000"/>
    </style:style>
    <style:style style:name="TableCell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2" style:parent-style-name="Standard" style:family="paragraph">
      <style:text-properties fo:font-style="italic" style:font-style-asian="italic" fo:color="#C00000" fo:font-size="8pt" style:font-size-asian="8pt"/>
    </style:style>
    <style:style style:name="P263" style:parent-style-name="Standard" style:family="paragraph">
      <style:text-properties fo:font-style="italic" style:font-style-asian="italic" fo:color="#C00000" fo:font-size="8pt" style:font-size-asian="8pt"/>
    </style:style>
    <style:style style:name="TableRow264" style:family="table-row">
      <style:table-row-properties style:min-row-height="0.6694in" fo:keep-together="always"/>
    </style:style>
    <style:style style:name="TableCell2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66" style:parent-style-name="Standard" style:family="paragraph">
      <style:text-properties fo:color="#000000"/>
    </style:style>
    <style:style style:name="P267" style:parent-style-name="Standard" style:family="paragraph">
      <style:text-properties fo:color="#000000"/>
    </style:style>
    <style:style style:name="TableRow268" style:family="table-row">
      <style:table-row-properties style:min-row-height="2.0548in" fo:keep-together="always"/>
    </style:style>
    <style:style style:name="TableCell2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0" style:parent-style-name="Standard" style:family="paragraph">
      <style:text-properties fo:color="#000000"/>
    </style:style>
    <style:style style:name="P271" style:parent-style-name="Standard" style:family="paragraph">
      <style:text-properties fo:color="#000000"/>
    </style:style>
    <style:style style:name="TableRow272" style:family="table-row">
      <style:table-row-properties style:min-row-height="1.3562in" fo:keep-together="always"/>
    </style:style>
    <style:style style:name="TableCell2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4" style:parent-style-name="Standard" style:family="paragraph">
      <style:text-properties fo:color="#000000"/>
    </style:style>
    <style:style style:name="P275" style:parent-style-name="Standard" style:family="paragraph">
      <style:text-properties fo:color="#000000"/>
    </style:style>
    <style:style style:name="P276" style:parent-style-name="Standard" style:family="paragraph">
      <style:text-properties fo:color="#000000"/>
    </style:style>
    <style:style style:name="TableRow277" style:family="table-row">
      <style:table-row-properties style:min-row-height="0.6694in" fo:keep-together="always"/>
    </style:style>
    <style:style style:name="TableCell27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79" style:parent-style-name="Standard" style:family="paragraph">
      <style:text-properties fo:color="#000000"/>
    </style:style>
    <style:style style:name="P280" style:parent-style-name="Standard" style:family="paragraph">
      <style:text-properties fo:color="#000000"/>
    </style:style>
    <style:style style:name="TableRow281" style:family="table-row">
      <style:table-row-properties style:min-row-height="0.6694in" fo:keep-together="always"/>
    </style:style>
    <style:style style:name="TableCell2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3" style:parent-style-name="Standard" style:family="paragraph">
      <style:text-properties fo:color="#000000"/>
    </style:style>
    <style:style style:name="P284" style:parent-style-name="Standard" style:family="paragraph">
      <style:text-properties fo:color="#000000"/>
    </style:style>
    <style:style style:name="P285" style:parent-style-name="Standard" style:family="paragraph">
      <style:text-properties fo:color="#000000"/>
    </style:style>
    <style:style style:name="TableRow286" style:family="table-row">
      <style:table-row-properties style:min-row-height="0.6694in" fo:keep-together="always"/>
    </style:style>
    <style:style style:name="TableCell2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88" style:parent-style-name="Standard" style:family="paragraph">
      <style:text-properties fo:color="#000000"/>
    </style:style>
    <style:style style:name="P289" style:parent-style-name="Standard" style:family="paragraph">
      <style:text-properties fo:color="#000000"/>
    </style:style>
    <style:style style:name="P290" style:parent-style-name="Standard" style:family="paragraph">
      <style:text-properties fo:color="#000000"/>
    </style:style>
    <style:style style:name="TableRow291" style:family="table-row">
      <style:table-row-properties style:min-row-height="0.6694in" fo:keep-together="always"/>
    </style:style>
    <style:style style:name="TableCell2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3" style:parent-style-name="Standard" style:family="paragraph">
      <style:text-properties fo:color="#000000"/>
    </style:style>
    <style:style style:name="TableRow294" style:family="table-row">
      <style:table-row-properties style:min-row-height="0.6097in" fo:keep-together="always"/>
    </style:style>
    <style:style style:name="TableCell2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296" style:parent-style-name="Standard" style:family="paragraph">
      <style:text-properties fo:color="#000000"/>
    </style:style>
    <style:style style:name="P297" style:parent-style-name="Standard" style:family="paragraph">
      <style:text-properties fo:color="#000000"/>
    </style:style>
    <style:style style:name="P298" style:parent-style-name="Standard" style:family="paragraph">
      <style:text-properties fo:color="#000000"/>
    </style:style>
    <style:style style:name="TableRow299" style:family="table-row">
      <style:table-row-properties style:min-row-height="0.6694in" fo:keep-together="always"/>
    </style:style>
    <style:style style:name="TableCell30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01" style:parent-style-name="Standard" style:family="paragraph">
      <style:text-properties fo:color="#000000"/>
    </style:style>
    <style:style style:name="P302" style:parent-style-name="Titolo2" style:family="paragraph">
      <style:paragraph-properties fo:break-before="page"/>
    </style:style>
    <style:style style:name="TableColumn304" style:family="table-column">
      <style:table-column-properties style:column-width="3.1013in"/>
    </style:style>
    <style:style style:name="TableColumn305" style:family="table-column">
      <style:table-column-properties style:column-width="3.2326in"/>
    </style:style>
    <style:style style:name="Table303" style:family="table">
      <style:table-properties style:width="6.334in" fo:margin-left="0.068in" table:align="left"/>
    </style:style>
    <style:style style:name="TableRow306" style:family="table-row">
      <style:table-row-properties style:min-row-height="0.6694in" fo:keep-together="always"/>
    </style:style>
    <style:style style:name="TableCell3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08" style:parent-style-name="Standard" style:family="paragraph">
      <style:text-properties fo:color="#000000"/>
    </style:style>
    <style:style style:name="P309" style:parent-style-name="Standard" style:family="paragraph">
      <style:text-properties fo:color="#000000"/>
    </style:style>
    <style:style style:name="TableCell3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11" style:parent-style-name="Standard" style:family="paragraph">
      <style:text-properties fo:font-style="italic" style:font-style-asian="italic" fo:color="#C00000" fo:font-size="8pt" style:font-size-asian="8pt"/>
    </style:style>
    <style:style style:name="P312" style:parent-style-name="Standard" style:family="paragraph">
      <style:text-properties fo:font-style="italic" style:font-style-asian="italic" fo:color="#C00000" fo:font-size="8pt" style:font-size-asian="8pt"/>
    </style:style>
    <style:style style:name="TableRow313" style:family="table-row">
      <style:table-row-properties style:min-row-height="0.6694in" fo:keep-together="always"/>
    </style:style>
    <style:style style:name="TableCell3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5" style:parent-style-name="Standard" style:family="paragraph">
      <style:text-properties fo:color="#000000"/>
    </style:style>
    <style:style style:name="P316" style:parent-style-name="Standard" style:family="paragraph">
      <style:text-properties fo:color="#000000"/>
    </style:style>
    <style:style style:name="TableCell3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18" style:parent-style-name="Standard" style:family="paragraph">
      <style:text-properties fo:font-style="italic" style:font-style-asian="italic" fo:color="#C00000" fo:font-size="8pt" style:font-size-asian="8pt"/>
    </style:style>
    <style:style style:name="P319" style:parent-style-name="Standard" style:family="paragraph">
      <style:text-properties fo:font-style="italic" style:font-style-asian="italic" fo:color="#C00000" fo:font-size="8pt" style:font-size-asian="8pt"/>
    </style:style>
    <style:style style:name="TableRow320" style:family="table-row">
      <style:table-row-properties style:min-row-height="0.6694in" fo:keep-together="always"/>
    </style:style>
    <style:style style:name="TableCell3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2" style:parent-style-name="Standard" style:family="paragraph">
      <style:text-properties fo:color="#000000"/>
    </style:style>
    <style:style style:name="P323" style:parent-style-name="Standard" style:family="paragraph">
      <style:text-properties fo:color="#000000"/>
    </style:style>
    <style:style style:name="TableRow324" style:family="table-row">
      <style:table-row-properties style:min-row-height="2.0548in" fo:keep-together="always"/>
    </style:style>
    <style:style style:name="TableCell3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26" style:parent-style-name="Standard" style:family="paragraph">
      <style:text-properties fo:color="#000000"/>
    </style:style>
    <style:style style:name="P327" style:parent-style-name="Standard" style:family="paragraph">
      <style:text-properties fo:color="#000000"/>
    </style:style>
    <style:style style:name="P328" style:parent-style-name="Standard" style:family="paragraph">
      <style:text-properties fo:color="#000000"/>
    </style:style>
    <style:style style:name="TableRow329" style:family="table-row">
      <style:table-row-properties style:min-row-height="1.3562in" fo:keep-together="always"/>
    </style:style>
    <style:style style:name="TableCell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31" style:parent-style-name="Standard" style:family="paragraph">
      <style:text-properties fo:color="#000000"/>
    </style:style>
    <style:style style:name="T332" style:parent-style-name="Car.predefinitoparagrafo" style:family="text">
      <style:text-properties fo:color="#000000"/>
    </style:style>
    <style:style style:name="T333" style:parent-style-name="Car.predefinitoparagrafo" style:family="text">
      <style:text-properties fo:color="#000000"/>
    </style:style>
    <style:style style:name="T334" style:parent-style-name="Car.predefinitoparagrafo" style:family="text">
      <style:text-properties fo:color="#000000"/>
    </style:style>
    <style:style style:name="T335" style:parent-style-name="Car.predefinitoparagrafo" style:family="text">
      <style:text-properties fo:color="#000000"/>
    </style:style>
    <style:style style:name="T336" style:parent-style-name="Car.predefinitoparagrafo" style:family="text">
      <style:text-properties fo:color="#000000"/>
    </style:style>
    <style:style style:name="T337" style:parent-style-name="Car.predefinitoparagrafo" style:family="text">
      <style:text-properties fo:color="#000000"/>
    </style:style>
    <style:style style:name="P338" style:parent-style-name="Standard" style:family="paragraph">
      <style:text-properties fo:color="#000000"/>
    </style:style>
    <style:style style:name="TableRow339" style:family="table-row">
      <style:table-row-properties style:min-row-height="0.6694in" fo:keep-together="always"/>
    </style:style>
    <style:style style:name="TableCell3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1" style:parent-style-name="Standard" style:family="paragraph">
      <style:text-properties fo:color="#000000"/>
    </style:style>
    <style:style style:name="P342" style:parent-style-name="Standard" style:family="paragraph">
      <style:text-properties fo:color="#000000"/>
    </style:style>
    <style:style style:name="TableRow343" style:family="table-row">
      <style:table-row-properties style:min-row-height="0.6694in" fo:keep-together="always"/>
    </style:style>
    <style:style style:name="TableCell3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5" style:parent-style-name="Standard" style:family="paragraph">
      <style:text-properties fo:color="#000000"/>
    </style:style>
    <style:style style:name="P346" style:parent-style-name="Standard" style:family="paragraph">
      <style:text-properties fo:color="#000000"/>
    </style:style>
    <style:style style:name="TableRow347" style:family="table-row">
      <style:table-row-properties style:min-row-height="0.6694in" fo:keep-together="always"/>
    </style:style>
    <style:style style:name="TableCell34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49" style:parent-style-name="Standard" style:family="paragraph">
      <style:text-properties fo:color="#000000"/>
    </style:style>
    <style:style style:name="P350" style:parent-style-name="Textbody" style:family="paragraph">
      <style:text-properties fo:color="#000000"/>
    </style:style>
    <style:style style:name="P351" style:parent-style-name="Textbody" style:family="paragraph">
      <style:paragraph-properties fo:margin-bottom="0in" fo:line-height="136%"/>
      <style:text-properties fo:color="#000000"/>
    </style:style>
    <style:style style:name="P352" style:parent-style-name="Textbody" style:family="paragraph">
      <style:paragraph-properties fo:margin-bottom="0in" fo:line-height="136%"/>
      <style:text-properties fo:color="#000000"/>
    </style:style>
    <style:style style:name="P353" style:parent-style-name="Textbody" style:family="paragraph">
      <style:paragraph-properties fo:margin-bottom="0in" fo:line-height="136%"/>
      <style:text-properties fo:color="#000000"/>
    </style:style>
    <style:style style:name="P354" style:parent-style-name="Textbody" style:family="paragraph">
      <style:paragraph-properties fo:margin-bottom="0.1388in" fo:line-height="136%"/>
      <style:text-properties fo:color="#000000"/>
    </style:style>
    <style:style style:name="P355" style:parent-style-name="Textbody" style:family="paragraph">
      <style:paragraph-properties fo:margin-bottom="0in" fo:line-height="136%"/>
      <style:text-properties fo:color="#000000"/>
    </style:style>
    <style:style style:name="P356" style:parent-style-name="Standard" style:family="paragraph">
      <style:text-properties fo:color="#000000"/>
    </style:style>
    <style:style style:name="TableRow357" style:family="table-row">
      <style:table-row-properties style:min-row-height="0.6694in" fo:keep-together="always"/>
    </style:style>
    <style:style style:name="TableCell3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59" style:parent-style-name="Standard" style:family="paragraph">
      <style:text-properties fo:color="#000000"/>
    </style:style>
    <style:style style:name="P360" style:parent-style-name="Standard" style:family="paragraph">
      <style:text-properties fo:color="#000000"/>
    </style:style>
    <style:style style:name="P361" style:parent-style-name="Standard" style:family="paragraph">
      <style:text-properties fo:color="#000000"/>
    </style:style>
    <style:style style:name="TableRow362" style:family="table-row">
      <style:table-row-properties style:min-row-height="0.6097in" fo:keep-together="always"/>
    </style:style>
    <style:style style:name="TableCell36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64" style:parent-style-name="Standard" style:family="paragraph">
      <style:text-properties fo:color="#000000"/>
    </style:style>
    <style:style style:name="P365" style:parent-style-name="Standard" style:family="paragraph">
      <style:text-properties fo:color="#000000"/>
    </style:style>
    <style:style style:name="P366" style:parent-style-name="Standard" style:family="paragraph">
      <style:text-properties fo:color="#000000"/>
    </style:style>
    <style:style style:name="TableRow367" style:family="table-row">
      <style:table-row-properties style:min-row-height="0.6694in" fo:keep-together="always"/>
    </style:style>
    <style:style style:name="TableCell36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369" style:parent-style-name="Standard" style:family="paragraph">
      <style:text-properties fo:color="#000000"/>
    </style:style>
    <style:style style:name="T370" style:parent-style-name="Car.predefinitoparagrafo" style:family="text">
      <style:text-properties fo:color="#000000"/>
    </style:style>
    <style:style style:name="T371" style:parent-style-name="Car.predefinitoparagrafo" style:family="text">
      <style:text-properties fo:font-style="italic" style:font-style-asian="italic" fo:color="#000000" fo:font-size="10pt" style:font-size-asian="10pt"/>
    </style:style>
    <style:style style:name="P372" style:parent-style-name="Standard" style:family="paragraph">
      <style:text-properties fo:color="#000000"/>
    </style:style>
    <style:style style:name="P373" style:parent-style-name="Titolo2" style:family="paragraph">
      <style:paragraph-properties fo:break-before="page"/>
    </style:style>
    <style:style style:name="TableColumn375" style:family="table-column">
      <style:table-column-properties style:column-width="3.1013in"/>
    </style:style>
    <style:style style:name="TableColumn376" style:family="table-column">
      <style:table-column-properties style:column-width="3.2326in"/>
    </style:style>
    <style:style style:name="Table374" style:family="table">
      <style:table-properties style:width="6.334in" fo:margin-left="0.068in" table:align="left"/>
    </style:style>
    <style:style style:name="TableRow377" style:family="table-row">
      <style:table-row-properties style:min-row-height="0.6694in" fo:keep-together="always"/>
    </style:style>
    <style:style style:name="TableCell3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79" style:parent-style-name="Standard" style:family="paragraph">
      <style:text-properties fo:color="#000000"/>
    </style:style>
    <style:style style:name="P380" style:parent-style-name="Standard" style:family="paragraph">
      <style:text-properties fo:color="#000000"/>
    </style:style>
    <style:style style:name="TableCell38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382" style:parent-style-name="Standard" style:family="paragraph">
      <style:text-properties fo:font-style="italic" style:font-style-asian="italic" fo:color="#C00000" fo:font-size="8pt" style:font-size-asian="8pt"/>
    </style:style>
    <style:style style:name="P383" style:parent-style-name="Standard" style:family="paragraph">
      <style:text-properties fo:font-style="italic" style:font-style-asian="italic" fo:color="#C00000" fo:font-size="8pt" style:font-size-asian="8pt"/>
    </style:style>
    <style:style style:name="TableRow384" style:family="table-row">
      <style:table-row-properties style:min-row-height="0.6694in" fo:keep-together="always"/>
    </style:style>
    <style:style style:name="TableCell3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6" style:parent-style-name="Standard" style:family="paragraph">
      <style:text-properties fo:color="#000000"/>
    </style:style>
    <style:style style:name="P387" style:parent-style-name="Standard" style:family="paragraph">
      <style:text-properties fo:color="#000000"/>
    </style:style>
    <style:style style:name="TableCell3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89" style:parent-style-name="Standard" style:family="paragraph">
      <style:text-properties fo:font-style="italic" style:font-style-asian="italic" fo:color="#C00000" fo:font-size="8pt" style:font-size-asian="8pt"/>
    </style:style>
    <style:style style:name="P390" style:parent-style-name="Standard" style:family="paragraph">
      <style:text-properties fo:font-style="italic" style:font-style-asian="italic" fo:color="#C00000" fo:font-size="8pt" style:font-size-asian="8pt"/>
    </style:style>
    <style:style style:name="TableRow391" style:family="table-row">
      <style:table-row-properties style:min-row-height="0.6694in" fo:keep-together="always"/>
    </style:style>
    <style:style style:name="TableCell3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3" style:parent-style-name="Standard" style:family="paragraph">
      <style:text-properties fo:color="#000000"/>
    </style:style>
    <style:style style:name="P394" style:parent-style-name="Standard" style:family="paragraph">
      <style:text-properties fo:color="#000000"/>
    </style:style>
    <style:style style:name="TableRow395" style:family="table-row">
      <style:table-row-properties style:min-row-height="2.0548in" fo:keep-together="always"/>
    </style:style>
    <style:style style:name="TableCell3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397" style:parent-style-name="Standard" style:family="paragraph">
      <style:text-properties fo:color="#000000"/>
    </style:style>
    <style:style style:name="P398" style:parent-style-name="Standard" style:family="paragraph">
      <style:text-properties fo:color="#000000"/>
    </style:style>
    <style:style style:name="P399" style:parent-style-name="Standard" style:family="paragraph">
      <style:text-properties fo:color="#000000"/>
    </style:style>
    <style:style style:name="TableRow400" style:family="table-row">
      <style:table-row-properties style:min-row-height="1.3562in" fo:keep-together="always"/>
    </style:style>
    <style:style style:name="TableCell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2" style:parent-style-name="Standard" style:family="paragraph">
      <style:text-properties fo:color="#000000"/>
    </style:style>
    <style:style style:name="P403" style:parent-style-name="Standard" style:family="paragraph">
      <style:text-properties fo:color="#000000"/>
    </style:style>
    <style:style style:name="P404" style:parent-style-name="Standard" style:family="paragraph">
      <style:text-properties fo:color="#000000"/>
    </style:style>
    <style:style style:name="TableRow405" style:family="table-row">
      <style:table-row-properties style:min-row-height="0.6694in" fo:keep-together="always"/>
    </style:style>
    <style:style style:name="TableCell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07" style:parent-style-name="Standard" style:family="paragraph">
      <style:text-properties fo:color="#000000"/>
    </style:style>
    <style:style style:name="P408" style:parent-style-name="Standard" style:family="paragraph">
      <style:text-properties fo:color="#000000"/>
    </style:style>
    <style:style style:name="P409" style:parent-style-name="Standard" style:family="paragraph">
      <style:text-properties fo:color="#000000"/>
    </style:style>
    <style:style style:name="TableRow410" style:family="table-row">
      <style:table-row-properties style:min-row-height="0.6694in" fo:keep-together="always"/>
    </style:style>
    <style:style style:name="TableCell4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12" style:parent-style-name="Standard" style:family="paragraph">
      <style:text-properties fo:color="#000000"/>
    </style:style>
    <style:style style:name="P413" style:parent-style-name="Textbody" style:family="paragraph">
      <style:text-properties fo:color="#000000"/>
    </style:style>
    <style:style style:name="T414" style:parent-style-name="Car.predefinitoparagrafo" style:family="text">
      <style:text-properties fo:color="#000000"/>
    </style:style>
    <style:style style:name="T415" style:parent-style-name="Car.predefinitoparagrafo" style:family="text">
      <style:text-properties fo:color="#000000"/>
    </style:style>
    <style:style style:name="T416" style:parent-style-name="Car.predefinitoparagrafo" style:family="text">
      <style:text-properties fo:color="#000000"/>
    </style:style>
    <style:style style:name="T417" style:parent-style-name="Car.predefinitoparagrafo" style:family="text">
      <style:text-properties fo:color="#000000"/>
    </style:style>
    <style:style style:name="T418" style:parent-style-name="Car.predefinitoparagrafo" style:family="text">
      <style:text-properties fo:color="#000000"/>
    </style:style>
    <style:style style:name="T419" style:parent-style-name="Car.predefinitoparagrafo" style:family="text">
      <style:text-properties fo:color="#000000"/>
    </style:style>
    <style:style style:name="TableRow420" style:family="table-row">
      <style:table-row-properties style:min-row-height="0.6694in" fo:keep-together="always"/>
    </style:style>
    <style:style style:name="TableCell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2" style:parent-style-name="Standard" style:family="paragraph">
      <style:text-properties fo:color="#000000"/>
    </style:style>
    <style:style style:name="P423" style:parent-style-name="Standard" style:family="paragraph">
      <style:text-properties fo:color="#000000"/>
    </style:style>
    <style:style style:name="P424" style:parent-style-name="Standard" style:family="paragraph">
      <style:text-properties fo:color="#000000"/>
    </style:style>
    <style:style style:name="TableRow425" style:family="table-row">
      <style:table-row-properties style:min-row-height="0.6694in" fo:keep-together="always"/>
    </style:style>
    <style:style style:name="TableCell4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27" style:parent-style-name="Standard" style:family="paragraph">
      <style:text-properties fo:color="#000000"/>
    </style:style>
    <style:style style:name="P428" style:parent-style-name="Standard" style:family="paragraph">
      <style:text-properties fo:color="#000000"/>
    </style:style>
    <style:style style:name="P429" style:parent-style-name="Standard" style:family="paragraph">
      <style:text-properties fo:color="#000000"/>
    </style:style>
    <style:style style:name="TableRow430" style:family="table-row">
      <style:table-row-properties style:min-row-height="0.6097in" fo:keep-together="always"/>
    </style:style>
    <style:style style:name="TableCell4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32" style:parent-style-name="Standard" style:family="paragraph">
      <style:text-properties fo:color="#000000"/>
    </style:style>
    <style:style style:name="TableRow433" style:family="table-row">
      <style:table-row-properties style:min-row-height="0.6694in" fo:keep-together="always"/>
    </style:style>
    <style:style style:name="TableCell43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35" style:parent-style-name="Standard" style:family="paragraph">
      <style:text-properties fo:color="#000000"/>
    </style:style>
    <style:style style:name="P436" style:parent-style-name="Standard" style:family="paragraph">
      <style:text-properties fo:color="#000000"/>
    </style:style>
    <style:style style:name="P437" style:parent-style-name="Standard" style:family="paragraph">
      <style:text-properties fo:color="#000000"/>
    </style:style>
    <style:style style:name="P438" style:parent-style-name="Titolo2" style:family="paragraph">
      <style:paragraph-properties fo:break-before="page"/>
    </style:style>
    <style:style style:name="TableColumn440" style:family="table-column">
      <style:table-column-properties style:column-width="3.1013in"/>
    </style:style>
    <style:style style:name="TableColumn441" style:family="table-column">
      <style:table-column-properties style:column-width="3.2326in"/>
    </style:style>
    <style:style style:name="Table439" style:family="table">
      <style:table-properties style:width="6.334in" fo:margin-left="0.068in" table:align="left"/>
    </style:style>
    <style:style style:name="TableRow442" style:family="table-row">
      <style:table-row-properties style:min-row-height="0.6694in" fo:keep-together="always"/>
    </style:style>
    <style:style style:name="TableCell44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4" style:parent-style-name="Standard" style:family="paragraph">
      <style:text-properties fo:color="#000000"/>
    </style:style>
    <style:style style:name="P445" style:parent-style-name="Standard" style:family="paragraph">
      <style:text-properties fo:color="#000000"/>
    </style:style>
    <style:style style:name="TableCell4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447" style:parent-style-name="Standard" style:family="paragraph">
      <style:text-properties fo:font-style="italic" style:font-style-asian="italic" fo:color="#C00000" fo:font-size="8pt" style:font-size-asian="8pt"/>
    </style:style>
    <style:style style:name="P448" style:parent-style-name="Standard" style:family="paragraph">
      <style:text-properties fo:font-style="italic" style:font-style-asian="italic" fo:color="#C00000" fo:font-size="8pt" style:font-size-asian="8pt"/>
    </style:style>
    <style:style style:name="TableRow449" style:family="table-row">
      <style:table-row-properties style:min-row-height="0.6694in" fo:keep-together="always"/>
    </style:style>
    <style:style style:name="TableCell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1" style:parent-style-name="Standard" style:family="paragraph">
      <style:text-properties fo:color="#000000"/>
    </style:style>
    <style:style style:name="P452" style:parent-style-name="Standard" style:family="paragraph">
      <style:text-properties fo:color="#000000"/>
    </style:style>
    <style:style style:name="TableCell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4" style:parent-style-name="Standard" style:family="paragraph">
      <style:text-properties fo:font-style="italic" style:font-style-asian="italic" fo:color="#C00000" fo:font-size="8pt" style:font-size-asian="8pt"/>
    </style:style>
    <style:style style:name="TableRow455" style:family="table-row">
      <style:table-row-properties style:min-row-height="0.6694in" fo:keep-together="always"/>
    </style:style>
    <style:style style:name="TableCell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57" style:parent-style-name="Standard" style:family="paragraph">
      <style:text-properties fo:color="#000000"/>
    </style:style>
    <style:style style:name="P458" style:parent-style-name="Standard" style:family="paragraph">
      <style:text-properties fo:color="#000000"/>
    </style:style>
    <style:style style:name="TableRow459" style:family="table-row">
      <style:table-row-properties style:min-row-height="2.0548in" fo:keep-together="always"/>
    </style:style>
    <style:style style:name="TableCell4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1" style:parent-style-name="Standard" style:family="paragraph">
      <style:text-properties fo:color="#000000"/>
    </style:style>
    <style:style style:name="P462" style:parent-style-name="Standard" style:family="paragraph">
      <style:paragraph-properties fo:text-align="justify"/>
      <style:text-properties fo:color="#000000"/>
    </style:style>
    <style:style style:name="TableRow463" style:family="table-row">
      <style:table-row-properties style:min-row-height="1.3562in" fo:keep-together="always"/>
    </style:style>
    <style:style style:name="TableCell4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65" style:parent-style-name="Standard" style:family="paragraph">
      <style:text-properties fo:color="#000000"/>
    </style:style>
    <style:style style:name="P466" style:parent-style-name="Normale" style:family="paragraph">
      <style:paragraph-properties style:vertical-align="auto" fo:margin-bottom="0.1388in"/>
    </style:style>
    <style:style style:name="T467" style:parent-style-name="Car.predefinitoparagrafo" style:family="text">
      <style:text-properties style:font-name-asian="Times New Roman" style:font-name-complex="Times New Roman" fo:color="#000000" style:language-asian="it" style:country-asian="IT"/>
    </style:style>
    <style:style style:name="P468" style:parent-style-name="Standard" style:family="paragraph">
      <style:text-properties fo:color="#000000"/>
    </style:style>
    <style:style style:name="TableRow469" style:family="table-row">
      <style:table-row-properties style:min-row-height="0.6694in" fo:keep-together="always"/>
    </style:style>
    <style:style style:name="TableCell4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1" style:parent-style-name="Standard" style:family="paragraph">
      <style:text-properties fo:color="#000000"/>
    </style:style>
    <style:style style:name="P472" style:parent-style-name="Standard" style:family="paragraph">
      <style:text-properties fo:color="#000000"/>
    </style:style>
    <style:style style:name="TableRow473" style:family="table-row">
      <style:table-row-properties style:min-row-height="0.6694in" fo:keep-together="always"/>
    </style:style>
    <style:style style:name="TableCell4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75" style:parent-style-name="Standard" style:family="paragraph">
      <style:text-properties fo:color="#000000"/>
    </style:style>
    <style:style style:name="P476" style:parent-style-name="Normale" style:family="paragraph">
      <style:paragraph-properties style:vertical-align="auto" fo:margin-bottom="0.1388in"/>
    </style:style>
    <style:style style:name="T477" style:parent-style-name="Car.predefinitoparagrafo" style:family="text">
      <style:text-properties style:font-name-asian="Times New Roman" style:font-name-complex="Times New Roman" fo:color="#000000" style:language-asian="it" style:country-asian="IT"/>
    </style:style>
    <style:style style:name="P478" style:parent-style-name="Standard" style:family="paragraph">
      <style:text-properties fo:color="#000000"/>
    </style:style>
    <style:style style:name="TableRow479" style:family="table-row">
      <style:table-row-properties style:min-row-height="0.6694in" fo:keep-together="always"/>
    </style:style>
    <style:style style:name="TableCell4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1" style:parent-style-name="Standard" style:family="paragraph">
      <style:text-properties fo:color="#000000"/>
    </style:style>
    <style:style style:name="P482" style:parent-style-name="Standard" style:family="paragraph">
      <style:text-properties fo:color="#000000"/>
    </style:style>
    <style:style style:name="TableRow483" style:family="table-row">
      <style:table-row-properties style:min-row-height="0.6694in" fo:keep-together="always"/>
    </style:style>
    <style:style style:name="TableCell4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5" style:parent-style-name="Standard" style:family="paragraph">
      <style:text-properties fo:color="#000000"/>
    </style:style>
    <style:style style:name="P486" style:parent-style-name="Standard" style:family="paragraph">
      <style:text-properties fo:color="#000000"/>
    </style:style>
    <style:style style:name="TableRow487" style:family="table-row">
      <style:table-row-properties style:min-row-height="0.6097in" fo:keep-together="always"/>
    </style:style>
    <style:style style:name="TableCell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489" style:parent-style-name="Standard" style:family="paragraph">
      <style:text-properties fo:color="#000000"/>
    </style:style>
    <style:style style:name="TableRow490" style:family="table-row">
      <style:table-row-properties style:min-row-height="0.6694in" fo:keep-together="always"/>
    </style:style>
    <style:style style:name="TableCell4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492" style:parent-style-name="Standard" style:family="paragraph">
      <style:text-properties fo:color="#000000"/>
    </style:style>
    <style:style style:name="P493" style:parent-style-name="Standard" style:family="paragraph">
      <style:text-properties fo:color="#000000"/>
    </style:style>
    <style:style style:name="P494" style:parent-style-name="Titolo2" style:family="paragraph">
      <style:paragraph-properties fo:break-before="page"/>
    </style:style>
    <style:style style:name="TableColumn496" style:family="table-column">
      <style:table-column-properties style:column-width="3.1013in"/>
    </style:style>
    <style:style style:name="TableColumn497" style:family="table-column">
      <style:table-column-properties style:column-width="3.2326in"/>
    </style:style>
    <style:style style:name="Table495" style:family="table">
      <style:table-properties style:width="6.334in" fo:margin-left="0.068in" table:align="left"/>
    </style:style>
    <style:style style:name="TableRow498" style:family="table-row">
      <style:table-row-properties style:min-row-height="0.6694in" fo:keep-together="always"/>
    </style:style>
    <style:style style:name="TableCell49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0" style:parent-style-name="Standard" style:family="paragraph">
      <style:text-properties fo:color="#000000"/>
    </style:style>
    <style:style style:name="P501" style:parent-style-name="Standard" style:family="paragraph">
      <style:text-properties fo:color="#000000"/>
    </style:style>
    <style:style style:name="TableCell50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03" style:parent-style-name="Standard" style:family="paragraph">
      <style:text-properties fo:font-style="italic" style:font-style-asian="italic" fo:color="#C00000" fo:font-size="8pt" style:font-size-asian="8pt"/>
    </style:style>
    <style:style style:name="P504" style:parent-style-name="Standard" style:family="paragraph">
      <style:text-properties fo:font-style="italic" style:font-style-asian="italic" fo:color="#C00000" fo:font-size="8pt" style:font-size-asian="8pt"/>
    </style:style>
    <style:style style:name="TableRow505" style:family="table-row">
      <style:table-row-properties style:min-row-height="0.6694in" fo:keep-together="always"/>
    </style:style>
    <style:style style:name="TableCell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07" style:parent-style-name="Standard" style:family="paragraph">
      <style:text-properties fo:color="#000000"/>
    </style:style>
    <style:style style:name="P508" style:parent-style-name="Standard" style:family="paragraph">
      <style:text-properties fo:color="#000000"/>
    </style:style>
    <style:style style:name="TableCell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0" style:parent-style-name="Standard" style:family="paragraph">
      <style:text-properties fo:font-style="italic" style:font-style-asian="italic" fo:color="#C00000" fo:font-size="8pt" style:font-size-asian="8pt"/>
    </style:style>
    <style:style style:name="TableRow511" style:family="table-row">
      <style:table-row-properties style:min-row-height="0.6694in" fo:keep-together="always"/>
    </style:style>
    <style:style style:name="TableCell5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3" style:parent-style-name="Standard" style:family="paragraph">
      <style:text-properties fo:color="#000000"/>
    </style:style>
    <style:style style:name="P514" style:parent-style-name="Normale" style:family="paragraph">
      <style:paragraph-properties style:vertical-align="auto" fo:margin-bottom="0.1388in"/>
    </style:style>
    <style:style style:name="T515" style:parent-style-name="Car.predefinitoparagrafo" style:family="text">
      <style:text-properties style:font-name-asian="Times New Roman" style:font-name-complex="Times New Roman" fo:color="#000000" style:language-asian="it" style:country-asian="IT"/>
    </style:style>
    <style:style style:name="P516" style:parent-style-name="Normale" style:family="paragraph">
      <style:paragraph-properties>
        <style:tab-stops>
          <style:tab-stop style:type="left" style:position="1.4166in"/>
        </style:tab-stops>
      </style:paragraph-properties>
    </style:style>
    <style:style style:name="TableRow517" style:family="table-row">
      <style:table-row-properties style:min-row-height="2.0548in" fo:keep-together="always"/>
    </style:style>
    <style:style style:name="TableCell5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19" style:parent-style-name="Standard" style:family="paragraph">
      <style:text-properties fo:color="#000000"/>
    </style:style>
    <style:style style:name="P520" style:parent-style-name="Normale" style:family="paragraph">
      <style:paragraph-properties style:vertical-align="auto"/>
    </style:style>
    <style:style style:name="T521" style:parent-style-name="Car.predefinitoparagrafo" style:family="text">
      <style:text-properties style:font-name-asian="Times New Roman" style:font-name-complex="Times New Roman" fo:color="#212121" fo:background-color="#FFFFFF" style:language-asian="it" style:country-asian="IT"/>
    </style:style>
    <style:style style:name="T522" style:parent-style-name="Car.predefinitoparagrafo" style:family="text">
      <style:text-properties style:font-name-asian="Times New Roman" style:font-name-complex="Times New Roman" fo:color="#212121" fo:background-color="#FFFFFF" style:language-asian="it" style:country-asian="IT"/>
    </style:style>
    <style:style style:name="P523" style:parent-style-name="Standard" style:family="paragraph">
      <style:text-properties fo:color="#000000"/>
    </style:style>
    <style:style style:name="TableRow524" style:family="table-row">
      <style:table-row-properties style:min-row-height="1.3562in" fo:keep-together="always"/>
    </style:style>
    <style:style style:name="TableCell52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6" style:parent-style-name="Standard" style:family="paragraph">
      <style:text-properties fo:color="#000000"/>
    </style:style>
    <style:style style:name="TableRow527" style:family="table-row">
      <style:table-row-properties style:min-row-height="0.6694in" fo:keep-together="always"/>
    </style:style>
    <style:style style:name="TableCell5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29" style:parent-style-name="Standard" style:family="paragraph">
      <style:text-properties fo:color="#000000"/>
    </style:style>
    <style:style style:name="P530" style:parent-style-name="Normale" style:family="paragraph">
      <style:paragraph-properties style:vertical-align="auto"/>
    </style:style>
    <style:style style:name="T531" style:parent-style-name="Car.predefinitoparagrafo" style:family="text">
      <style:text-properties style:font-name-asian="Times New Roman" style:font-name-complex="Times New Roman" fo:color="#212121" fo:background-color="#FFFFFF" style:language-asian="it" style:country-asian="IT"/>
    </style:style>
    <style:style style:name="P532" style:parent-style-name="Standard" style:family="paragraph">
      <style:text-properties fo:color="#000000"/>
    </style:style>
    <style:style style:name="TableRow533" style:family="table-row">
      <style:table-row-properties style:min-row-height="0.6694in" fo:keep-together="always"/>
    </style:style>
    <style:style style:name="TableCell53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35" style:parent-style-name="Standard" style:family="paragraph">
      <style:text-properties fo:color="#000000"/>
    </style:style>
    <style:style style:name="P536" style:parent-style-name="Normale" style:family="paragraph">
      <style:paragraph-properties style:vertical-align="auto"/>
    </style:style>
    <style:style style:name="T537" style:parent-style-name="Car.predefinitoparagrafo" style:family="text">
      <style:text-properties style:font-name-asian="Times New Roman" style:font-name-complex="Times New Roman" fo:color="#212121" fo:background-color="#FFFFFF" style:language-asian="it" style:country-asian="IT"/>
    </style:style>
    <style:style style:name="T538" style:parent-style-name="Car.predefinitoparagrafo" style:family="text">
      <style:text-properties style:font-name-asian="Times New Roman" style:font-name-complex="Times New Roman" fo:color="#212121" fo:background-color="#FFFFFF" style:language-asian="it" style:country-asian="IT"/>
    </style:style>
    <style:style style:name="P539" style:parent-style-name="Standard" style:family="paragraph">
      <style:text-properties fo:color="#000000"/>
    </style:style>
    <style:style style:name="TableRow540" style:family="table-row">
      <style:table-row-properties style:min-row-height="0.6694in" fo:keep-together="always"/>
    </style:style>
    <style:style style:name="TableCell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2" style:parent-style-name="Standard" style:family="paragraph">
      <style:text-properties fo:color="#000000"/>
    </style:style>
    <style:style style:name="TableRow543" style:family="table-row">
      <style:table-row-properties style:min-row-height="0.6694in" fo:keep-together="always"/>
    </style:style>
    <style:style style:name="TableCell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45" style:parent-style-name="Standard" style:family="paragraph">
      <style:text-properties fo:color="#000000"/>
    </style:style>
    <style:style style:name="P546" style:parent-style-name="Normale" style:family="paragraph">
      <style:paragraph-properties style:vertical-align="auto" fo:margin-bottom="0.1388in"/>
    </style:style>
    <style:style style:name="T547" style:parent-style-name="Car.predefinitoparagrafo" style:family="text">
      <style:text-properties style:font-name-asian="Times New Roman" style:font-name-complex="Times New Roman" fo:color="#000000" style:language-asian="it" style:country-asian="IT"/>
    </style:style>
    <style:style style:name="T548" style:parent-style-name="Car.predefinitoparagrafo" style:family="text">
      <style:text-properties style:font-name-asian="Times New Roman" style:font-name-complex="Times New Roman" fo:color="#000000" style:language-asian="it" style:country-asian="IT"/>
    </style:style>
    <style:style style:name="P549" style:parent-style-name="Standard" style:family="paragraph">
      <style:text-properties fo:color="#000000"/>
    </style:style>
    <style:style style:name="TableRow550" style:family="table-row">
      <style:table-row-properties style:min-row-height="0.6097in" fo:keep-together="always"/>
    </style:style>
    <style:style style:name="TableCell5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52" style:parent-style-name="Standard" style:family="paragraph">
      <style:text-properties fo:color="#000000"/>
    </style:style>
    <style:style style:name="TableRow553" style:family="table-row">
      <style:table-row-properties style:min-row-height="0.6694in" fo:keep-together="always"/>
    </style:style>
    <style:style style:name="TableCell55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555" style:parent-style-name="Standard" style:family="paragraph">
      <style:text-properties fo:color="#000000"/>
    </style:style>
    <style:style style:name="P556" style:parent-style-name="Standard" style:family="paragraph">
      <style:text-properties fo:color="#000000"/>
    </style:style>
    <style:style style:name="P557" style:parent-style-name="Titolo2" style:family="paragraph">
      <style:paragraph-properties fo:break-before="page"/>
    </style:style>
    <style:style style:name="TableColumn559" style:family="table-column">
      <style:table-column-properties style:column-width="3.1013in"/>
    </style:style>
    <style:style style:name="TableColumn560" style:family="table-column">
      <style:table-column-properties style:column-width="3.2326in"/>
    </style:style>
    <style:style style:name="Table558" style:family="table">
      <style:table-properties style:width="6.334in" fo:margin-left="0.068in" table:align="left"/>
    </style:style>
    <style:style style:name="TableRow561" style:family="table-row">
      <style:table-row-properties style:min-row-height="0.6694in" fo:keep-together="always"/>
    </style:style>
    <style:style style:name="TableCell5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3" style:parent-style-name="Standard" style:family="paragraph">
      <style:text-properties fo:color="#000000" fo:language="en" fo:country="US"/>
    </style:style>
    <style:style style:name="P564" style:parent-style-name="Standard" style:family="paragraph">
      <style:text-properties fo:color="#000000" fo:language="en" fo:country="US"/>
    </style:style>
    <style:style style:name="TableCell56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566" style:parent-style-name="Standard" style:family="paragraph">
      <style:text-properties fo:font-style="italic" style:font-style-asian="italic" fo:color="#C00000" fo:font-size="8pt" style:font-size-asian="8pt"/>
    </style:style>
    <style:style style:name="P567" style:parent-style-name="Standard" style:family="paragraph">
      <style:text-properties fo:font-style="italic" style:font-style-asian="italic" fo:color="#C00000" fo:font-size="8pt" style:font-size-asian="8pt"/>
    </style:style>
    <style:style style:name="TableRow568" style:family="table-row">
      <style:table-row-properties style:min-row-height="0.6694in" fo:keep-together="always"/>
    </style:style>
    <style:style style:name="TableCell5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0" style:parent-style-name="Standard" style:family="paragraph">
      <style:text-properties fo:color="#000000"/>
    </style:style>
    <style:style style:name="P571" style:parent-style-name="Normale" style:family="paragraph">
      <style:paragraph-properties style:vertical-align="auto" fo:margin-bottom="0.1388in"/>
    </style:style>
    <style:style style:name="T572" style:parent-style-name="Car.predefinitoparagrafo" style:family="text">
      <style:text-properties style:font-name-asian="Times New Roman" style:font-name-complex="Times New Roman" fo:color="#000000" style:language-asian="it" style:country-asian="IT"/>
    </style:style>
    <style:style style:name="P573" style:parent-style-name="Standard" style:family="paragraph">
      <style:text-properties fo:color="#000000"/>
    </style:style>
    <style:style style:name="TableCell5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5" style:parent-style-name="Standard" style:family="paragraph">
      <style:text-properties fo:font-style="italic" style:font-style-asian="italic" fo:color="#C00000" fo:font-size="8pt" style:font-size-asian="8pt"/>
    </style:style>
    <style:style style:name="TableRow576" style:family="table-row">
      <style:table-row-properties style:min-row-height="0.6694in" fo:keep-together="always"/>
    </style:style>
    <style:style style:name="TableCell5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78" style:parent-style-name="Standard" style:family="paragraph">
      <style:text-properties fo:color="#000000"/>
    </style:style>
    <style:style style:name="P579" style:parent-style-name="Normale" style:family="paragraph">
      <style:paragraph-properties style:vertical-align="auto" fo:margin-bottom="0.1388in"/>
    </style:style>
    <style:style style:name="T580" style:parent-style-name="Car.predefinitoparagrafo" style:family="text">
      <style:text-properties style:font-name-asian="Times New Roman" style:font-name-complex="Times New Roman" fo:color="#000000" style:language-asian="it" style:country-asian="IT"/>
    </style:style>
    <style:style style:name="TableRow581" style:family="table-row">
      <style:table-row-properties style:min-row-height="2.0548in" fo:keep-together="always"/>
    </style:style>
    <style:style style:name="TableCell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83" style:parent-style-name="Standard" style:family="paragraph">
      <style:text-properties fo:color="#000000"/>
    </style:style>
    <style:style style:name="P584" style:parent-style-name="Normale" style:family="paragraph">
      <style:paragraph-properties style:vertical-align="auto" fo:margin-bottom="0.1388in"/>
    </style:style>
    <style:style style:name="T585" style:parent-style-name="Car.predefinitoparagrafo" style:family="text">
      <style:text-properties style:font-name-asian="Times New Roman" style:font-name-complex="Times New Roman" fo:color="#000000" style:language-asian="it" style:country-asian="IT"/>
    </style:style>
    <style:style style:name="P586" style:parent-style-name="Normale" style:family="paragraph">
      <style:text-properties style:font-name-asian="Times New Roman" style:font-name-complex="Times New Roman" fo:color="#000000" style:language-asian="it" style:country-asian="IT"/>
    </style:style>
    <style:style style:name="P587" style:parent-style-name="Normale" style:family="paragraph">
      <style:text-properties style:font-name-asian="Times New Roman" style:font-name-complex="Times New Roman" fo:color="#000000" style:language-asian="it" style:country-asian="IT"/>
    </style:style>
    <style:style style:name="P588" style:parent-style-name="Normale" style:family="paragraph">
      <style:text-properties style:font-name-asian="Times New Roman" style:font-name-complex="Times New Roman" fo:color="#000000" style:language-asian="it" style:country-asian="IT"/>
    </style:style>
    <style:style style:name="P589" style:parent-style-name="Normale" style:family="paragraph">
      <style:paragraph-properties fo:margin-bottom="0.1388in"/>
      <style:text-properties style:font-name-asian="Times New Roman" style:font-name-complex="Times New Roman" fo:color="#000000" style:language-asian="it" style:country-asian="IT"/>
    </style:style>
    <style:style style:name="P590" style:parent-style-name="Normale" style:family="paragraph">
      <style:paragraph-properties fo:margin-bottom="0.1388in"/>
      <style:text-properties style:font-name-asian="Times New Roman" style:font-name-complex="Times New Roman" fo:color="#000000" style:language-asian="it" style:country-asian="IT"/>
    </style:style>
    <style:style style:name="P591" style:parent-style-name="Standard" style:family="paragraph">
      <style:text-properties fo:color="#000000"/>
    </style:style>
    <style:style style:name="TableRow592" style:family="table-row">
      <style:table-row-properties style:min-row-height="1.3562in" fo:keep-together="always"/>
    </style:style>
    <style:style style:name="TableCell5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4" style:parent-style-name="Standard" style:family="paragraph">
      <style:text-properties fo:color="#000000"/>
    </style:style>
    <style:style style:name="P595" style:parent-style-name="Standard" style:family="paragraph">
      <style:text-properties fo:color="#000000"/>
    </style:style>
    <style:style style:name="TableRow596" style:family="table-row">
      <style:table-row-properties style:min-row-height="0.6694in" fo:keep-together="always"/>
    </style:style>
    <style:style style:name="TableCell5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598" style:parent-style-name="Standard" style:family="paragraph">
      <style:text-properties fo:color="#000000"/>
    </style:style>
    <style:style style:name="P599" style:parent-style-name="Standard" style:family="paragraph">
      <style:text-properties fo:color="#000000"/>
    </style:style>
    <style:style style:name="TableRow600" style:family="table-row">
      <style:table-row-properties style:min-row-height="0.6694in" fo:keep-together="always"/>
    </style:style>
    <style:style style:name="TableCell6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2" style:parent-style-name="Standard" style:family="paragraph">
      <style:text-properties fo:color="#000000"/>
    </style:style>
    <style:style style:name="P603" style:parent-style-name="Normale" style:family="paragraph">
      <style:paragraph-properties style:vertical-align="auto" fo:margin-bottom="0.1388in"/>
    </style:style>
    <style:style style:name="T604" style:parent-style-name="Car.predefinitoparagrafo" style:family="text">
      <style:text-properties style:font-name-asian="Times New Roman" style:font-name-complex="Times New Roman" fo:color="#000000" style:language-asian="it" style:country-asian="IT"/>
    </style:style>
    <style:style style:name="P605" style:parent-style-name="Standard" style:family="paragraph">
      <style:text-properties fo:color="#000000"/>
    </style:style>
    <style:style style:name="TableRow606" style:family="table-row">
      <style:table-row-properties style:min-row-height="0.6694in" fo:keep-together="always"/>
    </style:style>
    <style:style style:name="TableCell6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08" style:parent-style-name="Standard" style:family="paragraph">
      <style:text-properties fo:color="#000000"/>
    </style:style>
    <style:style style:name="P609" style:parent-style-name="Normale" style:family="paragraph">
      <style:paragraph-properties style:vertical-align="auto" fo:margin-bottom="0.1388in"/>
    </style:style>
    <style:style style:name="T610" style:parent-style-name="Car.predefinitoparagrafo" style:family="text">
      <style:text-properties style:font-name-asian="Times New Roman" style:font-name-complex="Times New Roman" fo:color="#000000" style:language-asian="it" style:country-asian="IT"/>
    </style:style>
    <style:style style:name="T611" style:parent-style-name="Car.predefinitoparagrafo" style:family="text">
      <style:text-properties style:font-name-asian="Times New Roman" style:font-name-complex="Times New Roman" fo:color="#000000" style:language-asian="it" style:country-asian="IT"/>
    </style:style>
    <style:style style:name="P612" style:parent-style-name="Normale" style:family="paragraph">
      <style:paragraph-properties style:vertical-align="auto" fo:margin-bottom="0.1388in"/>
    </style:style>
    <style:style style:name="T613" style:parent-style-name="Car.predefinitoparagrafo" style:family="text">
      <style:text-properties style:font-name-asian="Times New Roman" style:font-name-complex="Times New Roman" fo:color="#000000" style:language-asian="it" style:country-asian="IT"/>
    </style:style>
    <style:style style:name="T614" style:parent-style-name="Car.predefinitoparagrafo" style:family="text">
      <style:text-properties style:font-name-asian="Times New Roman" style:font-name-complex="Times New Roman" fo:color="#000000" style:language-asian="it" style:country-asian="IT"/>
    </style:style>
    <style:style style:name="P615" style:parent-style-name="Standard" style:family="paragraph">
      <style:text-properties fo:color="#000000"/>
    </style:style>
    <style:style style:name="TableRow616" style:family="table-row">
      <style:table-row-properties style:min-row-height="0.6694in" fo:keep-together="always"/>
    </style:style>
    <style:style style:name="TableCell6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18" style:parent-style-name="Standard" style:family="paragraph">
      <style:text-properties fo:color="#000000"/>
    </style:style>
    <style:style style:name="P619" style:parent-style-name="Normale" style:family="paragraph">
      <style:paragraph-properties style:vertical-align="auto" fo:margin-bottom="0.1388in"/>
    </style:style>
    <style:style style:name="T620" style:parent-style-name="Car.predefinitoparagrafo" style:family="text">
      <style:text-properties style:font-name-asian="Times New Roman" style:font-name-complex="Times New Roman" fo:color="#000000" style:language-asian="it" style:country-asian="IT"/>
    </style:style>
    <style:style style:name="P621" style:parent-style-name="Standard" style:family="paragraph">
      <style:text-properties fo:color="#000000"/>
    </style:style>
    <style:style style:name="TableRow622" style:family="table-row">
      <style:table-row-properties style:min-row-height="0.6097in" fo:keep-together="always"/>
    </style:style>
    <style:style style:name="TableCell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24" style:parent-style-name="Standard" style:family="paragraph">
      <style:text-properties fo:color="#000000"/>
    </style:style>
    <style:style style:name="TableRow625" style:family="table-row">
      <style:table-row-properties style:min-row-height="0.6694in" fo:keep-together="always"/>
    </style:style>
    <style:style style:name="TableCell62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27" style:parent-style-name="Standard" style:family="paragraph">
      <style:text-properties fo:color="#000000"/>
    </style:style>
    <style:style style:name="P628" style:parent-style-name="Standard" style:family="paragraph">
      <style:text-properties fo:color="#000000"/>
    </style:style>
    <style:style style:name="P629" style:parent-style-name="Titolo2" style:family="paragraph">
      <style:paragraph-properties fo:break-before="page"/>
    </style:style>
    <style:style style:name="TableColumn631" style:family="table-column">
      <style:table-column-properties style:column-width="3.1013in"/>
    </style:style>
    <style:style style:name="TableColumn632" style:family="table-column">
      <style:table-column-properties style:column-width="3.2326in"/>
    </style:style>
    <style:style style:name="Table630" style:family="table">
      <style:table-properties style:width="6.334in" fo:margin-left="0.068in" table:align="left"/>
    </style:style>
    <style:style style:name="TableRow633" style:family="table-row">
      <style:table-row-properties style:min-row-height="0.6694in" fo:keep-together="always"/>
    </style:style>
    <style:style style:name="TableCell63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5" style:parent-style-name="Standard" style:family="paragraph">
      <style:text-properties fo:color="#000000"/>
    </style:style>
    <style:style style:name="P636" style:parent-style-name="Standard" style:family="paragraph">
      <style:text-properties fo:color="#000000"/>
    </style:style>
    <style:style style:name="TableCell6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38" style:parent-style-name="Standard" style:family="paragraph">
      <style:text-properties fo:font-style="italic" style:font-style-asian="italic" fo:color="#C00000" fo:font-size="8pt" style:font-size-asian="8pt"/>
    </style:style>
    <style:style style:name="P639" style:parent-style-name="Standard" style:family="paragraph">
      <style:text-properties fo:font-style="italic" style:font-style-asian="italic" fo:color="#C00000" fo:font-size="8pt" style:font-size-asian="8pt"/>
    </style:style>
    <style:style style:name="TableRow640" style:family="table-row">
      <style:table-row-properties style:min-row-height="0.6694in" fo:keep-together="always"/>
    </style:style>
    <style:style style:name="TableCell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2" style:parent-style-name="Standard" style:family="paragraph">
      <style:text-properties fo:color="#000000"/>
    </style:style>
    <style:style style:name="P643" style:parent-style-name="Standard" style:family="paragraph">
      <style:text-properties fo:color="#000000"/>
    </style:style>
    <style:style style:name="TableCell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5" style:parent-style-name="Standard" style:family="paragraph">
      <style:text-properties fo:font-style="italic" style:font-style-asian="italic" fo:color="#C00000" fo:font-size="8pt" style:font-size-asian="8pt"/>
    </style:style>
    <style:style style:name="TableRow646" style:family="table-row">
      <style:table-row-properties style:min-row-height="0.6694in" fo:keep-together="always"/>
    </style:style>
    <style:style style:name="TableCell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48" style:parent-style-name="Standard" style:family="paragraph">
      <style:text-properties fo:color="#000000"/>
    </style:style>
    <style:style style:name="P649" style:parent-style-name="Standard" style:family="paragraph">
      <style:text-properties fo:color="#000000"/>
    </style:style>
    <style:style style:name="TableRow650" style:family="table-row">
      <style:table-row-properties style:min-row-height="2.0548in" fo:keep-together="always"/>
    </style:style>
    <style:style style:name="TableCell6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2" style:parent-style-name="Standard" style:family="paragraph">
      <style:text-properties fo:color="#000000"/>
    </style:style>
    <style:style style:name="P653" style:parent-style-name="Standard" style:family="paragraph">
      <style:text-properties fo:color="#000000"/>
    </style:style>
    <style:style style:name="TableRow654" style:family="table-row">
      <style:table-row-properties style:min-row-height="1.3562in" fo:keep-together="always"/>
    </style:style>
    <style:style style:name="TableCell6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56" style:parent-style-name="Standard" style:family="paragraph">
      <style:text-properties fo:color="#000000"/>
    </style:style>
    <style:style style:name="P657" style:parent-style-name="Normale" style:family="paragraph">
      <style:paragraph-properties style:vertical-align="auto" fo:margin-bottom="0.1388in"/>
    </style:style>
    <style:style style:name="T658" style:parent-style-name="Car.predefinitoparagrafo" style:family="text">
      <style:text-properties style:font-name-asian="Times New Roman" style:font-name-complex="Times New Roman" fo:color="#000000" style:language-asian="it" style:country-asian="IT"/>
    </style:style>
    <style:style style:name="P659" style:parent-style-name="Standard" style:family="paragraph">
      <style:text-properties fo:color="#000000"/>
    </style:style>
    <style:style style:name="TableRow660" style:family="table-row">
      <style:table-row-properties style:min-row-height="0.6694in" fo:keep-together="always"/>
    </style:style>
    <style:style style:name="TableCell6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2" style:parent-style-name="Standard" style:family="paragraph">
      <style:text-properties fo:color="#000000"/>
    </style:style>
    <style:style style:name="P663" style:parent-style-name="Normale" style:family="paragraph">
      <style:paragraph-properties style:vertical-align="auto" fo:margin-bottom="0.1388in"/>
    </style:style>
    <style:style style:name="T664" style:parent-style-name="Car.predefinitoparagrafo" style:family="text">
      <style:text-properties style:font-name-asian="Times New Roman" style:font-name-complex="Times New Roman" fo:color="#000000" style:language-asian="it" style:country-asian="IT"/>
    </style:style>
    <style:style style:name="P665" style:parent-style-name="Standard" style:family="paragraph">
      <style:text-properties fo:color="#000000"/>
    </style:style>
    <style:style style:name="TableRow666" style:family="table-row">
      <style:table-row-properties style:min-row-height="0.6694in" fo:keep-together="always"/>
    </style:style>
    <style:style style:name="TableCell6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68" style:parent-style-name="Standard" style:family="paragraph">
      <style:text-properties fo:color="#000000"/>
    </style:style>
    <style:style style:name="P669" style:parent-style-name="Standard" style:family="paragraph">
      <style:text-properties fo:color="#000000"/>
    </style:style>
    <style:style style:name="TableRow670" style:family="table-row">
      <style:table-row-properties style:min-row-height="0.6694in" fo:keep-together="always"/>
    </style:style>
    <style:style style:name="TableCell6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2" style:parent-style-name="Standard" style:family="paragraph">
      <style:text-properties fo:color="#000000"/>
    </style:style>
    <style:style style:name="P673" style:parent-style-name="Standard" style:family="paragraph">
      <style:text-properties fo:color="#000000"/>
    </style:style>
    <style:style style:name="TableRow674" style:family="table-row">
      <style:table-row-properties style:min-row-height="0.6694in" fo:keep-together="always"/>
    </style:style>
    <style:style style:name="TableCell67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76" style:parent-style-name="Standard" style:family="paragraph">
      <style:text-properties fo:color="#000000"/>
    </style:style>
    <style:style style:name="P677" style:parent-style-name="Normale" style:family="paragraph">
      <style:paragraph-properties style:vertical-align="auto" fo:margin-bottom="0.1388in"/>
    </style:style>
    <style:style style:name="T678" style:parent-style-name="Car.predefinitoparagrafo" style:family="text">
      <style:text-properties style:font-name-asian="Times New Roman" style:font-name-complex="Times New Roman" fo:color="#000000" style:language-asian="it" style:country-asian="IT"/>
    </style:style>
    <style:style style:name="T679" style:parent-style-name="Car.predefinitoparagrafo" style:family="text">
      <style:text-properties style:font-name-asian="Times New Roman" style:font-name-complex="Times New Roman" fo:color="#000000" style:language-asian="it" style:country-asian="IT"/>
    </style:style>
    <style:style style:name="TableRow680" style:family="table-row">
      <style:table-row-properties style:min-row-height="0.6097in" fo:keep-together="always"/>
    </style:style>
    <style:style style:name="TableCell6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682" style:parent-style-name="Standard" style:family="paragraph">
      <style:text-properties fo:color="#000000"/>
    </style:style>
    <style:style style:name="TableRow683" style:family="table-row">
      <style:table-row-properties style:min-row-height="0.6694in" fo:keep-together="always"/>
    </style:style>
    <style:style style:name="TableCell68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685" style:parent-style-name="Standard" style:family="paragraph">
      <style:text-properties fo:color="#000000"/>
    </style:style>
    <style:style style:name="P686" style:parent-style-name="Standard" style:family="paragraph">
      <style:text-properties fo:color="#000000"/>
    </style:style>
    <style:style style:name="P687" style:parent-style-name="Titolo2" style:family="paragraph">
      <style:paragraph-properties fo:break-before="page"/>
    </style:style>
    <style:style style:name="TableColumn689" style:family="table-column">
      <style:table-column-properties style:column-width="3.1013in"/>
    </style:style>
    <style:style style:name="TableColumn690" style:family="table-column">
      <style:table-column-properties style:column-width="3.2326in"/>
    </style:style>
    <style:style style:name="Table688" style:family="table">
      <style:table-properties style:width="6.334in" fo:margin-left="0.068in" table:align="left"/>
    </style:style>
    <style:style style:name="TableRow691" style:family="table-row">
      <style:table-row-properties style:min-row-height="0.6694in" fo:keep-together="always"/>
    </style:style>
    <style:style style:name="TableCell6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93" style:parent-style-name="Standard" style:family="paragraph">
      <style:text-properties fo:color="#000000"/>
    </style:style>
    <style:style style:name="P694" style:parent-style-name="Normale" style:family="paragraph">
      <style:paragraph-properties style:vertical-align="auto" fo:margin-bottom="0.1388in"/>
    </style:style>
    <style:style style:name="T695" style:parent-style-name="Car.predefinitoparagrafo" style:family="text">
      <style:text-properties style:font-name-asian="Times New Roman" style:font-name-complex="Times New Roman" fo:color="#000000" style:language-asian="it" style:country-asian="IT"/>
    </style:style>
    <style:style style:name="P696" style:parent-style-name="Standard" style:family="paragraph">
      <style:text-properties fo:color="#000000"/>
    </style:style>
    <style:style style:name="TableCell69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698" style:parent-style-name="Standard" style:family="paragraph">
      <style:text-properties fo:font-style="italic" style:font-style-asian="italic" fo:color="#C00000" fo:font-size="8pt" style:font-size-asian="8pt"/>
    </style:style>
    <style:style style:name="P699" style:parent-style-name="Standard" style:family="paragraph">
      <style:text-properties fo:font-style="italic" style:font-style-asian="italic" fo:color="#C00000" fo:font-size="8pt" style:font-size-asian="8pt"/>
    </style:style>
    <style:style style:name="TableRow700" style:family="table-row">
      <style:table-row-properties style:min-row-height="0.6694in" fo:keep-together="always"/>
    </style:style>
    <style:style style:name="TableCell7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2" style:parent-style-name="Standard" style:family="paragraph">
      <style:text-properties fo:color="#000000"/>
    </style:style>
    <style:style style:name="P703" style:parent-style-name="Standard" style:family="paragraph">
      <style:text-properties fo:color="#000000"/>
    </style:style>
    <style:style style:name="TableCell70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5" style:parent-style-name="Standard" style:family="paragraph">
      <style:text-properties fo:font-style="italic" style:font-style-asian="italic" fo:color="#C00000" fo:font-size="8pt" style:font-size-asian="8pt"/>
    </style:style>
    <style:style style:name="TableRow706" style:family="table-row">
      <style:table-row-properties style:min-row-height="0.6694in" fo:keep-together="always"/>
    </style:style>
    <style:style style:name="TableCell7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08" style:parent-style-name="Standard" style:family="paragraph">
      <style:text-properties fo:color="#000000"/>
    </style:style>
    <style:style style:name="P709" style:parent-style-name="Standard" style:family="paragraph">
      <style:text-properties fo:color="#000000"/>
    </style:style>
    <style:style style:name="TableRow710" style:family="table-row">
      <style:table-row-properties style:min-row-height="2.0548in" fo:keep-together="always"/>
    </style:style>
    <style:style style:name="TableCell7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2" style:parent-style-name="Standard" style:family="paragraph">
      <style:text-properties fo:color="#000000"/>
    </style:style>
    <style:style style:name="P713" style:parent-style-name="Standard" style:family="paragraph">
      <style:paragraph-properties fo:text-align="justify"/>
      <style:text-properties fo:color="#000000"/>
    </style:style>
    <style:style style:name="TableRow714" style:family="table-row">
      <style:table-row-properties style:min-row-height="1.3562in" fo:keep-together="always"/>
    </style:style>
    <style:style style:name="TableCell7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16" style:parent-style-name="Standard" style:family="paragraph">
      <style:text-properties fo:color="#000000"/>
    </style:style>
    <style:style style:name="P717" style:parent-style-name="Normale" style:family="paragraph">
      <style:paragraph-properties style:vertical-align="auto" fo:margin-bottom="0.1388in"/>
    </style:style>
    <style:style style:name="T718" style:parent-style-name="Car.predefinitoparagrafo" style:family="text">
      <style:text-properties style:font-name-asian="Times New Roman" style:font-name-complex="Times New Roman" fo:color="#000000" style:language-asian="it" style:country-asian="IT"/>
    </style:style>
    <style:style style:name="TableRow719" style:family="table-row">
      <style:table-row-properties style:min-row-height="0.6694in" fo:keep-together="always"/>
    </style:style>
    <style:style style:name="TableCell7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1" style:parent-style-name="Standard" style:family="paragraph">
      <style:text-properties fo:color="#000000"/>
    </style:style>
    <style:style style:name="P722" style:parent-style-name="Standard" style:family="paragraph">
      <style:text-properties fo:color="#000000"/>
    </style:style>
    <style:style style:name="TableRow723" style:family="table-row">
      <style:table-row-properties style:min-row-height="0.6694in" fo:keep-together="always"/>
    </style:style>
    <style:style style:name="TableCell7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5" style:parent-style-name="Standard" style:family="paragraph">
      <style:text-properties fo:color="#000000"/>
    </style:style>
    <style:style style:name="P726" style:parent-style-name="Standard" style:family="paragraph">
      <style:text-properties fo:color="#000000"/>
    </style:style>
    <style:style style:name="TableRow727" style:family="table-row">
      <style:table-row-properties style:min-row-height="0.6694in" fo:keep-together="always"/>
    </style:style>
    <style:style style:name="TableCell72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29" style:parent-style-name="Standard" style:family="paragraph">
      <style:text-properties fo:color="#000000"/>
    </style:style>
    <style:style style:name="P730" style:parent-style-name="Standard" style:family="paragraph">
      <style:text-properties fo:color="#000000"/>
    </style:style>
    <style:style style:name="TableRow731" style:family="table-row">
      <style:table-row-properties style:min-row-height="0.6694in" fo:keep-together="always"/>
    </style:style>
    <style:style style:name="TableCell7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3" style:parent-style-name="Standard" style:family="paragraph">
      <style:text-properties fo:color="#000000"/>
    </style:style>
    <style:style style:name="P734" style:parent-style-name="Standard" style:family="paragraph">
      <style:text-properties fo:color="#000000"/>
    </style:style>
    <style:style style:name="TableRow735" style:family="table-row">
      <style:table-row-properties style:min-row-height="0.6097in" fo:keep-together="always"/>
    </style:style>
    <style:style style:name="TableCell7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37" style:parent-style-name="Standard" style:family="paragraph">
      <style:text-properties fo:color="#000000"/>
    </style:style>
    <style:style style:name="TableRow738" style:family="table-row">
      <style:table-row-properties style:min-row-height="0.6694in" fo:keep-together="always"/>
    </style:style>
    <style:style style:name="TableCell7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740" style:parent-style-name="Standard" style:family="paragraph">
      <style:text-properties fo:color="#000000"/>
    </style:style>
    <style:style style:name="P741" style:parent-style-name="Standard" style:family="paragraph">
      <style:text-properties fo:color="#000000"/>
    </style:style>
    <style:style style:name="P742" style:parent-style-name="Titolo2" style:family="paragraph">
      <style:paragraph-properties fo:break-before="page"/>
    </style:style>
    <style:style style:name="TableColumn744" style:family="table-column">
      <style:table-column-properties style:column-width="3.1013in"/>
    </style:style>
    <style:style style:name="TableColumn745" style:family="table-column">
      <style:table-column-properties style:column-width="3.2326in"/>
    </style:style>
    <style:style style:name="Table743" style:family="table">
      <style:table-properties style:width="6.334in" fo:margin-left="0.068in" table:align="left"/>
    </style:style>
    <style:style style:name="TableRow746" style:family="table-row">
      <style:table-row-properties style:min-row-height="0.6694in" fo:keep-together="always"/>
    </style:style>
    <style:style style:name="TableCell74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48" style:parent-style-name="Standard" style:family="paragraph">
      <style:text-properties fo:color="#000000"/>
    </style:style>
    <style:style style:name="P749" style:parent-style-name="Standard" style:family="paragraph">
      <style:text-properties fo:color="#000000"/>
    </style:style>
    <style:style style:name="TableCell75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751" style:parent-style-name="Standard" style:family="paragraph">
      <style:text-properties fo:font-style="italic" style:font-style-asian="italic" fo:color="#C00000" fo:font-size="8pt" style:font-size-asian="8pt"/>
    </style:style>
    <style:style style:name="P752" style:parent-style-name="Standard" style:family="paragraph">
      <style:text-properties fo:font-style="italic" style:font-style-asian="italic" fo:color="#C00000" fo:font-size="8pt" style:font-size-asian="8pt"/>
    </style:style>
    <style:style style:name="TableRow753" style:family="table-row">
      <style:table-row-properties style:min-row-height="0.6694in" fo:keep-together="always"/>
    </style:style>
    <style:style style:name="TableCell75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5" style:parent-style-name="Standard" style:family="paragraph">
      <style:text-properties fo:color="#000000"/>
    </style:style>
    <style:style style:name="P756" style:parent-style-name="Standard" style:family="paragraph">
      <style:text-properties fo:color="#000000"/>
    </style:style>
    <style:style style:name="TableCell75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58" style:parent-style-name="Standard" style:family="paragraph">
      <style:text-properties fo:font-style="italic" style:font-style-asian="italic" fo:color="#C00000" fo:font-size="8pt" style:font-size-asian="8pt"/>
    </style:style>
    <style:style style:name="TableRow759" style:family="table-row">
      <style:table-row-properties style:min-row-height="0.6694in" fo:keep-together="always"/>
    </style:style>
    <style:style style:name="TableCell7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1" style:parent-style-name="Standard" style:family="paragraph">
      <style:text-properties fo:color="#000000"/>
    </style:style>
    <style:style style:name="P762" style:parent-style-name="Standard" style:family="paragraph">
      <style:text-properties fo:color="#000000"/>
    </style:style>
    <style:style style:name="TableRow763" style:family="table-row">
      <style:table-row-properties style:min-row-height="2.0548in" fo:keep-together="always"/>
    </style:style>
    <style:style style:name="TableCell7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65" style:parent-style-name="Standard" style:family="paragraph">
      <style:text-properties fo:color="#000000"/>
    </style:style>
    <style:style style:name="P766" style:parent-style-name="Normale" style:family="paragraph">
      <style:paragraph-properties fo:text-align="justify" style:vertical-align="auto" fo:background-color="#FFFFFF"/>
    </style:style>
    <style:style style:name="T767" style:parent-style-name="Car.predefinitoparagrafo" style:family="text">
      <style:text-properties style:font-name-asian="Times New Roman" style:font-name-complex="Times New Roman" fo:color="#212121" fo:background-color="#FFFFFF" style:language-asian="it" style:country-asian="IT"/>
    </style:style>
    <style:style style:name="T768" style:parent-style-name="Car.predefinitoparagrafo" style:family="text">
      <style:text-properties style:font-name-asian="Times New Roman" style:font-name-complex="Times New Roman" fo:color="#212121" fo:background-color="#FFFFFF" style:language-asian="it" style:country-asian="IT"/>
    </style:style>
    <style:style style:name="T769" style:parent-style-name="Car.predefinitoparagrafo" style:family="text">
      <style:text-properties style:font-name-asian="Times New Roman" style:font-name-complex="Times New Roman" fo:color="#212121" fo:background-color="#FFFFFF" style:language-asian="it" style:country-asian="IT"/>
    </style:style>
    <style:style style:name="P770" style:parent-style-name="Standard" style:family="paragraph">
      <style:text-properties fo:color="#000000"/>
    </style:style>
    <style:style style:name="TableRow771" style:family="table-row">
      <style:table-row-properties style:min-row-height="1.3562in" fo:keep-together="always"/>
    </style:style>
    <style:style style:name="TableCell7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3" style:parent-style-name="Standard" style:family="paragraph">
      <style:text-properties fo:color="#000000"/>
    </style:style>
    <style:style style:name="P774" style:parent-style-name="Standard" style:family="paragraph">
      <style:text-properties fo:color="#000000"/>
    </style:style>
    <style:style style:name="TableRow775" style:family="table-row">
      <style:table-row-properties style:min-row-height="0.6694in" fo:keep-together="always"/>
    </style:style>
    <style:style style:name="TableCell7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77" style:parent-style-name="Standard" style:family="paragraph">
      <style:text-properties fo:color="#000000"/>
    </style:style>
    <style:style style:name="P778" style:parent-style-name="Normale" style:family="paragraph">
      <style:paragraph-properties style:vertical-align="auto" fo:margin-bottom="0.1388in"/>
    </style:style>
    <style:style style:name="T779" style:parent-style-name="Car.predefinitoparagrafo" style:family="text">
      <style:text-properties style:font-name-asian="Times New Roman" style:font-name-complex="Times New Roman" fo:color="#000000" style:language-asian="it" style:country-asian="IT"/>
    </style:style>
    <style:style style:name="P780" style:parent-style-name="Standard" style:family="paragraph">
      <style:text-properties fo:color="#000000"/>
    </style:style>
    <style:style style:name="TableRow781" style:family="table-row">
      <style:table-row-properties style:min-row-height="0.6694in" fo:keep-together="always"/>
    </style:style>
    <style:style style:name="TableCell7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83" style:parent-style-name="Standard" style:family="paragraph">
      <style:text-properties fo:color="#000000"/>
    </style:style>
    <style:style style:name="P784" style:parent-style-name="Normale" style:family="paragraph">
      <style:paragraph-properties style:vertical-align="auto" fo:margin-bottom="0.1388in"/>
    </style:style>
    <style:style style:name="T785" style:parent-style-name="Car.predefinitoparagrafo" style:family="text">
      <style:text-properties style:font-name-asian="Times New Roman" style:font-name-complex="Times New Roman" fo:color="#000000" style:language-asian="it" style:country-asian="IT"/>
    </style:style>
    <style:style style:name="T786" style:parent-style-name="Car.predefinitoparagrafo" style:family="text">
      <style:text-properties style:font-name-asian="Times New Roman" style:font-name-complex="Times New Roman" fo:color="#000000" style:language-asian="it" style:country-asian="IT"/>
    </style:style>
    <style:style style:name="T787" style:parent-style-name="Car.predefinitoparagrafo" style:family="text">
      <style:text-properties style:font-name-asian="Times New Roman" style:font-name-complex="Times New Roman" fo:color="#000000" style:language-asian="it" style:country-asian="IT"/>
    </style:style>
    <style:style style:name="T788" style:parent-style-name="Car.predefinitoparagrafo" style:family="text">
      <style:text-properties style:font-name-asian="Times New Roman" style:font-name-complex="Times New Roman" fo:color="#212121" fo:background-color="#FFFFFF" style:language-asian="it" style:country-asian="IT"/>
    </style:style>
    <style:style style:name="T789" style:parent-style-name="Car.predefinitoparagrafo" style:family="text">
      <style:text-properties style:font-name-asian="Times New Roman" style:font-name-complex="Times New Roman" fo:color="#212121" fo:background-color="#FFFFFF" style:language-asian="it" style:country-asian="IT"/>
    </style:style>
    <style:style style:name="TableRow790" style:family="table-row">
      <style:table-row-properties style:min-row-height="0.6694in" fo:keep-together="always"/>
    </style:style>
    <style:style style:name="TableCell7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2" style:parent-style-name="Standard" style:family="paragraph">
      <style:text-properties fo:color="#000000"/>
    </style:style>
    <style:style style:name="P793" style:parent-style-name="Standard" style:family="paragraph">
      <style:text-properties fo:color="#000000"/>
    </style:style>
    <style:style style:name="TableRow794" style:family="table-row">
      <style:table-row-properties style:min-row-height="0.6694in" fo:keep-together="always"/>
    </style:style>
    <style:style style:name="TableCell7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796" style:parent-style-name="Standard" style:family="paragraph">
      <style:text-properties fo:color="#000000"/>
    </style:style>
    <style:style style:name="P797" style:parent-style-name="Standard" style:family="paragraph">
      <style:text-properties fo:color="#000000"/>
    </style:style>
    <style:style style:name="TableRow798" style:family="table-row">
      <style:table-row-properties style:min-row-height="0.6097in" fo:keep-together="always"/>
    </style:style>
    <style:style style:name="TableCell7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00" style:parent-style-name="Standard" style:family="paragraph">
      <style:text-properties fo:color="#000000"/>
    </style:style>
    <style:style style:name="TableRow801" style:family="table-row">
      <style:table-row-properties style:min-row-height="0.6694in" fo:keep-together="always"/>
    </style:style>
    <style:style style:name="TableCell80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03" style:parent-style-name="Standard" style:family="paragraph">
      <style:text-properties fo:color="#000000"/>
    </style:style>
    <style:style style:name="P804" style:parent-style-name="Standard" style:family="paragraph">
      <style:text-properties fo:color="#000000"/>
    </style:style>
    <style:style style:name="P805" style:parent-style-name="Titolo2" style:family="paragraph">
      <style:paragraph-properties fo:break-before="page"/>
    </style:style>
    <style:style style:name="TableColumn807" style:family="table-column">
      <style:table-column-properties style:column-width="3.1013in"/>
    </style:style>
    <style:style style:name="TableColumn808" style:family="table-column">
      <style:table-column-properties style:column-width="3.2326in"/>
    </style:style>
    <style:style style:name="Table806" style:family="table">
      <style:table-properties style:width="6.334in" fo:margin-left="0.068in" table:align="left"/>
    </style:style>
    <style:style style:name="TableRow809" style:family="table-row">
      <style:table-row-properties style:min-row-height="0.6694in" fo:keep-together="always"/>
    </style:style>
    <style:style style:name="TableCell8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11" style:parent-style-name="Standard" style:family="paragraph">
      <style:text-properties fo:color="#000000"/>
    </style:style>
    <style:style style:name="P812" style:parent-style-name="Standard" style:family="paragraph">
      <style:text-properties fo:color="#000000"/>
    </style:style>
    <style:style style:name="TableCell81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14" style:parent-style-name="Standard" style:family="paragraph">
      <style:text-properties fo:font-style="italic" style:font-style-asian="italic" fo:color="#C00000" fo:font-size="8pt" style:font-size-asian="8pt"/>
    </style:style>
    <style:style style:name="P815" style:parent-style-name="Standard" style:family="paragraph">
      <style:text-properties fo:font-style="italic" style:font-style-asian="italic" fo:color="#C00000" fo:font-size="8pt" style:font-size-asian="8pt"/>
    </style:style>
    <style:style style:name="TableRow816" style:family="table-row">
      <style:table-row-properties style:min-row-height="0.6694in" fo:keep-together="always"/>
    </style:style>
    <style:style style:name="TableCell8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18" style:parent-style-name="Standard" style:family="paragraph">
      <style:text-properties fo:color="#000000"/>
    </style:style>
    <style:style style:name="P819" style:parent-style-name="Standard" style:family="paragraph">
      <style:text-properties fo:color="#000000"/>
    </style:style>
    <style:style style:name="TableCell8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1" style:parent-style-name="Standard" style:family="paragraph">
      <style:text-properties fo:font-style="italic" style:font-style-asian="italic" fo:color="#C00000" fo:font-size="8pt" style:font-size-asian="8pt"/>
    </style:style>
    <style:style style:name="TableRow822" style:family="table-row">
      <style:table-row-properties style:min-row-height="0.6694in" fo:keep-together="always"/>
    </style:style>
    <style:style style:name="TableCell8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4" style:parent-style-name="Standard" style:family="paragraph">
      <style:text-properties fo:color="#000000"/>
    </style:style>
    <style:style style:name="P825" style:parent-style-name="Standard" style:family="paragraph">
      <style:text-properties fo:color="#000000"/>
    </style:style>
    <style:style style:name="TableRow826" style:family="table-row">
      <style:table-row-properties style:min-row-height="2.0548in" fo:keep-together="always"/>
    </style:style>
    <style:style style:name="TableCell8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28" style:parent-style-name="Standard" style:family="paragraph">
      <style:text-properties fo:color="#000000"/>
    </style:style>
    <style:style style:name="P829" style:parent-style-name="Standard" style:family="paragraph">
      <style:paragraph-properties fo:text-align="justify"/>
      <style:text-properties fo:color="#000000"/>
    </style:style>
    <style:style style:name="TableRow830" style:family="table-row">
      <style:table-row-properties style:min-row-height="1.3562in" fo:keep-together="always"/>
    </style:style>
    <style:style style:name="TableCell83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2" style:parent-style-name="Standard" style:family="paragraph">
      <style:text-properties fo:color="#000000"/>
    </style:style>
    <style:style style:name="P833" style:parent-style-name="Standard" style:family="paragraph">
      <style:text-properties fo:color="#000000"/>
    </style:style>
    <style:style style:name="TableRow834" style:family="table-row">
      <style:table-row-properties style:min-row-height="0.6694in" fo:keep-together="always"/>
    </style:style>
    <style:style style:name="TableCell8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36" style:parent-style-name="Standard" style:family="paragraph">
      <style:text-properties fo:color="#000000"/>
    </style:style>
    <style:style style:name="P837" style:parent-style-name="Standard" style:family="paragraph">
      <style:text-properties fo:color="#000000"/>
    </style:style>
    <style:style style:name="TableRow838" style:family="table-row">
      <style:table-row-properties style:min-row-height="0.6694in" fo:keep-together="always"/>
    </style:style>
    <style:style style:name="TableCell8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0" style:parent-style-name="Standard" style:family="paragraph">
      <style:text-properties fo:color="#000000"/>
    </style:style>
    <style:style style:name="P841" style:parent-style-name="Standard" style:family="paragraph">
      <style:text-properties fo:color="#000000"/>
    </style:style>
    <style:style style:name="TableRow842" style:family="table-row">
      <style:table-row-properties style:min-row-height="0.6694in" fo:keep-together="always"/>
    </style:style>
    <style:style style:name="TableCell8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44" style:parent-style-name="Standard" style:family="paragraph">
      <style:text-properties fo:color="#000000"/>
    </style:style>
    <style:style style:name="P845" style:parent-style-name="Normale" style:family="paragraph">
      <style:paragraph-properties style:vertical-align="auto" fo:margin-bottom="0.1388in"/>
    </style:style>
    <style:style style:name="T846" style:parent-style-name="Car.predefinitoparagrafo" style:family="text">
      <style:text-properties style:font-name-asian="Times New Roman" style:font-name-complex="Times New Roman" fo:color="#000000" style:language-asian="it" style:country-asian="IT"/>
    </style:style>
    <style:style style:name="T847" style:parent-style-name="Car.predefinitoparagrafo" style:family="text">
      <style:text-properties style:font-name-asian="Times New Roman" style:font-name-complex="Times New Roman" fo:color="#000000" style:language-asian="it" style:country-asian="IT"/>
    </style:style>
    <style:style style:name="TableRow848" style:family="table-row">
      <style:table-row-properties style:min-row-height="0.6694in" fo:keep-together="always"/>
    </style:style>
    <style:style style:name="TableCell8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0" style:parent-style-name="Standard" style:family="paragraph">
      <style:text-properties fo:color="#000000"/>
    </style:style>
    <style:style style:name="P851" style:parent-style-name="Standard" style:family="paragraph">
      <style:text-properties fo:color="#000000"/>
    </style:style>
    <style:style style:name="TableRow852" style:family="table-row">
      <style:table-row-properties style:min-row-height="0.6097in" fo:keep-together="always"/>
    </style:style>
    <style:style style:name="TableCell8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54" style:parent-style-name="Standard" style:family="paragraph">
      <style:text-properties fo:color="#000000"/>
    </style:style>
    <style:style style:name="TableRow855" style:family="table-row">
      <style:table-row-properties style:min-row-height="0.6694in" fo:keep-together="always"/>
    </style:style>
    <style:style style:name="TableCell85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57" style:parent-style-name="Standard" style:family="paragraph">
      <style:text-properties fo:color="#000000"/>
    </style:style>
    <style:style style:name="P858" style:parent-style-name="Standard" style:family="paragraph">
      <style:text-properties fo:color="#000000"/>
    </style:style>
    <style:style style:name="P859" style:parent-style-name="Titolo2" style:family="paragraph">
      <style:paragraph-properties fo:break-before="page"/>
    </style:style>
    <style:style style:name="TableColumn861" style:family="table-column">
      <style:table-column-properties style:column-width="3.1013in"/>
    </style:style>
    <style:style style:name="TableColumn862" style:family="table-column">
      <style:table-column-properties style:column-width="3.2326in"/>
    </style:style>
    <style:style style:name="Table860" style:family="table">
      <style:table-properties style:width="6.334in" fo:margin-left="0.068in" table:align="left"/>
    </style:style>
    <style:style style:name="TableRow863" style:family="table-row">
      <style:table-row-properties style:min-row-height="0.6694in" fo:keep-together="always"/>
    </style:style>
    <style:style style:name="TableCell86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5" style:parent-style-name="Standard" style:family="paragraph">
      <style:text-properties fo:color="#000000"/>
    </style:style>
    <style:style style:name="TableCell8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867" style:parent-style-name="Standard" style:family="paragraph">
      <style:text-properties fo:font-style="italic" style:font-style-asian="italic" fo:color="#C00000" fo:font-size="8pt" style:font-size-asian="8pt"/>
    </style:style>
    <style:style style:name="TableRow868" style:family="table-row">
      <style:table-row-properties style:min-row-height="0.6694in" fo:keep-together="always"/>
    </style:style>
    <style:style style:name="TableCell86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0" style:parent-style-name="Standard" style:family="paragraph">
      <style:text-properties fo:color="#000000"/>
    </style:style>
    <style:style style:name="TableCell8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2" style:parent-style-name="Standard" style:family="paragraph">
      <style:text-properties fo:font-style="italic" style:font-style-asian="italic" fo:color="#C00000" fo:font-size="8pt" style:font-size-asian="8pt"/>
    </style:style>
    <style:style style:name="TableRow873" style:family="table-row">
      <style:table-row-properties style:min-row-height="0.6694in" fo:keep-together="always"/>
    </style:style>
    <style:style style:name="TableCell8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5" style:parent-style-name="Standard" style:family="paragraph">
      <style:text-properties fo:color="#000000"/>
    </style:style>
    <style:style style:name="TableRow876" style:family="table-row">
      <style:table-row-properties style:min-row-height="2.0548in" fo:keep-together="always"/>
    </style:style>
    <style:style style:name="TableCell8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78" style:parent-style-name="Standard" style:family="paragraph">
      <style:text-properties fo:color="#000000"/>
    </style:style>
    <style:style style:name="TableRow879" style:family="table-row">
      <style:table-row-properties style:min-row-height="1.3562in" fo:keep-together="always"/>
    </style:style>
    <style:style style:name="TableCell8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1" style:parent-style-name="Standard" style:family="paragraph">
      <style:text-properties fo:color="#000000"/>
    </style:style>
    <style:style style:name="TableRow882" style:family="table-row">
      <style:table-row-properties style:min-row-height="0.6694in" fo:keep-together="always"/>
    </style:style>
    <style:style style:name="TableCell8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4" style:parent-style-name="Standard" style:family="paragraph">
      <style:text-properties fo:color="#000000"/>
    </style:style>
    <style:style style:name="TableRow885" style:family="table-row">
      <style:table-row-properties style:min-row-height="0.6694in" fo:keep-together="always"/>
    </style:style>
    <style:style style:name="TableCell8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87" style:parent-style-name="Standard" style:family="paragraph">
      <style:text-properties fo:color="#000000"/>
    </style:style>
    <style:style style:name="TableRow888" style:family="table-row">
      <style:table-row-properties style:min-row-height="0.6694in" fo:keep-together="always"/>
    </style:style>
    <style:style style:name="TableCell88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0" style:parent-style-name="Standard" style:family="paragraph">
      <style:text-properties fo:color="#000000"/>
    </style:style>
    <style:style style:name="TableRow891" style:family="table-row">
      <style:table-row-properties style:min-row-height="0.6694in" fo:keep-together="always"/>
    </style:style>
    <style:style style:name="TableCell8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3" style:parent-style-name="Standard" style:family="paragraph">
      <style:text-properties fo:color="#000000"/>
    </style:style>
    <style:style style:name="TableRow894" style:family="table-row">
      <style:table-row-properties style:min-row-height="0.6097in" fo:keep-together="always"/>
    </style:style>
    <style:style style:name="TableCell89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896" style:parent-style-name="Standard" style:family="paragraph">
      <style:text-properties fo:color="#000000"/>
    </style:style>
    <style:style style:name="TableRow897" style:family="table-row">
      <style:table-row-properties style:min-row-height="0.6694in" fo:keep-together="always"/>
    </style:style>
    <style:style style:name="TableCell89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899" style:parent-style-name="Standard" style:family="paragraph">
      <style:text-properties fo:color="#000000"/>
    </style:style>
    <style:style style:name="P900" style:parent-style-name="Titolo2" style:family="paragraph">
      <style:paragraph-properties fo:break-before="page"/>
    </style:style>
    <style:style style:name="TableColumn902" style:family="table-column">
      <style:table-column-properties style:column-width="3.1013in"/>
    </style:style>
    <style:style style:name="TableColumn903" style:family="table-column">
      <style:table-column-properties style:column-width="3.2326in"/>
    </style:style>
    <style:style style:name="Table901" style:family="table">
      <style:table-properties style:width="6.334in" fo:margin-left="0.068in" table:align="left"/>
    </style:style>
    <style:style style:name="TableRow904" style:family="table-row">
      <style:table-row-properties style:min-row-height="0.6694in" fo:keep-together="always"/>
    </style:style>
    <style:style style:name="TableCell90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6" style:parent-style-name="Standard" style:family="paragraph">
      <style:text-properties fo:color="#000000"/>
    </style:style>
    <style:style style:name="TableCell90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08" style:parent-style-name="Standard" style:family="paragraph">
      <style:text-properties fo:font-style="italic" style:font-style-asian="italic" fo:color="#C00000" fo:font-size="8pt" style:font-size-asian="8pt"/>
    </style:style>
    <style:style style:name="TableRow909" style:family="table-row">
      <style:table-row-properties style:min-row-height="0.6694in" fo:keep-together="always"/>
    </style:style>
    <style:style style:name="TableCell91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1" style:parent-style-name="Standard" style:family="paragraph">
      <style:text-properties fo:color="#000000"/>
    </style:style>
    <style:style style:name="TableCell9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3" style:parent-style-name="Standard" style:family="paragraph">
      <style:text-properties fo:font-style="italic" style:font-style-asian="italic" fo:color="#C00000" fo:font-size="8pt" style:font-size-asian="8pt"/>
    </style:style>
    <style:style style:name="TableRow914" style:family="table-row">
      <style:table-row-properties style:min-row-height="0.6694in" fo:keep-together="always"/>
    </style:style>
    <style:style style:name="TableCell9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6" style:parent-style-name="Standard" style:family="paragraph">
      <style:text-properties fo:color="#000000"/>
    </style:style>
    <style:style style:name="TableRow917" style:family="table-row">
      <style:table-row-properties style:min-row-height="2.0548in" fo:keep-together="always"/>
    </style:style>
    <style:style style:name="TableCell9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19" style:parent-style-name="Standard" style:family="paragraph">
      <style:text-properties fo:color="#000000"/>
    </style:style>
    <style:style style:name="TableRow920" style:family="table-row">
      <style:table-row-properties style:min-row-height="1.3562in" fo:keep-together="always"/>
    </style:style>
    <style:style style:name="TableCell9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2" style:parent-style-name="Standard" style:family="paragraph">
      <style:text-properties fo:color="#000000"/>
    </style:style>
    <style:style style:name="TableRow923" style:family="table-row">
      <style:table-row-properties style:min-row-height="0.6694in" fo:keep-together="always"/>
    </style:style>
    <style:style style:name="TableCell9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5" style:parent-style-name="Standard" style:family="paragraph">
      <style:text-properties fo:color="#000000"/>
    </style:style>
    <style:style style:name="TableRow926" style:family="table-row">
      <style:table-row-properties style:min-row-height="0.6694in" fo:keep-together="always"/>
    </style:style>
    <style:style style:name="TableCell9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28" style:parent-style-name="Standard" style:family="paragraph">
      <style:text-properties fo:color="#000000"/>
    </style:style>
    <style:style style:name="TableRow929" style:family="table-row">
      <style:table-row-properties style:min-row-height="0.6694in" fo:keep-together="always"/>
    </style:style>
    <style:style style:name="TableCell9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1" style:parent-style-name="Standard" style:family="paragraph">
      <style:text-properties fo:color="#000000"/>
    </style:style>
    <style:style style:name="TableRow932" style:family="table-row">
      <style:table-row-properties style:min-row-height="0.6694in" fo:keep-together="always"/>
    </style:style>
    <style:style style:name="TableCell9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4" style:parent-style-name="Standard" style:family="paragraph">
      <style:text-properties fo:color="#000000"/>
    </style:style>
    <style:style style:name="TableRow935" style:family="table-row">
      <style:table-row-properties style:min-row-height="0.6097in" fo:keep-together="always"/>
    </style:style>
    <style:style style:name="TableCell9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37" style:parent-style-name="Standard" style:family="paragraph">
      <style:text-properties fo:color="#000000"/>
    </style:style>
    <style:style style:name="TableRow938" style:family="table-row">
      <style:table-row-properties style:min-row-height="0.6694in" fo:keep-together="always"/>
    </style:style>
    <style:style style:name="TableCell93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40" style:parent-style-name="Standard" style:family="paragraph">
      <style:text-properties fo:color="#000000"/>
    </style:style>
    <style:style style:name="P941" style:parent-style-name="Titolo2" style:family="paragraph">
      <style:paragraph-properties fo:break-before="page"/>
    </style:style>
    <style:style style:name="TableColumn943" style:family="table-column">
      <style:table-column-properties style:column-width="3.1013in"/>
    </style:style>
    <style:style style:name="TableColumn944" style:family="table-column">
      <style:table-column-properties style:column-width="3.2326in"/>
    </style:style>
    <style:style style:name="Table942" style:family="table">
      <style:table-properties style:width="6.334in" fo:margin-left="0.068in" table:align="left"/>
    </style:style>
    <style:style style:name="TableRow945" style:family="table-row">
      <style:table-row-properties style:min-row-height="0.6694in" fo:keep-together="always"/>
    </style:style>
    <style:style style:name="TableCell94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7" style:parent-style-name="Standard" style:family="paragraph">
      <style:text-properties fo:color="#000000"/>
    </style:style>
    <style:style style:name="TableCell94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49" style:parent-style-name="Standard" style:family="paragraph">
      <style:text-properties fo:font-style="italic" style:font-style-asian="italic" fo:color="#C00000" fo:font-size="8pt" style:font-size-asian="8pt"/>
    </style:style>
    <style:style style:name="TableRow950" style:family="table-row">
      <style:table-row-properties style:min-row-height="0.6694in" fo:keep-together="always"/>
    </style:style>
    <style:style style:name="TableCell95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2" style:parent-style-name="Standard" style:family="paragraph">
      <style:text-properties fo:color="#000000"/>
    </style:style>
    <style:style style:name="TableCell9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4" style:parent-style-name="Standard" style:family="paragraph">
      <style:text-properties fo:font-style="italic" style:font-style-asian="italic" fo:color="#C00000" fo:font-size="8pt" style:font-size-asian="8pt"/>
    </style:style>
    <style:style style:name="TableRow955" style:family="table-row">
      <style:table-row-properties style:min-row-height="0.6694in" fo:keep-together="always"/>
    </style:style>
    <style:style style:name="TableCell9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57" style:parent-style-name="Standard" style:family="paragraph">
      <style:text-properties fo:color="#000000"/>
    </style:style>
    <style:style style:name="TableRow958" style:family="table-row">
      <style:table-row-properties style:min-row-height="2.0548in" fo:keep-together="always"/>
    </style:style>
    <style:style style:name="TableCell9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0" style:parent-style-name="Standard" style:family="paragraph">
      <style:text-properties fo:color="#000000"/>
    </style:style>
    <style:style style:name="TableRow961" style:family="table-row">
      <style:table-row-properties style:min-row-height="1.3562in" fo:keep-together="always"/>
    </style:style>
    <style:style style:name="TableCell9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3" style:parent-style-name="Standard" style:family="paragraph">
      <style:text-properties fo:color="#000000"/>
    </style:style>
    <style:style style:name="TableRow964" style:family="table-row">
      <style:table-row-properties style:min-row-height="0.6694in" fo:keep-together="always"/>
    </style:style>
    <style:style style:name="TableCell9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6" style:parent-style-name="Standard" style:family="paragraph">
      <style:text-properties fo:color="#000000"/>
    </style:style>
    <style:style style:name="TableRow967" style:family="table-row">
      <style:table-row-properties style:min-row-height="0.6694in" fo:keep-together="always"/>
    </style:style>
    <style:style style:name="TableCell9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69" style:parent-style-name="Standard" style:family="paragraph">
      <style:text-properties fo:color="#000000"/>
    </style:style>
    <style:style style:name="TableRow970" style:family="table-row">
      <style:table-row-properties style:min-row-height="0.6694in" fo:keep-together="always"/>
    </style:style>
    <style:style style:name="TableCell9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2" style:parent-style-name="Standard" style:family="paragraph">
      <style:text-properties fo:color="#000000"/>
    </style:style>
    <style:style style:name="TableRow973" style:family="table-row">
      <style:table-row-properties style:min-row-height="0.6694in" fo:keep-together="always"/>
    </style:style>
    <style:style style:name="TableCell9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5" style:parent-style-name="Standard" style:family="paragraph">
      <style:text-properties fo:color="#000000"/>
    </style:style>
    <style:style style:name="TableRow976" style:family="table-row">
      <style:table-row-properties style:min-row-height="0.6097in" fo:keep-together="always"/>
    </style:style>
    <style:style style:name="TableCell9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78" style:parent-style-name="Standard" style:family="paragraph">
      <style:text-properties fo:color="#000000"/>
    </style:style>
    <style:style style:name="TableRow979" style:family="table-row">
      <style:table-row-properties style:min-row-height="0.6694in" fo:keep-together="always"/>
    </style:style>
    <style:style style:name="TableCell98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981" style:parent-style-name="Standard" style:family="paragraph">
      <style:text-properties fo:color="#000000"/>
    </style:style>
    <style:style style:name="P982" style:parent-style-name="Titolo2" style:family="paragraph">
      <style:paragraph-properties fo:break-before="page"/>
    </style:style>
    <style:style style:name="TableColumn984" style:family="table-column">
      <style:table-column-properties style:column-width="3.1013in"/>
    </style:style>
    <style:style style:name="TableColumn985" style:family="table-column">
      <style:table-column-properties style:column-width="3.2326in"/>
    </style:style>
    <style:style style:name="Table983" style:family="table">
      <style:table-properties style:width="6.334in" fo:margin-left="0.068in" table:align="left"/>
    </style:style>
    <style:style style:name="TableRow986" style:family="table-row">
      <style:table-row-properties style:min-row-height="0.6694in" fo:keep-together="always"/>
    </style:style>
    <style:style style:name="TableCell98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88" style:parent-style-name="Standard" style:family="paragraph">
      <style:text-properties fo:color="#000000"/>
    </style:style>
    <style:style style:name="TableCell98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990" style:parent-style-name="Standard" style:family="paragraph">
      <style:text-properties fo:font-style="italic" style:font-style-asian="italic" fo:color="#C00000" fo:font-size="8pt" style:font-size-asian="8pt"/>
    </style:style>
    <style:style style:name="TableRow991" style:family="table-row">
      <style:table-row-properties style:min-row-height="0.6694in" fo:keep-together="always"/>
    </style:style>
    <style:style style:name="TableCell99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3" style:parent-style-name="Standard" style:family="paragraph">
      <style:text-properties fo:color="#000000"/>
    </style:style>
    <style:style style:name="TableCell9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5" style:parent-style-name="Standard" style:family="paragraph">
      <style:text-properties fo:font-style="italic" style:font-style-asian="italic" fo:color="#C00000" fo:font-size="8pt" style:font-size-asian="8pt"/>
    </style:style>
    <style:style style:name="TableRow996" style:family="table-row">
      <style:table-row-properties style:min-row-height="0.6694in" fo:keep-together="always"/>
    </style:style>
    <style:style style:name="TableCell9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998" style:parent-style-name="Standard" style:family="paragraph">
      <style:text-properties fo:color="#000000"/>
    </style:style>
    <style:style style:name="TableRow999" style:family="table-row">
      <style:table-row-properties style:min-row-height="2.0548in" fo:keep-together="always"/>
    </style:style>
    <style:style style:name="TableCell10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1" style:parent-style-name="Standard" style:family="paragraph">
      <style:text-properties fo:color="#000000"/>
    </style:style>
    <style:style style:name="TableRow1002" style:family="table-row">
      <style:table-row-properties style:min-row-height="1.3562in" fo:keep-together="always"/>
    </style:style>
    <style:style style:name="TableCell10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4" style:parent-style-name="Standard" style:family="paragraph">
      <style:text-properties fo:color="#000000"/>
    </style:style>
    <style:style style:name="TableRow1005" style:family="table-row">
      <style:table-row-properties style:min-row-height="0.6694in" fo:keep-together="always"/>
    </style:style>
    <style:style style:name="TableCell10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07" style:parent-style-name="Standard" style:family="paragraph">
      <style:text-properties fo:color="#000000"/>
    </style:style>
    <style:style style:name="TableRow1008" style:family="table-row">
      <style:table-row-properties style:min-row-height="0.6694in" fo:keep-together="always"/>
    </style:style>
    <style:style style:name="TableCell10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0" style:parent-style-name="Standard" style:family="paragraph">
      <style:text-properties fo:color="#000000"/>
    </style:style>
    <style:style style:name="TableRow1011" style:family="table-row">
      <style:table-row-properties style:min-row-height="0.6694in" fo:keep-together="always"/>
    </style:style>
    <style:style style:name="TableCell10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3" style:parent-style-name="Standard" style:family="paragraph">
      <style:text-properties fo:color="#000000"/>
    </style:style>
    <style:style style:name="TableRow1014" style:family="table-row">
      <style:table-row-properties style:min-row-height="0.6694in" fo:keep-together="always"/>
    </style:style>
    <style:style style:name="TableCell10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6" style:parent-style-name="Standard" style:family="paragraph">
      <style:text-properties fo:color="#000000"/>
    </style:style>
    <style:style style:name="TableRow1017" style:family="table-row">
      <style:table-row-properties style:min-row-height="0.6097in" fo:keep-together="always"/>
    </style:style>
    <style:style style:name="TableCell10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19" style:parent-style-name="Standard" style:family="paragraph">
      <style:text-properties fo:color="#000000"/>
    </style:style>
    <style:style style:name="TableRow1020" style:family="table-row">
      <style:table-row-properties style:min-row-height="0.6694in" fo:keep-together="always"/>
    </style:style>
    <style:style style:name="TableCell102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22" style:parent-style-name="Standard" style:family="paragraph">
      <style:text-properties fo:color="#000000"/>
    </style:style>
    <style:style style:name="P1023" style:parent-style-name="Titolo2" style:family="paragraph">
      <style:paragraph-properties fo:break-before="page"/>
    </style:style>
    <style:style style:name="TableColumn1025" style:family="table-column">
      <style:table-column-properties style:column-width="3.1013in"/>
    </style:style>
    <style:style style:name="TableColumn1026" style:family="table-column">
      <style:table-column-properties style:column-width="3.2326in"/>
    </style:style>
    <style:style style:name="Table1024" style:family="table">
      <style:table-properties style:width="6.334in" fo:margin-left="0.068in" table:align="left"/>
    </style:style>
    <style:style style:name="TableRow1027" style:family="table-row">
      <style:table-row-properties style:min-row-height="0.6694in" fo:keep-together="always"/>
    </style:style>
    <style:style style:name="TableCell102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29" style:parent-style-name="Standard" style:family="paragraph">
      <style:text-properties fo:color="#000000"/>
    </style:style>
    <style:style style:name="TableCell103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31" style:parent-style-name="Standard" style:family="paragraph">
      <style:text-properties fo:font-style="italic" style:font-style-asian="italic" fo:color="#C00000" fo:font-size="8pt" style:font-size-asian="8pt"/>
    </style:style>
    <style:style style:name="TableRow1032" style:family="table-row">
      <style:table-row-properties style:min-row-height="0.6694in" fo:keep-together="always"/>
    </style:style>
    <style:style style:name="TableCell10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4" style:parent-style-name="Standard" style:family="paragraph">
      <style:text-properties fo:color="#000000"/>
    </style:style>
    <style:style style:name="TableCell10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6" style:parent-style-name="Standard" style:family="paragraph">
      <style:text-properties fo:font-style="italic" style:font-style-asian="italic" fo:color="#C00000" fo:font-size="8pt" style:font-size-asian="8pt"/>
    </style:style>
    <style:style style:name="TableRow1037" style:family="table-row">
      <style:table-row-properties style:min-row-height="0.6694in" fo:keep-together="always"/>
    </style:style>
    <style:style style:name="TableCell10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39" style:parent-style-name="Standard" style:family="paragraph">
      <style:text-properties fo:color="#000000"/>
    </style:style>
    <style:style style:name="TableRow1040" style:family="table-row">
      <style:table-row-properties style:min-row-height="2.0548in" fo:keep-together="always"/>
    </style:style>
    <style:style style:name="TableCell10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2" style:parent-style-name="Standard" style:family="paragraph">
      <style:text-properties fo:color="#000000"/>
    </style:style>
    <style:style style:name="TableRow1043" style:family="table-row">
      <style:table-row-properties style:min-row-height="1.3562in" fo:keep-together="always"/>
    </style:style>
    <style:style style:name="TableCell10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5" style:parent-style-name="Standard" style:family="paragraph">
      <style:text-properties fo:color="#000000"/>
    </style:style>
    <style:style style:name="TableRow1046" style:family="table-row">
      <style:table-row-properties style:min-row-height="0.6694in" fo:keep-together="always"/>
    </style:style>
    <style:style style:name="TableCell10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48" style:parent-style-name="Standard" style:family="paragraph">
      <style:text-properties fo:color="#000000"/>
    </style:style>
    <style:style style:name="TableRow1049" style:family="table-row">
      <style:table-row-properties style:min-row-height="0.6694in" fo:keep-together="always"/>
    </style:style>
    <style:style style:name="TableCell10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1" style:parent-style-name="Standard" style:family="paragraph">
      <style:text-properties fo:color="#000000"/>
    </style:style>
    <style:style style:name="TableRow1052" style:family="table-row">
      <style:table-row-properties style:min-row-height="0.6694in" fo:keep-together="always"/>
    </style:style>
    <style:style style:name="TableCell10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4" style:parent-style-name="Standard" style:family="paragraph">
      <style:text-properties fo:color="#000000"/>
    </style:style>
    <style:style style:name="TableRow1055" style:family="table-row">
      <style:table-row-properties style:min-row-height="0.6694in" fo:keep-together="always"/>
    </style:style>
    <style:style style:name="TableCell10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57" style:parent-style-name="Standard" style:family="paragraph">
      <style:text-properties fo:color="#000000"/>
    </style:style>
    <style:style style:name="TableRow1058" style:family="table-row">
      <style:table-row-properties style:min-row-height="0.6097in" fo:keep-together="always"/>
    </style:style>
    <style:style style:name="TableCell10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60" style:parent-style-name="Standard" style:family="paragraph">
      <style:text-properties fo:color="#000000"/>
    </style:style>
    <style:style style:name="TableRow1061" style:family="table-row">
      <style:table-row-properties style:min-row-height="0.6694in" fo:keep-together="always"/>
    </style:style>
    <style:style style:name="TableCell106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063" style:parent-style-name="Standard" style:family="paragraph">
      <style:text-properties fo:color="#000000"/>
    </style:style>
    <style:style style:name="P1064" style:parent-style-name="Titolo2" style:family="paragraph">
      <style:paragraph-properties fo:break-before="page"/>
    </style:style>
    <style:style style:name="TableColumn1066" style:family="table-column">
      <style:table-column-properties style:column-width="3.1013in"/>
    </style:style>
    <style:style style:name="TableColumn1067" style:family="table-column">
      <style:table-column-properties style:column-width="3.2326in"/>
    </style:style>
    <style:style style:name="Table1065" style:family="table">
      <style:table-properties style:width="6.334in" fo:margin-left="0.068in" table:align="left"/>
    </style:style>
    <style:style style:name="TableRow1068" style:family="table-row">
      <style:table-row-properties style:min-row-height="0.6694in" fo:keep-together="always"/>
    </style:style>
    <style:style style:name="TableCell10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0" style:parent-style-name="Standard" style:family="paragraph">
      <style:text-properties fo:color="#000000"/>
    </style:style>
    <style:style style:name="TableCell107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072" style:parent-style-name="Standard" style:family="paragraph">
      <style:text-properties fo:font-style="italic" style:font-style-asian="italic" fo:color="#C00000" fo:font-size="8pt" style:font-size-asian="8pt"/>
    </style:style>
    <style:style style:name="TableRow1073" style:family="table-row">
      <style:table-row-properties style:min-row-height="0.6694in" fo:keep-together="always"/>
    </style:style>
    <style:style style:name="TableCell10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5" style:parent-style-name="Standard" style:family="paragraph">
      <style:text-properties fo:color="#000000"/>
    </style:style>
    <style:style style:name="TableCell10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77" style:parent-style-name="Standard" style:family="paragraph">
      <style:text-properties fo:font-style="italic" style:font-style-asian="italic" fo:color="#C00000" fo:font-size="8pt" style:font-size-asian="8pt"/>
    </style:style>
    <style:style style:name="TableRow1078" style:family="table-row">
      <style:table-row-properties style:min-row-height="0.6694in" fo:keep-together="always"/>
    </style:style>
    <style:style style:name="TableCell10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0" style:parent-style-name="Standard" style:family="paragraph">
      <style:text-properties fo:color="#000000"/>
    </style:style>
    <style:style style:name="TableRow1081" style:family="table-row">
      <style:table-row-properties style:min-row-height="2.0548in" fo:keep-together="always"/>
    </style:style>
    <style:style style:name="TableCell10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3" style:parent-style-name="Standard" style:family="paragraph">
      <style:text-properties fo:color="#000000"/>
    </style:style>
    <style:style style:name="TableRow1084" style:family="table-row">
      <style:table-row-properties style:min-row-height="1.3562in" fo:keep-together="always"/>
    </style:style>
    <style:style style:name="TableCell10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6" style:parent-style-name="Standard" style:family="paragraph">
      <style:text-properties fo:color="#000000"/>
    </style:style>
    <style:style style:name="TableRow1087" style:family="table-row">
      <style:table-row-properties style:min-row-height="0.6694in" fo:keep-together="always"/>
    </style:style>
    <style:style style:name="TableCell10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89" style:parent-style-name="Standard" style:family="paragraph">
      <style:text-properties fo:color="#000000"/>
    </style:style>
    <style:style style:name="TableRow1090" style:family="table-row">
      <style:table-row-properties style:min-row-height="0.6694in" fo:keep-together="always"/>
    </style:style>
    <style:style style:name="TableCell10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2" style:parent-style-name="Standard" style:family="paragraph">
      <style:text-properties fo:color="#000000"/>
    </style:style>
    <style:style style:name="TableRow1093" style:family="table-row">
      <style:table-row-properties style:min-row-height="0.6694in" fo:keep-together="always"/>
    </style:style>
    <style:style style:name="TableCell10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5" style:parent-style-name="Standard" style:family="paragraph">
      <style:text-properties fo:color="#000000"/>
    </style:style>
    <style:style style:name="TableRow1096" style:family="table-row">
      <style:table-row-properties style:min-row-height="0.6694in" fo:keep-together="always"/>
    </style:style>
    <style:style style:name="TableCell10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098" style:parent-style-name="Standard" style:family="paragraph">
      <style:text-properties fo:color="#000000"/>
    </style:style>
    <style:style style:name="TableRow1099" style:family="table-row">
      <style:table-row-properties style:min-row-height="0.6097in" fo:keep-together="always"/>
    </style:style>
    <style:style style:name="TableCell11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01" style:parent-style-name="Standard" style:family="paragraph">
      <style:text-properties fo:color="#000000"/>
    </style:style>
    <style:style style:name="TableRow1102" style:family="table-row">
      <style:table-row-properties style:min-row-height="0.6694in" fo:keep-together="always"/>
    </style:style>
    <style:style style:name="TableCell110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04" style:parent-style-name="Standard" style:family="paragraph">
      <style:text-properties fo:color="#000000"/>
    </style:style>
    <style:style style:name="P1105" style:parent-style-name="Titolo2" style:family="paragraph">
      <style:paragraph-properties fo:break-before="page"/>
    </style:style>
    <style:style style:name="TableColumn1107" style:family="table-column">
      <style:table-column-properties style:column-width="3.1013in"/>
    </style:style>
    <style:style style:name="TableColumn1108" style:family="table-column">
      <style:table-column-properties style:column-width="3.2326in"/>
    </style:style>
    <style:style style:name="Table1106" style:family="table">
      <style:table-properties style:width="6.334in" fo:margin-left="0.068in" table:align="left"/>
    </style:style>
    <style:style style:name="TableRow1109" style:family="table-row">
      <style:table-row-properties style:min-row-height="0.6694in" fo:keep-together="always"/>
    </style:style>
    <style:style style:name="TableCell111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1" style:parent-style-name="Standard" style:family="paragraph">
      <style:text-properties fo:color="#000000"/>
    </style:style>
    <style:style style:name="TableCell111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13" style:parent-style-name="Standard" style:family="paragraph">
      <style:text-properties fo:font-style="italic" style:font-style-asian="italic" fo:color="#C00000" fo:font-size="8pt" style:font-size-asian="8pt"/>
    </style:style>
    <style:style style:name="TableRow1114" style:family="table-row">
      <style:table-row-properties style:min-row-height="0.6694in" fo:keep-together="always"/>
    </style:style>
    <style:style style:name="TableCell11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6" style:parent-style-name="Standard" style:family="paragraph">
      <style:text-properties fo:color="#000000"/>
    </style:style>
    <style:style style:name="TableCell11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18" style:parent-style-name="Standard" style:family="paragraph">
      <style:text-properties fo:font-style="italic" style:font-style-asian="italic" fo:color="#C00000" fo:font-size="8pt" style:font-size-asian="8pt"/>
    </style:style>
    <style:style style:name="TableRow1119" style:family="table-row">
      <style:table-row-properties style:min-row-height="0.6694in" fo:keep-together="always"/>
    </style:style>
    <style:style style:name="TableCell11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1" style:parent-style-name="Standard" style:family="paragraph">
      <style:text-properties fo:color="#000000"/>
    </style:style>
    <style:style style:name="TableRow1122" style:family="table-row">
      <style:table-row-properties style:min-row-height="2.0548in" fo:keep-together="always"/>
    </style:style>
    <style:style style:name="TableCell11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4" style:parent-style-name="Standard" style:family="paragraph">
      <style:text-properties fo:color="#000000"/>
    </style:style>
    <style:style style:name="TableRow1125" style:family="table-row">
      <style:table-row-properties style:min-row-height="1.3562in" fo:keep-together="always"/>
    </style:style>
    <style:style style:name="TableCell11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27" style:parent-style-name="Standard" style:family="paragraph">
      <style:text-properties fo:color="#000000"/>
    </style:style>
    <style:style style:name="TableRow1128" style:family="table-row">
      <style:table-row-properties style:min-row-height="0.6694in" fo:keep-together="always"/>
    </style:style>
    <style:style style:name="TableCell11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0" style:parent-style-name="Standard" style:family="paragraph">
      <style:text-properties fo:color="#000000"/>
    </style:style>
    <style:style style:name="TableRow1131" style:family="table-row">
      <style:table-row-properties style:min-row-height="0.6694in" fo:keep-together="always"/>
    </style:style>
    <style:style style:name="TableCell11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3" style:parent-style-name="Standard" style:family="paragraph">
      <style:text-properties fo:color="#000000"/>
    </style:style>
    <style:style style:name="TableRow1134" style:family="table-row">
      <style:table-row-properties style:min-row-height="0.6694in" fo:keep-together="always"/>
    </style:style>
    <style:style style:name="TableCell11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6" style:parent-style-name="Standard" style:family="paragraph">
      <style:text-properties fo:color="#000000"/>
    </style:style>
    <style:style style:name="TableRow1137" style:family="table-row">
      <style:table-row-properties style:min-row-height="0.6694in" fo:keep-together="always"/>
    </style:style>
    <style:style style:name="TableCell11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39" style:parent-style-name="Standard" style:family="paragraph">
      <style:text-properties fo:color="#000000"/>
    </style:style>
    <style:style style:name="TableRow1140" style:family="table-row">
      <style:table-row-properties style:min-row-height="0.6097in" fo:keep-together="always"/>
    </style:style>
    <style:style style:name="TableCell11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42" style:parent-style-name="Standard" style:family="paragraph">
      <style:text-properties fo:color="#000000"/>
    </style:style>
    <style:style style:name="TableRow1143" style:family="table-row">
      <style:table-row-properties style:min-row-height="0.6694in" fo:keep-together="always"/>
    </style:style>
    <style:style style:name="TableCell114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45" style:parent-style-name="Standard" style:family="paragraph">
      <style:text-properties fo:color="#000000"/>
    </style:style>
    <style:style style:name="P1146" style:parent-style-name="Titolo2" style:family="paragraph">
      <style:paragraph-properties fo:break-before="page"/>
    </style:style>
    <style:style style:name="TableColumn1148" style:family="table-column">
      <style:table-column-properties style:column-width="3.1013in"/>
    </style:style>
    <style:style style:name="TableColumn1149" style:family="table-column">
      <style:table-column-properties style:column-width="3.2326in"/>
    </style:style>
    <style:style style:name="Table1147" style:family="table">
      <style:table-properties style:width="6.334in" fo:margin-left="0.068in" table:align="left"/>
    </style:style>
    <style:style style:name="TableRow1150" style:family="table-row">
      <style:table-row-properties style:min-row-height="0.6694in" fo:keep-together="always"/>
    </style:style>
    <style:style style:name="TableCell115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2" style:parent-style-name="Standard" style:family="paragraph">
      <style:text-properties fo:color="#000000"/>
    </style:style>
    <style:style style:name="TableCell115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54" style:parent-style-name="Standard" style:family="paragraph">
      <style:text-properties fo:font-style="italic" style:font-style-asian="italic" fo:color="#C00000" fo:font-size="8pt" style:font-size-asian="8pt"/>
    </style:style>
    <style:style style:name="TableRow1155" style:family="table-row">
      <style:table-row-properties style:min-row-height="0.6694in" fo:keep-together="always"/>
    </style:style>
    <style:style style:name="TableCell11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7" style:parent-style-name="Standard" style:family="paragraph">
      <style:text-properties fo:color="#000000"/>
    </style:style>
    <style:style style:name="TableCell11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59" style:parent-style-name="Standard" style:family="paragraph">
      <style:text-properties fo:font-style="italic" style:font-style-asian="italic" fo:color="#C00000" fo:font-size="8pt" style:font-size-asian="8pt"/>
    </style:style>
    <style:style style:name="TableRow1160" style:family="table-row">
      <style:table-row-properties style:min-row-height="0.6694in" fo:keep-together="always"/>
    </style:style>
    <style:style style:name="TableCell11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2" style:parent-style-name="Standard" style:family="paragraph">
      <style:text-properties fo:color="#000000"/>
    </style:style>
    <style:style style:name="TableRow1163" style:family="table-row">
      <style:table-row-properties style:min-row-height="2.0548in" fo:keep-together="always"/>
    </style:style>
    <style:style style:name="TableCell11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5" style:parent-style-name="Standard" style:family="paragraph">
      <style:text-properties fo:color="#000000"/>
    </style:style>
    <style:style style:name="TableRow1166" style:family="table-row">
      <style:table-row-properties style:min-row-height="1.3562in" fo:keep-together="always"/>
    </style:style>
    <style:style style:name="TableCell11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68" style:parent-style-name="Standard" style:family="paragraph">
      <style:text-properties fo:color="#000000"/>
    </style:style>
    <style:style style:name="TableRow1169" style:family="table-row">
      <style:table-row-properties style:min-row-height="0.6694in" fo:keep-together="always"/>
    </style:style>
    <style:style style:name="TableCell11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1" style:parent-style-name="Standard" style:family="paragraph">
      <style:text-properties fo:color="#000000"/>
    </style:style>
    <style:style style:name="TableRow1172" style:family="table-row">
      <style:table-row-properties style:min-row-height="0.6694in" fo:keep-together="always"/>
    </style:style>
    <style:style style:name="TableCell11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4" style:parent-style-name="Standard" style:family="paragraph">
      <style:text-properties fo:color="#000000"/>
    </style:style>
    <style:style style:name="TableRow1175" style:family="table-row">
      <style:table-row-properties style:min-row-height="0.6694in" fo:keep-together="always"/>
    </style:style>
    <style:style style:name="TableCell11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77" style:parent-style-name="Standard" style:family="paragraph">
      <style:text-properties fo:color="#000000"/>
    </style:style>
    <style:style style:name="TableRow1178" style:family="table-row">
      <style:table-row-properties style:min-row-height="0.6694in" fo:keep-together="always"/>
    </style:style>
    <style:style style:name="TableCell11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0" style:parent-style-name="Standard" style:family="paragraph">
      <style:text-properties fo:color="#000000"/>
    </style:style>
    <style:style style:name="TableRow1181" style:family="table-row">
      <style:table-row-properties style:min-row-height="0.6097in" fo:keep-together="always"/>
    </style:style>
    <style:style style:name="TableCell11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83" style:parent-style-name="Standard" style:family="paragraph">
      <style:text-properties fo:color="#000000"/>
    </style:style>
    <style:style style:name="TableRow1184" style:family="table-row">
      <style:table-row-properties style:min-row-height="0.6694in" fo:keep-together="always"/>
    </style:style>
    <style:style style:name="TableCell1185"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186" style:parent-style-name="Standard" style:family="paragraph">
      <style:text-properties fo:color="#000000"/>
    </style:style>
    <style:style style:name="P1187" style:parent-style-name="Titolo2" style:family="paragraph">
      <style:paragraph-properties fo:break-before="page"/>
    </style:style>
    <style:style style:name="TableColumn1189" style:family="table-column">
      <style:table-column-properties style:column-width="3.1013in"/>
    </style:style>
    <style:style style:name="TableColumn1190" style:family="table-column">
      <style:table-column-properties style:column-width="3.2326in"/>
    </style:style>
    <style:style style:name="Table1188" style:family="table">
      <style:table-properties style:width="6.334in" fo:margin-left="0.068in" table:align="left"/>
    </style:style>
    <style:style style:name="TableRow1191" style:family="table-row">
      <style:table-row-properties style:min-row-height="0.6694in" fo:keep-together="always"/>
    </style:style>
    <style:style style:name="TableCell119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3" style:parent-style-name="Standard" style:family="paragraph">
      <style:text-properties fo:color="#000000"/>
    </style:style>
    <style:style style:name="TableCell119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195" style:parent-style-name="Standard" style:family="paragraph">
      <style:text-properties fo:font-style="italic" style:font-style-asian="italic" fo:color="#C00000" fo:font-size="8pt" style:font-size-asian="8pt"/>
    </style:style>
    <style:style style:name="TableRow1196" style:family="table-row">
      <style:table-row-properties style:min-row-height="0.6694in" fo:keep-together="always"/>
    </style:style>
    <style:style style:name="TableCell11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198" style:parent-style-name="Standard" style:family="paragraph">
      <style:text-properties fo:color="#000000"/>
    </style:style>
    <style:style style:name="TableCell11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0" style:parent-style-name="Standard" style:family="paragraph">
      <style:text-properties fo:font-style="italic" style:font-style-asian="italic" fo:color="#C00000" fo:font-size="8pt" style:font-size-asian="8pt"/>
    </style:style>
    <style:style style:name="TableRow1201" style:family="table-row">
      <style:table-row-properties style:min-row-height="0.6694in" fo:keep-together="always"/>
    </style:style>
    <style:style style:name="TableCell12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3" style:parent-style-name="Standard" style:family="paragraph">
      <style:text-properties fo:color="#000000"/>
    </style:style>
    <style:style style:name="TableRow1204" style:family="table-row">
      <style:table-row-properties style:min-row-height="2.0548in" fo:keep-together="always"/>
    </style:style>
    <style:style style:name="TableCell12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6" style:parent-style-name="Standard" style:family="paragraph">
      <style:text-properties fo:color="#000000"/>
    </style:style>
    <style:style style:name="TableRow1207" style:family="table-row">
      <style:table-row-properties style:min-row-height="1.3562in" fo:keep-together="always"/>
    </style:style>
    <style:style style:name="TableCell120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09" style:parent-style-name="Standard" style:family="paragraph">
      <style:text-properties fo:color="#000000"/>
    </style:style>
    <style:style style:name="TableRow1210" style:family="table-row">
      <style:table-row-properties style:min-row-height="0.6694in" fo:keep-together="always"/>
    </style:style>
    <style:style style:name="TableCell121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2" style:parent-style-name="Standard" style:family="paragraph">
      <style:text-properties fo:color="#000000"/>
    </style:style>
    <style:style style:name="TableRow1213" style:family="table-row">
      <style:table-row-properties style:min-row-height="0.6694in" fo:keep-together="always"/>
    </style:style>
    <style:style style:name="TableCell121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5" style:parent-style-name="Standard" style:family="paragraph">
      <style:text-properties fo:color="#000000"/>
    </style:style>
    <style:style style:name="TableRow1216" style:family="table-row">
      <style:table-row-properties style:min-row-height="0.6694in" fo:keep-together="always"/>
    </style:style>
    <style:style style:name="TableCell12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18" style:parent-style-name="Standard" style:family="paragraph">
      <style:text-properties fo:color="#000000"/>
    </style:style>
    <style:style style:name="TableRow1219" style:family="table-row">
      <style:table-row-properties style:min-row-height="0.6694in" fo:keep-together="always"/>
    </style:style>
    <style:style style:name="TableCell12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1" style:parent-style-name="Standard" style:family="paragraph">
      <style:text-properties fo:color="#000000"/>
    </style:style>
    <style:style style:name="TableRow1222" style:family="table-row">
      <style:table-row-properties style:min-row-height="0.6097in" fo:keep-together="always"/>
    </style:style>
    <style:style style:name="TableCell12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24" style:parent-style-name="Standard" style:family="paragraph">
      <style:text-properties fo:color="#000000"/>
    </style:style>
    <style:style style:name="TableRow1225" style:family="table-row">
      <style:table-row-properties style:min-row-height="0.6694in" fo:keep-together="always"/>
    </style:style>
    <style:style style:name="TableCell122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27" style:parent-style-name="Standard" style:family="paragraph">
      <style:text-properties fo:color="#000000"/>
    </style:style>
    <style:style style:name="P1228" style:parent-style-name="Titolo2" style:family="paragraph">
      <style:paragraph-properties fo:break-before="page"/>
    </style:style>
    <style:style style:name="TableColumn1230" style:family="table-column">
      <style:table-column-properties style:column-width="3.1013in"/>
    </style:style>
    <style:style style:name="TableColumn1231" style:family="table-column">
      <style:table-column-properties style:column-width="3.2326in"/>
    </style:style>
    <style:style style:name="Table1229" style:family="table">
      <style:table-properties style:width="6.334in" fo:margin-left="0.068in" table:align="left"/>
    </style:style>
    <style:style style:name="TableRow1232" style:family="table-row">
      <style:table-row-properties style:min-row-height="0.6694in" fo:keep-together="always"/>
    </style:style>
    <style:style style:name="TableCell12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4" style:parent-style-name="Standard" style:family="paragraph">
      <style:text-properties fo:color="#000000"/>
    </style:style>
    <style:style style:name="TableCell123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36" style:parent-style-name="Standard" style:family="paragraph">
      <style:text-properties fo:font-style="italic" style:font-style-asian="italic" fo:color="#C00000" fo:font-size="8pt" style:font-size-asian="8pt"/>
    </style:style>
    <style:style style:name="TableRow1237" style:family="table-row">
      <style:table-row-properties style:min-row-height="0.6694in" fo:keep-together="always"/>
    </style:style>
    <style:style style:name="TableCell12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39" style:parent-style-name="Standard" style:family="paragraph">
      <style:text-properties fo:color="#000000"/>
    </style:style>
    <style:style style:name="TableCell124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1" style:parent-style-name="Standard" style:family="paragraph">
      <style:text-properties fo:font-style="italic" style:font-style-asian="italic" fo:color="#C00000" fo:font-size="8pt" style:font-size-asian="8pt"/>
    </style:style>
    <style:style style:name="TableRow1242" style:family="table-row">
      <style:table-row-properties style:min-row-height="0.6694in" fo:keep-together="always"/>
    </style:style>
    <style:style style:name="TableCell124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4" style:parent-style-name="Standard" style:family="paragraph">
      <style:text-properties fo:color="#000000"/>
    </style:style>
    <style:style style:name="TableRow1245" style:family="table-row">
      <style:table-row-properties style:min-row-height="2.0548in" fo:keep-together="always"/>
    </style:style>
    <style:style style:name="TableCell124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47" style:parent-style-name="Standard" style:family="paragraph">
      <style:text-properties fo:color="#000000"/>
    </style:style>
    <style:style style:name="TableRow1248" style:family="table-row">
      <style:table-row-properties style:min-row-height="1.3562in" fo:keep-together="always"/>
    </style:style>
    <style:style style:name="TableCell12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0" style:parent-style-name="Standard" style:family="paragraph">
      <style:text-properties fo:color="#000000"/>
    </style:style>
    <style:style style:name="TableRow1251" style:family="table-row">
      <style:table-row-properties style:min-row-height="0.6694in" fo:keep-together="always"/>
    </style:style>
    <style:style style:name="TableCell12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3" style:parent-style-name="Standard" style:family="paragraph">
      <style:text-properties fo:color="#000000"/>
    </style:style>
    <style:style style:name="TableRow1254" style:family="table-row">
      <style:table-row-properties style:min-row-height="0.6694in" fo:keep-together="always"/>
    </style:style>
    <style:style style:name="TableCell12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6" style:parent-style-name="Standard" style:family="paragraph">
      <style:text-properties fo:color="#000000"/>
    </style:style>
    <style:style style:name="TableRow1257" style:family="table-row">
      <style:table-row-properties style:min-row-height="0.6694in" fo:keep-together="always"/>
    </style:style>
    <style:style style:name="TableCell125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59" style:parent-style-name="Standard" style:family="paragraph">
      <style:text-properties fo:color="#000000"/>
    </style:style>
    <style:style style:name="TableRow1260" style:family="table-row">
      <style:table-row-properties style:min-row-height="0.6694in" fo:keep-together="always"/>
    </style:style>
    <style:style style:name="TableCell126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2" style:parent-style-name="Standard" style:family="paragraph">
      <style:text-properties fo:color="#000000"/>
    </style:style>
    <style:style style:name="TableRow1263" style:family="table-row">
      <style:table-row-properties style:min-row-height="0.6097in" fo:keep-together="always"/>
    </style:style>
    <style:style style:name="TableCell126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65" style:parent-style-name="Standard" style:family="paragraph">
      <style:text-properties fo:color="#000000"/>
    </style:style>
    <style:style style:name="TableRow1266" style:family="table-row">
      <style:table-row-properties style:min-row-height="0.6694in" fo:keep-together="always"/>
    </style:style>
    <style:style style:name="TableCell1267"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268" style:parent-style-name="Standard" style:family="paragraph">
      <style:text-properties fo:color="#000000"/>
    </style:style>
    <style:style style:name="P1269" style:parent-style-name="Titolo2" style:family="paragraph">
      <style:paragraph-properties fo:break-before="page"/>
    </style:style>
    <style:style style:name="TableColumn1271" style:family="table-column">
      <style:table-column-properties style:column-width="3.1013in"/>
    </style:style>
    <style:style style:name="TableColumn1272" style:family="table-column">
      <style:table-column-properties style:column-width="3.2326in"/>
    </style:style>
    <style:style style:name="Table1270" style:family="table">
      <style:table-properties style:width="6.334in" fo:margin-left="0.068in" table:align="left"/>
    </style:style>
    <style:style style:name="TableRow1273" style:family="table-row">
      <style:table-row-properties style:min-row-height="0.6694in" fo:keep-together="always"/>
    </style:style>
    <style:style style:name="TableCell127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5" style:parent-style-name="Standard" style:family="paragraph">
      <style:text-properties fo:color="#000000"/>
    </style:style>
    <style:style style:name="TableCell127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277" style:parent-style-name="Standard" style:family="paragraph">
      <style:text-properties fo:font-style="italic" style:font-style-asian="italic" fo:color="#C00000" fo:font-size="8pt" style:font-size-asian="8pt"/>
    </style:style>
    <style:style style:name="TableRow1278" style:family="table-row">
      <style:table-row-properties style:min-row-height="0.6694in" fo:keep-together="always"/>
    </style:style>
    <style:style style:name="TableCell12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0" style:parent-style-name="Standard" style:family="paragraph">
      <style:text-properties fo:color="#000000"/>
    </style:style>
    <style:style style:name="TableCell128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2" style:parent-style-name="Standard" style:family="paragraph">
      <style:text-properties fo:font-style="italic" style:font-style-asian="italic" fo:color="#C00000" fo:font-size="8pt" style:font-size-asian="8pt"/>
    </style:style>
    <style:style style:name="TableRow1283" style:family="table-row">
      <style:table-row-properties style:min-row-height="0.6694in" fo:keep-together="always"/>
    </style:style>
    <style:style style:name="TableCell128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5" style:parent-style-name="Standard" style:family="paragraph">
      <style:text-properties fo:color="#000000"/>
    </style:style>
    <style:style style:name="TableRow1286" style:family="table-row">
      <style:table-row-properties style:min-row-height="2.0548in" fo:keep-together="always"/>
    </style:style>
    <style:style style:name="TableCell128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88" style:parent-style-name="Standard" style:family="paragraph">
      <style:text-properties fo:color="#000000"/>
    </style:style>
    <style:style style:name="TableRow1289" style:family="table-row">
      <style:table-row-properties style:min-row-height="1.3562in" fo:keep-together="always"/>
    </style:style>
    <style:style style:name="TableCell129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1" style:parent-style-name="Standard" style:family="paragraph">
      <style:text-properties fo:color="#000000"/>
    </style:style>
    <style:style style:name="TableRow1292" style:family="table-row">
      <style:table-row-properties style:min-row-height="0.6694in" fo:keep-together="always"/>
    </style:style>
    <style:style style:name="TableCell129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4" style:parent-style-name="Standard" style:family="paragraph">
      <style:text-properties fo:color="#000000"/>
    </style:style>
    <style:style style:name="TableRow1295" style:family="table-row">
      <style:table-row-properties style:min-row-height="0.6694in" fo:keep-together="always"/>
    </style:style>
    <style:style style:name="TableCell129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297" style:parent-style-name="Standard" style:family="paragraph">
      <style:text-properties fo:color="#000000"/>
    </style:style>
    <style:style style:name="TableRow1298" style:family="table-row">
      <style:table-row-properties style:min-row-height="0.6694in" fo:keep-together="always"/>
    </style:style>
    <style:style style:name="TableCell129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0" style:parent-style-name="Standard" style:family="paragraph">
      <style:text-properties fo:color="#000000"/>
    </style:style>
    <style:style style:name="TableRow1301" style:family="table-row">
      <style:table-row-properties style:min-row-height="0.6694in" fo:keep-together="always"/>
    </style:style>
    <style:style style:name="TableCell130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3" style:parent-style-name="Standard" style:family="paragraph">
      <style:text-properties fo:color="#000000"/>
    </style:style>
    <style:style style:name="TableRow1304" style:family="table-row">
      <style:table-row-properties style:min-row-height="0.6097in" fo:keep-together="always"/>
    </style:style>
    <style:style style:name="TableCell130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06" style:parent-style-name="Standard" style:family="paragraph">
      <style:text-properties fo:color="#000000"/>
    </style:style>
    <style:style style:name="TableRow1307" style:family="table-row">
      <style:table-row-properties style:min-row-height="0.6694in" fo:keep-together="always"/>
    </style:style>
    <style:style style:name="TableCell130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09" style:parent-style-name="Standard" style:family="paragraph">
      <style:text-properties fo:color="#000000"/>
    </style:style>
    <style:style style:name="TableColumn1311" style:family="table-column">
      <style:table-column-properties style:column-width="3.1013in"/>
    </style:style>
    <style:style style:name="TableColumn1312" style:family="table-column">
      <style:table-column-properties style:column-width="3.2326in"/>
    </style:style>
    <style:style style:name="Table1310" style:family="table">
      <style:table-properties style:width="6.334in" fo:margin-left="0.068in" table:align="left"/>
    </style:style>
    <style:style style:name="TableRow1313" style:family="table-row">
      <style:table-row-properties style:min-row-height="0.6694in" fo:keep-together="always"/>
    </style:style>
    <style:style style:name="TableCell131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5" style:parent-style-name="Standard" style:family="paragraph">
      <style:text-properties fo:color="#000000"/>
    </style:style>
    <style:style style:name="TableCell131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17" style:parent-style-name="Standard" style:family="paragraph">
      <style:text-properties fo:font-style="italic" style:font-style-asian="italic" fo:color="#C00000" fo:font-size="8pt" style:font-size-asian="8pt"/>
    </style:style>
    <style:style style:name="TableRow1318" style:family="table-row">
      <style:table-row-properties style:min-row-height="0.6694in" fo:keep-together="always"/>
    </style:style>
    <style:style style:name="TableCell131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0" style:parent-style-name="Standard" style:family="paragraph">
      <style:text-properties fo:color="#000000"/>
    </style:style>
    <style:style style:name="TableCell13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2" style:parent-style-name="Standard" style:family="paragraph">
      <style:text-properties fo:font-style="italic" style:font-style-asian="italic" fo:color="#C00000" fo:font-size="8pt" style:font-size-asian="8pt"/>
    </style:style>
    <style:style style:name="TableRow1323" style:family="table-row">
      <style:table-row-properties style:min-row-height="0.6694in" fo:keep-together="always"/>
    </style:style>
    <style:style style:name="TableCell13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5" style:parent-style-name="Standard" style:family="paragraph">
      <style:text-properties fo:color="#000000"/>
    </style:style>
    <style:style style:name="TableRow1326" style:family="table-row">
      <style:table-row-properties style:min-row-height="2.0548in" fo:keep-together="always"/>
    </style:style>
    <style:style style:name="TableCell13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28" style:parent-style-name="Standard" style:family="paragraph">
      <style:text-properties fo:color="#000000"/>
    </style:style>
    <style:style style:name="TableRow1329" style:family="table-row">
      <style:table-row-properties style:min-row-height="1.3562in" fo:keep-together="always"/>
    </style:style>
    <style:style style:name="TableCell133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1" style:parent-style-name="Standard" style:family="paragraph">
      <style:text-properties fo:color="#000000"/>
    </style:style>
    <style:style style:name="TableRow1332" style:family="table-row">
      <style:table-row-properties style:min-row-height="0.6694in" fo:keep-together="always"/>
    </style:style>
    <style:style style:name="TableCell133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4" style:parent-style-name="Standard" style:family="paragraph">
      <style:text-properties fo:color="#000000"/>
    </style:style>
    <style:style style:name="TableRow1335" style:family="table-row">
      <style:table-row-properties style:min-row-height="0.6694in" fo:keep-together="always"/>
    </style:style>
    <style:style style:name="TableCell133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37" style:parent-style-name="Standard" style:family="paragraph">
      <style:text-properties fo:color="#000000"/>
    </style:style>
    <style:style style:name="TableRow1338" style:family="table-row">
      <style:table-row-properties style:min-row-height="0.6694in" fo:keep-together="always"/>
    </style:style>
    <style:style style:name="TableCell13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0" style:parent-style-name="Standard" style:family="paragraph">
      <style:text-properties fo:color="#000000"/>
    </style:style>
    <style:style style:name="TableRow1341" style:family="table-row">
      <style:table-row-properties style:min-row-height="0.6694in" fo:keep-together="always"/>
    </style:style>
    <style:style style:name="TableCell13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3" style:parent-style-name="Standard" style:family="paragraph">
      <style:text-properties fo:color="#000000"/>
    </style:style>
    <style:style style:name="TableRow1344" style:family="table-row">
      <style:table-row-properties style:min-row-height="0.6097in" fo:keep-together="always"/>
    </style:style>
    <style:style style:name="TableCell134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46" style:parent-style-name="Standard" style:family="paragraph">
      <style:text-properties fo:color="#000000"/>
    </style:style>
    <style:style style:name="TableRow1347" style:family="table-row">
      <style:table-row-properties style:min-row-height="0.6694in" fo:keep-together="always"/>
    </style:style>
    <style:style style:name="TableCell134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49" style:parent-style-name="Standard" style:family="paragraph">
      <style:text-properties fo:color="#000000"/>
    </style:style>
    <style:style style:name="P1350" style:parent-style-name="Titolo2" style:family="paragraph">
      <style:paragraph-properties fo:break-before="page"/>
    </style:style>
    <style:style style:name="TableColumn1352" style:family="table-column">
      <style:table-column-properties style:column-width="3.1013in"/>
    </style:style>
    <style:style style:name="TableColumn1353" style:family="table-column">
      <style:table-column-properties style:column-width="3.2326in"/>
    </style:style>
    <style:style style:name="Table1351" style:family="table">
      <style:table-properties style:width="6.334in" fo:margin-left="0.068in" table:align="left"/>
    </style:style>
    <style:style style:name="TableRow1354" style:family="table-row">
      <style:table-row-properties style:min-row-height="0.6694in" fo:keep-together="always"/>
    </style:style>
    <style:style style:name="TableCell1355"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6" style:parent-style-name="Standard" style:family="paragraph">
      <style:text-properties fo:color="#000000"/>
    </style:style>
    <style:style style:name="TableCell135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58" style:parent-style-name="Standard" style:family="paragraph">
      <style:text-properties fo:font-style="italic" style:font-style-asian="italic" fo:color="#C00000" fo:font-size="8pt" style:font-size-asian="8pt"/>
    </style:style>
    <style:style style:name="TableRow1359" style:family="table-row">
      <style:table-row-properties style:min-row-height="0.6694in" fo:keep-together="always"/>
    </style:style>
    <style:style style:name="TableCell136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1" style:parent-style-name="Standard" style:family="paragraph">
      <style:text-properties fo:color="#000000"/>
    </style:style>
    <style:style style:name="TableCell13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3" style:parent-style-name="Standard" style:family="paragraph">
      <style:text-properties fo:font-style="italic" style:font-style-asian="italic" fo:color="#C00000" fo:font-size="8pt" style:font-size-asian="8pt"/>
    </style:style>
    <style:style style:name="TableRow1364" style:family="table-row">
      <style:table-row-properties style:min-row-height="0.6694in" fo:keep-together="always"/>
    </style:style>
    <style:style style:name="TableCell13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6" style:parent-style-name="Standard" style:family="paragraph">
      <style:text-properties fo:color="#000000"/>
    </style:style>
    <style:style style:name="TableRow1367" style:family="table-row">
      <style:table-row-properties style:min-row-height="2.0548in" fo:keep-together="always"/>
    </style:style>
    <style:style style:name="TableCell13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69" style:parent-style-name="Standard" style:family="paragraph">
      <style:text-properties fo:color="#000000"/>
    </style:style>
    <style:style style:name="TableRow1370" style:family="table-row">
      <style:table-row-properties style:min-row-height="1.3562in" fo:keep-together="always"/>
    </style:style>
    <style:style style:name="TableCell137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2" style:parent-style-name="Standard" style:family="paragraph">
      <style:text-properties fo:color="#000000"/>
    </style:style>
    <style:style style:name="TableRow1373" style:family="table-row">
      <style:table-row-properties style:min-row-height="0.6694in" fo:keep-together="always"/>
    </style:style>
    <style:style style:name="TableCell13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5" style:parent-style-name="Standard" style:family="paragraph">
      <style:text-properties fo:color="#000000"/>
    </style:style>
    <style:style style:name="TableRow1376" style:family="table-row">
      <style:table-row-properties style:min-row-height="0.6694in" fo:keep-together="always"/>
    </style:style>
    <style:style style:name="TableCell13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78" style:parent-style-name="Standard" style:family="paragraph">
      <style:text-properties fo:color="#000000"/>
    </style:style>
    <style:style style:name="TableRow1379" style:family="table-row">
      <style:table-row-properties style:min-row-height="0.6694in" fo:keep-together="always"/>
    </style:style>
    <style:style style:name="TableCell13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1" style:parent-style-name="Standard" style:family="paragraph">
      <style:text-properties fo:color="#000000"/>
    </style:style>
    <style:style style:name="TableRow1382" style:family="table-row">
      <style:table-row-properties style:min-row-height="0.6694in" fo:keep-together="always"/>
    </style:style>
    <style:style style:name="TableCell13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4" style:parent-style-name="Standard" style:family="paragraph">
      <style:text-properties fo:color="#000000"/>
    </style:style>
    <style:style style:name="TableRow1385" style:family="table-row">
      <style:table-row-properties style:min-row-height="0.6097in" fo:keep-together="always"/>
    </style:style>
    <style:style style:name="TableCell138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387" style:parent-style-name="Standard" style:family="paragraph">
      <style:text-properties fo:color="#000000"/>
    </style:style>
    <style:style style:name="TableRow1388" style:family="table-row">
      <style:table-row-properties style:min-row-height="0.6694in" fo:keep-together="always"/>
    </style:style>
    <style:style style:name="TableCell1389"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390" style:parent-style-name="Standard" style:family="paragraph">
      <style:text-properties fo:color="#000000"/>
    </style:style>
    <style:style style:name="P1391" style:parent-style-name="Titolo2" style:family="paragraph">
      <style:paragraph-properties fo:break-before="page"/>
    </style:style>
    <style:style style:name="TableColumn1393" style:family="table-column">
      <style:table-column-properties style:column-width="3.1013in"/>
    </style:style>
    <style:style style:name="TableColumn1394" style:family="table-column">
      <style:table-column-properties style:column-width="3.2326in"/>
    </style:style>
    <style:style style:name="Table1392" style:family="table">
      <style:table-properties style:width="6.334in" fo:margin-left="0.068in" table:align="left"/>
    </style:style>
    <style:style style:name="TableRow1395" style:family="table-row">
      <style:table-row-properties style:min-row-height="0.6694in" fo:keep-together="always"/>
    </style:style>
    <style:style style:name="TableCell139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7" style:parent-style-name="Standard" style:family="paragraph">
      <style:text-properties fo:color="#000000"/>
    </style:style>
    <style:style style:name="TableCell139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399" style:parent-style-name="Standard" style:family="paragraph">
      <style:text-properties fo:font-style="italic" style:font-style-asian="italic" fo:color="#C00000" fo:font-size="8pt" style:font-size-asian="8pt"/>
    </style:style>
    <style:style style:name="TableRow1400" style:family="table-row">
      <style:table-row-properties style:min-row-height="0.6694in" fo:keep-together="always"/>
    </style:style>
    <style:style style:name="TableCell140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2" style:parent-style-name="Standard" style:family="paragraph">
      <style:text-properties fo:color="#000000"/>
    </style:style>
    <style:style style:name="TableCell14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4" style:parent-style-name="Standard" style:family="paragraph">
      <style:text-properties fo:font-style="italic" style:font-style-asian="italic" fo:color="#C00000" fo:font-size="8pt" style:font-size-asian="8pt"/>
    </style:style>
    <style:style style:name="TableRow1405" style:family="table-row">
      <style:table-row-properties style:min-row-height="0.6694in" fo:keep-together="always"/>
    </style:style>
    <style:style style:name="TableCell14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07" style:parent-style-name="Standard" style:family="paragraph">
      <style:text-properties fo:color="#000000"/>
    </style:style>
    <style:style style:name="TableRow1408" style:family="table-row">
      <style:table-row-properties style:min-row-height="2.0548in" fo:keep-together="always"/>
    </style:style>
    <style:style style:name="TableCell14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0" style:parent-style-name="Standard" style:family="paragraph">
      <style:text-properties fo:color="#000000"/>
    </style:style>
    <style:style style:name="TableRow1411" style:family="table-row">
      <style:table-row-properties style:min-row-height="1.3562in" fo:keep-together="always"/>
    </style:style>
    <style:style style:name="TableCell14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3" style:parent-style-name="Standard" style:family="paragraph">
      <style:text-properties fo:color="#000000"/>
    </style:style>
    <style:style style:name="TableRow1414" style:family="table-row">
      <style:table-row-properties style:min-row-height="0.6694in" fo:keep-together="always"/>
    </style:style>
    <style:style style:name="TableCell14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6" style:parent-style-name="Standard" style:family="paragraph">
      <style:text-properties fo:color="#000000"/>
    </style:style>
    <style:style style:name="TableRow1417" style:family="table-row">
      <style:table-row-properties style:min-row-height="0.6694in" fo:keep-together="always"/>
    </style:style>
    <style:style style:name="TableCell141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19" style:parent-style-name="Standard" style:family="paragraph">
      <style:text-properties fo:color="#000000"/>
    </style:style>
    <style:style style:name="TableRow1420" style:family="table-row">
      <style:table-row-properties style:min-row-height="0.6694in" fo:keep-together="always"/>
    </style:style>
    <style:style style:name="TableCell142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2" style:parent-style-name="Standard" style:family="paragraph">
      <style:text-properties fo:color="#000000"/>
    </style:style>
    <style:style style:name="TableRow1423" style:family="table-row">
      <style:table-row-properties style:min-row-height="0.6694in" fo:keep-together="always"/>
    </style:style>
    <style:style style:name="TableCell14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5" style:parent-style-name="Standard" style:family="paragraph">
      <style:text-properties fo:color="#000000"/>
    </style:style>
    <style:style style:name="TableRow1426" style:family="table-row">
      <style:table-row-properties style:min-row-height="0.6097in" fo:keep-together="always"/>
    </style:style>
    <style:style style:name="TableCell142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28" style:parent-style-name="Standard" style:family="paragraph">
      <style:text-properties fo:color="#000000"/>
    </style:style>
    <style:style style:name="TableRow1429" style:family="table-row">
      <style:table-row-properties style:min-row-height="0.6694in" fo:keep-together="always"/>
    </style:style>
    <style:style style:name="TableCell1430"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31" style:parent-style-name="Standard" style:family="paragraph">
      <style:text-properties fo:color="#000000"/>
    </style:style>
    <style:style style:name="P1432" style:parent-style-name="Titolo2" style:family="paragraph">
      <style:paragraph-properties fo:break-before="page"/>
    </style:style>
    <style:style style:name="TableColumn1434" style:family="table-column">
      <style:table-column-properties style:column-width="3.1013in"/>
    </style:style>
    <style:style style:name="TableColumn1435" style:family="table-column">
      <style:table-column-properties style:column-width="3.2326in"/>
    </style:style>
    <style:style style:name="Table1433" style:family="table">
      <style:table-properties style:width="6.334in" fo:margin-left="0.068in" table:align="left"/>
    </style:style>
    <style:style style:name="TableRow1436" style:family="table-row">
      <style:table-row-properties style:min-row-height="0.6694in" fo:keep-together="always"/>
    </style:style>
    <style:style style:name="TableCell1437"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38" style:parent-style-name="Standard" style:family="paragraph">
      <style:text-properties fo:color="#000000"/>
    </style:style>
    <style:style style:name="TableCell143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40" style:parent-style-name="Standard" style:family="paragraph">
      <style:text-properties fo:font-style="italic" style:font-style-asian="italic" fo:color="#C00000" fo:font-size="8pt" style:font-size-asian="8pt"/>
    </style:style>
    <style:style style:name="TableRow1441" style:family="table-row">
      <style:table-row-properties style:min-row-height="0.6694in" fo:keep-together="always"/>
    </style:style>
    <style:style style:name="TableCell144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3" style:parent-style-name="Standard" style:family="paragraph">
      <style:text-properties fo:color="#000000"/>
    </style:style>
    <style:style style:name="TableCell14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5" style:parent-style-name="Standard" style:family="paragraph">
      <style:text-properties fo:font-style="italic" style:font-style-asian="italic" fo:color="#C00000" fo:font-size="8pt" style:font-size-asian="8pt"/>
    </style:style>
    <style:style style:name="TableRow1446" style:family="table-row">
      <style:table-row-properties style:min-row-height="0.6694in" fo:keep-together="always"/>
    </style:style>
    <style:style style:name="TableCell14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48" style:parent-style-name="Standard" style:family="paragraph">
      <style:text-properties fo:color="#000000"/>
    </style:style>
    <style:style style:name="TableRow1449" style:family="table-row">
      <style:table-row-properties style:min-row-height="2.0548in" fo:keep-together="always"/>
    </style:style>
    <style:style style:name="TableCell14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1" style:parent-style-name="Standard" style:family="paragraph">
      <style:text-properties fo:color="#000000"/>
    </style:style>
    <style:style style:name="TableRow1452" style:family="table-row">
      <style:table-row-properties style:min-row-height="1.3562in" fo:keep-together="always"/>
    </style:style>
    <style:style style:name="TableCell145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4" style:parent-style-name="Standard" style:family="paragraph">
      <style:text-properties fo:color="#000000"/>
    </style:style>
    <style:style style:name="TableRow1455" style:family="table-row">
      <style:table-row-properties style:min-row-height="0.6694in" fo:keep-together="always"/>
    </style:style>
    <style:style style:name="TableCell145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57" style:parent-style-name="Standard" style:family="paragraph">
      <style:text-properties fo:color="#000000"/>
    </style:style>
    <style:style style:name="TableRow1458" style:family="table-row">
      <style:table-row-properties style:min-row-height="0.6694in" fo:keep-together="always"/>
    </style:style>
    <style:style style:name="TableCell145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0" style:parent-style-name="Standard" style:family="paragraph">
      <style:text-properties fo:color="#000000"/>
    </style:style>
    <style:style style:name="TableRow1461" style:family="table-row">
      <style:table-row-properties style:min-row-height="0.6694in" fo:keep-together="always"/>
    </style:style>
    <style:style style:name="TableCell146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3" style:parent-style-name="Standard" style:family="paragraph">
      <style:text-properties fo:color="#000000"/>
    </style:style>
    <style:style style:name="TableRow1464" style:family="table-row">
      <style:table-row-properties style:min-row-height="0.6694in" fo:keep-together="always"/>
    </style:style>
    <style:style style:name="TableCell14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6" style:parent-style-name="Standard" style:family="paragraph">
      <style:text-properties fo:color="#000000"/>
    </style:style>
    <style:style style:name="TableRow1467" style:family="table-row">
      <style:table-row-properties style:min-row-height="0.6097in" fo:keep-together="always"/>
    </style:style>
    <style:style style:name="TableCell146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69" style:parent-style-name="Standard" style:family="paragraph">
      <style:text-properties fo:color="#000000"/>
    </style:style>
    <style:style style:name="TableRow1470" style:family="table-row">
      <style:table-row-properties style:min-row-height="0.6694in" fo:keep-together="always"/>
    </style:style>
    <style:style style:name="TableCell147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472" style:parent-style-name="Standard" style:family="paragraph">
      <style:text-properties fo:color="#000000"/>
    </style:style>
    <style:style style:name="P1473" style:parent-style-name="Titolo2" style:family="paragraph">
      <style:paragraph-properties fo:break-before="page"/>
    </style:style>
    <style:style style:name="TableColumn1475" style:family="table-column">
      <style:table-column-properties style:column-width="3.1013in"/>
    </style:style>
    <style:style style:name="TableColumn1476" style:family="table-column">
      <style:table-column-properties style:column-width="3.2326in"/>
    </style:style>
    <style:style style:name="Table1474" style:family="table">
      <style:table-properties style:width="6.334in" fo:margin-left="0.068in" table:align="left"/>
    </style:style>
    <style:style style:name="TableRow1477" style:family="table-row">
      <style:table-row-properties style:min-row-height="0.6694in" fo:keep-together="always"/>
    </style:style>
    <style:style style:name="TableCell1478"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79" style:parent-style-name="Standard" style:family="paragraph">
      <style:text-properties fo:color="#000000"/>
    </style:style>
    <style:style style:name="TableCell148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481" style:parent-style-name="Standard" style:family="paragraph">
      <style:text-properties fo:font-style="italic" style:font-style-asian="italic" fo:color="#C00000" fo:font-size="8pt" style:font-size-asian="8pt"/>
    </style:style>
    <style:style style:name="TableRow1482" style:family="table-row">
      <style:table-row-properties style:min-row-height="0.6694in" fo:keep-together="always"/>
    </style:style>
    <style:style style:name="TableCell148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4" style:parent-style-name="Standard" style:family="paragraph">
      <style:text-properties fo:color="#000000"/>
    </style:style>
    <style:style style:name="TableCell14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6" style:parent-style-name="Standard" style:family="paragraph">
      <style:text-properties fo:font-style="italic" style:font-style-asian="italic" fo:color="#C00000" fo:font-size="8pt" style:font-size-asian="8pt"/>
    </style:style>
    <style:style style:name="TableRow1487" style:family="table-row">
      <style:table-row-properties style:min-row-height="0.6694in" fo:keep-together="always"/>
    </style:style>
    <style:style style:name="TableCell14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89" style:parent-style-name="Standard" style:family="paragraph">
      <style:text-properties fo:color="#000000"/>
    </style:style>
    <style:style style:name="TableRow1490" style:family="table-row">
      <style:table-row-properties style:min-row-height="2.0548in" fo:keep-together="always"/>
    </style:style>
    <style:style style:name="TableCell14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2" style:parent-style-name="Standard" style:family="paragraph">
      <style:text-properties fo:color="#000000"/>
    </style:style>
    <style:style style:name="TableRow1493" style:family="table-row">
      <style:table-row-properties style:min-row-height="1.3562in" fo:keep-together="always"/>
    </style:style>
    <style:style style:name="TableCell149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5" style:parent-style-name="Standard" style:family="paragraph">
      <style:text-properties fo:color="#000000"/>
    </style:style>
    <style:style style:name="TableRow1496" style:family="table-row">
      <style:table-row-properties style:min-row-height="0.6694in" fo:keep-together="always"/>
    </style:style>
    <style:style style:name="TableCell149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498" style:parent-style-name="Standard" style:family="paragraph">
      <style:text-properties fo:color="#000000"/>
    </style:style>
    <style:style style:name="TableRow1499" style:family="table-row">
      <style:table-row-properties style:min-row-height="0.6694in" fo:keep-together="always"/>
    </style:style>
    <style:style style:name="TableCell150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1" style:parent-style-name="Standard" style:family="paragraph">
      <style:text-properties fo:color="#000000"/>
    </style:style>
    <style:style style:name="TableRow1502" style:family="table-row">
      <style:table-row-properties style:min-row-height="0.6694in" fo:keep-together="always"/>
    </style:style>
    <style:style style:name="TableCell150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4" style:parent-style-name="Standard" style:family="paragraph">
      <style:text-properties fo:color="#000000"/>
    </style:style>
    <style:style style:name="TableRow1505" style:family="table-row">
      <style:table-row-properties style:min-row-height="0.6694in" fo:keep-together="always"/>
    </style:style>
    <style:style style:name="TableCell150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07" style:parent-style-name="Standard" style:family="paragraph">
      <style:text-properties fo:color="#000000"/>
    </style:style>
    <style:style style:name="TableRow1508" style:family="table-row">
      <style:table-row-properties style:min-row-height="0.6097in" fo:keep-together="always"/>
    </style:style>
    <style:style style:name="TableCell15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10" style:parent-style-name="Standard" style:family="paragraph">
      <style:text-properties fo:color="#000000"/>
    </style:style>
    <style:style style:name="TableRow1511" style:family="table-row">
      <style:table-row-properties style:min-row-height="0.6694in" fo:keep-together="always"/>
    </style:style>
    <style:style style:name="TableCell1512"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13" style:parent-style-name="Standard" style:family="paragraph">
      <style:text-properties fo:color="#000000"/>
    </style:style>
    <style:style style:name="P1514" style:parent-style-name="Titolo2" style:family="paragraph">
      <style:paragraph-properties fo:break-before="page"/>
    </style:style>
    <style:style style:name="TableColumn1516" style:family="table-column">
      <style:table-column-properties style:column-width="3.1013in"/>
    </style:style>
    <style:style style:name="TableColumn1517" style:family="table-column">
      <style:table-column-properties style:column-width="3.2326in"/>
    </style:style>
    <style:style style:name="Table1515" style:family="table">
      <style:table-properties style:width="6.334in" fo:margin-left="0.068in" table:align="left"/>
    </style:style>
    <style:style style:name="TableRow1518" style:family="table-row">
      <style:table-row-properties style:min-row-height="0.6694in" fo:keep-together="always"/>
    </style:style>
    <style:style style:name="TableCell151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0" style:parent-style-name="Standard" style:family="paragraph">
      <style:text-properties fo:color="#000000"/>
    </style:style>
    <style:style style:name="TableCell152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22" style:parent-style-name="Standard" style:family="paragraph">
      <style:text-properties fo:font-style="italic" style:font-style-asian="italic" fo:color="#C00000" fo:font-size="8pt" style:font-size-asian="8pt"/>
    </style:style>
    <style:style style:name="TableRow1523" style:family="table-row">
      <style:table-row-properties style:min-row-height="0.6694in" fo:keep-together="always"/>
    </style:style>
    <style:style style:name="TableCell152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5" style:parent-style-name="Standard" style:family="paragraph">
      <style:text-properties fo:color="#000000"/>
    </style:style>
    <style:style style:name="TableCell152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27" style:parent-style-name="Standard" style:family="paragraph">
      <style:text-properties fo:font-style="italic" style:font-style-asian="italic" fo:color="#C00000" fo:font-size="8pt" style:font-size-asian="8pt"/>
    </style:style>
    <style:style style:name="TableRow1528" style:family="table-row">
      <style:table-row-properties style:min-row-height="0.6694in" fo:keep-together="always"/>
    </style:style>
    <style:style style:name="TableCell152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0" style:parent-style-name="Standard" style:family="paragraph">
      <style:text-properties fo:color="#000000"/>
    </style:style>
    <style:style style:name="TableRow1531" style:family="table-row">
      <style:table-row-properties style:min-row-height="2.0548in" fo:keep-together="always"/>
    </style:style>
    <style:style style:name="TableCell153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3" style:parent-style-name="Standard" style:family="paragraph">
      <style:text-properties fo:color="#000000"/>
    </style:style>
    <style:style style:name="TableRow1534" style:family="table-row">
      <style:table-row-properties style:min-row-height="1.3562in" fo:keep-together="always"/>
    </style:style>
    <style:style style:name="TableCell153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6" style:parent-style-name="Standard" style:family="paragraph">
      <style:text-properties fo:color="#000000"/>
    </style:style>
    <style:style style:name="TableRow1537" style:family="table-row">
      <style:table-row-properties style:min-row-height="0.6694in" fo:keep-together="always"/>
    </style:style>
    <style:style style:name="TableCell153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39" style:parent-style-name="Standard" style:family="paragraph">
      <style:text-properties fo:color="#000000"/>
    </style:style>
    <style:style style:name="TableRow1540" style:family="table-row">
      <style:table-row-properties style:min-row-height="0.6694in" fo:keep-together="always"/>
    </style:style>
    <style:style style:name="TableCell15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2" style:parent-style-name="Standard" style:family="paragraph">
      <style:text-properties fo:color="#000000"/>
    </style:style>
    <style:style style:name="TableRow1543" style:family="table-row">
      <style:table-row-properties style:min-row-height="0.6694in" fo:keep-together="always"/>
    </style:style>
    <style:style style:name="TableCell15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5" style:parent-style-name="Standard" style:family="paragraph">
      <style:text-properties fo:color="#000000"/>
    </style:style>
    <style:style style:name="TableRow1546" style:family="table-row">
      <style:table-row-properties style:min-row-height="0.6694in" fo:keep-together="always"/>
    </style:style>
    <style:style style:name="TableCell15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48" style:parent-style-name="Standard" style:family="paragraph">
      <style:text-properties fo:color="#000000"/>
    </style:style>
    <style:style style:name="TableRow1549" style:family="table-row">
      <style:table-row-properties style:min-row-height="0.6097in" fo:keep-together="always"/>
    </style:style>
    <style:style style:name="TableCell155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51" style:parent-style-name="Standard" style:family="paragraph">
      <style:text-properties fo:color="#000000"/>
    </style:style>
    <style:style style:name="TableRow1552" style:family="table-row">
      <style:table-row-properties style:min-row-height="0.6694in" fo:keep-together="always"/>
    </style:style>
    <style:style style:name="TableCell1553"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54" style:parent-style-name="Standard" style:family="paragraph">
      <style:text-properties fo:color="#000000"/>
    </style:style>
    <style:style style:name="P1555" style:parent-style-name="Titolo2" style:family="paragraph">
      <style:paragraph-properties fo:break-before="page"/>
    </style:style>
    <style:style style:name="TableColumn1557" style:family="table-column">
      <style:table-column-properties style:column-width="3.1013in"/>
    </style:style>
    <style:style style:name="TableColumn1558" style:family="table-column">
      <style:table-column-properties style:column-width="3.2326in"/>
    </style:style>
    <style:style style:name="Table1556" style:family="table">
      <style:table-properties style:width="6.334in" fo:margin-left="0.068in" table:align="left"/>
    </style:style>
    <style:style style:name="TableRow1559" style:family="table-row">
      <style:table-row-properties style:min-row-height="0.6694in" fo:keep-together="always"/>
    </style:style>
    <style:style style:name="TableCell1560"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1" style:parent-style-name="Standard" style:family="paragraph">
      <style:text-properties fo:color="#000000"/>
    </style:style>
    <style:style style:name="TableCell1562"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563" style:parent-style-name="Standard" style:family="paragraph">
      <style:text-properties fo:font-style="italic" style:font-style-asian="italic" fo:color="#C00000" fo:font-size="8pt" style:font-size-asian="8pt"/>
    </style:style>
    <style:style style:name="TableRow1564" style:family="table-row">
      <style:table-row-properties style:min-row-height="0.6694in" fo:keep-together="always"/>
    </style:style>
    <style:style style:name="TableCell156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6" style:parent-style-name="Standard" style:family="paragraph">
      <style:text-properties fo:color="#000000"/>
    </style:style>
    <style:style style:name="TableCell156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68" style:parent-style-name="Standard" style:family="paragraph">
      <style:text-properties fo:font-style="italic" style:font-style-asian="italic" fo:color="#C00000" fo:font-size="8pt" style:font-size-asian="8pt"/>
    </style:style>
    <style:style style:name="TableRow1569" style:family="table-row">
      <style:table-row-properties style:min-row-height="0.6694in" fo:keep-together="always"/>
    </style:style>
    <style:style style:name="TableCell157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1" style:parent-style-name="Standard" style:family="paragraph">
      <style:text-properties fo:color="#000000"/>
    </style:style>
    <style:style style:name="TableRow1572" style:family="table-row">
      <style:table-row-properties style:min-row-height="2.0548in" fo:keep-together="always"/>
    </style:style>
    <style:style style:name="TableCell157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4" style:parent-style-name="Standard" style:family="paragraph">
      <style:text-properties fo:color="#000000"/>
    </style:style>
    <style:style style:name="TableRow1575" style:family="table-row">
      <style:table-row-properties style:min-row-height="1.3562in" fo:keep-together="always"/>
    </style:style>
    <style:style style:name="TableCell1576"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77" style:parent-style-name="Standard" style:family="paragraph">
      <style:text-properties fo:color="#000000"/>
    </style:style>
    <style:style style:name="TableRow1578" style:family="table-row">
      <style:table-row-properties style:min-row-height="0.6694in" fo:keep-together="always"/>
    </style:style>
    <style:style style:name="TableCell157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0" style:parent-style-name="Standard" style:family="paragraph">
      <style:text-properties fo:color="#000000"/>
    </style:style>
    <style:style style:name="TableRow1581" style:family="table-row">
      <style:table-row-properties style:min-row-height="0.6694in" fo:keep-together="always"/>
    </style:style>
    <style:style style:name="TableCell15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3" style:parent-style-name="Standard" style:family="paragraph">
      <style:text-properties fo:color="#000000"/>
    </style:style>
    <style:style style:name="TableRow1584" style:family="table-row">
      <style:table-row-properties style:min-row-height="0.6694in" fo:keep-together="always"/>
    </style:style>
    <style:style style:name="TableCell15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6" style:parent-style-name="Standard" style:family="paragraph">
      <style:text-properties fo:color="#000000"/>
    </style:style>
    <style:style style:name="TableRow1587" style:family="table-row">
      <style:table-row-properties style:min-row-height="0.6694in" fo:keep-together="always"/>
    </style:style>
    <style:style style:name="TableCell15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89" style:parent-style-name="Standard" style:family="paragraph">
      <style:text-properties fo:color="#000000"/>
    </style:style>
    <style:style style:name="TableRow1590" style:family="table-row">
      <style:table-row-properties style:min-row-height="0.6097in" fo:keep-together="always"/>
    </style:style>
    <style:style style:name="TableCell159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592" style:parent-style-name="Standard" style:family="paragraph">
      <style:text-properties fo:color="#000000"/>
    </style:style>
    <style:style style:name="TableRow1593" style:family="table-row">
      <style:table-row-properties style:min-row-height="0.6694in" fo:keep-together="always"/>
    </style:style>
    <style:style style:name="TableCell1594"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595" style:parent-style-name="Standard" style:family="paragraph">
      <style:text-properties fo:color="#000000"/>
    </style:style>
    <style:style style:name="TableColumn1597" style:family="table-column">
      <style:table-column-properties style:column-width="3.3152in"/>
    </style:style>
    <style:style style:name="TableColumn1598" style:family="table-column">
      <style:table-column-properties style:column-width="0.0687in"/>
    </style:style>
    <style:style style:name="TableColumn1599" style:family="table-column">
      <style:table-column-properties style:column-width="3.3847in"/>
    </style:style>
    <style:style style:name="Table1596" style:family="table">
      <style:table-properties style:width="6.7687in" fo:margin-left="0.068in" table:align="left"/>
    </style:style>
    <style:style style:name="TableRow1600" style:family="table-row">
      <style:table-row-properties style:min-row-height="0.6694in" fo:keep-together="always"/>
    </style:style>
    <style:style style:name="TableCell1601"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2" style:parent-style-name="Standard" style:family="paragraph">
      <style:text-properties fo:color="#000000"/>
    </style:style>
    <style:style style:name="P1603" style:parent-style-name="Standard" style:family="paragraph">
      <style:text-properties fo:color="#000000"/>
    </style:style>
    <style:style style:name="TableCell1604"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05" style:parent-style-name="Standard" style:family="paragraph">
      <style:text-properties fo:font-style="italic" style:font-style-asian="italic" fo:color="#C00000" fo:font-size="8pt" style:font-size-asian="8pt"/>
    </style:style>
    <style:style style:name="TableRow1606" style:family="table-row">
      <style:table-row-properties style:min-row-height="0.6694in" fo:keep-together="always"/>
    </style:style>
    <style:style style:name="TableCell160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08" style:parent-style-name="Standard" style:family="paragraph">
      <style:text-properties fo:color="#000000"/>
    </style:style>
    <style:style style:name="TableCell160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0" style:parent-style-name="Standard" style:family="paragraph">
      <style:text-properties fo:font-style="italic" style:font-style-asian="italic" fo:color="#C00000" fo:font-size="8pt" style:font-size-asian="8pt"/>
    </style:style>
    <style:style style:name="TableRow1611" style:family="table-row">
      <style:table-row-properties style:min-row-height="2.0548in" fo:keep-together="always"/>
    </style:style>
    <style:style style:name="TableCell161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3" style:parent-style-name="Standard" style:family="paragraph">
      <style:text-properties fo:color="#000000"/>
    </style:style>
    <style:style style:name="TableRow1614" style:family="table-row">
      <style:table-row-properties style:min-row-height="1.3388in" fo:keep-together="always"/>
    </style:style>
    <style:style style:name="TableCell161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6" style:parent-style-name="Standard" style:family="paragraph">
      <style:text-properties fo:color="#000000"/>
    </style:style>
    <style:style style:name="TableCell161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18" style:parent-style-name="Standard" style:family="paragraph">
      <style:text-properties fo:font-style="italic" style:font-style-asian="italic" fo:color="#C00000" fo:font-size="8pt" style:font-size-asian="8pt"/>
    </style:style>
    <style:style style:name="TableRow1619" style:family="table-row">
      <style:table-row-properties style:min-row-height="1.3388in" fo:keep-together="always"/>
    </style:style>
    <style:style style:name="TableCell162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1" style:parent-style-name="Standard" style:family="paragraph">
      <style:text-properties fo:color="#000000"/>
    </style:style>
    <style:style style:name="TableRow1622" style:family="table-row">
      <style:table-row-properties style:min-row-height="0.7868in" fo:keep-together="always"/>
    </style:style>
    <style:style style:name="TableCell1623"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24" style:parent-style-name="Standard" style:family="paragraph">
      <style:text-properties fo:color="#000000"/>
    </style:style>
    <style:style style:name="TableRow1625" style:family="table-row">
      <style:table-row-properties style:min-row-height="1.6729in" fo:keep-together="always"/>
    </style:style>
    <style:style style:name="TableCell1626"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27" style:parent-style-name="Standard" style:family="paragraph">
      <style:text-properties fo:color="#000000"/>
    </style:style>
    <style:style style:name="TableColumn1629" style:family="table-column">
      <style:table-column-properties style:column-width="3.3152in"/>
    </style:style>
    <style:style style:name="TableColumn1630" style:family="table-column">
      <style:table-column-properties style:column-width="0.0687in"/>
    </style:style>
    <style:style style:name="TableColumn1631" style:family="table-column">
      <style:table-column-properties style:column-width="3.3847in"/>
    </style:style>
    <style:style style:name="Table1628" style:family="table">
      <style:table-properties style:width="6.7687in" fo:margin-left="0.068in" table:align="left"/>
    </style:style>
    <style:style style:name="TableRow1632" style:family="table-row">
      <style:table-row-properties style:min-row-height="0.6694in" fo:keep-together="always"/>
    </style:style>
    <style:style style:name="TableCell1633"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34" style:parent-style-name="Standard" style:family="paragraph">
      <style:text-properties fo:color="#000000"/>
    </style:style>
    <style:style style:name="P1635" style:parent-style-name="Standard" style:family="paragraph">
      <style:text-properties fo:color="#000000"/>
    </style:style>
    <style:style style:name="TableCell163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37" style:parent-style-name="Standard" style:family="paragraph">
      <style:text-properties fo:font-style="italic" style:font-style-asian="italic" fo:color="#C00000" fo:font-size="8pt" style:font-size-asian="8pt"/>
    </style:style>
    <style:style style:name="TableRow1638" style:family="table-row">
      <style:table-row-properties style:min-row-height="0.6694in" fo:keep-together="always"/>
    </style:style>
    <style:style style:name="TableCell163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0" style:parent-style-name="Standard" style:family="paragraph">
      <style:text-properties fo:color="#000000"/>
    </style:style>
    <style:style style:name="TableCell1641"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2" style:parent-style-name="Standard" style:family="paragraph">
      <style:text-properties fo:font-style="italic" style:font-style-asian="italic" fo:color="#C00000" fo:font-size="8pt" style:font-size-asian="8pt"/>
    </style:style>
    <style:style style:name="TableRow1643" style:family="table-row">
      <style:table-row-properties style:min-row-height="2.0548in" fo:keep-together="always"/>
    </style:style>
    <style:style style:name="TableCell164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5" style:parent-style-name="Standard" style:family="paragraph">
      <style:text-properties fo:color="#000000"/>
    </style:style>
    <style:style style:name="TableRow1646" style:family="table-row">
      <style:table-row-properties style:min-row-height="1.3388in" fo:keep-together="always"/>
    </style:style>
    <style:style style:name="TableCell164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48" style:parent-style-name="Standard" style:family="paragraph">
      <style:text-properties fo:color="#000000"/>
    </style:style>
    <style:style style:name="TableCell1649"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0" style:parent-style-name="Standard" style:family="paragraph">
      <style:text-properties fo:font-style="italic" style:font-style-asian="italic" fo:color="#C00000" fo:font-size="8pt" style:font-size-asian="8pt"/>
    </style:style>
    <style:style style:name="TableRow1651" style:family="table-row">
      <style:table-row-properties style:min-row-height="1.3388in" fo:keep-together="always"/>
    </style:style>
    <style:style style:name="TableCell165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3" style:parent-style-name="Standard" style:family="paragraph">
      <style:text-properties fo:color="#000000"/>
    </style:style>
    <style:style style:name="TableRow1654" style:family="table-row">
      <style:table-row-properties style:min-row-height="0.7868in" fo:keep-together="always"/>
    </style:style>
    <style:style style:name="TableCell165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56" style:parent-style-name="Standard" style:family="paragraph">
      <style:text-properties fo:color="#000000"/>
    </style:style>
    <style:style style:name="TableRow1657" style:family="table-row">
      <style:table-row-properties style:min-row-height="1.6729in" fo:keep-together="always"/>
    </style:style>
    <style:style style:name="TableCell1658"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59" style:parent-style-name="Standard" style:family="paragraph">
      <style:text-properties fo:color="#000000"/>
    </style:style>
    <style:style style:name="P1660" style:parent-style-name="Standard" style:family="paragraph">
      <style:paragraph-properties fo:break-before="page"/>
    </style:style>
    <style:style style:name="TableColumn1662" style:family="table-column">
      <style:table-column-properties style:column-width="3.3152in"/>
    </style:style>
    <style:style style:name="TableColumn1663" style:family="table-column">
      <style:table-column-properties style:column-width="0.0687in"/>
    </style:style>
    <style:style style:name="TableColumn1664" style:family="table-column">
      <style:table-column-properties style:column-width="3.3847in"/>
    </style:style>
    <style:style style:name="Table1661" style:family="table">
      <style:table-properties style:width="6.7687in" fo:margin-left="0.068in" table:align="left"/>
    </style:style>
    <style:style style:name="TableRow1665" style:family="table-row">
      <style:table-row-properties style:min-row-height="0.6694in" fo:keep-together="always"/>
    </style:style>
    <style:style style:name="TableCell1666"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67" style:parent-style-name="Standard" style:family="paragraph">
      <style:text-properties fo:color="#000000"/>
    </style:style>
    <style:style style:name="P1668" style:parent-style-name="Standard" style:family="paragraph">
      <style:text-properties fo:color="#000000"/>
    </style:style>
    <style:style style:name="TableCell1669" style:family="table-cell">
      <style:table-cell-properties fo:border-top="0.0312in solid #000001" fo:border-left="none" fo:border-bottom="0.0138in solid #000001" fo:border-right="none" fo:background-color="#FFFFFF" style:writing-mode="lr-tb" fo:padding-top="0in" fo:padding-left="0.075in" fo:padding-bottom="0in" fo:padding-right="0.075in"/>
    </style:style>
    <style:style style:name="P1670" style:parent-style-name="Standard" style:family="paragraph">
      <style:text-properties fo:font-style="italic" style:font-style-asian="italic" fo:color="#C00000" fo:font-size="8pt" style:font-size-asian="8pt"/>
    </style:style>
    <style:style style:name="TableRow1671" style:family="table-row">
      <style:table-row-properties style:min-row-height="0.6694in" fo:keep-together="always"/>
    </style:style>
    <style:style style:name="TableCell167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3" style:parent-style-name="Standard" style:family="paragraph">
      <style:text-properties fo:color="#000000"/>
    </style:style>
    <style:style style:name="TableCell1674"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5" style:parent-style-name="Standard" style:family="paragraph">
      <style:text-properties fo:font-style="italic" style:font-style-asian="italic" fo:color="#C00000" fo:font-size="8pt" style:font-size-asian="8pt"/>
    </style:style>
    <style:style style:name="TableRow1676" style:family="table-row">
      <style:table-row-properties style:min-row-height="2.0548in" fo:keep-together="always"/>
    </style:style>
    <style:style style:name="TableCell1677"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78" style:parent-style-name="Standard" style:family="paragraph">
      <style:text-properties fo:color="#000000"/>
    </style:style>
    <style:style style:name="TableRow1679" style:family="table-row">
      <style:table-row-properties style:min-row-height="1.3388in" fo:keep-together="always"/>
    </style:style>
    <style:style style:name="TableCell1680"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1" style:parent-style-name="Standard" style:family="paragraph">
      <style:text-properties fo:color="#000000"/>
    </style:style>
    <style:style style:name="TableCell1682"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3" style:parent-style-name="Standard" style:family="paragraph">
      <style:text-properties fo:font-style="italic" style:font-style-asian="italic" fo:color="#C00000" fo:font-size="8pt" style:font-size-asian="8pt"/>
    </style:style>
    <style:style style:name="TableRow1684" style:family="table-row">
      <style:table-row-properties style:min-row-height="1.3388in" fo:keep-together="always"/>
    </style:style>
    <style:style style:name="TableCell1685"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6" style:parent-style-name="Standard" style:family="paragraph">
      <style:text-properties fo:color="#000000"/>
    </style:style>
    <style:style style:name="TableRow1687" style:family="table-row">
      <style:table-row-properties style:min-row-height="0.7868in" fo:keep-together="always"/>
    </style:style>
    <style:style style:name="TableCell1688" style:family="table-cell">
      <style:table-cell-properties fo:border-top="0.0138in solid #000001" fo:border-left="none" fo:border-bottom="0.0138in solid #000001" fo:border-right="none" fo:background-color="#FFFFFF" style:writing-mode="lr-tb" fo:padding-top="0in" fo:padding-left="0.075in" fo:padding-bottom="0in" fo:padding-right="0.075in"/>
    </style:style>
    <style:style style:name="P1689" style:parent-style-name="Standard" style:family="paragraph">
      <style:text-properties fo:color="#000000"/>
    </style:style>
    <style:style style:name="TableRow1690" style:family="table-row">
      <style:table-row-properties style:min-row-height="1.6729in" fo:keep-together="always"/>
    </style:style>
    <style:style style:name="TableCell1691" style:family="table-cell">
      <style:table-cell-properties fo:border-top="0.0138in solid #000001" fo:border-left="none" fo:border-bottom="0.0312in solid #000001" fo:border-right="none" fo:background-color="#FFFFFF" style:writing-mode="lr-tb" fo:padding-top="0in" fo:padding-left="0.075in" fo:padding-bottom="0in" fo:padding-right="0.075in"/>
    </style:style>
    <style:style style:name="P1692" style:parent-style-name="Standard" style:family="paragraph">
      <style:text-properties fo:color="#000000"/>
    </style:style>
    <style:style style:name="P1693" style:parent-style-name="Standard" style:family="paragraph">
      <style:paragraph-properties fo:break-before="page"/>
    </style:style>
    <style:style style:name="P1694" style:parent-style-name="Standard" style:family="paragraph">
      <style:paragraph-properties fo:break-before="page"/>
    </style:style>
    <style:style style:name="TableColumn1696" style:family="table-column">
      <style:table-column-properties style:column-width="6.693in"/>
    </style:style>
    <style:style style:name="Table1695" style:family="table">
      <style:table-properties style:width="6.693in" fo:margin-left="-0.0069in" table:align="left"/>
    </style:style>
    <style:style style:name="TableRow1697" style:family="table-row">
      <style:table-row-properties/>
    </style:style>
    <style:style style:name="TableCell1698"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699" style:parent-style-name="Standard" style:family="paragraph">
      <style:paragraph-properties fo:margin-bottom="0in" fo:line-height="100%"/>
    </style:style>
    <style:style style:name="TableRow1700" style:family="table-row">
      <style:table-row-properties/>
    </style:style>
    <style:style style:name="TableCell1701" style:family="table-cell">
      <style:table-cell-properties fo:border="0.0069in solid #808080" style:writing-mode="lr-tb" fo:padding-top="0in" fo:padding-left="0.0715in" fo:padding-bottom="0in" fo:padding-right="0.075in"/>
    </style:style>
    <style:style style:name="P1702" style:parent-style-name="Standard" style:family="paragraph">
      <style:paragraph-properties fo:margin-bottom="0in" fo:line-height="100%"/>
    </style:style>
    <style:style style:name="TableRow1703" style:family="table-row">
      <style:table-row-properties/>
    </style:style>
    <style:style style:name="TableCell1704" style:family="table-cell">
      <style:table-cell-properties fo:border="0.0069in solid #808080" style:writing-mode="lr-tb" fo:padding-top="0in" fo:padding-left="0.0715in" fo:padding-bottom="0in" fo:padding-right="0.075in"/>
    </style:style>
    <style:style style:name="P1705" style:parent-style-name="Standard" style:family="paragraph">
      <style:paragraph-properties fo:margin-bottom="0in" fo:line-height="100%"/>
    </style:style>
    <style:style style:name="TableRow1706" style:family="table-row">
      <style:table-row-properties/>
    </style:style>
    <style:style style:name="TableCell1707" style:family="table-cell">
      <style:table-cell-properties fo:border="0.0069in solid #808080" style:writing-mode="lr-tb" fo:padding-top="0in" fo:padding-left="0.0715in" fo:padding-bottom="0in" fo:padding-right="0.075in"/>
    </style:style>
    <style:style style:name="P1708" style:parent-style-name="Standard" style:family="paragraph">
      <style:paragraph-properties fo:margin-bottom="0in" fo:line-height="100%"/>
    </style:style>
    <style:style style:name="TableRow1709" style:family="table-row">
      <style:table-row-properties/>
    </style:style>
    <style:style style:name="TableCell1710" style:family="table-cell">
      <style:table-cell-properties fo:border="0.0069in solid #808080" style:writing-mode="lr-tb" fo:padding-top="0in" fo:padding-left="0.0715in" fo:padding-bottom="0in" fo:padding-right="0.075in"/>
    </style:style>
    <style:style style:name="P1711" style:parent-style-name="Standard" style:family="paragraph">
      <style:paragraph-properties fo:margin-bottom="0in" fo:line-height="100%"/>
    </style:style>
    <style:style style:name="TableRow1712" style:family="table-row">
      <style:table-row-properties/>
    </style:style>
    <style:style style:name="TableCell1713" style:family="table-cell">
      <style:table-cell-properties fo:border="0.0069in solid #808080" style:writing-mode="lr-tb" fo:padding-top="0in" fo:padding-left="0.0715in" fo:padding-bottom="0in" fo:padding-right="0.075in"/>
    </style:style>
    <style:style style:name="P1714" style:parent-style-name="Standard" style:family="paragraph">
      <style:paragraph-properties fo:margin-bottom="0in" fo:line-height="100%"/>
    </style:style>
    <style:style style:name="TableRow1715" style:family="table-row">
      <style:table-row-properties/>
    </style:style>
    <style:style style:name="TableCell1716" style:family="table-cell">
      <style:table-cell-properties fo:border="0.0069in solid #808080" style:writing-mode="lr-tb" fo:padding-top="0in" fo:padding-left="0.0715in" fo:padding-bottom="0in" fo:padding-right="0.075in"/>
    </style:style>
    <style:style style:name="P1717" style:parent-style-name="Standard" style:family="paragraph">
      <style:paragraph-properties fo:margin-bottom="0in" fo:line-height="100%"/>
    </style:style>
    <style:style style:name="TableRow1718" style:family="table-row">
      <style:table-row-properties/>
    </style:style>
    <style:style style:name="TableCell1719" style:family="table-cell">
      <style:table-cell-properties fo:border="0.0069in solid #808080" style:writing-mode="lr-tb" fo:padding-top="0in" fo:padding-left="0.0715in" fo:padding-bottom="0in" fo:padding-right="0.075in"/>
    </style:style>
    <style:style style:name="P1720" style:parent-style-name="Standard" style:family="paragraph">
      <style:paragraph-properties fo:margin-bottom="0in" fo:line-height="100%"/>
    </style:style>
    <style:style style:name="TableRow1721" style:family="table-row">
      <style:table-row-properties/>
    </style:style>
    <style:style style:name="TableCell1722" style:family="table-cell">
      <style:table-cell-properties fo:border="0.0069in solid #808080" style:writing-mode="lr-tb" fo:padding-top="0in" fo:padding-left="0.0715in" fo:padding-bottom="0in" fo:padding-right="0.075in"/>
    </style:style>
    <style:style style:name="P1723" style:parent-style-name="Standard" style:family="paragraph">
      <style:paragraph-properties fo:margin-bottom="0in" fo:line-height="100%"/>
    </style:style>
    <style:style style:name="TableRow1724" style:family="table-row">
      <style:table-row-properties/>
    </style:style>
    <style:style style:name="TableCell1725" style:family="table-cell">
      <style:table-cell-properties fo:border="0.0069in solid #808080" style:writing-mode="lr-tb" fo:padding-top="0in" fo:padding-left="0.0715in" fo:padding-bottom="0in" fo:padding-right="0.075in"/>
    </style:style>
    <style:style style:name="P1726" style:parent-style-name="Standard" style:family="paragraph">
      <style:paragraph-properties fo:margin-bottom="0in" fo:line-height="100%"/>
    </style:style>
    <style:style style:name="TableRow1727" style:family="table-row">
      <style:table-row-properties/>
    </style:style>
    <style:style style:name="TableCell1728" style:family="table-cell">
      <style:table-cell-properties fo:border="0.0069in solid #808080" style:writing-mode="lr-tb" fo:padding-top="0in" fo:padding-left="0.0715in" fo:padding-bottom="0in" fo:padding-right="0.075in"/>
    </style:style>
    <style:style style:name="P1729" style:parent-style-name="Standard" style:family="paragraph">
      <style:paragraph-properties fo:margin-bottom="0in" fo:line-height="100%"/>
    </style:style>
    <style:style style:name="TableRow1730" style:family="table-row">
      <style:table-row-properties/>
    </style:style>
    <style:style style:name="TableCell1731" style:family="table-cell">
      <style:table-cell-properties fo:border="0.0069in solid #808080" style:writing-mode="lr-tb" fo:padding-top="0in" fo:padding-left="0.0715in" fo:padding-bottom="0in" fo:padding-right="0.075in"/>
    </style:style>
    <style:style style:name="P1732" style:parent-style-name="Standard" style:family="paragraph">
      <style:paragraph-properties fo:margin-bottom="0in" fo:line-height="100%"/>
    </style:style>
    <style:style style:name="TableRow1733" style:family="table-row">
      <style:table-row-properties/>
    </style:style>
    <style:style style:name="TableCell1734" style:family="table-cell">
      <style:table-cell-properties fo:border="0.0069in solid #808080" style:writing-mode="lr-tb" fo:padding-top="0in" fo:padding-left="0.0715in" fo:padding-bottom="0in" fo:padding-right="0.075in"/>
    </style:style>
    <style:style style:name="P1735" style:parent-style-name="Standard" style:family="paragraph">
      <style:paragraph-properties fo:margin-bottom="0in" fo:line-height="100%"/>
    </style:style>
    <style:style style:name="TableColumn1737" style:family="table-column">
      <style:table-column-properties style:column-width="6.693in"/>
    </style:style>
    <style:style style:name="Table1736" style:family="table">
      <style:table-properties style:width="6.693in" fo:margin-left="-0.0069in" table:align="left"/>
    </style:style>
    <style:style style:name="TableRow1738" style:family="table-row">
      <style:table-row-properties/>
    </style:style>
    <style:style style:name="TableCell1739"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40" style:parent-style-name="Standard" style:family="paragraph">
      <style:paragraph-properties fo:margin-bottom="0in" fo:line-height="100%"/>
    </style:style>
    <style:style style:name="TableRow1741" style:family="table-row">
      <style:table-row-properties/>
    </style:style>
    <style:style style:name="TableCell1742" style:family="table-cell">
      <style:table-cell-properties fo:border="0.0069in solid #808080" style:writing-mode="lr-tb" fo:padding-top="0in" fo:padding-left="0.0715in" fo:padding-bottom="0in" fo:padding-right="0.075in"/>
    </style:style>
    <style:style style:name="P1743" style:parent-style-name="Standard" style:family="paragraph">
      <style:paragraph-properties fo:margin-bottom="0in" fo:line-height="100%"/>
    </style:style>
    <style:style style:name="TableRow1744" style:family="table-row">
      <style:table-row-properties/>
    </style:style>
    <style:style style:name="TableCell1745" style:family="table-cell">
      <style:table-cell-properties fo:border="0.0069in solid #808080" style:writing-mode="lr-tb" fo:padding-top="0in" fo:padding-left="0.0715in" fo:padding-bottom="0in" fo:padding-right="0.075in"/>
    </style:style>
    <style:style style:name="P1746" style:parent-style-name="Standard" style:family="paragraph">
      <style:paragraph-properties fo:margin-bottom="0in" fo:line-height="100%"/>
    </style:style>
    <style:style style:name="TableRow1747" style:family="table-row">
      <style:table-row-properties/>
    </style:style>
    <style:style style:name="TableCell1748" style:family="table-cell">
      <style:table-cell-properties fo:border="0.0069in solid #808080" style:writing-mode="lr-tb" fo:padding-top="0in" fo:padding-left="0.0715in" fo:padding-bottom="0in" fo:padding-right="0.075in"/>
    </style:style>
    <style:style style:name="P1749" style:parent-style-name="Standard" style:family="paragraph">
      <style:paragraph-properties fo:margin-bottom="0in" fo:line-height="100%"/>
    </style:style>
    <style:style style:name="TableRow1750" style:family="table-row">
      <style:table-row-properties/>
    </style:style>
    <style:style style:name="TableCell1751" style:family="table-cell">
      <style:table-cell-properties fo:border="0.0069in solid #808080" style:writing-mode="lr-tb" fo:padding-top="0in" fo:padding-left="0.0715in" fo:padding-bottom="0in" fo:padding-right="0.075in"/>
    </style:style>
    <style:style style:name="P1752" style:parent-style-name="Standard" style:family="paragraph">
      <style:paragraph-properties fo:margin-bottom="0in" fo:line-height="100%"/>
    </style:style>
    <style:style style:name="TableRow1753" style:family="table-row">
      <style:table-row-properties/>
    </style:style>
    <style:style style:name="TableCell1754" style:family="table-cell">
      <style:table-cell-properties fo:border="0.0069in solid #808080" style:writing-mode="lr-tb" fo:padding-top="0in" fo:padding-left="0.0715in" fo:padding-bottom="0in" fo:padding-right="0.075in"/>
    </style:style>
    <style:style style:name="P1755" style:parent-style-name="Standard" style:family="paragraph">
      <style:paragraph-properties fo:margin-bottom="0in" fo:line-height="100%"/>
    </style:style>
    <style:style style:name="TableRow1756" style:family="table-row">
      <style:table-row-properties/>
    </style:style>
    <style:style style:name="TableCell1757" style:family="table-cell">
      <style:table-cell-properties fo:border="0.0069in solid #808080" style:writing-mode="lr-tb" fo:padding-top="0in" fo:padding-left="0.0715in" fo:padding-bottom="0in" fo:padding-right="0.075in"/>
    </style:style>
    <style:style style:name="P1758" style:parent-style-name="Standard" style:family="paragraph">
      <style:paragraph-properties fo:margin-bottom="0in" fo:line-height="100%"/>
    </style:style>
    <style:style style:name="TableRow1759" style:family="table-row">
      <style:table-row-properties/>
    </style:style>
    <style:style style:name="TableCell1760" style:family="table-cell">
      <style:table-cell-properties fo:border="0.0069in solid #808080" style:writing-mode="lr-tb" fo:padding-top="0in" fo:padding-left="0.0715in" fo:padding-bottom="0in" fo:padding-right="0.075in"/>
    </style:style>
    <style:style style:name="P1761" style:parent-style-name="Standard" style:family="paragraph">
      <style:paragraph-properties fo:margin-bottom="0in" fo:line-height="100%"/>
    </style:style>
    <style:style style:name="TableRow1762" style:family="table-row">
      <style:table-row-properties/>
    </style:style>
    <style:style style:name="TableCell1763" style:family="table-cell">
      <style:table-cell-properties fo:border="0.0069in solid #808080" style:writing-mode="lr-tb" fo:padding-top="0in" fo:padding-left="0.0715in" fo:padding-bottom="0in" fo:padding-right="0.075in"/>
    </style:style>
    <style:style style:name="P1764" style:parent-style-name="Standard" style:family="paragraph">
      <style:paragraph-properties fo:margin-bottom="0in" fo:line-height="100%"/>
    </style:style>
    <style:style style:name="TableRow1765" style:family="table-row">
      <style:table-row-properties/>
    </style:style>
    <style:style style:name="TableCell1766" style:family="table-cell">
      <style:table-cell-properties fo:border="0.0069in solid #808080" style:writing-mode="lr-tb" fo:padding-top="0in" fo:padding-left="0.0715in" fo:padding-bottom="0in" fo:padding-right="0.075in"/>
    </style:style>
    <style:style style:name="P1767" style:parent-style-name="Standard" style:family="paragraph">
      <style:paragraph-properties fo:margin-bottom="0in" fo:line-height="100%"/>
    </style:style>
    <style:style style:name="TableRow1768" style:family="table-row">
      <style:table-row-properties/>
    </style:style>
    <style:style style:name="TableCell1769" style:family="table-cell">
      <style:table-cell-properties fo:border="0.0069in solid #808080" style:writing-mode="lr-tb" fo:padding-top="0in" fo:padding-left="0.0715in" fo:padding-bottom="0in" fo:padding-right="0.075in"/>
    </style:style>
    <style:style style:name="P1770" style:parent-style-name="Standard" style:family="paragraph">
      <style:paragraph-properties fo:margin-bottom="0in" fo:line-height="100%"/>
    </style:style>
    <style:style style:name="TableRow1771" style:family="table-row">
      <style:table-row-properties/>
    </style:style>
    <style:style style:name="TableCell1772" style:family="table-cell">
      <style:table-cell-properties fo:border="0.0069in solid #808080" style:writing-mode="lr-tb" fo:padding-top="0in" fo:padding-left="0.0715in" fo:padding-bottom="0in" fo:padding-right="0.075in"/>
    </style:style>
    <style:style style:name="P1773" style:parent-style-name="Standard" style:family="paragraph">
      <style:paragraph-properties fo:margin-bottom="0in" fo:line-height="100%"/>
    </style:style>
    <style:style style:name="TableRow1774" style:family="table-row">
      <style:table-row-properties/>
    </style:style>
    <style:style style:name="TableCell1775" style:family="table-cell">
      <style:table-cell-properties fo:border="0.0069in solid #808080" style:writing-mode="lr-tb" fo:padding-top="0in" fo:padding-left="0.0715in" fo:padding-bottom="0in" fo:padding-right="0.075in"/>
    </style:style>
    <style:style style:name="P1776" style:parent-style-name="Standard" style:family="paragraph">
      <style:paragraph-properties fo:margin-bottom="0in" fo:line-height="100%"/>
    </style:style>
    <style:style style:name="TableColumn1778" style:family="table-column">
      <style:table-column-properties style:column-width="6.693in"/>
    </style:style>
    <style:style style:name="Table1777" style:family="table">
      <style:table-properties style:width="6.693in" fo:margin-left="-0.0069in" table:align="left"/>
    </style:style>
    <style:style style:name="TableRow1779" style:family="table-row">
      <style:table-row-properties/>
    </style:style>
    <style:style style:name="TableCell1780" style:family="table-cell">
      <style:table-cell-properties fo:border-top="none" fo:border-left="0.0069in solid #808080" fo:border-bottom="0.0069in solid #808080" fo:border-right="0.0069in solid #808080" style:writing-mode="lr-tb" fo:padding-top="0in" fo:padding-left="0.0715in" fo:padding-bottom="0in" fo:padding-right="0.075in"/>
    </style:style>
    <style:style style:name="P1781" style:parent-style-name="Standard" style:family="paragraph">
      <style:paragraph-properties fo:margin-bottom="0in" fo:line-height="100%"/>
    </style:style>
    <style:style style:name="TableRow1782" style:family="table-row">
      <style:table-row-properties/>
    </style:style>
    <style:style style:name="TableCell1783" style:family="table-cell">
      <style:table-cell-properties fo:border="0.0069in solid #808080" style:writing-mode="lr-tb" fo:padding-top="0in" fo:padding-left="0.0715in" fo:padding-bottom="0in" fo:padding-right="0.075in"/>
    </style:style>
    <style:style style:name="P1784" style:parent-style-name="Standard" style:family="paragraph">
      <style:paragraph-properties fo:margin-bottom="0in" fo:line-height="100%"/>
    </style:style>
    <style:style style:name="TableRow1785" style:family="table-row">
      <style:table-row-properties/>
    </style:style>
    <style:style style:name="TableCell1786" style:family="table-cell">
      <style:table-cell-properties fo:border="0.0069in solid #808080" style:writing-mode="lr-tb" fo:padding-top="0in" fo:padding-left="0.0715in" fo:padding-bottom="0in" fo:padding-right="0.075in"/>
    </style:style>
    <style:style style:name="P1787" style:parent-style-name="Standard" style:family="paragraph">
      <style:paragraph-properties fo:margin-bottom="0in" fo:line-height="100%"/>
    </style:style>
    <style:style style:name="TableRow1788" style:family="table-row">
      <style:table-row-properties/>
    </style:style>
    <style:style style:name="TableCell1789" style:family="table-cell">
      <style:table-cell-properties fo:border="0.0069in solid #808080" style:writing-mode="lr-tb" fo:padding-top="0in" fo:padding-left="0.0715in" fo:padding-bottom="0in" fo:padding-right="0.075in"/>
    </style:style>
    <style:style style:name="P1790" style:parent-style-name="Standard" style:family="paragraph">
      <style:paragraph-properties fo:margin-bottom="0in" fo:line-height="100%"/>
    </style:style>
    <style:style style:name="TableRow1791" style:family="table-row">
      <style:table-row-properties/>
    </style:style>
    <style:style style:name="TableCell1792" style:family="table-cell">
      <style:table-cell-properties fo:border="0.0069in solid #808080" style:writing-mode="lr-tb" fo:padding-top="0in" fo:padding-left="0.0715in" fo:padding-bottom="0in" fo:padding-right="0.075in"/>
    </style:style>
    <style:style style:name="P1793" style:parent-style-name="Standard" style:family="paragraph">
      <style:paragraph-properties fo:margin-bottom="0in" fo:line-height="100%"/>
    </style:style>
    <style:style style:name="TableRow1794" style:family="table-row">
      <style:table-row-properties/>
    </style:style>
    <style:style style:name="TableCell1795" style:family="table-cell">
      <style:table-cell-properties fo:border="0.0069in solid #808080" style:writing-mode="lr-tb" fo:padding-top="0in" fo:padding-left="0.0715in" fo:padding-bottom="0in" fo:padding-right="0.075in"/>
    </style:style>
    <style:style style:name="P1796" style:parent-style-name="Standard" style:family="paragraph">
      <style:paragraph-properties fo:margin-bottom="0in" fo:line-height="100%"/>
    </style:style>
    <style:style style:name="TableRow1797" style:family="table-row">
      <style:table-row-properties/>
    </style:style>
    <style:style style:name="TableCell1798" style:family="table-cell">
      <style:table-cell-properties fo:border="0.0069in solid #808080" style:writing-mode="lr-tb" fo:padding-top="0in" fo:padding-left="0.0715in" fo:padding-bottom="0in" fo:padding-right="0.075in"/>
    </style:style>
    <style:style style:name="P1799" style:parent-style-name="Standard" style:family="paragraph">
      <style:paragraph-properties fo:margin-bottom="0in" fo:line-height="100%"/>
    </style:style>
    <style:style style:name="TableRow1800" style:family="table-row">
      <style:table-row-properties/>
    </style:style>
    <style:style style:name="TableCell1801" style:family="table-cell">
      <style:table-cell-properties fo:border="0.0069in solid #808080" style:writing-mode="lr-tb" fo:padding-top="0in" fo:padding-left="0.0715in" fo:padding-bottom="0in" fo:padding-right="0.075in"/>
    </style:style>
    <style:style style:name="P1802" style:parent-style-name="Standard" style:family="paragraph">
      <style:paragraph-properties fo:margin-bottom="0in" fo:line-height="100%"/>
    </style:style>
    <style:style style:name="TableRow1803" style:family="table-row">
      <style:table-row-properties/>
    </style:style>
    <style:style style:name="TableCell1804" style:family="table-cell">
      <style:table-cell-properties fo:border="0.0069in solid #808080" style:writing-mode="lr-tb" fo:padding-top="0in" fo:padding-left="0.0715in" fo:padding-bottom="0in" fo:padding-right="0.075in"/>
    </style:style>
    <style:style style:name="P1805" style:parent-style-name="Standard" style:family="paragraph">
      <style:paragraph-properties fo:margin-bottom="0in" fo:line-height="100%"/>
    </style:style>
    <style:style style:name="TableRow1806" style:family="table-row">
      <style:table-row-properties/>
    </style:style>
    <style:style style:name="TableCell1807" style:family="table-cell">
      <style:table-cell-properties fo:border="0.0069in solid #808080" style:writing-mode="lr-tb" fo:padding-top="0in" fo:padding-left="0.0715in" fo:padding-bottom="0in" fo:padding-right="0.075in"/>
    </style:style>
    <style:style style:name="P1808" style:parent-style-name="Standard" style:family="paragraph">
      <style:paragraph-properties fo:margin-bottom="0in" fo:line-height="100%"/>
    </style:style>
    <style:style style:name="TableRow1809" style:family="table-row">
      <style:table-row-properties/>
    </style:style>
    <style:style style:name="TableCell1810" style:family="table-cell">
      <style:table-cell-properties fo:border="0.0069in solid #808080" style:writing-mode="lr-tb" fo:padding-top="0in" fo:padding-left="0.0715in" fo:padding-bottom="0in" fo:padding-right="0.075in"/>
    </style:style>
    <style:style style:name="P1811" style:parent-style-name="Standard" style:family="paragraph">
      <style:paragraph-properties fo:margin-bottom="0in" fo:line-height="100%"/>
    </style:style>
    <style:style style:name="TableRow1812" style:family="table-row">
      <style:table-row-properties/>
    </style:style>
    <style:style style:name="TableCell1813" style:family="table-cell">
      <style:table-cell-properties fo:border="0.0069in solid #808080" style:writing-mode="lr-tb" fo:padding-top="0in" fo:padding-left="0.0715in" fo:padding-bottom="0in" fo:padding-right="0.075in"/>
    </style:style>
    <style:style style:name="P1814" style:parent-style-name="Standard" style:family="paragraph">
      <style:paragraph-properties fo:margin-bottom="0in" fo:line-height="100%"/>
    </style:style>
    <style:style style:name="TableRow1815" style:family="table-row">
      <style:table-row-properties/>
    </style:style>
    <style:style style:name="TableCell1816" style:family="table-cell">
      <style:table-cell-properties fo:border="0.0069in solid #808080" style:writing-mode="lr-tb" fo:padding-top="0in" fo:padding-left="0.0715in" fo:padding-bottom="0in" fo:padding-right="0.075in"/>
    </style:style>
    <style:style style:name="P1817" style:parent-style-name="Standard" style:family="paragraph">
      <style:paragraph-properties fo:margin-bottom="0in" fo:line-height="100%"/>
    </style:style>
    <style:style style:name="P1818" style:parent-style-name="Standard" style:family="paragraph">
      <style:paragraph-properties fo:margin-bottom="0in" fo:line-height="100%"/>
      <style:text-properties fo:font-weight="bold" style:font-weight-asian="bold" style:font-weight-complex="bold" fo:color="#000000"/>
    </style:style>
    <style:style style:name="P1819" style:parent-style-name="Standard" style:family="paragraph">
      <style:paragraph-properties fo:margin-bottom="0in" fo:line-height="100%"/>
    </style:style>
    <style:style style:name="T1820" style:parent-style-name="Car.predefinitoparagrafo" style:family="text">
      <style:text-properties fo:font-weight="bold" style:font-weight-asian="bold" style:font-weight-complex="bold" fo:color="#000000"/>
    </style:style>
    <style:style style:name="T1821" style:parent-style-name="Car.predefinitoparagrafo" style:family="text">
      <style:text-properties fo:color="#000000"/>
    </style:style>
    <style:style style:name="T1822" style:parent-style-name="Car.predefinitoparagrafo" style:family="text">
      <style:text-properties fo:font-weight="bold" style:font-weight-asian="bold" style:font-weight-complex="bold" fo:color="#000000"/>
    </style:style>
    <style:style style:name="T1823" style:parent-style-name="Car.predefinitoparagrafo" style:family="text">
      <style:text-properties fo:font-weight="bold" style:font-weight-asian="bold" style:font-weight-complex="bold" fo:color="#000000"/>
    </style:style>
    <style:style style:name="P1824" style:parent-style-name="Standard" style:family="paragraph">
      <style:paragraph-properties fo:margin-bottom="0in" fo:line-height="100%"/>
      <style:text-properties fo:color="#000000"/>
    </style:style>
    <style:style style:name="P1825" style:parent-style-name="Standard" style:family="paragraph">
      <style:paragraph-properties fo:margin-bottom="0in" fo:line-height="100%"/>
      <style:text-properties fo:color="#000000"/>
    </style:style>
    <style:style style:name="P1826" style:parent-style-name="Standard" style:family="paragraph">
      <style:paragraph-properties fo:margin-bottom="0in" fo:line-height="100%"/>
      <style:text-properties fo:color="#000000"/>
    </style:style>
    <style:style style:name="P1827" style:parent-style-name="Standard" style:family="paragraph">
      <style:paragraph-properties fo:margin-bottom="0in" fo:line-height="100%"/>
      <style:text-properties fo:color="#000000"/>
    </style:style>
    <style:style style:name="P1828" style:parent-style-name="Standard" style:family="paragraph">
      <style:paragraph-properties fo:margin-bottom="0in" fo:line-height="100%"/>
      <style:text-properties fo:color="#000000"/>
    </style:style>
    <style:style style:name="P1829" style:parent-style-name="Standard" style:family="paragraph">
      <style:paragraph-properties fo:margin-bottom="0in" fo:line-height="100%"/>
      <style:text-properties fo:color="#000000"/>
    </style:style>
    <style:style style:name="P1830" style:parent-style-name="Standard" style:family="paragraph">
      <style:paragraph-properties fo:margin-bottom="0in" fo:line-height="100%"/>
      <style:text-properties fo:color="#000000"/>
    </style:style>
    <style:style style:name="P1831" style:parent-style-name="Standard" style:family="paragraph">
      <style:paragraph-properties fo:margin-bottom="0in" fo:line-height="100%"/>
    </style:style>
    <style:style style:name="P1832" style:parent-style-name="Standard" style:family="paragraph">
      <style:paragraph-properties fo:margin-bottom="0in" fo:line-height="100%"/>
      <style:text-properties fo:font-weight="bold" style:font-weight-asian="bold" style:font-weight-complex="bold" fo:color="#000000"/>
    </style:style>
    <style:style style:name="P1833" style:parent-style-name="Standard" style:family="paragraph">
      <style:paragraph-properties fo:margin-bottom="0in" fo:line-height="100%"/>
      <style:text-properties fo:font-weight="bold" style:font-weight-asian="bold" style:font-weight-complex="bold" fo:color="#000000"/>
    </style:style>
    <style:style style:name="P1834" style:parent-style-name="Standard" style:family="paragraph">
      <style:paragraph-properties fo:margin-bottom="0in" fo:line-height="100%"/>
      <style:text-properties fo:font-weight="bold" style:font-weight-asian="bold" style:font-weight-complex="bold" fo:color="#000000"/>
    </style:style>
    <style:style style:name="P1835" style:parent-style-name="Standard" style:family="paragraph">
      <style:paragraph-properties fo:margin-bottom="0in" fo:line-height="100%"/>
      <style:text-properties fo:color="#000000"/>
    </style:style>
    <style:style style:name="P1836" style:parent-style-name="Standard" style:family="paragraph">
      <style:paragraph-properties fo:margin-bottom="0in" fo:line-height="100%"/>
      <style:text-properties fo:color="#000000"/>
    </style:style>
    <style:style style:name="P1837" style:parent-style-name="Standard" style:family="paragraph">
      <style:paragraph-properties fo:margin-bottom="0in" fo:line-height="100%"/>
      <style:text-properties fo:color="#000000"/>
    </style:style>
    <style:style style:name="P1838" style:parent-style-name="Standard" style:family="paragraph">
      <style:paragraph-properties fo:margin-bottom="0in" fo:line-height="100%"/>
      <style:text-properties fo:color="#000000"/>
    </style:style>
    <style:style style:name="P1839" style:parent-style-name="Standard" style:family="paragraph">
      <style:paragraph-properties fo:margin-bottom="0in" fo:line-height="100%"/>
      <style:text-properties fo:color="#000000"/>
    </style:style>
    <style:style style:name="P1840" style:parent-style-name="Standard" style:family="paragraph">
      <style:paragraph-properties fo:margin-bottom="0in" fo:line-height="100%"/>
      <style:text-properties fo:color="#000000"/>
    </style:style>
    <style:style style:name="P1841" style:parent-style-name="Standard" style:family="paragraph">
      <style:paragraph-properties fo:margin-bottom="0in" fo:line-height="100%"/>
      <style:text-properties fo:font-weight="bold" style:font-weight-asian="bold" style:font-weight-complex="bold" fo:color="#000000"/>
    </style:style>
    <style:style style:name="P1842" style:parent-style-name="Standard" style:family="paragraph">
      <style:paragraph-properties fo:margin-bottom="0in" fo:line-height="100%"/>
      <style:text-properties fo:font-weight="bold" style:font-weight-asian="bold" style:font-weight-complex="bold" fo:color="#000000"/>
    </style:style>
    <style:style style:name="P1843" style:parent-style-name="Standard" style:family="paragraph">
      <style:paragraph-properties fo:margin-bottom="0in" fo:line-height="100%"/>
      <style:text-properties fo:font-weight="bold" style:font-weight-asian="bold" style:font-weight-complex="bold" fo:color="#000000"/>
    </style:style>
    <style:style style:name="P1844" style:parent-style-name="Standard" style:family="paragraph">
      <style:paragraph-properties fo:margin-bottom="0in" fo:line-height="100%"/>
      <style:text-properties fo:color="#000000"/>
    </style:style>
    <style:style style:name="P1845" style:parent-style-name="Standard" style:family="paragraph">
      <style:paragraph-properties fo:margin-bottom="0in" fo:line-height="100%"/>
      <style:text-properties fo:color="#000000"/>
    </style:style>
    <style:style style:name="P1846" style:parent-style-name="Standard" style:family="paragraph">
      <style:paragraph-properties fo:margin-bottom="0in" fo:line-height="100%"/>
      <style:text-properties fo:color="#000000"/>
    </style:style>
    <style:style style:name="P1847" style:parent-style-name="Standard" style:family="paragraph">
      <style:paragraph-properties fo:margin-bottom="0in" fo:line-height="100%"/>
      <style:text-properties fo:color="#000000"/>
    </style:style>
    <style:style style:name="P1848" style:parent-style-name="Standard" style:family="paragraph">
      <style:paragraph-properties fo:margin-bottom="0in" fo:line-height="100%"/>
      <style:text-properties fo:color="#000000"/>
    </style:style>
    <style:style style:name="P1849" style:parent-style-name="Standard" style:family="paragraph">
      <style:paragraph-properties fo:margin-bottom="0in" fo:line-height="100%"/>
      <style:text-properties fo:color="#000000"/>
    </style:style>
    <style:style style:name="P1850" style:parent-style-name="Standard" style:family="paragraph">
      <style:paragraph-properties fo:margin-bottom="0in" fo:line-height="100%"/>
      <style:text-properties fo:font-weight="bold" style:font-weight-asian="bold" style:font-weight-complex="bold" fo:color="#000000"/>
    </style:style>
    <style:style style:name="P1851" style:parent-style-name="Standard" style:family="paragraph">
      <style:paragraph-properties fo:margin-bottom="0in" fo:line-height="100%"/>
      <style:text-properties fo:font-weight="bold" style:font-weight-asian="bold" style:font-weight-complex="bold" fo:color="#000000"/>
    </style:style>
    <style:style style:name="P1852" style:parent-style-name="Standard" style:family="paragraph">
      <style:paragraph-properties fo:margin-bottom="0in" fo:line-height="100%"/>
      <style:text-properties fo:color="#000000"/>
    </style:style>
    <style:style style:name="P1853" style:parent-style-name="Standard" style:family="paragraph">
      <style:paragraph-properties fo:margin-bottom="0in" fo:line-height="100%"/>
      <style:text-properties fo:color="#000000"/>
    </style:style>
    <style:style style:name="P1854" style:parent-style-name="Standard" style:family="paragraph">
      <style:paragraph-properties fo:margin-bottom="0in" fo:line-height="100%"/>
      <style:text-properties fo:color="#000000"/>
    </style:style>
    <style:style style:name="P1855" style:parent-style-name="Standard" style:family="paragraph">
      <style:paragraph-properties fo:margin-bottom="0in" fo:line-height="100%"/>
      <style:text-properties fo:font-weight="bold" style:font-weight-asian="bold" style:font-weight-complex="bold" fo:color="#000000"/>
    </style:style>
    <style:style style:name="P1856" style:parent-style-name="Standard" style:family="paragraph">
      <style:paragraph-properties fo:margin-bottom="0in" fo:line-height="100%"/>
      <style:text-properties fo:font-weight="bold" style:font-weight-asian="bold" style:font-weight-complex="bold" fo:color="#000000"/>
    </style:style>
    <style:style style:name="P1857" style:parent-style-name="Standard" style:family="paragraph">
      <style:paragraph-properties fo:margin-bottom="0in" fo:line-height="100%"/>
      <style:text-properties fo:font-weight="bold" style:font-weight-asian="bold" style:font-weight-complex="bold" fo:color="#000000"/>
    </style:style>
    <style:style style:name="P1858" style:parent-style-name="Standard" style:family="paragraph">
      <style:paragraph-properties fo:margin-bottom="0in" fo:line-height="100%"/>
      <style:text-properties fo:color="#000000"/>
    </style:style>
    <style:style style:name="P1859" style:parent-style-name="Standard" style:family="paragraph">
      <style:paragraph-properties fo:margin-bottom="0in" fo:line-height="100%"/>
      <style:text-properties fo:color="#000000"/>
    </style:style>
    <style:style style:name="P1860" style:parent-style-name="Standard" style:family="paragraph">
      <style:paragraph-properties fo:margin-bottom="0in" fo:line-height="100%"/>
      <style:text-properties fo:color="#000000"/>
    </style:style>
    <style:style style:name="P1861" style:parent-style-name="Standard" style:family="paragraph">
      <style:paragraph-properties fo:margin-bottom="0in" fo:line-height="100%"/>
      <style:text-properties fo:font-weight="bold" style:font-weight-asian="bold" style:font-weight-complex="bold" fo:color="#000000"/>
    </style:style>
    <style:style style:name="P1862" style:parent-style-name="Standard" style:family="paragraph">
      <style:paragraph-properties fo:margin-bottom="0in" fo:line-height="100%"/>
      <style:text-properties fo:font-weight="bold" style:font-weight-asian="bold" style:font-weight-complex="bold" fo:color="#000000"/>
    </style:style>
    <style:style style:name="P1863" style:parent-style-name="Standard" style:family="paragraph">
      <style:paragraph-properties fo:margin-bottom="0in" fo:line-height="100%"/>
      <style:text-properties fo:font-weight="bold" style:font-weight-asian="bold" style:font-weight-complex="bold" fo:color="#000000"/>
    </style:style>
    <style:style style:name="P1864" style:parent-style-name="Standard" style:family="paragraph">
      <style:paragraph-properties fo:margin-bottom="0in" fo:line-height="100%"/>
      <style:text-properties fo:font-weight="bold" style:font-weight-asian="bold" style:font-weight-complex="bold" fo:color="#000000"/>
    </style:style>
    <style:style style:name="P1865" style:parent-style-name="Standard" style:family="paragraph">
      <style:paragraph-properties fo:margin-bottom="0in" fo:line-height="100%"/>
      <style:text-properties fo:font-weight="bold" style:font-weight-asian="bold" style:font-weight-complex="bold" fo:color="#000000"/>
    </style:style>
    <style:style style:name="P1866" style:parent-style-name="Standard" style:family="paragraph">
      <style:paragraph-properties fo:margin-bottom="0in" fo:line-height="100%"/>
      <style:text-properties fo:font-weight="bold" style:font-weight-asian="bold" style:font-weight-complex="bold" fo:color="#000000"/>
    </style:style>
    <style:style style:name="P1867" style:parent-style-name="Standard" style:family="paragraph">
      <style:paragraph-properties fo:margin-bottom="0in" fo:line-height="100%"/>
      <style:text-properties fo:color="#000000"/>
    </style:style>
    <style:style style:name="P1868" style:parent-style-name="Standard" style:family="paragraph">
      <style:paragraph-properties fo:margin-bottom="0in" fo:line-height="100%"/>
      <style:text-properties fo:color="#000000"/>
    </style:style>
    <style:style style:name="P1869" style:parent-style-name="Standard" style:family="paragraph">
      <style:paragraph-properties fo:margin-bottom="0in" fo:line-height="100%"/>
      <style:text-properties fo:color="#000000"/>
    </style:style>
    <style:style style:name="P1870" style:parent-style-name="Standard" style:family="paragraph">
      <style:paragraph-properties fo:margin-bottom="0in" fo:line-height="100%"/>
      <style:text-properties fo:color="#000000"/>
    </style:style>
    <style:style style:name="P1871" style:parent-style-name="Standard" style:family="paragraph">
      <style:paragraph-properties fo:margin-bottom="0in" fo:line-height="100%"/>
      <style:text-properties fo:font-weight="bold" style:font-weight-asian="bold" style:font-weight-complex="bold" fo:color="#000000"/>
    </style:style>
    <style:style style:name="P1872" style:parent-style-name="Standard" style:family="paragraph">
      <style:paragraph-properties fo:margin-bottom="0in" fo:line-height="100%"/>
    </style:style>
    <style:style style:name="T1873" style:parent-style-name="Car.predefinitoparagrafo" style:family="text">
      <style:text-properties fo:font-weight="bold" style:font-weight-asian="bold" style:font-weight-complex="bold" fo:color="#000000"/>
    </style:style>
    <style:style style:name="P1874" style:parent-style-name="Standard" style:family="paragraph">
      <style:paragraph-properties fo:margin-bottom="0in" fo:line-height="100%"/>
      <style:text-properties fo:color="#000000"/>
    </style:style>
    <style:style style:name="P1875" style:parent-style-name="Standard" style:family="paragraph">
      <style:paragraph-properties fo:margin-bottom="0in" fo:line-height="100%"/>
      <style:text-properties fo:color="#000000"/>
    </style:style>
    <style:style style:name="P1876" style:parent-style-name="Standard" style:family="paragraph">
      <style:paragraph-properties fo:margin-bottom="0in" fo:line-height="100%"/>
      <style:text-properties fo:color="#000000"/>
    </style:style>
    <style:style style:name="P1877" style:parent-style-name="Standard" style:family="paragraph">
      <style:paragraph-properties fo:margin-bottom="0in" fo:line-height="100%"/>
      <style:text-properties fo:font-weight="bold" style:font-weight-asian="bold" style:font-weight-complex="bold" fo:color="#000000"/>
    </style:style>
    <style:style style:name="P1878" style:parent-style-name="Standard" style:family="paragraph">
      <style:paragraph-properties fo:margin-bottom="0in" fo:line-height="100%"/>
      <style:text-properties fo:font-weight="bold" style:font-weight-asian="bold" style:font-weight-complex="bold" fo:color="#000000"/>
    </style:style>
    <style:style style:name="P1879" style:parent-style-name="Standard" style:family="paragraph">
      <style:paragraph-properties fo:margin-bottom="0in" fo:line-height="100%"/>
      <style:text-properties fo:color="#000000"/>
    </style:style>
    <style:style style:name="P1880" style:parent-style-name="Standard" style:family="paragraph">
      <style:paragraph-properties fo:margin-bottom="0in" fo:line-height="100%"/>
      <style:text-properties fo:color="#000000"/>
    </style:style>
    <style:style style:name="P1881" style:parent-style-name="Standard" style:family="paragraph">
      <style:paragraph-properties fo:margin-bottom="0in" fo:line-height="100%"/>
      <style:text-properties fo:font-weight="bold" style:font-weight-asian="bold" style:font-weight-complex="bold" fo:color="#000000"/>
    </style:style>
    <style:style style:name="P1882" style:parent-style-name="Standard" style:family="paragraph">
      <style:paragraph-properties fo:margin-bottom="0in" fo:line-height="100%"/>
      <style:text-properties fo:font-weight="bold" style:font-weight-asian="bold" style:font-weight-complex="bold" fo:color="#000000"/>
    </style:style>
    <style:style style:name="P1883" style:parent-style-name="Standard" style:family="paragraph">
      <style:paragraph-properties fo:margin-bottom="0in" fo:line-height="100%"/>
      <style:text-properties fo:font-weight="bold" style:font-weight-asian="bold" style:font-weight-complex="bold" fo:color="#000000"/>
    </style:style>
    <style:style style:name="P1884" style:parent-style-name="Standard" style:family="paragraph">
      <style:paragraph-properties fo:margin-bottom="0in" fo:line-height="100%"/>
      <style:text-properties fo:color="#000000"/>
    </style:style>
    <style:style style:name="P1885" style:parent-style-name="Standard" style:family="paragraph">
      <style:paragraph-properties fo:margin-bottom="0in" fo:line-height="100%"/>
      <style:text-properties fo:color="#000000"/>
    </style:style>
    <style:style style:name="P1886" style:parent-style-name="Standard" style:family="paragraph">
      <style:paragraph-properties fo:margin-bottom="0in" fo:line-height="100%"/>
      <style:text-properties fo:color="#000000"/>
    </style:style>
    <style:style style:name="P1887" style:parent-style-name="Normale" style:family="paragraph">
      <style:paragraph-properties style:vertical-align="auto" fo:margin-bottom="0.1388in"/>
    </style:style>
    <style:style style:name="T1888"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889"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890" style:parent-style-name="Normale" style:family="paragraph">
      <style:paragraph-properties style:vertical-align="auto" fo:margin-bottom="0.1388in"/>
    </style:style>
    <style:style style:name="T1891" style:parent-style-name="Car.predefinitoparagrafo" style:family="text">
      <style:text-properties style:font-name-asian="Times New Roman" style:font-name-complex="Times New Roman" fo:color="#000000" style:language-asian="it" style:country-asian="IT"/>
    </style:style>
    <style:style style:name="T1892" style:parent-style-name="Car.predefinitoparagrafo" style:family="text">
      <style:text-properties style:font-name-asian="Times New Roman" style:font-name-complex="Times New Roman" fo:color="#000000" style:language-asian="it" style:country-asian="IT"/>
    </style:style>
    <style:style style:name="P1893" style:parent-style-name="Normale" style:family="paragraph">
      <style:paragraph-properties style:vertical-align="auto" fo:margin-bottom="0.1388in"/>
    </style:style>
    <style:style style:name="T1894" style:parent-style-name="Car.predefinitoparagrafo" style:family="text">
      <style:text-properties style:font-name-asian="Times New Roman" style:font-name-complex="Times New Roman" fo:color="#000000" style:language-asian="it" style:country-asian="IT"/>
    </style:style>
    <style:style style:name="T1895" style:parent-style-name="Car.predefinitoparagrafo" style:family="text">
      <style:text-properties style:font-name-asian="Times New Roman" style:font-name-complex="Times New Roman" fo:color="#000000" style:language-asian="it" style:country-asian="IT"/>
    </style:style>
    <style:style style:name="P1896" style:parent-style-name="Normale" style:family="paragraph">
      <style:paragraph-properties fo:text-align="justify" style:vertical-align="auto"/>
    </style:style>
    <style:style style:name="T1897" style:parent-style-name="Car.predefinitoparagrafo" style:family="text">
      <style:text-properties style:font-name-asian="Times New Roman" style:font-name-complex="Times New Roman" fo:color="#000000" style:language-asian="it" style:country-asian="IT"/>
    </style:style>
    <style:style style:name="P1898" style:parent-style-name="Normale" style:family="paragraph">
      <style:paragraph-properties fo:text-align="justify" style:vertical-align="auto"/>
    </style:style>
    <style:style style:name="T1899" style:parent-style-name="Car.predefinitoparagrafo" style:family="text">
      <style:text-properties style:font-name-asian="Times New Roman" style:font-name-complex="Times New Roman" fo:color="#000000" style:language-asian="it" style:country-asian="IT"/>
    </style:style>
    <style:style style:name="T1900" style:parent-style-name="Car.predefinitoparagrafo" style:family="text">
      <style:text-properties style:font-name-asian="Times New Roman" style:font-name-complex="Times New Roman" fo:color="#000000" style:language-asian="it" style:country-asian="IT"/>
    </style:style>
    <style:style style:name="P190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02" style:parent-style-name="Normale" style:family="paragraph">
      <style:paragraph-properties style:vertical-align="auto" fo:margin-bottom="0.1388in"/>
    </style:style>
    <style:style style:name="T190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04" style:parent-style-name="Normale" style:family="paragraph">
      <style:paragraph-properties fo:text-align="justify" style:vertical-align="auto"/>
    </style:style>
    <style:style style:name="T1905" style:parent-style-name="Car.predefinitoparagrafo" style:family="text">
      <style:text-properties style:font-name-asian="Times New Roman" style:font-name-complex="Times New Roman" fo:color="#000000" style:language-asian="it" style:country-asian="IT"/>
    </style:style>
    <style:style style:name="P1906" style:parent-style-name="Normale" style:family="paragraph">
      <style:paragraph-properties fo:text-align="justify" style:vertical-align="auto"/>
    </style:style>
    <style:style style:name="T1907" style:parent-style-name="Car.predefinitoparagrafo" style:family="text">
      <style:text-properties style:font-name-asian="Times New Roman" style:font-name-complex="Times New Roman" fo:color="#000000" style:language-asian="it" style:country-asian="IT"/>
    </style:style>
    <style:style style:name="T1908" style:parent-style-name="Car.predefinitoparagrafo" style:family="text">
      <style:text-properties style:font-name-asian="Times New Roman" style:font-name-complex="Times New Roman" fo:color="#000000" style:language-asian="it" style:country-asian="IT"/>
    </style:style>
    <style:style style:name="P1909"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10" style:parent-style-name="Normale" style:family="paragraph">
      <style:paragraph-properties fo:text-align="justify" style:vertical-align="auto"/>
    </style:style>
    <style:style style:name="T1911" style:parent-style-name="Car.predefinitoparagrafo" style:family="text">
      <style:text-properties style:font-name-asian="Times New Roman" style:font-name-complex="Times New Roman" fo:color="#000000" style:language-asian="it" style:country-asian="IT"/>
    </style:style>
    <style:style style:name="P1912" style:parent-style-name="Normale" style:family="paragraph">
      <style:paragraph-properties fo:text-align="justify" style:vertical-align="auto"/>
    </style:style>
    <style:style style:name="T1913" style:parent-style-name="Car.predefinitoparagrafo" style:family="text">
      <style:text-properties style:font-name-asian="Times New Roman" style:font-name-complex="Times New Roman" fo:color="#000000" style:language-asian="it" style:country-asian="IT"/>
    </style:style>
    <style:style style:name="T1914" style:parent-style-name="Car.predefinitoparagrafo" style:family="text">
      <style:text-properties style:font-name-asian="Times New Roman" style:font-name-complex="Times New Roman" fo:color="#000000" style:language-asian="it" style:country-asian="IT"/>
    </style:style>
    <style:style style:name="P1915"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16" style:parent-style-name="Normale" style:family="paragraph">
      <style:paragraph-properties style:vertical-align="auto" fo:margin-bottom="0.1388in"/>
    </style:style>
    <style:style style:name="T1917"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18" style:parent-style-name="Normale" style:family="paragraph">
      <style:paragraph-properties fo:text-align="justify" style:vertical-align="auto"/>
    </style:style>
    <style:style style:name="T1919" style:parent-style-name="Car.predefinitoparagrafo" style:family="text">
      <style:text-properties style:font-name-asian="Times New Roman" style:font-name-complex="Times New Roman" fo:color="#000000" style:language-asian="it" style:country-asian="IT"/>
    </style:style>
    <style:style style:name="P1920" style:parent-style-name="Normale" style:family="paragraph">
      <style:paragraph-properties fo:text-align="justify" style:vertical-align="auto"/>
    </style:style>
    <style:style style:name="T1921" style:parent-style-name="Car.predefinitoparagrafo" style:family="text">
      <style:text-properties style:font-name-asian="Times New Roman" style:font-name-complex="Times New Roman" fo:color="#000000" style:language-asian="it" style:country-asian="IT"/>
    </style:style>
    <style:style style:name="T1922" style:parent-style-name="Car.predefinitoparagrafo" style:family="text">
      <style:text-properties style:font-name-asian="Times New Roman" style:font-name-complex="Times New Roman" fo:color="#000000" style:language-asian="it" style:country-asian="IT"/>
    </style:style>
    <style:style style:name="P1923"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24" style:parent-style-name="Normale" style:family="paragraph">
      <style:paragraph-properties style:vertical-align="auto" fo:margin-bottom="0.1388in"/>
    </style:style>
    <style:style style:name="T1925"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26" style:parent-style-name="Normale" style:family="paragraph">
      <style:paragraph-properties fo:text-align="justify" style:vertical-align="auto"/>
    </style:style>
    <style:style style:name="T1927" style:parent-style-name="Car.predefinitoparagrafo" style:family="text">
      <style:text-properties style:font-name-asian="Times New Roman" style:font-name-complex="Times New Roman" fo:color="#000000" style:language-asian="it" style:country-asian="IT"/>
    </style:style>
    <style:style style:name="T1928" style:parent-style-name="Car.predefinitoparagrafo" style:family="text">
      <style:text-properties style:font-name-asian="Times New Roman" style:font-name-complex="Times New Roman" fo:color="#000000" style:language-asian="it" style:country-asian="IT"/>
    </style:style>
    <style:style style:name="P1929" style:parent-style-name="Normale" style:family="paragraph">
      <style:paragraph-properties fo:text-align="justify" style:vertical-align="auto"/>
    </style:style>
    <style:style style:name="T1930" style:parent-style-name="Car.predefinitoparagrafo" style:family="text">
      <style:text-properties style:font-name-asian="Times New Roman" style:font-name-complex="Times New Roman" fo:color="#000000" style:language-asian="it" style:country-asian="IT"/>
    </style:style>
    <style:style style:name="P193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32" style:parent-style-name="Normale" style:family="paragraph">
      <style:paragraph-properties style:vertical-align="auto" fo:margin-bottom="0.1388in"/>
    </style:style>
    <style:style style:name="T193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34" style:parent-style-name="Normale" style:family="paragraph">
      <style:paragraph-properties fo:text-align="justify" style:vertical-align="auto"/>
    </style:style>
    <style:style style:name="T1935" style:parent-style-name="Car.predefinitoparagrafo" style:family="text">
      <style:text-properties style:font-name-asian="Times New Roman" style:font-name-complex="Times New Roman" fo:color="#000000" style:language-asian="it" style:country-asian="IT"/>
    </style:style>
    <style:style style:name="T1936" style:parent-style-name="Car.predefinitoparagrafo" style:family="text">
      <style:text-properties style:font-name-asian="Times New Roman" style:font-name-complex="Times New Roman" fo:color="#000000" style:language-asian="it" style:country-asian="IT"/>
    </style:style>
    <style:style style:name="T1937" style:parent-style-name="Car.predefinitoparagrafo" style:family="text">
      <style:text-properties style:font-name-asian="Times New Roman" style:font-name-complex="Times New Roman" fo:color="#000000" style:language-asian="it" style:country-asian="IT"/>
    </style:style>
    <style:style style:name="P1938" style:parent-style-name="Normale" style:family="paragraph">
      <style:paragraph-properties fo:text-align="justify" style:vertical-align="auto"/>
    </style:style>
    <style:style style:name="T1939" style:parent-style-name="Car.predefinitoparagrafo" style:family="text">
      <style:text-properties style:font-name-asian="Times New Roman" style:font-name-complex="Times New Roman" fo:color="#000000" style:language-asian="it" style:country-asian="IT"/>
    </style:style>
    <style:style style:name="P1940"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41" style:parent-style-name="Normale" style:family="paragraph">
      <style:paragraph-properties fo:text-align="justify" style:vertical-align="auto"/>
    </style:style>
    <style:style style:name="T1942"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T1943" style:parent-style-name="Car.predefinitoparagrafo" style:family="text">
      <style:text-properties style:font-name="Times New Roman" style:font-name-asian="Times New Roman" style:font-name-complex="Times New Roman" fo:font-weight="bold" style:font-weight-asian="bold" style:font-weight-complex="bold" fo:color="#000000" fo:font-size="12pt" style:font-size-asian="12pt" style:font-size-complex="12pt" style:language-asian="it" style:country-asian="IT"/>
    </style:style>
    <style:style style:name="P1944" style:parent-style-name="Normale" style:family="paragraph">
      <style:paragraph-properties fo:text-align="justify" style:vertical-align="auto"/>
      <style:text-properties style:font-name="Times New Roman" style:font-name-asian="Times New Roman" style:font-name-complex="Times New Roman" fo:font-size="12pt" style:font-size-asian="12pt" style:font-size-complex="12pt" style:language-asian="it" style:country-asian="IT"/>
    </style:style>
    <style:style style:name="P1945" style:parent-style-name="Normale" style:family="paragraph">
      <style:paragraph-properties fo:text-align="justify" style:vertical-align="auto"/>
    </style:style>
    <style:style style:name="T1946" style:parent-style-name="Car.predefinitoparagrafo" style:family="text">
      <style:text-properties style:font-name-asian="Times New Roman" style:font-name-complex="Times New Roman" fo:color="#000000" style:language-asian="it" style:country-asian="IT"/>
    </style:style>
    <style:style style:name="T1947" style:parent-style-name="Car.predefinitoparagrafo" style:family="text">
      <style:text-properties style:font-name-asian="Times New Roman" style:font-name-complex="Times New Roman" fo:color="#000000" style:language-asian="it" style:country-asian="IT"/>
    </style:style>
    <style:style style:name="P1948" style:parent-style-name="Normale" style:family="paragraph">
      <style:paragraph-properties fo:text-align="justify" style:vertical-align="auto"/>
    </style:style>
    <style:style style:name="T1949" style:parent-style-name="Car.predefinitoparagrafo" style:family="text">
      <style:text-properties style:font-name-asian="Times New Roman" style:font-name-complex="Times New Roman" fo:color="#000000" style:language-asian="it" style:country-asian="IT"/>
    </style:style>
    <style:style style:name="T1950" style:parent-style-name="Car.predefinitoparagrafo" style:family="text">
      <style:text-properties style:font-name-asian="Times New Roman" style:font-name-complex="Times New Roman" fo:color="#000000" style:language-asian="it" style:country-asian="IT"/>
    </style:style>
    <style:style style:name="P195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52" style:parent-style-name="Normale" style:family="paragraph">
      <style:paragraph-properties style:vertical-align="auto" fo:margin-bottom="0.1388in"/>
    </style:style>
    <style:style style:name="T195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54" style:parent-style-name="Normale" style:family="paragraph">
      <style:paragraph-properties fo:text-align="justify" style:vertical-align="auto"/>
    </style:style>
    <style:style style:name="T1955" style:parent-style-name="Car.predefinitoparagrafo" style:family="text">
      <style:text-properties style:font-name-asian="Times New Roman" style:font-name-complex="Times New Roman" fo:color="#000000" style:language-asian="it" style:country-asian="IT"/>
    </style:style>
    <style:style style:name="T1956" style:parent-style-name="Car.predefinitoparagrafo" style:family="text">
      <style:text-properties style:font-name-asian="Times New Roman" style:font-name-complex="Times New Roman" fo:color="#000000" style:language-asian="it" style:country-asian="IT"/>
    </style:style>
    <style:style style:name="T1957" style:parent-style-name="Car.predefinitoparagrafo" style:family="text">
      <style:text-properties style:font-name-asian="Times New Roman" style:font-name-complex="Times New Roman" fo:color="#000000" style:language-asian="it" style:country-asian="IT"/>
    </style:style>
    <style:style style:name="P1958" style:parent-style-name="Normale" style:family="paragraph">
      <style:paragraph-properties fo:text-align="justify" style:vertical-align="auto"/>
    </style:style>
    <style:style style:name="T1959" style:parent-style-name="Car.predefinitoparagrafo" style:family="text">
      <style:text-properties style:font-name-asian="Times New Roman" style:font-name-complex="Times New Roman" fo:color="#000000" style:language-asian="it" style:country-asian="IT"/>
    </style:style>
    <style:style style:name="T1960" style:parent-style-name="Car.predefinitoparagrafo" style:family="text">
      <style:text-properties style:font-name-asian="Times New Roman" style:font-name-complex="Times New Roman" fo:color="#000000" style:language-asian="it" style:country-asian="IT"/>
    </style:style>
    <style:style style:name="P1961"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62" style:parent-style-name="Normale" style:family="paragraph">
      <style:paragraph-properties style:vertical-align="auto" fo:margin-bottom="0.1388in"/>
    </style:style>
    <style:style style:name="T1963"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64" style:parent-style-name="Normale" style:family="paragraph">
      <style:paragraph-properties fo:text-align="justify" style:vertical-align="auto"/>
    </style:style>
    <style:style style:name="T1965" style:parent-style-name="Car.predefinitoparagrafo" style:family="text">
      <style:text-properties style:font-name-asian="Times New Roman" style:font-name-complex="Times New Roman" fo:color="#000000" style:language-asian="it" style:country-asian="IT"/>
    </style:style>
    <style:style style:name="T1966" style:parent-style-name="Car.predefinitoparagrafo" style:family="text">
      <style:text-properties style:font-name-asian="Times New Roman" style:font-name-complex="Times New Roman" fo:color="#000000" style:language-asian="it" style:country-asian="IT"/>
    </style:style>
    <style:style style:name="P1967" style:parent-style-name="Normale" style:family="paragraph">
      <style:paragraph-properties fo:text-align="justify" style:vertical-align="auto"/>
    </style:style>
    <style:style style:name="T1968" style:parent-style-name="Car.predefinitoparagrafo" style:family="text">
      <style:text-properties style:font-name-asian="Times New Roman" style:font-name-complex="Times New Roman" fo:color="#000000" style:language-asian="it" style:country-asian="IT"/>
    </style:style>
    <style:style style:name="P1969"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70" style:parent-style-name="Normale" style:family="paragraph">
      <style:paragraph-properties style:vertical-align="auto" fo:margin-bottom="0.1388in"/>
    </style:style>
    <style:style style:name="T1971"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72" style:parent-style-name="Normale" style:family="paragraph">
      <style:paragraph-properties fo:text-align="justify" style:vertical-align="auto"/>
    </style:style>
    <style:style style:name="T1973" style:parent-style-name="Car.predefinitoparagrafo" style:family="text">
      <style:text-properties style:font-name-asian="Times New Roman" style:font-name-complex="Times New Roman" fo:color="#000000" style:language-asian="it" style:country-asian="IT"/>
    </style:style>
    <style:style style:name="T1974" style:parent-style-name="Car.predefinitoparagrafo" style:family="text">
      <style:text-properties style:font-name-asian="Times New Roman" style:font-name-complex="Times New Roman" fo:color="#000000" style:language-asian="it" style:country-asian="IT"/>
    </style:style>
    <style:style style:name="P1975" style:parent-style-name="Normale" style:family="paragraph">
      <style:paragraph-properties fo:text-align="justify" style:vertical-align="auto"/>
    </style:style>
    <style:style style:name="T1976" style:parent-style-name="Car.predefinitoparagrafo" style:family="text">
      <style:text-properties style:font-name-asian="Times New Roman" style:font-name-complex="Times New Roman" fo:color="#000000" style:language-asian="it" style:country-asian="IT"/>
    </style:style>
    <style:style style:name="T1977" style:parent-style-name="Car.predefinitoparagrafo" style:family="text">
      <style:text-properties style:font-name-asian="Times New Roman" style:font-name-complex="Times New Roman" fo:color="#000000" style:language-asian="it" style:country-asian="IT"/>
    </style:style>
    <style:style style:name="P1978" style:parent-style-name="Normale" style:family="paragraph">
      <style:paragraph-properties style:vertical-align="auto"/>
      <style:text-properties style:font-name="Times New Roman" style:font-name-asian="Times New Roman" style:font-name-complex="Times New Roman" fo:color="#000000" style:language-asian="it" style:country-asian="IT"/>
    </style:style>
    <style:style style:name="P1979" style:parent-style-name="Normale" style:family="paragraph">
      <style:paragraph-properties style:vertical-align="auto" fo:margin-bottom="0.1388in"/>
    </style:style>
    <style:style style:name="T1980" style:parent-style-name="Car.predefinitoparagrafo" style:family="text">
      <style:text-properties style:font-name-asian="Times New Roman" style:font-name-complex="Times New Roman" fo:font-weight="bold" style:font-weight-asian="bold" style:font-weight-complex="bold" fo:color="#000000" style:language-asian="it" style:country-asian="IT"/>
    </style:style>
    <style:style style:name="P1981" style:parent-style-name="Normale" style:family="paragraph">
      <style:paragraph-properties fo:text-align="justify" style:vertical-align="auto" fo:margin-bottom="0.1111in"/>
    </style:style>
    <style:style style:name="T1982" style:parent-style-name="Car.predefinitoparagrafo" style:family="text">
      <style:text-properties style:font-name-asian="Times New Roman" style:font-name-complex="Times New Roman" fo:color="#000000" style:language-asian="it" style:country-asian="IT"/>
    </style:style>
    <style:style style:name="T1983" style:parent-style-name="Car.predefinitoparagrafo" style:family="text">
      <style:text-properties style:font-name-asian="Times New Roman" style:font-name-complex="Times New Roman" fo:color="#000000" style:language-asian="it" style:country-asian="IT"/>
    </style:style>
    <style:style style:name="P1984" style:parent-style-name="Normale" style:family="paragraph">
      <style:paragraph-properties fo:text-align="justify" style:vertical-align="auto" fo:margin-bottom="0.1111in"/>
    </style:style>
    <style:style style:name="T1985" style:parent-style-name="Car.predefinitoparagrafo" style:family="text">
      <style:text-properties style:font-name-asian="Times New Roman" style:font-name-complex="Times New Roman" fo:color="#000000" style:language-asian="it" style:country-asian="IT"/>
    </style:style>
    <style:style style:name="T1986" style:parent-style-name="Car.predefinitoparagrafo" style:family="text">
      <style:text-properties style:font-name-asian="Times New Roman" style:font-name-complex="Times New Roman" fo:color="#000000" style:language-asian="it" style:country-asian="IT"/>
    </style:style>
    <style:style style:name="P1987" style:parent-style-name="Standard" style:family="paragraph">
      <style:text-properties fo:color="#000000"/>
    </style:style>
    <style:style style:name="P1988" style:parent-style-name="Standard" style:family="paragraph">
      <style:paragraph-properties fo:text-align="justify"/>
      <style:text-properties fo:color="#000000"/>
    </style:style>
    <style:style style:name="P1989" style:parent-style-name="Standard" style:family="paragraph">
      <style:paragraph-properties fo:text-align="justify"/>
      <style:text-properties fo:color="#000000"/>
    </style:style>
    <style:style style:name="P1990" style:parent-style-name="Standard" style:family="paragraph">
      <style:paragraph-properties fo:text-align="justify"/>
      <style:text-properties fo:color="#000000"/>
    </style:style>
    <style:style style:name="P1991" style:parent-style-name="Standard" style:family="paragraph">
      <style:paragraph-properties fo:text-align="justify"/>
    </style:style>
    <style:style style:name="T1992" style:parent-style-name="Car.predefinitoparagrafo" style:family="text">
      <style:text-properties fo:color="#000000"/>
    </style:style>
    <style:style style:name="T1993" style:parent-style-name="Car.predefinitoparagrafo" style:family="text">
      <style:text-properties fo:color="#000000"/>
    </style:style>
    <style:style style:name="P1994" style:parent-style-name="Titolo1" style:family="paragraph">
      <style:paragraph-properties fo:break-before="page"/>
    </style:style>
    <style:style style:name="P1995" style:parent-style-name="Standard" style:family="paragraph">
      <style:text-properties fo:color="#000000" fo:language="en" fo:country="US"/>
    </style:style>
    <style:style style:name="P1996" style:parent-style-name="Standard" style:family="paragraph">
      <style:text-properties fo:color="#000000" fo:language="en" fo:country="US"/>
    </style:style>
    <style:style style:name="T1997" style:parent-style-name="Car.predefinitoparagrafo" style:family="text">
      <style:text-properties fo:language="en" fo:country="US"/>
    </style:style>
    <style:style style:name="TableColumn1999" style:family="table-column">
      <style:table-column-properties style:column-width="3.3472in"/>
    </style:style>
    <style:style style:name="TableColumn2000" style:family="table-column">
      <style:table-column-properties style:column-width="3.3458in"/>
    </style:style>
    <style:style style:name="Table1998" style:family="table">
      <style:table-properties style:width="6.693in" fo:margin-left="-0.0069in" table:align="left"/>
    </style:style>
    <style:style style:name="TableRow2001" style:family="table-row">
      <style:table-row-properties style:min-row-height="0.3937in"/>
    </style:style>
    <style:style style:name="TableCell2002"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003" style:parent-style-name="Standard" style:family="paragraph">
      <style:paragraph-properties fo:margin-bottom="0in" fo:line-height="100%"/>
    </style:style>
    <style:style style:name="TableRow2004" style:family="table-row">
      <style:table-row-properties style:min-row-height="2.5194in"/>
    </style:style>
    <style:style style:name="TableCell2005"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06" style:parent-style-name="Standard" style:family="paragraph">
      <style:paragraph-properties fo:margin-bottom="0in" fo:line-height="100%"/>
      <style:text-properties fo:font-weight="bold" style:font-weight-asian="bold"/>
    </style:style>
    <style:style style:name="TableCell2007"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08" style:parent-style-name="Standard" style:family="paragraph">
      <style:paragraph-properties fo:margin-bottom="0in" fo:line-height="100%"/>
      <style:text-properties fo:font-weight="bold" style:font-weight-asian="bold"/>
    </style:style>
    <style:style style:name="TableRow2009" style:family="table-row">
      <style:table-row-properties style:min-row-height="2.5194in"/>
    </style:style>
    <style:style style:name="TableCell2010"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11" style:parent-style-name="Standard" style:family="paragraph">
      <style:paragraph-properties fo:margin-bottom="0in" fo:line-height="100%"/>
    </style:style>
    <style:style style:name="T2012" style:parent-style-name="Car.predefinitoparagrafo" style:family="text">
      <style:text-properties fo:font-weight="bold" style:font-weight-asian="bold"/>
    </style:style>
    <style:style style:name="TableCell2013"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14" style:parent-style-name="Standard" style:family="paragraph">
      <style:paragraph-properties fo:margin-bottom="0in" fo:line-height="100%"/>
      <style:text-properties fo:font-weight="bold" style:font-weight-asian="bold"/>
    </style:style>
    <style:style style:name="TableColumn2016" style:family="table-column">
      <style:table-column-properties style:column-width="6.693in"/>
    </style:style>
    <style:style style:name="Table2015" style:family="table">
      <style:table-properties style:width="6.693in" fo:margin-left="-0.0069in" table:align="left"/>
    </style:style>
    <style:style style:name="TableRow2017" style:family="table-row">
      <style:table-row-properties/>
    </style:style>
    <style:style style:name="TableCell20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19" style:parent-style-name="Standard" style:family="paragraph">
      <style:paragraph-properties fo:margin-bottom="0in" fo:line-height="100%"/>
    </style:style>
    <style:style style:name="TableRow2020" style:family="table-row">
      <style:table-row-properties/>
    </style:style>
    <style:style style:name="TableCell20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2" style:parent-style-name="Standard" style:family="paragraph">
      <style:paragraph-properties fo:margin-bottom="0in" fo:line-height="100%"/>
    </style:style>
    <style:style style:name="TableRow2023" style:family="table-row">
      <style:table-row-properties/>
    </style:style>
    <style:style style:name="TableCell20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5" style:parent-style-name="Standard" style:family="paragraph">
      <style:paragraph-properties fo:margin-bottom="0in" fo:line-height="100%"/>
    </style:style>
    <style:style style:name="TableRow2026" style:family="table-row">
      <style:table-row-properties/>
    </style:style>
    <style:style style:name="TableCell20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28" style:parent-style-name="Standard" style:family="paragraph">
      <style:paragraph-properties fo:margin-bottom="0in" fo:line-height="100%"/>
    </style:style>
    <style:style style:name="TableRow2029" style:family="table-row">
      <style:table-row-properties/>
    </style:style>
    <style:style style:name="TableCell20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1" style:parent-style-name="Standard" style:family="paragraph">
      <style:paragraph-properties fo:margin-bottom="0in" fo:line-height="100%"/>
    </style:style>
    <style:style style:name="TableRow2032" style:family="table-row">
      <style:table-row-properties/>
    </style:style>
    <style:style style:name="TableCell20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4" style:parent-style-name="Standard" style:family="paragraph">
      <style:paragraph-properties fo:margin-bottom="0in" fo:line-height="100%"/>
    </style:style>
    <style:style style:name="TableRow2035" style:family="table-row">
      <style:table-row-properties/>
    </style:style>
    <style:style style:name="TableCell20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37" style:parent-style-name="Standard" style:family="paragraph">
      <style:paragraph-properties fo:margin-bottom="0in" fo:line-height="100%"/>
    </style:style>
    <style:style style:name="TableRow2038" style:family="table-row">
      <style:table-row-properties/>
    </style:style>
    <style:style style:name="TableCell20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0" style:parent-style-name="Standard" style:family="paragraph">
      <style:paragraph-properties fo:margin-bottom="0in" fo:line-height="100%"/>
    </style:style>
    <style:style style:name="TableRow2041" style:family="table-row">
      <style:table-row-properties/>
    </style:style>
    <style:style style:name="TableCell20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3" style:parent-style-name="Standard" style:family="paragraph">
      <style:paragraph-properties fo:margin-bottom="0in" fo:line-height="100%"/>
    </style:style>
    <style:style style:name="TableRow2044" style:family="table-row">
      <style:table-row-properties/>
    </style:style>
    <style:style style:name="TableCell20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6" style:parent-style-name="Standard" style:family="paragraph">
      <style:paragraph-properties fo:margin-bottom="0in" fo:line-height="100%"/>
    </style:style>
    <style:style style:name="TableRow2047" style:family="table-row">
      <style:table-row-properties/>
    </style:style>
    <style:style style:name="TableCell20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49" style:parent-style-name="Standard" style:family="paragraph">
      <style:paragraph-properties fo:margin-bottom="0in" fo:line-height="100%"/>
    </style:style>
    <style:style style:name="TableRow2050" style:family="table-row">
      <style:table-row-properties/>
    </style:style>
    <style:style style:name="TableCell20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2" style:parent-style-name="Standard" style:family="paragraph">
      <style:paragraph-properties fo:margin-bottom="0in" fo:line-height="100%"/>
    </style:style>
    <style:style style:name="TableRow2053" style:family="table-row">
      <style:table-row-properties/>
    </style:style>
    <style:style style:name="TableCell20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5" style:parent-style-name="Standard" style:family="paragraph">
      <style:paragraph-properties fo:margin-bottom="0in" fo:line-height="100%"/>
    </style:style>
    <style:style style:name="TableRow2056" style:family="table-row">
      <style:table-row-properties/>
    </style:style>
    <style:style style:name="TableCell20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58" style:parent-style-name="Standard" style:family="paragraph">
      <style:paragraph-properties fo:margin-bottom="0in" fo:line-height="100%"/>
    </style:style>
    <style:style style:name="TableRow2059" style:family="table-row">
      <style:table-row-properties/>
    </style:style>
    <style:style style:name="TableCell20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61" style:parent-style-name="Standard" style:family="paragraph">
      <style:paragraph-properties fo:margin-bottom="0in" fo:line-height="100%"/>
    </style:style>
    <style:style style:name="P2062" style:parent-style-name="Standard" style:family="paragraph">
      <style:text-properties fo:color="#000000" fo:language="en" fo:country="US"/>
    </style:style>
    <style:style style:name="P2063" style:parent-style-name="Standard" style:family="paragraph">
      <style:text-properties fo:color="#000000" fo:language="en" fo:country="US"/>
    </style:style>
    <style:style style:name="P2064" style:parent-style-name="Standard" style:family="paragraph">
      <style:text-properties fo:color="#000000" fo:language="en" fo:country="US"/>
    </style:style>
    <style:style style:name="T2065" style:parent-style-name="Car.predefinitoparagrafo" style:family="text">
      <style:text-properties fo:language="en" fo:country="US"/>
    </style:style>
    <style:style style:name="TableColumn2067" style:family="table-column">
      <style:table-column-properties style:column-width="3.3472in"/>
    </style:style>
    <style:style style:name="TableColumn2068" style:family="table-column">
      <style:table-column-properties style:column-width="3.3458in"/>
    </style:style>
    <style:style style:name="Table2066" style:family="table">
      <style:table-properties style:width="6.693in" fo:margin-left="-0.0069in" table:align="left"/>
    </style:style>
    <style:style style:name="TableRow2069" style:family="table-row">
      <style:table-row-properties style:min-row-height="0.3937in"/>
    </style:style>
    <style:style style:name="TableCell2070"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071" style:parent-style-name="Standard" style:family="paragraph">
      <style:paragraph-properties fo:margin-bottom="0in" fo:line-height="100%"/>
    </style:style>
    <style:style style:name="TableRow2072" style:family="table-row">
      <style:table-row-properties style:min-row-height="2.5194in"/>
    </style:style>
    <style:style style:name="TableCell2073"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074" style:parent-style-name="Standard" style:family="paragraph">
      <style:paragraph-properties fo:margin-bottom="0in" fo:line-height="100%"/>
      <style:text-properties fo:font-weight="bold" style:font-weight-asian="bold"/>
    </style:style>
    <style:style style:name="TableCell2075"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076" style:parent-style-name="Standard" style:family="paragraph">
      <style:paragraph-properties fo:margin-bottom="0in" fo:line-height="100%"/>
      <style:text-properties fo:font-weight="bold" style:font-weight-asian="bold"/>
    </style:style>
    <style:style style:name="TableRow2077" style:family="table-row">
      <style:table-row-properties style:min-row-height="2.5194in"/>
    </style:style>
    <style:style style:name="TableCell2078"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079" style:parent-style-name="Standard" style:family="paragraph">
      <style:paragraph-properties fo:margin-bottom="0in" fo:line-height="100%"/>
    </style:style>
    <style:style style:name="T2080" style:parent-style-name="Car.predefinitoparagrafo" style:family="text">
      <style:text-properties fo:font-weight="bold" style:font-weight-asian="bold"/>
    </style:style>
    <style:style style:name="TableCell2081"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082" style:parent-style-name="Standard" style:family="paragraph">
      <style:paragraph-properties fo:margin-bottom="0in" fo:line-height="100%"/>
      <style:text-properties fo:font-weight="bold" style:font-weight-asian="bold"/>
    </style:style>
    <style:style style:name="TableColumn2084" style:family="table-column">
      <style:table-column-properties style:column-width="6.693in"/>
    </style:style>
    <style:style style:name="Table2083" style:family="table">
      <style:table-properties style:width="6.693in" fo:margin-left="-0.0069in" table:align="left"/>
    </style:style>
    <style:style style:name="TableRow2085" style:family="table-row">
      <style:table-row-properties/>
    </style:style>
    <style:style style:name="TableCell20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87" style:parent-style-name="Standard" style:family="paragraph">
      <style:paragraph-properties fo:margin-bottom="0in" fo:line-height="100%"/>
    </style:style>
    <style:style style:name="TableRow2088" style:family="table-row">
      <style:table-row-properties/>
    </style:style>
    <style:style style:name="TableCell20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0" style:parent-style-name="Standard" style:family="paragraph">
      <style:paragraph-properties fo:margin-bottom="0in" fo:line-height="100%"/>
    </style:style>
    <style:style style:name="TableRow2091" style:family="table-row">
      <style:table-row-properties/>
    </style:style>
    <style:style style:name="TableCell209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3" style:parent-style-name="Standard" style:family="paragraph">
      <style:paragraph-properties fo:margin-bottom="0in" fo:line-height="100%"/>
    </style:style>
    <style:style style:name="TableRow2094" style:family="table-row">
      <style:table-row-properties/>
    </style:style>
    <style:style style:name="TableCell20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6" style:parent-style-name="Standard" style:family="paragraph">
      <style:paragraph-properties fo:margin-bottom="0in" fo:line-height="100%"/>
    </style:style>
    <style:style style:name="TableRow2097" style:family="table-row">
      <style:table-row-properties/>
    </style:style>
    <style:style style:name="TableCell2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099" style:parent-style-name="Standard" style:family="paragraph">
      <style:paragraph-properties fo:margin-bottom="0in" fo:line-height="100%"/>
    </style:style>
    <style:style style:name="TableRow2100" style:family="table-row">
      <style:table-row-properties/>
    </style:style>
    <style:style style:name="TableCell21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2" style:parent-style-name="Standard" style:family="paragraph">
      <style:paragraph-properties fo:margin-bottom="0in" fo:line-height="100%"/>
    </style:style>
    <style:style style:name="TableRow2103" style:family="table-row">
      <style:table-row-properties/>
    </style:style>
    <style:style style:name="TableCell2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5" style:parent-style-name="Standard" style:family="paragraph">
      <style:paragraph-properties fo:margin-bottom="0in" fo:line-height="100%"/>
    </style:style>
    <style:style style:name="TableRow2106" style:family="table-row">
      <style:table-row-properties/>
    </style:style>
    <style:style style:name="TableCell2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08" style:parent-style-name="Standard" style:family="paragraph">
      <style:paragraph-properties fo:margin-bottom="0in" fo:line-height="100%"/>
    </style:style>
    <style:style style:name="TableRow2109" style:family="table-row">
      <style:table-row-properties/>
    </style:style>
    <style:style style:name="TableCell2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1" style:parent-style-name="Standard" style:family="paragraph">
      <style:paragraph-properties fo:margin-bottom="0in" fo:line-height="100%"/>
    </style:style>
    <style:style style:name="TableRow2112" style:family="table-row">
      <style:table-row-properties/>
    </style:style>
    <style:style style:name="TableCell2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4" style:parent-style-name="Standard" style:family="paragraph">
      <style:paragraph-properties fo:margin-bottom="0in" fo:line-height="100%"/>
    </style:style>
    <style:style style:name="TableRow2115" style:family="table-row">
      <style:table-row-properties/>
    </style:style>
    <style:style style:name="TableCell2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17" style:parent-style-name="Standard" style:family="paragraph">
      <style:paragraph-properties fo:margin-bottom="0in" fo:line-height="100%"/>
    </style:style>
    <style:style style:name="TableRow2118" style:family="table-row">
      <style:table-row-properties/>
    </style:style>
    <style:style style:name="TableCell2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0" style:parent-style-name="Standard" style:family="paragraph">
      <style:paragraph-properties fo:margin-bottom="0in" fo:line-height="100%"/>
    </style:style>
    <style:style style:name="TableRow2121" style:family="table-row">
      <style:table-row-properties/>
    </style:style>
    <style:style style:name="TableCell2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3" style:parent-style-name="Standard" style:family="paragraph">
      <style:paragraph-properties fo:margin-bottom="0in" fo:line-height="100%"/>
    </style:style>
    <style:style style:name="TableRow2124" style:family="table-row">
      <style:table-row-properties/>
    </style:style>
    <style:style style:name="TableCell212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6" style:parent-style-name="Standard" style:family="paragraph">
      <style:paragraph-properties fo:margin-bottom="0in" fo:line-height="100%"/>
    </style:style>
    <style:style style:name="TableRow2127" style:family="table-row">
      <style:table-row-properties/>
    </style:style>
    <style:style style:name="TableCell212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29" style:parent-style-name="Standard" style:family="paragraph">
      <style:paragraph-properties fo:margin-bottom="0in" fo:line-height="100%"/>
    </style:style>
    <style:style style:name="P2130" style:parent-style-name="Standard" style:family="paragraph">
      <style:text-properties fo:color="#000000" fo:language="en" fo:country="US"/>
    </style:style>
    <style:style style:name="P2131" style:parent-style-name="Standard" style:family="paragraph">
      <style:text-properties fo:color="#000000" fo:language="en" fo:country="US"/>
    </style:style>
    <style:style style:name="P2132" style:parent-style-name="Standard" style:family="paragraph">
      <style:text-properties fo:language="en" fo:country="US"/>
    </style:style>
    <style:style style:name="T2133" style:parent-style-name="Car.predefinitoparagrafo" style:family="text">
      <style:text-properties fo:color="#000000" fo:language="en" fo:country="US"/>
    </style:style>
    <style:style style:name="P2134" style:parent-style-name="Standard" style:family="paragraph">
      <style:text-properties fo:language="en" fo:country="US"/>
    </style:style>
    <style:style style:name="TableColumn2136" style:family="table-column">
      <style:table-column-properties style:column-width="3.3472in"/>
    </style:style>
    <style:style style:name="TableColumn2137" style:family="table-column">
      <style:table-column-properties style:column-width="3.3458in"/>
    </style:style>
    <style:style style:name="Table2135" style:family="table">
      <style:table-properties style:width="6.693in" fo:margin-left="-0.0069in" table:align="left"/>
    </style:style>
    <style:style style:name="TableRow2138" style:family="table-row">
      <style:table-row-properties style:min-row-height="0.3937in"/>
    </style:style>
    <style:style style:name="TableCell2139" style:family="table-cell">
      <style:table-cell-properties fo:border-top="none" fo:border-left="none" fo:border-bottom="0.0833in solid #FFFFFF" fo:border-right="none" fo:background-color="#D9D9D9" style:writing-mode="lr-tb" fo:padding-top="0in" fo:padding-left="0.075in" fo:padding-bottom="0in" fo:padding-right="0.075in"/>
    </style:style>
    <style:style style:name="P2140" style:parent-style-name="Standard" style:family="paragraph">
      <style:paragraph-properties fo:margin-bottom="0in" fo:line-height="100%"/>
    </style:style>
    <style:style style:name="TableRow2141" style:family="table-row">
      <style:table-row-properties style:min-row-height="2.5194in"/>
    </style:style>
    <style:style style:name="TableCell2142" style:family="table-cell">
      <style:table-cell-properties fo:border-top="0.0833in solid #FFFFFF" fo:border-left="none" fo:border-bottom="0.0833in solid #FFFFFF" fo:border-right="0.0833in solid #FFFFFF" fo:background-color="#EAF1DD" style:writing-mode="lr-tb" fo:padding-top="0in" fo:padding-left="0.075in" fo:padding-bottom="0in" fo:padding-right="0.075in"/>
    </style:style>
    <style:style style:name="P2143" style:parent-style-name="Standard" style:family="paragraph">
      <style:paragraph-properties fo:margin-bottom="0in" fo:line-height="100%"/>
      <style:text-properties fo:font-weight="bold" style:font-weight-asian="bold"/>
    </style:style>
    <style:style style:name="TableCell2144" style:family="table-cell">
      <style:table-cell-properties fo:border-top="0.0833in solid #FFFFFF" fo:border-left="0.0833in solid #FFFFFF" fo:border-bottom="0.0833in solid #FFFFFF" fo:border-right="none" fo:background-color="#FFFFCC" style:writing-mode="lr-tb" fo:padding-top="0in" fo:padding-left="0in" fo:padding-bottom="0in" fo:padding-right="0.075in"/>
    </style:style>
    <style:style style:name="P2145" style:parent-style-name="Standard" style:family="paragraph">
      <style:paragraph-properties fo:margin-bottom="0in" fo:line-height="100%"/>
      <style:text-properties fo:font-weight="bold" style:font-weight-asian="bold"/>
    </style:style>
    <style:style style:name="TableRow2146" style:family="table-row">
      <style:table-row-properties style:min-row-height="2.5194in"/>
    </style:style>
    <style:style style:name="TableCell2147" style:family="table-cell">
      <style:table-cell-properties fo:border-top="0.0833in solid #FFFFFF" fo:border-left="none" fo:border-bottom="0.0833in solid #FFFFFF" fo:border-right="0.0833in solid #FFFFFF" fo:background-color="#DBE5F1" style:writing-mode="lr-tb" fo:padding-top="0in" fo:padding-left="0.075in" fo:padding-bottom="0in" fo:padding-right="0.075in"/>
    </style:style>
    <style:style style:name="P2148" style:parent-style-name="Standard" style:family="paragraph">
      <style:paragraph-properties fo:margin-bottom="0in" fo:line-height="100%"/>
    </style:style>
    <style:style style:name="T2149" style:parent-style-name="Car.predefinitoparagrafo" style:family="text">
      <style:text-properties fo:font-weight="bold" style:font-weight-asian="bold"/>
    </style:style>
    <style:style style:name="TableCell2150" style:family="table-cell">
      <style:table-cell-properties fo:border-top="0.0833in solid #FFFFFF" fo:border-left="0.0833in solid #FFFFFF" fo:border-bottom="0.0833in solid #FFFFFF" fo:border-right="none" fo:background-color="#FDE9D9" style:writing-mode="lr-tb" fo:padding-top="0in" fo:padding-left="0in" fo:padding-bottom="0in" fo:padding-right="0.075in"/>
    </style:style>
    <style:style style:name="P2151" style:parent-style-name="Standard" style:family="paragraph">
      <style:paragraph-properties fo:margin-bottom="0in" fo:line-height="100%"/>
      <style:text-properties fo:font-weight="bold" style:font-weight-asian="bold"/>
    </style:style>
    <style:style style:name="TableColumn2153" style:family="table-column">
      <style:table-column-properties style:column-width="6.693in"/>
    </style:style>
    <style:style style:name="Table2152" style:family="table">
      <style:table-properties style:width="6.693in" fo:margin-left="-0.0069in" table:align="left"/>
    </style:style>
    <style:style style:name="TableRow2154" style:family="table-row">
      <style:table-row-properties/>
    </style:style>
    <style:style style:name="TableCell21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6" style:parent-style-name="Standard" style:family="paragraph">
      <style:paragraph-properties fo:margin-bottom="0in" fo:line-height="100%"/>
    </style:style>
    <style:style style:name="TableRow2157" style:family="table-row">
      <style:table-row-properties/>
    </style:style>
    <style:style style:name="TableCell21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59" style:parent-style-name="Standard" style:family="paragraph">
      <style:paragraph-properties fo:margin-bottom="0in" fo:line-height="100%"/>
    </style:style>
    <style:style style:name="TableRow2160" style:family="table-row">
      <style:table-row-properties/>
    </style:style>
    <style:style style:name="TableCell21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2" style:parent-style-name="Standard" style:family="paragraph">
      <style:paragraph-properties fo:margin-bottom="0in" fo:line-height="100%"/>
    </style:style>
    <style:style style:name="TableRow2163" style:family="table-row">
      <style:table-row-properties/>
    </style:style>
    <style:style style:name="TableCell21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5" style:parent-style-name="Standard" style:family="paragraph">
      <style:paragraph-properties fo:margin-bottom="0in" fo:line-height="100%"/>
    </style:style>
    <style:style style:name="TableRow2166" style:family="table-row">
      <style:table-row-properties/>
    </style:style>
    <style:style style:name="TableCell21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68" style:parent-style-name="Standard" style:family="paragraph">
      <style:paragraph-properties fo:margin-bottom="0in" fo:line-height="100%"/>
    </style:style>
    <style:style style:name="TableRow2169" style:family="table-row">
      <style:table-row-properties/>
    </style:style>
    <style:style style:name="TableCell21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1" style:parent-style-name="Standard" style:family="paragraph">
      <style:paragraph-properties fo:margin-bottom="0in" fo:line-height="100%"/>
    </style:style>
    <style:style style:name="TableRow2172" style:family="table-row">
      <style:table-row-properties/>
    </style:style>
    <style:style style:name="TableCell21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4" style:parent-style-name="Standard" style:family="paragraph">
      <style:paragraph-properties fo:margin-bottom="0in" fo:line-height="100%"/>
    </style:style>
    <style:style style:name="TableRow2175" style:family="table-row">
      <style:table-row-properties/>
    </style:style>
    <style:style style:name="TableCell21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77" style:parent-style-name="Standard" style:family="paragraph">
      <style:paragraph-properties fo:margin-bottom="0in" fo:line-height="100%"/>
    </style:style>
    <style:style style:name="TableRow2178" style:family="table-row">
      <style:table-row-properties/>
    </style:style>
    <style:style style:name="TableCell21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0" style:parent-style-name="Standard" style:family="paragraph">
      <style:paragraph-properties fo:margin-bottom="0in" fo:line-height="100%"/>
    </style:style>
    <style:style style:name="TableRow2181" style:family="table-row">
      <style:table-row-properties/>
    </style:style>
    <style:style style:name="TableCell21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3" style:parent-style-name="Standard" style:family="paragraph">
      <style:paragraph-properties fo:margin-bottom="0in" fo:line-height="100%"/>
    </style:style>
    <style:style style:name="TableRow2184" style:family="table-row">
      <style:table-row-properties/>
    </style:style>
    <style:style style:name="TableCell21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6" style:parent-style-name="Standard" style:family="paragraph">
      <style:paragraph-properties fo:margin-bottom="0in" fo:line-height="100%"/>
    </style:style>
    <style:style style:name="TableRow2187" style:family="table-row">
      <style:table-row-properties/>
    </style:style>
    <style:style style:name="TableCell21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89" style:parent-style-name="Standard" style:family="paragraph">
      <style:paragraph-properties fo:margin-bottom="0in" fo:line-height="100%"/>
    </style:style>
    <style:style style:name="TableRow2190" style:family="table-row">
      <style:table-row-properties/>
    </style:style>
    <style:style style:name="TableCell21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2" style:parent-style-name="Standard" style:family="paragraph">
      <style:paragraph-properties fo:margin-bottom="0in" fo:line-height="100%"/>
    </style:style>
    <style:style style:name="TableRow2193" style:family="table-row">
      <style:table-row-properties/>
    </style:style>
    <style:style style:name="TableCell21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5" style:parent-style-name="Standard" style:family="paragraph">
      <style:paragraph-properties fo:margin-bottom="0in" fo:line-height="100%"/>
    </style:style>
    <style:style style:name="TableRow2196" style:family="table-row">
      <style:table-row-properties/>
    </style:style>
    <style:style style:name="TableCell21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198" style:parent-style-name="Standard" style:family="paragraph">
      <style:paragraph-properties fo:margin-bottom="0in" fo:line-height="100%"/>
    </style:style>
    <style:style style:name="TableColumn2200" style:family="table-column">
      <style:table-column-properties style:column-width="6.693in"/>
    </style:style>
    <style:style style:name="Table2199" style:family="table">
      <style:table-properties style:width="6.693in" fo:margin-left="-0.0069in" table:align="left"/>
    </style:style>
    <style:style style:name="TableRow2201" style:family="table-row">
      <style:table-row-properties/>
    </style:style>
    <style:style style:name="TableCell2202" style:family="table-cell">
      <style:table-cell-properties fo:border-top="none" fo:border-left="none" fo:border-bottom="0.0069in solid #808080" fo:border-right="none" style:writing-mode="lr-tb" fo:padding-top="0in" fo:padding-left="0.075in" fo:padding-bottom="0in" fo:padding-right="0.075in"/>
    </style:style>
    <style:style style:name="P2203" style:parent-style-name="Standard" style:family="paragraph">
      <style:paragraph-properties fo:margin-bottom="0in" fo:line-height="100%"/>
      <style:text-properties fo:language="en" fo:country="US"/>
    </style:style>
    <style:style style:name="TableRow2204" style:family="table-row">
      <style:table-row-properties/>
    </style:style>
    <style:style style:name="TableCell2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06" style:parent-style-name="Standard" style:family="paragraph">
      <style:paragraph-properties fo:margin-bottom="0in" fo:line-height="100%"/>
    </style:style>
    <style:style style:name="P2207" style:parent-style-name="Standard" style:family="paragraph">
      <style:paragraph-properties fo:margin-bottom="0in" fo:line-height="100%"/>
    </style:style>
    <style:style style:name="TableRow2208" style:family="table-row">
      <style:table-row-properties/>
    </style:style>
    <style:style style:name="TableCell22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0" style:parent-style-name="Standard" style:family="paragraph">
      <style:paragraph-properties fo:margin-bottom="0in" fo:line-height="100%"/>
    </style:style>
    <style:style style:name="TableRow2211" style:family="table-row">
      <style:table-row-properties/>
    </style:style>
    <style:style style:name="TableCell22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3" style:parent-style-name="Standard" style:family="paragraph">
      <style:paragraph-properties fo:margin-bottom="0in" fo:line-height="100%"/>
    </style:style>
    <style:style style:name="TableRow2214" style:family="table-row">
      <style:table-row-properties/>
    </style:style>
    <style:style style:name="TableCell22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6" style:parent-style-name="Standard" style:family="paragraph">
      <style:paragraph-properties fo:margin-bottom="0in" fo:line-height="100%"/>
    </style:style>
    <style:style style:name="TableRow2217" style:family="table-row">
      <style:table-row-properties/>
    </style:style>
    <style:style style:name="TableCell22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19" style:parent-style-name="Standard" style:family="paragraph">
      <style:paragraph-properties fo:margin-bottom="0in" fo:line-height="100%"/>
    </style:style>
    <style:style style:name="TableRow2220" style:family="table-row">
      <style:table-row-properties/>
    </style:style>
    <style:style style:name="TableCell22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2" style:parent-style-name="Standard" style:family="paragraph">
      <style:paragraph-properties fo:margin-bottom="0in" fo:line-height="100%"/>
    </style:style>
    <style:style style:name="TableRow2223" style:family="table-row">
      <style:table-row-properties/>
    </style:style>
    <style:style style:name="TableCell22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5" style:parent-style-name="Standard" style:family="paragraph">
      <style:paragraph-properties fo:margin-bottom="0in" fo:line-height="100%"/>
    </style:style>
    <style:style style:name="TableRow2226" style:family="table-row">
      <style:table-row-properties/>
    </style:style>
    <style:style style:name="TableCell22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28" style:parent-style-name="Standard" style:family="paragraph">
      <style:paragraph-properties fo:margin-bottom="0in" fo:line-height="100%"/>
    </style:style>
    <style:style style:name="TableRow2229" style:family="table-row">
      <style:table-row-properties/>
    </style:style>
    <style:style style:name="TableCell22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1" style:parent-style-name="Standard" style:family="paragraph">
      <style:paragraph-properties fo:margin-bottom="0in" fo:line-height="100%"/>
    </style:style>
    <style:style style:name="TableRow2232" style:family="table-row">
      <style:table-row-properties/>
    </style:style>
    <style:style style:name="TableCell22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4" style:parent-style-name="Standard" style:family="paragraph">
      <style:paragraph-properties fo:margin-bottom="0in" fo:line-height="100%"/>
    </style:style>
    <style:style style:name="TableRow2235" style:family="table-row">
      <style:table-row-properties/>
    </style:style>
    <style:style style:name="TableCell22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37" style:parent-style-name="Standard" style:family="paragraph">
      <style:paragraph-properties fo:margin-bottom="0in" fo:line-height="100%"/>
    </style:style>
    <style:style style:name="TableRow2238" style:family="table-row">
      <style:table-row-properties/>
    </style:style>
    <style:style style:name="TableCell22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0" style:parent-style-name="Standard" style:family="paragraph">
      <style:paragraph-properties fo:margin-bottom="0in" fo:line-height="100%"/>
    </style:style>
    <style:style style:name="TableRow2241" style:family="table-row">
      <style:table-row-properties/>
    </style:style>
    <style:style style:name="TableCell22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3" style:parent-style-name="Standard" style:family="paragraph">
      <style:paragraph-properties fo:margin-bottom="0in" fo:line-height="100%"/>
    </style:style>
    <style:style style:name="TableRow2244" style:family="table-row">
      <style:table-row-properties/>
    </style:style>
    <style:style style:name="TableCell22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6" style:parent-style-name="Standard" style:family="paragraph">
      <style:paragraph-properties fo:margin-bottom="0in" fo:line-height="100%"/>
    </style:style>
    <style:style style:name="TableRow2247" style:family="table-row">
      <style:table-row-properties/>
    </style:style>
    <style:style style:name="TableCell22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49" style:parent-style-name="Standard" style:family="paragraph">
      <style:paragraph-properties fo:margin-bottom="0in" fo:line-height="100%"/>
    </style:style>
    <style:style style:name="TableRow2250" style:family="table-row">
      <style:table-row-properties/>
    </style:style>
    <style:style style:name="TableCell22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2" style:parent-style-name="Standard" style:family="paragraph">
      <style:paragraph-properties fo:margin-bottom="0in" fo:line-height="100%"/>
    </style:style>
    <style:style style:name="TableRow2253" style:family="table-row">
      <style:table-row-properties/>
    </style:style>
    <style:style style:name="TableCell22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5" style:parent-style-name="Standard" style:family="paragraph">
      <style:paragraph-properties fo:margin-bottom="0in" fo:line-height="100%"/>
    </style:style>
    <style:style style:name="TableRow2256" style:family="table-row">
      <style:table-row-properties/>
    </style:style>
    <style:style style:name="TableCell22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58" style:parent-style-name="Standard" style:family="paragraph">
      <style:paragraph-properties fo:margin-bottom="0in" fo:line-height="100%"/>
    </style:style>
    <style:style style:name="TableRow2259" style:family="table-row">
      <style:table-row-properties/>
    </style:style>
    <style:style style:name="TableCell22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1" style:parent-style-name="Standard" style:family="paragraph">
      <style:paragraph-properties fo:margin-bottom="0in" fo:line-height="100%"/>
    </style:style>
    <style:style style:name="TableRow2262" style:family="table-row">
      <style:table-row-properties/>
    </style:style>
    <style:style style:name="TableCell22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4" style:parent-style-name="Standard" style:family="paragraph">
      <style:paragraph-properties fo:margin-bottom="0in" fo:line-height="100%"/>
    </style:style>
    <style:style style:name="TableRow2265" style:family="table-row">
      <style:table-row-properties/>
    </style:style>
    <style:style style:name="TableCell22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67" style:parent-style-name="Standard" style:family="paragraph">
      <style:paragraph-properties fo:margin-bottom="0in" fo:line-height="100%"/>
    </style:style>
    <style:style style:name="TableRow2268" style:family="table-row">
      <style:table-row-properties/>
    </style:style>
    <style:style style:name="TableCell22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0" style:parent-style-name="Standard" style:family="paragraph">
      <style:paragraph-properties fo:margin-bottom="0in" fo:line-height="100%"/>
    </style:style>
    <style:style style:name="TableRow2271" style:family="table-row">
      <style:table-row-properties/>
    </style:style>
    <style:style style:name="TableCell22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3" style:parent-style-name="Standard" style:family="paragraph">
      <style:paragraph-properties fo:margin-bottom="0in" fo:line-height="100%"/>
    </style:style>
    <style:style style:name="TableRow2274" style:family="table-row">
      <style:table-row-properties/>
    </style:style>
    <style:style style:name="TableCell22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6" style:parent-style-name="Standard" style:family="paragraph">
      <style:paragraph-properties fo:margin-bottom="0in" fo:line-height="100%"/>
    </style:style>
    <style:style style:name="TableRow2277" style:family="table-row">
      <style:table-row-properties/>
    </style:style>
    <style:style style:name="TableCell22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79" style:parent-style-name="Standard" style:family="paragraph">
      <style:paragraph-properties fo:margin-bottom="0in" fo:line-height="100%"/>
    </style:style>
    <style:style style:name="TableRow2280" style:family="table-row">
      <style:table-row-properties/>
    </style:style>
    <style:style style:name="TableCell22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2" style:parent-style-name="Standard" style:family="paragraph">
      <style:paragraph-properties fo:margin-bottom="0in" fo:line-height="100%"/>
    </style:style>
    <style:style style:name="TableRow2283" style:family="table-row">
      <style:table-row-properties/>
    </style:style>
    <style:style style:name="TableCell22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5" style:parent-style-name="Standard" style:family="paragraph">
      <style:paragraph-properties fo:margin-bottom="0in" fo:line-height="100%"/>
    </style:style>
    <style:style style:name="TableRow2286" style:family="table-row">
      <style:table-row-properties/>
    </style:style>
    <style:style style:name="TableCell22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88" style:parent-style-name="Standard" style:family="paragraph">
      <style:paragraph-properties fo:margin-bottom="0in" fo:line-height="100%"/>
    </style:style>
    <style:style style:name="TableRow2289" style:family="table-row">
      <style:table-row-properties/>
    </style:style>
    <style:style style:name="TableCell22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1" style:parent-style-name="Standard" style:family="paragraph">
      <style:paragraph-properties fo:margin-bottom="0in" fo:line-height="100%"/>
    </style:style>
    <style:style style:name="TableRow2292" style:family="table-row">
      <style:table-row-properties/>
    </style:style>
    <style:style style:name="TableCell22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4" style:parent-style-name="Standard" style:family="paragraph">
      <style:paragraph-properties fo:margin-bottom="0in" fo:line-height="100%"/>
    </style:style>
    <style:style style:name="TableRow2295" style:family="table-row">
      <style:table-row-properties/>
    </style:style>
    <style:style style:name="TableCell22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297" style:parent-style-name="Standard" style:family="paragraph">
      <style:paragraph-properties fo:margin-bottom="0in" fo:line-height="100%"/>
    </style:style>
    <style:style style:name="TableRow2298" style:family="table-row">
      <style:table-row-properties/>
    </style:style>
    <style:style style:name="TableCell22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0" style:parent-style-name="Standard" style:family="paragraph">
      <style:paragraph-properties fo:margin-bottom="0in" fo:line-height="100%"/>
    </style:style>
    <style:style style:name="TableRow2301" style:family="table-row">
      <style:table-row-properties/>
    </style:style>
    <style:style style:name="TableCell23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3" style:parent-style-name="Standard" style:family="paragraph">
      <style:paragraph-properties fo:margin-bottom="0in" fo:line-height="100%"/>
    </style:style>
    <style:style style:name="TableRow2304" style:family="table-row">
      <style:table-row-properties/>
    </style:style>
    <style:style style:name="TableCell23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6" style:parent-style-name="Standard" style:family="paragraph">
      <style:paragraph-properties fo:margin-bottom="0in" fo:line-height="100%"/>
    </style:style>
    <style:style style:name="TableRow2307" style:family="table-row">
      <style:table-row-properties/>
    </style:style>
    <style:style style:name="TableCell23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09" style:parent-style-name="Standard" style:family="paragraph">
      <style:paragraph-properties fo:margin-bottom="0in" fo:line-height="100%"/>
    </style:style>
    <style:style style:name="TableRow2310" style:family="table-row">
      <style:table-row-properties/>
    </style:style>
    <style:style style:name="TableCell23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2" style:parent-style-name="Standard" style:family="paragraph">
      <style:paragraph-properties fo:margin-bottom="0in" fo:line-height="100%"/>
    </style:style>
    <style:style style:name="TableRow2313" style:family="table-row">
      <style:table-row-properties/>
    </style:style>
    <style:style style:name="TableCell23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5" style:parent-style-name="Standard" style:family="paragraph">
      <style:paragraph-properties fo:margin-bottom="0in" fo:line-height="100%"/>
    </style:style>
    <style:style style:name="TableRow2316" style:family="table-row">
      <style:table-row-properties/>
    </style:style>
    <style:style style:name="TableCell23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18" style:parent-style-name="Standard" style:family="paragraph">
      <style:paragraph-properties fo:margin-bottom="0in" fo:line-height="100%"/>
    </style:style>
    <style:style style:name="TableRow2319" style:family="table-row">
      <style:table-row-properties/>
    </style:style>
    <style:style style:name="TableCell23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1" style:parent-style-name="Standard" style:family="paragraph">
      <style:paragraph-properties fo:margin-bottom="0in" fo:line-height="100%"/>
    </style:style>
    <style:style style:name="TableRow2322" style:family="table-row">
      <style:table-row-properties/>
    </style:style>
    <style:style style:name="TableCell23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4" style:parent-style-name="Standard" style:family="paragraph">
      <style:paragraph-properties fo:margin-bottom="0in" fo:line-height="100%"/>
    </style:style>
    <style:style style:name="TableRow2325" style:family="table-row">
      <style:table-row-properties/>
    </style:style>
    <style:style style:name="TableCell23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27" style:parent-style-name="Standard" style:family="paragraph">
      <style:paragraph-properties fo:margin-bottom="0in" fo:line-height="100%"/>
    </style:style>
    <style:style style:name="TableRow2328" style:family="table-row">
      <style:table-row-properties/>
    </style:style>
    <style:style style:name="TableCell23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0" style:parent-style-name="Standard" style:family="paragraph">
      <style:paragraph-properties fo:margin-bottom="0in" fo:line-height="100%"/>
    </style:style>
    <style:style style:name="TableRow2331" style:family="table-row">
      <style:table-row-properties/>
    </style:style>
    <style:style style:name="TableCell23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3" style:parent-style-name="Standard" style:family="paragraph">
      <style:paragraph-properties fo:margin-bottom="0in" fo:line-height="100%"/>
    </style:style>
    <style:style style:name="TableRow2334" style:family="table-row">
      <style:table-row-properties/>
    </style:style>
    <style:style style:name="TableCell23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36" style:parent-style-name="Standard" style:family="paragraph">
      <style:paragraph-properties fo:margin-bottom="0in" fo:line-height="100%"/>
    </style:style>
    <style:style style:name="TableColumn2338" style:family="table-column">
      <style:table-column-properties style:column-width="6.693in"/>
    </style:style>
    <style:style style:name="Table2337" style:family="table">
      <style:table-properties style:width="6.693in" fo:margin-left="-0.0069in" table:align="left"/>
    </style:style>
    <style:style style:name="TableRow2339" style:family="table-row">
      <style:table-row-properties/>
    </style:style>
    <style:style style:name="TableCell234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1" style:parent-style-name="Standard" style:family="paragraph">
      <style:paragraph-properties fo:margin-bottom="0in" fo:line-height="100%"/>
    </style:style>
    <style:style style:name="TableRow2342" style:family="table-row">
      <style:table-row-properties/>
    </style:style>
    <style:style style:name="TableCell234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4" style:parent-style-name="Standard" style:family="paragraph">
      <style:paragraph-properties fo:margin-bottom="0in" fo:line-height="100%"/>
    </style:style>
    <style:style style:name="TableRow2345" style:family="table-row">
      <style:table-row-properties/>
    </style:style>
    <style:style style:name="TableCell234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47" style:parent-style-name="Standard" style:family="paragraph">
      <style:paragraph-properties fo:margin-bottom="0in" fo:line-height="100%"/>
    </style:style>
    <style:style style:name="TableRow2348" style:family="table-row">
      <style:table-row-properties/>
    </style:style>
    <style:style style:name="TableCell234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0" style:parent-style-name="Standard" style:family="paragraph">
      <style:paragraph-properties fo:margin-bottom="0in" fo:line-height="100%"/>
    </style:style>
    <style:style style:name="TableRow2351" style:family="table-row">
      <style:table-row-properties/>
    </style:style>
    <style:style style:name="TableCell235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3" style:parent-style-name="Standard" style:family="paragraph">
      <style:paragraph-properties fo:margin-bottom="0in" fo:line-height="100%"/>
    </style:style>
    <style:style style:name="TableRow2354" style:family="table-row">
      <style:table-row-properties/>
    </style:style>
    <style:style style:name="TableCell235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6" style:parent-style-name="Standard" style:family="paragraph">
      <style:paragraph-properties fo:margin-bottom="0in" fo:line-height="100%"/>
    </style:style>
    <style:style style:name="TableRow2357" style:family="table-row">
      <style:table-row-properties/>
    </style:style>
    <style:style style:name="TableCell23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59" style:parent-style-name="Standard" style:family="paragraph">
      <style:paragraph-properties fo:margin-bottom="0in" fo:line-height="100%"/>
    </style:style>
    <style:style style:name="TableRow2360" style:family="table-row">
      <style:table-row-properties/>
    </style:style>
    <style:style style:name="TableCell23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2" style:parent-style-name="Standard" style:family="paragraph">
      <style:paragraph-properties fo:margin-bottom="0in" fo:line-height="100%"/>
    </style:style>
    <style:style style:name="TableRow2363" style:family="table-row">
      <style:table-row-properties/>
    </style:style>
    <style:style style:name="TableCell23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5" style:parent-style-name="Standard" style:family="paragraph">
      <style:paragraph-properties fo:margin-bottom="0in" fo:line-height="100%"/>
    </style:style>
    <style:style style:name="TableRow2366" style:family="table-row">
      <style:table-row-properties/>
    </style:style>
    <style:style style:name="TableCell23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68" style:parent-style-name="Standard" style:family="paragraph">
      <style:paragraph-properties fo:margin-bottom="0in" fo:line-height="100%"/>
    </style:style>
    <style:style style:name="TableRow2369" style:family="table-row">
      <style:table-row-properties/>
    </style:style>
    <style:style style:name="TableCell23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1" style:parent-style-name="Standard" style:family="paragraph">
      <style:paragraph-properties fo:margin-bottom="0in" fo:line-height="100%"/>
    </style:style>
    <style:style style:name="TableRow2372" style:family="table-row">
      <style:table-row-properties/>
    </style:style>
    <style:style style:name="TableCell23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4" style:parent-style-name="Standard" style:family="paragraph">
      <style:paragraph-properties fo:margin-bottom="0in" fo:line-height="100%"/>
    </style:style>
    <style:style style:name="TableRow2375" style:family="table-row">
      <style:table-row-properties/>
    </style:style>
    <style:style style:name="TableCell237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77" style:parent-style-name="Standard" style:family="paragraph">
      <style:paragraph-properties fo:margin-bottom="0in" fo:line-height="100%"/>
    </style:style>
    <style:style style:name="TableRow2378" style:family="table-row">
      <style:table-row-properties/>
    </style:style>
    <style:style style:name="TableCell237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0" style:parent-style-name="Standard" style:family="paragraph">
      <style:paragraph-properties fo:margin-bottom="0in" fo:line-height="100%"/>
    </style:style>
    <style:style style:name="TableRow2381" style:family="table-row">
      <style:table-row-properties/>
    </style:style>
    <style:style style:name="TableCell238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3" style:parent-style-name="Standard" style:family="paragraph">
      <style:paragraph-properties fo:margin-bottom="0in" fo:line-height="100%"/>
    </style:style>
    <style:style style:name="TableRow2384" style:family="table-row">
      <style:table-row-properties/>
    </style:style>
    <style:style style:name="TableCell238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6" style:parent-style-name="Standard" style:family="paragraph">
      <style:paragraph-properties fo:margin-bottom="0in" fo:line-height="100%"/>
    </style:style>
    <style:style style:name="TableRow2387" style:family="table-row">
      <style:table-row-properties/>
    </style:style>
    <style:style style:name="TableCell23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89" style:parent-style-name="Standard" style:family="paragraph">
      <style:paragraph-properties fo:margin-bottom="0in" fo:line-height="100%"/>
    </style:style>
    <style:style style:name="TableRow2390" style:family="table-row">
      <style:table-row-properties/>
    </style:style>
    <style:style style:name="TableCell23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2" style:parent-style-name="Standard" style:family="paragraph">
      <style:paragraph-properties fo:margin-bottom="0in" fo:line-height="100%"/>
    </style:style>
    <style:style style:name="TableRow2393" style:family="table-row">
      <style:table-row-properties/>
    </style:style>
    <style:style style:name="TableCell23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5" style:parent-style-name="Standard" style:family="paragraph">
      <style:paragraph-properties fo:margin-bottom="0in" fo:line-height="100%"/>
    </style:style>
    <style:style style:name="TableRow2396" style:family="table-row">
      <style:table-row-properties/>
    </style:style>
    <style:style style:name="TableCell23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398" style:parent-style-name="Standard" style:family="paragraph">
      <style:paragraph-properties fo:margin-bottom="0in" fo:line-height="100%"/>
    </style:style>
    <style:style style:name="TableRow2399" style:family="table-row">
      <style:table-row-properties/>
    </style:style>
    <style:style style:name="TableCell24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1" style:parent-style-name="Standard" style:family="paragraph">
      <style:paragraph-properties fo:margin-bottom="0in" fo:line-height="100%"/>
    </style:style>
    <style:style style:name="TableRow2402" style:family="table-row">
      <style:table-row-properties/>
    </style:style>
    <style:style style:name="TableCell24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4" style:parent-style-name="Standard" style:family="paragraph">
      <style:paragraph-properties fo:margin-bottom="0in" fo:line-height="100%"/>
    </style:style>
    <style:style style:name="TableColumn2406" style:family="table-column">
      <style:table-column-properties style:column-width="6.693in"/>
    </style:style>
    <style:style style:name="Table2405" style:family="table">
      <style:table-properties style:width="6.693in" fo:margin-left="-0.0069in" table:align="left"/>
    </style:style>
    <style:style style:name="TableRow2407" style:family="table-row">
      <style:table-row-properties/>
    </style:style>
    <style:style style:name="TableCell24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09" style:parent-style-name="Standard" style:family="paragraph">
      <style:paragraph-properties fo:margin-bottom="0in" fo:line-height="100%"/>
    </style:style>
    <style:style style:name="TableRow2410" style:family="table-row">
      <style:table-row-properties/>
    </style:style>
    <style:style style:name="TableCell24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2" style:parent-style-name="Standard" style:family="paragraph">
      <style:paragraph-properties fo:margin-bottom="0in" fo:line-height="100%"/>
    </style:style>
    <style:style style:name="TableRow2413" style:family="table-row">
      <style:table-row-properties/>
    </style:style>
    <style:style style:name="TableCell24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5" style:parent-style-name="Standard" style:family="paragraph">
      <style:paragraph-properties fo:margin-bottom="0in" fo:line-height="100%"/>
    </style:style>
    <style:style style:name="TableRow2416" style:family="table-row">
      <style:table-row-properties/>
    </style:style>
    <style:style style:name="TableCell24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18" style:parent-style-name="Standard" style:family="paragraph">
      <style:paragraph-properties fo:margin-bottom="0in" fo:line-height="100%"/>
    </style:style>
    <style:style style:name="TableRow2419" style:family="table-row">
      <style:table-row-properties/>
    </style:style>
    <style:style style:name="TableCell24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1" style:parent-style-name="Standard" style:family="paragraph">
      <style:paragraph-properties fo:margin-bottom="0in" fo:line-height="100%"/>
    </style:style>
    <style:style style:name="TableRow2422" style:family="table-row">
      <style:table-row-properties/>
    </style:style>
    <style:style style:name="TableCell24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4" style:parent-style-name="Standard" style:family="paragraph">
      <style:paragraph-properties fo:margin-bottom="0in" fo:line-height="100%"/>
    </style:style>
    <style:style style:name="TableRow2425" style:family="table-row">
      <style:table-row-properties/>
    </style:style>
    <style:style style:name="TableCell24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27" style:parent-style-name="Standard" style:family="paragraph">
      <style:paragraph-properties fo:margin-bottom="0in" fo:line-height="100%"/>
    </style:style>
    <style:style style:name="TableRow2428" style:family="table-row">
      <style:table-row-properties/>
    </style:style>
    <style:style style:name="TableCell24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0" style:parent-style-name="Standard" style:family="paragraph">
      <style:paragraph-properties fo:margin-bottom="0in" fo:line-height="100%"/>
    </style:style>
    <style:style style:name="TableRow2431" style:family="table-row">
      <style:table-row-properties/>
    </style:style>
    <style:style style:name="TableCell24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3" style:parent-style-name="Standard" style:family="paragraph">
      <style:paragraph-properties fo:margin-bottom="0in" fo:line-height="100%"/>
    </style:style>
    <style:style style:name="TableRow2434" style:family="table-row">
      <style:table-row-properties/>
    </style:style>
    <style:style style:name="TableCell24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6" style:parent-style-name="Standard" style:family="paragraph">
      <style:paragraph-properties fo:margin-bottom="0in" fo:line-height="100%"/>
    </style:style>
    <style:style style:name="TableRow2437" style:family="table-row">
      <style:table-row-properties/>
    </style:style>
    <style:style style:name="TableCell24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39" style:parent-style-name="Standard" style:family="paragraph">
      <style:paragraph-properties fo:margin-bottom="0in" fo:line-height="100%"/>
    </style:style>
    <style:style style:name="TableRow2440" style:family="table-row">
      <style:table-row-properties/>
    </style:style>
    <style:style style:name="TableCell24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2" style:parent-style-name="Standard" style:family="paragraph">
      <style:paragraph-properties fo:margin-bottom="0in" fo:line-height="100%"/>
    </style:style>
    <style:style style:name="TableRow2443" style:family="table-row">
      <style:table-row-properties/>
    </style:style>
    <style:style style:name="TableCell24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5" style:parent-style-name="Standard" style:family="paragraph">
      <style:paragraph-properties fo:margin-bottom="0in" fo:line-height="100%"/>
    </style:style>
    <style:style style:name="TableRow2446" style:family="table-row">
      <style:table-row-properties/>
    </style:style>
    <style:style style:name="TableCell24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48" style:parent-style-name="Standard" style:family="paragraph">
      <style:paragraph-properties fo:margin-bottom="0in" fo:line-height="100%"/>
    </style:style>
    <style:style style:name="TableRow2449" style:family="table-row">
      <style:table-row-properties/>
    </style:style>
    <style:style style:name="TableCell24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1" style:parent-style-name="Standard" style:family="paragraph">
      <style:paragraph-properties fo:margin-bottom="0in" fo:line-height="100%"/>
    </style:style>
    <style:style style:name="TableColumn2453" style:family="table-column">
      <style:table-column-properties style:column-width="6.693in"/>
    </style:style>
    <style:style style:name="Table2452" style:family="table">
      <style:table-properties style:width="6.693in" fo:margin-left="-0.0069in" table:align="left"/>
    </style:style>
    <style:style style:name="TableRow2454" style:family="table-row">
      <style:table-row-properties/>
    </style:style>
    <style:style style:name="TableCell2455" style:family="table-cell">
      <style:table-cell-properties fo:border-top="none" fo:border-left="none" fo:border-bottom="0.0069in solid #808080" fo:border-right="none" style:writing-mode="lr-tb" fo:padding-top="0in" fo:padding-left="0.075in" fo:padding-bottom="0in" fo:padding-right="0.075in"/>
    </style:style>
    <style:style style:name="P2456" style:parent-style-name="Standard" style:family="paragraph">
      <style:paragraph-properties fo:margin-bottom="0in" fo:line-height="100%"/>
      <style:text-properties fo:language="en" fo:country="US"/>
    </style:style>
    <style:style style:name="TableRow2457" style:family="table-row">
      <style:table-row-properties/>
    </style:style>
    <style:style style:name="TableCell2458"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59" style:parent-style-name="Standard" style:family="paragraph">
      <style:paragraph-properties fo:margin-bottom="0in" fo:line-height="100%"/>
      <style:text-properties fo:language="en" fo:country="US"/>
    </style:style>
    <style:style style:name="TableRow2460" style:family="table-row">
      <style:table-row-properties/>
    </style:style>
    <style:style style:name="TableCell246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2" style:parent-style-name="Standard" style:family="paragraph">
      <style:paragraph-properties fo:margin-bottom="0in" fo:line-height="100%"/>
      <style:text-properties fo:language="en" fo:country="US"/>
    </style:style>
    <style:style style:name="TableRow2463" style:family="table-row">
      <style:table-row-properties/>
    </style:style>
    <style:style style:name="TableCell246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5" style:parent-style-name="Standard" style:family="paragraph">
      <style:paragraph-properties fo:margin-bottom="0in" fo:line-height="100%"/>
      <style:text-properties fo:language="en" fo:country="US"/>
    </style:style>
    <style:style style:name="TableRow2466" style:family="table-row">
      <style:table-row-properties/>
    </style:style>
    <style:style style:name="TableCell246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68" style:parent-style-name="Standard" style:family="paragraph">
      <style:paragraph-properties fo:margin-bottom="0in" fo:line-height="100%"/>
      <style:text-properties fo:language="en" fo:country="US"/>
    </style:style>
    <style:style style:name="TableRow2469" style:family="table-row">
      <style:table-row-properties/>
    </style:style>
    <style:style style:name="TableCell247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1" style:parent-style-name="Standard" style:family="paragraph">
      <style:paragraph-properties fo:margin-bottom="0in" fo:line-height="100%"/>
      <style:text-properties fo:language="en" fo:country="US"/>
    </style:style>
    <style:style style:name="TableRow2472" style:family="table-row">
      <style:table-row-properties/>
    </style:style>
    <style:style style:name="TableCell247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74" style:parent-style-name="Standard" style:family="paragraph">
      <style:paragraph-properties fo:margin-bottom="0in" fo:line-height="100%"/>
      <style:text-properties fo:language="en" fo:country="US"/>
    </style:style>
    <style:style style:name="TableColumn2476" style:family="table-column">
      <style:table-column-properties style:column-width="6.693in"/>
    </style:style>
    <style:style style:name="Table2475" style:family="table">
      <style:table-properties style:width="6.693in" fo:margin-left="-0.0069in" table:align="left"/>
    </style:style>
    <style:style style:name="TableRow2477" style:family="table-row">
      <style:table-row-properties/>
    </style:style>
    <style:style style:name="TableCell2478" style:family="table-cell">
      <style:table-cell-properties fo:border-top="none" fo:border-left="none" fo:border-bottom="0.0069in solid #808080" fo:border-right="none" style:writing-mode="lr-tb" fo:padding-top="0in" fo:padding-left="0.075in" fo:padding-bottom="0in" fo:padding-right="0.075in"/>
    </style:style>
    <style:style style:name="P2479" style:parent-style-name="Standard" style:family="paragraph">
      <style:paragraph-properties fo:margin-bottom="0in" fo:line-height="100%"/>
      <style:text-properties fo:language="en" fo:country="US"/>
    </style:style>
    <style:style style:name="TableRow2480" style:family="table-row">
      <style:table-row-properties/>
    </style:style>
    <style:style style:name="TableCell24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2" style:parent-style-name="Standard" style:family="paragraph">
      <style:paragraph-properties fo:margin-bottom="0in" fo:line-height="100%"/>
      <style:text-properties fo:language="en" fo:country="US"/>
    </style:style>
    <style:style style:name="TableRow2483" style:family="table-row">
      <style:table-row-properties/>
    </style:style>
    <style:style style:name="TableCell24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5" style:parent-style-name="Standard" style:family="paragraph">
      <style:paragraph-properties fo:margin-bottom="0in" fo:line-height="100%"/>
      <style:text-properties fo:language="en" fo:country="US"/>
    </style:style>
    <style:style style:name="TableRow2486" style:family="table-row">
      <style:table-row-properties/>
    </style:style>
    <style:style style:name="TableCell24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88" style:parent-style-name="Standard" style:family="paragraph">
      <style:paragraph-properties fo:margin-bottom="0in" fo:line-height="100%"/>
      <style:text-properties fo:language="en" fo:country="US"/>
    </style:style>
    <style:style style:name="TableRow2489" style:family="table-row">
      <style:table-row-properties/>
    </style:style>
    <style:style style:name="TableCell24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1" style:parent-style-name="Standard" style:family="paragraph">
      <style:paragraph-properties fo:margin-bottom="0in" fo:line-height="100%"/>
      <style:text-properties fo:language="en" fo:country="US"/>
    </style:style>
    <style:style style:name="TableRow2492" style:family="table-row">
      <style:table-row-properties/>
    </style:style>
    <style:style style:name="TableCell24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4" style:parent-style-name="Standard" style:family="paragraph">
      <style:paragraph-properties fo:margin-bottom="0in" fo:line-height="100%"/>
      <style:text-properties fo:language="en" fo:country="US"/>
    </style:style>
    <style:style style:name="TableRow2495" style:family="table-row">
      <style:table-row-properties/>
    </style:style>
    <style:style style:name="TableCell24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497" style:parent-style-name="Standard" style:family="paragraph">
      <style:paragraph-properties fo:margin-bottom="0in" fo:line-height="100%"/>
      <style:text-properties fo:language="en" fo:country="US"/>
    </style:style>
    <style:style style:name="TableColumn2499" style:family="table-column">
      <style:table-column-properties style:column-width="6.693in"/>
    </style:style>
    <style:style style:name="Table2498" style:family="table">
      <style:table-properties style:width="6.693in" fo:margin-left="-0.0069in" table:align="left"/>
    </style:style>
    <style:style style:name="TableRow2500" style:family="table-row">
      <style:table-row-properties/>
    </style:style>
    <style:style style:name="TableCell2501" style:family="table-cell">
      <style:table-cell-properties fo:border-top="none" fo:border-left="none" fo:border-bottom="0.0069in solid #808080" fo:border-right="none" style:writing-mode="lr-tb" fo:padding-top="0in" fo:padding-left="0.075in" fo:padding-bottom="0in" fo:padding-right="0.075in"/>
    </style:style>
    <style:style style:name="P2502" style:parent-style-name="Standard" style:family="paragraph">
      <style:paragraph-properties fo:margin-bottom="0in" fo:line-height="100%"/>
      <style:text-properties fo:language="en" fo:country="US"/>
    </style:style>
    <style:style style:name="TableRow2503" style:family="table-row">
      <style:table-row-properties/>
    </style:style>
    <style:style style:name="TableCell25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5" style:parent-style-name="Standard" style:family="paragraph">
      <style:paragraph-properties fo:margin-bottom="0in" fo:line-height="100%"/>
      <style:text-properties fo:language="en" fo:country="US"/>
    </style:style>
    <style:style style:name="TableRow2506" style:family="table-row">
      <style:table-row-properties/>
    </style:style>
    <style:style style:name="TableCell25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08" style:parent-style-name="Standard" style:family="paragraph">
      <style:paragraph-properties fo:margin-bottom="0in" fo:line-height="100%"/>
      <style:text-properties fo:language="en" fo:country="US"/>
    </style:style>
    <style:style style:name="TableRow2509" style:family="table-row">
      <style:table-row-properties/>
    </style:style>
    <style:style style:name="TableCell25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1" style:parent-style-name="Standard" style:family="paragraph">
      <style:paragraph-properties fo:margin-bottom="0in" fo:line-height="100%"/>
      <style:text-properties fo:language="en" fo:country="US"/>
    </style:style>
    <style:style style:name="TableRow2512" style:family="table-row">
      <style:table-row-properties/>
    </style:style>
    <style:style style:name="TableCell25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4" style:parent-style-name="Standard" style:family="paragraph">
      <style:paragraph-properties fo:margin-bottom="0in" fo:line-height="100%"/>
      <style:text-properties fo:language="en" fo:country="US"/>
    </style:style>
    <style:style style:name="TableRow2515" style:family="table-row">
      <style:table-row-properties/>
    </style:style>
    <style:style style:name="TableCell25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17" style:parent-style-name="Standard" style:family="paragraph">
      <style:paragraph-properties fo:margin-bottom="0in" fo:line-height="100%"/>
      <style:text-properties fo:language="en" fo:country="US"/>
    </style:style>
    <style:style style:name="TableRow2518" style:family="table-row">
      <style:table-row-properties/>
    </style:style>
    <style:style style:name="TableCell25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0" style:parent-style-name="Standard" style:family="paragraph">
      <style:paragraph-properties fo:margin-bottom="0in" fo:line-height="100%"/>
      <style:text-properties fo:language="en" fo:country="US"/>
    </style:style>
    <style:style style:name="TableColumn2522" style:family="table-column">
      <style:table-column-properties style:column-width="6.693in"/>
    </style:style>
    <style:style style:name="Table2521" style:family="table">
      <style:table-properties style:width="6.693in" fo:margin-left="-0.0069in" table:align="left"/>
    </style:style>
    <style:style style:name="TableRow2523" style:family="table-row">
      <style:table-row-properties/>
    </style:style>
    <style:style style:name="TableCell2524" style:family="table-cell">
      <style:table-cell-properties fo:border-top="none" fo:border-left="none" fo:border-bottom="0.0069in solid #808080" fo:border-right="none" style:writing-mode="lr-tb" fo:padding-top="0in" fo:padding-left="0.075in" fo:padding-bottom="0in" fo:padding-right="0.075in"/>
    </style:style>
    <style:style style:name="P2525" style:parent-style-name="Standard" style:family="paragraph">
      <style:paragraph-properties fo:margin-bottom="0in" fo:line-height="100%"/>
      <style:text-properties fo:language="en" fo:country="US"/>
    </style:style>
    <style:style style:name="TableRow2526" style:family="table-row">
      <style:table-row-properties/>
    </style:style>
    <style:style style:name="TableCell25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28" style:parent-style-name="Standard" style:family="paragraph">
      <style:paragraph-properties fo:margin-bottom="0in" fo:line-height="100%"/>
      <style:text-properties fo:language="en" fo:country="US"/>
    </style:style>
    <style:style style:name="TableRow2529" style:family="table-row">
      <style:table-row-properties/>
    </style:style>
    <style:style style:name="TableCell25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1" style:parent-style-name="Standard" style:family="paragraph">
      <style:paragraph-properties fo:margin-bottom="0in" fo:line-height="100%"/>
      <style:text-properties fo:language="en" fo:country="US"/>
    </style:style>
    <style:style style:name="TableRow2532" style:family="table-row">
      <style:table-row-properties/>
    </style:style>
    <style:style style:name="TableCell25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4" style:parent-style-name="Standard" style:family="paragraph">
      <style:paragraph-properties fo:margin-bottom="0in" fo:line-height="100%"/>
      <style:text-properties fo:language="en" fo:country="US"/>
    </style:style>
    <style:style style:name="TableRow2535" style:family="table-row">
      <style:table-row-properties/>
    </style:style>
    <style:style style:name="TableCell25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37" style:parent-style-name="Standard" style:family="paragraph">
      <style:paragraph-properties fo:margin-bottom="0in" fo:line-height="100%"/>
      <style:text-properties fo:language="en" fo:country="US"/>
    </style:style>
    <style:style style:name="TableRow2538" style:family="table-row">
      <style:table-row-properties/>
    </style:style>
    <style:style style:name="TableCell25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0" style:parent-style-name="Standard" style:family="paragraph">
      <style:paragraph-properties fo:margin-bottom="0in" fo:line-height="100%"/>
      <style:text-properties fo:language="en" fo:country="US"/>
    </style:style>
    <style:style style:name="TableRow2541" style:family="table-row">
      <style:table-row-properties/>
    </style:style>
    <style:style style:name="TableCell25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2543" style:parent-style-name="Standard" style:family="paragraph">
      <style:paragraph-properties fo:margin-bottom="0in" fo:line-height="100%"/>
      <style:text-properties fo:language="en" fo:country="US"/>
    </style:style>
    <style:style style:name="P2544" style:parent-style-name="Standard" style:family="paragraph">
      <style:paragraph-properties fo:break-before="page"/>
    </style:style>
    <style:style style:name="TableColumn2546" style:family="table-column">
      <style:table-column-properties style:column-width="6.693in"/>
    </style:style>
    <style:style style:name="Table2545" style:family="table">
      <style:table-properties style:width="6.693in" fo:margin-left="-0.0069in" table:align="left"/>
    </style:style>
    <style:style style:name="TableRow2547" style:family="table-row">
      <style:table-row-properties/>
    </style:style>
    <style:style style:name="TableCell25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49" style:parent-style-name="Standard" style:family="paragraph">
      <style:paragraph-properties fo:margin-bottom="0in" fo:line-height="100%"/>
    </style:style>
    <style:style style:name="TableRow2550" style:family="table-row">
      <style:table-row-properties/>
    </style:style>
    <style:style style:name="TableCell25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2" style:parent-style-name="Standard" style:family="paragraph">
      <style:paragraph-properties fo:margin-bottom="0in" fo:line-height="100%"/>
    </style:style>
    <style:style style:name="TableRow2553" style:family="table-row">
      <style:table-row-properties/>
    </style:style>
    <style:style style:name="TableCell25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5" style:parent-style-name="Standard" style:family="paragraph">
      <style:paragraph-properties fo:margin-bottom="0in" fo:line-height="100%"/>
    </style:style>
    <style:style style:name="TableRow2556" style:family="table-row">
      <style:table-row-properties/>
    </style:style>
    <style:style style:name="TableCell25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58" style:parent-style-name="Standard" style:family="paragraph">
      <style:paragraph-properties fo:margin-bottom="0in" fo:line-height="100%"/>
    </style:style>
    <style:style style:name="TableRow2559" style:family="table-row">
      <style:table-row-properties/>
    </style:style>
    <style:style style:name="TableCell25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1" style:parent-style-name="Standard" style:family="paragraph">
      <style:paragraph-properties fo:margin-bottom="0in" fo:line-height="100%"/>
    </style:style>
    <style:style style:name="TableRow2562" style:family="table-row">
      <style:table-row-properties/>
    </style:style>
    <style:style style:name="TableCell25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4" style:parent-style-name="Standard" style:family="paragraph">
      <style:paragraph-properties fo:margin-bottom="0in" fo:line-height="100%"/>
    </style:style>
    <style:style style:name="TableRow2565" style:family="table-row">
      <style:table-row-properties/>
    </style:style>
    <style:style style:name="TableCell25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67" style:parent-style-name="Standard" style:family="paragraph">
      <style:paragraph-properties fo:margin-bottom="0in" fo:line-height="100%"/>
    </style:style>
    <style:style style:name="TableRow2568" style:family="table-row">
      <style:table-row-properties/>
    </style:style>
    <style:style style:name="TableCell25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0" style:parent-style-name="Standard" style:family="paragraph">
      <style:paragraph-properties fo:margin-bottom="0in" fo:line-height="100%"/>
    </style:style>
    <style:style style:name="TableRow2571" style:family="table-row">
      <style:table-row-properties/>
    </style:style>
    <style:style style:name="TableCell25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3" style:parent-style-name="Standard" style:family="paragraph">
      <style:paragraph-properties fo:margin-bottom="0in" fo:line-height="100%"/>
    </style:style>
    <style:style style:name="TableRow2574" style:family="table-row">
      <style:table-row-properties/>
    </style:style>
    <style:style style:name="TableCell25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6" style:parent-style-name="Standard" style:family="paragraph">
      <style:paragraph-properties fo:margin-bottom="0in" fo:line-height="100%"/>
    </style:style>
    <style:style style:name="TableRow2577" style:family="table-row">
      <style:table-row-properties/>
    </style:style>
    <style:style style:name="TableCell25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79" style:parent-style-name="Standard" style:family="paragraph">
      <style:paragraph-properties fo:margin-bottom="0in" fo:line-height="100%"/>
    </style:style>
    <style:style style:name="P2580" style:parent-style-name="Standard" style:family="paragraph">
      <style:paragraph-properties fo:break-before="page"/>
    </style:style>
    <style:style style:name="TableColumn2582" style:family="table-column">
      <style:table-column-properties style:column-width="6.693in"/>
    </style:style>
    <style:style style:name="Table2581" style:family="table">
      <style:table-properties style:width="6.693in" fo:margin-left="-0.0069in" table:align="left"/>
    </style:style>
    <style:style style:name="TableRow2583" style:family="table-row">
      <style:table-row-properties/>
    </style:style>
    <style:style style:name="TableCell25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5" style:parent-style-name="Standard" style:family="paragraph">
      <style:paragraph-properties fo:margin-bottom="0in" fo:line-height="100%"/>
    </style:style>
    <style:style style:name="TableRow2586" style:family="table-row">
      <style:table-row-properties/>
    </style:style>
    <style:style style:name="TableCell258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88" style:parent-style-name="Standard" style:family="paragraph">
      <style:paragraph-properties fo:margin-bottom="0in" fo:line-height="100%"/>
    </style:style>
    <style:style style:name="TableRow2589" style:family="table-row">
      <style:table-row-properties/>
    </style:style>
    <style:style style:name="TableCell259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1" style:parent-style-name="Standard" style:family="paragraph">
      <style:paragraph-properties fo:margin-bottom="0in" fo:line-height="100%"/>
    </style:style>
    <style:style style:name="TableRow2592" style:family="table-row">
      <style:table-row-properties/>
    </style:style>
    <style:style style:name="TableCell259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4" style:parent-style-name="Standard" style:family="paragraph">
      <style:paragraph-properties fo:margin-bottom="0in" fo:line-height="100%"/>
    </style:style>
    <style:style style:name="TableRow2595" style:family="table-row">
      <style:table-row-properties/>
    </style:style>
    <style:style style:name="TableCell259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597" style:parent-style-name="Standard" style:family="paragraph">
      <style:paragraph-properties fo:margin-bottom="0in" fo:line-height="100%"/>
    </style:style>
    <style:style style:name="TableRow2598" style:family="table-row">
      <style:table-row-properties/>
    </style:style>
    <style:style style:name="TableCell259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0" style:parent-style-name="Standard" style:family="paragraph">
      <style:paragraph-properties fo:margin-bottom="0in" fo:line-height="100%"/>
    </style:style>
    <style:style style:name="TableRow2601" style:family="table-row">
      <style:table-row-properties/>
    </style:style>
    <style:style style:name="TableCell260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3" style:parent-style-name="Standard" style:family="paragraph">
      <style:paragraph-properties fo:margin-bottom="0in" fo:line-height="100%"/>
    </style:style>
    <style:style style:name="TableRow2604" style:family="table-row">
      <style:table-row-properties/>
    </style:style>
    <style:style style:name="TableCell260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6" style:parent-style-name="Standard" style:family="paragraph">
      <style:paragraph-properties fo:margin-bottom="0in" fo:line-height="100%"/>
    </style:style>
    <style:style style:name="TableRow2607" style:family="table-row">
      <style:table-row-properties/>
    </style:style>
    <style:style style:name="TableCell260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09" style:parent-style-name="Standard" style:family="paragraph">
      <style:paragraph-properties fo:margin-bottom="0in" fo:line-height="100%"/>
    </style:style>
    <style:style style:name="TableRow2610" style:family="table-row">
      <style:table-row-properties/>
    </style:style>
    <style:style style:name="TableCell261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2" style:parent-style-name="Standard" style:family="paragraph">
      <style:paragraph-properties fo:margin-bottom="0in" fo:line-height="100%"/>
    </style:style>
    <style:style style:name="TableRow2613" style:family="table-row">
      <style:table-row-properties/>
    </style:style>
    <style:style style:name="TableCell261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15" style:parent-style-name="Standard" style:family="paragraph">
      <style:paragraph-properties fo:margin-bottom="0in" fo:line-height="100%"/>
    </style:style>
    <style:style style:name="TableColumn2617" style:family="table-column">
      <style:table-column-properties style:column-width="6.693in"/>
    </style:style>
    <style:style style:name="Table2616" style:family="table">
      <style:table-properties style:width="6.693in" fo:margin-left="-0.0069in" table:align="left"/>
    </style:style>
    <style:style style:name="TableRow2618" style:family="table-row">
      <style:table-row-properties/>
    </style:style>
    <style:style style:name="TableCell261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0" style:parent-style-name="Standard" style:family="paragraph">
      <style:paragraph-properties fo:margin-bottom="0in" fo:line-height="100%"/>
    </style:style>
    <style:style style:name="TableRow2621" style:family="table-row">
      <style:table-row-properties/>
    </style:style>
    <style:style style:name="TableCell262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3" style:parent-style-name="Standard" style:family="paragraph">
      <style:paragraph-properties fo:margin-bottom="0in" fo:line-height="100%"/>
    </style:style>
    <style:style style:name="TableRow2624" style:family="table-row">
      <style:table-row-properties/>
    </style:style>
    <style:style style:name="TableCell262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6" style:parent-style-name="Standard" style:family="paragraph">
      <style:paragraph-properties fo:margin-bottom="0in" fo:line-height="100%"/>
    </style:style>
    <style:style style:name="TableRow2627" style:family="table-row">
      <style:table-row-properties/>
    </style:style>
    <style:style style:name="TableCell262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29" style:parent-style-name="Standard" style:family="paragraph">
      <style:paragraph-properties fo:margin-bottom="0in" fo:line-height="100%"/>
    </style:style>
    <style:style style:name="TableRow2630" style:family="table-row">
      <style:table-row-properties/>
    </style:style>
    <style:style style:name="TableCell26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2" style:parent-style-name="Standard" style:family="paragraph">
      <style:paragraph-properties fo:margin-bottom="0in" fo:line-height="100%"/>
    </style:style>
    <style:style style:name="TableRow2633" style:family="table-row">
      <style:table-row-properties/>
    </style:style>
    <style:style style:name="TableCell26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5" style:parent-style-name="Standard" style:family="paragraph">
      <style:paragraph-properties fo:margin-bottom="0in" fo:line-height="100%"/>
    </style:style>
    <style:style style:name="TableRow2636" style:family="table-row">
      <style:table-row-properties/>
    </style:style>
    <style:style style:name="TableCell26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38" style:parent-style-name="Standard" style:family="paragraph">
      <style:paragraph-properties fo:margin-bottom="0in" fo:line-height="100%"/>
    </style:style>
    <style:style style:name="TableRow2639" style:family="table-row">
      <style:table-row-properties/>
    </style:style>
    <style:style style:name="TableCell26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1" style:parent-style-name="Standard" style:family="paragraph">
      <style:paragraph-properties fo:margin-bottom="0in" fo:line-height="100%"/>
    </style:style>
    <style:style style:name="TableRow2642" style:family="table-row">
      <style:table-row-properties/>
    </style:style>
    <style:style style:name="TableCell264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4" style:parent-style-name="Standard" style:family="paragraph">
      <style:paragraph-properties fo:margin-bottom="0in" fo:line-height="100%"/>
    </style:style>
    <style:style style:name="TableRow2645" style:family="table-row">
      <style:table-row-properties/>
    </style:style>
    <style:style style:name="TableCell264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47" style:parent-style-name="Standard" style:family="paragraph">
      <style:paragraph-properties fo:margin-bottom="0in" fo:line-height="100%"/>
    </style:style>
    <style:style style:name="TableRow2648" style:family="table-row">
      <style:table-row-properties/>
    </style:style>
    <style:style style:name="TableCell264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0" style:parent-style-name="Standard" style:family="paragraph">
      <style:paragraph-properties fo:margin-bottom="0in" fo:line-height="100%"/>
    </style:style>
    <style:style style:name="TableColumn2652" style:family="table-column">
      <style:table-column-properties style:column-width="6.693in"/>
    </style:style>
    <style:style style:name="Table2651" style:family="table">
      <style:table-properties style:width="6.693in" fo:margin-left="-0.0069in" table:align="left"/>
    </style:style>
    <style:style style:name="TableRow2653" style:family="table-row">
      <style:table-row-properties/>
    </style:style>
    <style:style style:name="TableCell26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5" style:parent-style-name="Standard" style:family="paragraph">
      <style:paragraph-properties fo:margin-bottom="0in" fo:line-height="100%"/>
    </style:style>
    <style:style style:name="TableRow2656" style:family="table-row">
      <style:table-row-properties/>
    </style:style>
    <style:style style:name="TableCell265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58" style:parent-style-name="Standard" style:family="paragraph">
      <style:paragraph-properties fo:margin-bottom="0in" fo:line-height="100%"/>
    </style:style>
    <style:style style:name="TableRow2659" style:family="table-row">
      <style:table-row-properties/>
    </style:style>
    <style:style style:name="TableCell26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1" style:parent-style-name="Standard" style:family="paragraph">
      <style:paragraph-properties fo:margin-bottom="0in" fo:line-height="100%"/>
    </style:style>
    <style:style style:name="TableRow2662" style:family="table-row">
      <style:table-row-properties/>
    </style:style>
    <style:style style:name="TableCell26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4" style:parent-style-name="Standard" style:family="paragraph">
      <style:paragraph-properties fo:margin-bottom="0in" fo:line-height="100%"/>
    </style:style>
    <style:style style:name="TableRow2665" style:family="table-row">
      <style:table-row-properties/>
    </style:style>
    <style:style style:name="TableCell26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67" style:parent-style-name="Standard" style:family="paragraph">
      <style:paragraph-properties fo:margin-bottom="0in" fo:line-height="100%"/>
    </style:style>
    <style:style style:name="TableRow2668" style:family="table-row">
      <style:table-row-properties/>
    </style:style>
    <style:style style:name="TableCell26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0" style:parent-style-name="Standard" style:family="paragraph">
      <style:paragraph-properties fo:margin-bottom="0in" fo:line-height="100%"/>
    </style:style>
    <style:style style:name="TableRow2671" style:family="table-row">
      <style:table-row-properties/>
    </style:style>
    <style:style style:name="TableCell267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3" style:parent-style-name="Standard" style:family="paragraph">
      <style:paragraph-properties fo:margin-bottom="0in" fo:line-height="100%"/>
    </style:style>
    <style:style style:name="TableRow2674" style:family="table-row">
      <style:table-row-properties/>
    </style:style>
    <style:style style:name="TableCell267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6" style:parent-style-name="Standard" style:family="paragraph">
      <style:paragraph-properties fo:margin-bottom="0in" fo:line-height="100%"/>
    </style:style>
    <style:style style:name="TableRow2677" style:family="table-row">
      <style:table-row-properties/>
    </style:style>
    <style:style style:name="TableCell267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79" style:parent-style-name="Standard" style:family="paragraph">
      <style:paragraph-properties fo:margin-bottom="0in" fo:line-height="100%"/>
    </style:style>
    <style:style style:name="TableRow2680" style:family="table-row">
      <style:table-row-properties/>
    </style:style>
    <style:style style:name="TableCell268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2" style:parent-style-name="Standard" style:family="paragraph">
      <style:paragraph-properties fo:margin-bottom="0in" fo:line-height="100%"/>
    </style:style>
    <style:style style:name="TableRow2683" style:family="table-row">
      <style:table-row-properties/>
    </style:style>
    <style:style style:name="TableCell268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85" style:parent-style-name="Standard" style:family="paragraph">
      <style:paragraph-properties fo:margin-bottom="0in" fo:line-height="100%"/>
    </style:style>
    <style:style style:name="TableColumn2687" style:family="table-column">
      <style:table-column-properties style:column-width="6.693in"/>
    </style:style>
    <style:style style:name="Table2686" style:family="table">
      <style:table-properties style:width="6.693in" fo:margin-left="-0.0069in" table:align="left"/>
    </style:style>
    <style:style style:name="TableRow2688" style:family="table-row">
      <style:table-row-properties/>
    </style:style>
    <style:style style:name="TableCell268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0" style:parent-style-name="Standard" style:family="paragraph">
      <style:paragraph-properties fo:margin-bottom="0in" fo:line-height="100%"/>
    </style:style>
    <style:style style:name="TableRow2691" style:family="table-row">
      <style:table-row-properties/>
    </style:style>
    <style:style style:name="TableCell269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3" style:parent-style-name="Standard" style:family="paragraph">
      <style:paragraph-properties fo:margin-bottom="0in" fo:line-height="100%"/>
    </style:style>
    <style:style style:name="TableRow2694" style:family="table-row">
      <style:table-row-properties/>
    </style:style>
    <style:style style:name="TableCell269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6" style:parent-style-name="Standard" style:family="paragraph">
      <style:paragraph-properties fo:margin-bottom="0in" fo:line-height="100%"/>
    </style:style>
    <style:style style:name="TableRow2697" style:family="table-row">
      <style:table-row-properties/>
    </style:style>
    <style:style style:name="TableCell269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699" style:parent-style-name="Standard" style:family="paragraph">
      <style:paragraph-properties fo:margin-bottom="0in" fo:line-height="100%"/>
    </style:style>
    <style:style style:name="TableColumn2701" style:family="table-column">
      <style:table-column-properties style:column-width="6.693in"/>
    </style:style>
    <style:style style:name="Table2700" style:family="table">
      <style:table-properties style:width="6.693in" fo:margin-left="-0.0069in" table:align="left"/>
    </style:style>
    <style:style style:name="TableRow2702" style:family="table-row">
      <style:table-row-properties/>
    </style:style>
    <style:style style:name="TableCell270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4" style:parent-style-name="Standard" style:family="paragraph">
      <style:paragraph-properties fo:margin-bottom="0in" fo:line-height="100%"/>
    </style:style>
    <style:style style:name="TableRow2705" style:family="table-row">
      <style:table-row-properties/>
    </style:style>
    <style:style style:name="TableCell270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07" style:parent-style-name="Standard" style:family="paragraph">
      <style:paragraph-properties fo:margin-bottom="0in" fo:line-height="100%"/>
    </style:style>
    <style:style style:name="TableRow2708" style:family="table-row">
      <style:table-row-properties/>
    </style:style>
    <style:style style:name="TableCell270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0" style:parent-style-name="Standard" style:family="paragraph">
      <style:paragraph-properties fo:margin-bottom="0in" fo:line-height="100%"/>
    </style:style>
    <style:style style:name="TableRow2711" style:family="table-row">
      <style:table-row-properties/>
    </style:style>
    <style:style style:name="TableCell2712"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3" style:parent-style-name="Standard" style:family="paragraph">
      <style:paragraph-properties fo:margin-bottom="0in" fo:line-height="100%"/>
    </style:style>
    <style:style style:name="TableColumn2715" style:family="table-column">
      <style:table-column-properties style:column-width="6.693in"/>
    </style:style>
    <style:style style:name="Table2714" style:family="table">
      <style:table-properties style:width="6.693in" fo:margin-left="-0.0069in" table:align="left"/>
    </style:style>
    <style:style style:name="TableRow2716" style:family="table-row">
      <style:table-row-properties/>
    </style:style>
    <style:style style:name="TableCell271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18" style:parent-style-name="Standard" style:family="paragraph">
      <style:paragraph-properties fo:margin-bottom="0in" fo:line-height="100%"/>
    </style:style>
    <style:style style:name="TableRow2719" style:family="table-row">
      <style:table-row-properties/>
    </style:style>
    <style:style style:name="TableCell272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1" style:parent-style-name="Standard" style:family="paragraph">
      <style:paragraph-properties fo:margin-bottom="0in" fo:line-height="100%"/>
    </style:style>
    <style:style style:name="TableRow2722" style:family="table-row">
      <style:table-row-properties/>
    </style:style>
    <style:style style:name="TableCell272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4" style:parent-style-name="Standard" style:family="paragraph">
      <style:paragraph-properties fo:margin-bottom="0in" fo:line-height="100%"/>
    </style:style>
    <style:style style:name="TableRow2725" style:family="table-row">
      <style:table-row-properties/>
    </style:style>
    <style:style style:name="TableCell272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27" style:parent-style-name="Standard" style:family="paragraph">
      <style:paragraph-properties fo:margin-bottom="0in" fo:line-height="100%"/>
    </style:style>
    <style:style style:name="TableColumn2729" style:family="table-column">
      <style:table-column-properties style:column-width="6.693in"/>
    </style:style>
    <style:style style:name="Table2728" style:family="table">
      <style:table-properties style:width="6.693in" fo:margin-left="-0.0069in" table:align="left"/>
    </style:style>
    <style:style style:name="TableRow2730" style:family="table-row">
      <style:table-row-properties/>
    </style:style>
    <style:style style:name="TableCell273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2" style:parent-style-name="Standard" style:family="paragraph">
      <style:paragraph-properties fo:margin-bottom="0in" fo:line-height="100%"/>
    </style:style>
    <style:style style:name="TableRow2733" style:family="table-row">
      <style:table-row-properties/>
    </style:style>
    <style:style style:name="TableCell273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5" style:parent-style-name="Standard" style:family="paragraph">
      <style:paragraph-properties fo:margin-bottom="0in" fo:line-height="100%"/>
    </style:style>
    <style:style style:name="TableRow2736" style:family="table-row">
      <style:table-row-properties/>
    </style:style>
    <style:style style:name="TableCell273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38" style:parent-style-name="Standard" style:family="paragraph">
      <style:paragraph-properties fo:margin-bottom="0in" fo:line-height="100%"/>
    </style:style>
    <style:style style:name="TableRow2739" style:family="table-row">
      <style:table-row-properties/>
    </style:style>
    <style:style style:name="TableCell274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1" style:parent-style-name="Standard" style:family="paragraph">
      <style:paragraph-properties fo:margin-bottom="0in" fo:line-height="100%"/>
    </style:style>
    <style:style style:name="TableColumn2743" style:family="table-column">
      <style:table-column-properties style:column-width="6.693in"/>
    </style:style>
    <style:style style:name="Table2742" style:family="table">
      <style:table-properties style:width="6.693in" fo:margin-left="-0.0069in" table:align="left"/>
    </style:style>
    <style:style style:name="TableRow2744" style:family="table-row">
      <style:table-row-properties/>
    </style:style>
    <style:style style:name="TableCell2745"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6" style:parent-style-name="Standard" style:family="paragraph">
      <style:paragraph-properties fo:margin-bottom="0in" fo:line-height="100%"/>
    </style:style>
    <style:style style:name="TableRow2747" style:family="table-row">
      <style:table-row-properties/>
    </style:style>
    <style:style style:name="TableCell274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49" style:parent-style-name="Standard" style:family="paragraph">
      <style:paragraph-properties fo:margin-bottom="0in" fo:line-height="100%"/>
    </style:style>
    <style:style style:name="TableRow2750" style:family="table-row">
      <style:table-row-properties/>
    </style:style>
    <style:style style:name="TableCell275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2" style:parent-style-name="Standard" style:family="paragraph">
      <style:paragraph-properties fo:margin-bottom="0in" fo:line-height="100%"/>
    </style:style>
    <style:style style:name="TableRow2753" style:family="table-row">
      <style:table-row-properties/>
    </style:style>
    <style:style style:name="TableCell275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55" style:parent-style-name="Standard" style:family="paragraph">
      <style:paragraph-properties fo:margin-bottom="0in" fo:line-height="100%"/>
    </style:style>
    <style:style style:name="P2756" style:parent-style-name="Standard" style:family="paragraph">
      <style:paragraph-properties fo:break-before="page"/>
    </style:style>
    <style:style style:name="TableColumn2758" style:family="table-column">
      <style:table-column-properties style:column-width="6.693in"/>
    </style:style>
    <style:style style:name="Table2757" style:family="table">
      <style:table-properties style:width="6.693in" fo:margin-left="-0.0069in" table:align="left"/>
    </style:style>
    <style:style style:name="TableRow2759" style:family="table-row">
      <style:table-row-properties/>
    </style:style>
    <style:style style:name="TableCell276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1" style:parent-style-name="Standard" style:family="paragraph">
      <style:paragraph-properties fo:margin-bottom="0in" fo:line-height="100%"/>
    </style:style>
    <style:style style:name="TableRow2762" style:family="table-row">
      <style:table-row-properties/>
    </style:style>
    <style:style style:name="TableCell276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4" style:parent-style-name="Standard" style:family="paragraph">
      <style:paragraph-properties fo:margin-bottom="0in" fo:line-height="100%"/>
    </style:style>
    <style:style style:name="TableRow2765" style:family="table-row">
      <style:table-row-properties/>
    </style:style>
    <style:style style:name="TableCell2766"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67" style:parent-style-name="Standard" style:family="paragraph">
      <style:paragraph-properties fo:margin-bottom="0in" fo:line-height="100%"/>
    </style:style>
    <style:style style:name="TableRow2768" style:family="table-row">
      <style:table-row-properties/>
    </style:style>
    <style:style style:name="TableCell2769"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0" style:parent-style-name="Standard" style:family="paragraph">
      <style:paragraph-properties fo:margin-bottom="0in" fo:line-height="100%"/>
    </style:style>
    <style:style style:name="TableColumn2772" style:family="table-column">
      <style:table-column-properties style:column-width="6.693in"/>
    </style:style>
    <style:style style:name="Table2771" style:family="table">
      <style:table-properties style:width="6.693in" fo:margin-left="-0.0069in" table:align="left"/>
    </style:style>
    <style:style style:name="TableRow2773" style:family="table-row">
      <style:table-row-properties/>
    </style:style>
    <style:style style:name="TableCell277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5" style:parent-style-name="Standard" style:family="paragraph">
      <style:paragraph-properties fo:margin-bottom="0in" fo:line-height="100%"/>
    </style:style>
    <style:style style:name="TableRow2776" style:family="table-row">
      <style:table-row-properties/>
    </style:style>
    <style:style style:name="TableCell277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78" style:parent-style-name="Standard" style:family="paragraph">
      <style:paragraph-properties fo:margin-bottom="0in" fo:line-height="100%"/>
    </style:style>
    <style:style style:name="TableRow2779" style:family="table-row">
      <style:table-row-properties/>
    </style:style>
    <style:style style:name="TableCell2780"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1" style:parent-style-name="Standard" style:family="paragraph">
      <style:paragraph-properties fo:margin-bottom="0in" fo:line-height="100%"/>
    </style:style>
    <style:style style:name="TableRow2782" style:family="table-row">
      <style:table-row-properties/>
    </style:style>
    <style:style style:name="TableCell2783"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4" style:parent-style-name="Standard" style:family="paragraph">
      <style:paragraph-properties fo:margin-bottom="0in" fo:line-height="100%"/>
    </style:style>
    <style:style style:name="TableColumn2786" style:family="table-column">
      <style:table-column-properties style:column-width="6.693in"/>
    </style:style>
    <style:style style:name="Table2785" style:family="table">
      <style:table-properties style:width="6.693in" fo:margin-left="-0.0069in" table:align="left"/>
    </style:style>
    <style:style style:name="TableRow2787" style:family="table-row">
      <style:table-row-properties/>
    </style:style>
    <style:style style:name="TableCell2788"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89" style:parent-style-name="Standard" style:family="paragraph">
      <style:paragraph-properties fo:margin-bottom="0in" fo:line-height="100%"/>
    </style:style>
    <style:style style:name="TableRow2790" style:family="table-row">
      <style:table-row-properties/>
    </style:style>
    <style:style style:name="TableCell2791"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2" style:parent-style-name="Standard" style:family="paragraph">
      <style:paragraph-properties fo:margin-bottom="0in" fo:line-height="100%"/>
    </style:style>
    <style:style style:name="TableRow2793" style:family="table-row">
      <style:table-row-properties/>
    </style:style>
    <style:style style:name="TableCell2794"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5" style:parent-style-name="Standard" style:family="paragraph">
      <style:paragraph-properties fo:margin-bottom="0in" fo:line-height="100%"/>
    </style:style>
    <style:style style:name="TableRow2796" style:family="table-row">
      <style:table-row-properties/>
    </style:style>
    <style:style style:name="TableCell2797" style:family="table-cell">
      <style:table-cell-properties fo:border-top="0.0069in solid #808080" fo:border-left="0.0069in solid #00000A" fo:border-bottom="0.0069in solid #808080" fo:border-right="0.0069in solid #00000A" style:writing-mode="lr-tb" fo:padding-top="0in" fo:padding-left="0.0715in" fo:padding-bottom="0in" fo:padding-right="0.075in"/>
    </style:style>
    <style:style style:name="P2798" style:parent-style-name="Standard" style:family="paragraph">
      <style:paragraph-properties fo:margin-bottom="0in" fo:line-height="100%"/>
    </style:style>
    <style:style style:name="P2799" style:parent-style-name="Standard" style:family="paragraph">
      <style:paragraph-properties fo:break-before="page"/>
    </style:style>
    <style:style style:name="P2800" style:parent-style-name="Normale" style:family="paragraph">
      <style:paragraph-properties fo:break-before="page"/>
    </style:style>
    <style:style style:name="TableColumn2802" style:family="table-column">
      <style:table-column-properties style:column-width="2.0263in"/>
    </style:style>
    <style:style style:name="TableColumn2803" style:family="table-column">
      <style:table-column-properties style:column-width="1.7791in"/>
    </style:style>
    <style:style style:name="TableColumn2804" style:family="table-column">
      <style:table-column-properties style:column-width="1.9027in"/>
    </style:style>
    <style:style style:name="Table2801" style:family="table">
      <style:table-properties style:width="5.7083in" fo:margin-left="0.0312in" table:align="left"/>
    </style:style>
    <style:style style:name="TableRow2805" style:family="table-row">
      <style:table-row-properties style:min-row-height="0.2604in"/>
    </style:style>
    <style:style style:name="TableCell2806" style:family="table-cell">
      <style:table-cell-properties fo:border="none" style:writing-mode="lr-tb" style:vertical-align="bottom" fo:padding-top="0in" fo:padding-left="0.0486in" fo:padding-bottom="0in" fo:padding-right="0.0486in"/>
    </style:style>
    <style:style style:name="P2807" style:parent-style-name="Titolo1" style:family="paragraph">
      <style:text-properties style:font-name-asian="Times New Roman" style:language-asian="it" style:country-asian="IT"/>
    </style:style>
    <style:style style:name="TableCell2808" style:family="table-cell">
      <style:table-cell-properties fo:border="none" style:writing-mode="lr-tb" style:vertical-align="bottom" fo:padding-top="0in" fo:padding-left="0.0486in" fo:padding-bottom="0in" fo:padding-right="0.0486in"/>
    </style:style>
    <style:style style:name="P2809"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2810" style:family="table-cell">
      <style:table-cell-properties fo:border="none" style:writing-mode="lr-tb" style:vertical-align="bottom" fo:padding-top="0in" fo:padding-left="0.0486in" fo:padding-bottom="0in" fo:padding-right="0.0486in"/>
    </style:style>
    <style:style style:name="P2811" style:parent-style-name="Standard" style:family="paragraph">
      <style:paragraph-properties fo:margin-bottom="0in"/>
      <style:text-properties fo:color="#00000A" fo:font-size="10pt" style:font-size-asian="10pt" style:font-size-complex="10pt" style:language-asian="it" style:country-asian="IT"/>
    </style:style>
    <style:style style:name="TableRow2812" style:family="table-row">
      <style:table-row-properties style:row-height="0.0159in"/>
    </style:style>
    <style:style style:name="TableCell2813" style:family="table-cell">
      <style:table-cell-properties fo:border="none" style:writing-mode="lr-tb" style:vertical-align="bottom" fo:padding-top="0in" fo:padding-left="0.0486in" fo:padding-bottom="0in" fo:padding-right="0.0486in"/>
    </style:style>
    <style:style style:name="P2814" style:parent-style-name="Standard" style:family="paragraph">
      <style:paragraph-properties fo:margin-bottom="0in"/>
      <style:text-properties fo:color="#00000A" fo:font-size="10pt" style:font-size-asian="10pt" style:font-size-complex="10pt" style:language-asian="it" style:country-asian="IT"/>
    </style:style>
    <style:style style:name="TableCell2815" style:family="table-cell">
      <style:table-cell-properties fo:border="none" style:writing-mode="lr-tb" style:vertical-align="bottom" fo:padding-top="0in" fo:padding-left="0.0486in" fo:padding-bottom="0in" fo:padding-right="0.0486in"/>
    </style:style>
    <style:style style:name="P2816" style:parent-style-name="Standard" style:family="paragraph">
      <style:paragraph-properties fo:margin-bottom="0in"/>
      <style:text-properties fo:color="#00000A" fo:font-size="10pt" style:font-size-asian="10pt" style:font-size-complex="10pt" style:language-asian="it" style:country-asian="IT"/>
    </style:style>
    <style:style style:name="TableCell2817" style:family="table-cell">
      <style:table-cell-properties fo:border="none" style:writing-mode="lr-tb" style:vertical-align="bottom" fo:padding-top="0in" fo:padding-left="0.0486in" fo:padding-bottom="0in" fo:padding-right="0.0486in"/>
    </style:style>
    <style:style style:name="P2818" style:parent-style-name="Standard" style:family="paragraph">
      <style:paragraph-properties fo:margin-bottom="0in"/>
      <style:text-properties fo:color="#00000A" fo:font-size="10pt" style:font-size-asian="10pt" style:font-size-complex="10pt" style:language-asian="it" style:country-asian="IT"/>
    </style:style>
    <style:style style:name="TableRow2819" style:family="table-row">
      <style:table-row-properties style:min-row-height="0.2083in"/>
    </style:style>
    <style:style style:name="TableCell2820" style:family="table-cell">
      <style:table-cell-properties fo:border="none" style:writing-mode="lr-tb" style:vertical-align="bottom" fo:padding-top="0in" fo:padding-left="0.0486in" fo:padding-bottom="0in" fo:padding-right="0.0486in"/>
    </style:style>
    <style:style style:name="P282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22" style:family="table-cell">
      <style:table-cell-properties fo:border="none" style:writing-mode="lr-tb" style:vertical-align="bottom" fo:padding-top="0in" fo:padding-left="0.0486in" fo:padding-bottom="0in" fo:padding-right="0.0486in"/>
    </style:style>
    <style:style style:name="P282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24" style:family="table-cell">
      <style:table-cell-properties fo:border="none" style:writing-mode="lr-tb" style:vertical-align="bottom" fo:padding-top="0in" fo:padding-left="0.0486in" fo:padding-bottom="0in" fo:padding-right="0.0486in"/>
    </style:style>
    <style:style style:name="P2825" style:parent-style-name="Standard" style:family="paragraph">
      <style:paragraph-properties fo:margin-bottom="0in"/>
      <style:text-properties fo:color="#00000A" fo:font-size="10pt" style:font-size-asian="10pt" style:font-size-complex="10pt" style:language-asian="it" style:country-asian="IT"/>
    </style:style>
    <style:style style:name="TableRow2826" style:family="table-row">
      <style:table-row-properties style:row-height="0.0159in"/>
    </style:style>
    <style:style style:name="TableCell2827" style:family="table-cell">
      <style:table-cell-properties fo:border="none" style:writing-mode="lr-tb" style:vertical-align="bottom" fo:padding-top="0in" fo:padding-left="0.0486in" fo:padding-bottom="0in" fo:padding-right="0.0486in"/>
    </style:style>
    <style:style style:name="P2828" style:parent-style-name="Standard" style:family="paragraph">
      <style:paragraph-properties fo:margin-bottom="0in"/>
      <style:text-properties fo:color="#00000A" fo:font-size="10pt" style:font-size-asian="10pt" style:font-size-complex="10pt" style:language-asian="it" style:country-asian="IT"/>
    </style:style>
    <style:style style:name="TableCell2829" style:family="table-cell">
      <style:table-cell-properties fo:border="none" style:writing-mode="lr-tb" style:vertical-align="bottom" fo:padding-top="0in" fo:padding-left="0.0486in" fo:padding-bottom="0in" fo:padding-right="0.0486in"/>
    </style:style>
    <style:style style:name="P2830" style:parent-style-name="Standard" style:family="paragraph">
      <style:paragraph-properties fo:margin-bottom="0in"/>
      <style:text-properties fo:color="#00000A" fo:font-size="10pt" style:font-size-asian="10pt" style:font-size-complex="10pt" style:language-asian="it" style:country-asian="IT"/>
    </style:style>
    <style:style style:name="TableCell2831" style:family="table-cell">
      <style:table-cell-properties fo:border="none" style:writing-mode="lr-tb" style:vertical-align="bottom" fo:padding-top="0in" fo:padding-left="0.0486in" fo:padding-bottom="0in" fo:padding-right="0.0486in"/>
    </style:style>
    <style:style style:name="P2832" style:parent-style-name="Standard" style:family="paragraph">
      <style:paragraph-properties fo:margin-bottom="0in"/>
      <style:text-properties fo:color="#00000A" fo:font-size="10pt" style:font-size-asian="10pt" style:font-size-complex="10pt" style:language-asian="it" style:country-asian="IT"/>
    </style:style>
    <style:style style:name="TableRow2833" style:family="table-row">
      <style:table-row-properties style:min-row-height="0.2083in"/>
    </style:style>
    <style:style style:name="TableCell2834" style:family="table-cell">
      <style:table-cell-properties fo:border="none" style:writing-mode="lr-tb" style:vertical-align="bottom" fo:padding-top="0in" fo:padding-left="0.0486in" fo:padding-bottom="0in" fo:padding-right="0.0486in"/>
    </style:style>
    <style:style style:name="P283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36" style:family="table-cell">
      <style:table-cell-properties fo:border="none" style:writing-mode="lr-tb" style:vertical-align="bottom" fo:padding-top="0in" fo:padding-left="0.0486in" fo:padding-bottom="0in" fo:padding-right="0.0486in"/>
    </style:style>
    <style:style style:name="P283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38" style:family="table-cell">
      <style:table-cell-properties fo:border="none" style:writing-mode="lr-tb" style:vertical-align="bottom" fo:padding-top="0in" fo:padding-left="0.0486in" fo:padding-bottom="0in" fo:padding-right="0.0486in"/>
    </style:style>
    <style:style style:name="P2839" style:parent-style-name="Standard" style:family="paragraph">
      <style:paragraph-properties fo:margin-bottom="0in"/>
      <style:text-properties fo:color="#00000A" fo:font-size="10pt" style:font-size-asian="10pt" style:font-size-complex="10pt" style:language-asian="it" style:country-asian="IT"/>
    </style:style>
    <style:style style:name="TableRow2840" style:family="table-row">
      <style:table-row-properties style:min-row-height="0.2083in"/>
    </style:style>
    <style:style style:name="TableCell2841" style:family="table-cell">
      <style:table-cell-properties fo:border="none" style:writing-mode="lr-tb" style:vertical-align="bottom" fo:padding-top="0in" fo:padding-left="0.0486in" fo:padding-bottom="0in" fo:padding-right="0.0486in"/>
    </style:style>
    <style:style style:name="P284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43" style:family="table-cell">
      <style:table-cell-properties fo:border="none" style:writing-mode="lr-tb" style:vertical-align="bottom" fo:padding-top="0in" fo:padding-left="0.0486in" fo:padding-bottom="0in" fo:padding-right="0.0486in"/>
    </style:style>
    <style:style style:name="P284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45" style:family="table-cell">
      <style:table-cell-properties fo:border="none" style:writing-mode="lr-tb" style:vertical-align="bottom" fo:padding-top="0in" fo:padding-left="0.0486in" fo:padding-bottom="0in" fo:padding-right="0.0486in"/>
    </style:style>
    <style:style style:name="P284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847" style:family="table-row">
      <style:table-row-properties style:row-height="0.0159in"/>
    </style:style>
    <style:style style:name="TableCell2848" style:family="table-cell">
      <style:table-cell-properties fo:border="none" style:writing-mode="lr-tb" style:vertical-align="bottom" fo:padding-top="0in" fo:padding-left="0.0486in" fo:padding-bottom="0in" fo:padding-right="0.0486in"/>
    </style:style>
    <style:style style:name="P284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850" style:family="table-cell">
      <style:table-cell-properties fo:border="none" style:writing-mode="lr-tb" style:vertical-align="bottom" fo:padding-top="0in" fo:padding-left="0.0486in" fo:padding-bottom="0in" fo:padding-right="0.0486in"/>
    </style:style>
    <style:style style:name="P2851" style:parent-style-name="Standard" style:family="paragraph">
      <style:paragraph-properties fo:margin-bottom="0in"/>
      <style:text-properties fo:color="#00000A" fo:font-size="10pt" style:font-size-asian="10pt" style:font-size-complex="10pt" style:language-asian="it" style:country-asian="IT"/>
    </style:style>
    <style:style style:name="TableCell2852" style:family="table-cell">
      <style:table-cell-properties fo:border="none" style:writing-mode="lr-tb" style:vertical-align="bottom" fo:padding-top="0in" fo:padding-left="0.0486in" fo:padding-bottom="0in" fo:padding-right="0.0486in"/>
    </style:style>
    <style:style style:name="P2853" style:parent-style-name="Standard" style:family="paragraph">
      <style:paragraph-properties fo:margin-bottom="0in"/>
      <style:text-properties fo:color="#00000A" fo:font-size="10pt" style:font-size-asian="10pt" style:font-size-complex="10pt" style:language-asian="it" style:country-asian="IT"/>
    </style:style>
    <style:style style:name="TableRow2854" style:family="table-row">
      <style:table-row-properties style:row-height="0.0159in"/>
    </style:style>
    <style:style style:name="TableCell2855" style:family="table-cell">
      <style:table-cell-properties fo:border="none" style:writing-mode="lr-tb" style:vertical-align="bottom" fo:padding-top="0in" fo:padding-left="0.0486in" fo:padding-bottom="0in" fo:padding-right="0.0486in"/>
    </style:style>
    <style:style style:name="P2856" style:parent-style-name="Standard" style:family="paragraph">
      <style:paragraph-properties fo:margin-bottom="0in"/>
      <style:text-properties fo:color="#00000A" fo:font-size="10pt" style:font-size-asian="10pt" style:font-size-complex="10pt" style:language-asian="it" style:country-asian="IT"/>
    </style:style>
    <style:style style:name="TableCell2857" style:family="table-cell">
      <style:table-cell-properties fo:border="none" style:writing-mode="lr-tb" style:vertical-align="bottom" fo:padding-top="0in" fo:padding-left="0.0486in" fo:padding-bottom="0in" fo:padding-right="0.0486in"/>
    </style:style>
    <style:style style:name="P2858" style:parent-style-name="Standard" style:family="paragraph">
      <style:paragraph-properties fo:margin-bottom="0in"/>
      <style:text-properties fo:color="#00000A" fo:font-size="10pt" style:font-size-asian="10pt" style:font-size-complex="10pt" style:language-asian="it" style:country-asian="IT"/>
    </style:style>
    <style:style style:name="TableCell2859" style:family="table-cell">
      <style:table-cell-properties fo:border="none" style:writing-mode="lr-tb" style:vertical-align="bottom" fo:padding-top="0in" fo:padding-left="0.0486in" fo:padding-bottom="0in" fo:padding-right="0.0486in"/>
    </style:style>
    <style:style style:name="P2860" style:parent-style-name="Standard" style:family="paragraph">
      <style:paragraph-properties fo:margin-bottom="0in"/>
      <style:text-properties fo:color="#00000A" fo:font-size="10pt" style:font-size-asian="10pt" style:font-size-complex="10pt" style:language-asian="it" style:country-asian="IT"/>
    </style:style>
    <style:style style:name="TableRow2861" style:family="table-row">
      <style:table-row-properties style:row-height="0.0159in"/>
    </style:style>
    <style:style style:name="TableCell2862" style:family="table-cell">
      <style:table-cell-properties fo:border="none" style:writing-mode="lr-tb" style:vertical-align="bottom" fo:padding-top="0in" fo:padding-left="0.0486in" fo:padding-bottom="0in" fo:padding-right="0.0486in"/>
    </style:style>
    <style:style style:name="P2863" style:parent-style-name="Standard" style:family="paragraph">
      <style:paragraph-properties fo:margin-bottom="0in"/>
      <style:text-properties fo:color="#00000A" fo:font-size="10pt" style:font-size-asian="10pt" style:font-size-complex="10pt" style:language-asian="it" style:country-asian="IT"/>
    </style:style>
    <style:style style:name="TableCell2864" style:family="table-cell">
      <style:table-cell-properties fo:border="none" style:writing-mode="lr-tb" style:vertical-align="bottom" fo:padding-top="0in" fo:padding-left="0.0486in" fo:padding-bottom="0in" fo:padding-right="0.0486in"/>
    </style:style>
    <style:style style:name="P2865" style:parent-style-name="Standard" style:family="paragraph">
      <style:paragraph-properties fo:margin-bottom="0in"/>
      <style:text-properties fo:color="#00000A" fo:font-size="10pt" style:font-size-asian="10pt" style:font-size-complex="10pt" style:language-asian="it" style:country-asian="IT"/>
    </style:style>
    <style:style style:name="TableCell2866" style:family="table-cell">
      <style:table-cell-properties fo:border="none" style:writing-mode="lr-tb" style:vertical-align="bottom" fo:padding-top="0in" fo:padding-left="0.0486in" fo:padding-bottom="0in" fo:padding-right="0.0486in"/>
    </style:style>
    <style:style style:name="P2867" style:parent-style-name="Standard" style:family="paragraph">
      <style:paragraph-properties fo:margin-bottom="0in"/>
      <style:text-properties fo:color="#00000A" fo:font-size="10pt" style:font-size-asian="10pt" style:font-size-complex="10pt" style:language-asian="it" style:country-asian="IT"/>
    </style:style>
    <style:style style:name="TableRow2868" style:family="table-row">
      <style:table-row-properties style:row-height="0.0159in"/>
    </style:style>
    <style:style style:name="TableCell2869" style:family="table-cell">
      <style:table-cell-properties fo:border="none" style:writing-mode="lr-tb" style:vertical-align="bottom" fo:padding-top="0in" fo:padding-left="0.0486in" fo:padding-bottom="0in" fo:padding-right="0.0486in"/>
    </style:style>
    <style:style style:name="P2870" style:parent-style-name="Standard" style:family="paragraph">
      <style:paragraph-properties fo:margin-bottom="0in"/>
      <style:text-properties fo:color="#00000A" fo:font-size="10pt" style:font-size-asian="10pt" style:font-size-complex="10pt" style:language-asian="it" style:country-asian="IT"/>
    </style:style>
    <style:style style:name="TableCell2871" style:family="table-cell">
      <style:table-cell-properties fo:border="none" style:writing-mode="lr-tb" style:vertical-align="bottom" fo:padding-top="0in" fo:padding-left="0.0486in" fo:padding-bottom="0in" fo:padding-right="0.0486in"/>
    </style:style>
    <style:style style:name="P2872" style:parent-style-name="Standard" style:family="paragraph">
      <style:paragraph-properties fo:margin-bottom="0in"/>
      <style:text-properties fo:color="#00000A" fo:font-size="10pt" style:font-size-asian="10pt" style:font-size-complex="10pt" style:language-asian="it" style:country-asian="IT"/>
    </style:style>
    <style:style style:name="TableCell2873" style:family="table-cell">
      <style:table-cell-properties fo:border="none" style:writing-mode="lr-tb" style:vertical-align="bottom" fo:padding-top="0in" fo:padding-left="0.0486in" fo:padding-bottom="0in" fo:padding-right="0.0486in"/>
    </style:style>
    <style:style style:name="P2874" style:parent-style-name="Standard" style:family="paragraph">
      <style:paragraph-properties fo:margin-bottom="0in"/>
      <style:text-properties fo:color="#00000A" fo:font-size="10pt" style:font-size-asian="10pt" style:font-size-complex="10pt" style:language-asian="it" style:country-asian="IT"/>
    </style:style>
    <style:style style:name="TableRow2875" style:family="table-row">
      <style:table-row-properties style:row-height="0.0159in"/>
    </style:style>
    <style:style style:name="TableCell2876" style:family="table-cell">
      <style:table-cell-properties fo:border="none" style:writing-mode="lr-tb" style:vertical-align="bottom" fo:padding-top="0in" fo:padding-left="0.0486in" fo:padding-bottom="0in" fo:padding-right="0.0486in"/>
    </style:style>
    <style:style style:name="P2877" style:parent-style-name="Standard" style:family="paragraph">
      <style:paragraph-properties fo:margin-bottom="0in"/>
      <style:text-properties fo:color="#00000A" fo:font-size="10pt" style:font-size-asian="10pt" style:font-size-complex="10pt" style:language-asian="it" style:country-asian="IT"/>
    </style:style>
    <style:style style:name="TableCell2878" style:family="table-cell">
      <style:table-cell-properties fo:border="none" style:writing-mode="lr-tb" style:vertical-align="bottom" fo:padding-top="0in" fo:padding-left="0.0486in" fo:padding-bottom="0in" fo:padding-right="0.0486in"/>
    </style:style>
    <style:style style:name="P2879" style:parent-style-name="Standard" style:family="paragraph">
      <style:paragraph-properties fo:margin-bottom="0in"/>
      <style:text-properties fo:color="#00000A" fo:font-size="10pt" style:font-size-asian="10pt" style:font-size-complex="10pt" style:language-asian="it" style:country-asian="IT"/>
    </style:style>
    <style:style style:name="TableCell2880" style:family="table-cell">
      <style:table-cell-properties fo:border="none" style:writing-mode="lr-tb" style:vertical-align="bottom" fo:padding-top="0in" fo:padding-left="0.0486in" fo:padding-bottom="0in" fo:padding-right="0.0486in"/>
    </style:style>
    <style:style style:name="P2881" style:parent-style-name="Standard" style:family="paragraph">
      <style:paragraph-properties fo:margin-bottom="0in"/>
      <style:text-properties fo:color="#00000A" fo:font-size="10pt" style:font-size-asian="10pt" style:font-size-complex="10pt" style:language-asian="it" style:country-asian="IT"/>
    </style:style>
    <style:style style:name="TableRow2882" style:family="table-row">
      <style:table-row-properties style:row-height="0.0159in"/>
    </style:style>
    <style:style style:name="TableCell2883" style:family="table-cell">
      <style:table-cell-properties fo:border="none" style:writing-mode="lr-tb" style:vertical-align="bottom" fo:padding-top="0in" fo:padding-left="0.0486in" fo:padding-bottom="0in" fo:padding-right="0.0486in"/>
    </style:style>
    <style:style style:name="P2884" style:parent-style-name="Standard" style:family="paragraph">
      <style:paragraph-properties fo:margin-bottom="0in"/>
      <style:text-properties fo:color="#00000A" fo:font-size="10pt" style:font-size-asian="10pt" style:font-size-complex="10pt" style:language-asian="it" style:country-asian="IT"/>
    </style:style>
    <style:style style:name="TableCell2885" style:family="table-cell">
      <style:table-cell-properties fo:border="none" style:writing-mode="lr-tb" style:vertical-align="bottom" fo:padding-top="0in" fo:padding-left="0.0486in" fo:padding-bottom="0in" fo:padding-right="0.0486in"/>
    </style:style>
    <style:style style:name="P2886" style:parent-style-name="Standard" style:family="paragraph">
      <style:paragraph-properties fo:margin-bottom="0in"/>
      <style:text-properties fo:color="#00000A" fo:font-size="10pt" style:font-size-asian="10pt" style:font-size-complex="10pt" style:language-asian="it" style:country-asian="IT"/>
    </style:style>
    <style:style style:name="TableCell2887" style:family="table-cell">
      <style:table-cell-properties fo:border="none" style:writing-mode="lr-tb" style:vertical-align="bottom" fo:padding-top="0in" fo:padding-left="0.0486in" fo:padding-bottom="0in" fo:padding-right="0.0486in"/>
    </style:style>
    <style:style style:name="P2888" style:parent-style-name="Standard" style:family="paragraph">
      <style:paragraph-properties fo:margin-bottom="0in"/>
      <style:text-properties fo:color="#00000A" fo:font-size="10pt" style:font-size-asian="10pt" style:font-size-complex="10pt" style:language-asian="it" style:country-asian="IT"/>
    </style:style>
    <style:style style:name="TableRow2889" style:family="table-row">
      <style:table-row-properties style:min-row-height="0.2083in"/>
    </style:style>
    <style:style style:name="TableCell2890" style:family="table-cell">
      <style:table-cell-properties fo:border="none" style:writing-mode="lr-tb" style:vertical-align="bottom" fo:padding-top="0in" fo:padding-left="0.0486in" fo:padding-bottom="0in" fo:padding-right="0.0486in"/>
    </style:style>
    <style:style style:name="P2891"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892" style:family="table-cell">
      <style:table-cell-properties fo:border="none" style:writing-mode="lr-tb" style:vertical-align="bottom" fo:padding-top="0in" fo:padding-left="0.0486in" fo:padding-bottom="0in" fo:padding-right="0.0486in"/>
    </style:style>
    <style:style style:name="P2893"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894" style:family="table-cell">
      <style:table-cell-properties fo:border="none" style:writing-mode="lr-tb" style:vertical-align="bottom" fo:padding-top="0in" fo:padding-left="0.0486in" fo:padding-bottom="0in" fo:padding-right="0.0486in"/>
    </style:style>
    <style:style style:name="P2895" style:parent-style-name="Standard" style:family="paragraph">
      <style:paragraph-properties fo:margin-bottom="0in"/>
      <style:text-properties fo:color="#00000A" fo:font-size="10pt" style:font-size-asian="10pt" style:font-size-complex="10pt" style:language-asian="it" style:country-asian="IT"/>
    </style:style>
    <style:style style:name="TableRow2896" style:family="table-row">
      <style:table-row-properties style:min-row-height="0.2083in"/>
    </style:style>
    <style:style style:name="TableCell2897" style:family="table-cell">
      <style:table-cell-properties fo:border="none" style:writing-mode="lr-tb" style:vertical-align="bottom" fo:padding-top="0in" fo:padding-left="0.0486in" fo:padding-bottom="0in" fo:padding-right="0.0486in"/>
    </style:style>
    <style:style style:name="P289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899" style:family="table-cell">
      <style:table-cell-properties fo:border="none" style:writing-mode="lr-tb" style:vertical-align="bottom" fo:padding-top="0in" fo:padding-left="0.0486in" fo:padding-bottom="0in" fo:padding-right="0.0486in"/>
    </style:style>
    <style:style style:name="P290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01" style:family="table-cell">
      <style:table-cell-properties fo:border="none" style:writing-mode="lr-tb" style:vertical-align="bottom" fo:padding-top="0in" fo:padding-left="0.0486in" fo:padding-bottom="0in" fo:padding-right="0.0486in"/>
    </style:style>
    <style:style style:name="P290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03" style:family="table-row">
      <style:table-row-properties style:row-height="0.0159in"/>
    </style:style>
    <style:style style:name="TableCell2904" style:family="table-cell">
      <style:table-cell-properties fo:border="none" style:writing-mode="lr-tb" style:vertical-align="bottom" fo:padding-top="0in" fo:padding-left="0.0486in" fo:padding-bottom="0in" fo:padding-right="0.0486in"/>
    </style:style>
    <style:style style:name="P290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06" style:family="table-cell">
      <style:table-cell-properties fo:border="none" style:writing-mode="lr-tb" style:vertical-align="bottom" fo:padding-top="0in" fo:padding-left="0.0486in" fo:padding-bottom="0in" fo:padding-right="0.0486in"/>
    </style:style>
    <style:style style:name="P2907" style:parent-style-name="Standard" style:family="paragraph">
      <style:paragraph-properties fo:margin-bottom="0in"/>
      <style:text-properties fo:color="#00000A" fo:font-size="10pt" style:font-size-asian="10pt" style:font-size-complex="10pt" style:language-asian="it" style:country-asian="IT"/>
    </style:style>
    <style:style style:name="TableCell2908" style:family="table-cell">
      <style:table-cell-properties fo:border="none" style:writing-mode="lr-tb" style:vertical-align="bottom" fo:padding-top="0in" fo:padding-left="0.0486in" fo:padding-bottom="0in" fo:padding-right="0.0486in"/>
    </style:style>
    <style:style style:name="P2909" style:parent-style-name="Standard" style:family="paragraph">
      <style:paragraph-properties fo:margin-bottom="0in"/>
      <style:text-properties fo:color="#00000A" fo:font-size="10pt" style:font-size-asian="10pt" style:font-size-complex="10pt" style:language-asian="it" style:country-asian="IT"/>
    </style:style>
    <style:style style:name="TableRow2910" style:family="table-row">
      <style:table-row-properties style:row-height="0.0159in"/>
    </style:style>
    <style:style style:name="TableCell2911" style:family="table-cell">
      <style:table-cell-properties fo:border="none" style:writing-mode="lr-tb" style:vertical-align="bottom" fo:padding-top="0in" fo:padding-left="0.0486in" fo:padding-bottom="0in" fo:padding-right="0.0486in"/>
    </style:style>
    <style:style style:name="P2912" style:parent-style-name="Standard" style:family="paragraph">
      <style:paragraph-properties fo:margin-bottom="0in"/>
      <style:text-properties fo:color="#00000A" fo:font-size="10pt" style:font-size-asian="10pt" style:font-size-complex="10pt" style:language-asian="it" style:country-asian="IT"/>
    </style:style>
    <style:style style:name="TableCell2913" style:family="table-cell">
      <style:table-cell-properties fo:border="none" style:writing-mode="lr-tb" style:vertical-align="bottom" fo:padding-top="0in" fo:padding-left="0.0486in" fo:padding-bottom="0in" fo:padding-right="0.0486in"/>
    </style:style>
    <style:style style:name="P2914" style:parent-style-name="Standard" style:family="paragraph">
      <style:paragraph-properties fo:margin-bottom="0in"/>
      <style:text-properties fo:color="#00000A" fo:font-size="10pt" style:font-size-asian="10pt" style:font-size-complex="10pt" style:language-asian="it" style:country-asian="IT"/>
    </style:style>
    <style:style style:name="TableCell2915" style:family="table-cell">
      <style:table-cell-properties fo:border="none" style:writing-mode="lr-tb" style:vertical-align="bottom" fo:padding-top="0in" fo:padding-left="0.0486in" fo:padding-bottom="0in" fo:padding-right="0.0486in"/>
    </style:style>
    <style:style style:name="P2916" style:parent-style-name="Standard" style:family="paragraph">
      <style:paragraph-properties fo:margin-bottom="0in"/>
      <style:text-properties fo:color="#00000A" fo:font-size="10pt" style:font-size-asian="10pt" style:font-size-complex="10pt" style:language-asian="it" style:country-asian="IT"/>
    </style:style>
    <style:style style:name="TableRow2917" style:family="table-row">
      <style:table-row-properties style:row-height="0.0159in"/>
    </style:style>
    <style:style style:name="TableCell2918" style:family="table-cell">
      <style:table-cell-properties fo:border="none" style:writing-mode="lr-tb" style:vertical-align="bottom" fo:padding-top="0in" fo:padding-left="0.0486in" fo:padding-bottom="0in" fo:padding-right="0.0486in"/>
    </style:style>
    <style:style style:name="P2919" style:parent-style-name="Standard" style:family="paragraph">
      <style:paragraph-properties fo:margin-bottom="0in"/>
      <style:text-properties fo:color="#00000A" fo:font-size="10pt" style:font-size-asian="10pt" style:font-size-complex="10pt" style:language-asian="it" style:country-asian="IT"/>
    </style:style>
    <style:style style:name="TableCell2920" style:family="table-cell">
      <style:table-cell-properties fo:border="none" style:writing-mode="lr-tb" style:vertical-align="bottom" fo:padding-top="0in" fo:padding-left="0.0486in" fo:padding-bottom="0in" fo:padding-right="0.0486in"/>
    </style:style>
    <style:style style:name="P2921" style:parent-style-name="Standard" style:family="paragraph">
      <style:paragraph-properties fo:margin-bottom="0in"/>
      <style:text-properties fo:color="#00000A" fo:font-size="10pt" style:font-size-asian="10pt" style:font-size-complex="10pt" style:language-asian="it" style:country-asian="IT"/>
    </style:style>
    <style:style style:name="TableCell2922" style:family="table-cell">
      <style:table-cell-properties fo:border="none" style:writing-mode="lr-tb" style:vertical-align="bottom" fo:padding-top="0in" fo:padding-left="0.0486in" fo:padding-bottom="0in" fo:padding-right="0.0486in"/>
    </style:style>
    <style:style style:name="P2923" style:parent-style-name="Standard" style:family="paragraph">
      <style:paragraph-properties fo:margin-bottom="0in"/>
      <style:text-properties fo:color="#00000A" fo:font-size="10pt" style:font-size-asian="10pt" style:font-size-complex="10pt" style:language-asian="it" style:country-asian="IT"/>
    </style:style>
    <style:style style:name="TableRow2924" style:family="table-row">
      <style:table-row-properties style:row-height="0.0159in"/>
    </style:style>
    <style:style style:name="TableCell2925" style:family="table-cell">
      <style:table-cell-properties fo:border="none" style:writing-mode="lr-tb" style:vertical-align="bottom" fo:padding-top="0in" fo:padding-left="0.0486in" fo:padding-bottom="0in" fo:padding-right="0.0486in"/>
    </style:style>
    <style:style style:name="P2926" style:parent-style-name="Standard" style:family="paragraph">
      <style:paragraph-properties fo:margin-bottom="0in"/>
      <style:text-properties fo:color="#00000A" fo:font-size="10pt" style:font-size-asian="10pt" style:font-size-complex="10pt" style:language-asian="it" style:country-asian="IT"/>
    </style:style>
    <style:style style:name="TableCell2927" style:family="table-cell">
      <style:table-cell-properties fo:border="none" style:writing-mode="lr-tb" style:vertical-align="bottom" fo:padding-top="0in" fo:padding-left="0.0486in" fo:padding-bottom="0in" fo:padding-right="0.0486in"/>
    </style:style>
    <style:style style:name="P2928" style:parent-style-name="Standard" style:family="paragraph">
      <style:paragraph-properties fo:margin-bottom="0in"/>
      <style:text-properties fo:color="#00000A" fo:font-size="10pt" style:font-size-asian="10pt" style:font-size-complex="10pt" style:language-asian="it" style:country-asian="IT"/>
    </style:style>
    <style:style style:name="TableCell2929" style:family="table-cell">
      <style:table-cell-properties fo:border="none" style:writing-mode="lr-tb" style:vertical-align="bottom" fo:padding-top="0in" fo:padding-left="0.0486in" fo:padding-bottom="0in" fo:padding-right="0.0486in"/>
    </style:style>
    <style:style style:name="P2930" style:parent-style-name="Standard" style:family="paragraph">
      <style:paragraph-properties fo:margin-bottom="0in"/>
      <style:text-properties fo:color="#00000A" fo:font-size="10pt" style:font-size-asian="10pt" style:font-size-complex="10pt" style:language-asian="it" style:country-asian="IT"/>
    </style:style>
    <style:style style:name="TableRow2931" style:family="table-row">
      <style:table-row-properties style:row-height="0.0159in"/>
    </style:style>
    <style:style style:name="TableCell2932" style:family="table-cell">
      <style:table-cell-properties fo:border="none" style:writing-mode="lr-tb" style:vertical-align="bottom" fo:padding-top="0in" fo:padding-left="0.0486in" fo:padding-bottom="0in" fo:padding-right="0.0486in"/>
    </style:style>
    <style:style style:name="P2933" style:parent-style-name="Standard" style:family="paragraph">
      <style:paragraph-properties fo:margin-bottom="0in"/>
      <style:text-properties fo:color="#00000A" fo:font-size="10pt" style:font-size-asian="10pt" style:font-size-complex="10pt" style:language-asian="it" style:country-asian="IT"/>
    </style:style>
    <style:style style:name="TableCell2934" style:family="table-cell">
      <style:table-cell-properties fo:border="none" style:writing-mode="lr-tb" style:vertical-align="bottom" fo:padding-top="0in" fo:padding-left="0.0486in" fo:padding-bottom="0in" fo:padding-right="0.0486in"/>
    </style:style>
    <style:style style:name="P2935" style:parent-style-name="Standard" style:family="paragraph">
      <style:paragraph-properties fo:margin-bottom="0in"/>
      <style:text-properties fo:color="#00000A" fo:font-size="10pt" style:font-size-asian="10pt" style:font-size-complex="10pt" style:language-asian="it" style:country-asian="IT"/>
    </style:style>
    <style:style style:name="TableCell2936" style:family="table-cell">
      <style:table-cell-properties fo:border="none" style:writing-mode="lr-tb" style:vertical-align="bottom" fo:padding-top="0in" fo:padding-left="0.0486in" fo:padding-bottom="0in" fo:padding-right="0.0486in"/>
    </style:style>
    <style:style style:name="P2937" style:parent-style-name="Standard" style:family="paragraph">
      <style:paragraph-properties fo:margin-bottom="0in"/>
      <style:text-properties fo:color="#00000A" fo:font-size="10pt" style:font-size-asian="10pt" style:font-size-complex="10pt" style:language-asian="it" style:country-asian="IT"/>
    </style:style>
    <style:style style:name="TableRow2938" style:family="table-row">
      <style:table-row-properties style:row-height="0.0159in"/>
    </style:style>
    <style:style style:name="TableCell2939" style:family="table-cell">
      <style:table-cell-properties fo:border="none" style:writing-mode="lr-tb" style:vertical-align="bottom" fo:padding-top="0in" fo:padding-left="0.0486in" fo:padding-bottom="0in" fo:padding-right="0.0486in"/>
    </style:style>
    <style:style style:name="P2940" style:parent-style-name="Standard" style:family="paragraph">
      <style:paragraph-properties fo:margin-bottom="0in"/>
      <style:text-properties fo:color="#00000A" fo:font-size="10pt" style:font-size-asian="10pt" style:font-size-complex="10pt" style:language-asian="it" style:country-asian="IT"/>
    </style:style>
    <style:style style:name="TableCell2941" style:family="table-cell">
      <style:table-cell-properties fo:border="none" style:writing-mode="lr-tb" style:vertical-align="bottom" fo:padding-top="0in" fo:padding-left="0.0486in" fo:padding-bottom="0in" fo:padding-right="0.0486in"/>
    </style:style>
    <style:style style:name="P2942" style:parent-style-name="Standard" style:family="paragraph">
      <style:paragraph-properties fo:margin-bottom="0in"/>
      <style:text-properties fo:color="#00000A" fo:font-size="10pt" style:font-size-asian="10pt" style:font-size-complex="10pt" style:language-asian="it" style:country-asian="IT"/>
    </style:style>
    <style:style style:name="TableCell2943" style:family="table-cell">
      <style:table-cell-properties fo:border="none" style:writing-mode="lr-tb" style:vertical-align="bottom" fo:padding-top="0in" fo:padding-left="0.0486in" fo:padding-bottom="0in" fo:padding-right="0.0486in"/>
    </style:style>
    <style:style style:name="P2944" style:parent-style-name="Standard" style:family="paragraph">
      <style:paragraph-properties fo:margin-bottom="0in"/>
      <style:text-properties fo:color="#00000A" fo:font-size="10pt" style:font-size-asian="10pt" style:font-size-complex="10pt" style:language-asian="it" style:country-asian="IT"/>
    </style:style>
    <style:style style:name="TableRow2945" style:family="table-row">
      <style:table-row-properties style:row-height="0.0159in"/>
    </style:style>
    <style:style style:name="TableCell2946" style:family="table-cell">
      <style:table-cell-properties fo:border="none" style:writing-mode="lr-tb" style:vertical-align="bottom" fo:padding-top="0in" fo:padding-left="0.0486in" fo:padding-bottom="0in" fo:padding-right="0.0486in"/>
    </style:style>
    <style:style style:name="P2947" style:parent-style-name="Standard" style:family="paragraph">
      <style:paragraph-properties fo:margin-bottom="0in"/>
      <style:text-properties fo:color="#00000A" fo:font-size="10pt" style:font-size-asian="10pt" style:font-size-complex="10pt" style:language-asian="it" style:country-asian="IT"/>
    </style:style>
    <style:style style:name="TableCell2948" style:family="table-cell">
      <style:table-cell-properties fo:border="none" style:writing-mode="lr-tb" style:vertical-align="bottom" fo:padding-top="0in" fo:padding-left="0.0486in" fo:padding-bottom="0in" fo:padding-right="0.0486in"/>
    </style:style>
    <style:style style:name="P2949" style:parent-style-name="Standard" style:family="paragraph">
      <style:paragraph-properties fo:margin-bottom="0in"/>
      <style:text-properties fo:color="#00000A" fo:font-size="10pt" style:font-size-asian="10pt" style:font-size-complex="10pt" style:language-asian="it" style:country-asian="IT"/>
    </style:style>
    <style:style style:name="TableCell2950" style:family="table-cell">
      <style:table-cell-properties fo:border="none" style:writing-mode="lr-tb" style:vertical-align="bottom" fo:padding-top="0in" fo:padding-left="0.0486in" fo:padding-bottom="0in" fo:padding-right="0.0486in"/>
    </style:style>
    <style:style style:name="P2951" style:parent-style-name="Standard" style:family="paragraph">
      <style:paragraph-properties fo:margin-bottom="0in"/>
      <style:text-properties fo:color="#00000A" fo:font-size="10pt" style:font-size-asian="10pt" style:font-size-complex="10pt" style:language-asian="it" style:country-asian="IT"/>
    </style:style>
    <style:style style:name="TableRow2952" style:family="table-row">
      <style:table-row-properties style:row-height="0.0159in"/>
    </style:style>
    <style:style style:name="TableCell2953" style:family="table-cell">
      <style:table-cell-properties fo:border="none" style:writing-mode="lr-tb" style:vertical-align="bottom" fo:padding-top="0in" fo:padding-left="0.0486in" fo:padding-bottom="0in" fo:padding-right="0.0486in"/>
    </style:style>
    <style:style style:name="P2954" style:parent-style-name="Standard" style:family="paragraph">
      <style:paragraph-properties fo:margin-bottom="0in"/>
      <style:text-properties fo:color="#00000A" fo:font-size="10pt" style:font-size-asian="10pt" style:font-size-complex="10pt" style:language-asian="it" style:country-asian="IT"/>
    </style:style>
    <style:style style:name="TableCell2955" style:family="table-cell">
      <style:table-cell-properties fo:border="none" style:writing-mode="lr-tb" style:vertical-align="bottom" fo:padding-top="0in" fo:padding-left="0.0486in" fo:padding-bottom="0in" fo:padding-right="0.0486in"/>
    </style:style>
    <style:style style:name="P2956" style:parent-style-name="Standard" style:family="paragraph">
      <style:paragraph-properties fo:margin-bottom="0in"/>
      <style:text-properties fo:color="#00000A" fo:font-size="10pt" style:font-size-asian="10pt" style:font-size-complex="10pt" style:language-asian="it" style:country-asian="IT"/>
    </style:style>
    <style:style style:name="TableCell2957" style:family="table-cell">
      <style:table-cell-properties fo:border="none" style:writing-mode="lr-tb" style:vertical-align="bottom" fo:padding-top="0in" fo:padding-left="0.0486in" fo:padding-bottom="0in" fo:padding-right="0.0486in"/>
    </style:style>
    <style:style style:name="P2958" style:parent-style-name="Standard" style:family="paragraph">
      <style:paragraph-properties fo:margin-bottom="0in"/>
      <style:text-properties fo:color="#00000A" fo:font-size="10pt" style:font-size-asian="10pt" style:font-size-complex="10pt" style:language-asian="it" style:country-asian="IT"/>
    </style:style>
    <style:style style:name="TableRow2959" style:family="table-row">
      <style:table-row-properties style:row-height="0.0159in"/>
    </style:style>
    <style:style style:name="TableCell2960" style:family="table-cell">
      <style:table-cell-properties fo:border="none" style:writing-mode="lr-tb" style:vertical-align="bottom" fo:padding-top="0in" fo:padding-left="0.0486in" fo:padding-bottom="0in" fo:padding-right="0.0486in"/>
    </style:style>
    <style:style style:name="P2961" style:parent-style-name="Standard" style:family="paragraph">
      <style:paragraph-properties fo:margin-bottom="0in"/>
      <style:text-properties fo:color="#00000A" fo:font-size="10pt" style:font-size-asian="10pt" style:font-size-complex="10pt" style:language-asian="it" style:country-asian="IT"/>
    </style:style>
    <style:style style:name="TableCell2962" style:family="table-cell">
      <style:table-cell-properties fo:border="none" style:writing-mode="lr-tb" style:vertical-align="bottom" fo:padding-top="0in" fo:padding-left="0.0486in" fo:padding-bottom="0in" fo:padding-right="0.0486in"/>
    </style:style>
    <style:style style:name="P2963" style:parent-style-name="Standard" style:family="paragraph">
      <style:paragraph-properties fo:margin-bottom="0in"/>
      <style:text-properties fo:color="#00000A" fo:font-size="10pt" style:font-size-asian="10pt" style:font-size-complex="10pt" style:language-asian="it" style:country-asian="IT"/>
    </style:style>
    <style:style style:name="TableCell2964" style:family="table-cell">
      <style:table-cell-properties fo:border="none" style:writing-mode="lr-tb" style:vertical-align="bottom" fo:padding-top="0in" fo:padding-left="0.0486in" fo:padding-bottom="0in" fo:padding-right="0.0486in"/>
    </style:style>
    <style:style style:name="P2965" style:parent-style-name="Standard" style:family="paragraph">
      <style:paragraph-properties fo:margin-bottom="0in"/>
      <style:text-properties fo:color="#00000A" fo:font-size="10pt" style:font-size-asian="10pt" style:font-size-complex="10pt" style:language-asian="it" style:country-asian="IT"/>
    </style:style>
    <style:style style:name="TableRow2966" style:family="table-row">
      <style:table-row-properties style:row-height="0.0159in"/>
    </style:style>
    <style:style style:name="TableCell2967" style:family="table-cell">
      <style:table-cell-properties fo:border="none" style:writing-mode="lr-tb" style:vertical-align="bottom" fo:padding-top="0in" fo:padding-left="0.0486in" fo:padding-bottom="0in" fo:padding-right="0.0486in"/>
    </style:style>
    <style:style style:name="P2968" style:parent-style-name="Standard" style:family="paragraph">
      <style:paragraph-properties fo:margin-bottom="0in"/>
      <style:text-properties fo:color="#00000A" fo:font-size="10pt" style:font-size-asian="10pt" style:font-size-complex="10pt" style:language-asian="it" style:country-asian="IT"/>
    </style:style>
    <style:style style:name="TableCell2969" style:family="table-cell">
      <style:table-cell-properties fo:border="none" style:writing-mode="lr-tb" style:vertical-align="bottom" fo:padding-top="0in" fo:padding-left="0.0486in" fo:padding-bottom="0in" fo:padding-right="0.0486in"/>
    </style:style>
    <style:style style:name="P2970" style:parent-style-name="Standard" style:family="paragraph">
      <style:paragraph-properties fo:margin-bottom="0in"/>
      <style:text-properties fo:color="#00000A" fo:font-size="10pt" style:font-size-asian="10pt" style:font-size-complex="10pt" style:language-asian="it" style:country-asian="IT"/>
    </style:style>
    <style:style style:name="TableCell2971" style:family="table-cell">
      <style:table-cell-properties fo:border="none" style:writing-mode="lr-tb" style:vertical-align="bottom" fo:padding-top="0in" fo:padding-left="0.0486in" fo:padding-bottom="0in" fo:padding-right="0.0486in"/>
    </style:style>
    <style:style style:name="P2972" style:parent-style-name="Standard" style:family="paragraph">
      <style:paragraph-properties fo:margin-bottom="0in"/>
      <style:text-properties fo:color="#00000A" fo:font-size="10pt" style:font-size-asian="10pt" style:font-size-complex="10pt" style:language-asian="it" style:country-asian="IT"/>
    </style:style>
    <style:style style:name="TableRow2973" style:family="table-row">
      <style:table-row-properties style:min-row-height="0.2083in"/>
    </style:style>
    <style:style style:name="TableCell2974" style:family="table-cell">
      <style:table-cell-properties fo:border="none" style:writing-mode="lr-tb" style:vertical-align="bottom" fo:padding-top="0in" fo:padding-left="0.0486in" fo:padding-bottom="0in" fo:padding-right="0.0486in"/>
    </style:style>
    <style:style style:name="P297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2976" style:family="table-cell">
      <style:table-cell-properties fo:border="none" style:writing-mode="lr-tb" style:vertical-align="bottom" fo:padding-top="0in" fo:padding-left="0.0486in" fo:padding-bottom="0in" fo:padding-right="0.0486in"/>
    </style:style>
    <style:style style:name="P29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2978" style:family="table-cell">
      <style:table-cell-properties fo:border="none" style:writing-mode="lr-tb" style:vertical-align="bottom" fo:padding-top="0in" fo:padding-left="0.0486in" fo:padding-bottom="0in" fo:padding-right="0.0486in"/>
    </style:style>
    <style:style style:name="P2979" style:parent-style-name="Standard" style:family="paragraph">
      <style:paragraph-properties fo:margin-bottom="0in"/>
      <style:text-properties fo:color="#00000A" fo:font-size="10pt" style:font-size-asian="10pt" style:font-size-complex="10pt" style:language-asian="it" style:country-asian="IT"/>
    </style:style>
    <style:style style:name="TableRow2980" style:family="table-row">
      <style:table-row-properties style:min-row-height="0.2083in"/>
    </style:style>
    <style:style style:name="TableCell2981" style:family="table-cell">
      <style:table-cell-properties fo:border="none" style:writing-mode="lr-tb" style:vertical-align="bottom" fo:padding-top="0in" fo:padding-left="0.0486in" fo:padding-bottom="0in" fo:padding-right="0.0486in"/>
    </style:style>
    <style:style style:name="P298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2983" style:family="table-cell">
      <style:table-cell-properties fo:border="none" style:writing-mode="lr-tb" style:vertical-align="bottom" fo:padding-top="0in" fo:padding-left="0.0486in" fo:padding-bottom="0in" fo:padding-right="0.0486in"/>
    </style:style>
    <style:style style:name="P2984"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85" style:family="table-cell">
      <style:table-cell-properties fo:border="none" style:writing-mode="lr-tb" style:vertical-align="bottom" fo:padding-top="0in" fo:padding-left="0.0486in" fo:padding-bottom="0in" fo:padding-right="0.0486in"/>
    </style:style>
    <style:style style:name="P298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2987" style:family="table-row">
      <style:table-row-properties style:row-height="0.0159in"/>
    </style:style>
    <style:style style:name="TableCell2988" style:family="table-cell">
      <style:table-cell-properties fo:border="none" style:writing-mode="lr-tb" style:vertical-align="bottom" fo:padding-top="0in" fo:padding-left="0.0486in" fo:padding-bottom="0in" fo:padding-right="0.0486in"/>
    </style:style>
    <style:style style:name="P29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2990" style:family="table-cell">
      <style:table-cell-properties fo:border="none" style:writing-mode="lr-tb" style:vertical-align="bottom" fo:padding-top="0in" fo:padding-left="0.0486in" fo:padding-bottom="0in" fo:padding-right="0.0486in"/>
    </style:style>
    <style:style style:name="P2991" style:parent-style-name="Standard" style:family="paragraph">
      <style:paragraph-properties fo:margin-bottom="0in"/>
      <style:text-properties fo:color="#00000A" fo:font-size="10pt" style:font-size-asian="10pt" style:font-size-complex="10pt" style:language-asian="it" style:country-asian="IT"/>
    </style:style>
    <style:style style:name="TableCell2992" style:family="table-cell">
      <style:table-cell-properties fo:border="none" style:writing-mode="lr-tb" style:vertical-align="bottom" fo:padding-top="0in" fo:padding-left="0.0486in" fo:padding-bottom="0in" fo:padding-right="0.0486in"/>
    </style:style>
    <style:style style:name="P2993" style:parent-style-name="Standard" style:family="paragraph">
      <style:paragraph-properties fo:margin-bottom="0in"/>
      <style:text-properties fo:color="#00000A" fo:font-size="10pt" style:font-size-asian="10pt" style:font-size-complex="10pt" style:language-asian="it" style:country-asian="IT"/>
    </style:style>
    <style:style style:name="TableRow2994" style:family="table-row">
      <style:table-row-properties style:row-height="0.0159in"/>
    </style:style>
    <style:style style:name="TableCell2995" style:family="table-cell">
      <style:table-cell-properties fo:border="none" style:writing-mode="lr-tb" style:vertical-align="bottom" fo:padding-top="0in" fo:padding-left="0.0486in" fo:padding-bottom="0in" fo:padding-right="0.0486in"/>
    </style:style>
    <style:style style:name="P2996" style:parent-style-name="Standard" style:family="paragraph">
      <style:paragraph-properties fo:margin-bottom="0in"/>
      <style:text-properties fo:color="#00000A" fo:font-size="10pt" style:font-size-asian="10pt" style:font-size-complex="10pt" style:language-asian="it" style:country-asian="IT"/>
    </style:style>
    <style:style style:name="TableCell2997" style:family="table-cell">
      <style:table-cell-properties fo:border="none" style:writing-mode="lr-tb" style:vertical-align="bottom" fo:padding-top="0in" fo:padding-left="0.0486in" fo:padding-bottom="0in" fo:padding-right="0.0486in"/>
    </style:style>
    <style:style style:name="P2998" style:parent-style-name="Standard" style:family="paragraph">
      <style:paragraph-properties fo:margin-bottom="0in"/>
      <style:text-properties fo:color="#00000A" fo:font-size="10pt" style:font-size-asian="10pt" style:font-size-complex="10pt" style:language-asian="it" style:country-asian="IT"/>
    </style:style>
    <style:style style:name="TableCell2999" style:family="table-cell">
      <style:table-cell-properties fo:border="none" style:writing-mode="lr-tb" style:vertical-align="bottom" fo:padding-top="0in" fo:padding-left="0.0486in" fo:padding-bottom="0in" fo:padding-right="0.0486in"/>
    </style:style>
    <style:style style:name="P3000" style:parent-style-name="Standard" style:family="paragraph">
      <style:paragraph-properties fo:margin-bottom="0in"/>
      <style:text-properties fo:color="#00000A" fo:font-size="10pt" style:font-size-asian="10pt" style:font-size-complex="10pt" style:language-asian="it" style:country-asian="IT"/>
    </style:style>
    <style:style style:name="TableRow3001" style:family="table-row">
      <style:table-row-properties style:row-height="0.0159in"/>
    </style:style>
    <style:style style:name="TableCell3002" style:family="table-cell">
      <style:table-cell-properties fo:border="none" style:writing-mode="lr-tb" style:vertical-align="bottom" fo:padding-top="0in" fo:padding-left="0.0486in" fo:padding-bottom="0in" fo:padding-right="0.0486in"/>
    </style:style>
    <style:style style:name="P3003" style:parent-style-name="Standard" style:family="paragraph">
      <style:paragraph-properties fo:margin-bottom="0in"/>
      <style:text-properties fo:color="#00000A" fo:font-size="10pt" style:font-size-asian="10pt" style:font-size-complex="10pt" style:language-asian="it" style:country-asian="IT"/>
    </style:style>
    <style:style style:name="TableCell3004" style:family="table-cell">
      <style:table-cell-properties fo:border="none" style:writing-mode="lr-tb" style:vertical-align="bottom" fo:padding-top="0in" fo:padding-left="0.0486in" fo:padding-bottom="0in" fo:padding-right="0.0486in"/>
    </style:style>
    <style:style style:name="P3005" style:parent-style-name="Standard" style:family="paragraph">
      <style:paragraph-properties fo:margin-bottom="0in"/>
      <style:text-properties fo:color="#00000A" fo:font-size="10pt" style:font-size-asian="10pt" style:font-size-complex="10pt" style:language-asian="it" style:country-asian="IT"/>
    </style:style>
    <style:style style:name="TableCell3006" style:family="table-cell">
      <style:table-cell-properties fo:border="none" style:writing-mode="lr-tb" style:vertical-align="bottom" fo:padding-top="0in" fo:padding-left="0.0486in" fo:padding-bottom="0in" fo:padding-right="0.0486in"/>
    </style:style>
    <style:style style:name="P3007" style:parent-style-name="Standard" style:family="paragraph">
      <style:paragraph-properties fo:margin-bottom="0in"/>
      <style:text-properties fo:color="#00000A" fo:font-size="10pt" style:font-size-asian="10pt" style:font-size-complex="10pt" style:language-asian="it" style:country-asian="IT"/>
    </style:style>
    <style:style style:name="TableRow3008" style:family="table-row">
      <style:table-row-properties style:min-row-height="0.2083in"/>
    </style:style>
    <style:style style:name="TableCell3009" style:family="table-cell">
      <style:table-cell-properties fo:border="none" style:writing-mode="lr-tb" style:vertical-align="bottom" fo:padding-top="0in" fo:padding-left="0.0486in" fo:padding-bottom="0in" fo:padding-right="0.0486in"/>
    </style:style>
    <style:style style:name="P301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011" style:family="table-cell">
      <style:table-cell-properties fo:border="none" style:writing-mode="lr-tb" style:vertical-align="bottom" fo:padding-top="0in" fo:padding-left="0.0486in" fo:padding-bottom="0in" fo:padding-right="0.0486in"/>
    </style:style>
    <style:style style:name="P301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013" style:family="table-row">
      <style:table-row-properties style:row-height="0.0159in"/>
    </style:style>
    <style:style style:name="TableCell3014" style:family="table-cell">
      <style:table-cell-properties fo:border="none" style:writing-mode="lr-tb" style:vertical-align="bottom" fo:padding-top="0in" fo:padding-left="0.0486in" fo:padding-bottom="0in" fo:padding-right="0.0486in"/>
    </style:style>
    <style:style style:name="P301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016" style:family="table-cell">
      <style:table-cell-properties fo:border="none" style:writing-mode="lr-tb" style:vertical-align="bottom" fo:padding-top="0in" fo:padding-left="0.0486in" fo:padding-bottom="0in" fo:padding-right="0.0486in"/>
    </style:style>
    <style:style style:name="P3017" style:parent-style-name="Standard" style:family="paragraph">
      <style:paragraph-properties fo:margin-bottom="0in"/>
      <style:text-properties fo:color="#00000A" fo:font-size="10pt" style:font-size-asian="10pt" style:font-size-complex="10pt" style:language-asian="it" style:country-asian="IT"/>
    </style:style>
    <style:style style:name="TableCell3018" style:family="table-cell">
      <style:table-cell-properties fo:border="none" style:writing-mode="lr-tb" style:vertical-align="bottom" fo:padding-top="0in" fo:padding-left="0.0486in" fo:padding-bottom="0in" fo:padding-right="0.0486in"/>
    </style:style>
    <style:style style:name="P3019" style:parent-style-name="Standard" style:family="paragraph">
      <style:paragraph-properties fo:margin-bottom="0in"/>
      <style:text-properties fo:color="#00000A" fo:font-size="10pt" style:font-size-asian="10pt" style:font-size-complex="10pt" style:language-asian="it" style:country-asian="IT"/>
    </style:style>
    <style:style style:name="TableRow3020" style:family="table-row">
      <style:table-row-properties style:row-height="0.0159in"/>
    </style:style>
    <style:style style:name="TableCell3021" style:family="table-cell">
      <style:table-cell-properties fo:border="none" style:writing-mode="lr-tb" style:vertical-align="bottom" fo:padding-top="0in" fo:padding-left="0.0486in" fo:padding-bottom="0in" fo:padding-right="0.0486in"/>
    </style:style>
    <style:style style:name="P3022" style:parent-style-name="Standard" style:family="paragraph">
      <style:paragraph-properties fo:margin-bottom="0in"/>
      <style:text-properties fo:color="#00000A" fo:font-size="10pt" style:font-size-asian="10pt" style:font-size-complex="10pt" style:language-asian="it" style:country-asian="IT"/>
    </style:style>
    <style:style style:name="TableCell3023" style:family="table-cell">
      <style:table-cell-properties fo:border="none" style:writing-mode="lr-tb" style:vertical-align="bottom" fo:padding-top="0in" fo:padding-left="0.0486in" fo:padding-bottom="0in" fo:padding-right="0.0486in"/>
    </style:style>
    <style:style style:name="P3024" style:parent-style-name="Standard" style:family="paragraph">
      <style:paragraph-properties fo:margin-bottom="0in"/>
      <style:text-properties fo:color="#00000A" fo:font-size="10pt" style:font-size-asian="10pt" style:font-size-complex="10pt" style:language-asian="it" style:country-asian="IT"/>
    </style:style>
    <style:style style:name="TableCell3025" style:family="table-cell">
      <style:table-cell-properties fo:border="none" style:writing-mode="lr-tb" style:vertical-align="bottom" fo:padding-top="0in" fo:padding-left="0.0486in" fo:padding-bottom="0in" fo:padding-right="0.0486in"/>
    </style:style>
    <style:style style:name="P3026" style:parent-style-name="Standard" style:family="paragraph">
      <style:paragraph-properties fo:margin-bottom="0in"/>
      <style:text-properties fo:color="#00000A" fo:font-size="10pt" style:font-size-asian="10pt" style:font-size-complex="10pt" style:language-asian="it" style:country-asian="IT"/>
    </style:style>
    <style:style style:name="TableRow3027" style:family="table-row">
      <style:table-row-properties style:row-height="0.0159in"/>
    </style:style>
    <style:style style:name="TableCell3028" style:family="table-cell">
      <style:table-cell-properties fo:border="none" style:writing-mode="lr-tb" style:vertical-align="bottom" fo:padding-top="0in" fo:padding-left="0.0486in" fo:padding-bottom="0in" fo:padding-right="0.0486in"/>
    </style:style>
    <style:style style:name="P3029" style:parent-style-name="Standard" style:family="paragraph">
      <style:paragraph-properties fo:margin-bottom="0in"/>
      <style:text-properties fo:color="#00000A" fo:font-size="10pt" style:font-size-asian="10pt" style:font-size-complex="10pt" style:language-asian="it" style:country-asian="IT"/>
    </style:style>
    <style:style style:name="TableCell3030" style:family="table-cell">
      <style:table-cell-properties fo:border="none" style:writing-mode="lr-tb" style:vertical-align="bottom" fo:padding-top="0in" fo:padding-left="0.0486in" fo:padding-bottom="0in" fo:padding-right="0.0486in"/>
    </style:style>
    <style:style style:name="P3031" style:parent-style-name="Standard" style:family="paragraph">
      <style:paragraph-properties fo:margin-bottom="0in"/>
      <style:text-properties fo:color="#00000A" fo:font-size="10pt" style:font-size-asian="10pt" style:font-size-complex="10pt" style:language-asian="it" style:country-asian="IT"/>
    </style:style>
    <style:style style:name="TableCell3032" style:family="table-cell">
      <style:table-cell-properties fo:border="none" style:writing-mode="lr-tb" style:vertical-align="bottom" fo:padding-top="0in" fo:padding-left="0.0486in" fo:padding-bottom="0in" fo:padding-right="0.0486in"/>
    </style:style>
    <style:style style:name="P3033" style:parent-style-name="Standard" style:family="paragraph">
      <style:paragraph-properties fo:margin-bottom="0in"/>
      <style:text-properties fo:color="#00000A" fo:font-size="10pt" style:font-size-asian="10pt" style:font-size-complex="10pt" style:language-asian="it" style:country-asian="IT"/>
    </style:style>
    <style:style style:name="TableRow3034" style:family="table-row">
      <style:table-row-properties style:row-height="0.0159in"/>
    </style:style>
    <style:style style:name="TableCell3035" style:family="table-cell">
      <style:table-cell-properties fo:border="none" style:writing-mode="lr-tb" style:vertical-align="bottom" fo:padding-top="0in" fo:padding-left="0.0486in" fo:padding-bottom="0in" fo:padding-right="0.0486in"/>
    </style:style>
    <style:style style:name="P3036" style:parent-style-name="Standard" style:family="paragraph">
      <style:paragraph-properties fo:margin-bottom="0in"/>
      <style:text-properties fo:color="#00000A" fo:font-size="10pt" style:font-size-asian="10pt" style:font-size-complex="10pt" style:language-asian="it" style:country-asian="IT"/>
    </style:style>
    <style:style style:name="TableCell3037" style:family="table-cell">
      <style:table-cell-properties fo:border="none" style:writing-mode="lr-tb" style:vertical-align="bottom" fo:padding-top="0in" fo:padding-left="0.0486in" fo:padding-bottom="0in" fo:padding-right="0.0486in"/>
    </style:style>
    <style:style style:name="P3038" style:parent-style-name="Standard" style:family="paragraph">
      <style:paragraph-properties fo:margin-bottom="0in"/>
      <style:text-properties fo:color="#00000A" fo:font-size="10pt" style:font-size-asian="10pt" style:font-size-complex="10pt" style:language-asian="it" style:country-asian="IT"/>
    </style:style>
    <style:style style:name="TableCell3039" style:family="table-cell">
      <style:table-cell-properties fo:border="none" style:writing-mode="lr-tb" style:vertical-align="bottom" fo:padding-top="0in" fo:padding-left="0.0486in" fo:padding-bottom="0in" fo:padding-right="0.0486in"/>
    </style:style>
    <style:style style:name="P3040" style:parent-style-name="Standard" style:family="paragraph">
      <style:paragraph-properties fo:margin-bottom="0in"/>
      <style:text-properties fo:color="#00000A" fo:font-size="10pt" style:font-size-asian="10pt" style:font-size-complex="10pt" style:language-asian="it" style:country-asian="IT"/>
    </style:style>
    <style:style style:name="TableRow3041" style:family="table-row">
      <style:table-row-properties style:row-height="0.0159in"/>
    </style:style>
    <style:style style:name="TableCell3042" style:family="table-cell">
      <style:table-cell-properties fo:border="none" style:writing-mode="lr-tb" style:vertical-align="bottom" fo:padding-top="0in" fo:padding-left="0.0486in" fo:padding-bottom="0in" fo:padding-right="0.0486in"/>
    </style:style>
    <style:style style:name="P3043" style:parent-style-name="Standard" style:family="paragraph">
      <style:paragraph-properties fo:margin-bottom="0in"/>
      <style:text-properties fo:color="#00000A" fo:font-size="10pt" style:font-size-asian="10pt" style:font-size-complex="10pt" style:language-asian="it" style:country-asian="IT"/>
    </style:style>
    <style:style style:name="TableCell3044" style:family="table-cell">
      <style:table-cell-properties fo:border="none" style:writing-mode="lr-tb" style:vertical-align="bottom" fo:padding-top="0in" fo:padding-left="0.0486in" fo:padding-bottom="0in" fo:padding-right="0.0486in"/>
    </style:style>
    <style:style style:name="P3045" style:parent-style-name="Standard" style:family="paragraph">
      <style:paragraph-properties fo:margin-bottom="0in"/>
      <style:text-properties fo:color="#00000A" fo:font-size="10pt" style:font-size-asian="10pt" style:font-size-complex="10pt" style:language-asian="it" style:country-asian="IT"/>
    </style:style>
    <style:style style:name="TableCell3046" style:family="table-cell">
      <style:table-cell-properties fo:border="none" style:writing-mode="lr-tb" style:vertical-align="bottom" fo:padding-top="0in" fo:padding-left="0.0486in" fo:padding-bottom="0in" fo:padding-right="0.0486in"/>
    </style:style>
    <style:style style:name="P3047" style:parent-style-name="Standard" style:family="paragraph">
      <style:paragraph-properties fo:margin-bottom="0in"/>
      <style:text-properties fo:color="#00000A" fo:font-size="10pt" style:font-size-asian="10pt" style:font-size-complex="10pt" style:language-asian="it" style:country-asian="IT"/>
    </style:style>
    <style:style style:name="TableRow3048" style:family="table-row">
      <style:table-row-properties style:row-height="0.0159in"/>
    </style:style>
    <style:style style:name="TableCell3049" style:family="table-cell">
      <style:table-cell-properties fo:border="none" style:writing-mode="lr-tb" style:vertical-align="bottom" fo:padding-top="0in" fo:padding-left="0.0486in" fo:padding-bottom="0in" fo:padding-right="0.0486in"/>
    </style:style>
    <style:style style:name="P3050" style:parent-style-name="Standard" style:family="paragraph">
      <style:paragraph-properties fo:margin-bottom="0in"/>
      <style:text-properties fo:color="#00000A" fo:font-size="10pt" style:font-size-asian="10pt" style:font-size-complex="10pt" style:language-asian="it" style:country-asian="IT"/>
    </style:style>
    <style:style style:name="TableCell3051" style:family="table-cell">
      <style:table-cell-properties fo:border="none" style:writing-mode="lr-tb" style:vertical-align="bottom" fo:padding-top="0in" fo:padding-left="0.0486in" fo:padding-bottom="0in" fo:padding-right="0.0486in"/>
    </style:style>
    <style:style style:name="P3052" style:parent-style-name="Standard" style:family="paragraph">
      <style:paragraph-properties fo:margin-bottom="0in"/>
      <style:text-properties fo:color="#00000A" fo:font-size="10pt" style:font-size-asian="10pt" style:font-size-complex="10pt" style:language-asian="it" style:country-asian="IT"/>
    </style:style>
    <style:style style:name="TableCell3053" style:family="table-cell">
      <style:table-cell-properties fo:border="none" style:writing-mode="lr-tb" style:vertical-align="bottom" fo:padding-top="0in" fo:padding-left="0.0486in" fo:padding-bottom="0in" fo:padding-right="0.0486in"/>
    </style:style>
    <style:style style:name="P3054" style:parent-style-name="Standard" style:family="paragraph">
      <style:paragraph-properties fo:margin-bottom="0in"/>
      <style:text-properties fo:color="#00000A" fo:font-size="10pt" style:font-size-asian="10pt" style:font-size-complex="10pt" style:language-asian="it" style:country-asian="IT"/>
    </style:style>
    <style:style style:name="TableRow3055" style:family="table-row">
      <style:table-row-properties style:row-height="0.0159in"/>
    </style:style>
    <style:style style:name="TableCell3056" style:family="table-cell">
      <style:table-cell-properties fo:border="none" style:writing-mode="lr-tb" style:vertical-align="bottom" fo:padding-top="0in" fo:padding-left="0.0486in" fo:padding-bottom="0in" fo:padding-right="0.0486in"/>
    </style:style>
    <style:style style:name="P3057" style:parent-style-name="Standard" style:family="paragraph">
      <style:paragraph-properties fo:margin-bottom="0in"/>
      <style:text-properties fo:color="#00000A" fo:font-size="10pt" style:font-size-asian="10pt" style:font-size-complex="10pt" style:language-asian="it" style:country-asian="IT"/>
    </style:style>
    <style:style style:name="TableCell3058" style:family="table-cell">
      <style:table-cell-properties fo:border="none" style:writing-mode="lr-tb" style:vertical-align="bottom" fo:padding-top="0in" fo:padding-left="0.0486in" fo:padding-bottom="0in" fo:padding-right="0.0486in"/>
    </style:style>
    <style:style style:name="P3059" style:parent-style-name="Standard" style:family="paragraph">
      <style:paragraph-properties fo:margin-bottom="0in"/>
      <style:text-properties fo:color="#00000A" fo:font-size="10pt" style:font-size-asian="10pt" style:font-size-complex="10pt" style:language-asian="it" style:country-asian="IT"/>
    </style:style>
    <style:style style:name="TableCell3060" style:family="table-cell">
      <style:table-cell-properties fo:border="none" style:writing-mode="lr-tb" style:vertical-align="bottom" fo:padding-top="0in" fo:padding-left="0.0486in" fo:padding-bottom="0in" fo:padding-right="0.0486in"/>
    </style:style>
    <style:style style:name="P3061" style:parent-style-name="Standard" style:family="paragraph">
      <style:paragraph-properties fo:margin-bottom="0in"/>
      <style:text-properties fo:color="#00000A" fo:font-size="10pt" style:font-size-asian="10pt" style:font-size-complex="10pt" style:language-asian="it" style:country-asian="IT"/>
    </style:style>
    <style:style style:name="TableRow3062" style:family="table-row">
      <style:table-row-properties style:row-height="0.0159in"/>
    </style:style>
    <style:style style:name="TableCell3063" style:family="table-cell">
      <style:table-cell-properties fo:border="none" style:writing-mode="lr-tb" style:vertical-align="bottom" fo:padding-top="0in" fo:padding-left="0.0486in" fo:padding-bottom="0in" fo:padding-right="0.0486in"/>
    </style:style>
    <style:style style:name="P3064" style:parent-style-name="Standard" style:family="paragraph">
      <style:paragraph-properties fo:margin-bottom="0in"/>
      <style:text-properties fo:color="#00000A" fo:font-size="10pt" style:font-size-asian="10pt" style:font-size-complex="10pt" style:language-asian="it" style:country-asian="IT"/>
    </style:style>
    <style:style style:name="TableCell3065" style:family="table-cell">
      <style:table-cell-properties fo:border="none" style:writing-mode="lr-tb" style:vertical-align="bottom" fo:padding-top="0in" fo:padding-left="0.0486in" fo:padding-bottom="0in" fo:padding-right="0.0486in"/>
    </style:style>
    <style:style style:name="P3066" style:parent-style-name="Standard" style:family="paragraph">
      <style:paragraph-properties fo:margin-bottom="0in"/>
      <style:text-properties fo:color="#00000A" fo:font-size="10pt" style:font-size-asian="10pt" style:font-size-complex="10pt" style:language-asian="it" style:country-asian="IT"/>
    </style:style>
    <style:style style:name="TableCell3067" style:family="table-cell">
      <style:table-cell-properties fo:border="none" style:writing-mode="lr-tb" style:vertical-align="bottom" fo:padding-top="0in" fo:padding-left="0.0486in" fo:padding-bottom="0in" fo:padding-right="0.0486in"/>
    </style:style>
    <style:style style:name="P3068" style:parent-style-name="Standard" style:family="paragraph">
      <style:paragraph-properties fo:margin-bottom="0in"/>
      <style:text-properties fo:color="#00000A" fo:font-size="10pt" style:font-size-asian="10pt" style:font-size-complex="10pt" style:language-asian="it" style:country-asian="IT"/>
    </style:style>
    <style:style style:name="TableRow3069" style:family="table-row">
      <style:table-row-properties style:row-height="0.0159in"/>
    </style:style>
    <style:style style:name="TableCell3070" style:family="table-cell">
      <style:table-cell-properties fo:border="none" style:writing-mode="lr-tb" style:vertical-align="bottom" fo:padding-top="0in" fo:padding-left="0.0486in" fo:padding-bottom="0in" fo:padding-right="0.0486in"/>
    </style:style>
    <style:style style:name="P3071" style:parent-style-name="Standard" style:family="paragraph">
      <style:paragraph-properties fo:margin-bottom="0in"/>
      <style:text-properties fo:color="#00000A" fo:font-size="10pt" style:font-size-asian="10pt" style:font-size-complex="10pt" style:language-asian="it" style:country-asian="IT"/>
    </style:style>
    <style:style style:name="TableCell3072" style:family="table-cell">
      <style:table-cell-properties fo:border="none" style:writing-mode="lr-tb" style:vertical-align="bottom" fo:padding-top="0in" fo:padding-left="0.0486in" fo:padding-bottom="0in" fo:padding-right="0.0486in"/>
    </style:style>
    <style:style style:name="P3073" style:parent-style-name="Standard" style:family="paragraph">
      <style:paragraph-properties fo:margin-bottom="0in"/>
      <style:text-properties fo:color="#00000A" fo:font-size="10pt" style:font-size-asian="10pt" style:font-size-complex="10pt" style:language-asian="it" style:country-asian="IT"/>
    </style:style>
    <style:style style:name="TableCell3074" style:family="table-cell">
      <style:table-cell-properties fo:border="none" style:writing-mode="lr-tb" style:vertical-align="bottom" fo:padding-top="0in" fo:padding-left="0.0486in" fo:padding-bottom="0in" fo:padding-right="0.0486in"/>
    </style:style>
    <style:style style:name="P3075" style:parent-style-name="Standard" style:family="paragraph">
      <style:paragraph-properties fo:margin-bottom="0in"/>
      <style:text-properties fo:color="#00000A" fo:font-size="10pt" style:font-size-asian="10pt" style:font-size-complex="10pt" style:language-asian="it" style:country-asian="IT"/>
    </style:style>
    <style:style style:name="TableRow3076" style:family="table-row">
      <style:table-row-properties style:row-height="0.0159in"/>
    </style:style>
    <style:style style:name="TableCell3077" style:family="table-cell">
      <style:table-cell-properties fo:border="none" style:writing-mode="lr-tb" style:vertical-align="bottom" fo:padding-top="0in" fo:padding-left="0.0486in" fo:padding-bottom="0in" fo:padding-right="0.0486in"/>
    </style:style>
    <style:style style:name="P3078" style:parent-style-name="Standard" style:family="paragraph">
      <style:paragraph-properties fo:margin-bottom="0in"/>
      <style:text-properties fo:color="#00000A" fo:font-size="10pt" style:font-size-asian="10pt" style:font-size-complex="10pt" style:language-asian="it" style:country-asian="IT"/>
    </style:style>
    <style:style style:name="TableCell3079" style:family="table-cell">
      <style:table-cell-properties fo:border="none" style:writing-mode="lr-tb" style:vertical-align="bottom" fo:padding-top="0in" fo:padding-left="0.0486in" fo:padding-bottom="0in" fo:padding-right="0.0486in"/>
    </style:style>
    <style:style style:name="P3080" style:parent-style-name="Standard" style:family="paragraph">
      <style:paragraph-properties fo:margin-bottom="0in"/>
      <style:text-properties fo:color="#00000A" fo:font-size="10pt" style:font-size-asian="10pt" style:font-size-complex="10pt" style:language-asian="it" style:country-asian="IT"/>
    </style:style>
    <style:style style:name="TableCell3081" style:family="table-cell">
      <style:table-cell-properties fo:border="none" style:writing-mode="lr-tb" style:vertical-align="bottom" fo:padding-top="0in" fo:padding-left="0.0486in" fo:padding-bottom="0in" fo:padding-right="0.0486in"/>
    </style:style>
    <style:style style:name="P3082" style:parent-style-name="Standard" style:family="paragraph">
      <style:paragraph-properties fo:margin-bottom="0in"/>
      <style:text-properties fo:color="#00000A" fo:font-size="10pt" style:font-size-asian="10pt" style:font-size-complex="10pt" style:language-asian="it" style:country-asian="IT"/>
    </style:style>
    <style:style style:name="TableRow3083" style:family="table-row">
      <style:table-row-properties style:row-height="0.0159in"/>
    </style:style>
    <style:style style:name="TableCell3084" style:family="table-cell">
      <style:table-cell-properties fo:border="none" style:writing-mode="lr-tb" style:vertical-align="bottom" fo:padding-top="0in" fo:padding-left="0.0486in" fo:padding-bottom="0in" fo:padding-right="0.0486in"/>
    </style:style>
    <style:style style:name="P3085" style:parent-style-name="Standard" style:family="paragraph">
      <style:paragraph-properties fo:margin-bottom="0in"/>
      <style:text-properties fo:color="#00000A" fo:font-size="10pt" style:font-size-asian="10pt" style:font-size-complex="10pt" style:language-asian="it" style:country-asian="IT"/>
    </style:style>
    <style:style style:name="TableCell3086" style:family="table-cell">
      <style:table-cell-properties fo:border="none" style:writing-mode="lr-tb" style:vertical-align="bottom" fo:padding-top="0in" fo:padding-left="0.0486in" fo:padding-bottom="0in" fo:padding-right="0.0486in"/>
    </style:style>
    <style:style style:name="P3087" style:parent-style-name="Standard" style:family="paragraph">
      <style:paragraph-properties fo:margin-bottom="0in"/>
      <style:text-properties fo:color="#00000A" fo:font-size="10pt" style:font-size-asian="10pt" style:font-size-complex="10pt" style:language-asian="it" style:country-asian="IT"/>
    </style:style>
    <style:style style:name="TableCell3088" style:family="table-cell">
      <style:table-cell-properties fo:border="none" style:writing-mode="lr-tb" style:vertical-align="bottom" fo:padding-top="0in" fo:padding-left="0.0486in" fo:padding-bottom="0in" fo:padding-right="0.0486in"/>
    </style:style>
    <style:style style:name="P3089" style:parent-style-name="Standard" style:family="paragraph">
      <style:paragraph-properties fo:margin-bottom="0in"/>
      <style:text-properties fo:color="#00000A" fo:font-size="10pt" style:font-size-asian="10pt" style:font-size-complex="10pt" style:language-asian="it" style:country-asian="IT"/>
    </style:style>
    <style:style style:name="TableRow3090" style:family="table-row">
      <style:table-row-properties style:row-height="0.0159in"/>
    </style:style>
    <style:style style:name="TableCell3091" style:family="table-cell">
      <style:table-cell-properties fo:border="none" style:writing-mode="lr-tb" style:vertical-align="bottom" fo:padding-top="0in" fo:padding-left="0.0486in" fo:padding-bottom="0in" fo:padding-right="0.0486in"/>
    </style:style>
    <style:style style:name="P3092" style:parent-style-name="Standard" style:family="paragraph">
      <style:paragraph-properties fo:margin-bottom="0in"/>
      <style:text-properties fo:color="#00000A" fo:font-size="10pt" style:font-size-asian="10pt" style:font-size-complex="10pt" style:language-asian="it" style:country-asian="IT"/>
    </style:style>
    <style:style style:name="TableCell3093" style:family="table-cell">
      <style:table-cell-properties fo:border="none" style:writing-mode="lr-tb" style:vertical-align="bottom" fo:padding-top="0in" fo:padding-left="0.0486in" fo:padding-bottom="0in" fo:padding-right="0.0486in"/>
    </style:style>
    <style:style style:name="P3094" style:parent-style-name="Standard" style:family="paragraph">
      <style:paragraph-properties fo:margin-bottom="0in"/>
      <style:text-properties fo:color="#00000A" fo:font-size="10pt" style:font-size-asian="10pt" style:font-size-complex="10pt" style:language-asian="it" style:country-asian="IT"/>
    </style:style>
    <style:style style:name="TableCell3095" style:family="table-cell">
      <style:table-cell-properties fo:border="none" style:writing-mode="lr-tb" style:vertical-align="bottom" fo:padding-top="0in" fo:padding-left="0.0486in" fo:padding-bottom="0in" fo:padding-right="0.0486in"/>
    </style:style>
    <style:style style:name="P3096" style:parent-style-name="Standard" style:family="paragraph">
      <style:paragraph-properties fo:margin-bottom="0in"/>
      <style:text-properties fo:color="#00000A" fo:font-size="10pt" style:font-size-asian="10pt" style:font-size-complex="10pt" style:language-asian="it" style:country-asian="IT"/>
    </style:style>
    <style:style style:name="TableRow3097" style:family="table-row">
      <style:table-row-properties style:row-height="0.0159in"/>
    </style:style>
    <style:style style:name="TableCell3098" style:family="table-cell">
      <style:table-cell-properties fo:border="none" style:writing-mode="lr-tb" style:vertical-align="bottom" fo:padding-top="0in" fo:padding-left="0.0486in" fo:padding-bottom="0in" fo:padding-right="0.0486in"/>
    </style:style>
    <style:style style:name="P3099" style:parent-style-name="Standard" style:family="paragraph">
      <style:paragraph-properties fo:margin-bottom="0in"/>
      <style:text-properties fo:color="#00000A" fo:font-size="10pt" style:font-size-asian="10pt" style:font-size-complex="10pt" style:language-asian="it" style:country-asian="IT"/>
    </style:style>
    <style:style style:name="TableCell3100" style:family="table-cell">
      <style:table-cell-properties fo:border="none" style:writing-mode="lr-tb" style:vertical-align="bottom" fo:padding-top="0in" fo:padding-left="0.0486in" fo:padding-bottom="0in" fo:padding-right="0.0486in"/>
    </style:style>
    <style:style style:name="P3101" style:parent-style-name="Standard" style:family="paragraph">
      <style:paragraph-properties fo:margin-bottom="0in"/>
      <style:text-properties fo:color="#00000A" fo:font-size="10pt" style:font-size-asian="10pt" style:font-size-complex="10pt" style:language-asian="it" style:country-asian="IT"/>
    </style:style>
    <style:style style:name="TableCell3102" style:family="table-cell">
      <style:table-cell-properties fo:border="none" style:writing-mode="lr-tb" style:vertical-align="bottom" fo:padding-top="0in" fo:padding-left="0.0486in" fo:padding-bottom="0in" fo:padding-right="0.0486in"/>
    </style:style>
    <style:style style:name="P3103" style:parent-style-name="Standard" style:family="paragraph">
      <style:paragraph-properties fo:margin-bottom="0in"/>
      <style:text-properties fo:color="#00000A" fo:font-size="10pt" style:font-size-asian="10pt" style:font-size-complex="10pt" style:language-asian="it" style:country-asian="IT"/>
    </style:style>
    <style:style style:name="TableRow3104" style:family="table-row">
      <style:table-row-properties style:row-height="0.0159in"/>
    </style:style>
    <style:style style:name="TableCell3105" style:family="table-cell">
      <style:table-cell-properties fo:border="none" style:writing-mode="lr-tb" style:vertical-align="bottom" fo:padding-top="0in" fo:padding-left="0.0486in" fo:padding-bottom="0in" fo:padding-right="0.0486in"/>
    </style:style>
    <style:style style:name="P3106" style:parent-style-name="Standard" style:family="paragraph">
      <style:paragraph-properties fo:margin-bottom="0in"/>
      <style:text-properties fo:color="#00000A" fo:font-size="10pt" style:font-size-asian="10pt" style:font-size-complex="10pt" style:language-asian="it" style:country-asian="IT"/>
    </style:style>
    <style:style style:name="TableCell3107" style:family="table-cell">
      <style:table-cell-properties fo:border="none" style:writing-mode="lr-tb" style:vertical-align="bottom" fo:padding-top="0in" fo:padding-left="0.0486in" fo:padding-bottom="0in" fo:padding-right="0.0486in"/>
    </style:style>
    <style:style style:name="P3108" style:parent-style-name="Standard" style:family="paragraph">
      <style:paragraph-properties fo:margin-bottom="0in"/>
      <style:text-properties fo:color="#00000A" fo:font-size="10pt" style:font-size-asian="10pt" style:font-size-complex="10pt" style:language-asian="it" style:country-asian="IT"/>
    </style:style>
    <style:style style:name="TableCell3109" style:family="table-cell">
      <style:table-cell-properties fo:border="none" style:writing-mode="lr-tb" style:vertical-align="bottom" fo:padding-top="0in" fo:padding-left="0.0486in" fo:padding-bottom="0in" fo:padding-right="0.0486in"/>
    </style:style>
    <style:style style:name="P3110" style:parent-style-name="Standard" style:family="paragraph">
      <style:paragraph-properties fo:margin-bottom="0in"/>
      <style:text-properties fo:color="#00000A" fo:font-size="10pt" style:font-size-asian="10pt" style:font-size-complex="10pt" style:language-asian="it" style:country-asian="IT"/>
    </style:style>
    <style:style style:name="TableRow3111" style:family="table-row">
      <style:table-row-properties style:row-height="0.0159in"/>
    </style:style>
    <style:style style:name="TableCell3112" style:family="table-cell">
      <style:table-cell-properties fo:border="none" style:writing-mode="lr-tb" style:vertical-align="bottom" fo:padding-top="0in" fo:padding-left="0.0486in" fo:padding-bottom="0in" fo:padding-right="0.0486in"/>
    </style:style>
    <style:style style:name="P3113" style:parent-style-name="Standard" style:family="paragraph">
      <style:paragraph-properties fo:margin-bottom="0in"/>
      <style:text-properties fo:color="#00000A" fo:font-size="10pt" style:font-size-asian="10pt" style:font-size-complex="10pt" style:language-asian="it" style:country-asian="IT"/>
    </style:style>
    <style:style style:name="TableCell3114" style:family="table-cell">
      <style:table-cell-properties fo:border="none" style:writing-mode="lr-tb" style:vertical-align="bottom" fo:padding-top="0in" fo:padding-left="0.0486in" fo:padding-bottom="0in" fo:padding-right="0.0486in"/>
    </style:style>
    <style:style style:name="P3115" style:parent-style-name="Standard" style:family="paragraph">
      <style:paragraph-properties fo:margin-bottom="0in"/>
      <style:text-properties fo:color="#00000A" fo:font-size="10pt" style:font-size-asian="10pt" style:font-size-complex="10pt" style:language-asian="it" style:country-asian="IT"/>
    </style:style>
    <style:style style:name="TableCell3116" style:family="table-cell">
      <style:table-cell-properties fo:border="none" style:writing-mode="lr-tb" style:vertical-align="bottom" fo:padding-top="0in" fo:padding-left="0.0486in" fo:padding-bottom="0in" fo:padding-right="0.0486in"/>
    </style:style>
    <style:style style:name="P3117" style:parent-style-name="Standard" style:family="paragraph">
      <style:paragraph-properties fo:margin-bottom="0in"/>
      <style:text-properties fo:color="#00000A" fo:font-size="10pt" style:font-size-asian="10pt" style:font-size-complex="10pt" style:language-asian="it" style:country-asian="IT"/>
    </style:style>
    <style:style style:name="TableRow3118" style:family="table-row">
      <style:table-row-properties style:row-height="0.0159in"/>
    </style:style>
    <style:style style:name="TableCell3119" style:family="table-cell">
      <style:table-cell-properties fo:border="none" style:writing-mode="lr-tb" style:vertical-align="bottom" fo:padding-top="0in" fo:padding-left="0.0486in" fo:padding-bottom="0in" fo:padding-right="0.0486in"/>
    </style:style>
    <style:style style:name="P3120" style:parent-style-name="Standard" style:family="paragraph">
      <style:paragraph-properties fo:margin-bottom="0in"/>
      <style:text-properties fo:color="#00000A" fo:font-size="10pt" style:font-size-asian="10pt" style:font-size-complex="10pt" style:language-asian="it" style:country-asian="IT"/>
    </style:style>
    <style:style style:name="TableCell3121" style:family="table-cell">
      <style:table-cell-properties fo:border="none" style:writing-mode="lr-tb" style:vertical-align="bottom" fo:padding-top="0in" fo:padding-left="0.0486in" fo:padding-bottom="0in" fo:padding-right="0.0486in"/>
    </style:style>
    <style:style style:name="P3122" style:parent-style-name="Standard" style:family="paragraph">
      <style:paragraph-properties fo:margin-bottom="0in"/>
      <style:text-properties fo:color="#00000A" fo:font-size="10pt" style:font-size-asian="10pt" style:font-size-complex="10pt" style:language-asian="it" style:country-asian="IT"/>
    </style:style>
    <style:style style:name="TableCell3123" style:family="table-cell">
      <style:table-cell-properties fo:border="none" style:writing-mode="lr-tb" style:vertical-align="bottom" fo:padding-top="0in" fo:padding-left="0.0486in" fo:padding-bottom="0in" fo:padding-right="0.0486in"/>
    </style:style>
    <style:style style:name="P3124" style:parent-style-name="Standard" style:family="paragraph">
      <style:paragraph-properties fo:margin-bottom="0in"/>
      <style:text-properties fo:color="#00000A" fo:font-size="10pt" style:font-size-asian="10pt" style:font-size-complex="10pt" style:language-asian="it" style:country-asian="IT"/>
    </style:style>
    <style:style style:name="TableRow3125" style:family="table-row">
      <style:table-row-properties style:row-height="0.0159in"/>
    </style:style>
    <style:style style:name="TableCell3126" style:family="table-cell">
      <style:table-cell-properties fo:border="none" style:writing-mode="lr-tb" style:vertical-align="bottom" fo:padding-top="0in" fo:padding-left="0.0486in" fo:padding-bottom="0in" fo:padding-right="0.0486in"/>
    </style:style>
    <style:style style:name="P3127" style:parent-style-name="Standard" style:family="paragraph">
      <style:paragraph-properties fo:margin-bottom="0in"/>
      <style:text-properties fo:color="#00000A" fo:font-size="10pt" style:font-size-asian="10pt" style:font-size-complex="10pt" style:language-asian="it" style:country-asian="IT"/>
    </style:style>
    <style:style style:name="TableCell3128" style:family="table-cell">
      <style:table-cell-properties fo:border="none" style:writing-mode="lr-tb" style:vertical-align="bottom" fo:padding-top="0in" fo:padding-left="0.0486in" fo:padding-bottom="0in" fo:padding-right="0.0486in"/>
    </style:style>
    <style:style style:name="P3129" style:parent-style-name="Standard" style:family="paragraph">
      <style:paragraph-properties fo:margin-bottom="0in"/>
      <style:text-properties fo:color="#00000A" fo:font-size="10pt" style:font-size-asian="10pt" style:font-size-complex="10pt" style:language-asian="it" style:country-asian="IT"/>
    </style:style>
    <style:style style:name="TableCell3130" style:family="table-cell">
      <style:table-cell-properties fo:border="none" style:writing-mode="lr-tb" style:vertical-align="bottom" fo:padding-top="0in" fo:padding-left="0.0486in" fo:padding-bottom="0in" fo:padding-right="0.0486in"/>
    </style:style>
    <style:style style:name="P3131" style:parent-style-name="Standard" style:family="paragraph">
      <style:paragraph-properties fo:margin-bottom="0in"/>
      <style:text-properties fo:color="#00000A" fo:font-size="10pt" style:font-size-asian="10pt" style:font-size-complex="10pt" style:language-asian="it" style:country-asian="IT"/>
    </style:style>
    <style:style style:name="TableRow3132" style:family="table-row">
      <style:table-row-properties style:min-row-height="0.2083in"/>
    </style:style>
    <style:style style:name="TableCell3133" style:family="table-cell">
      <style:table-cell-properties fo:border="none" style:writing-mode="lr-tb" style:vertical-align="bottom" fo:padding-top="0in" fo:padding-left="0.0486in" fo:padding-bottom="0in" fo:padding-right="0.0486in"/>
    </style:style>
    <style:style style:name="P313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135" style:family="table-cell">
      <style:table-cell-properties fo:border="none" style:writing-mode="lr-tb" style:vertical-align="bottom" fo:padding-top="0in" fo:padding-left="0.0486in" fo:padding-bottom="0in" fo:padding-right="0.0486in"/>
    </style:style>
    <style:style style:name="P313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137" style:family="table-cell">
      <style:table-cell-properties fo:border="none" style:writing-mode="lr-tb" style:vertical-align="bottom" fo:padding-top="0in" fo:padding-left="0.0486in" fo:padding-bottom="0in" fo:padding-right="0.0486in"/>
    </style:style>
    <style:style style:name="P3138" style:parent-style-name="Standard" style:family="paragraph">
      <style:paragraph-properties fo:margin-bottom="0in"/>
      <style:text-properties fo:color="#00000A" fo:font-size="10pt" style:font-size-asian="10pt" style:font-size-complex="10pt" style:language-asian="it" style:country-asian="IT"/>
    </style:style>
    <style:style style:name="TableRow3139" style:family="table-row">
      <style:table-row-properties style:min-row-height="0.2083in"/>
    </style:style>
    <style:style style:name="TableCell3140" style:family="table-cell">
      <style:table-cell-properties fo:border="none" style:writing-mode="lr-tb" style:vertical-align="bottom" fo:padding-top="0in" fo:padding-left="0.0486in" fo:padding-bottom="0in" fo:padding-right="0.0486in"/>
    </style:style>
    <style:style style:name="P314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142" style:family="table-cell">
      <style:table-cell-properties fo:border="none" style:writing-mode="lr-tb" style:vertical-align="bottom" fo:padding-top="0in" fo:padding-left="0.0486in" fo:padding-bottom="0in" fo:padding-right="0.0486in"/>
    </style:style>
    <style:style style:name="P314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4" style:family="table-cell">
      <style:table-cell-properties fo:border="none" style:writing-mode="lr-tb" style:vertical-align="bottom" fo:padding-top="0in" fo:padding-left="0.0486in" fo:padding-bottom="0in" fo:padding-right="0.0486in"/>
    </style:style>
    <style:style style:name="P314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146" style:family="table-row">
      <style:table-row-properties style:row-height="0.0159in"/>
    </style:style>
    <style:style style:name="TableCell3147" style:family="table-cell">
      <style:table-cell-properties fo:border="none" style:writing-mode="lr-tb" style:vertical-align="bottom" fo:padding-top="0in" fo:padding-left="0.0486in" fo:padding-bottom="0in" fo:padding-right="0.0486in"/>
    </style:style>
    <style:style style:name="P314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149" style:family="table-cell">
      <style:table-cell-properties fo:border="none" style:writing-mode="lr-tb" style:vertical-align="bottom" fo:padding-top="0in" fo:padding-left="0.0486in" fo:padding-bottom="0in" fo:padding-right="0.0486in"/>
    </style:style>
    <style:style style:name="P3150" style:parent-style-name="Standard" style:family="paragraph">
      <style:paragraph-properties fo:margin-bottom="0in"/>
      <style:text-properties fo:color="#00000A" fo:font-size="10pt" style:font-size-asian="10pt" style:font-size-complex="10pt" style:language-asian="it" style:country-asian="IT"/>
    </style:style>
    <style:style style:name="TableCell3151" style:family="table-cell">
      <style:table-cell-properties fo:border="none" style:writing-mode="lr-tb" style:vertical-align="bottom" fo:padding-top="0in" fo:padding-left="0.0486in" fo:padding-bottom="0in" fo:padding-right="0.0486in"/>
    </style:style>
    <style:style style:name="P3152" style:parent-style-name="Standard" style:family="paragraph">
      <style:paragraph-properties fo:margin-bottom="0in"/>
      <style:text-properties fo:color="#00000A" fo:font-size="10pt" style:font-size-asian="10pt" style:font-size-complex="10pt" style:language-asian="it" style:country-asian="IT"/>
    </style:style>
    <style:style style:name="TableRow3153" style:family="table-row">
      <style:table-row-properties style:row-height="0.0159in"/>
    </style:style>
    <style:style style:name="TableCell3154" style:family="table-cell">
      <style:table-cell-properties fo:border="none" style:writing-mode="lr-tb" style:vertical-align="bottom" fo:padding-top="0in" fo:padding-left="0.0486in" fo:padding-bottom="0in" fo:padding-right="0.0486in"/>
    </style:style>
    <style:style style:name="P3155" style:parent-style-name="Standard" style:family="paragraph">
      <style:paragraph-properties fo:margin-bottom="0in"/>
      <style:text-properties fo:color="#00000A" fo:font-size="10pt" style:font-size-asian="10pt" style:font-size-complex="10pt" style:language-asian="it" style:country-asian="IT"/>
    </style:style>
    <style:style style:name="TableCell3156" style:family="table-cell">
      <style:table-cell-properties fo:border="none" style:writing-mode="lr-tb" style:vertical-align="bottom" fo:padding-top="0in" fo:padding-left="0.0486in" fo:padding-bottom="0in" fo:padding-right="0.0486in"/>
    </style:style>
    <style:style style:name="P3157" style:parent-style-name="Standard" style:family="paragraph">
      <style:paragraph-properties fo:margin-bottom="0in"/>
      <style:text-properties fo:color="#00000A" fo:font-size="10pt" style:font-size-asian="10pt" style:font-size-complex="10pt" style:language-asian="it" style:country-asian="IT"/>
    </style:style>
    <style:style style:name="TableCell3158" style:family="table-cell">
      <style:table-cell-properties fo:border="none" style:writing-mode="lr-tb" style:vertical-align="bottom" fo:padding-top="0in" fo:padding-left="0.0486in" fo:padding-bottom="0in" fo:padding-right="0.0486in"/>
    </style:style>
    <style:style style:name="P3159" style:parent-style-name="Standard" style:family="paragraph">
      <style:paragraph-properties fo:margin-bottom="0in"/>
      <style:text-properties fo:color="#00000A" fo:font-size="10pt" style:font-size-asian="10pt" style:font-size-complex="10pt" style:language-asian="it" style:country-asian="IT"/>
    </style:style>
    <style:style style:name="TableRow3160" style:family="table-row">
      <style:table-row-properties style:row-height="0.0159in"/>
    </style:style>
    <style:style style:name="TableCell3161" style:family="table-cell">
      <style:table-cell-properties fo:border="none" style:writing-mode="lr-tb" style:vertical-align="bottom" fo:padding-top="0in" fo:padding-left="0.0486in" fo:padding-bottom="0in" fo:padding-right="0.0486in"/>
    </style:style>
    <style:style style:name="P3162" style:parent-style-name="Standard" style:family="paragraph">
      <style:paragraph-properties fo:margin-bottom="0in"/>
      <style:text-properties fo:color="#00000A" fo:font-size="10pt" style:font-size-asian="10pt" style:font-size-complex="10pt" style:language-asian="it" style:country-asian="IT"/>
    </style:style>
    <style:style style:name="TableCell3163" style:family="table-cell">
      <style:table-cell-properties fo:border="none" style:writing-mode="lr-tb" style:vertical-align="bottom" fo:padding-top="0in" fo:padding-left="0.0486in" fo:padding-bottom="0in" fo:padding-right="0.0486in"/>
    </style:style>
    <style:style style:name="P3164" style:parent-style-name="Standard" style:family="paragraph">
      <style:paragraph-properties fo:margin-bottom="0in"/>
      <style:text-properties fo:color="#00000A" fo:font-size="10pt" style:font-size-asian="10pt" style:font-size-complex="10pt" style:language-asian="it" style:country-asian="IT"/>
    </style:style>
    <style:style style:name="TableCell3165" style:family="table-cell">
      <style:table-cell-properties fo:border="none" style:writing-mode="lr-tb" style:vertical-align="bottom" fo:padding-top="0in" fo:padding-left="0.0486in" fo:padding-bottom="0in" fo:padding-right="0.0486in"/>
    </style:style>
    <style:style style:name="P3166" style:parent-style-name="Standard" style:family="paragraph">
      <style:paragraph-properties fo:margin-bottom="0in"/>
      <style:text-properties fo:color="#00000A" fo:font-size="10pt" style:font-size-asian="10pt" style:font-size-complex="10pt" style:language-asian="it" style:country-asian="IT"/>
    </style:style>
    <style:style style:name="TableRow3167" style:family="table-row">
      <style:table-row-properties style:row-height="0.0159in"/>
    </style:style>
    <style:style style:name="TableCell3168" style:family="table-cell">
      <style:table-cell-properties fo:border="none" style:writing-mode="lr-tb" style:vertical-align="bottom" fo:padding-top="0in" fo:padding-left="0.0486in" fo:padding-bottom="0in" fo:padding-right="0.0486in"/>
    </style:style>
    <style:style style:name="P3169" style:parent-style-name="Standard" style:family="paragraph">
      <style:paragraph-properties fo:margin-bottom="0in"/>
      <style:text-properties fo:color="#00000A" fo:font-size="10pt" style:font-size-asian="10pt" style:font-size-complex="10pt" style:language-asian="it" style:country-asian="IT"/>
    </style:style>
    <style:style style:name="TableCell3170" style:family="table-cell">
      <style:table-cell-properties fo:border="none" style:writing-mode="lr-tb" style:vertical-align="bottom" fo:padding-top="0in" fo:padding-left="0.0486in" fo:padding-bottom="0in" fo:padding-right="0.0486in"/>
    </style:style>
    <style:style style:name="P3171" style:parent-style-name="Standard" style:family="paragraph">
      <style:paragraph-properties fo:margin-bottom="0in"/>
      <style:text-properties fo:color="#00000A" fo:font-size="10pt" style:font-size-asian="10pt" style:font-size-complex="10pt" style:language-asian="it" style:country-asian="IT"/>
    </style:style>
    <style:style style:name="TableCell3172" style:family="table-cell">
      <style:table-cell-properties fo:border="none" style:writing-mode="lr-tb" style:vertical-align="bottom" fo:padding-top="0in" fo:padding-left="0.0486in" fo:padding-bottom="0in" fo:padding-right="0.0486in"/>
    </style:style>
    <style:style style:name="P3173" style:parent-style-name="Standard" style:family="paragraph">
      <style:paragraph-properties fo:margin-bottom="0in"/>
      <style:text-properties fo:color="#00000A" fo:font-size="10pt" style:font-size-asian="10pt" style:font-size-complex="10pt" style:language-asian="it" style:country-asian="IT"/>
    </style:style>
    <style:style style:name="TableRow3174" style:family="table-row">
      <style:table-row-properties style:row-height="0.0159in"/>
    </style:style>
    <style:style style:name="TableCell3175" style:family="table-cell">
      <style:table-cell-properties fo:border="none" style:writing-mode="lr-tb" style:vertical-align="bottom" fo:padding-top="0in" fo:padding-left="0.0486in" fo:padding-bottom="0in" fo:padding-right="0.0486in"/>
    </style:style>
    <style:style style:name="P3176" style:parent-style-name="Standard" style:family="paragraph">
      <style:paragraph-properties fo:margin-bottom="0in"/>
      <style:text-properties fo:color="#00000A" fo:font-size="10pt" style:font-size-asian="10pt" style:font-size-complex="10pt" style:language-asian="it" style:country-asian="IT"/>
    </style:style>
    <style:style style:name="TableCell3177" style:family="table-cell">
      <style:table-cell-properties fo:border="none" style:writing-mode="lr-tb" style:vertical-align="bottom" fo:padding-top="0in" fo:padding-left="0.0486in" fo:padding-bottom="0in" fo:padding-right="0.0486in"/>
    </style:style>
    <style:style style:name="P3178" style:parent-style-name="Standard" style:family="paragraph">
      <style:paragraph-properties fo:margin-bottom="0in"/>
      <style:text-properties fo:color="#00000A" fo:font-size="10pt" style:font-size-asian="10pt" style:font-size-complex="10pt" style:language-asian="it" style:country-asian="IT"/>
    </style:style>
    <style:style style:name="TableCell3179" style:family="table-cell">
      <style:table-cell-properties fo:border="none" style:writing-mode="lr-tb" style:vertical-align="bottom" fo:padding-top="0in" fo:padding-left="0.0486in" fo:padding-bottom="0in" fo:padding-right="0.0486in"/>
    </style:style>
    <style:style style:name="P3180" style:parent-style-name="Standard" style:family="paragraph">
      <style:paragraph-properties fo:margin-bottom="0in"/>
      <style:text-properties fo:color="#00000A" fo:font-size="10pt" style:font-size-asian="10pt" style:font-size-complex="10pt" style:language-asian="it" style:country-asian="IT"/>
    </style:style>
    <style:style style:name="TableRow3181" style:family="table-row">
      <style:table-row-properties style:row-height="0.0159in"/>
    </style:style>
    <style:style style:name="TableCell3182" style:family="table-cell">
      <style:table-cell-properties fo:border="none" style:writing-mode="lr-tb" style:vertical-align="bottom" fo:padding-top="0in" fo:padding-left="0.0486in" fo:padding-bottom="0in" fo:padding-right="0.0486in"/>
    </style:style>
    <style:style style:name="P3183" style:parent-style-name="Standard" style:family="paragraph">
      <style:paragraph-properties fo:margin-bottom="0in"/>
      <style:text-properties fo:color="#00000A" fo:font-size="10pt" style:font-size-asian="10pt" style:font-size-complex="10pt" style:language-asian="it" style:country-asian="IT"/>
    </style:style>
    <style:style style:name="TableCell3184" style:family="table-cell">
      <style:table-cell-properties fo:border="none" style:writing-mode="lr-tb" style:vertical-align="bottom" fo:padding-top="0in" fo:padding-left="0.0486in" fo:padding-bottom="0in" fo:padding-right="0.0486in"/>
    </style:style>
    <style:style style:name="P3185" style:parent-style-name="Standard" style:family="paragraph">
      <style:paragraph-properties fo:margin-bottom="0in"/>
      <style:text-properties fo:color="#00000A" fo:font-size="10pt" style:font-size-asian="10pt" style:font-size-complex="10pt" style:language-asian="it" style:country-asian="IT"/>
    </style:style>
    <style:style style:name="TableCell3186" style:family="table-cell">
      <style:table-cell-properties fo:border="none" style:writing-mode="lr-tb" style:vertical-align="bottom" fo:padding-top="0in" fo:padding-left="0.0486in" fo:padding-bottom="0in" fo:padding-right="0.0486in"/>
    </style:style>
    <style:style style:name="P3187" style:parent-style-name="Standard" style:family="paragraph">
      <style:paragraph-properties fo:margin-bottom="0in"/>
      <style:text-properties fo:color="#00000A" fo:font-size="10pt" style:font-size-asian="10pt" style:font-size-complex="10pt" style:language-asian="it" style:country-asian="IT"/>
    </style:style>
    <style:style style:name="TableRow3188" style:family="table-row">
      <style:table-row-properties style:row-height="0.0159in"/>
    </style:style>
    <style:style style:name="TableCell3189" style:family="table-cell">
      <style:table-cell-properties fo:border="none" style:writing-mode="lr-tb" style:vertical-align="bottom" fo:padding-top="0in" fo:padding-left="0.0486in" fo:padding-bottom="0in" fo:padding-right="0.0486in"/>
    </style:style>
    <style:style style:name="P3190" style:parent-style-name="Standard" style:family="paragraph">
      <style:paragraph-properties fo:margin-bottom="0in"/>
      <style:text-properties fo:color="#00000A" fo:font-size="10pt" style:font-size-asian="10pt" style:font-size-complex="10pt" style:language-asian="it" style:country-asian="IT"/>
    </style:style>
    <style:style style:name="TableCell3191" style:family="table-cell">
      <style:table-cell-properties fo:border="none" style:writing-mode="lr-tb" style:vertical-align="bottom" fo:padding-top="0in" fo:padding-left="0.0486in" fo:padding-bottom="0in" fo:padding-right="0.0486in"/>
    </style:style>
    <style:style style:name="P3192" style:parent-style-name="Standard" style:family="paragraph">
      <style:paragraph-properties fo:margin-bottom="0in"/>
      <style:text-properties fo:color="#00000A" fo:font-size="10pt" style:font-size-asian="10pt" style:font-size-complex="10pt" style:language-asian="it" style:country-asian="IT"/>
    </style:style>
    <style:style style:name="TableCell3193" style:family="table-cell">
      <style:table-cell-properties fo:border="none" style:writing-mode="lr-tb" style:vertical-align="bottom" fo:padding-top="0in" fo:padding-left="0.0486in" fo:padding-bottom="0in" fo:padding-right="0.0486in"/>
    </style:style>
    <style:style style:name="P3194" style:parent-style-name="Standard" style:family="paragraph">
      <style:paragraph-properties fo:margin-bottom="0in"/>
      <style:text-properties fo:color="#00000A" fo:font-size="10pt" style:font-size-asian="10pt" style:font-size-complex="10pt" style:language-asian="it" style:country-asian="IT"/>
    </style:style>
    <style:style style:name="TableRow3195" style:family="table-row">
      <style:table-row-properties style:row-height="0.0159in"/>
    </style:style>
    <style:style style:name="TableCell3196" style:family="table-cell">
      <style:table-cell-properties fo:border="none" style:writing-mode="lr-tb" style:vertical-align="bottom" fo:padding-top="0in" fo:padding-left="0.0486in" fo:padding-bottom="0in" fo:padding-right="0.0486in"/>
    </style:style>
    <style:style style:name="P3197" style:parent-style-name="Standard" style:family="paragraph">
      <style:paragraph-properties fo:margin-bottom="0in"/>
      <style:text-properties fo:color="#00000A" fo:font-size="10pt" style:font-size-asian="10pt" style:font-size-complex="10pt" style:language-asian="it" style:country-asian="IT"/>
    </style:style>
    <style:style style:name="TableCell3198" style:family="table-cell">
      <style:table-cell-properties fo:border="none" style:writing-mode="lr-tb" style:vertical-align="bottom" fo:padding-top="0in" fo:padding-left="0.0486in" fo:padding-bottom="0in" fo:padding-right="0.0486in"/>
    </style:style>
    <style:style style:name="P3199" style:parent-style-name="Standard" style:family="paragraph">
      <style:paragraph-properties fo:margin-bottom="0in"/>
      <style:text-properties fo:color="#00000A" fo:font-size="10pt" style:font-size-asian="10pt" style:font-size-complex="10pt" style:language-asian="it" style:country-asian="IT"/>
    </style:style>
    <style:style style:name="TableCell3200" style:family="table-cell">
      <style:table-cell-properties fo:border="none" style:writing-mode="lr-tb" style:vertical-align="bottom" fo:padding-top="0in" fo:padding-left="0.0486in" fo:padding-bottom="0in" fo:padding-right="0.0486in"/>
    </style:style>
    <style:style style:name="P3201" style:parent-style-name="Standard" style:family="paragraph">
      <style:paragraph-properties fo:margin-bottom="0in"/>
      <style:text-properties fo:color="#00000A" fo:font-size="10pt" style:font-size-asian="10pt" style:font-size-complex="10pt" style:language-asian="it" style:country-asian="IT"/>
    </style:style>
    <style:style style:name="TableRow3202" style:family="table-row">
      <style:table-row-properties style:row-height="0.0159in"/>
    </style:style>
    <style:style style:name="TableCell3203" style:family="table-cell">
      <style:table-cell-properties fo:border="none" style:writing-mode="lr-tb" style:vertical-align="bottom" fo:padding-top="0in" fo:padding-left="0.0486in" fo:padding-bottom="0in" fo:padding-right="0.0486in"/>
    </style:style>
    <style:style style:name="P3204" style:parent-style-name="Standard" style:family="paragraph">
      <style:paragraph-properties fo:margin-bottom="0in"/>
      <style:text-properties fo:color="#00000A" fo:font-size="10pt" style:font-size-asian="10pt" style:font-size-complex="10pt" style:language-asian="it" style:country-asian="IT"/>
    </style:style>
    <style:style style:name="TableCell3205" style:family="table-cell">
      <style:table-cell-properties fo:border="none" style:writing-mode="lr-tb" style:vertical-align="bottom" fo:padding-top="0in" fo:padding-left="0.0486in" fo:padding-bottom="0in" fo:padding-right="0.0486in"/>
    </style:style>
    <style:style style:name="P3206" style:parent-style-name="Standard" style:family="paragraph">
      <style:paragraph-properties fo:margin-bottom="0in"/>
      <style:text-properties fo:color="#00000A" fo:font-size="10pt" style:font-size-asian="10pt" style:font-size-complex="10pt" style:language-asian="it" style:country-asian="IT"/>
    </style:style>
    <style:style style:name="TableCell3207" style:family="table-cell">
      <style:table-cell-properties fo:border="none" style:writing-mode="lr-tb" style:vertical-align="bottom" fo:padding-top="0in" fo:padding-left="0.0486in" fo:padding-bottom="0in" fo:padding-right="0.0486in"/>
    </style:style>
    <style:style style:name="P3208" style:parent-style-name="Standard" style:family="paragraph">
      <style:paragraph-properties fo:margin-bottom="0in"/>
      <style:text-properties fo:color="#00000A" fo:font-size="10pt" style:font-size-asian="10pt" style:font-size-complex="10pt" style:language-asian="it" style:country-asian="IT"/>
    </style:style>
    <style:style style:name="TableRow3209" style:family="table-row">
      <style:table-row-properties style:row-height="0.0159in"/>
    </style:style>
    <style:style style:name="TableCell3210" style:family="table-cell">
      <style:table-cell-properties fo:border="none" style:writing-mode="lr-tb" style:vertical-align="bottom" fo:padding-top="0in" fo:padding-left="0.0486in" fo:padding-bottom="0in" fo:padding-right="0.0486in"/>
    </style:style>
    <style:style style:name="P3211" style:parent-style-name="Standard" style:family="paragraph">
      <style:paragraph-properties fo:margin-bottom="0in"/>
      <style:text-properties fo:color="#00000A" fo:font-size="10pt" style:font-size-asian="10pt" style:font-size-complex="10pt" style:language-asian="it" style:country-asian="IT"/>
    </style:style>
    <style:style style:name="TableCell3212" style:family="table-cell">
      <style:table-cell-properties fo:border="none" style:writing-mode="lr-tb" style:vertical-align="bottom" fo:padding-top="0in" fo:padding-left="0.0486in" fo:padding-bottom="0in" fo:padding-right="0.0486in"/>
    </style:style>
    <style:style style:name="P3213" style:parent-style-name="Standard" style:family="paragraph">
      <style:paragraph-properties fo:margin-bottom="0in"/>
      <style:text-properties fo:color="#00000A" fo:font-size="10pt" style:font-size-asian="10pt" style:font-size-complex="10pt" style:language-asian="it" style:country-asian="IT"/>
    </style:style>
    <style:style style:name="TableCell3214" style:family="table-cell">
      <style:table-cell-properties fo:border="none" style:writing-mode="lr-tb" style:vertical-align="bottom" fo:padding-top="0in" fo:padding-left="0.0486in" fo:padding-bottom="0in" fo:padding-right="0.0486in"/>
    </style:style>
    <style:style style:name="P3215" style:parent-style-name="Standard" style:family="paragraph">
      <style:paragraph-properties fo:margin-bottom="0in"/>
      <style:text-properties fo:color="#00000A" fo:font-size="10pt" style:font-size-asian="10pt" style:font-size-complex="10pt" style:language-asian="it" style:country-asian="IT"/>
    </style:style>
    <style:style style:name="TableRow3216" style:family="table-row">
      <style:table-row-properties style:row-height="0.0159in"/>
    </style:style>
    <style:style style:name="TableCell3217" style:family="table-cell">
      <style:table-cell-properties fo:border="none" style:writing-mode="lr-tb" style:vertical-align="bottom" fo:padding-top="0in" fo:padding-left="0.0486in" fo:padding-bottom="0in" fo:padding-right="0.0486in"/>
    </style:style>
    <style:style style:name="P3218" style:parent-style-name="Standard" style:family="paragraph">
      <style:paragraph-properties fo:margin-bottom="0in"/>
      <style:text-properties fo:color="#00000A" fo:font-size="10pt" style:font-size-asian="10pt" style:font-size-complex="10pt" style:language-asian="it" style:country-asian="IT"/>
    </style:style>
    <style:style style:name="TableCell3219" style:family="table-cell">
      <style:table-cell-properties fo:border="none" style:writing-mode="lr-tb" style:vertical-align="bottom" fo:padding-top="0in" fo:padding-left="0.0486in" fo:padding-bottom="0in" fo:padding-right="0.0486in"/>
    </style:style>
    <style:style style:name="P3220" style:parent-style-name="Standard" style:family="paragraph">
      <style:paragraph-properties fo:margin-bottom="0in"/>
      <style:text-properties fo:color="#00000A" fo:font-size="10pt" style:font-size-asian="10pt" style:font-size-complex="10pt" style:language-asian="it" style:country-asian="IT"/>
    </style:style>
    <style:style style:name="TableCell3221" style:family="table-cell">
      <style:table-cell-properties fo:border="none" style:writing-mode="lr-tb" style:vertical-align="bottom" fo:padding-top="0in" fo:padding-left="0.0486in" fo:padding-bottom="0in" fo:padding-right="0.0486in"/>
    </style:style>
    <style:style style:name="P3222" style:parent-style-name="Standard" style:family="paragraph">
      <style:paragraph-properties fo:margin-bottom="0in"/>
      <style:text-properties fo:color="#00000A" fo:font-size="10pt" style:font-size-asian="10pt" style:font-size-complex="10pt" style:language-asian="it" style:country-asian="IT"/>
    </style:style>
    <style:style style:name="TableRow3223" style:family="table-row">
      <style:table-row-properties style:row-height="0.0159in"/>
    </style:style>
    <style:style style:name="TableCell3224" style:family="table-cell">
      <style:table-cell-properties fo:border="none" style:writing-mode="lr-tb" style:vertical-align="bottom" fo:padding-top="0in" fo:padding-left="0.0486in" fo:padding-bottom="0in" fo:padding-right="0.0486in"/>
    </style:style>
    <style:style style:name="P3225" style:parent-style-name="Standard" style:family="paragraph">
      <style:paragraph-properties fo:margin-bottom="0in"/>
      <style:text-properties fo:color="#00000A" fo:font-size="10pt" style:font-size-asian="10pt" style:font-size-complex="10pt" style:language-asian="it" style:country-asian="IT"/>
    </style:style>
    <style:style style:name="TableCell3226" style:family="table-cell">
      <style:table-cell-properties fo:border="none" style:writing-mode="lr-tb" style:vertical-align="bottom" fo:padding-top="0in" fo:padding-left="0.0486in" fo:padding-bottom="0in" fo:padding-right="0.0486in"/>
    </style:style>
    <style:style style:name="P3227" style:parent-style-name="Standard" style:family="paragraph">
      <style:paragraph-properties fo:margin-bottom="0in"/>
      <style:text-properties fo:color="#00000A" fo:font-size="10pt" style:font-size-asian="10pt" style:font-size-complex="10pt" style:language-asian="it" style:country-asian="IT"/>
    </style:style>
    <style:style style:name="TableCell3228" style:family="table-cell">
      <style:table-cell-properties fo:border="none" style:writing-mode="lr-tb" style:vertical-align="bottom" fo:padding-top="0in" fo:padding-left="0.0486in" fo:padding-bottom="0in" fo:padding-right="0.0486in"/>
    </style:style>
    <style:style style:name="P3229" style:parent-style-name="Standard" style:family="paragraph">
      <style:paragraph-properties fo:margin-bottom="0in"/>
      <style:text-properties fo:color="#00000A" fo:font-size="10pt" style:font-size-asian="10pt" style:font-size-complex="10pt" style:language-asian="it" style:country-asian="IT"/>
    </style:style>
    <style:style style:name="TableRow3230" style:family="table-row">
      <style:table-row-properties style:min-row-height="0.2083in"/>
    </style:style>
    <style:style style:name="TableCell3231" style:family="table-cell">
      <style:table-cell-properties fo:border="none" style:writing-mode="lr-tb" style:vertical-align="bottom" fo:padding-top="0in" fo:padding-left="0.0486in" fo:padding-bottom="0in" fo:padding-right="0.0486in"/>
    </style:style>
    <style:style style:name="P323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233" style:family="table-cell">
      <style:table-cell-properties fo:border="none" style:writing-mode="lr-tb" style:vertical-align="bottom" fo:padding-top="0in" fo:padding-left="0.0486in" fo:padding-bottom="0in" fo:padding-right="0.0486in"/>
    </style:style>
    <style:style style:name="P323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235" style:family="table-cell">
      <style:table-cell-properties fo:border="none" style:writing-mode="lr-tb" style:vertical-align="bottom" fo:padding-top="0in" fo:padding-left="0.0486in" fo:padding-bottom="0in" fo:padding-right="0.0486in"/>
    </style:style>
    <style:style style:name="P3236" style:parent-style-name="Standard" style:family="paragraph">
      <style:paragraph-properties fo:margin-bottom="0in"/>
      <style:text-properties fo:color="#00000A" fo:font-size="10pt" style:font-size-asian="10pt" style:font-size-complex="10pt" style:language-asian="it" style:country-asian="IT"/>
    </style:style>
    <style:style style:name="TableRow3237" style:family="table-row">
      <style:table-row-properties style:min-row-height="0.2083in"/>
    </style:style>
    <style:style style:name="TableCell3238" style:family="table-cell">
      <style:table-cell-properties fo:border="none" style:writing-mode="lr-tb" style:vertical-align="bottom" fo:padding-top="0in" fo:padding-left="0.0486in" fo:padding-bottom="0in" fo:padding-right="0.0486in"/>
    </style:style>
    <style:style style:name="P323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240" style:family="table-cell">
      <style:table-cell-properties fo:border="none" style:writing-mode="lr-tb" style:vertical-align="bottom" fo:padding-top="0in" fo:padding-left="0.0486in" fo:padding-bottom="0in" fo:padding-right="0.0486in"/>
    </style:style>
    <style:style style:name="P324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2" style:family="table-cell">
      <style:table-cell-properties fo:border="none" style:writing-mode="lr-tb" style:vertical-align="bottom" fo:padding-top="0in" fo:padding-left="0.0486in" fo:padding-bottom="0in" fo:padding-right="0.0486in"/>
    </style:style>
    <style:style style:name="P324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244" style:family="table-row">
      <style:table-row-properties style:row-height="0.0159in"/>
    </style:style>
    <style:style style:name="TableCell3245" style:family="table-cell">
      <style:table-cell-properties fo:border="none" style:writing-mode="lr-tb" style:vertical-align="bottom" fo:padding-top="0in" fo:padding-left="0.0486in" fo:padding-bottom="0in" fo:padding-right="0.0486in"/>
    </style:style>
    <style:style style:name="P324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247" style:family="table-cell">
      <style:table-cell-properties fo:border="none" style:writing-mode="lr-tb" style:vertical-align="bottom" fo:padding-top="0in" fo:padding-left="0.0486in" fo:padding-bottom="0in" fo:padding-right="0.0486in"/>
    </style:style>
    <style:style style:name="P3248" style:parent-style-name="Standard" style:family="paragraph">
      <style:paragraph-properties fo:margin-bottom="0in"/>
      <style:text-properties fo:color="#00000A" fo:font-size="10pt" style:font-size-asian="10pt" style:font-size-complex="10pt" style:language-asian="it" style:country-asian="IT"/>
    </style:style>
    <style:style style:name="TableCell3249" style:family="table-cell">
      <style:table-cell-properties fo:border="none" style:writing-mode="lr-tb" style:vertical-align="bottom" fo:padding-top="0in" fo:padding-left="0.0486in" fo:padding-bottom="0in" fo:padding-right="0.0486in"/>
    </style:style>
    <style:style style:name="P3250" style:parent-style-name="Standard" style:family="paragraph">
      <style:paragraph-properties fo:margin-bottom="0in"/>
      <style:text-properties fo:color="#00000A" fo:font-size="10pt" style:font-size-asian="10pt" style:font-size-complex="10pt" style:language-asian="it" style:country-asian="IT"/>
    </style:style>
    <style:style style:name="TableRow3251" style:family="table-row">
      <style:table-row-properties style:row-height="0.0159in"/>
    </style:style>
    <style:style style:name="TableCell3252" style:family="table-cell">
      <style:table-cell-properties fo:border="none" style:writing-mode="lr-tb" style:vertical-align="bottom" fo:padding-top="0in" fo:padding-left="0.0486in" fo:padding-bottom="0in" fo:padding-right="0.0486in"/>
    </style:style>
    <style:style style:name="P3253" style:parent-style-name="Standard" style:family="paragraph">
      <style:paragraph-properties fo:margin-bottom="0in"/>
      <style:text-properties fo:color="#00000A" fo:font-size="10pt" style:font-size-asian="10pt" style:font-size-complex="10pt" style:language-asian="it" style:country-asian="IT"/>
    </style:style>
    <style:style style:name="TableCell3254" style:family="table-cell">
      <style:table-cell-properties fo:border="none" style:writing-mode="lr-tb" style:vertical-align="bottom" fo:padding-top="0in" fo:padding-left="0.0486in" fo:padding-bottom="0in" fo:padding-right="0.0486in"/>
    </style:style>
    <style:style style:name="P3255" style:parent-style-name="Standard" style:family="paragraph">
      <style:paragraph-properties fo:margin-bottom="0in"/>
      <style:text-properties fo:color="#00000A" fo:font-size="10pt" style:font-size-asian="10pt" style:font-size-complex="10pt" style:language-asian="it" style:country-asian="IT"/>
    </style:style>
    <style:style style:name="TableCell3256" style:family="table-cell">
      <style:table-cell-properties fo:border="none" style:writing-mode="lr-tb" style:vertical-align="bottom" fo:padding-top="0in" fo:padding-left="0.0486in" fo:padding-bottom="0in" fo:padding-right="0.0486in"/>
    </style:style>
    <style:style style:name="P3257" style:parent-style-name="Standard" style:family="paragraph">
      <style:paragraph-properties fo:margin-bottom="0in"/>
      <style:text-properties fo:color="#00000A" fo:font-size="10pt" style:font-size-asian="10pt" style:font-size-complex="10pt" style:language-asian="it" style:country-asian="IT"/>
    </style:style>
    <style:style style:name="TableRow3258" style:family="table-row">
      <style:table-row-properties style:row-height="0.0159in"/>
    </style:style>
    <style:style style:name="TableCell3259" style:family="table-cell">
      <style:table-cell-properties fo:border="none" style:writing-mode="lr-tb" style:vertical-align="bottom" fo:padding-top="0in" fo:padding-left="0.0486in" fo:padding-bottom="0in" fo:padding-right="0.0486in"/>
    </style:style>
    <style:style style:name="P3260" style:parent-style-name="Standard" style:family="paragraph">
      <style:paragraph-properties fo:margin-bottom="0in"/>
      <style:text-properties fo:color="#00000A" fo:font-size="10pt" style:font-size-asian="10pt" style:font-size-complex="10pt" style:language-asian="it" style:country-asian="IT"/>
    </style:style>
    <style:style style:name="TableCell3261" style:family="table-cell">
      <style:table-cell-properties fo:border="none" style:writing-mode="lr-tb" style:vertical-align="bottom" fo:padding-top="0in" fo:padding-left="0.0486in" fo:padding-bottom="0in" fo:padding-right="0.0486in"/>
    </style:style>
    <style:style style:name="P3262" style:parent-style-name="Standard" style:family="paragraph">
      <style:paragraph-properties fo:margin-bottom="0in"/>
      <style:text-properties fo:color="#00000A" fo:font-size="10pt" style:font-size-asian="10pt" style:font-size-complex="10pt" style:language-asian="it" style:country-asian="IT"/>
    </style:style>
    <style:style style:name="TableCell3263" style:family="table-cell">
      <style:table-cell-properties fo:border="none" style:writing-mode="lr-tb" style:vertical-align="bottom" fo:padding-top="0in" fo:padding-left="0.0486in" fo:padding-bottom="0in" fo:padding-right="0.0486in"/>
    </style:style>
    <style:style style:name="P3264" style:parent-style-name="Standard" style:family="paragraph">
      <style:paragraph-properties fo:margin-bottom="0in"/>
      <style:text-properties fo:color="#00000A" fo:font-size="10pt" style:font-size-asian="10pt" style:font-size-complex="10pt" style:language-asian="it" style:country-asian="IT"/>
    </style:style>
    <style:style style:name="TableRow3265" style:family="table-row">
      <style:table-row-properties style:row-height="0.0159in"/>
    </style:style>
    <style:style style:name="TableCell3266" style:family="table-cell">
      <style:table-cell-properties fo:border="none" style:writing-mode="lr-tb" style:vertical-align="bottom" fo:padding-top="0in" fo:padding-left="0.0486in" fo:padding-bottom="0in" fo:padding-right="0.0486in"/>
    </style:style>
    <style:style style:name="P3267" style:parent-style-name="Standard" style:family="paragraph">
      <style:paragraph-properties fo:margin-bottom="0in"/>
      <style:text-properties fo:color="#00000A" fo:font-size="10pt" style:font-size-asian="10pt" style:font-size-complex="10pt" style:language-asian="it" style:country-asian="IT"/>
    </style:style>
    <style:style style:name="TableCell3268" style:family="table-cell">
      <style:table-cell-properties fo:border="none" style:writing-mode="lr-tb" style:vertical-align="bottom" fo:padding-top="0in" fo:padding-left="0.0486in" fo:padding-bottom="0in" fo:padding-right="0.0486in"/>
    </style:style>
    <style:style style:name="P3269" style:parent-style-name="Standard" style:family="paragraph">
      <style:paragraph-properties fo:margin-bottom="0in"/>
      <style:text-properties fo:color="#00000A" fo:font-size="10pt" style:font-size-asian="10pt" style:font-size-complex="10pt" style:language-asian="it" style:country-asian="IT"/>
    </style:style>
    <style:style style:name="TableCell3270" style:family="table-cell">
      <style:table-cell-properties fo:border="none" style:writing-mode="lr-tb" style:vertical-align="bottom" fo:padding-top="0in" fo:padding-left="0.0486in" fo:padding-bottom="0in" fo:padding-right="0.0486in"/>
    </style:style>
    <style:style style:name="P3271" style:parent-style-name="Standard" style:family="paragraph">
      <style:paragraph-properties fo:margin-bottom="0in"/>
      <style:text-properties fo:color="#00000A" fo:font-size="10pt" style:font-size-asian="10pt" style:font-size-complex="10pt" style:language-asian="it" style:country-asian="IT"/>
    </style:style>
    <style:style style:name="TableRow3272" style:family="table-row">
      <style:table-row-properties style:row-height="0.0159in"/>
    </style:style>
    <style:style style:name="TableCell3273" style:family="table-cell">
      <style:table-cell-properties fo:border="none" style:writing-mode="lr-tb" style:vertical-align="bottom" fo:padding-top="0in" fo:padding-left="0.0486in" fo:padding-bottom="0in" fo:padding-right="0.0486in"/>
    </style:style>
    <style:style style:name="P3274" style:parent-style-name="Standard" style:family="paragraph">
      <style:paragraph-properties fo:margin-bottom="0in"/>
      <style:text-properties fo:color="#00000A" fo:font-size="10pt" style:font-size-asian="10pt" style:font-size-complex="10pt" style:language-asian="it" style:country-asian="IT"/>
    </style:style>
    <style:style style:name="TableCell3275" style:family="table-cell">
      <style:table-cell-properties fo:border="none" style:writing-mode="lr-tb" style:vertical-align="bottom" fo:padding-top="0in" fo:padding-left="0.0486in" fo:padding-bottom="0in" fo:padding-right="0.0486in"/>
    </style:style>
    <style:style style:name="P3276" style:parent-style-name="Standard" style:family="paragraph">
      <style:paragraph-properties fo:margin-bottom="0in"/>
      <style:text-properties fo:color="#00000A" fo:font-size="10pt" style:font-size-asian="10pt" style:font-size-complex="10pt" style:language-asian="it" style:country-asian="IT"/>
    </style:style>
    <style:style style:name="TableCell3277" style:family="table-cell">
      <style:table-cell-properties fo:border="none" style:writing-mode="lr-tb" style:vertical-align="bottom" fo:padding-top="0in" fo:padding-left="0.0486in" fo:padding-bottom="0in" fo:padding-right="0.0486in"/>
    </style:style>
    <style:style style:name="P3278" style:parent-style-name="Standard" style:family="paragraph">
      <style:paragraph-properties fo:margin-bottom="0in"/>
      <style:text-properties fo:color="#00000A" fo:font-size="10pt" style:font-size-asian="10pt" style:font-size-complex="10pt" style:language-asian="it" style:country-asian="IT"/>
    </style:style>
    <style:style style:name="TableRow3279" style:family="table-row">
      <style:table-row-properties style:row-height="0.0159in"/>
    </style:style>
    <style:style style:name="TableCell3280" style:family="table-cell">
      <style:table-cell-properties fo:border="none" style:writing-mode="lr-tb" style:vertical-align="bottom" fo:padding-top="0in" fo:padding-left="0.0486in" fo:padding-bottom="0in" fo:padding-right="0.0486in"/>
    </style:style>
    <style:style style:name="P3281" style:parent-style-name="Standard" style:family="paragraph">
      <style:paragraph-properties fo:margin-bottom="0in"/>
      <style:text-properties fo:color="#00000A" fo:font-size="10pt" style:font-size-asian="10pt" style:font-size-complex="10pt" style:language-asian="it" style:country-asian="IT"/>
    </style:style>
    <style:style style:name="TableCell3282" style:family="table-cell">
      <style:table-cell-properties fo:border="none" style:writing-mode="lr-tb" style:vertical-align="bottom" fo:padding-top="0in" fo:padding-left="0.0486in" fo:padding-bottom="0in" fo:padding-right="0.0486in"/>
    </style:style>
    <style:style style:name="P3283" style:parent-style-name="Standard" style:family="paragraph">
      <style:paragraph-properties fo:margin-bottom="0in"/>
      <style:text-properties fo:color="#00000A" fo:font-size="10pt" style:font-size-asian="10pt" style:font-size-complex="10pt" style:language-asian="it" style:country-asian="IT"/>
    </style:style>
    <style:style style:name="TableCell3284" style:family="table-cell">
      <style:table-cell-properties fo:border="none" style:writing-mode="lr-tb" style:vertical-align="bottom" fo:padding-top="0in" fo:padding-left="0.0486in" fo:padding-bottom="0in" fo:padding-right="0.0486in"/>
    </style:style>
    <style:style style:name="P3285" style:parent-style-name="Standard" style:family="paragraph">
      <style:paragraph-properties fo:margin-bottom="0in"/>
      <style:text-properties fo:color="#00000A" fo:font-size="10pt" style:font-size-asian="10pt" style:font-size-complex="10pt" style:language-asian="it" style:country-asian="IT"/>
    </style:style>
    <style:style style:name="TableRow3286" style:family="table-row">
      <style:table-row-properties style:row-height="0.0159in"/>
    </style:style>
    <style:style style:name="TableCell3287" style:family="table-cell">
      <style:table-cell-properties fo:border="none" style:writing-mode="lr-tb" style:vertical-align="bottom" fo:padding-top="0in" fo:padding-left="0.0486in" fo:padding-bottom="0in" fo:padding-right="0.0486in"/>
    </style:style>
    <style:style style:name="P3288" style:parent-style-name="Standard" style:family="paragraph">
      <style:paragraph-properties fo:margin-bottom="0in"/>
      <style:text-properties fo:color="#00000A" fo:font-size="10pt" style:font-size-asian="10pt" style:font-size-complex="10pt" style:language-asian="it" style:country-asian="IT"/>
    </style:style>
    <style:style style:name="TableCell3289" style:family="table-cell">
      <style:table-cell-properties fo:border="none" style:writing-mode="lr-tb" style:vertical-align="bottom" fo:padding-top="0in" fo:padding-left="0.0486in" fo:padding-bottom="0in" fo:padding-right="0.0486in"/>
    </style:style>
    <style:style style:name="P3290" style:parent-style-name="Standard" style:family="paragraph">
      <style:paragraph-properties fo:margin-bottom="0in"/>
      <style:text-properties fo:color="#00000A" fo:font-size="10pt" style:font-size-asian="10pt" style:font-size-complex="10pt" style:language-asian="it" style:country-asian="IT"/>
    </style:style>
    <style:style style:name="TableCell3291" style:family="table-cell">
      <style:table-cell-properties fo:border="none" style:writing-mode="lr-tb" style:vertical-align="bottom" fo:padding-top="0in" fo:padding-left="0.0486in" fo:padding-bottom="0in" fo:padding-right="0.0486in"/>
    </style:style>
    <style:style style:name="P3292" style:parent-style-name="Standard" style:family="paragraph">
      <style:paragraph-properties fo:margin-bottom="0in"/>
      <style:text-properties fo:color="#00000A" fo:font-size="10pt" style:font-size-asian="10pt" style:font-size-complex="10pt" style:language-asian="it" style:country-asian="IT"/>
    </style:style>
    <style:style style:name="TableRow3293" style:family="table-row">
      <style:table-row-properties style:row-height="0.0159in"/>
    </style:style>
    <style:style style:name="TableCell3294" style:family="table-cell">
      <style:table-cell-properties fo:border="none" style:writing-mode="lr-tb" style:vertical-align="bottom" fo:padding-top="0in" fo:padding-left="0.0486in" fo:padding-bottom="0in" fo:padding-right="0.0486in"/>
    </style:style>
    <style:style style:name="P3295" style:parent-style-name="Standard" style:family="paragraph">
      <style:paragraph-properties fo:margin-bottom="0in"/>
      <style:text-properties fo:color="#00000A" fo:font-size="10pt" style:font-size-asian="10pt" style:font-size-complex="10pt" style:language-asian="it" style:country-asian="IT"/>
    </style:style>
    <style:style style:name="TableCell3296" style:family="table-cell">
      <style:table-cell-properties fo:border="none" style:writing-mode="lr-tb" style:vertical-align="bottom" fo:padding-top="0in" fo:padding-left="0.0486in" fo:padding-bottom="0in" fo:padding-right="0.0486in"/>
    </style:style>
    <style:style style:name="P3297" style:parent-style-name="Standard" style:family="paragraph">
      <style:paragraph-properties fo:margin-bottom="0in"/>
      <style:text-properties fo:color="#00000A" fo:font-size="10pt" style:font-size-asian="10pt" style:font-size-complex="10pt" style:language-asian="it" style:country-asian="IT"/>
    </style:style>
    <style:style style:name="TableCell3298" style:family="table-cell">
      <style:table-cell-properties fo:border="none" style:writing-mode="lr-tb" style:vertical-align="bottom" fo:padding-top="0in" fo:padding-left="0.0486in" fo:padding-bottom="0in" fo:padding-right="0.0486in"/>
    </style:style>
    <style:style style:name="P3299" style:parent-style-name="Standard" style:family="paragraph">
      <style:paragraph-properties fo:margin-bottom="0in"/>
      <style:text-properties fo:color="#00000A" fo:font-size="10pt" style:font-size-asian="10pt" style:font-size-complex="10pt" style:language-asian="it" style:country-asian="IT"/>
    </style:style>
    <style:style style:name="TableRow3300" style:family="table-row">
      <style:table-row-properties style:min-row-height="0.2083in"/>
    </style:style>
    <style:style style:name="TableCell3301" style:family="table-cell">
      <style:table-cell-properties fo:border="none" style:writing-mode="lr-tb" style:vertical-align="bottom" fo:padding-top="0in" fo:padding-left="0.0486in" fo:padding-bottom="0in" fo:padding-right="0.0486in"/>
    </style:style>
    <style:style style:name="P3302"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03" style:family="table-cell">
      <style:table-cell-properties fo:border="none" style:writing-mode="lr-tb" style:vertical-align="bottom" fo:padding-top="0in" fo:padding-left="0.0486in" fo:padding-bottom="0in" fo:padding-right="0.0486in"/>
    </style:style>
    <style:style style:name="P3304"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05" style:family="table-cell">
      <style:table-cell-properties fo:border="none" style:writing-mode="lr-tb" style:vertical-align="bottom" fo:padding-top="0in" fo:padding-left="0.0486in" fo:padding-bottom="0in" fo:padding-right="0.0486in"/>
    </style:style>
    <style:style style:name="P3306" style:parent-style-name="Standard" style:family="paragraph">
      <style:paragraph-properties fo:margin-bottom="0in"/>
      <style:text-properties fo:color="#00000A" fo:font-size="10pt" style:font-size-asian="10pt" style:font-size-complex="10pt" style:language-asian="it" style:country-asian="IT"/>
    </style:style>
    <style:style style:name="TableRow3307" style:family="table-row">
      <style:table-row-properties style:min-row-height="0.2083in"/>
    </style:style>
    <style:style style:name="TableCell3308" style:family="table-cell">
      <style:table-cell-properties fo:border="none" style:writing-mode="lr-tb" style:vertical-align="bottom" fo:padding-top="0in" fo:padding-left="0.0486in" fo:padding-bottom="0in" fo:padding-right="0.0486in"/>
    </style:style>
    <style:style style:name="P3309" style:parent-style-name="Standard" style:family="paragraph">
      <style:paragraph-properties fo:margin-bottom="0in"/>
      <style:text-properties fo:color="#00000A" fo:font-size="10pt" style:font-size-asian="10pt" style:font-size-complex="10pt" style:language-asian="it" style:country-asian="IT"/>
    </style:style>
    <style:style style:name="TableCell3310" style:family="table-cell">
      <style:table-cell-properties fo:border="none" style:writing-mode="lr-tb" style:vertical-align="bottom" fo:padding-top="0in" fo:padding-left="0.0486in" fo:padding-bottom="0in" fo:padding-right="0.0486in"/>
    </style:style>
    <style:style style:name="P3311" style:parent-style-name="Standard" style:family="paragraph">
      <style:paragraph-properties fo:margin-bottom="0in"/>
      <style:text-properties fo:color="#00000A" fo:font-size="10pt" style:font-size-asian="10pt" style:font-size-complex="10pt" style:language-asian="it" style:country-asian="IT"/>
    </style:style>
    <style:style style:name="TableCell3312" style:family="table-cell">
      <style:table-cell-properties fo:border="none" style:writing-mode="lr-tb" style:vertical-align="bottom" fo:padding-top="0in" fo:padding-left="0.0486in" fo:padding-bottom="0in" fo:padding-right="0.0486in"/>
    </style:style>
    <style:style style:name="P331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14" style:family="table-row">
      <style:table-row-properties style:row-height="0.0159in"/>
    </style:style>
    <style:style style:name="TableCell3315" style:family="table-cell">
      <style:table-cell-properties fo:border="none" style:writing-mode="lr-tb" style:vertical-align="bottom" fo:padding-top="0in" fo:padding-left="0.0486in" fo:padding-bottom="0in" fo:padding-right="0.0486in"/>
    </style:style>
    <style:style style:name="P331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17" style:family="table-cell">
      <style:table-cell-properties fo:border="none" style:writing-mode="lr-tb" style:vertical-align="bottom" fo:padding-top="0in" fo:padding-left="0.0486in" fo:padding-bottom="0in" fo:padding-right="0.0486in"/>
    </style:style>
    <style:style style:name="P3318" style:parent-style-name="Standard" style:family="paragraph">
      <style:paragraph-properties fo:margin-bottom="0in"/>
      <style:text-properties fo:color="#00000A" fo:font-size="10pt" style:font-size-asian="10pt" style:font-size-complex="10pt" style:language-asian="it" style:country-asian="IT"/>
    </style:style>
    <style:style style:name="TableCell3319" style:family="table-cell">
      <style:table-cell-properties fo:border="none" style:writing-mode="lr-tb" style:vertical-align="bottom" fo:padding-top="0in" fo:padding-left="0.0486in" fo:padding-bottom="0in" fo:padding-right="0.0486in"/>
    </style:style>
    <style:style style:name="P3320" style:parent-style-name="Standard" style:family="paragraph">
      <style:paragraph-properties fo:margin-bottom="0in"/>
      <style:text-properties fo:color="#00000A" fo:font-size="10pt" style:font-size-asian="10pt" style:font-size-complex="10pt" style:language-asian="it" style:country-asian="IT"/>
    </style:style>
    <style:style style:name="TableRow3321" style:family="table-row">
      <style:table-row-properties style:row-height="0.0159in"/>
    </style:style>
    <style:style style:name="TableCell3322" style:family="table-cell">
      <style:table-cell-properties fo:border="none" style:writing-mode="lr-tb" style:vertical-align="bottom" fo:padding-top="0in" fo:padding-left="0.0486in" fo:padding-bottom="0in" fo:padding-right="0.0486in"/>
    </style:style>
    <style:style style:name="P3323" style:parent-style-name="Standard" style:family="paragraph">
      <style:paragraph-properties fo:margin-bottom="0in"/>
      <style:text-properties fo:color="#00000A" fo:font-size="10pt" style:font-size-asian="10pt" style:font-size-complex="10pt" style:language-asian="it" style:country-asian="IT"/>
    </style:style>
    <style:style style:name="TableCell3324" style:family="table-cell">
      <style:table-cell-properties fo:border="none" style:writing-mode="lr-tb" style:vertical-align="bottom" fo:padding-top="0in" fo:padding-left="0.0486in" fo:padding-bottom="0in" fo:padding-right="0.0486in"/>
    </style:style>
    <style:style style:name="P3325" style:parent-style-name="Standard" style:family="paragraph">
      <style:paragraph-properties fo:margin-bottom="0in"/>
      <style:text-properties fo:color="#00000A" fo:font-size="10pt" style:font-size-asian="10pt" style:font-size-complex="10pt" style:language-asian="it" style:country-asian="IT"/>
    </style:style>
    <style:style style:name="TableCell3326" style:family="table-cell">
      <style:table-cell-properties fo:border="none" style:writing-mode="lr-tb" style:vertical-align="bottom" fo:padding-top="0in" fo:padding-left="0.0486in" fo:padding-bottom="0in" fo:padding-right="0.0486in"/>
    </style:style>
    <style:style style:name="P3327" style:parent-style-name="Standard" style:family="paragraph">
      <style:paragraph-properties fo:margin-bottom="0in"/>
      <style:text-properties fo:color="#00000A" fo:font-size="10pt" style:font-size-asian="10pt" style:font-size-complex="10pt" style:language-asian="it" style:country-asian="IT"/>
    </style:style>
    <style:style style:name="TableRow3328" style:family="table-row">
      <style:table-row-properties style:row-height="0.0159in"/>
    </style:style>
    <style:style style:name="TableCell3329" style:family="table-cell">
      <style:table-cell-properties fo:border="none" style:writing-mode="lr-tb" style:vertical-align="bottom" fo:padding-top="0in" fo:padding-left="0.0486in" fo:padding-bottom="0in" fo:padding-right="0.0486in"/>
    </style:style>
    <style:style style:name="P3330" style:parent-style-name="Standard" style:family="paragraph">
      <style:paragraph-properties fo:margin-bottom="0in"/>
      <style:text-properties fo:color="#00000A" fo:font-size="10pt" style:font-size-asian="10pt" style:font-size-complex="10pt" style:language-asian="it" style:country-asian="IT"/>
    </style:style>
    <style:style style:name="TableCell3331" style:family="table-cell">
      <style:table-cell-properties fo:border="none" style:writing-mode="lr-tb" style:vertical-align="bottom" fo:padding-top="0in" fo:padding-left="0.0486in" fo:padding-bottom="0in" fo:padding-right="0.0486in"/>
    </style:style>
    <style:style style:name="P3332" style:parent-style-name="Standard" style:family="paragraph">
      <style:paragraph-properties fo:margin-bottom="0in"/>
      <style:text-properties fo:color="#00000A" fo:font-size="10pt" style:font-size-asian="10pt" style:font-size-complex="10pt" style:language-asian="it" style:country-asian="IT"/>
    </style:style>
    <style:style style:name="TableCell3333" style:family="table-cell">
      <style:table-cell-properties fo:border="none" style:writing-mode="lr-tb" style:vertical-align="bottom" fo:padding-top="0in" fo:padding-left="0.0486in" fo:padding-bottom="0in" fo:padding-right="0.0486in"/>
    </style:style>
    <style:style style:name="P3334" style:parent-style-name="Standard" style:family="paragraph">
      <style:paragraph-properties fo:margin-bottom="0in"/>
      <style:text-properties fo:color="#00000A" fo:font-size="10pt" style:font-size-asian="10pt" style:font-size-complex="10pt" style:language-asian="it" style:country-asian="IT"/>
    </style:style>
    <style:style style:name="TableRow3335" style:family="table-row">
      <style:table-row-properties style:row-height="0.0159in"/>
    </style:style>
    <style:style style:name="TableCell3336" style:family="table-cell">
      <style:table-cell-properties fo:border="none" style:writing-mode="lr-tb" style:vertical-align="bottom" fo:padding-top="0in" fo:padding-left="0.0486in" fo:padding-bottom="0in" fo:padding-right="0.0486in"/>
    </style:style>
    <style:style style:name="P3337" style:parent-style-name="Standard" style:family="paragraph">
      <style:paragraph-properties fo:margin-bottom="0in"/>
      <style:text-properties fo:color="#00000A" fo:font-size="10pt" style:font-size-asian="10pt" style:font-size-complex="10pt" style:language-asian="it" style:country-asian="IT"/>
    </style:style>
    <style:style style:name="TableCell3338" style:family="table-cell">
      <style:table-cell-properties fo:border="none" style:writing-mode="lr-tb" style:vertical-align="bottom" fo:padding-top="0in" fo:padding-left="0.0486in" fo:padding-bottom="0in" fo:padding-right="0.0486in"/>
    </style:style>
    <style:style style:name="P3339" style:parent-style-name="Standard" style:family="paragraph">
      <style:paragraph-properties fo:margin-bottom="0in"/>
      <style:text-properties fo:color="#00000A" fo:font-size="10pt" style:font-size-asian="10pt" style:font-size-complex="10pt" style:language-asian="it" style:country-asian="IT"/>
    </style:style>
    <style:style style:name="TableCell3340" style:family="table-cell">
      <style:table-cell-properties fo:border="none" style:writing-mode="lr-tb" style:vertical-align="bottom" fo:padding-top="0in" fo:padding-left="0.0486in" fo:padding-bottom="0in" fo:padding-right="0.0486in"/>
    </style:style>
    <style:style style:name="P3341" style:parent-style-name="Standard" style:family="paragraph">
      <style:paragraph-properties fo:margin-bottom="0in"/>
      <style:text-properties fo:color="#00000A" fo:font-size="10pt" style:font-size-asian="10pt" style:font-size-complex="10pt" style:language-asian="it" style:country-asian="IT"/>
    </style:style>
    <style:style style:name="P3342" style:parent-style-name="Normale" style:family="paragraph">
      <style:paragraph-properties fo:break-before="page"/>
    </style:style>
    <style:style style:name="TableColumn3344" style:family="table-column">
      <style:table-column-properties style:column-width="2.0263in"/>
    </style:style>
    <style:style style:name="TableColumn3345" style:family="table-column">
      <style:table-column-properties style:column-width="1.7791in"/>
    </style:style>
    <style:style style:name="TableColumn3346" style:family="table-column">
      <style:table-column-properties style:column-width="1.9027in"/>
    </style:style>
    <style:style style:name="Table3343" style:family="table">
      <style:table-properties style:width="5.7083in" fo:margin-left="0.0312in" table:align="left"/>
    </style:style>
    <style:style style:name="TableRow3347" style:family="table-row">
      <style:table-row-properties style:min-row-height="0.2604in"/>
    </style:style>
    <style:style style:name="TableCell3348" style:family="table-cell">
      <style:table-cell-properties fo:border="none" style:writing-mode="lr-tb" style:vertical-align="bottom" fo:padding-top="0in" fo:padding-left="0.0486in" fo:padding-bottom="0in" fo:padding-right="0.0486in"/>
    </style:style>
    <style:style style:name="P3349" style:parent-style-name="Titolo1" style:family="paragraph">
      <style:text-properties style:font-name-asian="Times New Roman" style:language-asian="it" style:country-asian="IT"/>
    </style:style>
    <style:style style:name="TableCell3350" style:family="table-cell">
      <style:table-cell-properties fo:border="none" style:writing-mode="lr-tb" style:vertical-align="bottom" fo:padding-top="0in" fo:padding-left="0.0486in" fo:padding-bottom="0in" fo:padding-right="0.0486in"/>
    </style:style>
    <style:style style:name="P3351"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352" style:family="table-cell">
      <style:table-cell-properties fo:border="none" style:writing-mode="lr-tb" style:vertical-align="bottom" fo:padding-top="0in" fo:padding-left="0.0486in" fo:padding-bottom="0in" fo:padding-right="0.0486in"/>
    </style:style>
    <style:style style:name="P3353" style:parent-style-name="Standard" style:family="paragraph">
      <style:paragraph-properties fo:margin-bottom="0in"/>
      <style:text-properties fo:color="#00000A" fo:font-size="10pt" style:font-size-asian="10pt" style:font-size-complex="10pt" style:language-asian="it" style:country-asian="IT"/>
    </style:style>
    <style:style style:name="TableRow3354" style:family="table-row">
      <style:table-row-properties style:row-height="0.0159in"/>
    </style:style>
    <style:style style:name="TableCell3355" style:family="table-cell">
      <style:table-cell-properties fo:border="none" style:writing-mode="lr-tb" style:vertical-align="bottom" fo:padding-top="0in" fo:padding-left="0.0486in" fo:padding-bottom="0in" fo:padding-right="0.0486in"/>
    </style:style>
    <style:style style:name="P3356" style:parent-style-name="Standard" style:family="paragraph">
      <style:paragraph-properties fo:margin-bottom="0in"/>
      <style:text-properties fo:color="#00000A" fo:font-size="10pt" style:font-size-asian="10pt" style:font-size-complex="10pt" style:language-asian="it" style:country-asian="IT"/>
    </style:style>
    <style:style style:name="TableCell3357" style:family="table-cell">
      <style:table-cell-properties fo:border="none" style:writing-mode="lr-tb" style:vertical-align="bottom" fo:padding-top="0in" fo:padding-left="0.0486in" fo:padding-bottom="0in" fo:padding-right="0.0486in"/>
    </style:style>
    <style:style style:name="P3358" style:parent-style-name="Standard" style:family="paragraph">
      <style:paragraph-properties fo:margin-bottom="0in"/>
      <style:text-properties fo:color="#00000A" fo:font-size="10pt" style:font-size-asian="10pt" style:font-size-complex="10pt" style:language-asian="it" style:country-asian="IT"/>
    </style:style>
    <style:style style:name="TableCell3359" style:family="table-cell">
      <style:table-cell-properties fo:border="none" style:writing-mode="lr-tb" style:vertical-align="bottom" fo:padding-top="0in" fo:padding-left="0.0486in" fo:padding-bottom="0in" fo:padding-right="0.0486in"/>
    </style:style>
    <style:style style:name="P3360" style:parent-style-name="Standard" style:family="paragraph">
      <style:paragraph-properties fo:margin-bottom="0in"/>
      <style:text-properties fo:color="#00000A" fo:font-size="10pt" style:font-size-asian="10pt" style:font-size-complex="10pt" style:language-asian="it" style:country-asian="IT"/>
    </style:style>
    <style:style style:name="TableRow3361" style:family="table-row">
      <style:table-row-properties style:min-row-height="0.2083in"/>
    </style:style>
    <style:style style:name="TableCell3362" style:family="table-cell">
      <style:table-cell-properties fo:border="none" style:writing-mode="lr-tb" style:vertical-align="bottom" fo:padding-top="0in" fo:padding-left="0.0486in" fo:padding-bottom="0in" fo:padding-right="0.0486in"/>
    </style:style>
    <style:style style:name="P336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64" style:family="table-cell">
      <style:table-cell-properties fo:border="none" style:writing-mode="lr-tb" style:vertical-align="bottom" fo:padding-top="0in" fo:padding-left="0.0486in" fo:padding-bottom="0in" fo:padding-right="0.0486in"/>
    </style:style>
    <style:style style:name="P336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66" style:family="table-cell">
      <style:table-cell-properties fo:border="none" style:writing-mode="lr-tb" style:vertical-align="bottom" fo:padding-top="0in" fo:padding-left="0.0486in" fo:padding-bottom="0in" fo:padding-right="0.0486in"/>
    </style:style>
    <style:style style:name="P3367" style:parent-style-name="Standard" style:family="paragraph">
      <style:paragraph-properties fo:margin-bottom="0in"/>
      <style:text-properties fo:color="#00000A" fo:font-size="10pt" style:font-size-asian="10pt" style:font-size-complex="10pt" style:language-asian="it" style:country-asian="IT"/>
    </style:style>
    <style:style style:name="TableRow3368" style:family="table-row">
      <style:table-row-properties style:row-height="0.0159in"/>
    </style:style>
    <style:style style:name="TableCell3369" style:family="table-cell">
      <style:table-cell-properties fo:border="none" style:writing-mode="lr-tb" style:vertical-align="bottom" fo:padding-top="0in" fo:padding-left="0.0486in" fo:padding-bottom="0in" fo:padding-right="0.0486in"/>
    </style:style>
    <style:style style:name="P3370" style:parent-style-name="Standard" style:family="paragraph">
      <style:paragraph-properties fo:margin-bottom="0in"/>
      <style:text-properties fo:color="#00000A" fo:font-size="10pt" style:font-size-asian="10pt" style:font-size-complex="10pt" style:language-asian="it" style:country-asian="IT"/>
    </style:style>
    <style:style style:name="TableCell3371" style:family="table-cell">
      <style:table-cell-properties fo:border="none" style:writing-mode="lr-tb" style:vertical-align="bottom" fo:padding-top="0in" fo:padding-left="0.0486in" fo:padding-bottom="0in" fo:padding-right="0.0486in"/>
    </style:style>
    <style:style style:name="P3372" style:parent-style-name="Standard" style:family="paragraph">
      <style:paragraph-properties fo:margin-bottom="0in"/>
      <style:text-properties fo:color="#00000A" fo:font-size="10pt" style:font-size-asian="10pt" style:font-size-complex="10pt" style:language-asian="it" style:country-asian="IT"/>
    </style:style>
    <style:style style:name="TableCell3373" style:family="table-cell">
      <style:table-cell-properties fo:border="none" style:writing-mode="lr-tb" style:vertical-align="bottom" fo:padding-top="0in" fo:padding-left="0.0486in" fo:padding-bottom="0in" fo:padding-right="0.0486in"/>
    </style:style>
    <style:style style:name="P3374" style:parent-style-name="Standard" style:family="paragraph">
      <style:paragraph-properties fo:margin-bottom="0in"/>
      <style:text-properties fo:color="#00000A" fo:font-size="10pt" style:font-size-asian="10pt" style:font-size-complex="10pt" style:language-asian="it" style:country-asian="IT"/>
    </style:style>
    <style:style style:name="TableRow3375" style:family="table-row">
      <style:table-row-properties style:min-row-height="0.2083in"/>
    </style:style>
    <style:style style:name="TableCell3376" style:family="table-cell">
      <style:table-cell-properties fo:border="none" style:writing-mode="lr-tb" style:vertical-align="bottom" fo:padding-top="0in" fo:padding-left="0.0486in" fo:padding-bottom="0in" fo:padding-right="0.0486in"/>
    </style:style>
    <style:style style:name="P337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378" style:family="table-cell">
      <style:table-cell-properties fo:border="none" style:writing-mode="lr-tb" style:vertical-align="bottom" fo:padding-top="0in" fo:padding-left="0.0486in" fo:padding-bottom="0in" fo:padding-right="0.0486in"/>
    </style:style>
    <style:style style:name="P337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380" style:family="table-cell">
      <style:table-cell-properties fo:border="none" style:writing-mode="lr-tb" style:vertical-align="bottom" fo:padding-top="0in" fo:padding-left="0.0486in" fo:padding-bottom="0in" fo:padding-right="0.0486in"/>
    </style:style>
    <style:style style:name="P3381" style:parent-style-name="Standard" style:family="paragraph">
      <style:paragraph-properties fo:margin-bottom="0in"/>
      <style:text-properties fo:color="#00000A" fo:font-size="10pt" style:font-size-asian="10pt" style:font-size-complex="10pt" style:language-asian="it" style:country-asian="IT"/>
    </style:style>
    <style:style style:name="TableRow3382" style:family="table-row">
      <style:table-row-properties style:min-row-height="0.2083in"/>
    </style:style>
    <style:style style:name="TableCell3383" style:family="table-cell">
      <style:table-cell-properties fo:border="none" style:writing-mode="lr-tb" style:vertical-align="bottom" fo:padding-top="0in" fo:padding-left="0.0486in" fo:padding-bottom="0in" fo:padding-right="0.0486in"/>
    </style:style>
    <style:style style:name="P338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85" style:family="table-cell">
      <style:table-cell-properties fo:border="none" style:writing-mode="lr-tb" style:vertical-align="bottom" fo:padding-top="0in" fo:padding-left="0.0486in" fo:padding-bottom="0in" fo:padding-right="0.0486in"/>
    </style:style>
    <style:style style:name="P338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387" style:family="table-cell">
      <style:table-cell-properties fo:border="none" style:writing-mode="lr-tb" style:vertical-align="bottom" fo:padding-top="0in" fo:padding-left="0.0486in" fo:padding-bottom="0in" fo:padding-right="0.0486in"/>
    </style:style>
    <style:style style:name="P338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389" style:family="table-row">
      <style:table-row-properties style:row-height="0.0159in"/>
    </style:style>
    <style:style style:name="TableCell3390" style:family="table-cell">
      <style:table-cell-properties fo:border="none" style:writing-mode="lr-tb" style:vertical-align="bottom" fo:padding-top="0in" fo:padding-left="0.0486in" fo:padding-bottom="0in" fo:padding-right="0.0486in"/>
    </style:style>
    <style:style style:name="P339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392" style:family="table-cell">
      <style:table-cell-properties fo:border="none" style:writing-mode="lr-tb" style:vertical-align="bottom" fo:padding-top="0in" fo:padding-left="0.0486in" fo:padding-bottom="0in" fo:padding-right="0.0486in"/>
    </style:style>
    <style:style style:name="P3393" style:parent-style-name="Standard" style:family="paragraph">
      <style:paragraph-properties fo:margin-bottom="0in"/>
      <style:text-properties fo:color="#00000A" fo:font-size="10pt" style:font-size-asian="10pt" style:font-size-complex="10pt" style:language-asian="it" style:country-asian="IT"/>
    </style:style>
    <style:style style:name="TableCell3394" style:family="table-cell">
      <style:table-cell-properties fo:border="none" style:writing-mode="lr-tb" style:vertical-align="bottom" fo:padding-top="0in" fo:padding-left="0.0486in" fo:padding-bottom="0in" fo:padding-right="0.0486in"/>
    </style:style>
    <style:style style:name="P3395" style:parent-style-name="Standard" style:family="paragraph">
      <style:paragraph-properties fo:margin-bottom="0in"/>
      <style:text-properties fo:color="#00000A" fo:font-size="10pt" style:font-size-asian="10pt" style:font-size-complex="10pt" style:language-asian="it" style:country-asian="IT"/>
    </style:style>
    <style:style style:name="TableRow3396" style:family="table-row">
      <style:table-row-properties style:row-height="0.0159in"/>
    </style:style>
    <style:style style:name="TableCell3397" style:family="table-cell">
      <style:table-cell-properties fo:border="none" style:writing-mode="lr-tb" style:vertical-align="bottom" fo:padding-top="0in" fo:padding-left="0.0486in" fo:padding-bottom="0in" fo:padding-right="0.0486in"/>
    </style:style>
    <style:style style:name="P3398" style:parent-style-name="Standard" style:family="paragraph">
      <style:paragraph-properties fo:margin-bottom="0in"/>
      <style:text-properties fo:color="#00000A" fo:font-size="10pt" style:font-size-asian="10pt" style:font-size-complex="10pt" style:language-asian="it" style:country-asian="IT"/>
    </style:style>
    <style:style style:name="TableCell3399" style:family="table-cell">
      <style:table-cell-properties fo:border="none" style:writing-mode="lr-tb" style:vertical-align="bottom" fo:padding-top="0in" fo:padding-left="0.0486in" fo:padding-bottom="0in" fo:padding-right="0.0486in"/>
    </style:style>
    <style:style style:name="P3400" style:parent-style-name="Standard" style:family="paragraph">
      <style:paragraph-properties fo:margin-bottom="0in"/>
      <style:text-properties fo:color="#00000A" fo:font-size="10pt" style:font-size-asian="10pt" style:font-size-complex="10pt" style:language-asian="it" style:country-asian="IT"/>
    </style:style>
    <style:style style:name="TableCell3401" style:family="table-cell">
      <style:table-cell-properties fo:border="none" style:writing-mode="lr-tb" style:vertical-align="bottom" fo:padding-top="0in" fo:padding-left="0.0486in" fo:padding-bottom="0in" fo:padding-right="0.0486in"/>
    </style:style>
    <style:style style:name="P3402" style:parent-style-name="Standard" style:family="paragraph">
      <style:paragraph-properties fo:margin-bottom="0in"/>
      <style:text-properties fo:color="#00000A" fo:font-size="10pt" style:font-size-asian="10pt" style:font-size-complex="10pt" style:language-asian="it" style:country-asian="IT"/>
    </style:style>
    <style:style style:name="TableRow3403" style:family="table-row">
      <style:table-row-properties style:row-height="0.0159in"/>
    </style:style>
    <style:style style:name="TableCell3404" style:family="table-cell">
      <style:table-cell-properties fo:border="none" style:writing-mode="lr-tb" style:vertical-align="bottom" fo:padding-top="0in" fo:padding-left="0.0486in" fo:padding-bottom="0in" fo:padding-right="0.0486in"/>
    </style:style>
    <style:style style:name="P3405" style:parent-style-name="Standard" style:family="paragraph">
      <style:paragraph-properties fo:margin-bottom="0in"/>
      <style:text-properties fo:color="#00000A" fo:font-size="10pt" style:font-size-asian="10pt" style:font-size-complex="10pt" style:language-asian="it" style:country-asian="IT"/>
    </style:style>
    <style:style style:name="TableCell3406" style:family="table-cell">
      <style:table-cell-properties fo:border="none" style:writing-mode="lr-tb" style:vertical-align="bottom" fo:padding-top="0in" fo:padding-left="0.0486in" fo:padding-bottom="0in" fo:padding-right="0.0486in"/>
    </style:style>
    <style:style style:name="P3407" style:parent-style-name="Standard" style:family="paragraph">
      <style:paragraph-properties fo:margin-bottom="0in"/>
      <style:text-properties fo:color="#00000A" fo:font-size="10pt" style:font-size-asian="10pt" style:font-size-complex="10pt" style:language-asian="it" style:country-asian="IT"/>
    </style:style>
    <style:style style:name="TableCell3408" style:family="table-cell">
      <style:table-cell-properties fo:border="none" style:writing-mode="lr-tb" style:vertical-align="bottom" fo:padding-top="0in" fo:padding-left="0.0486in" fo:padding-bottom="0in" fo:padding-right="0.0486in"/>
    </style:style>
    <style:style style:name="P3409" style:parent-style-name="Standard" style:family="paragraph">
      <style:paragraph-properties fo:margin-bottom="0in"/>
      <style:text-properties fo:color="#00000A" fo:font-size="10pt" style:font-size-asian="10pt" style:font-size-complex="10pt" style:language-asian="it" style:country-asian="IT"/>
    </style:style>
    <style:style style:name="TableRow3410" style:family="table-row">
      <style:table-row-properties style:row-height="0.0159in"/>
    </style:style>
    <style:style style:name="TableCell3411" style:family="table-cell">
      <style:table-cell-properties fo:border="none" style:writing-mode="lr-tb" style:vertical-align="bottom" fo:padding-top="0in" fo:padding-left="0.0486in" fo:padding-bottom="0in" fo:padding-right="0.0486in"/>
    </style:style>
    <style:style style:name="P3412" style:parent-style-name="Standard" style:family="paragraph">
      <style:paragraph-properties fo:margin-bottom="0in"/>
      <style:text-properties fo:color="#00000A" fo:font-size="10pt" style:font-size-asian="10pt" style:font-size-complex="10pt" style:language-asian="it" style:country-asian="IT"/>
    </style:style>
    <style:style style:name="TableCell3413" style:family="table-cell">
      <style:table-cell-properties fo:border="none" style:writing-mode="lr-tb" style:vertical-align="bottom" fo:padding-top="0in" fo:padding-left="0.0486in" fo:padding-bottom="0in" fo:padding-right="0.0486in"/>
    </style:style>
    <style:style style:name="P3414" style:parent-style-name="Standard" style:family="paragraph">
      <style:paragraph-properties fo:margin-bottom="0in"/>
      <style:text-properties fo:color="#00000A" fo:font-size="10pt" style:font-size-asian="10pt" style:font-size-complex="10pt" style:language-asian="it" style:country-asian="IT"/>
    </style:style>
    <style:style style:name="TableCell3415" style:family="table-cell">
      <style:table-cell-properties fo:border="none" style:writing-mode="lr-tb" style:vertical-align="bottom" fo:padding-top="0in" fo:padding-left="0.0486in" fo:padding-bottom="0in" fo:padding-right="0.0486in"/>
    </style:style>
    <style:style style:name="P3416" style:parent-style-name="Standard" style:family="paragraph">
      <style:paragraph-properties fo:margin-bottom="0in"/>
      <style:text-properties fo:color="#00000A" fo:font-size="10pt" style:font-size-asian="10pt" style:font-size-complex="10pt" style:language-asian="it" style:country-asian="IT"/>
    </style:style>
    <style:style style:name="TableRow3417" style:family="table-row">
      <style:table-row-properties style:row-height="0.0159in"/>
    </style:style>
    <style:style style:name="TableCell3418" style:family="table-cell">
      <style:table-cell-properties fo:border="none" style:writing-mode="lr-tb" style:vertical-align="bottom" fo:padding-top="0in" fo:padding-left="0.0486in" fo:padding-bottom="0in" fo:padding-right="0.0486in"/>
    </style:style>
    <style:style style:name="P3419" style:parent-style-name="Standard" style:family="paragraph">
      <style:paragraph-properties fo:margin-bottom="0in"/>
      <style:text-properties fo:color="#00000A" fo:font-size="10pt" style:font-size-asian="10pt" style:font-size-complex="10pt" style:language-asian="it" style:country-asian="IT"/>
    </style:style>
    <style:style style:name="TableCell3420" style:family="table-cell">
      <style:table-cell-properties fo:border="none" style:writing-mode="lr-tb" style:vertical-align="bottom" fo:padding-top="0in" fo:padding-left="0.0486in" fo:padding-bottom="0in" fo:padding-right="0.0486in"/>
    </style:style>
    <style:style style:name="P3421" style:parent-style-name="Standard" style:family="paragraph">
      <style:paragraph-properties fo:margin-bottom="0in"/>
      <style:text-properties fo:color="#00000A" fo:font-size="10pt" style:font-size-asian="10pt" style:font-size-complex="10pt" style:language-asian="it" style:country-asian="IT"/>
    </style:style>
    <style:style style:name="TableCell3422" style:family="table-cell">
      <style:table-cell-properties fo:border="none" style:writing-mode="lr-tb" style:vertical-align="bottom" fo:padding-top="0in" fo:padding-left="0.0486in" fo:padding-bottom="0in" fo:padding-right="0.0486in"/>
    </style:style>
    <style:style style:name="P3423" style:parent-style-name="Standard" style:family="paragraph">
      <style:paragraph-properties fo:margin-bottom="0in"/>
      <style:text-properties fo:color="#00000A" fo:font-size="10pt" style:font-size-asian="10pt" style:font-size-complex="10pt" style:language-asian="it" style:country-asian="IT"/>
    </style:style>
    <style:style style:name="TableRow3424" style:family="table-row">
      <style:table-row-properties style:row-height="0.0159in"/>
    </style:style>
    <style:style style:name="TableCell3425" style:family="table-cell">
      <style:table-cell-properties fo:border="none" style:writing-mode="lr-tb" style:vertical-align="bottom" fo:padding-top="0in" fo:padding-left="0.0486in" fo:padding-bottom="0in" fo:padding-right="0.0486in"/>
    </style:style>
    <style:style style:name="P3426" style:parent-style-name="Standard" style:family="paragraph">
      <style:paragraph-properties fo:margin-bottom="0in"/>
      <style:text-properties fo:color="#00000A" fo:font-size="10pt" style:font-size-asian="10pt" style:font-size-complex="10pt" style:language-asian="it" style:country-asian="IT"/>
    </style:style>
    <style:style style:name="TableCell3427" style:family="table-cell">
      <style:table-cell-properties fo:border="none" style:writing-mode="lr-tb" style:vertical-align="bottom" fo:padding-top="0in" fo:padding-left="0.0486in" fo:padding-bottom="0in" fo:padding-right="0.0486in"/>
    </style:style>
    <style:style style:name="P3428" style:parent-style-name="Standard" style:family="paragraph">
      <style:paragraph-properties fo:margin-bottom="0in"/>
      <style:text-properties fo:color="#00000A" fo:font-size="10pt" style:font-size-asian="10pt" style:font-size-complex="10pt" style:language-asian="it" style:country-asian="IT"/>
    </style:style>
    <style:style style:name="TableCell3429" style:family="table-cell">
      <style:table-cell-properties fo:border="none" style:writing-mode="lr-tb" style:vertical-align="bottom" fo:padding-top="0in" fo:padding-left="0.0486in" fo:padding-bottom="0in" fo:padding-right="0.0486in"/>
    </style:style>
    <style:style style:name="P3430" style:parent-style-name="Standard" style:family="paragraph">
      <style:paragraph-properties fo:margin-bottom="0in"/>
      <style:text-properties fo:color="#00000A" fo:font-size="10pt" style:font-size-asian="10pt" style:font-size-complex="10pt" style:language-asian="it" style:country-asian="IT"/>
    </style:style>
    <style:style style:name="TableRow3431" style:family="table-row">
      <style:table-row-properties style:min-row-height="0.2083in"/>
    </style:style>
    <style:style style:name="TableCell3432" style:family="table-cell">
      <style:table-cell-properties fo:border="none" style:writing-mode="lr-tb" style:vertical-align="bottom" fo:padding-top="0in" fo:padding-left="0.0486in" fo:padding-bottom="0in" fo:padding-right="0.0486in"/>
    </style:style>
    <style:style style:name="P3433"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434" style:family="table-cell">
      <style:table-cell-properties fo:border="none" style:writing-mode="lr-tb" style:vertical-align="bottom" fo:padding-top="0in" fo:padding-left="0.0486in" fo:padding-bottom="0in" fo:padding-right="0.0486in"/>
    </style:style>
    <style:style style:name="P3435"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436" style:family="table-cell">
      <style:table-cell-properties fo:border="none" style:writing-mode="lr-tb" style:vertical-align="bottom" fo:padding-top="0in" fo:padding-left="0.0486in" fo:padding-bottom="0in" fo:padding-right="0.0486in"/>
    </style:style>
    <style:style style:name="P3437" style:parent-style-name="Standard" style:family="paragraph">
      <style:paragraph-properties fo:margin-bottom="0in"/>
      <style:text-properties fo:color="#00000A" fo:font-size="10pt" style:font-size-asian="10pt" style:font-size-complex="10pt" style:language-asian="it" style:country-asian="IT"/>
    </style:style>
    <style:style style:name="TableRow3438" style:family="table-row">
      <style:table-row-properties style:min-row-height="0.2083in"/>
    </style:style>
    <style:style style:name="TableCell3439" style:family="table-cell">
      <style:table-cell-properties fo:border="none" style:writing-mode="lr-tb" style:vertical-align="bottom" fo:padding-top="0in" fo:padding-left="0.0486in" fo:padding-bottom="0in" fo:padding-right="0.0486in"/>
    </style:style>
    <style:style style:name="P344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41" style:family="table-cell">
      <style:table-cell-properties fo:border="none" style:writing-mode="lr-tb" style:vertical-align="bottom" fo:padding-top="0in" fo:padding-left="0.0486in" fo:padding-bottom="0in" fo:padding-right="0.0486in"/>
    </style:style>
    <style:style style:name="P344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443" style:family="table-cell">
      <style:table-cell-properties fo:border="none" style:writing-mode="lr-tb" style:vertical-align="bottom" fo:padding-top="0in" fo:padding-left="0.0486in" fo:padding-bottom="0in" fo:padding-right="0.0486in"/>
    </style:style>
    <style:style style:name="P344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445" style:family="table-row">
      <style:table-row-properties style:row-height="0.0159in"/>
    </style:style>
    <style:style style:name="TableCell3446" style:family="table-cell">
      <style:table-cell-properties fo:border="none" style:writing-mode="lr-tb" style:vertical-align="bottom" fo:padding-top="0in" fo:padding-left="0.0486in" fo:padding-bottom="0in" fo:padding-right="0.0486in"/>
    </style:style>
    <style:style style:name="P344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448" style:family="table-cell">
      <style:table-cell-properties fo:border="none" style:writing-mode="lr-tb" style:vertical-align="bottom" fo:padding-top="0in" fo:padding-left="0.0486in" fo:padding-bottom="0in" fo:padding-right="0.0486in"/>
    </style:style>
    <style:style style:name="P3449" style:parent-style-name="Standard" style:family="paragraph">
      <style:paragraph-properties fo:margin-bottom="0in"/>
      <style:text-properties fo:color="#00000A" fo:font-size="10pt" style:font-size-asian="10pt" style:font-size-complex="10pt" style:language-asian="it" style:country-asian="IT"/>
    </style:style>
    <style:style style:name="TableCell3450" style:family="table-cell">
      <style:table-cell-properties fo:border="none" style:writing-mode="lr-tb" style:vertical-align="bottom" fo:padding-top="0in" fo:padding-left="0.0486in" fo:padding-bottom="0in" fo:padding-right="0.0486in"/>
    </style:style>
    <style:style style:name="P3451" style:parent-style-name="Standard" style:family="paragraph">
      <style:paragraph-properties fo:margin-bottom="0in"/>
      <style:text-properties fo:color="#00000A" fo:font-size="10pt" style:font-size-asian="10pt" style:font-size-complex="10pt" style:language-asian="it" style:country-asian="IT"/>
    </style:style>
    <style:style style:name="TableRow3452" style:family="table-row">
      <style:table-row-properties style:row-height="0.0159in"/>
    </style:style>
    <style:style style:name="TableCell3453" style:family="table-cell">
      <style:table-cell-properties fo:border="none" style:writing-mode="lr-tb" style:vertical-align="bottom" fo:padding-top="0in" fo:padding-left="0.0486in" fo:padding-bottom="0in" fo:padding-right="0.0486in"/>
    </style:style>
    <style:style style:name="P3454" style:parent-style-name="Standard" style:family="paragraph">
      <style:paragraph-properties fo:margin-bottom="0in"/>
      <style:text-properties fo:color="#00000A" fo:font-size="10pt" style:font-size-asian="10pt" style:font-size-complex="10pt" style:language-asian="it" style:country-asian="IT"/>
    </style:style>
    <style:style style:name="TableCell3455" style:family="table-cell">
      <style:table-cell-properties fo:border="none" style:writing-mode="lr-tb" style:vertical-align="bottom" fo:padding-top="0in" fo:padding-left="0.0486in" fo:padding-bottom="0in" fo:padding-right="0.0486in"/>
    </style:style>
    <style:style style:name="P3456" style:parent-style-name="Standard" style:family="paragraph">
      <style:paragraph-properties fo:margin-bottom="0in"/>
      <style:text-properties fo:color="#00000A" fo:font-size="10pt" style:font-size-asian="10pt" style:font-size-complex="10pt" style:language-asian="it" style:country-asian="IT"/>
    </style:style>
    <style:style style:name="TableCell3457" style:family="table-cell">
      <style:table-cell-properties fo:border="none" style:writing-mode="lr-tb" style:vertical-align="bottom" fo:padding-top="0in" fo:padding-left="0.0486in" fo:padding-bottom="0in" fo:padding-right="0.0486in"/>
    </style:style>
    <style:style style:name="P3458" style:parent-style-name="Standard" style:family="paragraph">
      <style:paragraph-properties fo:margin-bottom="0in"/>
      <style:text-properties fo:color="#00000A" fo:font-size="10pt" style:font-size-asian="10pt" style:font-size-complex="10pt" style:language-asian="it" style:country-asian="IT"/>
    </style:style>
    <style:style style:name="TableRow3459" style:family="table-row">
      <style:table-row-properties style:row-height="0.0159in"/>
    </style:style>
    <style:style style:name="TableCell3460" style:family="table-cell">
      <style:table-cell-properties fo:border="none" style:writing-mode="lr-tb" style:vertical-align="bottom" fo:padding-top="0in" fo:padding-left="0.0486in" fo:padding-bottom="0in" fo:padding-right="0.0486in"/>
    </style:style>
    <style:style style:name="P3461" style:parent-style-name="Standard" style:family="paragraph">
      <style:paragraph-properties fo:margin-bottom="0in"/>
      <style:text-properties fo:color="#00000A" fo:font-size="10pt" style:font-size-asian="10pt" style:font-size-complex="10pt" style:language-asian="it" style:country-asian="IT"/>
    </style:style>
    <style:style style:name="TableCell3462" style:family="table-cell">
      <style:table-cell-properties fo:border="none" style:writing-mode="lr-tb" style:vertical-align="bottom" fo:padding-top="0in" fo:padding-left="0.0486in" fo:padding-bottom="0in" fo:padding-right="0.0486in"/>
    </style:style>
    <style:style style:name="P3463" style:parent-style-name="Standard" style:family="paragraph">
      <style:paragraph-properties fo:margin-bottom="0in"/>
      <style:text-properties fo:color="#00000A" fo:font-size="10pt" style:font-size-asian="10pt" style:font-size-complex="10pt" style:language-asian="it" style:country-asian="IT"/>
    </style:style>
    <style:style style:name="TableCell3464" style:family="table-cell">
      <style:table-cell-properties fo:border="none" style:writing-mode="lr-tb" style:vertical-align="bottom" fo:padding-top="0in" fo:padding-left="0.0486in" fo:padding-bottom="0in" fo:padding-right="0.0486in"/>
    </style:style>
    <style:style style:name="P3465" style:parent-style-name="Standard" style:family="paragraph">
      <style:paragraph-properties fo:margin-bottom="0in"/>
      <style:text-properties fo:color="#00000A" fo:font-size="10pt" style:font-size-asian="10pt" style:font-size-complex="10pt" style:language-asian="it" style:country-asian="IT"/>
    </style:style>
    <style:style style:name="TableRow3466" style:family="table-row">
      <style:table-row-properties style:row-height="0.0159in"/>
    </style:style>
    <style:style style:name="TableCell3467" style:family="table-cell">
      <style:table-cell-properties fo:border="none" style:writing-mode="lr-tb" style:vertical-align="bottom" fo:padding-top="0in" fo:padding-left="0.0486in" fo:padding-bottom="0in" fo:padding-right="0.0486in"/>
    </style:style>
    <style:style style:name="P3468" style:parent-style-name="Standard" style:family="paragraph">
      <style:paragraph-properties fo:margin-bottom="0in"/>
      <style:text-properties fo:color="#00000A" fo:font-size="10pt" style:font-size-asian="10pt" style:font-size-complex="10pt" style:language-asian="it" style:country-asian="IT"/>
    </style:style>
    <style:style style:name="TableCell3469" style:family="table-cell">
      <style:table-cell-properties fo:border="none" style:writing-mode="lr-tb" style:vertical-align="bottom" fo:padding-top="0in" fo:padding-left="0.0486in" fo:padding-bottom="0in" fo:padding-right="0.0486in"/>
    </style:style>
    <style:style style:name="P3470" style:parent-style-name="Standard" style:family="paragraph">
      <style:paragraph-properties fo:margin-bottom="0in"/>
      <style:text-properties fo:color="#00000A" fo:font-size="10pt" style:font-size-asian="10pt" style:font-size-complex="10pt" style:language-asian="it" style:country-asian="IT"/>
    </style:style>
    <style:style style:name="TableCell3471" style:family="table-cell">
      <style:table-cell-properties fo:border="none" style:writing-mode="lr-tb" style:vertical-align="bottom" fo:padding-top="0in" fo:padding-left="0.0486in" fo:padding-bottom="0in" fo:padding-right="0.0486in"/>
    </style:style>
    <style:style style:name="P3472" style:parent-style-name="Standard" style:family="paragraph">
      <style:paragraph-properties fo:margin-bottom="0in"/>
      <style:text-properties fo:color="#00000A" fo:font-size="10pt" style:font-size-asian="10pt" style:font-size-complex="10pt" style:language-asian="it" style:country-asian="IT"/>
    </style:style>
    <style:style style:name="TableRow3473" style:family="table-row">
      <style:table-row-properties style:row-height="0.0159in"/>
    </style:style>
    <style:style style:name="TableCell3474" style:family="table-cell">
      <style:table-cell-properties fo:border="none" style:writing-mode="lr-tb" style:vertical-align="bottom" fo:padding-top="0in" fo:padding-left="0.0486in" fo:padding-bottom="0in" fo:padding-right="0.0486in"/>
    </style:style>
    <style:style style:name="P3475" style:parent-style-name="Standard" style:family="paragraph">
      <style:paragraph-properties fo:margin-bottom="0in"/>
      <style:text-properties fo:color="#00000A" fo:font-size="10pt" style:font-size-asian="10pt" style:font-size-complex="10pt" style:language-asian="it" style:country-asian="IT"/>
    </style:style>
    <style:style style:name="TableCell3476" style:family="table-cell">
      <style:table-cell-properties fo:border="none" style:writing-mode="lr-tb" style:vertical-align="bottom" fo:padding-top="0in" fo:padding-left="0.0486in" fo:padding-bottom="0in" fo:padding-right="0.0486in"/>
    </style:style>
    <style:style style:name="P3477" style:parent-style-name="Standard" style:family="paragraph">
      <style:paragraph-properties fo:margin-bottom="0in"/>
      <style:text-properties fo:color="#00000A" fo:font-size="10pt" style:font-size-asian="10pt" style:font-size-complex="10pt" style:language-asian="it" style:country-asian="IT"/>
    </style:style>
    <style:style style:name="TableCell3478" style:family="table-cell">
      <style:table-cell-properties fo:border="none" style:writing-mode="lr-tb" style:vertical-align="bottom" fo:padding-top="0in" fo:padding-left="0.0486in" fo:padding-bottom="0in" fo:padding-right="0.0486in"/>
    </style:style>
    <style:style style:name="P3479" style:parent-style-name="Standard" style:family="paragraph">
      <style:paragraph-properties fo:margin-bottom="0in"/>
      <style:text-properties fo:color="#00000A" fo:font-size="10pt" style:font-size-asian="10pt" style:font-size-complex="10pt" style:language-asian="it" style:country-asian="IT"/>
    </style:style>
    <style:style style:name="TableRow3480" style:family="table-row">
      <style:table-row-properties style:row-height="0.0159in"/>
    </style:style>
    <style:style style:name="TableCell3481" style:family="table-cell">
      <style:table-cell-properties fo:border="none" style:writing-mode="lr-tb" style:vertical-align="bottom" fo:padding-top="0in" fo:padding-left="0.0486in" fo:padding-bottom="0in" fo:padding-right="0.0486in"/>
    </style:style>
    <style:style style:name="P3482" style:parent-style-name="Standard" style:family="paragraph">
      <style:paragraph-properties fo:margin-bottom="0in"/>
      <style:text-properties fo:color="#00000A" fo:font-size="10pt" style:font-size-asian="10pt" style:font-size-complex="10pt" style:language-asian="it" style:country-asian="IT"/>
    </style:style>
    <style:style style:name="TableCell3483" style:family="table-cell">
      <style:table-cell-properties fo:border="none" style:writing-mode="lr-tb" style:vertical-align="bottom" fo:padding-top="0in" fo:padding-left="0.0486in" fo:padding-bottom="0in" fo:padding-right="0.0486in"/>
    </style:style>
    <style:style style:name="P3484" style:parent-style-name="Standard" style:family="paragraph">
      <style:paragraph-properties fo:margin-bottom="0in"/>
      <style:text-properties fo:color="#00000A" fo:font-size="10pt" style:font-size-asian="10pt" style:font-size-complex="10pt" style:language-asian="it" style:country-asian="IT"/>
    </style:style>
    <style:style style:name="TableCell3485" style:family="table-cell">
      <style:table-cell-properties fo:border="none" style:writing-mode="lr-tb" style:vertical-align="bottom" fo:padding-top="0in" fo:padding-left="0.0486in" fo:padding-bottom="0in" fo:padding-right="0.0486in"/>
    </style:style>
    <style:style style:name="P3486" style:parent-style-name="Standard" style:family="paragraph">
      <style:paragraph-properties fo:margin-bottom="0in"/>
      <style:text-properties fo:color="#00000A" fo:font-size="10pt" style:font-size-asian="10pt" style:font-size-complex="10pt" style:language-asian="it" style:country-asian="IT"/>
    </style:style>
    <style:style style:name="TableRow3487" style:family="table-row">
      <style:table-row-properties style:row-height="0.0159in"/>
    </style:style>
    <style:style style:name="TableCell3488" style:family="table-cell">
      <style:table-cell-properties fo:border="none" style:writing-mode="lr-tb" style:vertical-align="bottom" fo:padding-top="0in" fo:padding-left="0.0486in" fo:padding-bottom="0in" fo:padding-right="0.0486in"/>
    </style:style>
    <style:style style:name="P3489" style:parent-style-name="Standard" style:family="paragraph">
      <style:paragraph-properties fo:margin-bottom="0in"/>
      <style:text-properties fo:color="#00000A" fo:font-size="10pt" style:font-size-asian="10pt" style:font-size-complex="10pt" style:language-asian="it" style:country-asian="IT"/>
    </style:style>
    <style:style style:name="TableCell3490" style:family="table-cell">
      <style:table-cell-properties fo:border="none" style:writing-mode="lr-tb" style:vertical-align="bottom" fo:padding-top="0in" fo:padding-left="0.0486in" fo:padding-bottom="0in" fo:padding-right="0.0486in"/>
    </style:style>
    <style:style style:name="P3491" style:parent-style-name="Standard" style:family="paragraph">
      <style:paragraph-properties fo:margin-bottom="0in"/>
      <style:text-properties fo:color="#00000A" fo:font-size="10pt" style:font-size-asian="10pt" style:font-size-complex="10pt" style:language-asian="it" style:country-asian="IT"/>
    </style:style>
    <style:style style:name="TableCell3492" style:family="table-cell">
      <style:table-cell-properties fo:border="none" style:writing-mode="lr-tb" style:vertical-align="bottom" fo:padding-top="0in" fo:padding-left="0.0486in" fo:padding-bottom="0in" fo:padding-right="0.0486in"/>
    </style:style>
    <style:style style:name="P3493" style:parent-style-name="Standard" style:family="paragraph">
      <style:paragraph-properties fo:margin-bottom="0in"/>
      <style:text-properties fo:color="#00000A" fo:font-size="10pt" style:font-size-asian="10pt" style:font-size-complex="10pt" style:language-asian="it" style:country-asian="IT"/>
    </style:style>
    <style:style style:name="TableRow3494" style:family="table-row">
      <style:table-row-properties style:row-height="0.0159in"/>
    </style:style>
    <style:style style:name="TableCell3495" style:family="table-cell">
      <style:table-cell-properties fo:border="none" style:writing-mode="lr-tb" style:vertical-align="bottom" fo:padding-top="0in" fo:padding-left="0.0486in" fo:padding-bottom="0in" fo:padding-right="0.0486in"/>
    </style:style>
    <style:style style:name="P3496" style:parent-style-name="Standard" style:family="paragraph">
      <style:paragraph-properties fo:margin-bottom="0in"/>
      <style:text-properties fo:color="#00000A" fo:font-size="10pt" style:font-size-asian="10pt" style:font-size-complex="10pt" style:language-asian="it" style:country-asian="IT"/>
    </style:style>
    <style:style style:name="TableCell3497" style:family="table-cell">
      <style:table-cell-properties fo:border="none" style:writing-mode="lr-tb" style:vertical-align="bottom" fo:padding-top="0in" fo:padding-left="0.0486in" fo:padding-bottom="0in" fo:padding-right="0.0486in"/>
    </style:style>
    <style:style style:name="P3498" style:parent-style-name="Standard" style:family="paragraph">
      <style:paragraph-properties fo:margin-bottom="0in"/>
      <style:text-properties fo:color="#00000A" fo:font-size="10pt" style:font-size-asian="10pt" style:font-size-complex="10pt" style:language-asian="it" style:country-asian="IT"/>
    </style:style>
    <style:style style:name="TableCell3499" style:family="table-cell">
      <style:table-cell-properties fo:border="none" style:writing-mode="lr-tb" style:vertical-align="bottom" fo:padding-top="0in" fo:padding-left="0.0486in" fo:padding-bottom="0in" fo:padding-right="0.0486in"/>
    </style:style>
    <style:style style:name="P3500" style:parent-style-name="Standard" style:family="paragraph">
      <style:paragraph-properties fo:margin-bottom="0in"/>
      <style:text-properties fo:color="#00000A" fo:font-size="10pt" style:font-size-asian="10pt" style:font-size-complex="10pt" style:language-asian="it" style:country-asian="IT"/>
    </style:style>
    <style:style style:name="TableRow3501" style:family="table-row">
      <style:table-row-properties style:row-height="0.0159in"/>
    </style:style>
    <style:style style:name="TableCell3502" style:family="table-cell">
      <style:table-cell-properties fo:border="none" style:writing-mode="lr-tb" style:vertical-align="bottom" fo:padding-top="0in" fo:padding-left="0.0486in" fo:padding-bottom="0in" fo:padding-right="0.0486in"/>
    </style:style>
    <style:style style:name="P3503" style:parent-style-name="Standard" style:family="paragraph">
      <style:paragraph-properties fo:margin-bottom="0in"/>
      <style:text-properties fo:color="#00000A" fo:font-size="10pt" style:font-size-asian="10pt" style:font-size-complex="10pt" style:language-asian="it" style:country-asian="IT"/>
    </style:style>
    <style:style style:name="TableCell3504" style:family="table-cell">
      <style:table-cell-properties fo:border="none" style:writing-mode="lr-tb" style:vertical-align="bottom" fo:padding-top="0in" fo:padding-left="0.0486in" fo:padding-bottom="0in" fo:padding-right="0.0486in"/>
    </style:style>
    <style:style style:name="P3505" style:parent-style-name="Standard" style:family="paragraph">
      <style:paragraph-properties fo:margin-bottom="0in"/>
      <style:text-properties fo:color="#00000A" fo:font-size="10pt" style:font-size-asian="10pt" style:font-size-complex="10pt" style:language-asian="it" style:country-asian="IT"/>
    </style:style>
    <style:style style:name="TableCell3506" style:family="table-cell">
      <style:table-cell-properties fo:border="none" style:writing-mode="lr-tb" style:vertical-align="bottom" fo:padding-top="0in" fo:padding-left="0.0486in" fo:padding-bottom="0in" fo:padding-right="0.0486in"/>
    </style:style>
    <style:style style:name="P3507" style:parent-style-name="Standard" style:family="paragraph">
      <style:paragraph-properties fo:margin-bottom="0in"/>
      <style:text-properties fo:color="#00000A" fo:font-size="10pt" style:font-size-asian="10pt" style:font-size-complex="10pt" style:language-asian="it" style:country-asian="IT"/>
    </style:style>
    <style:style style:name="TableRow3508" style:family="table-row">
      <style:table-row-properties style:row-height="0.0159in"/>
    </style:style>
    <style:style style:name="TableCell3509" style:family="table-cell">
      <style:table-cell-properties fo:border="none" style:writing-mode="lr-tb" style:vertical-align="bottom" fo:padding-top="0in" fo:padding-left="0.0486in" fo:padding-bottom="0in" fo:padding-right="0.0486in"/>
    </style:style>
    <style:style style:name="P3510" style:parent-style-name="Standard" style:family="paragraph">
      <style:paragraph-properties fo:margin-bottom="0in"/>
      <style:text-properties fo:color="#00000A" fo:font-size="10pt" style:font-size-asian="10pt" style:font-size-complex="10pt" style:language-asian="it" style:country-asian="IT"/>
    </style:style>
    <style:style style:name="TableCell3511" style:family="table-cell">
      <style:table-cell-properties fo:border="none" style:writing-mode="lr-tb" style:vertical-align="bottom" fo:padding-top="0in" fo:padding-left="0.0486in" fo:padding-bottom="0in" fo:padding-right="0.0486in"/>
    </style:style>
    <style:style style:name="P3512" style:parent-style-name="Standard" style:family="paragraph">
      <style:paragraph-properties fo:margin-bottom="0in"/>
      <style:text-properties fo:color="#00000A" fo:font-size="10pt" style:font-size-asian="10pt" style:font-size-complex="10pt" style:language-asian="it" style:country-asian="IT"/>
    </style:style>
    <style:style style:name="TableCell3513" style:family="table-cell">
      <style:table-cell-properties fo:border="none" style:writing-mode="lr-tb" style:vertical-align="bottom" fo:padding-top="0in" fo:padding-left="0.0486in" fo:padding-bottom="0in" fo:padding-right="0.0486in"/>
    </style:style>
    <style:style style:name="P3514" style:parent-style-name="Standard" style:family="paragraph">
      <style:paragraph-properties fo:margin-bottom="0in"/>
      <style:text-properties fo:color="#00000A" fo:font-size="10pt" style:font-size-asian="10pt" style:font-size-complex="10pt" style:language-asian="it" style:country-asian="IT"/>
    </style:style>
    <style:style style:name="TableRow3515" style:family="table-row">
      <style:table-row-properties style:min-row-height="0.2083in"/>
    </style:style>
    <style:style style:name="TableCell3516" style:family="table-cell">
      <style:table-cell-properties fo:border="none" style:writing-mode="lr-tb" style:vertical-align="bottom" fo:padding-top="0in" fo:padding-left="0.0486in" fo:padding-bottom="0in" fo:padding-right="0.0486in"/>
    </style:style>
    <style:style style:name="P3517"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518" style:family="table-cell">
      <style:table-cell-properties fo:border="none" style:writing-mode="lr-tb" style:vertical-align="bottom" fo:padding-top="0in" fo:padding-left="0.0486in" fo:padding-bottom="0in" fo:padding-right="0.0486in"/>
    </style:style>
    <style:style style:name="P3519"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520" style:family="table-cell">
      <style:table-cell-properties fo:border="none" style:writing-mode="lr-tb" style:vertical-align="bottom" fo:padding-top="0in" fo:padding-left="0.0486in" fo:padding-bottom="0in" fo:padding-right="0.0486in"/>
    </style:style>
    <style:style style:name="P3521" style:parent-style-name="Standard" style:family="paragraph">
      <style:paragraph-properties fo:margin-bottom="0in"/>
      <style:text-properties fo:color="#00000A" fo:font-size="10pt" style:font-size-asian="10pt" style:font-size-complex="10pt" style:language-asian="it" style:country-asian="IT"/>
    </style:style>
    <style:style style:name="TableRow3522" style:family="table-row">
      <style:table-row-properties style:min-row-height="0.2083in"/>
    </style:style>
    <style:style style:name="TableCell3523" style:family="table-cell">
      <style:table-cell-properties fo:border="none" style:writing-mode="lr-tb" style:vertical-align="bottom" fo:padding-top="0in" fo:padding-left="0.0486in" fo:padding-bottom="0in" fo:padding-right="0.0486in"/>
    </style:style>
    <style:style style:name="P352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25" style:family="table-cell">
      <style:table-cell-properties fo:border="none" style:writing-mode="lr-tb" style:vertical-align="bottom" fo:padding-top="0in" fo:padding-left="0.0486in" fo:padding-bottom="0in" fo:padding-right="0.0486in"/>
    </style:style>
    <style:style style:name="P3526"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27" style:family="table-cell">
      <style:table-cell-properties fo:border="none" style:writing-mode="lr-tb" style:vertical-align="bottom" fo:padding-top="0in" fo:padding-left="0.0486in" fo:padding-bottom="0in" fo:padding-right="0.0486in"/>
    </style:style>
    <style:style style:name="P352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29" style:family="table-row">
      <style:table-row-properties style:row-height="0.0159in"/>
    </style:style>
    <style:style style:name="TableCell3530" style:family="table-cell">
      <style:table-cell-properties fo:border="none" style:writing-mode="lr-tb" style:vertical-align="bottom" fo:padding-top="0in" fo:padding-left="0.0486in" fo:padding-bottom="0in" fo:padding-right="0.0486in"/>
    </style:style>
    <style:style style:name="P3531"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32" style:family="table-cell">
      <style:table-cell-properties fo:border="none" style:writing-mode="lr-tb" style:vertical-align="bottom" fo:padding-top="0in" fo:padding-left="0.0486in" fo:padding-bottom="0in" fo:padding-right="0.0486in"/>
    </style:style>
    <style:style style:name="P3533" style:parent-style-name="Standard" style:family="paragraph">
      <style:paragraph-properties fo:margin-bottom="0in"/>
      <style:text-properties fo:color="#00000A" fo:font-size="10pt" style:font-size-asian="10pt" style:font-size-complex="10pt" style:language-asian="it" style:country-asian="IT"/>
    </style:style>
    <style:style style:name="TableCell3534" style:family="table-cell">
      <style:table-cell-properties fo:border="none" style:writing-mode="lr-tb" style:vertical-align="bottom" fo:padding-top="0in" fo:padding-left="0.0486in" fo:padding-bottom="0in" fo:padding-right="0.0486in"/>
    </style:style>
    <style:style style:name="P3535" style:parent-style-name="Standard" style:family="paragraph">
      <style:paragraph-properties fo:margin-bottom="0in"/>
      <style:text-properties fo:color="#00000A" fo:font-size="10pt" style:font-size-asian="10pt" style:font-size-complex="10pt" style:language-asian="it" style:country-asian="IT"/>
    </style:style>
    <style:style style:name="TableRow3536" style:family="table-row">
      <style:table-row-properties style:row-height="0.0159in"/>
    </style:style>
    <style:style style:name="TableCell3537" style:family="table-cell">
      <style:table-cell-properties fo:border="none" style:writing-mode="lr-tb" style:vertical-align="bottom" fo:padding-top="0in" fo:padding-left="0.0486in" fo:padding-bottom="0in" fo:padding-right="0.0486in"/>
    </style:style>
    <style:style style:name="P3538" style:parent-style-name="Standard" style:family="paragraph">
      <style:paragraph-properties fo:margin-bottom="0in"/>
      <style:text-properties fo:color="#00000A" fo:font-size="10pt" style:font-size-asian="10pt" style:font-size-complex="10pt" style:language-asian="it" style:country-asian="IT"/>
    </style:style>
    <style:style style:name="TableCell3539" style:family="table-cell">
      <style:table-cell-properties fo:border="none" style:writing-mode="lr-tb" style:vertical-align="bottom" fo:padding-top="0in" fo:padding-left="0.0486in" fo:padding-bottom="0in" fo:padding-right="0.0486in"/>
    </style:style>
    <style:style style:name="P3540" style:parent-style-name="Standard" style:family="paragraph">
      <style:paragraph-properties fo:margin-bottom="0in"/>
      <style:text-properties fo:color="#00000A" fo:font-size="10pt" style:font-size-asian="10pt" style:font-size-complex="10pt" style:language-asian="it" style:country-asian="IT"/>
    </style:style>
    <style:style style:name="TableCell3541" style:family="table-cell">
      <style:table-cell-properties fo:border="none" style:writing-mode="lr-tb" style:vertical-align="bottom" fo:padding-top="0in" fo:padding-left="0.0486in" fo:padding-bottom="0in" fo:padding-right="0.0486in"/>
    </style:style>
    <style:style style:name="P3542" style:parent-style-name="Standard" style:family="paragraph">
      <style:paragraph-properties fo:margin-bottom="0in"/>
      <style:text-properties fo:color="#00000A" fo:font-size="10pt" style:font-size-asian="10pt" style:font-size-complex="10pt" style:language-asian="it" style:country-asian="IT"/>
    </style:style>
    <style:style style:name="TableRow3543" style:family="table-row">
      <style:table-row-properties style:row-height="0.0159in"/>
    </style:style>
    <style:style style:name="TableCell3544" style:family="table-cell">
      <style:table-cell-properties fo:border="none" style:writing-mode="lr-tb" style:vertical-align="bottom" fo:padding-top="0in" fo:padding-left="0.0486in" fo:padding-bottom="0in" fo:padding-right="0.0486in"/>
    </style:style>
    <style:style style:name="P3545" style:parent-style-name="Standard" style:family="paragraph">
      <style:paragraph-properties fo:margin-bottom="0in"/>
      <style:text-properties fo:color="#00000A" fo:font-size="10pt" style:font-size-asian="10pt" style:font-size-complex="10pt" style:language-asian="it" style:country-asian="IT"/>
    </style:style>
    <style:style style:name="TableCell3546" style:family="table-cell">
      <style:table-cell-properties fo:border="none" style:writing-mode="lr-tb" style:vertical-align="bottom" fo:padding-top="0in" fo:padding-left="0.0486in" fo:padding-bottom="0in" fo:padding-right="0.0486in"/>
    </style:style>
    <style:style style:name="P3547" style:parent-style-name="Standard" style:family="paragraph">
      <style:paragraph-properties fo:margin-bottom="0in"/>
      <style:text-properties fo:color="#00000A" fo:font-size="10pt" style:font-size-asian="10pt" style:font-size-complex="10pt" style:language-asian="it" style:country-asian="IT"/>
    </style:style>
    <style:style style:name="TableCell3548" style:family="table-cell">
      <style:table-cell-properties fo:border="none" style:writing-mode="lr-tb" style:vertical-align="bottom" fo:padding-top="0in" fo:padding-left="0.0486in" fo:padding-bottom="0in" fo:padding-right="0.0486in"/>
    </style:style>
    <style:style style:name="P3549" style:parent-style-name="Standard" style:family="paragraph">
      <style:paragraph-properties fo:margin-bottom="0in"/>
      <style:text-properties fo:color="#00000A" fo:font-size="10pt" style:font-size-asian="10pt" style:font-size-complex="10pt" style:language-asian="it" style:country-asian="IT"/>
    </style:style>
    <style:style style:name="TableRow3550" style:family="table-row">
      <style:table-row-properties style:min-row-height="0.2083in"/>
    </style:style>
    <style:style style:name="TableCell3551" style:family="table-cell">
      <style:table-cell-properties fo:border="none" style:writing-mode="lr-tb" style:vertical-align="bottom" fo:padding-top="0in" fo:padding-left="0.0486in" fo:padding-bottom="0in" fo:padding-right="0.0486in"/>
    </style:style>
    <style:style style:name="P355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553" style:family="table-cell">
      <style:table-cell-properties fo:border="none" style:writing-mode="lr-tb" style:vertical-align="bottom" fo:padding-top="0in" fo:padding-left="0.0486in" fo:padding-bottom="0in" fo:padding-right="0.0486in"/>
    </style:style>
    <style:style style:name="P355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555" style:family="table-row">
      <style:table-row-properties style:row-height="0.0159in"/>
    </style:style>
    <style:style style:name="TableCell3556" style:family="table-cell">
      <style:table-cell-properties fo:border="none" style:writing-mode="lr-tb" style:vertical-align="bottom" fo:padding-top="0in" fo:padding-left="0.0486in" fo:padding-bottom="0in" fo:padding-right="0.0486in"/>
    </style:style>
    <style:style style:name="P355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558" style:family="table-cell">
      <style:table-cell-properties fo:border="none" style:writing-mode="lr-tb" style:vertical-align="bottom" fo:padding-top="0in" fo:padding-left="0.0486in" fo:padding-bottom="0in" fo:padding-right="0.0486in"/>
    </style:style>
    <style:style style:name="P3559" style:parent-style-name="Standard" style:family="paragraph">
      <style:paragraph-properties fo:margin-bottom="0in"/>
      <style:text-properties fo:color="#00000A" fo:font-size="10pt" style:font-size-asian="10pt" style:font-size-complex="10pt" style:language-asian="it" style:country-asian="IT"/>
    </style:style>
    <style:style style:name="TableCell3560" style:family="table-cell">
      <style:table-cell-properties fo:border="none" style:writing-mode="lr-tb" style:vertical-align="bottom" fo:padding-top="0in" fo:padding-left="0.0486in" fo:padding-bottom="0in" fo:padding-right="0.0486in"/>
    </style:style>
    <style:style style:name="P3561" style:parent-style-name="Standard" style:family="paragraph">
      <style:paragraph-properties fo:margin-bottom="0in"/>
      <style:text-properties fo:color="#00000A" fo:font-size="10pt" style:font-size-asian="10pt" style:font-size-complex="10pt" style:language-asian="it" style:country-asian="IT"/>
    </style:style>
    <style:style style:name="TableRow3562" style:family="table-row">
      <style:table-row-properties style:row-height="0.0159in"/>
    </style:style>
    <style:style style:name="TableCell3563" style:family="table-cell">
      <style:table-cell-properties fo:border="none" style:writing-mode="lr-tb" style:vertical-align="bottom" fo:padding-top="0in" fo:padding-left="0.0486in" fo:padding-bottom="0in" fo:padding-right="0.0486in"/>
    </style:style>
    <style:style style:name="P3564" style:parent-style-name="Standard" style:family="paragraph">
      <style:paragraph-properties fo:margin-bottom="0in"/>
      <style:text-properties fo:color="#00000A" fo:font-size="10pt" style:font-size-asian="10pt" style:font-size-complex="10pt" style:language-asian="it" style:country-asian="IT"/>
    </style:style>
    <style:style style:name="TableCell3565" style:family="table-cell">
      <style:table-cell-properties fo:border="none" style:writing-mode="lr-tb" style:vertical-align="bottom" fo:padding-top="0in" fo:padding-left="0.0486in" fo:padding-bottom="0in" fo:padding-right="0.0486in"/>
    </style:style>
    <style:style style:name="P3566" style:parent-style-name="Standard" style:family="paragraph">
      <style:paragraph-properties fo:margin-bottom="0in"/>
      <style:text-properties fo:color="#00000A" fo:font-size="10pt" style:font-size-asian="10pt" style:font-size-complex="10pt" style:language-asian="it" style:country-asian="IT"/>
    </style:style>
    <style:style style:name="TableCell3567" style:family="table-cell">
      <style:table-cell-properties fo:border="none" style:writing-mode="lr-tb" style:vertical-align="bottom" fo:padding-top="0in" fo:padding-left="0.0486in" fo:padding-bottom="0in" fo:padding-right="0.0486in"/>
    </style:style>
    <style:style style:name="P3568" style:parent-style-name="Standard" style:family="paragraph">
      <style:paragraph-properties fo:margin-bottom="0in"/>
      <style:text-properties fo:color="#00000A" fo:font-size="10pt" style:font-size-asian="10pt" style:font-size-complex="10pt" style:language-asian="it" style:country-asian="IT"/>
    </style:style>
    <style:style style:name="TableRow3569" style:family="table-row">
      <style:table-row-properties style:row-height="0.0159in"/>
    </style:style>
    <style:style style:name="TableCell3570" style:family="table-cell">
      <style:table-cell-properties fo:border="none" style:writing-mode="lr-tb" style:vertical-align="bottom" fo:padding-top="0in" fo:padding-left="0.0486in" fo:padding-bottom="0in" fo:padding-right="0.0486in"/>
    </style:style>
    <style:style style:name="P3571" style:parent-style-name="Standard" style:family="paragraph">
      <style:paragraph-properties fo:margin-bottom="0in"/>
      <style:text-properties fo:color="#00000A" fo:font-size="10pt" style:font-size-asian="10pt" style:font-size-complex="10pt" style:language-asian="it" style:country-asian="IT"/>
    </style:style>
    <style:style style:name="TableCell3572" style:family="table-cell">
      <style:table-cell-properties fo:border="none" style:writing-mode="lr-tb" style:vertical-align="bottom" fo:padding-top="0in" fo:padding-left="0.0486in" fo:padding-bottom="0in" fo:padding-right="0.0486in"/>
    </style:style>
    <style:style style:name="P3573" style:parent-style-name="Standard" style:family="paragraph">
      <style:paragraph-properties fo:margin-bottom="0in"/>
      <style:text-properties fo:color="#00000A" fo:font-size="10pt" style:font-size-asian="10pt" style:font-size-complex="10pt" style:language-asian="it" style:country-asian="IT"/>
    </style:style>
    <style:style style:name="TableCell3574" style:family="table-cell">
      <style:table-cell-properties fo:border="none" style:writing-mode="lr-tb" style:vertical-align="bottom" fo:padding-top="0in" fo:padding-left="0.0486in" fo:padding-bottom="0in" fo:padding-right="0.0486in"/>
    </style:style>
    <style:style style:name="P3575" style:parent-style-name="Standard" style:family="paragraph">
      <style:paragraph-properties fo:margin-bottom="0in"/>
      <style:text-properties fo:color="#00000A" fo:font-size="10pt" style:font-size-asian="10pt" style:font-size-complex="10pt" style:language-asian="it" style:country-asian="IT"/>
    </style:style>
    <style:style style:name="TableRow3576" style:family="table-row">
      <style:table-row-properties style:row-height="0.0159in"/>
    </style:style>
    <style:style style:name="TableCell3577" style:family="table-cell">
      <style:table-cell-properties fo:border="none" style:writing-mode="lr-tb" style:vertical-align="bottom" fo:padding-top="0in" fo:padding-left="0.0486in" fo:padding-bottom="0in" fo:padding-right="0.0486in"/>
    </style:style>
    <style:style style:name="P3578" style:parent-style-name="Standard" style:family="paragraph">
      <style:paragraph-properties fo:margin-bottom="0in"/>
      <style:text-properties fo:color="#00000A" fo:font-size="10pt" style:font-size-asian="10pt" style:font-size-complex="10pt" style:language-asian="it" style:country-asian="IT"/>
    </style:style>
    <style:style style:name="TableCell3579" style:family="table-cell">
      <style:table-cell-properties fo:border="none" style:writing-mode="lr-tb" style:vertical-align="bottom" fo:padding-top="0in" fo:padding-left="0.0486in" fo:padding-bottom="0in" fo:padding-right="0.0486in"/>
    </style:style>
    <style:style style:name="P3580" style:parent-style-name="Standard" style:family="paragraph">
      <style:paragraph-properties fo:margin-bottom="0in"/>
      <style:text-properties fo:color="#00000A" fo:font-size="10pt" style:font-size-asian="10pt" style:font-size-complex="10pt" style:language-asian="it" style:country-asian="IT"/>
    </style:style>
    <style:style style:name="TableCell3581" style:family="table-cell">
      <style:table-cell-properties fo:border="none" style:writing-mode="lr-tb" style:vertical-align="bottom" fo:padding-top="0in" fo:padding-left="0.0486in" fo:padding-bottom="0in" fo:padding-right="0.0486in"/>
    </style:style>
    <style:style style:name="P3582" style:parent-style-name="Standard" style:family="paragraph">
      <style:paragraph-properties fo:margin-bottom="0in"/>
      <style:text-properties fo:color="#00000A" fo:font-size="10pt" style:font-size-asian="10pt" style:font-size-complex="10pt" style:language-asian="it" style:country-asian="IT"/>
    </style:style>
    <style:style style:name="TableRow3583" style:family="table-row">
      <style:table-row-properties style:row-height="0.0159in"/>
    </style:style>
    <style:style style:name="TableCell3584" style:family="table-cell">
      <style:table-cell-properties fo:border="none" style:writing-mode="lr-tb" style:vertical-align="bottom" fo:padding-top="0in" fo:padding-left="0.0486in" fo:padding-bottom="0in" fo:padding-right="0.0486in"/>
    </style:style>
    <style:style style:name="P3585" style:parent-style-name="Standard" style:family="paragraph">
      <style:paragraph-properties fo:margin-bottom="0in"/>
      <style:text-properties fo:color="#00000A" fo:font-size="10pt" style:font-size-asian="10pt" style:font-size-complex="10pt" style:language-asian="it" style:country-asian="IT"/>
    </style:style>
    <style:style style:name="TableCell3586" style:family="table-cell">
      <style:table-cell-properties fo:border="none" style:writing-mode="lr-tb" style:vertical-align="bottom" fo:padding-top="0in" fo:padding-left="0.0486in" fo:padding-bottom="0in" fo:padding-right="0.0486in"/>
    </style:style>
    <style:style style:name="P3587" style:parent-style-name="Standard" style:family="paragraph">
      <style:paragraph-properties fo:margin-bottom="0in"/>
      <style:text-properties fo:color="#00000A" fo:font-size="10pt" style:font-size-asian="10pt" style:font-size-complex="10pt" style:language-asian="it" style:country-asian="IT"/>
    </style:style>
    <style:style style:name="TableCell3588" style:family="table-cell">
      <style:table-cell-properties fo:border="none" style:writing-mode="lr-tb" style:vertical-align="bottom" fo:padding-top="0in" fo:padding-left="0.0486in" fo:padding-bottom="0in" fo:padding-right="0.0486in"/>
    </style:style>
    <style:style style:name="P3589" style:parent-style-name="Standard" style:family="paragraph">
      <style:paragraph-properties fo:margin-bottom="0in"/>
      <style:text-properties fo:color="#00000A" fo:font-size="10pt" style:font-size-asian="10pt" style:font-size-complex="10pt" style:language-asian="it" style:country-asian="IT"/>
    </style:style>
    <style:style style:name="TableRow3590" style:family="table-row">
      <style:table-row-properties style:row-height="0.0159in"/>
    </style:style>
    <style:style style:name="TableCell3591" style:family="table-cell">
      <style:table-cell-properties fo:border="none" style:writing-mode="lr-tb" style:vertical-align="bottom" fo:padding-top="0in" fo:padding-left="0.0486in" fo:padding-bottom="0in" fo:padding-right="0.0486in"/>
    </style:style>
    <style:style style:name="P3592" style:parent-style-name="Standard" style:family="paragraph">
      <style:paragraph-properties fo:margin-bottom="0in"/>
      <style:text-properties fo:color="#00000A" fo:font-size="10pt" style:font-size-asian="10pt" style:font-size-complex="10pt" style:language-asian="it" style:country-asian="IT"/>
    </style:style>
    <style:style style:name="TableCell3593" style:family="table-cell">
      <style:table-cell-properties fo:border="none" style:writing-mode="lr-tb" style:vertical-align="bottom" fo:padding-top="0in" fo:padding-left="0.0486in" fo:padding-bottom="0in" fo:padding-right="0.0486in"/>
    </style:style>
    <style:style style:name="P3594" style:parent-style-name="Standard" style:family="paragraph">
      <style:paragraph-properties fo:margin-bottom="0in"/>
      <style:text-properties fo:color="#00000A" fo:font-size="10pt" style:font-size-asian="10pt" style:font-size-complex="10pt" style:language-asian="it" style:country-asian="IT"/>
    </style:style>
    <style:style style:name="TableCell3595" style:family="table-cell">
      <style:table-cell-properties fo:border="none" style:writing-mode="lr-tb" style:vertical-align="bottom" fo:padding-top="0in" fo:padding-left="0.0486in" fo:padding-bottom="0in" fo:padding-right="0.0486in"/>
    </style:style>
    <style:style style:name="P3596" style:parent-style-name="Standard" style:family="paragraph">
      <style:paragraph-properties fo:margin-bottom="0in"/>
      <style:text-properties fo:color="#00000A" fo:font-size="10pt" style:font-size-asian="10pt" style:font-size-complex="10pt" style:language-asian="it" style:country-asian="IT"/>
    </style:style>
    <style:style style:name="TableRow3597" style:family="table-row">
      <style:table-row-properties style:row-height="0.0159in"/>
    </style:style>
    <style:style style:name="TableCell3598" style:family="table-cell">
      <style:table-cell-properties fo:border="none" style:writing-mode="lr-tb" style:vertical-align="bottom" fo:padding-top="0in" fo:padding-left="0.0486in" fo:padding-bottom="0in" fo:padding-right="0.0486in"/>
    </style:style>
    <style:style style:name="P3599" style:parent-style-name="Standard" style:family="paragraph">
      <style:paragraph-properties fo:margin-bottom="0in"/>
      <style:text-properties fo:color="#00000A" fo:font-size="10pt" style:font-size-asian="10pt" style:font-size-complex="10pt" style:language-asian="it" style:country-asian="IT"/>
    </style:style>
    <style:style style:name="TableCell3600" style:family="table-cell">
      <style:table-cell-properties fo:border="none" style:writing-mode="lr-tb" style:vertical-align="bottom" fo:padding-top="0in" fo:padding-left="0.0486in" fo:padding-bottom="0in" fo:padding-right="0.0486in"/>
    </style:style>
    <style:style style:name="P3601" style:parent-style-name="Standard" style:family="paragraph">
      <style:paragraph-properties fo:margin-bottom="0in"/>
      <style:text-properties fo:color="#00000A" fo:font-size="10pt" style:font-size-asian="10pt" style:font-size-complex="10pt" style:language-asian="it" style:country-asian="IT"/>
    </style:style>
    <style:style style:name="TableCell3602" style:family="table-cell">
      <style:table-cell-properties fo:border="none" style:writing-mode="lr-tb" style:vertical-align="bottom" fo:padding-top="0in" fo:padding-left="0.0486in" fo:padding-bottom="0in" fo:padding-right="0.0486in"/>
    </style:style>
    <style:style style:name="P3603" style:parent-style-name="Standard" style:family="paragraph">
      <style:paragraph-properties fo:margin-bottom="0in"/>
      <style:text-properties fo:color="#00000A" fo:font-size="10pt" style:font-size-asian="10pt" style:font-size-complex="10pt" style:language-asian="it" style:country-asian="IT"/>
    </style:style>
    <style:style style:name="TableRow3604" style:family="table-row">
      <style:table-row-properties style:row-height="0.0159in"/>
    </style:style>
    <style:style style:name="TableCell3605" style:family="table-cell">
      <style:table-cell-properties fo:border="none" style:writing-mode="lr-tb" style:vertical-align="bottom" fo:padding-top="0in" fo:padding-left="0.0486in" fo:padding-bottom="0in" fo:padding-right="0.0486in"/>
    </style:style>
    <style:style style:name="P3606" style:parent-style-name="Standard" style:family="paragraph">
      <style:paragraph-properties fo:margin-bottom="0in"/>
      <style:text-properties fo:color="#00000A" fo:font-size="10pt" style:font-size-asian="10pt" style:font-size-complex="10pt" style:language-asian="it" style:country-asian="IT"/>
    </style:style>
    <style:style style:name="TableCell3607" style:family="table-cell">
      <style:table-cell-properties fo:border="none" style:writing-mode="lr-tb" style:vertical-align="bottom" fo:padding-top="0in" fo:padding-left="0.0486in" fo:padding-bottom="0in" fo:padding-right="0.0486in"/>
    </style:style>
    <style:style style:name="P3608" style:parent-style-name="Standard" style:family="paragraph">
      <style:paragraph-properties fo:margin-bottom="0in"/>
      <style:text-properties fo:color="#00000A" fo:font-size="10pt" style:font-size-asian="10pt" style:font-size-complex="10pt" style:language-asian="it" style:country-asian="IT"/>
    </style:style>
    <style:style style:name="TableCell3609" style:family="table-cell">
      <style:table-cell-properties fo:border="none" style:writing-mode="lr-tb" style:vertical-align="bottom" fo:padding-top="0in" fo:padding-left="0.0486in" fo:padding-bottom="0in" fo:padding-right="0.0486in"/>
    </style:style>
    <style:style style:name="P3610" style:parent-style-name="Standard" style:family="paragraph">
      <style:paragraph-properties fo:margin-bottom="0in"/>
      <style:text-properties fo:color="#00000A" fo:font-size="10pt" style:font-size-asian="10pt" style:font-size-complex="10pt" style:language-asian="it" style:country-asian="IT"/>
    </style:style>
    <style:style style:name="TableRow3611" style:family="table-row">
      <style:table-row-properties style:row-height="0.0159in"/>
    </style:style>
    <style:style style:name="TableCell3612" style:family="table-cell">
      <style:table-cell-properties fo:border="none" style:writing-mode="lr-tb" style:vertical-align="bottom" fo:padding-top="0in" fo:padding-left="0.0486in" fo:padding-bottom="0in" fo:padding-right="0.0486in"/>
    </style:style>
    <style:style style:name="P3613" style:parent-style-name="Standard" style:family="paragraph">
      <style:paragraph-properties fo:margin-bottom="0in"/>
      <style:text-properties fo:color="#00000A" fo:font-size="10pt" style:font-size-asian="10pt" style:font-size-complex="10pt" style:language-asian="it" style:country-asian="IT"/>
    </style:style>
    <style:style style:name="TableCell3614" style:family="table-cell">
      <style:table-cell-properties fo:border="none" style:writing-mode="lr-tb" style:vertical-align="bottom" fo:padding-top="0in" fo:padding-left="0.0486in" fo:padding-bottom="0in" fo:padding-right="0.0486in"/>
    </style:style>
    <style:style style:name="P3615" style:parent-style-name="Standard" style:family="paragraph">
      <style:paragraph-properties fo:margin-bottom="0in"/>
      <style:text-properties fo:color="#00000A" fo:font-size="10pt" style:font-size-asian="10pt" style:font-size-complex="10pt" style:language-asian="it" style:country-asian="IT"/>
    </style:style>
    <style:style style:name="TableCell3616" style:family="table-cell">
      <style:table-cell-properties fo:border="none" style:writing-mode="lr-tb" style:vertical-align="bottom" fo:padding-top="0in" fo:padding-left="0.0486in" fo:padding-bottom="0in" fo:padding-right="0.0486in"/>
    </style:style>
    <style:style style:name="P3617" style:parent-style-name="Standard" style:family="paragraph">
      <style:paragraph-properties fo:margin-bottom="0in"/>
      <style:text-properties fo:color="#00000A" fo:font-size="10pt" style:font-size-asian="10pt" style:font-size-complex="10pt" style:language-asian="it" style:country-asian="IT"/>
    </style:style>
    <style:style style:name="TableRow3618" style:family="table-row">
      <style:table-row-properties style:row-height="0.0159in"/>
    </style:style>
    <style:style style:name="TableCell3619" style:family="table-cell">
      <style:table-cell-properties fo:border="none" style:writing-mode="lr-tb" style:vertical-align="bottom" fo:padding-top="0in" fo:padding-left="0.0486in" fo:padding-bottom="0in" fo:padding-right="0.0486in"/>
    </style:style>
    <style:style style:name="P3620" style:parent-style-name="Standard" style:family="paragraph">
      <style:paragraph-properties fo:margin-bottom="0in"/>
      <style:text-properties fo:color="#00000A" fo:font-size="10pt" style:font-size-asian="10pt" style:font-size-complex="10pt" style:language-asian="it" style:country-asian="IT"/>
    </style:style>
    <style:style style:name="TableCell3621" style:family="table-cell">
      <style:table-cell-properties fo:border="none" style:writing-mode="lr-tb" style:vertical-align="bottom" fo:padding-top="0in" fo:padding-left="0.0486in" fo:padding-bottom="0in" fo:padding-right="0.0486in"/>
    </style:style>
    <style:style style:name="P3622" style:parent-style-name="Standard" style:family="paragraph">
      <style:paragraph-properties fo:margin-bottom="0in"/>
      <style:text-properties fo:color="#00000A" fo:font-size="10pt" style:font-size-asian="10pt" style:font-size-complex="10pt" style:language-asian="it" style:country-asian="IT"/>
    </style:style>
    <style:style style:name="TableCell3623" style:family="table-cell">
      <style:table-cell-properties fo:border="none" style:writing-mode="lr-tb" style:vertical-align="bottom" fo:padding-top="0in" fo:padding-left="0.0486in" fo:padding-bottom="0in" fo:padding-right="0.0486in"/>
    </style:style>
    <style:style style:name="P3624" style:parent-style-name="Standard" style:family="paragraph">
      <style:paragraph-properties fo:margin-bottom="0in"/>
      <style:text-properties fo:color="#00000A" fo:font-size="10pt" style:font-size-asian="10pt" style:font-size-complex="10pt" style:language-asian="it" style:country-asian="IT"/>
    </style:style>
    <style:style style:name="TableRow3625" style:family="table-row">
      <style:table-row-properties style:row-height="0.0159in"/>
    </style:style>
    <style:style style:name="TableCell3626" style:family="table-cell">
      <style:table-cell-properties fo:border="none" style:writing-mode="lr-tb" style:vertical-align="bottom" fo:padding-top="0in" fo:padding-left="0.0486in" fo:padding-bottom="0in" fo:padding-right="0.0486in"/>
    </style:style>
    <style:style style:name="P3627" style:parent-style-name="Standard" style:family="paragraph">
      <style:paragraph-properties fo:margin-bottom="0in"/>
      <style:text-properties fo:color="#00000A" fo:font-size="10pt" style:font-size-asian="10pt" style:font-size-complex="10pt" style:language-asian="it" style:country-asian="IT"/>
    </style:style>
    <style:style style:name="TableCell3628" style:family="table-cell">
      <style:table-cell-properties fo:border="none" style:writing-mode="lr-tb" style:vertical-align="bottom" fo:padding-top="0in" fo:padding-left="0.0486in" fo:padding-bottom="0in" fo:padding-right="0.0486in"/>
    </style:style>
    <style:style style:name="P3629" style:parent-style-name="Standard" style:family="paragraph">
      <style:paragraph-properties fo:margin-bottom="0in"/>
      <style:text-properties fo:color="#00000A" fo:font-size="10pt" style:font-size-asian="10pt" style:font-size-complex="10pt" style:language-asian="it" style:country-asian="IT"/>
    </style:style>
    <style:style style:name="TableCell3630" style:family="table-cell">
      <style:table-cell-properties fo:border="none" style:writing-mode="lr-tb" style:vertical-align="bottom" fo:padding-top="0in" fo:padding-left="0.0486in" fo:padding-bottom="0in" fo:padding-right="0.0486in"/>
    </style:style>
    <style:style style:name="P3631" style:parent-style-name="Standard" style:family="paragraph">
      <style:paragraph-properties fo:margin-bottom="0in"/>
      <style:text-properties fo:color="#00000A" fo:font-size="10pt" style:font-size-asian="10pt" style:font-size-complex="10pt" style:language-asian="it" style:country-asian="IT"/>
    </style:style>
    <style:style style:name="TableRow3632" style:family="table-row">
      <style:table-row-properties style:row-height="0.0159in"/>
    </style:style>
    <style:style style:name="TableCell3633" style:family="table-cell">
      <style:table-cell-properties fo:border="none" style:writing-mode="lr-tb" style:vertical-align="bottom" fo:padding-top="0in" fo:padding-left="0.0486in" fo:padding-bottom="0in" fo:padding-right="0.0486in"/>
    </style:style>
    <style:style style:name="P3634" style:parent-style-name="Standard" style:family="paragraph">
      <style:paragraph-properties fo:margin-bottom="0in"/>
      <style:text-properties fo:color="#00000A" fo:font-size="10pt" style:font-size-asian="10pt" style:font-size-complex="10pt" style:language-asian="it" style:country-asian="IT"/>
    </style:style>
    <style:style style:name="TableCell3635" style:family="table-cell">
      <style:table-cell-properties fo:border="none" style:writing-mode="lr-tb" style:vertical-align="bottom" fo:padding-top="0in" fo:padding-left="0.0486in" fo:padding-bottom="0in" fo:padding-right="0.0486in"/>
    </style:style>
    <style:style style:name="P3636" style:parent-style-name="Standard" style:family="paragraph">
      <style:paragraph-properties fo:margin-bottom="0in"/>
      <style:text-properties fo:color="#00000A" fo:font-size="10pt" style:font-size-asian="10pt" style:font-size-complex="10pt" style:language-asian="it" style:country-asian="IT"/>
    </style:style>
    <style:style style:name="TableCell3637" style:family="table-cell">
      <style:table-cell-properties fo:border="none" style:writing-mode="lr-tb" style:vertical-align="bottom" fo:padding-top="0in" fo:padding-left="0.0486in" fo:padding-bottom="0in" fo:padding-right="0.0486in"/>
    </style:style>
    <style:style style:name="P3638" style:parent-style-name="Standard" style:family="paragraph">
      <style:paragraph-properties fo:margin-bottom="0in"/>
      <style:text-properties fo:color="#00000A" fo:font-size="10pt" style:font-size-asian="10pt" style:font-size-complex="10pt" style:language-asian="it" style:country-asian="IT"/>
    </style:style>
    <style:style style:name="TableRow3639" style:family="table-row">
      <style:table-row-properties style:row-height="0.0159in"/>
    </style:style>
    <style:style style:name="TableCell3640" style:family="table-cell">
      <style:table-cell-properties fo:border="none" style:writing-mode="lr-tb" style:vertical-align="bottom" fo:padding-top="0in" fo:padding-left="0.0486in" fo:padding-bottom="0in" fo:padding-right="0.0486in"/>
    </style:style>
    <style:style style:name="P3641" style:parent-style-name="Standard" style:family="paragraph">
      <style:paragraph-properties fo:margin-bottom="0in"/>
      <style:text-properties fo:color="#00000A" fo:font-size="10pt" style:font-size-asian="10pt" style:font-size-complex="10pt" style:language-asian="it" style:country-asian="IT"/>
    </style:style>
    <style:style style:name="TableCell3642" style:family="table-cell">
      <style:table-cell-properties fo:border="none" style:writing-mode="lr-tb" style:vertical-align="bottom" fo:padding-top="0in" fo:padding-left="0.0486in" fo:padding-bottom="0in" fo:padding-right="0.0486in"/>
    </style:style>
    <style:style style:name="P3643" style:parent-style-name="Standard" style:family="paragraph">
      <style:paragraph-properties fo:margin-bottom="0in"/>
      <style:text-properties fo:color="#00000A" fo:font-size="10pt" style:font-size-asian="10pt" style:font-size-complex="10pt" style:language-asian="it" style:country-asian="IT"/>
    </style:style>
    <style:style style:name="TableCell3644" style:family="table-cell">
      <style:table-cell-properties fo:border="none" style:writing-mode="lr-tb" style:vertical-align="bottom" fo:padding-top="0in" fo:padding-left="0.0486in" fo:padding-bottom="0in" fo:padding-right="0.0486in"/>
    </style:style>
    <style:style style:name="P3645" style:parent-style-name="Standard" style:family="paragraph">
      <style:paragraph-properties fo:margin-bottom="0in"/>
      <style:text-properties fo:color="#00000A" fo:font-size="10pt" style:font-size-asian="10pt" style:font-size-complex="10pt" style:language-asian="it" style:country-asian="IT"/>
    </style:style>
    <style:style style:name="TableRow3646" style:family="table-row">
      <style:table-row-properties style:row-height="0.0159in"/>
    </style:style>
    <style:style style:name="TableCell3647" style:family="table-cell">
      <style:table-cell-properties fo:border="none" style:writing-mode="lr-tb" style:vertical-align="bottom" fo:padding-top="0in" fo:padding-left="0.0486in" fo:padding-bottom="0in" fo:padding-right="0.0486in"/>
    </style:style>
    <style:style style:name="P3648" style:parent-style-name="Standard" style:family="paragraph">
      <style:paragraph-properties fo:margin-bottom="0in"/>
      <style:text-properties fo:color="#00000A" fo:font-size="10pt" style:font-size-asian="10pt" style:font-size-complex="10pt" style:language-asian="it" style:country-asian="IT"/>
    </style:style>
    <style:style style:name="TableCell3649" style:family="table-cell">
      <style:table-cell-properties fo:border="none" style:writing-mode="lr-tb" style:vertical-align="bottom" fo:padding-top="0in" fo:padding-left="0.0486in" fo:padding-bottom="0in" fo:padding-right="0.0486in"/>
    </style:style>
    <style:style style:name="P3650" style:parent-style-name="Standard" style:family="paragraph">
      <style:paragraph-properties fo:margin-bottom="0in"/>
      <style:text-properties fo:color="#00000A" fo:font-size="10pt" style:font-size-asian="10pt" style:font-size-complex="10pt" style:language-asian="it" style:country-asian="IT"/>
    </style:style>
    <style:style style:name="TableCell3651" style:family="table-cell">
      <style:table-cell-properties fo:border="none" style:writing-mode="lr-tb" style:vertical-align="bottom" fo:padding-top="0in" fo:padding-left="0.0486in" fo:padding-bottom="0in" fo:padding-right="0.0486in"/>
    </style:style>
    <style:style style:name="P3652" style:parent-style-name="Standard" style:family="paragraph">
      <style:paragraph-properties fo:margin-bottom="0in"/>
      <style:text-properties fo:color="#00000A" fo:font-size="10pt" style:font-size-asian="10pt" style:font-size-complex="10pt" style:language-asian="it" style:country-asian="IT"/>
    </style:style>
    <style:style style:name="TableRow3653" style:family="table-row">
      <style:table-row-properties style:row-height="0.0159in"/>
    </style:style>
    <style:style style:name="TableCell3654" style:family="table-cell">
      <style:table-cell-properties fo:border="none" style:writing-mode="lr-tb" style:vertical-align="bottom" fo:padding-top="0in" fo:padding-left="0.0486in" fo:padding-bottom="0in" fo:padding-right="0.0486in"/>
    </style:style>
    <style:style style:name="P3655" style:parent-style-name="Standard" style:family="paragraph">
      <style:paragraph-properties fo:margin-bottom="0in"/>
      <style:text-properties fo:color="#00000A" fo:font-size="10pt" style:font-size-asian="10pt" style:font-size-complex="10pt" style:language-asian="it" style:country-asian="IT"/>
    </style:style>
    <style:style style:name="TableCell3656" style:family="table-cell">
      <style:table-cell-properties fo:border="none" style:writing-mode="lr-tb" style:vertical-align="bottom" fo:padding-top="0in" fo:padding-left="0.0486in" fo:padding-bottom="0in" fo:padding-right="0.0486in"/>
    </style:style>
    <style:style style:name="P3657" style:parent-style-name="Standard" style:family="paragraph">
      <style:paragraph-properties fo:margin-bottom="0in"/>
      <style:text-properties fo:color="#00000A" fo:font-size="10pt" style:font-size-asian="10pt" style:font-size-complex="10pt" style:language-asian="it" style:country-asian="IT"/>
    </style:style>
    <style:style style:name="TableCell3658" style:family="table-cell">
      <style:table-cell-properties fo:border="none" style:writing-mode="lr-tb" style:vertical-align="bottom" fo:padding-top="0in" fo:padding-left="0.0486in" fo:padding-bottom="0in" fo:padding-right="0.0486in"/>
    </style:style>
    <style:style style:name="P3659" style:parent-style-name="Standard" style:family="paragraph">
      <style:paragraph-properties fo:margin-bottom="0in"/>
      <style:text-properties fo:color="#00000A" fo:font-size="10pt" style:font-size-asian="10pt" style:font-size-complex="10pt" style:language-asian="it" style:country-asian="IT"/>
    </style:style>
    <style:style style:name="TableRow3660" style:family="table-row">
      <style:table-row-properties style:row-height="0.0159in"/>
    </style:style>
    <style:style style:name="TableCell3661" style:family="table-cell">
      <style:table-cell-properties fo:border="none" style:writing-mode="lr-tb" style:vertical-align="bottom" fo:padding-top="0in" fo:padding-left="0.0486in" fo:padding-bottom="0in" fo:padding-right="0.0486in"/>
    </style:style>
    <style:style style:name="P3662" style:parent-style-name="Standard" style:family="paragraph">
      <style:paragraph-properties fo:margin-bottom="0in"/>
      <style:text-properties fo:color="#00000A" fo:font-size="10pt" style:font-size-asian="10pt" style:font-size-complex="10pt" style:language-asian="it" style:country-asian="IT"/>
    </style:style>
    <style:style style:name="TableCell3663" style:family="table-cell">
      <style:table-cell-properties fo:border="none" style:writing-mode="lr-tb" style:vertical-align="bottom" fo:padding-top="0in" fo:padding-left="0.0486in" fo:padding-bottom="0in" fo:padding-right="0.0486in"/>
    </style:style>
    <style:style style:name="P3664" style:parent-style-name="Standard" style:family="paragraph">
      <style:paragraph-properties fo:margin-bottom="0in"/>
      <style:text-properties fo:color="#00000A" fo:font-size="10pt" style:font-size-asian="10pt" style:font-size-complex="10pt" style:language-asian="it" style:country-asian="IT"/>
    </style:style>
    <style:style style:name="TableCell3665" style:family="table-cell">
      <style:table-cell-properties fo:border="none" style:writing-mode="lr-tb" style:vertical-align="bottom" fo:padding-top="0in" fo:padding-left="0.0486in" fo:padding-bottom="0in" fo:padding-right="0.0486in"/>
    </style:style>
    <style:style style:name="P3666" style:parent-style-name="Standard" style:family="paragraph">
      <style:paragraph-properties fo:margin-bottom="0in"/>
      <style:text-properties fo:color="#00000A" fo:font-size="10pt" style:font-size-asian="10pt" style:font-size-complex="10pt" style:language-asian="it" style:country-asian="IT"/>
    </style:style>
    <style:style style:name="TableRow3667" style:family="table-row">
      <style:table-row-properties style:row-height="0.0159in"/>
    </style:style>
    <style:style style:name="TableCell3668" style:family="table-cell">
      <style:table-cell-properties fo:border="none" style:writing-mode="lr-tb" style:vertical-align="bottom" fo:padding-top="0in" fo:padding-left="0.0486in" fo:padding-bottom="0in" fo:padding-right="0.0486in"/>
    </style:style>
    <style:style style:name="P3669" style:parent-style-name="Standard" style:family="paragraph">
      <style:paragraph-properties fo:margin-bottom="0in"/>
      <style:text-properties fo:color="#00000A" fo:font-size="10pt" style:font-size-asian="10pt" style:font-size-complex="10pt" style:language-asian="it" style:country-asian="IT"/>
    </style:style>
    <style:style style:name="TableCell3670" style:family="table-cell">
      <style:table-cell-properties fo:border="none" style:writing-mode="lr-tb" style:vertical-align="bottom" fo:padding-top="0in" fo:padding-left="0.0486in" fo:padding-bottom="0in" fo:padding-right="0.0486in"/>
    </style:style>
    <style:style style:name="P3671" style:parent-style-name="Standard" style:family="paragraph">
      <style:paragraph-properties fo:margin-bottom="0in"/>
      <style:text-properties fo:color="#00000A" fo:font-size="10pt" style:font-size-asian="10pt" style:font-size-complex="10pt" style:language-asian="it" style:country-asian="IT"/>
    </style:style>
    <style:style style:name="TableCell3672" style:family="table-cell">
      <style:table-cell-properties fo:border="none" style:writing-mode="lr-tb" style:vertical-align="bottom" fo:padding-top="0in" fo:padding-left="0.0486in" fo:padding-bottom="0in" fo:padding-right="0.0486in"/>
    </style:style>
    <style:style style:name="P3673" style:parent-style-name="Standard" style:family="paragraph">
      <style:paragraph-properties fo:margin-bottom="0in"/>
      <style:text-properties fo:color="#00000A" fo:font-size="10pt" style:font-size-asian="10pt" style:font-size-complex="10pt" style:language-asian="it" style:country-asian="IT"/>
    </style:style>
    <style:style style:name="TableRow3674" style:family="table-row">
      <style:table-row-properties style:min-row-height="0.2083in"/>
    </style:style>
    <style:style style:name="TableCell3675" style:family="table-cell">
      <style:table-cell-properties fo:border="none" style:writing-mode="lr-tb" style:vertical-align="bottom" fo:padding-top="0in" fo:padding-left="0.0486in" fo:padding-bottom="0in" fo:padding-right="0.0486in"/>
    </style:style>
    <style:style style:name="P367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677" style:family="table-cell">
      <style:table-cell-properties fo:border="none" style:writing-mode="lr-tb" style:vertical-align="bottom" fo:padding-top="0in" fo:padding-left="0.0486in" fo:padding-bottom="0in" fo:padding-right="0.0486in"/>
    </style:style>
    <style:style style:name="P367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679" style:family="table-cell">
      <style:table-cell-properties fo:border="none" style:writing-mode="lr-tb" style:vertical-align="bottom" fo:padding-top="0in" fo:padding-left="0.0486in" fo:padding-bottom="0in" fo:padding-right="0.0486in"/>
    </style:style>
    <style:style style:name="P3680" style:parent-style-name="Standard" style:family="paragraph">
      <style:paragraph-properties fo:margin-bottom="0in"/>
      <style:text-properties fo:color="#00000A" fo:font-size="10pt" style:font-size-asian="10pt" style:font-size-complex="10pt" style:language-asian="it" style:country-asian="IT"/>
    </style:style>
    <style:style style:name="TableRow3681" style:family="table-row">
      <style:table-row-properties style:min-row-height="0.2083in"/>
    </style:style>
    <style:style style:name="TableCell3682" style:family="table-cell">
      <style:table-cell-properties fo:border="none" style:writing-mode="lr-tb" style:vertical-align="bottom" fo:padding-top="0in" fo:padding-left="0.0486in" fo:padding-bottom="0in" fo:padding-right="0.0486in"/>
    </style:style>
    <style:style style:name="P368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684" style:family="table-cell">
      <style:table-cell-properties fo:border="none" style:writing-mode="lr-tb" style:vertical-align="bottom" fo:padding-top="0in" fo:padding-left="0.0486in" fo:padding-bottom="0in" fo:padding-right="0.0486in"/>
    </style:style>
    <style:style style:name="P368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86" style:family="table-cell">
      <style:table-cell-properties fo:border="none" style:writing-mode="lr-tb" style:vertical-align="bottom" fo:padding-top="0in" fo:padding-left="0.0486in" fo:padding-bottom="0in" fo:padding-right="0.0486in"/>
    </style:style>
    <style:style style:name="P368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688" style:family="table-row">
      <style:table-row-properties style:row-height="0.0159in"/>
    </style:style>
    <style:style style:name="TableCell3689" style:family="table-cell">
      <style:table-cell-properties fo:border="none" style:writing-mode="lr-tb" style:vertical-align="bottom" fo:padding-top="0in" fo:padding-left="0.0486in" fo:padding-bottom="0in" fo:padding-right="0.0486in"/>
    </style:style>
    <style:style style:name="P369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691" style:family="table-cell">
      <style:table-cell-properties fo:border="none" style:writing-mode="lr-tb" style:vertical-align="bottom" fo:padding-top="0in" fo:padding-left="0.0486in" fo:padding-bottom="0in" fo:padding-right="0.0486in"/>
    </style:style>
    <style:style style:name="P3692" style:parent-style-name="Standard" style:family="paragraph">
      <style:paragraph-properties fo:margin-bottom="0in"/>
      <style:text-properties fo:color="#00000A" fo:font-size="10pt" style:font-size-asian="10pt" style:font-size-complex="10pt" style:language-asian="it" style:country-asian="IT"/>
    </style:style>
    <style:style style:name="TableCell3693" style:family="table-cell">
      <style:table-cell-properties fo:border="none" style:writing-mode="lr-tb" style:vertical-align="bottom" fo:padding-top="0in" fo:padding-left="0.0486in" fo:padding-bottom="0in" fo:padding-right="0.0486in"/>
    </style:style>
    <style:style style:name="P3694" style:parent-style-name="Standard" style:family="paragraph">
      <style:paragraph-properties fo:margin-bottom="0in"/>
      <style:text-properties fo:color="#00000A" fo:font-size="10pt" style:font-size-asian="10pt" style:font-size-complex="10pt" style:language-asian="it" style:country-asian="IT"/>
    </style:style>
    <style:style style:name="TableRow3695" style:family="table-row">
      <style:table-row-properties style:row-height="0.0159in"/>
    </style:style>
    <style:style style:name="TableCell3696" style:family="table-cell">
      <style:table-cell-properties fo:border="none" style:writing-mode="lr-tb" style:vertical-align="bottom" fo:padding-top="0in" fo:padding-left="0.0486in" fo:padding-bottom="0in" fo:padding-right="0.0486in"/>
    </style:style>
    <style:style style:name="P3697" style:parent-style-name="Standard" style:family="paragraph">
      <style:paragraph-properties fo:margin-bottom="0in"/>
      <style:text-properties fo:color="#00000A" fo:font-size="10pt" style:font-size-asian="10pt" style:font-size-complex="10pt" style:language-asian="it" style:country-asian="IT"/>
    </style:style>
    <style:style style:name="TableCell3698" style:family="table-cell">
      <style:table-cell-properties fo:border="none" style:writing-mode="lr-tb" style:vertical-align="bottom" fo:padding-top="0in" fo:padding-left="0.0486in" fo:padding-bottom="0in" fo:padding-right="0.0486in"/>
    </style:style>
    <style:style style:name="P3699" style:parent-style-name="Standard" style:family="paragraph">
      <style:paragraph-properties fo:margin-bottom="0in"/>
      <style:text-properties fo:color="#00000A" fo:font-size="10pt" style:font-size-asian="10pt" style:font-size-complex="10pt" style:language-asian="it" style:country-asian="IT"/>
    </style:style>
    <style:style style:name="TableCell3700" style:family="table-cell">
      <style:table-cell-properties fo:border="none" style:writing-mode="lr-tb" style:vertical-align="bottom" fo:padding-top="0in" fo:padding-left="0.0486in" fo:padding-bottom="0in" fo:padding-right="0.0486in"/>
    </style:style>
    <style:style style:name="P3701" style:parent-style-name="Standard" style:family="paragraph">
      <style:paragraph-properties fo:margin-bottom="0in"/>
      <style:text-properties fo:color="#00000A" fo:font-size="10pt" style:font-size-asian="10pt" style:font-size-complex="10pt" style:language-asian="it" style:country-asian="IT"/>
    </style:style>
    <style:style style:name="TableRow3702" style:family="table-row">
      <style:table-row-properties style:row-height="0.0159in"/>
    </style:style>
    <style:style style:name="TableCell3703" style:family="table-cell">
      <style:table-cell-properties fo:border="none" style:writing-mode="lr-tb" style:vertical-align="bottom" fo:padding-top="0in" fo:padding-left="0.0486in" fo:padding-bottom="0in" fo:padding-right="0.0486in"/>
    </style:style>
    <style:style style:name="P3704" style:parent-style-name="Standard" style:family="paragraph">
      <style:paragraph-properties fo:margin-bottom="0in"/>
      <style:text-properties fo:color="#00000A" fo:font-size="10pt" style:font-size-asian="10pt" style:font-size-complex="10pt" style:language-asian="it" style:country-asian="IT"/>
    </style:style>
    <style:style style:name="TableCell3705" style:family="table-cell">
      <style:table-cell-properties fo:border="none" style:writing-mode="lr-tb" style:vertical-align="bottom" fo:padding-top="0in" fo:padding-left="0.0486in" fo:padding-bottom="0in" fo:padding-right="0.0486in"/>
    </style:style>
    <style:style style:name="P3706" style:parent-style-name="Standard" style:family="paragraph">
      <style:paragraph-properties fo:margin-bottom="0in"/>
      <style:text-properties fo:color="#00000A" fo:font-size="10pt" style:font-size-asian="10pt" style:font-size-complex="10pt" style:language-asian="it" style:country-asian="IT"/>
    </style:style>
    <style:style style:name="TableCell3707" style:family="table-cell">
      <style:table-cell-properties fo:border="none" style:writing-mode="lr-tb" style:vertical-align="bottom" fo:padding-top="0in" fo:padding-left="0.0486in" fo:padding-bottom="0in" fo:padding-right="0.0486in"/>
    </style:style>
    <style:style style:name="P3708" style:parent-style-name="Standard" style:family="paragraph">
      <style:paragraph-properties fo:margin-bottom="0in"/>
      <style:text-properties fo:color="#00000A" fo:font-size="10pt" style:font-size-asian="10pt" style:font-size-complex="10pt" style:language-asian="it" style:country-asian="IT"/>
    </style:style>
    <style:style style:name="TableRow3709" style:family="table-row">
      <style:table-row-properties style:row-height="0.0159in"/>
    </style:style>
    <style:style style:name="TableCell3710" style:family="table-cell">
      <style:table-cell-properties fo:border="none" style:writing-mode="lr-tb" style:vertical-align="bottom" fo:padding-top="0in" fo:padding-left="0.0486in" fo:padding-bottom="0in" fo:padding-right="0.0486in"/>
    </style:style>
    <style:style style:name="P3711" style:parent-style-name="Standard" style:family="paragraph">
      <style:paragraph-properties fo:margin-bottom="0in"/>
      <style:text-properties fo:color="#00000A" fo:font-size="10pt" style:font-size-asian="10pt" style:font-size-complex="10pt" style:language-asian="it" style:country-asian="IT"/>
    </style:style>
    <style:style style:name="TableCell3712" style:family="table-cell">
      <style:table-cell-properties fo:border="none" style:writing-mode="lr-tb" style:vertical-align="bottom" fo:padding-top="0in" fo:padding-left="0.0486in" fo:padding-bottom="0in" fo:padding-right="0.0486in"/>
    </style:style>
    <style:style style:name="P3713" style:parent-style-name="Standard" style:family="paragraph">
      <style:paragraph-properties fo:margin-bottom="0in"/>
      <style:text-properties fo:color="#00000A" fo:font-size="10pt" style:font-size-asian="10pt" style:font-size-complex="10pt" style:language-asian="it" style:country-asian="IT"/>
    </style:style>
    <style:style style:name="TableCell3714" style:family="table-cell">
      <style:table-cell-properties fo:border="none" style:writing-mode="lr-tb" style:vertical-align="bottom" fo:padding-top="0in" fo:padding-left="0.0486in" fo:padding-bottom="0in" fo:padding-right="0.0486in"/>
    </style:style>
    <style:style style:name="P3715" style:parent-style-name="Standard" style:family="paragraph">
      <style:paragraph-properties fo:margin-bottom="0in"/>
      <style:text-properties fo:color="#00000A" fo:font-size="10pt" style:font-size-asian="10pt" style:font-size-complex="10pt" style:language-asian="it" style:country-asian="IT"/>
    </style:style>
    <style:style style:name="TableRow3716" style:family="table-row">
      <style:table-row-properties style:row-height="0.0159in"/>
    </style:style>
    <style:style style:name="TableCell3717" style:family="table-cell">
      <style:table-cell-properties fo:border="none" style:writing-mode="lr-tb" style:vertical-align="bottom" fo:padding-top="0in" fo:padding-left="0.0486in" fo:padding-bottom="0in" fo:padding-right="0.0486in"/>
    </style:style>
    <style:style style:name="P3718" style:parent-style-name="Standard" style:family="paragraph">
      <style:paragraph-properties fo:margin-bottom="0in"/>
      <style:text-properties fo:color="#00000A" fo:font-size="10pt" style:font-size-asian="10pt" style:font-size-complex="10pt" style:language-asian="it" style:country-asian="IT"/>
    </style:style>
    <style:style style:name="TableCell3719" style:family="table-cell">
      <style:table-cell-properties fo:border="none" style:writing-mode="lr-tb" style:vertical-align="bottom" fo:padding-top="0in" fo:padding-left="0.0486in" fo:padding-bottom="0in" fo:padding-right="0.0486in"/>
    </style:style>
    <style:style style:name="P3720" style:parent-style-name="Standard" style:family="paragraph">
      <style:paragraph-properties fo:margin-bottom="0in"/>
      <style:text-properties fo:color="#00000A" fo:font-size="10pt" style:font-size-asian="10pt" style:font-size-complex="10pt" style:language-asian="it" style:country-asian="IT"/>
    </style:style>
    <style:style style:name="TableCell3721" style:family="table-cell">
      <style:table-cell-properties fo:border="none" style:writing-mode="lr-tb" style:vertical-align="bottom" fo:padding-top="0in" fo:padding-left="0.0486in" fo:padding-bottom="0in" fo:padding-right="0.0486in"/>
    </style:style>
    <style:style style:name="P3722" style:parent-style-name="Standard" style:family="paragraph">
      <style:paragraph-properties fo:margin-bottom="0in"/>
      <style:text-properties fo:color="#00000A" fo:font-size="10pt" style:font-size-asian="10pt" style:font-size-complex="10pt" style:language-asian="it" style:country-asian="IT"/>
    </style:style>
    <style:style style:name="TableRow3723" style:family="table-row">
      <style:table-row-properties style:row-height="0.0159in"/>
    </style:style>
    <style:style style:name="TableCell3724" style:family="table-cell">
      <style:table-cell-properties fo:border="none" style:writing-mode="lr-tb" style:vertical-align="bottom" fo:padding-top="0in" fo:padding-left="0.0486in" fo:padding-bottom="0in" fo:padding-right="0.0486in"/>
    </style:style>
    <style:style style:name="P3725" style:parent-style-name="Standard" style:family="paragraph">
      <style:paragraph-properties fo:margin-bottom="0in"/>
      <style:text-properties fo:color="#00000A" fo:font-size="10pt" style:font-size-asian="10pt" style:font-size-complex="10pt" style:language-asian="it" style:country-asian="IT"/>
    </style:style>
    <style:style style:name="TableCell3726" style:family="table-cell">
      <style:table-cell-properties fo:border="none" style:writing-mode="lr-tb" style:vertical-align="bottom" fo:padding-top="0in" fo:padding-left="0.0486in" fo:padding-bottom="0in" fo:padding-right="0.0486in"/>
    </style:style>
    <style:style style:name="P3727" style:parent-style-name="Standard" style:family="paragraph">
      <style:paragraph-properties fo:margin-bottom="0in"/>
      <style:text-properties fo:color="#00000A" fo:font-size="10pt" style:font-size-asian="10pt" style:font-size-complex="10pt" style:language-asian="it" style:country-asian="IT"/>
    </style:style>
    <style:style style:name="TableCell3728" style:family="table-cell">
      <style:table-cell-properties fo:border="none" style:writing-mode="lr-tb" style:vertical-align="bottom" fo:padding-top="0in" fo:padding-left="0.0486in" fo:padding-bottom="0in" fo:padding-right="0.0486in"/>
    </style:style>
    <style:style style:name="P3729" style:parent-style-name="Standard" style:family="paragraph">
      <style:paragraph-properties fo:margin-bottom="0in"/>
      <style:text-properties fo:color="#00000A" fo:font-size="10pt" style:font-size-asian="10pt" style:font-size-complex="10pt" style:language-asian="it" style:country-asian="IT"/>
    </style:style>
    <style:style style:name="TableRow3730" style:family="table-row">
      <style:table-row-properties style:row-height="0.0159in"/>
    </style:style>
    <style:style style:name="TableCell3731" style:family="table-cell">
      <style:table-cell-properties fo:border="none" style:writing-mode="lr-tb" style:vertical-align="bottom" fo:padding-top="0in" fo:padding-left="0.0486in" fo:padding-bottom="0in" fo:padding-right="0.0486in"/>
    </style:style>
    <style:style style:name="P3732" style:parent-style-name="Standard" style:family="paragraph">
      <style:paragraph-properties fo:margin-bottom="0in"/>
      <style:text-properties fo:color="#00000A" fo:font-size="10pt" style:font-size-asian="10pt" style:font-size-complex="10pt" style:language-asian="it" style:country-asian="IT"/>
    </style:style>
    <style:style style:name="TableCell3733" style:family="table-cell">
      <style:table-cell-properties fo:border="none" style:writing-mode="lr-tb" style:vertical-align="bottom" fo:padding-top="0in" fo:padding-left="0.0486in" fo:padding-bottom="0in" fo:padding-right="0.0486in"/>
    </style:style>
    <style:style style:name="P3734" style:parent-style-name="Standard" style:family="paragraph">
      <style:paragraph-properties fo:margin-bottom="0in"/>
      <style:text-properties fo:color="#00000A" fo:font-size="10pt" style:font-size-asian="10pt" style:font-size-complex="10pt" style:language-asian="it" style:country-asian="IT"/>
    </style:style>
    <style:style style:name="TableCell3735" style:family="table-cell">
      <style:table-cell-properties fo:border="none" style:writing-mode="lr-tb" style:vertical-align="bottom" fo:padding-top="0in" fo:padding-left="0.0486in" fo:padding-bottom="0in" fo:padding-right="0.0486in"/>
    </style:style>
    <style:style style:name="P3736" style:parent-style-name="Standard" style:family="paragraph">
      <style:paragraph-properties fo:margin-bottom="0in"/>
      <style:text-properties fo:color="#00000A" fo:font-size="10pt" style:font-size-asian="10pt" style:font-size-complex="10pt" style:language-asian="it" style:country-asian="IT"/>
    </style:style>
    <style:style style:name="TableRow3737" style:family="table-row">
      <style:table-row-properties style:row-height="0.0159in"/>
    </style:style>
    <style:style style:name="TableCell3738" style:family="table-cell">
      <style:table-cell-properties fo:border="none" style:writing-mode="lr-tb" style:vertical-align="bottom" fo:padding-top="0in" fo:padding-left="0.0486in" fo:padding-bottom="0in" fo:padding-right="0.0486in"/>
    </style:style>
    <style:style style:name="P3739" style:parent-style-name="Standard" style:family="paragraph">
      <style:paragraph-properties fo:margin-bottom="0in"/>
      <style:text-properties fo:color="#00000A" fo:font-size="10pt" style:font-size-asian="10pt" style:font-size-complex="10pt" style:language-asian="it" style:country-asian="IT"/>
    </style:style>
    <style:style style:name="TableCell3740" style:family="table-cell">
      <style:table-cell-properties fo:border="none" style:writing-mode="lr-tb" style:vertical-align="bottom" fo:padding-top="0in" fo:padding-left="0.0486in" fo:padding-bottom="0in" fo:padding-right="0.0486in"/>
    </style:style>
    <style:style style:name="P3741" style:parent-style-name="Standard" style:family="paragraph">
      <style:paragraph-properties fo:margin-bottom="0in"/>
      <style:text-properties fo:color="#00000A" fo:font-size="10pt" style:font-size-asian="10pt" style:font-size-complex="10pt" style:language-asian="it" style:country-asian="IT"/>
    </style:style>
    <style:style style:name="TableCell3742" style:family="table-cell">
      <style:table-cell-properties fo:border="none" style:writing-mode="lr-tb" style:vertical-align="bottom" fo:padding-top="0in" fo:padding-left="0.0486in" fo:padding-bottom="0in" fo:padding-right="0.0486in"/>
    </style:style>
    <style:style style:name="P3743" style:parent-style-name="Standard" style:family="paragraph">
      <style:paragraph-properties fo:margin-bottom="0in"/>
      <style:text-properties fo:color="#00000A" fo:font-size="10pt" style:font-size-asian="10pt" style:font-size-complex="10pt" style:language-asian="it" style:country-asian="IT"/>
    </style:style>
    <style:style style:name="TableRow3744" style:family="table-row">
      <style:table-row-properties style:row-height="0.0159in"/>
    </style:style>
    <style:style style:name="TableCell3745" style:family="table-cell">
      <style:table-cell-properties fo:border="none" style:writing-mode="lr-tb" style:vertical-align="bottom" fo:padding-top="0in" fo:padding-left="0.0486in" fo:padding-bottom="0in" fo:padding-right="0.0486in"/>
    </style:style>
    <style:style style:name="P3746" style:parent-style-name="Standard" style:family="paragraph">
      <style:paragraph-properties fo:margin-bottom="0in"/>
      <style:text-properties fo:color="#00000A" fo:font-size="10pt" style:font-size-asian="10pt" style:font-size-complex="10pt" style:language-asian="it" style:country-asian="IT"/>
    </style:style>
    <style:style style:name="TableCell3747" style:family="table-cell">
      <style:table-cell-properties fo:border="none" style:writing-mode="lr-tb" style:vertical-align="bottom" fo:padding-top="0in" fo:padding-left="0.0486in" fo:padding-bottom="0in" fo:padding-right="0.0486in"/>
    </style:style>
    <style:style style:name="P3748" style:parent-style-name="Standard" style:family="paragraph">
      <style:paragraph-properties fo:margin-bottom="0in"/>
      <style:text-properties fo:color="#00000A" fo:font-size="10pt" style:font-size-asian="10pt" style:font-size-complex="10pt" style:language-asian="it" style:country-asian="IT"/>
    </style:style>
    <style:style style:name="TableCell3749" style:family="table-cell">
      <style:table-cell-properties fo:border="none" style:writing-mode="lr-tb" style:vertical-align="bottom" fo:padding-top="0in" fo:padding-left="0.0486in" fo:padding-bottom="0in" fo:padding-right="0.0486in"/>
    </style:style>
    <style:style style:name="P3750" style:parent-style-name="Standard" style:family="paragraph">
      <style:paragraph-properties fo:margin-bottom="0in"/>
      <style:text-properties fo:color="#00000A" fo:font-size="10pt" style:font-size-asian="10pt" style:font-size-complex="10pt" style:language-asian="it" style:country-asian="IT"/>
    </style:style>
    <style:style style:name="TableRow3751" style:family="table-row">
      <style:table-row-properties style:row-height="0.0159in"/>
    </style:style>
    <style:style style:name="TableCell3752" style:family="table-cell">
      <style:table-cell-properties fo:border="none" style:writing-mode="lr-tb" style:vertical-align="bottom" fo:padding-top="0in" fo:padding-left="0.0486in" fo:padding-bottom="0in" fo:padding-right="0.0486in"/>
    </style:style>
    <style:style style:name="P3753" style:parent-style-name="Standard" style:family="paragraph">
      <style:paragraph-properties fo:margin-bottom="0in"/>
      <style:text-properties fo:color="#00000A" fo:font-size="10pt" style:font-size-asian="10pt" style:font-size-complex="10pt" style:language-asian="it" style:country-asian="IT"/>
    </style:style>
    <style:style style:name="TableCell3754" style:family="table-cell">
      <style:table-cell-properties fo:border="none" style:writing-mode="lr-tb" style:vertical-align="bottom" fo:padding-top="0in" fo:padding-left="0.0486in" fo:padding-bottom="0in" fo:padding-right="0.0486in"/>
    </style:style>
    <style:style style:name="P3755" style:parent-style-name="Standard" style:family="paragraph">
      <style:paragraph-properties fo:margin-bottom="0in"/>
      <style:text-properties fo:color="#00000A" fo:font-size="10pt" style:font-size-asian="10pt" style:font-size-complex="10pt" style:language-asian="it" style:country-asian="IT"/>
    </style:style>
    <style:style style:name="TableCell3756" style:family="table-cell">
      <style:table-cell-properties fo:border="none" style:writing-mode="lr-tb" style:vertical-align="bottom" fo:padding-top="0in" fo:padding-left="0.0486in" fo:padding-bottom="0in" fo:padding-right="0.0486in"/>
    </style:style>
    <style:style style:name="P3757" style:parent-style-name="Standard" style:family="paragraph">
      <style:paragraph-properties fo:margin-bottom="0in"/>
      <style:text-properties fo:color="#00000A" fo:font-size="10pt" style:font-size-asian="10pt" style:font-size-complex="10pt" style:language-asian="it" style:country-asian="IT"/>
    </style:style>
    <style:style style:name="TableRow3758" style:family="table-row">
      <style:table-row-properties style:row-height="0.0159in"/>
    </style:style>
    <style:style style:name="TableCell3759" style:family="table-cell">
      <style:table-cell-properties fo:border="none" style:writing-mode="lr-tb" style:vertical-align="bottom" fo:padding-top="0in" fo:padding-left="0.0486in" fo:padding-bottom="0in" fo:padding-right="0.0486in"/>
    </style:style>
    <style:style style:name="P3760" style:parent-style-name="Standard" style:family="paragraph">
      <style:paragraph-properties fo:margin-bottom="0in"/>
      <style:text-properties fo:color="#00000A" fo:font-size="10pt" style:font-size-asian="10pt" style:font-size-complex="10pt" style:language-asian="it" style:country-asian="IT"/>
    </style:style>
    <style:style style:name="TableCell3761" style:family="table-cell">
      <style:table-cell-properties fo:border="none" style:writing-mode="lr-tb" style:vertical-align="bottom" fo:padding-top="0in" fo:padding-left="0.0486in" fo:padding-bottom="0in" fo:padding-right="0.0486in"/>
    </style:style>
    <style:style style:name="P3762" style:parent-style-name="Standard" style:family="paragraph">
      <style:paragraph-properties fo:margin-bottom="0in"/>
      <style:text-properties fo:color="#00000A" fo:font-size="10pt" style:font-size-asian="10pt" style:font-size-complex="10pt" style:language-asian="it" style:country-asian="IT"/>
    </style:style>
    <style:style style:name="TableCell3763" style:family="table-cell">
      <style:table-cell-properties fo:border="none" style:writing-mode="lr-tb" style:vertical-align="bottom" fo:padding-top="0in" fo:padding-left="0.0486in" fo:padding-bottom="0in" fo:padding-right="0.0486in"/>
    </style:style>
    <style:style style:name="P3764" style:parent-style-name="Standard" style:family="paragraph">
      <style:paragraph-properties fo:margin-bottom="0in"/>
      <style:text-properties fo:color="#00000A" fo:font-size="10pt" style:font-size-asian="10pt" style:font-size-complex="10pt" style:language-asian="it" style:country-asian="IT"/>
    </style:style>
    <style:style style:name="TableRow3765" style:family="table-row">
      <style:table-row-properties style:row-height="0.0159in"/>
    </style:style>
    <style:style style:name="TableCell3766" style:family="table-cell">
      <style:table-cell-properties fo:border="none" style:writing-mode="lr-tb" style:vertical-align="bottom" fo:padding-top="0in" fo:padding-left="0.0486in" fo:padding-bottom="0in" fo:padding-right="0.0486in"/>
    </style:style>
    <style:style style:name="P3767" style:parent-style-name="Standard" style:family="paragraph">
      <style:paragraph-properties fo:margin-bottom="0in"/>
      <style:text-properties fo:color="#00000A" fo:font-size="10pt" style:font-size-asian="10pt" style:font-size-complex="10pt" style:language-asian="it" style:country-asian="IT"/>
    </style:style>
    <style:style style:name="TableCell3768" style:family="table-cell">
      <style:table-cell-properties fo:border="none" style:writing-mode="lr-tb" style:vertical-align="bottom" fo:padding-top="0in" fo:padding-left="0.0486in" fo:padding-bottom="0in" fo:padding-right="0.0486in"/>
    </style:style>
    <style:style style:name="P3769" style:parent-style-name="Standard" style:family="paragraph">
      <style:paragraph-properties fo:margin-bottom="0in"/>
      <style:text-properties fo:color="#00000A" fo:font-size="10pt" style:font-size-asian="10pt" style:font-size-complex="10pt" style:language-asian="it" style:country-asian="IT"/>
    </style:style>
    <style:style style:name="TableCell3770" style:family="table-cell">
      <style:table-cell-properties fo:border="none" style:writing-mode="lr-tb" style:vertical-align="bottom" fo:padding-top="0in" fo:padding-left="0.0486in" fo:padding-bottom="0in" fo:padding-right="0.0486in"/>
    </style:style>
    <style:style style:name="P3771" style:parent-style-name="Standard" style:family="paragraph">
      <style:paragraph-properties fo:margin-bottom="0in"/>
      <style:text-properties fo:color="#00000A" fo:font-size="10pt" style:font-size-asian="10pt" style:font-size-complex="10pt" style:language-asian="it" style:country-asian="IT"/>
    </style:style>
    <style:style style:name="TableRow3772" style:family="table-row">
      <style:table-row-properties style:min-row-height="0.2083in"/>
    </style:style>
    <style:style style:name="TableCell3773" style:family="table-cell">
      <style:table-cell-properties fo:border="none" style:writing-mode="lr-tb" style:vertical-align="bottom" fo:padding-top="0in" fo:padding-left="0.0486in" fo:padding-bottom="0in" fo:padding-right="0.0486in"/>
    </style:style>
    <style:style style:name="P377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775" style:family="table-cell">
      <style:table-cell-properties fo:border="none" style:writing-mode="lr-tb" style:vertical-align="bottom" fo:padding-top="0in" fo:padding-left="0.0486in" fo:padding-bottom="0in" fo:padding-right="0.0486in"/>
    </style:style>
    <style:style style:name="P377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777" style:family="table-cell">
      <style:table-cell-properties fo:border="none" style:writing-mode="lr-tb" style:vertical-align="bottom" fo:padding-top="0in" fo:padding-left="0.0486in" fo:padding-bottom="0in" fo:padding-right="0.0486in"/>
    </style:style>
    <style:style style:name="P3778" style:parent-style-name="Standard" style:family="paragraph">
      <style:paragraph-properties fo:margin-bottom="0in"/>
      <style:text-properties fo:color="#00000A" fo:font-size="10pt" style:font-size-asian="10pt" style:font-size-complex="10pt" style:language-asian="it" style:country-asian="IT"/>
    </style:style>
    <style:style style:name="TableRow3779" style:family="table-row">
      <style:table-row-properties style:min-row-height="0.2083in"/>
    </style:style>
    <style:style style:name="TableCell3780" style:family="table-cell">
      <style:table-cell-properties fo:border="none" style:writing-mode="lr-tb" style:vertical-align="bottom" fo:padding-top="0in" fo:padding-left="0.0486in" fo:padding-bottom="0in" fo:padding-right="0.0486in"/>
    </style:style>
    <style:style style:name="P3781"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782" style:family="table-cell">
      <style:table-cell-properties fo:border="none" style:writing-mode="lr-tb" style:vertical-align="bottom" fo:padding-top="0in" fo:padding-left="0.0486in" fo:padding-bottom="0in" fo:padding-right="0.0486in"/>
    </style:style>
    <style:style style:name="P378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4" style:family="table-cell">
      <style:table-cell-properties fo:border="none" style:writing-mode="lr-tb" style:vertical-align="bottom" fo:padding-top="0in" fo:padding-left="0.0486in" fo:padding-bottom="0in" fo:padding-right="0.0486in"/>
    </style:style>
    <style:style style:name="P378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786" style:family="table-row">
      <style:table-row-properties style:row-height="0.0159in"/>
    </style:style>
    <style:style style:name="TableCell3787" style:family="table-cell">
      <style:table-cell-properties fo:border="none" style:writing-mode="lr-tb" style:vertical-align="bottom" fo:padding-top="0in" fo:padding-left="0.0486in" fo:padding-bottom="0in" fo:padding-right="0.0486in"/>
    </style:style>
    <style:style style:name="P378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789" style:family="table-cell">
      <style:table-cell-properties fo:border="none" style:writing-mode="lr-tb" style:vertical-align="bottom" fo:padding-top="0in" fo:padding-left="0.0486in" fo:padding-bottom="0in" fo:padding-right="0.0486in"/>
    </style:style>
    <style:style style:name="P3790" style:parent-style-name="Standard" style:family="paragraph">
      <style:paragraph-properties fo:margin-bottom="0in"/>
      <style:text-properties fo:color="#00000A" fo:font-size="10pt" style:font-size-asian="10pt" style:font-size-complex="10pt" style:language-asian="it" style:country-asian="IT"/>
    </style:style>
    <style:style style:name="TableCell3791" style:family="table-cell">
      <style:table-cell-properties fo:border="none" style:writing-mode="lr-tb" style:vertical-align="bottom" fo:padding-top="0in" fo:padding-left="0.0486in" fo:padding-bottom="0in" fo:padding-right="0.0486in"/>
    </style:style>
    <style:style style:name="P3792" style:parent-style-name="Standard" style:family="paragraph">
      <style:paragraph-properties fo:margin-bottom="0in"/>
      <style:text-properties fo:color="#00000A" fo:font-size="10pt" style:font-size-asian="10pt" style:font-size-complex="10pt" style:language-asian="it" style:country-asian="IT"/>
    </style:style>
    <style:style style:name="TableRow3793" style:family="table-row">
      <style:table-row-properties style:row-height="0.0159in"/>
    </style:style>
    <style:style style:name="TableCell3794" style:family="table-cell">
      <style:table-cell-properties fo:border="none" style:writing-mode="lr-tb" style:vertical-align="bottom" fo:padding-top="0in" fo:padding-left="0.0486in" fo:padding-bottom="0in" fo:padding-right="0.0486in"/>
    </style:style>
    <style:style style:name="P3795" style:parent-style-name="Standard" style:family="paragraph">
      <style:paragraph-properties fo:margin-bottom="0in"/>
      <style:text-properties fo:color="#00000A" fo:font-size="10pt" style:font-size-asian="10pt" style:font-size-complex="10pt" style:language-asian="it" style:country-asian="IT"/>
    </style:style>
    <style:style style:name="TableCell3796" style:family="table-cell">
      <style:table-cell-properties fo:border="none" style:writing-mode="lr-tb" style:vertical-align="bottom" fo:padding-top="0in" fo:padding-left="0.0486in" fo:padding-bottom="0in" fo:padding-right="0.0486in"/>
    </style:style>
    <style:style style:name="P3797" style:parent-style-name="Standard" style:family="paragraph">
      <style:paragraph-properties fo:margin-bottom="0in"/>
      <style:text-properties fo:color="#00000A" fo:font-size="10pt" style:font-size-asian="10pt" style:font-size-complex="10pt" style:language-asian="it" style:country-asian="IT"/>
    </style:style>
    <style:style style:name="TableCell3798" style:family="table-cell">
      <style:table-cell-properties fo:border="none" style:writing-mode="lr-tb" style:vertical-align="bottom" fo:padding-top="0in" fo:padding-left="0.0486in" fo:padding-bottom="0in" fo:padding-right="0.0486in"/>
    </style:style>
    <style:style style:name="P3799" style:parent-style-name="Standard" style:family="paragraph">
      <style:paragraph-properties fo:margin-bottom="0in"/>
      <style:text-properties fo:color="#00000A" fo:font-size="10pt" style:font-size-asian="10pt" style:font-size-complex="10pt" style:language-asian="it" style:country-asian="IT"/>
    </style:style>
    <style:style style:name="TableRow3800" style:family="table-row">
      <style:table-row-properties style:row-height="0.0159in"/>
    </style:style>
    <style:style style:name="TableCell3801" style:family="table-cell">
      <style:table-cell-properties fo:border="none" style:writing-mode="lr-tb" style:vertical-align="bottom" fo:padding-top="0in" fo:padding-left="0.0486in" fo:padding-bottom="0in" fo:padding-right="0.0486in"/>
    </style:style>
    <style:style style:name="P3802" style:parent-style-name="Standard" style:family="paragraph">
      <style:paragraph-properties fo:margin-bottom="0in"/>
      <style:text-properties fo:color="#00000A" fo:font-size="10pt" style:font-size-asian="10pt" style:font-size-complex="10pt" style:language-asian="it" style:country-asian="IT"/>
    </style:style>
    <style:style style:name="TableCell3803" style:family="table-cell">
      <style:table-cell-properties fo:border="none" style:writing-mode="lr-tb" style:vertical-align="bottom" fo:padding-top="0in" fo:padding-left="0.0486in" fo:padding-bottom="0in" fo:padding-right="0.0486in"/>
    </style:style>
    <style:style style:name="P3804" style:parent-style-name="Standard" style:family="paragraph">
      <style:paragraph-properties fo:margin-bottom="0in"/>
      <style:text-properties fo:color="#00000A" fo:font-size="10pt" style:font-size-asian="10pt" style:font-size-complex="10pt" style:language-asian="it" style:country-asian="IT"/>
    </style:style>
    <style:style style:name="TableCell3805" style:family="table-cell">
      <style:table-cell-properties fo:border="none" style:writing-mode="lr-tb" style:vertical-align="bottom" fo:padding-top="0in" fo:padding-left="0.0486in" fo:padding-bottom="0in" fo:padding-right="0.0486in"/>
    </style:style>
    <style:style style:name="P3806" style:parent-style-name="Standard" style:family="paragraph">
      <style:paragraph-properties fo:margin-bottom="0in"/>
      <style:text-properties fo:color="#00000A" fo:font-size="10pt" style:font-size-asian="10pt" style:font-size-complex="10pt" style:language-asian="it" style:country-asian="IT"/>
    </style:style>
    <style:style style:name="TableRow3807" style:family="table-row">
      <style:table-row-properties style:row-height="0.0159in"/>
    </style:style>
    <style:style style:name="TableCell3808" style:family="table-cell">
      <style:table-cell-properties fo:border="none" style:writing-mode="lr-tb" style:vertical-align="bottom" fo:padding-top="0in" fo:padding-left="0.0486in" fo:padding-bottom="0in" fo:padding-right="0.0486in"/>
    </style:style>
    <style:style style:name="P3809" style:parent-style-name="Standard" style:family="paragraph">
      <style:paragraph-properties fo:margin-bottom="0in"/>
      <style:text-properties fo:color="#00000A" fo:font-size="10pt" style:font-size-asian="10pt" style:font-size-complex="10pt" style:language-asian="it" style:country-asian="IT"/>
    </style:style>
    <style:style style:name="TableCell3810" style:family="table-cell">
      <style:table-cell-properties fo:border="none" style:writing-mode="lr-tb" style:vertical-align="bottom" fo:padding-top="0in" fo:padding-left="0.0486in" fo:padding-bottom="0in" fo:padding-right="0.0486in"/>
    </style:style>
    <style:style style:name="P3811" style:parent-style-name="Standard" style:family="paragraph">
      <style:paragraph-properties fo:margin-bottom="0in"/>
      <style:text-properties fo:color="#00000A" fo:font-size="10pt" style:font-size-asian="10pt" style:font-size-complex="10pt" style:language-asian="it" style:country-asian="IT"/>
    </style:style>
    <style:style style:name="TableCell3812" style:family="table-cell">
      <style:table-cell-properties fo:border="none" style:writing-mode="lr-tb" style:vertical-align="bottom" fo:padding-top="0in" fo:padding-left="0.0486in" fo:padding-bottom="0in" fo:padding-right="0.0486in"/>
    </style:style>
    <style:style style:name="P3813" style:parent-style-name="Standard" style:family="paragraph">
      <style:paragraph-properties fo:margin-bottom="0in"/>
      <style:text-properties fo:color="#00000A" fo:font-size="10pt" style:font-size-asian="10pt" style:font-size-complex="10pt" style:language-asian="it" style:country-asian="IT"/>
    </style:style>
    <style:style style:name="TableRow3814" style:family="table-row">
      <style:table-row-properties style:row-height="0.0159in"/>
    </style:style>
    <style:style style:name="TableCell3815" style:family="table-cell">
      <style:table-cell-properties fo:border="none" style:writing-mode="lr-tb" style:vertical-align="bottom" fo:padding-top="0in" fo:padding-left="0.0486in" fo:padding-bottom="0in" fo:padding-right="0.0486in"/>
    </style:style>
    <style:style style:name="P3816" style:parent-style-name="Standard" style:family="paragraph">
      <style:paragraph-properties fo:margin-bottom="0in"/>
      <style:text-properties fo:color="#00000A" fo:font-size="10pt" style:font-size-asian="10pt" style:font-size-complex="10pt" style:language-asian="it" style:country-asian="IT"/>
    </style:style>
    <style:style style:name="TableCell3817" style:family="table-cell">
      <style:table-cell-properties fo:border="none" style:writing-mode="lr-tb" style:vertical-align="bottom" fo:padding-top="0in" fo:padding-left="0.0486in" fo:padding-bottom="0in" fo:padding-right="0.0486in"/>
    </style:style>
    <style:style style:name="P3818" style:parent-style-name="Standard" style:family="paragraph">
      <style:paragraph-properties fo:margin-bottom="0in"/>
      <style:text-properties fo:color="#00000A" fo:font-size="10pt" style:font-size-asian="10pt" style:font-size-complex="10pt" style:language-asian="it" style:country-asian="IT"/>
    </style:style>
    <style:style style:name="TableCell3819" style:family="table-cell">
      <style:table-cell-properties fo:border="none" style:writing-mode="lr-tb" style:vertical-align="bottom" fo:padding-top="0in" fo:padding-left="0.0486in" fo:padding-bottom="0in" fo:padding-right="0.0486in"/>
    </style:style>
    <style:style style:name="P3820" style:parent-style-name="Standard" style:family="paragraph">
      <style:paragraph-properties fo:margin-bottom="0in"/>
      <style:text-properties fo:color="#00000A" fo:font-size="10pt" style:font-size-asian="10pt" style:font-size-complex="10pt" style:language-asian="it" style:country-asian="IT"/>
    </style:style>
    <style:style style:name="TableRow3821" style:family="table-row">
      <style:table-row-properties style:row-height="0.0159in"/>
    </style:style>
    <style:style style:name="TableCell3822" style:family="table-cell">
      <style:table-cell-properties fo:border="none" style:writing-mode="lr-tb" style:vertical-align="bottom" fo:padding-top="0in" fo:padding-left="0.0486in" fo:padding-bottom="0in" fo:padding-right="0.0486in"/>
    </style:style>
    <style:style style:name="P3823" style:parent-style-name="Standard" style:family="paragraph">
      <style:paragraph-properties fo:margin-bottom="0in"/>
      <style:text-properties fo:color="#00000A" fo:font-size="10pt" style:font-size-asian="10pt" style:font-size-complex="10pt" style:language-asian="it" style:country-asian="IT"/>
    </style:style>
    <style:style style:name="TableCell3824" style:family="table-cell">
      <style:table-cell-properties fo:border="none" style:writing-mode="lr-tb" style:vertical-align="bottom" fo:padding-top="0in" fo:padding-left="0.0486in" fo:padding-bottom="0in" fo:padding-right="0.0486in"/>
    </style:style>
    <style:style style:name="P3825" style:parent-style-name="Standard" style:family="paragraph">
      <style:paragraph-properties fo:margin-bottom="0in"/>
      <style:text-properties fo:color="#00000A" fo:font-size="10pt" style:font-size-asian="10pt" style:font-size-complex="10pt" style:language-asian="it" style:country-asian="IT"/>
    </style:style>
    <style:style style:name="TableCell3826" style:family="table-cell">
      <style:table-cell-properties fo:border="none" style:writing-mode="lr-tb" style:vertical-align="bottom" fo:padding-top="0in" fo:padding-left="0.0486in" fo:padding-bottom="0in" fo:padding-right="0.0486in"/>
    </style:style>
    <style:style style:name="P3827" style:parent-style-name="Standard" style:family="paragraph">
      <style:paragraph-properties fo:margin-bottom="0in"/>
      <style:text-properties fo:color="#00000A" fo:font-size="10pt" style:font-size-asian="10pt" style:font-size-complex="10pt" style:language-asian="it" style:country-asian="IT"/>
    </style:style>
    <style:style style:name="TableRow3828" style:family="table-row">
      <style:table-row-properties style:row-height="0.0159in"/>
    </style:style>
    <style:style style:name="TableCell3829" style:family="table-cell">
      <style:table-cell-properties fo:border="none" style:writing-mode="lr-tb" style:vertical-align="bottom" fo:padding-top="0in" fo:padding-left="0.0486in" fo:padding-bottom="0in" fo:padding-right="0.0486in"/>
    </style:style>
    <style:style style:name="P3830" style:parent-style-name="Standard" style:family="paragraph">
      <style:paragraph-properties fo:margin-bottom="0in"/>
      <style:text-properties fo:color="#00000A" fo:font-size="10pt" style:font-size-asian="10pt" style:font-size-complex="10pt" style:language-asian="it" style:country-asian="IT"/>
    </style:style>
    <style:style style:name="TableCell3831" style:family="table-cell">
      <style:table-cell-properties fo:border="none" style:writing-mode="lr-tb" style:vertical-align="bottom" fo:padding-top="0in" fo:padding-left="0.0486in" fo:padding-bottom="0in" fo:padding-right="0.0486in"/>
    </style:style>
    <style:style style:name="P3832" style:parent-style-name="Standard" style:family="paragraph">
      <style:paragraph-properties fo:margin-bottom="0in"/>
      <style:text-properties fo:color="#00000A" fo:font-size="10pt" style:font-size-asian="10pt" style:font-size-complex="10pt" style:language-asian="it" style:country-asian="IT"/>
    </style:style>
    <style:style style:name="TableCell3833" style:family="table-cell">
      <style:table-cell-properties fo:border="none" style:writing-mode="lr-tb" style:vertical-align="bottom" fo:padding-top="0in" fo:padding-left="0.0486in" fo:padding-bottom="0in" fo:padding-right="0.0486in"/>
    </style:style>
    <style:style style:name="P3834" style:parent-style-name="Standard" style:family="paragraph">
      <style:paragraph-properties fo:margin-bottom="0in"/>
      <style:text-properties fo:color="#00000A" fo:font-size="10pt" style:font-size-asian="10pt" style:font-size-complex="10pt" style:language-asian="it" style:country-asian="IT"/>
    </style:style>
    <style:style style:name="TableRow3835" style:family="table-row">
      <style:table-row-properties style:row-height="0.0159in"/>
    </style:style>
    <style:style style:name="TableCell3836" style:family="table-cell">
      <style:table-cell-properties fo:border="none" style:writing-mode="lr-tb" style:vertical-align="bottom" fo:padding-top="0in" fo:padding-left="0.0486in" fo:padding-bottom="0in" fo:padding-right="0.0486in"/>
    </style:style>
    <style:style style:name="P3837" style:parent-style-name="Standard" style:family="paragraph">
      <style:paragraph-properties fo:margin-bottom="0in"/>
      <style:text-properties fo:color="#00000A" fo:font-size="10pt" style:font-size-asian="10pt" style:font-size-complex="10pt" style:language-asian="it" style:country-asian="IT"/>
    </style:style>
    <style:style style:name="TableCell3838" style:family="table-cell">
      <style:table-cell-properties fo:border="none" style:writing-mode="lr-tb" style:vertical-align="bottom" fo:padding-top="0in" fo:padding-left="0.0486in" fo:padding-bottom="0in" fo:padding-right="0.0486in"/>
    </style:style>
    <style:style style:name="P3839" style:parent-style-name="Standard" style:family="paragraph">
      <style:paragraph-properties fo:margin-bottom="0in"/>
      <style:text-properties fo:color="#00000A" fo:font-size="10pt" style:font-size-asian="10pt" style:font-size-complex="10pt" style:language-asian="it" style:country-asian="IT"/>
    </style:style>
    <style:style style:name="TableCell3840" style:family="table-cell">
      <style:table-cell-properties fo:border="none" style:writing-mode="lr-tb" style:vertical-align="bottom" fo:padding-top="0in" fo:padding-left="0.0486in" fo:padding-bottom="0in" fo:padding-right="0.0486in"/>
    </style:style>
    <style:style style:name="P3841" style:parent-style-name="Standard" style:family="paragraph">
      <style:paragraph-properties fo:margin-bottom="0in"/>
      <style:text-properties fo:color="#00000A" fo:font-size="10pt" style:font-size-asian="10pt" style:font-size-complex="10pt" style:language-asian="it" style:country-asian="IT"/>
    </style:style>
    <style:style style:name="TableRow3842" style:family="table-row">
      <style:table-row-properties style:min-row-height="0.2083in"/>
    </style:style>
    <style:style style:name="TableCell3843" style:family="table-cell">
      <style:table-cell-properties fo:border="none" style:writing-mode="lr-tb" style:vertical-align="bottom" fo:padding-top="0in" fo:padding-left="0.0486in" fo:padding-bottom="0in" fo:padding-right="0.0486in"/>
    </style:style>
    <style:style style:name="P3844"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845" style:family="table-cell">
      <style:table-cell-properties fo:border="none" style:writing-mode="lr-tb" style:vertical-align="bottom" fo:padding-top="0in" fo:padding-left="0.0486in" fo:padding-bottom="0in" fo:padding-right="0.0486in"/>
    </style:style>
    <style:style style:name="P3846"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847" style:family="table-cell">
      <style:table-cell-properties fo:border="none" style:writing-mode="lr-tb" style:vertical-align="bottom" fo:padding-top="0in" fo:padding-left="0.0486in" fo:padding-bottom="0in" fo:padding-right="0.0486in"/>
    </style:style>
    <style:style style:name="P3848" style:parent-style-name="Standard" style:family="paragraph">
      <style:paragraph-properties fo:margin-bottom="0in"/>
      <style:text-properties fo:color="#00000A" fo:font-size="10pt" style:font-size-asian="10pt" style:font-size-complex="10pt" style:language-asian="it" style:country-asian="IT"/>
    </style:style>
    <style:style style:name="TableRow3849" style:family="table-row">
      <style:table-row-properties style:min-row-height="0.2083in"/>
    </style:style>
    <style:style style:name="TableCell3850" style:family="table-cell">
      <style:table-cell-properties fo:border="none" style:writing-mode="lr-tb" style:vertical-align="bottom" fo:padding-top="0in" fo:padding-left="0.0486in" fo:padding-bottom="0in" fo:padding-right="0.0486in"/>
    </style:style>
    <style:style style:name="P3851" style:parent-style-name="Standard" style:family="paragraph">
      <style:paragraph-properties fo:margin-bottom="0in"/>
      <style:text-properties fo:color="#00000A" fo:font-size="10pt" style:font-size-asian="10pt" style:font-size-complex="10pt" style:language-asian="it" style:country-asian="IT"/>
    </style:style>
    <style:style style:name="TableCell3852" style:family="table-cell">
      <style:table-cell-properties fo:border="none" style:writing-mode="lr-tb" style:vertical-align="bottom" fo:padding-top="0in" fo:padding-left="0.0486in" fo:padding-bottom="0in" fo:padding-right="0.0486in"/>
    </style:style>
    <style:style style:name="P3853" style:parent-style-name="Standard" style:family="paragraph">
      <style:paragraph-properties fo:margin-bottom="0in"/>
      <style:text-properties fo:color="#00000A" fo:font-size="10pt" style:font-size-asian="10pt" style:font-size-complex="10pt" style:language-asian="it" style:country-asian="IT"/>
    </style:style>
    <style:style style:name="TableCell3854" style:family="table-cell">
      <style:table-cell-properties fo:border="none" style:writing-mode="lr-tb" style:vertical-align="bottom" fo:padding-top="0in" fo:padding-left="0.0486in" fo:padding-bottom="0in" fo:padding-right="0.0486in"/>
    </style:style>
    <style:style style:name="P385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856" style:family="table-row">
      <style:table-row-properties style:row-height="0.0159in"/>
    </style:style>
    <style:style style:name="TableCell3857" style:family="table-cell">
      <style:table-cell-properties fo:border="none" style:writing-mode="lr-tb" style:vertical-align="bottom" fo:padding-top="0in" fo:padding-left="0.0486in" fo:padding-bottom="0in" fo:padding-right="0.0486in"/>
    </style:style>
    <style:style style:name="P385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859" style:family="table-cell">
      <style:table-cell-properties fo:border="none" style:writing-mode="lr-tb" style:vertical-align="bottom" fo:padding-top="0in" fo:padding-left="0.0486in" fo:padding-bottom="0in" fo:padding-right="0.0486in"/>
    </style:style>
    <style:style style:name="P3860" style:parent-style-name="Standard" style:family="paragraph">
      <style:paragraph-properties fo:margin-bottom="0in"/>
      <style:text-properties fo:color="#00000A" fo:font-size="10pt" style:font-size-asian="10pt" style:font-size-complex="10pt" style:language-asian="it" style:country-asian="IT"/>
    </style:style>
    <style:style style:name="TableCell3861" style:family="table-cell">
      <style:table-cell-properties fo:border="none" style:writing-mode="lr-tb" style:vertical-align="bottom" fo:padding-top="0in" fo:padding-left="0.0486in" fo:padding-bottom="0in" fo:padding-right="0.0486in"/>
    </style:style>
    <style:style style:name="P3862" style:parent-style-name="Standard" style:family="paragraph">
      <style:paragraph-properties fo:margin-bottom="0in"/>
      <style:text-properties fo:color="#00000A" fo:font-size="10pt" style:font-size-asian="10pt" style:font-size-complex="10pt" style:language-asian="it" style:country-asian="IT"/>
    </style:style>
    <style:style style:name="TableRow3863" style:family="table-row">
      <style:table-row-properties style:row-height="0.0159in"/>
    </style:style>
    <style:style style:name="TableCell3864" style:family="table-cell">
      <style:table-cell-properties fo:border="none" style:writing-mode="lr-tb" style:vertical-align="bottom" fo:padding-top="0in" fo:padding-left="0.0486in" fo:padding-bottom="0in" fo:padding-right="0.0486in"/>
    </style:style>
    <style:style style:name="P3865" style:parent-style-name="Standard" style:family="paragraph">
      <style:paragraph-properties fo:margin-bottom="0in"/>
      <style:text-properties fo:color="#00000A" fo:font-size="10pt" style:font-size-asian="10pt" style:font-size-complex="10pt" style:language-asian="it" style:country-asian="IT"/>
    </style:style>
    <style:style style:name="TableCell3866" style:family="table-cell">
      <style:table-cell-properties fo:border="none" style:writing-mode="lr-tb" style:vertical-align="bottom" fo:padding-top="0in" fo:padding-left="0.0486in" fo:padding-bottom="0in" fo:padding-right="0.0486in"/>
    </style:style>
    <style:style style:name="P3867" style:parent-style-name="Standard" style:family="paragraph">
      <style:paragraph-properties fo:margin-bottom="0in"/>
      <style:text-properties fo:color="#00000A" fo:font-size="10pt" style:font-size-asian="10pt" style:font-size-complex="10pt" style:language-asian="it" style:country-asian="IT"/>
    </style:style>
    <style:style style:name="TableCell3868" style:family="table-cell">
      <style:table-cell-properties fo:border="none" style:writing-mode="lr-tb" style:vertical-align="bottom" fo:padding-top="0in" fo:padding-left="0.0486in" fo:padding-bottom="0in" fo:padding-right="0.0486in"/>
    </style:style>
    <style:style style:name="P3869" style:parent-style-name="Standard" style:family="paragraph">
      <style:paragraph-properties fo:margin-bottom="0in"/>
      <style:text-properties fo:color="#00000A" fo:font-size="10pt" style:font-size-asian="10pt" style:font-size-complex="10pt" style:language-asian="it" style:country-asian="IT"/>
    </style:style>
    <style:style style:name="TableRow3870" style:family="table-row">
      <style:table-row-properties style:row-height="0.0159in"/>
    </style:style>
    <style:style style:name="TableCell3871" style:family="table-cell">
      <style:table-cell-properties fo:border="none" style:writing-mode="lr-tb" style:vertical-align="bottom" fo:padding-top="0in" fo:padding-left="0.0486in" fo:padding-bottom="0in" fo:padding-right="0.0486in"/>
    </style:style>
    <style:style style:name="P3872" style:parent-style-name="Standard" style:family="paragraph">
      <style:paragraph-properties fo:margin-bottom="0in"/>
      <style:text-properties fo:color="#00000A" fo:font-size="10pt" style:font-size-asian="10pt" style:font-size-complex="10pt" style:language-asian="it" style:country-asian="IT"/>
    </style:style>
    <style:style style:name="TableCell3873" style:family="table-cell">
      <style:table-cell-properties fo:border="none" style:writing-mode="lr-tb" style:vertical-align="bottom" fo:padding-top="0in" fo:padding-left="0.0486in" fo:padding-bottom="0in" fo:padding-right="0.0486in"/>
    </style:style>
    <style:style style:name="P3874" style:parent-style-name="Standard" style:family="paragraph">
      <style:paragraph-properties fo:margin-bottom="0in"/>
      <style:text-properties fo:color="#00000A" fo:font-size="10pt" style:font-size-asian="10pt" style:font-size-complex="10pt" style:language-asian="it" style:country-asian="IT"/>
    </style:style>
    <style:style style:name="TableCell3875" style:family="table-cell">
      <style:table-cell-properties fo:border="none" style:writing-mode="lr-tb" style:vertical-align="bottom" fo:padding-top="0in" fo:padding-left="0.0486in" fo:padding-bottom="0in" fo:padding-right="0.0486in"/>
    </style:style>
    <style:style style:name="P3876" style:parent-style-name="Standard" style:family="paragraph">
      <style:paragraph-properties fo:margin-bottom="0in"/>
      <style:text-properties fo:color="#00000A" fo:font-size="10pt" style:font-size-asian="10pt" style:font-size-complex="10pt" style:language-asian="it" style:country-asian="IT"/>
    </style:style>
    <style:style style:name="TableRow3877" style:family="table-row">
      <style:table-row-properties style:row-height="0.0159in"/>
    </style:style>
    <style:style style:name="TableCell3878" style:family="table-cell">
      <style:table-cell-properties fo:border="none" style:writing-mode="lr-tb" style:vertical-align="bottom" fo:padding-top="0in" fo:padding-left="0.0486in" fo:padding-bottom="0in" fo:padding-right="0.0486in"/>
    </style:style>
    <style:style style:name="P3879" style:parent-style-name="Standard" style:family="paragraph">
      <style:paragraph-properties fo:margin-bottom="0in"/>
      <style:text-properties fo:color="#00000A" fo:font-size="10pt" style:font-size-asian="10pt" style:font-size-complex="10pt" style:language-asian="it" style:country-asian="IT"/>
    </style:style>
    <style:style style:name="TableCell3880" style:family="table-cell">
      <style:table-cell-properties fo:border="none" style:writing-mode="lr-tb" style:vertical-align="bottom" fo:padding-top="0in" fo:padding-left="0.0486in" fo:padding-bottom="0in" fo:padding-right="0.0486in"/>
    </style:style>
    <style:style style:name="P3881" style:parent-style-name="Standard" style:family="paragraph">
      <style:paragraph-properties fo:margin-bottom="0in"/>
      <style:text-properties fo:color="#00000A" fo:font-size="10pt" style:font-size-asian="10pt" style:font-size-complex="10pt" style:language-asian="it" style:country-asian="IT"/>
    </style:style>
    <style:style style:name="TableCell3882" style:family="table-cell">
      <style:table-cell-properties fo:border="none" style:writing-mode="lr-tb" style:vertical-align="bottom" fo:padding-top="0in" fo:padding-left="0.0486in" fo:padding-bottom="0in" fo:padding-right="0.0486in"/>
    </style:style>
    <style:style style:name="P3883" style:parent-style-name="Standard" style:family="paragraph">
      <style:paragraph-properties fo:margin-bottom="0in"/>
      <style:text-properties fo:color="#00000A" fo:font-size="10pt" style:font-size-asian="10pt" style:font-size-complex="10pt" style:language-asian="it" style:country-asian="IT"/>
    </style:style>
    <style:style style:name="P3884" style:parent-style-name="Normale" style:family="paragraph">
      <style:paragraph-properties fo:break-before="page"/>
    </style:style>
    <style:style style:name="TableColumn3886" style:family="table-column">
      <style:table-column-properties style:column-width="2.0263in"/>
    </style:style>
    <style:style style:name="TableColumn3887" style:family="table-column">
      <style:table-column-properties style:column-width="1.7791in"/>
    </style:style>
    <style:style style:name="TableColumn3888" style:family="table-column">
      <style:table-column-properties style:column-width="1.9027in"/>
    </style:style>
    <style:style style:name="Table3885" style:family="table">
      <style:table-properties style:width="5.7083in" fo:margin-left="0.0312in" table:align="left"/>
    </style:style>
    <style:style style:name="TableRow3889" style:family="table-row">
      <style:table-row-properties style:min-row-height="0.2604in"/>
    </style:style>
    <style:style style:name="TableCell3890" style:family="table-cell">
      <style:table-cell-properties fo:border="none" style:writing-mode="lr-tb" style:vertical-align="bottom" fo:padding-top="0in" fo:padding-left="0.0486in" fo:padding-bottom="0in" fo:padding-right="0.0486in"/>
    </style:style>
    <style:style style:name="P3891" style:parent-style-name="Titolo1" style:family="paragraph">
      <style:text-properties style:font-name-asian="Times New Roman" style:language-asian="it" style:country-asian="IT"/>
    </style:style>
    <style:style style:name="TableCell3892" style:family="table-cell">
      <style:table-cell-properties fo:border="none" style:writing-mode="lr-tb" style:vertical-align="bottom" fo:padding-top="0in" fo:padding-left="0.0486in" fo:padding-bottom="0in" fo:padding-right="0.0486in"/>
    </style:style>
    <style:style style:name="P3893" style:parent-style-name="Standard" style:family="paragraph">
      <style:text-properties style:font-name-asian="Times New Roman" style:font-name-complex="Calibri" fo:font-weight="bold" style:font-weight-asian="bold" style:font-weight-complex="bold" fo:color="#000000" fo:font-size="14pt" style:font-size-asian="14pt" style:font-size-complex="14pt" style:language-asian="it" style:country-asian="IT"/>
    </style:style>
    <style:style style:name="TableCell3894" style:family="table-cell">
      <style:table-cell-properties fo:border="none" style:writing-mode="lr-tb" style:vertical-align="bottom" fo:padding-top="0in" fo:padding-left="0.0486in" fo:padding-bottom="0in" fo:padding-right="0.0486in"/>
    </style:style>
    <style:style style:name="P3895" style:parent-style-name="Standard" style:family="paragraph">
      <style:paragraph-properties fo:margin-bottom="0in"/>
      <style:text-properties fo:color="#00000A" fo:font-size="10pt" style:font-size-asian="10pt" style:font-size-complex="10pt" style:language-asian="it" style:country-asian="IT"/>
    </style:style>
    <style:style style:name="TableRow3896" style:family="table-row">
      <style:table-row-properties style:row-height="0.0159in"/>
    </style:style>
    <style:style style:name="TableCell3897" style:family="table-cell">
      <style:table-cell-properties fo:border="none" style:writing-mode="lr-tb" style:vertical-align="bottom" fo:padding-top="0in" fo:padding-left="0.0486in" fo:padding-bottom="0in" fo:padding-right="0.0486in"/>
    </style:style>
    <style:style style:name="P3898" style:parent-style-name="Standard" style:family="paragraph">
      <style:paragraph-properties fo:margin-bottom="0in"/>
      <style:text-properties fo:color="#00000A" fo:font-size="10pt" style:font-size-asian="10pt" style:font-size-complex="10pt" style:language-asian="it" style:country-asian="IT"/>
    </style:style>
    <style:style style:name="TableCell3899" style:family="table-cell">
      <style:table-cell-properties fo:border="none" style:writing-mode="lr-tb" style:vertical-align="bottom" fo:padding-top="0in" fo:padding-left="0.0486in" fo:padding-bottom="0in" fo:padding-right="0.0486in"/>
    </style:style>
    <style:style style:name="P3900" style:parent-style-name="Standard" style:family="paragraph">
      <style:paragraph-properties fo:margin-bottom="0in"/>
      <style:text-properties fo:color="#00000A" fo:font-size="10pt" style:font-size-asian="10pt" style:font-size-complex="10pt" style:language-asian="it" style:country-asian="IT"/>
    </style:style>
    <style:style style:name="TableCell3901" style:family="table-cell">
      <style:table-cell-properties fo:border="none" style:writing-mode="lr-tb" style:vertical-align="bottom" fo:padding-top="0in" fo:padding-left="0.0486in" fo:padding-bottom="0in" fo:padding-right="0.0486in"/>
    </style:style>
    <style:style style:name="P3902" style:parent-style-name="Standard" style:family="paragraph">
      <style:paragraph-properties fo:margin-bottom="0in"/>
      <style:text-properties fo:color="#00000A" fo:font-size="10pt" style:font-size-asian="10pt" style:font-size-complex="10pt" style:language-asian="it" style:country-asian="IT"/>
    </style:style>
    <style:style style:name="TableRow3903" style:family="table-row">
      <style:table-row-properties style:min-row-height="0.2083in"/>
    </style:style>
    <style:style style:name="TableCell3904" style:family="table-cell">
      <style:table-cell-properties fo:border="none" style:writing-mode="lr-tb" style:vertical-align="bottom" fo:padding-top="0in" fo:padding-left="0.0486in" fo:padding-bottom="0in" fo:padding-right="0.0486in"/>
    </style:style>
    <style:style style:name="P390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06" style:family="table-cell">
      <style:table-cell-properties fo:border="none" style:writing-mode="lr-tb" style:vertical-align="bottom" fo:padding-top="0in" fo:padding-left="0.0486in" fo:padding-bottom="0in" fo:padding-right="0.0486in"/>
    </style:style>
    <style:style style:name="P390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08" style:family="table-cell">
      <style:table-cell-properties fo:border="none" style:writing-mode="lr-tb" style:vertical-align="bottom" fo:padding-top="0in" fo:padding-left="0.0486in" fo:padding-bottom="0in" fo:padding-right="0.0486in"/>
    </style:style>
    <style:style style:name="P3909" style:parent-style-name="Standard" style:family="paragraph">
      <style:paragraph-properties fo:margin-bottom="0in"/>
      <style:text-properties fo:color="#00000A" fo:font-size="10pt" style:font-size-asian="10pt" style:font-size-complex="10pt" style:language-asian="it" style:country-asian="IT"/>
    </style:style>
    <style:style style:name="TableRow3910" style:family="table-row">
      <style:table-row-properties style:row-height="0.0159in"/>
    </style:style>
    <style:style style:name="TableCell3911" style:family="table-cell">
      <style:table-cell-properties fo:border="none" style:writing-mode="lr-tb" style:vertical-align="bottom" fo:padding-top="0in" fo:padding-left="0.0486in" fo:padding-bottom="0in" fo:padding-right="0.0486in"/>
    </style:style>
    <style:style style:name="P3912" style:parent-style-name="Standard" style:family="paragraph">
      <style:paragraph-properties fo:margin-bottom="0in"/>
      <style:text-properties fo:color="#00000A" fo:font-size="10pt" style:font-size-asian="10pt" style:font-size-complex="10pt" style:language-asian="it" style:country-asian="IT"/>
    </style:style>
    <style:style style:name="TableCell3913" style:family="table-cell">
      <style:table-cell-properties fo:border="none" style:writing-mode="lr-tb" style:vertical-align="bottom" fo:padding-top="0in" fo:padding-left="0.0486in" fo:padding-bottom="0in" fo:padding-right="0.0486in"/>
    </style:style>
    <style:style style:name="P3914" style:parent-style-name="Standard" style:family="paragraph">
      <style:paragraph-properties fo:margin-bottom="0in"/>
      <style:text-properties fo:color="#00000A" fo:font-size="10pt" style:font-size-asian="10pt" style:font-size-complex="10pt" style:language-asian="it" style:country-asian="IT"/>
    </style:style>
    <style:style style:name="TableCell3915" style:family="table-cell">
      <style:table-cell-properties fo:border="none" style:writing-mode="lr-tb" style:vertical-align="bottom" fo:padding-top="0in" fo:padding-left="0.0486in" fo:padding-bottom="0in" fo:padding-right="0.0486in"/>
    </style:style>
    <style:style style:name="P3916" style:parent-style-name="Standard" style:family="paragraph">
      <style:paragraph-properties fo:margin-bottom="0in"/>
      <style:text-properties fo:color="#00000A" fo:font-size="10pt" style:font-size-asian="10pt" style:font-size-complex="10pt" style:language-asian="it" style:country-asian="IT"/>
    </style:style>
    <style:style style:name="TableRow3917" style:family="table-row">
      <style:table-row-properties style:min-row-height="0.2083in"/>
    </style:style>
    <style:style style:name="TableCell3918" style:family="table-cell">
      <style:table-cell-properties fo:border="none" style:writing-mode="lr-tb" style:vertical-align="bottom" fo:padding-top="0in" fo:padding-left="0.0486in" fo:padding-bottom="0in" fo:padding-right="0.0486in"/>
    </style:style>
    <style:style style:name="P391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20" style:family="table-cell">
      <style:table-cell-properties fo:border="none" style:writing-mode="lr-tb" style:vertical-align="bottom" fo:padding-top="0in" fo:padding-left="0.0486in" fo:padding-bottom="0in" fo:padding-right="0.0486in"/>
    </style:style>
    <style:style style:name="P392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22" style:family="table-cell">
      <style:table-cell-properties fo:border="none" style:writing-mode="lr-tb" style:vertical-align="bottom" fo:padding-top="0in" fo:padding-left="0.0486in" fo:padding-bottom="0in" fo:padding-right="0.0486in"/>
    </style:style>
    <style:style style:name="P3923" style:parent-style-name="Standard" style:family="paragraph">
      <style:paragraph-properties fo:margin-bottom="0in"/>
      <style:text-properties fo:color="#00000A" fo:font-size="10pt" style:font-size-asian="10pt" style:font-size-complex="10pt" style:language-asian="it" style:country-asian="IT"/>
    </style:style>
    <style:style style:name="TableRow3924" style:family="table-row">
      <style:table-row-properties style:min-row-height="0.2083in"/>
    </style:style>
    <style:style style:name="TableCell3925" style:family="table-cell">
      <style:table-cell-properties fo:border="none" style:writing-mode="lr-tb" style:vertical-align="bottom" fo:padding-top="0in" fo:padding-left="0.0486in" fo:padding-bottom="0in" fo:padding-right="0.0486in"/>
    </style:style>
    <style:style style:name="P392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7" style:family="table-cell">
      <style:table-cell-properties fo:border="none" style:writing-mode="lr-tb" style:vertical-align="bottom" fo:padding-top="0in" fo:padding-left="0.0486in" fo:padding-bottom="0in" fo:padding-right="0.0486in"/>
    </style:style>
    <style:style style:name="P3928"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29" style:family="table-cell">
      <style:table-cell-properties fo:border="none" style:writing-mode="lr-tb" style:vertical-align="bottom" fo:padding-top="0in" fo:padding-left="0.0486in" fo:padding-bottom="0in" fo:padding-right="0.0486in"/>
    </style:style>
    <style:style style:name="P393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31" style:family="table-row">
      <style:table-row-properties style:row-height="0.0159in"/>
    </style:style>
    <style:style style:name="TableCell3932" style:family="table-cell">
      <style:table-cell-properties fo:border="none" style:writing-mode="lr-tb" style:vertical-align="bottom" fo:padding-top="0in" fo:padding-left="0.0486in" fo:padding-bottom="0in" fo:padding-right="0.0486in"/>
    </style:style>
    <style:style style:name="P393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34" style:family="table-cell">
      <style:table-cell-properties fo:border="none" style:writing-mode="lr-tb" style:vertical-align="bottom" fo:padding-top="0in" fo:padding-left="0.0486in" fo:padding-bottom="0in" fo:padding-right="0.0486in"/>
    </style:style>
    <style:style style:name="P3935" style:parent-style-name="Standard" style:family="paragraph">
      <style:paragraph-properties fo:margin-bottom="0in"/>
      <style:text-properties fo:color="#00000A" fo:font-size="10pt" style:font-size-asian="10pt" style:font-size-complex="10pt" style:language-asian="it" style:country-asian="IT"/>
    </style:style>
    <style:style style:name="TableCell3936" style:family="table-cell">
      <style:table-cell-properties fo:border="none" style:writing-mode="lr-tb" style:vertical-align="bottom" fo:padding-top="0in" fo:padding-left="0.0486in" fo:padding-bottom="0in" fo:padding-right="0.0486in"/>
    </style:style>
    <style:style style:name="P3937" style:parent-style-name="Standard" style:family="paragraph">
      <style:paragraph-properties fo:margin-bottom="0in"/>
      <style:text-properties fo:color="#00000A" fo:font-size="10pt" style:font-size-asian="10pt" style:font-size-complex="10pt" style:language-asian="it" style:country-asian="IT"/>
    </style:style>
    <style:style style:name="TableRow3938" style:family="table-row">
      <style:table-row-properties style:row-height="0.0159in"/>
    </style:style>
    <style:style style:name="TableCell3939" style:family="table-cell">
      <style:table-cell-properties fo:border="none" style:writing-mode="lr-tb" style:vertical-align="bottom" fo:padding-top="0in" fo:padding-left="0.0486in" fo:padding-bottom="0in" fo:padding-right="0.0486in"/>
    </style:style>
    <style:style style:name="P3940" style:parent-style-name="Standard" style:family="paragraph">
      <style:paragraph-properties fo:margin-bottom="0in"/>
      <style:text-properties fo:color="#00000A" fo:font-size="10pt" style:font-size-asian="10pt" style:font-size-complex="10pt" style:language-asian="it" style:country-asian="IT"/>
    </style:style>
    <style:style style:name="TableCell3941" style:family="table-cell">
      <style:table-cell-properties fo:border="none" style:writing-mode="lr-tb" style:vertical-align="bottom" fo:padding-top="0in" fo:padding-left="0.0486in" fo:padding-bottom="0in" fo:padding-right="0.0486in"/>
    </style:style>
    <style:style style:name="P3942" style:parent-style-name="Standard" style:family="paragraph">
      <style:paragraph-properties fo:margin-bottom="0in"/>
      <style:text-properties fo:color="#00000A" fo:font-size="10pt" style:font-size-asian="10pt" style:font-size-complex="10pt" style:language-asian="it" style:country-asian="IT"/>
    </style:style>
    <style:style style:name="TableCell3943" style:family="table-cell">
      <style:table-cell-properties fo:border="none" style:writing-mode="lr-tb" style:vertical-align="bottom" fo:padding-top="0in" fo:padding-left="0.0486in" fo:padding-bottom="0in" fo:padding-right="0.0486in"/>
    </style:style>
    <style:style style:name="P3944" style:parent-style-name="Standard" style:family="paragraph">
      <style:paragraph-properties fo:margin-bottom="0in"/>
      <style:text-properties fo:color="#00000A" fo:font-size="10pt" style:font-size-asian="10pt" style:font-size-complex="10pt" style:language-asian="it" style:country-asian="IT"/>
    </style:style>
    <style:style style:name="TableRow3945" style:family="table-row">
      <style:table-row-properties style:row-height="0.0159in"/>
    </style:style>
    <style:style style:name="TableCell3946" style:family="table-cell">
      <style:table-cell-properties fo:border="none" style:writing-mode="lr-tb" style:vertical-align="bottom" fo:padding-top="0in" fo:padding-left="0.0486in" fo:padding-bottom="0in" fo:padding-right="0.0486in"/>
    </style:style>
    <style:style style:name="P3947" style:parent-style-name="Standard" style:family="paragraph">
      <style:paragraph-properties fo:margin-bottom="0in"/>
      <style:text-properties fo:color="#00000A" fo:font-size="10pt" style:font-size-asian="10pt" style:font-size-complex="10pt" style:language-asian="it" style:country-asian="IT"/>
    </style:style>
    <style:style style:name="TableCell3948" style:family="table-cell">
      <style:table-cell-properties fo:border="none" style:writing-mode="lr-tb" style:vertical-align="bottom" fo:padding-top="0in" fo:padding-left="0.0486in" fo:padding-bottom="0in" fo:padding-right="0.0486in"/>
    </style:style>
    <style:style style:name="P3949" style:parent-style-name="Standard" style:family="paragraph">
      <style:paragraph-properties fo:margin-bottom="0in"/>
      <style:text-properties fo:color="#00000A" fo:font-size="10pt" style:font-size-asian="10pt" style:font-size-complex="10pt" style:language-asian="it" style:country-asian="IT"/>
    </style:style>
    <style:style style:name="TableCell3950" style:family="table-cell">
      <style:table-cell-properties fo:border="none" style:writing-mode="lr-tb" style:vertical-align="bottom" fo:padding-top="0in" fo:padding-left="0.0486in" fo:padding-bottom="0in" fo:padding-right="0.0486in"/>
    </style:style>
    <style:style style:name="P3951" style:parent-style-name="Standard" style:family="paragraph">
      <style:paragraph-properties fo:margin-bottom="0in"/>
      <style:text-properties fo:color="#00000A" fo:font-size="10pt" style:font-size-asian="10pt" style:font-size-complex="10pt" style:language-asian="it" style:country-asian="IT"/>
    </style:style>
    <style:style style:name="TableRow3952" style:family="table-row">
      <style:table-row-properties style:row-height="0.0159in"/>
    </style:style>
    <style:style style:name="TableCell3953" style:family="table-cell">
      <style:table-cell-properties fo:border="none" style:writing-mode="lr-tb" style:vertical-align="bottom" fo:padding-top="0in" fo:padding-left="0.0486in" fo:padding-bottom="0in" fo:padding-right="0.0486in"/>
    </style:style>
    <style:style style:name="P3954" style:parent-style-name="Standard" style:family="paragraph">
      <style:paragraph-properties fo:margin-bottom="0in"/>
      <style:text-properties fo:color="#00000A" fo:font-size="10pt" style:font-size-asian="10pt" style:font-size-complex="10pt" style:language-asian="it" style:country-asian="IT"/>
    </style:style>
    <style:style style:name="TableCell3955" style:family="table-cell">
      <style:table-cell-properties fo:border="none" style:writing-mode="lr-tb" style:vertical-align="bottom" fo:padding-top="0in" fo:padding-left="0.0486in" fo:padding-bottom="0in" fo:padding-right="0.0486in"/>
    </style:style>
    <style:style style:name="P3956" style:parent-style-name="Standard" style:family="paragraph">
      <style:paragraph-properties fo:margin-bottom="0in"/>
      <style:text-properties fo:color="#00000A" fo:font-size="10pt" style:font-size-asian="10pt" style:font-size-complex="10pt" style:language-asian="it" style:country-asian="IT"/>
    </style:style>
    <style:style style:name="TableCell3957" style:family="table-cell">
      <style:table-cell-properties fo:border="none" style:writing-mode="lr-tb" style:vertical-align="bottom" fo:padding-top="0in" fo:padding-left="0.0486in" fo:padding-bottom="0in" fo:padding-right="0.0486in"/>
    </style:style>
    <style:style style:name="P3958" style:parent-style-name="Standard" style:family="paragraph">
      <style:paragraph-properties fo:margin-bottom="0in"/>
      <style:text-properties fo:color="#00000A" fo:font-size="10pt" style:font-size-asian="10pt" style:font-size-complex="10pt" style:language-asian="it" style:country-asian="IT"/>
    </style:style>
    <style:style style:name="TableRow3959" style:family="table-row">
      <style:table-row-properties style:row-height="0.0159in"/>
    </style:style>
    <style:style style:name="TableCell3960" style:family="table-cell">
      <style:table-cell-properties fo:border="none" style:writing-mode="lr-tb" style:vertical-align="bottom" fo:padding-top="0in" fo:padding-left="0.0486in" fo:padding-bottom="0in" fo:padding-right="0.0486in"/>
    </style:style>
    <style:style style:name="P3961" style:parent-style-name="Standard" style:family="paragraph">
      <style:paragraph-properties fo:margin-bottom="0in"/>
      <style:text-properties fo:color="#00000A" fo:font-size="10pt" style:font-size-asian="10pt" style:font-size-complex="10pt" style:language-asian="it" style:country-asian="IT"/>
    </style:style>
    <style:style style:name="TableCell3962" style:family="table-cell">
      <style:table-cell-properties fo:border="none" style:writing-mode="lr-tb" style:vertical-align="bottom" fo:padding-top="0in" fo:padding-left="0.0486in" fo:padding-bottom="0in" fo:padding-right="0.0486in"/>
    </style:style>
    <style:style style:name="P3963" style:parent-style-name="Standard" style:family="paragraph">
      <style:paragraph-properties fo:margin-bottom="0in"/>
      <style:text-properties fo:color="#00000A" fo:font-size="10pt" style:font-size-asian="10pt" style:font-size-complex="10pt" style:language-asian="it" style:country-asian="IT"/>
    </style:style>
    <style:style style:name="TableCell3964" style:family="table-cell">
      <style:table-cell-properties fo:border="none" style:writing-mode="lr-tb" style:vertical-align="bottom" fo:padding-top="0in" fo:padding-left="0.0486in" fo:padding-bottom="0in" fo:padding-right="0.0486in"/>
    </style:style>
    <style:style style:name="P3965" style:parent-style-name="Standard" style:family="paragraph">
      <style:paragraph-properties fo:margin-bottom="0in"/>
      <style:text-properties fo:color="#00000A" fo:font-size="10pt" style:font-size-asian="10pt" style:font-size-complex="10pt" style:language-asian="it" style:country-asian="IT"/>
    </style:style>
    <style:style style:name="TableRow3966" style:family="table-row">
      <style:table-row-properties style:row-height="0.0159in"/>
    </style:style>
    <style:style style:name="TableCell3967" style:family="table-cell">
      <style:table-cell-properties fo:border="none" style:writing-mode="lr-tb" style:vertical-align="bottom" fo:padding-top="0in" fo:padding-left="0.0486in" fo:padding-bottom="0in" fo:padding-right="0.0486in"/>
    </style:style>
    <style:style style:name="P3968" style:parent-style-name="Standard" style:family="paragraph">
      <style:paragraph-properties fo:margin-bottom="0in"/>
      <style:text-properties fo:color="#00000A" fo:font-size="10pt" style:font-size-asian="10pt" style:font-size-complex="10pt" style:language-asian="it" style:country-asian="IT"/>
    </style:style>
    <style:style style:name="TableCell3969" style:family="table-cell">
      <style:table-cell-properties fo:border="none" style:writing-mode="lr-tb" style:vertical-align="bottom" fo:padding-top="0in" fo:padding-left="0.0486in" fo:padding-bottom="0in" fo:padding-right="0.0486in"/>
    </style:style>
    <style:style style:name="P3970" style:parent-style-name="Standard" style:family="paragraph">
      <style:paragraph-properties fo:margin-bottom="0in"/>
      <style:text-properties fo:color="#00000A" fo:font-size="10pt" style:font-size-asian="10pt" style:font-size-complex="10pt" style:language-asian="it" style:country-asian="IT"/>
    </style:style>
    <style:style style:name="TableCell3971" style:family="table-cell">
      <style:table-cell-properties fo:border="none" style:writing-mode="lr-tb" style:vertical-align="bottom" fo:padding-top="0in" fo:padding-left="0.0486in" fo:padding-bottom="0in" fo:padding-right="0.0486in"/>
    </style:style>
    <style:style style:name="P3972" style:parent-style-name="Standard" style:family="paragraph">
      <style:paragraph-properties fo:margin-bottom="0in"/>
      <style:text-properties fo:color="#00000A" fo:font-size="10pt" style:font-size-asian="10pt" style:font-size-complex="10pt" style:language-asian="it" style:country-asian="IT"/>
    </style:style>
    <style:style style:name="TableRow3973" style:family="table-row">
      <style:table-row-properties style:min-row-height="0.2083in"/>
    </style:style>
    <style:style style:name="TableCell3974" style:family="table-cell">
      <style:table-cell-properties fo:border="none" style:writing-mode="lr-tb" style:vertical-align="bottom" fo:padding-top="0in" fo:padding-left="0.0486in" fo:padding-bottom="0in" fo:padding-right="0.0486in"/>
    </style:style>
    <style:style style:name="P3975"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3976" style:family="table-cell">
      <style:table-cell-properties fo:border="none" style:writing-mode="lr-tb" style:vertical-align="bottom" fo:padding-top="0in" fo:padding-left="0.0486in" fo:padding-bottom="0in" fo:padding-right="0.0486in"/>
    </style:style>
    <style:style style:name="P3977"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3978" style:family="table-cell">
      <style:table-cell-properties fo:border="none" style:writing-mode="lr-tb" style:vertical-align="bottom" fo:padding-top="0in" fo:padding-left="0.0486in" fo:padding-bottom="0in" fo:padding-right="0.0486in"/>
    </style:style>
    <style:style style:name="P3979" style:parent-style-name="Standard" style:family="paragraph">
      <style:paragraph-properties fo:margin-bottom="0in"/>
      <style:text-properties fo:color="#00000A" fo:font-size="10pt" style:font-size-asian="10pt" style:font-size-complex="10pt" style:language-asian="it" style:country-asian="IT"/>
    </style:style>
    <style:style style:name="TableRow3980" style:family="table-row">
      <style:table-row-properties style:min-row-height="0.2083in"/>
    </style:style>
    <style:style style:name="TableCell3981" style:family="table-cell">
      <style:table-cell-properties fo:border="none" style:writing-mode="lr-tb" style:vertical-align="bottom" fo:padding-top="0in" fo:padding-left="0.0486in" fo:padding-bottom="0in" fo:padding-right="0.0486in"/>
    </style:style>
    <style:style style:name="P3982"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83" style:family="table-cell">
      <style:table-cell-properties fo:border="none" style:writing-mode="lr-tb" style:vertical-align="bottom" fo:padding-top="0in" fo:padding-left="0.0486in" fo:padding-bottom="0in" fo:padding-right="0.0486in"/>
    </style:style>
    <style:style style:name="P398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3985" style:family="table-cell">
      <style:table-cell-properties fo:border="none" style:writing-mode="lr-tb" style:vertical-align="bottom" fo:padding-top="0in" fo:padding-left="0.0486in" fo:padding-bottom="0in" fo:padding-right="0.0486in"/>
    </style:style>
    <style:style style:name="P398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3987" style:family="table-row">
      <style:table-row-properties style:row-height="0.0159in"/>
    </style:style>
    <style:style style:name="TableCell3988" style:family="table-cell">
      <style:table-cell-properties fo:border="none" style:writing-mode="lr-tb" style:vertical-align="bottom" fo:padding-top="0in" fo:padding-left="0.0486in" fo:padding-bottom="0in" fo:padding-right="0.0486in"/>
    </style:style>
    <style:style style:name="P398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3990" style:family="table-cell">
      <style:table-cell-properties fo:border="none" style:writing-mode="lr-tb" style:vertical-align="bottom" fo:padding-top="0in" fo:padding-left="0.0486in" fo:padding-bottom="0in" fo:padding-right="0.0486in"/>
    </style:style>
    <style:style style:name="P3991" style:parent-style-name="Standard" style:family="paragraph">
      <style:paragraph-properties fo:margin-bottom="0in"/>
      <style:text-properties fo:color="#00000A" fo:font-size="10pt" style:font-size-asian="10pt" style:font-size-complex="10pt" style:language-asian="it" style:country-asian="IT"/>
    </style:style>
    <style:style style:name="TableCell3992" style:family="table-cell">
      <style:table-cell-properties fo:border="none" style:writing-mode="lr-tb" style:vertical-align="bottom" fo:padding-top="0in" fo:padding-left="0.0486in" fo:padding-bottom="0in" fo:padding-right="0.0486in"/>
    </style:style>
    <style:style style:name="P3993" style:parent-style-name="Standard" style:family="paragraph">
      <style:paragraph-properties fo:margin-bottom="0in"/>
      <style:text-properties fo:color="#00000A" fo:font-size="10pt" style:font-size-asian="10pt" style:font-size-complex="10pt" style:language-asian="it" style:country-asian="IT"/>
    </style:style>
    <style:style style:name="TableRow3994" style:family="table-row">
      <style:table-row-properties style:row-height="0.0159in"/>
    </style:style>
    <style:style style:name="TableCell3995" style:family="table-cell">
      <style:table-cell-properties fo:border="none" style:writing-mode="lr-tb" style:vertical-align="bottom" fo:padding-top="0in" fo:padding-left="0.0486in" fo:padding-bottom="0in" fo:padding-right="0.0486in"/>
    </style:style>
    <style:style style:name="P3996" style:parent-style-name="Standard" style:family="paragraph">
      <style:paragraph-properties fo:margin-bottom="0in"/>
      <style:text-properties fo:color="#00000A" fo:font-size="10pt" style:font-size-asian="10pt" style:font-size-complex="10pt" style:language-asian="it" style:country-asian="IT"/>
    </style:style>
    <style:style style:name="TableCell3997" style:family="table-cell">
      <style:table-cell-properties fo:border="none" style:writing-mode="lr-tb" style:vertical-align="bottom" fo:padding-top="0in" fo:padding-left="0.0486in" fo:padding-bottom="0in" fo:padding-right="0.0486in"/>
    </style:style>
    <style:style style:name="P3998" style:parent-style-name="Standard" style:family="paragraph">
      <style:paragraph-properties fo:margin-bottom="0in"/>
      <style:text-properties fo:color="#00000A" fo:font-size="10pt" style:font-size-asian="10pt" style:font-size-complex="10pt" style:language-asian="it" style:country-asian="IT"/>
    </style:style>
    <style:style style:name="TableCell3999" style:family="table-cell">
      <style:table-cell-properties fo:border="none" style:writing-mode="lr-tb" style:vertical-align="bottom" fo:padding-top="0in" fo:padding-left="0.0486in" fo:padding-bottom="0in" fo:padding-right="0.0486in"/>
    </style:style>
    <style:style style:name="P4000" style:parent-style-name="Standard" style:family="paragraph">
      <style:paragraph-properties fo:margin-bottom="0in"/>
      <style:text-properties fo:color="#00000A" fo:font-size="10pt" style:font-size-asian="10pt" style:font-size-complex="10pt" style:language-asian="it" style:country-asian="IT"/>
    </style:style>
    <style:style style:name="TableRow4001" style:family="table-row">
      <style:table-row-properties style:row-height="0.0159in"/>
    </style:style>
    <style:style style:name="TableCell4002" style:family="table-cell">
      <style:table-cell-properties fo:border="none" style:writing-mode="lr-tb" style:vertical-align="bottom" fo:padding-top="0in" fo:padding-left="0.0486in" fo:padding-bottom="0in" fo:padding-right="0.0486in"/>
    </style:style>
    <style:style style:name="P4003" style:parent-style-name="Standard" style:family="paragraph">
      <style:paragraph-properties fo:margin-bottom="0in"/>
      <style:text-properties fo:color="#00000A" fo:font-size="10pt" style:font-size-asian="10pt" style:font-size-complex="10pt" style:language-asian="it" style:country-asian="IT"/>
    </style:style>
    <style:style style:name="TableCell4004" style:family="table-cell">
      <style:table-cell-properties fo:border="none" style:writing-mode="lr-tb" style:vertical-align="bottom" fo:padding-top="0in" fo:padding-left="0.0486in" fo:padding-bottom="0in" fo:padding-right="0.0486in"/>
    </style:style>
    <style:style style:name="P4005" style:parent-style-name="Standard" style:family="paragraph">
      <style:paragraph-properties fo:margin-bottom="0in"/>
      <style:text-properties fo:color="#00000A" fo:font-size="10pt" style:font-size-asian="10pt" style:font-size-complex="10pt" style:language-asian="it" style:country-asian="IT"/>
    </style:style>
    <style:style style:name="TableCell4006" style:family="table-cell">
      <style:table-cell-properties fo:border="none" style:writing-mode="lr-tb" style:vertical-align="bottom" fo:padding-top="0in" fo:padding-left="0.0486in" fo:padding-bottom="0in" fo:padding-right="0.0486in"/>
    </style:style>
    <style:style style:name="P4007" style:parent-style-name="Standard" style:family="paragraph">
      <style:paragraph-properties fo:margin-bottom="0in"/>
      <style:text-properties fo:color="#00000A" fo:font-size="10pt" style:font-size-asian="10pt" style:font-size-complex="10pt" style:language-asian="it" style:country-asian="IT"/>
    </style:style>
    <style:style style:name="TableRow4008" style:family="table-row">
      <style:table-row-properties style:row-height="0.0159in"/>
    </style:style>
    <style:style style:name="TableCell4009" style:family="table-cell">
      <style:table-cell-properties fo:border="none" style:writing-mode="lr-tb" style:vertical-align="bottom" fo:padding-top="0in" fo:padding-left="0.0486in" fo:padding-bottom="0in" fo:padding-right="0.0486in"/>
    </style:style>
    <style:style style:name="P4010" style:parent-style-name="Standard" style:family="paragraph">
      <style:paragraph-properties fo:margin-bottom="0in"/>
      <style:text-properties fo:color="#00000A" fo:font-size="10pt" style:font-size-asian="10pt" style:font-size-complex="10pt" style:language-asian="it" style:country-asian="IT"/>
    </style:style>
    <style:style style:name="TableCell4011" style:family="table-cell">
      <style:table-cell-properties fo:border="none" style:writing-mode="lr-tb" style:vertical-align="bottom" fo:padding-top="0in" fo:padding-left="0.0486in" fo:padding-bottom="0in" fo:padding-right="0.0486in"/>
    </style:style>
    <style:style style:name="P4012" style:parent-style-name="Standard" style:family="paragraph">
      <style:paragraph-properties fo:margin-bottom="0in"/>
      <style:text-properties fo:color="#00000A" fo:font-size="10pt" style:font-size-asian="10pt" style:font-size-complex="10pt" style:language-asian="it" style:country-asian="IT"/>
    </style:style>
    <style:style style:name="TableCell4013" style:family="table-cell">
      <style:table-cell-properties fo:border="none" style:writing-mode="lr-tb" style:vertical-align="bottom" fo:padding-top="0in" fo:padding-left="0.0486in" fo:padding-bottom="0in" fo:padding-right="0.0486in"/>
    </style:style>
    <style:style style:name="P4014" style:parent-style-name="Standard" style:family="paragraph">
      <style:paragraph-properties fo:margin-bottom="0in"/>
      <style:text-properties fo:color="#00000A" fo:font-size="10pt" style:font-size-asian="10pt" style:font-size-complex="10pt" style:language-asian="it" style:country-asian="IT"/>
    </style:style>
    <style:style style:name="TableRow4015" style:family="table-row">
      <style:table-row-properties style:row-height="0.0159in"/>
    </style:style>
    <style:style style:name="TableCell4016" style:family="table-cell">
      <style:table-cell-properties fo:border="none" style:writing-mode="lr-tb" style:vertical-align="bottom" fo:padding-top="0in" fo:padding-left="0.0486in" fo:padding-bottom="0in" fo:padding-right="0.0486in"/>
    </style:style>
    <style:style style:name="P4017" style:parent-style-name="Standard" style:family="paragraph">
      <style:paragraph-properties fo:margin-bottom="0in"/>
      <style:text-properties fo:color="#00000A" fo:font-size="10pt" style:font-size-asian="10pt" style:font-size-complex="10pt" style:language-asian="it" style:country-asian="IT"/>
    </style:style>
    <style:style style:name="TableCell4018" style:family="table-cell">
      <style:table-cell-properties fo:border="none" style:writing-mode="lr-tb" style:vertical-align="bottom" fo:padding-top="0in" fo:padding-left="0.0486in" fo:padding-bottom="0in" fo:padding-right="0.0486in"/>
    </style:style>
    <style:style style:name="P4019" style:parent-style-name="Standard" style:family="paragraph">
      <style:paragraph-properties fo:margin-bottom="0in"/>
      <style:text-properties fo:color="#00000A" fo:font-size="10pt" style:font-size-asian="10pt" style:font-size-complex="10pt" style:language-asian="it" style:country-asian="IT"/>
    </style:style>
    <style:style style:name="TableCell4020" style:family="table-cell">
      <style:table-cell-properties fo:border="none" style:writing-mode="lr-tb" style:vertical-align="bottom" fo:padding-top="0in" fo:padding-left="0.0486in" fo:padding-bottom="0in" fo:padding-right="0.0486in"/>
    </style:style>
    <style:style style:name="P4021" style:parent-style-name="Standard" style:family="paragraph">
      <style:paragraph-properties fo:margin-bottom="0in"/>
      <style:text-properties fo:color="#00000A" fo:font-size="10pt" style:font-size-asian="10pt" style:font-size-complex="10pt" style:language-asian="it" style:country-asian="IT"/>
    </style:style>
    <style:style style:name="TableRow4022" style:family="table-row">
      <style:table-row-properties style:row-height="0.0159in"/>
    </style:style>
    <style:style style:name="TableCell4023" style:family="table-cell">
      <style:table-cell-properties fo:border="none" style:writing-mode="lr-tb" style:vertical-align="bottom" fo:padding-top="0in" fo:padding-left="0.0486in" fo:padding-bottom="0in" fo:padding-right="0.0486in"/>
    </style:style>
    <style:style style:name="P4024" style:parent-style-name="Standard" style:family="paragraph">
      <style:paragraph-properties fo:margin-bottom="0in"/>
      <style:text-properties fo:color="#00000A" fo:font-size="10pt" style:font-size-asian="10pt" style:font-size-complex="10pt" style:language-asian="it" style:country-asian="IT"/>
    </style:style>
    <style:style style:name="TableCell4025" style:family="table-cell">
      <style:table-cell-properties fo:border="none" style:writing-mode="lr-tb" style:vertical-align="bottom" fo:padding-top="0in" fo:padding-left="0.0486in" fo:padding-bottom="0in" fo:padding-right="0.0486in"/>
    </style:style>
    <style:style style:name="P4026" style:parent-style-name="Standard" style:family="paragraph">
      <style:paragraph-properties fo:margin-bottom="0in"/>
      <style:text-properties fo:color="#00000A" fo:font-size="10pt" style:font-size-asian="10pt" style:font-size-complex="10pt" style:language-asian="it" style:country-asian="IT"/>
    </style:style>
    <style:style style:name="TableCell4027" style:family="table-cell">
      <style:table-cell-properties fo:border="none" style:writing-mode="lr-tb" style:vertical-align="bottom" fo:padding-top="0in" fo:padding-left="0.0486in" fo:padding-bottom="0in" fo:padding-right="0.0486in"/>
    </style:style>
    <style:style style:name="P4028" style:parent-style-name="Standard" style:family="paragraph">
      <style:paragraph-properties fo:margin-bottom="0in"/>
      <style:text-properties fo:color="#00000A" fo:font-size="10pt" style:font-size-asian="10pt" style:font-size-complex="10pt" style:language-asian="it" style:country-asian="IT"/>
    </style:style>
    <style:style style:name="TableRow4029" style:family="table-row">
      <style:table-row-properties style:row-height="0.0159in"/>
    </style:style>
    <style:style style:name="TableCell4030" style:family="table-cell">
      <style:table-cell-properties fo:border="none" style:writing-mode="lr-tb" style:vertical-align="bottom" fo:padding-top="0in" fo:padding-left="0.0486in" fo:padding-bottom="0in" fo:padding-right="0.0486in"/>
    </style:style>
    <style:style style:name="P4031" style:parent-style-name="Standard" style:family="paragraph">
      <style:paragraph-properties fo:margin-bottom="0in"/>
      <style:text-properties fo:color="#00000A" fo:font-size="10pt" style:font-size-asian="10pt" style:font-size-complex="10pt" style:language-asian="it" style:country-asian="IT"/>
    </style:style>
    <style:style style:name="TableCell4032" style:family="table-cell">
      <style:table-cell-properties fo:border="none" style:writing-mode="lr-tb" style:vertical-align="bottom" fo:padding-top="0in" fo:padding-left="0.0486in" fo:padding-bottom="0in" fo:padding-right="0.0486in"/>
    </style:style>
    <style:style style:name="P4033" style:parent-style-name="Standard" style:family="paragraph">
      <style:paragraph-properties fo:margin-bottom="0in"/>
      <style:text-properties fo:color="#00000A" fo:font-size="10pt" style:font-size-asian="10pt" style:font-size-complex="10pt" style:language-asian="it" style:country-asian="IT"/>
    </style:style>
    <style:style style:name="TableCell4034" style:family="table-cell">
      <style:table-cell-properties fo:border="none" style:writing-mode="lr-tb" style:vertical-align="bottom" fo:padding-top="0in" fo:padding-left="0.0486in" fo:padding-bottom="0in" fo:padding-right="0.0486in"/>
    </style:style>
    <style:style style:name="P4035" style:parent-style-name="Standard" style:family="paragraph">
      <style:paragraph-properties fo:margin-bottom="0in"/>
      <style:text-properties fo:color="#00000A" fo:font-size="10pt" style:font-size-asian="10pt" style:font-size-complex="10pt" style:language-asian="it" style:country-asian="IT"/>
    </style:style>
    <style:style style:name="TableRow4036" style:family="table-row">
      <style:table-row-properties style:row-height="0.0159in"/>
    </style:style>
    <style:style style:name="TableCell4037" style:family="table-cell">
      <style:table-cell-properties fo:border="none" style:writing-mode="lr-tb" style:vertical-align="bottom" fo:padding-top="0in" fo:padding-left="0.0486in" fo:padding-bottom="0in" fo:padding-right="0.0486in"/>
    </style:style>
    <style:style style:name="P4038" style:parent-style-name="Standard" style:family="paragraph">
      <style:paragraph-properties fo:margin-bottom="0in"/>
      <style:text-properties fo:color="#00000A" fo:font-size="10pt" style:font-size-asian="10pt" style:font-size-complex="10pt" style:language-asian="it" style:country-asian="IT"/>
    </style:style>
    <style:style style:name="TableCell4039" style:family="table-cell">
      <style:table-cell-properties fo:border="none" style:writing-mode="lr-tb" style:vertical-align="bottom" fo:padding-top="0in" fo:padding-left="0.0486in" fo:padding-bottom="0in" fo:padding-right="0.0486in"/>
    </style:style>
    <style:style style:name="P4040" style:parent-style-name="Standard" style:family="paragraph">
      <style:paragraph-properties fo:margin-bottom="0in"/>
      <style:text-properties fo:color="#00000A" fo:font-size="10pt" style:font-size-asian="10pt" style:font-size-complex="10pt" style:language-asian="it" style:country-asian="IT"/>
    </style:style>
    <style:style style:name="TableCell4041" style:family="table-cell">
      <style:table-cell-properties fo:border="none" style:writing-mode="lr-tb" style:vertical-align="bottom" fo:padding-top="0in" fo:padding-left="0.0486in" fo:padding-bottom="0in" fo:padding-right="0.0486in"/>
    </style:style>
    <style:style style:name="P4042" style:parent-style-name="Standard" style:family="paragraph">
      <style:paragraph-properties fo:margin-bottom="0in"/>
      <style:text-properties fo:color="#00000A" fo:font-size="10pt" style:font-size-asian="10pt" style:font-size-complex="10pt" style:language-asian="it" style:country-asian="IT"/>
    </style:style>
    <style:style style:name="TableRow4043" style:family="table-row">
      <style:table-row-properties style:row-height="0.0159in"/>
    </style:style>
    <style:style style:name="TableCell4044" style:family="table-cell">
      <style:table-cell-properties fo:border="none" style:writing-mode="lr-tb" style:vertical-align="bottom" fo:padding-top="0in" fo:padding-left="0.0486in" fo:padding-bottom="0in" fo:padding-right="0.0486in"/>
    </style:style>
    <style:style style:name="P4045" style:parent-style-name="Standard" style:family="paragraph">
      <style:paragraph-properties fo:margin-bottom="0in"/>
      <style:text-properties fo:color="#00000A" fo:font-size="10pt" style:font-size-asian="10pt" style:font-size-complex="10pt" style:language-asian="it" style:country-asian="IT"/>
    </style:style>
    <style:style style:name="TableCell4046" style:family="table-cell">
      <style:table-cell-properties fo:border="none" style:writing-mode="lr-tb" style:vertical-align="bottom" fo:padding-top="0in" fo:padding-left="0.0486in" fo:padding-bottom="0in" fo:padding-right="0.0486in"/>
    </style:style>
    <style:style style:name="P4047" style:parent-style-name="Standard" style:family="paragraph">
      <style:paragraph-properties fo:margin-bottom="0in"/>
      <style:text-properties fo:color="#00000A" fo:font-size="10pt" style:font-size-asian="10pt" style:font-size-complex="10pt" style:language-asian="it" style:country-asian="IT"/>
    </style:style>
    <style:style style:name="TableCell4048" style:family="table-cell">
      <style:table-cell-properties fo:border="none" style:writing-mode="lr-tb" style:vertical-align="bottom" fo:padding-top="0in" fo:padding-left="0.0486in" fo:padding-bottom="0in" fo:padding-right="0.0486in"/>
    </style:style>
    <style:style style:name="P4049" style:parent-style-name="Standard" style:family="paragraph">
      <style:paragraph-properties fo:margin-bottom="0in"/>
      <style:text-properties fo:color="#00000A" fo:font-size="10pt" style:font-size-asian="10pt" style:font-size-complex="10pt" style:language-asian="it" style:country-asian="IT"/>
    </style:style>
    <style:style style:name="TableRow4050" style:family="table-row">
      <style:table-row-properties style:row-height="0.0159in"/>
    </style:style>
    <style:style style:name="TableCell4051" style:family="table-cell">
      <style:table-cell-properties fo:border="none" style:writing-mode="lr-tb" style:vertical-align="bottom" fo:padding-top="0in" fo:padding-left="0.0486in" fo:padding-bottom="0in" fo:padding-right="0.0486in"/>
    </style:style>
    <style:style style:name="P4052" style:parent-style-name="Standard" style:family="paragraph">
      <style:paragraph-properties fo:margin-bottom="0in"/>
      <style:text-properties fo:color="#00000A" fo:font-size="10pt" style:font-size-asian="10pt" style:font-size-complex="10pt" style:language-asian="it" style:country-asian="IT"/>
    </style:style>
    <style:style style:name="TableCell4053" style:family="table-cell">
      <style:table-cell-properties fo:border="none" style:writing-mode="lr-tb" style:vertical-align="bottom" fo:padding-top="0in" fo:padding-left="0.0486in" fo:padding-bottom="0in" fo:padding-right="0.0486in"/>
    </style:style>
    <style:style style:name="P4054" style:parent-style-name="Standard" style:family="paragraph">
      <style:paragraph-properties fo:margin-bottom="0in"/>
      <style:text-properties fo:color="#00000A" fo:font-size="10pt" style:font-size-asian="10pt" style:font-size-complex="10pt" style:language-asian="it" style:country-asian="IT"/>
    </style:style>
    <style:style style:name="TableCell4055" style:family="table-cell">
      <style:table-cell-properties fo:border="none" style:writing-mode="lr-tb" style:vertical-align="bottom" fo:padding-top="0in" fo:padding-left="0.0486in" fo:padding-bottom="0in" fo:padding-right="0.0486in"/>
    </style:style>
    <style:style style:name="P4056" style:parent-style-name="Standard" style:family="paragraph">
      <style:paragraph-properties fo:margin-bottom="0in"/>
      <style:text-properties fo:color="#00000A" fo:font-size="10pt" style:font-size-asian="10pt" style:font-size-complex="10pt" style:language-asian="it" style:country-asian="IT"/>
    </style:style>
    <style:style style:name="TableRow4057" style:family="table-row">
      <style:table-row-properties style:min-row-height="0.2083in"/>
    </style:style>
    <style:style style:name="TableCell4058" style:family="table-cell">
      <style:table-cell-properties fo:border="none" style:writing-mode="lr-tb" style:vertical-align="bottom" fo:padding-top="0in" fo:padding-left="0.0486in" fo:padding-bottom="0in" fo:padding-right="0.0486in"/>
    </style:style>
    <style:style style:name="P4059"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060" style:family="table-cell">
      <style:table-cell-properties fo:border="none" style:writing-mode="lr-tb" style:vertical-align="bottom" fo:padding-top="0in" fo:padding-left="0.0486in" fo:padding-bottom="0in" fo:padding-right="0.0486in"/>
    </style:style>
    <style:style style:name="P4061"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062" style:family="table-cell">
      <style:table-cell-properties fo:border="none" style:writing-mode="lr-tb" style:vertical-align="bottom" fo:padding-top="0in" fo:padding-left="0.0486in" fo:padding-bottom="0in" fo:padding-right="0.0486in"/>
    </style:style>
    <style:style style:name="P4063" style:parent-style-name="Standard" style:family="paragraph">
      <style:paragraph-properties fo:margin-bottom="0in"/>
      <style:text-properties fo:color="#00000A" fo:font-size="10pt" style:font-size-asian="10pt" style:font-size-complex="10pt" style:language-asian="it" style:country-asian="IT"/>
    </style:style>
    <style:style style:name="TableRow4064" style:family="table-row">
      <style:table-row-properties style:min-row-height="0.2083in"/>
    </style:style>
    <style:style style:name="TableCell4065" style:family="table-cell">
      <style:table-cell-properties fo:border="none" style:writing-mode="lr-tb" style:vertical-align="bottom" fo:padding-top="0in" fo:padding-left="0.0486in" fo:padding-bottom="0in" fo:padding-right="0.0486in"/>
    </style:style>
    <style:style style:name="P406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67" style:family="table-cell">
      <style:table-cell-properties fo:border="none" style:writing-mode="lr-tb" style:vertical-align="bottom" fo:padding-top="0in" fo:padding-left="0.0486in" fo:padding-bottom="0in" fo:padding-right="0.0486in"/>
    </style:style>
    <style:style style:name="P4068"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69" style:family="table-cell">
      <style:table-cell-properties fo:border="none" style:writing-mode="lr-tb" style:vertical-align="bottom" fo:padding-top="0in" fo:padding-left="0.0486in" fo:padding-bottom="0in" fo:padding-right="0.0486in"/>
    </style:style>
    <style:style style:name="P4070"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71" style:family="table-row">
      <style:table-row-properties style:row-height="0.0159in"/>
    </style:style>
    <style:style style:name="TableCell4072" style:family="table-cell">
      <style:table-cell-properties fo:border="none" style:writing-mode="lr-tb" style:vertical-align="bottom" fo:padding-top="0in" fo:padding-left="0.0486in" fo:padding-bottom="0in" fo:padding-right="0.0486in"/>
    </style:style>
    <style:style style:name="P4073"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074" style:family="table-cell">
      <style:table-cell-properties fo:border="none" style:writing-mode="lr-tb" style:vertical-align="bottom" fo:padding-top="0in" fo:padding-left="0.0486in" fo:padding-bottom="0in" fo:padding-right="0.0486in"/>
    </style:style>
    <style:style style:name="P4075" style:parent-style-name="Standard" style:family="paragraph">
      <style:paragraph-properties fo:margin-bottom="0in"/>
      <style:text-properties fo:color="#00000A" fo:font-size="10pt" style:font-size-asian="10pt" style:font-size-complex="10pt" style:language-asian="it" style:country-asian="IT"/>
    </style:style>
    <style:style style:name="TableCell4076" style:family="table-cell">
      <style:table-cell-properties fo:border="none" style:writing-mode="lr-tb" style:vertical-align="bottom" fo:padding-top="0in" fo:padding-left="0.0486in" fo:padding-bottom="0in" fo:padding-right="0.0486in"/>
    </style:style>
    <style:style style:name="P4077" style:parent-style-name="Standard" style:family="paragraph">
      <style:paragraph-properties fo:margin-bottom="0in"/>
      <style:text-properties fo:color="#00000A" fo:font-size="10pt" style:font-size-asian="10pt" style:font-size-complex="10pt" style:language-asian="it" style:country-asian="IT"/>
    </style:style>
    <style:style style:name="TableRow4078" style:family="table-row">
      <style:table-row-properties style:row-height="0.0159in"/>
    </style:style>
    <style:style style:name="TableCell4079" style:family="table-cell">
      <style:table-cell-properties fo:border="none" style:writing-mode="lr-tb" style:vertical-align="bottom" fo:padding-top="0in" fo:padding-left="0.0486in" fo:padding-bottom="0in" fo:padding-right="0.0486in"/>
    </style:style>
    <style:style style:name="P4080" style:parent-style-name="Standard" style:family="paragraph">
      <style:paragraph-properties fo:margin-bottom="0in"/>
      <style:text-properties fo:color="#00000A" fo:font-size="10pt" style:font-size-asian="10pt" style:font-size-complex="10pt" style:language-asian="it" style:country-asian="IT"/>
    </style:style>
    <style:style style:name="TableCell4081" style:family="table-cell">
      <style:table-cell-properties fo:border="none" style:writing-mode="lr-tb" style:vertical-align="bottom" fo:padding-top="0in" fo:padding-left="0.0486in" fo:padding-bottom="0in" fo:padding-right="0.0486in"/>
    </style:style>
    <style:style style:name="P4082" style:parent-style-name="Standard" style:family="paragraph">
      <style:paragraph-properties fo:margin-bottom="0in"/>
      <style:text-properties fo:color="#00000A" fo:font-size="10pt" style:font-size-asian="10pt" style:font-size-complex="10pt" style:language-asian="it" style:country-asian="IT"/>
    </style:style>
    <style:style style:name="TableCell4083" style:family="table-cell">
      <style:table-cell-properties fo:border="none" style:writing-mode="lr-tb" style:vertical-align="bottom" fo:padding-top="0in" fo:padding-left="0.0486in" fo:padding-bottom="0in" fo:padding-right="0.0486in"/>
    </style:style>
    <style:style style:name="P4084" style:parent-style-name="Standard" style:family="paragraph">
      <style:paragraph-properties fo:margin-bottom="0in"/>
      <style:text-properties fo:color="#00000A" fo:font-size="10pt" style:font-size-asian="10pt" style:font-size-complex="10pt" style:language-asian="it" style:country-asian="IT"/>
    </style:style>
    <style:style style:name="TableRow4085" style:family="table-row">
      <style:table-row-properties style:row-height="0.0159in"/>
    </style:style>
    <style:style style:name="TableCell4086" style:family="table-cell">
      <style:table-cell-properties fo:border="none" style:writing-mode="lr-tb" style:vertical-align="bottom" fo:padding-top="0in" fo:padding-left="0.0486in" fo:padding-bottom="0in" fo:padding-right="0.0486in"/>
    </style:style>
    <style:style style:name="P4087" style:parent-style-name="Standard" style:family="paragraph">
      <style:paragraph-properties fo:margin-bottom="0in"/>
      <style:text-properties fo:color="#00000A" fo:font-size="10pt" style:font-size-asian="10pt" style:font-size-complex="10pt" style:language-asian="it" style:country-asian="IT"/>
    </style:style>
    <style:style style:name="TableCell4088" style:family="table-cell">
      <style:table-cell-properties fo:border="none" style:writing-mode="lr-tb" style:vertical-align="bottom" fo:padding-top="0in" fo:padding-left="0.0486in" fo:padding-bottom="0in" fo:padding-right="0.0486in"/>
    </style:style>
    <style:style style:name="P4089" style:parent-style-name="Standard" style:family="paragraph">
      <style:paragraph-properties fo:margin-bottom="0in"/>
      <style:text-properties fo:color="#00000A" fo:font-size="10pt" style:font-size-asian="10pt" style:font-size-complex="10pt" style:language-asian="it" style:country-asian="IT"/>
    </style:style>
    <style:style style:name="TableCell4090" style:family="table-cell">
      <style:table-cell-properties fo:border="none" style:writing-mode="lr-tb" style:vertical-align="bottom" fo:padding-top="0in" fo:padding-left="0.0486in" fo:padding-bottom="0in" fo:padding-right="0.0486in"/>
    </style:style>
    <style:style style:name="P4091" style:parent-style-name="Standard" style:family="paragraph">
      <style:paragraph-properties fo:margin-bottom="0in"/>
      <style:text-properties fo:color="#00000A" fo:font-size="10pt" style:font-size-asian="10pt" style:font-size-complex="10pt" style:language-asian="it" style:country-asian="IT"/>
    </style:style>
    <style:style style:name="TableRow4092" style:family="table-row">
      <style:table-row-properties style:min-row-height="0.2083in"/>
    </style:style>
    <style:style style:name="TableCell4093" style:family="table-cell">
      <style:table-cell-properties fo:border="none" style:writing-mode="lr-tb" style:vertical-align="bottom" fo:padding-top="0in" fo:padding-left="0.0486in" fo:padding-bottom="0in" fo:padding-right="0.0486in"/>
    </style:style>
    <style:style style:name="P4094"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095" style:family="table-cell">
      <style:table-cell-properties fo:border="none" style:writing-mode="lr-tb" style:vertical-align="bottom" fo:padding-top="0in" fo:padding-left="0.0486in" fo:padding-bottom="0in" fo:padding-right="0.0486in"/>
    </style:style>
    <style:style style:name="P4096"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097" style:family="table-row">
      <style:table-row-properties style:row-height="0.0159in"/>
    </style:style>
    <style:style style:name="TableCell4098" style:family="table-cell">
      <style:table-cell-properties fo:border="none" style:writing-mode="lr-tb" style:vertical-align="bottom" fo:padding-top="0in" fo:padding-left="0.0486in" fo:padding-bottom="0in" fo:padding-right="0.0486in"/>
    </style:style>
    <style:style style:name="P4099"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100" style:family="table-cell">
      <style:table-cell-properties fo:border="none" style:writing-mode="lr-tb" style:vertical-align="bottom" fo:padding-top="0in" fo:padding-left="0.0486in" fo:padding-bottom="0in" fo:padding-right="0.0486in"/>
    </style:style>
    <style:style style:name="P4101" style:parent-style-name="Standard" style:family="paragraph">
      <style:paragraph-properties fo:margin-bottom="0in"/>
      <style:text-properties fo:color="#00000A" fo:font-size="10pt" style:font-size-asian="10pt" style:font-size-complex="10pt" style:language-asian="it" style:country-asian="IT"/>
    </style:style>
    <style:style style:name="TableCell4102" style:family="table-cell">
      <style:table-cell-properties fo:border="none" style:writing-mode="lr-tb" style:vertical-align="bottom" fo:padding-top="0in" fo:padding-left="0.0486in" fo:padding-bottom="0in" fo:padding-right="0.0486in"/>
    </style:style>
    <style:style style:name="P4103" style:parent-style-name="Standard" style:family="paragraph">
      <style:paragraph-properties fo:margin-bottom="0in"/>
      <style:text-properties fo:color="#00000A" fo:font-size="10pt" style:font-size-asian="10pt" style:font-size-complex="10pt" style:language-asian="it" style:country-asian="IT"/>
    </style:style>
    <style:style style:name="TableRow4104" style:family="table-row">
      <style:table-row-properties style:row-height="0.0159in"/>
    </style:style>
    <style:style style:name="TableCell4105" style:family="table-cell">
      <style:table-cell-properties fo:border="none" style:writing-mode="lr-tb" style:vertical-align="bottom" fo:padding-top="0in" fo:padding-left="0.0486in" fo:padding-bottom="0in" fo:padding-right="0.0486in"/>
    </style:style>
    <style:style style:name="P4106" style:parent-style-name="Standard" style:family="paragraph">
      <style:paragraph-properties fo:margin-bottom="0in"/>
      <style:text-properties fo:color="#00000A" fo:font-size="10pt" style:font-size-asian="10pt" style:font-size-complex="10pt" style:language-asian="it" style:country-asian="IT"/>
    </style:style>
    <style:style style:name="TableCell4107" style:family="table-cell">
      <style:table-cell-properties fo:border="none" style:writing-mode="lr-tb" style:vertical-align="bottom" fo:padding-top="0in" fo:padding-left="0.0486in" fo:padding-bottom="0in" fo:padding-right="0.0486in"/>
    </style:style>
    <style:style style:name="P4108" style:parent-style-name="Standard" style:family="paragraph">
      <style:paragraph-properties fo:margin-bottom="0in"/>
      <style:text-properties fo:color="#00000A" fo:font-size="10pt" style:font-size-asian="10pt" style:font-size-complex="10pt" style:language-asian="it" style:country-asian="IT"/>
    </style:style>
    <style:style style:name="TableCell4109" style:family="table-cell">
      <style:table-cell-properties fo:border="none" style:writing-mode="lr-tb" style:vertical-align="bottom" fo:padding-top="0in" fo:padding-left="0.0486in" fo:padding-bottom="0in" fo:padding-right="0.0486in"/>
    </style:style>
    <style:style style:name="P4110" style:parent-style-name="Standard" style:family="paragraph">
      <style:paragraph-properties fo:margin-bottom="0in"/>
      <style:text-properties fo:color="#00000A" fo:font-size="10pt" style:font-size-asian="10pt" style:font-size-complex="10pt" style:language-asian="it" style:country-asian="IT"/>
    </style:style>
    <style:style style:name="TableRow4111" style:family="table-row">
      <style:table-row-properties style:row-height="0.0159in"/>
    </style:style>
    <style:style style:name="TableCell4112" style:family="table-cell">
      <style:table-cell-properties fo:border="none" style:writing-mode="lr-tb" style:vertical-align="bottom" fo:padding-top="0in" fo:padding-left="0.0486in" fo:padding-bottom="0in" fo:padding-right="0.0486in"/>
    </style:style>
    <style:style style:name="P4113" style:parent-style-name="Standard" style:family="paragraph">
      <style:paragraph-properties fo:margin-bottom="0in"/>
      <style:text-properties fo:color="#00000A" fo:font-size="10pt" style:font-size-asian="10pt" style:font-size-complex="10pt" style:language-asian="it" style:country-asian="IT"/>
    </style:style>
    <style:style style:name="TableCell4114" style:family="table-cell">
      <style:table-cell-properties fo:border="none" style:writing-mode="lr-tb" style:vertical-align="bottom" fo:padding-top="0in" fo:padding-left="0.0486in" fo:padding-bottom="0in" fo:padding-right="0.0486in"/>
    </style:style>
    <style:style style:name="P4115" style:parent-style-name="Standard" style:family="paragraph">
      <style:paragraph-properties fo:margin-bottom="0in"/>
      <style:text-properties fo:color="#00000A" fo:font-size="10pt" style:font-size-asian="10pt" style:font-size-complex="10pt" style:language-asian="it" style:country-asian="IT"/>
    </style:style>
    <style:style style:name="TableCell4116" style:family="table-cell">
      <style:table-cell-properties fo:border="none" style:writing-mode="lr-tb" style:vertical-align="bottom" fo:padding-top="0in" fo:padding-left="0.0486in" fo:padding-bottom="0in" fo:padding-right="0.0486in"/>
    </style:style>
    <style:style style:name="P4117" style:parent-style-name="Standard" style:family="paragraph">
      <style:paragraph-properties fo:margin-bottom="0in"/>
      <style:text-properties fo:color="#00000A" fo:font-size="10pt" style:font-size-asian="10pt" style:font-size-complex="10pt" style:language-asian="it" style:country-asian="IT"/>
    </style:style>
    <style:style style:name="TableRow4118" style:family="table-row">
      <style:table-row-properties style:row-height="0.0159in"/>
    </style:style>
    <style:style style:name="TableCell4119" style:family="table-cell">
      <style:table-cell-properties fo:border="none" style:writing-mode="lr-tb" style:vertical-align="bottom" fo:padding-top="0in" fo:padding-left="0.0486in" fo:padding-bottom="0in" fo:padding-right="0.0486in"/>
    </style:style>
    <style:style style:name="P4120" style:parent-style-name="Standard" style:family="paragraph">
      <style:paragraph-properties fo:margin-bottom="0in"/>
      <style:text-properties fo:color="#00000A" fo:font-size="10pt" style:font-size-asian="10pt" style:font-size-complex="10pt" style:language-asian="it" style:country-asian="IT"/>
    </style:style>
    <style:style style:name="TableCell4121" style:family="table-cell">
      <style:table-cell-properties fo:border="none" style:writing-mode="lr-tb" style:vertical-align="bottom" fo:padding-top="0in" fo:padding-left="0.0486in" fo:padding-bottom="0in" fo:padding-right="0.0486in"/>
    </style:style>
    <style:style style:name="P4122" style:parent-style-name="Standard" style:family="paragraph">
      <style:paragraph-properties fo:margin-bottom="0in"/>
      <style:text-properties fo:color="#00000A" fo:font-size="10pt" style:font-size-asian="10pt" style:font-size-complex="10pt" style:language-asian="it" style:country-asian="IT"/>
    </style:style>
    <style:style style:name="TableCell4123" style:family="table-cell">
      <style:table-cell-properties fo:border="none" style:writing-mode="lr-tb" style:vertical-align="bottom" fo:padding-top="0in" fo:padding-left="0.0486in" fo:padding-bottom="0in" fo:padding-right="0.0486in"/>
    </style:style>
    <style:style style:name="P4124" style:parent-style-name="Standard" style:family="paragraph">
      <style:paragraph-properties fo:margin-bottom="0in"/>
      <style:text-properties fo:color="#00000A" fo:font-size="10pt" style:font-size-asian="10pt" style:font-size-complex="10pt" style:language-asian="it" style:country-asian="IT"/>
    </style:style>
    <style:style style:name="TableRow4125" style:family="table-row">
      <style:table-row-properties style:row-height="0.0159in"/>
    </style:style>
    <style:style style:name="TableCell4126" style:family="table-cell">
      <style:table-cell-properties fo:border="none" style:writing-mode="lr-tb" style:vertical-align="bottom" fo:padding-top="0in" fo:padding-left="0.0486in" fo:padding-bottom="0in" fo:padding-right="0.0486in"/>
    </style:style>
    <style:style style:name="P4127" style:parent-style-name="Standard" style:family="paragraph">
      <style:paragraph-properties fo:margin-bottom="0in"/>
      <style:text-properties fo:color="#00000A" fo:font-size="10pt" style:font-size-asian="10pt" style:font-size-complex="10pt" style:language-asian="it" style:country-asian="IT"/>
    </style:style>
    <style:style style:name="TableCell4128" style:family="table-cell">
      <style:table-cell-properties fo:border="none" style:writing-mode="lr-tb" style:vertical-align="bottom" fo:padding-top="0in" fo:padding-left="0.0486in" fo:padding-bottom="0in" fo:padding-right="0.0486in"/>
    </style:style>
    <style:style style:name="P4129" style:parent-style-name="Standard" style:family="paragraph">
      <style:paragraph-properties fo:margin-bottom="0in"/>
      <style:text-properties fo:color="#00000A" fo:font-size="10pt" style:font-size-asian="10pt" style:font-size-complex="10pt" style:language-asian="it" style:country-asian="IT"/>
    </style:style>
    <style:style style:name="TableCell4130" style:family="table-cell">
      <style:table-cell-properties fo:border="none" style:writing-mode="lr-tb" style:vertical-align="bottom" fo:padding-top="0in" fo:padding-left="0.0486in" fo:padding-bottom="0in" fo:padding-right="0.0486in"/>
    </style:style>
    <style:style style:name="P4131" style:parent-style-name="Standard" style:family="paragraph">
      <style:paragraph-properties fo:margin-bottom="0in"/>
      <style:text-properties fo:color="#00000A" fo:font-size="10pt" style:font-size-asian="10pt" style:font-size-complex="10pt" style:language-asian="it" style:country-asian="IT"/>
    </style:style>
    <style:style style:name="TableRow4132" style:family="table-row">
      <style:table-row-properties style:row-height="0.0159in"/>
    </style:style>
    <style:style style:name="TableCell4133" style:family="table-cell">
      <style:table-cell-properties fo:border="none" style:writing-mode="lr-tb" style:vertical-align="bottom" fo:padding-top="0in" fo:padding-left="0.0486in" fo:padding-bottom="0in" fo:padding-right="0.0486in"/>
    </style:style>
    <style:style style:name="P4134" style:parent-style-name="Standard" style:family="paragraph">
      <style:paragraph-properties fo:margin-bottom="0in"/>
      <style:text-properties fo:color="#00000A" fo:font-size="10pt" style:font-size-asian="10pt" style:font-size-complex="10pt" style:language-asian="it" style:country-asian="IT"/>
    </style:style>
    <style:style style:name="TableCell4135" style:family="table-cell">
      <style:table-cell-properties fo:border="none" style:writing-mode="lr-tb" style:vertical-align="bottom" fo:padding-top="0in" fo:padding-left="0.0486in" fo:padding-bottom="0in" fo:padding-right="0.0486in"/>
    </style:style>
    <style:style style:name="P4136" style:parent-style-name="Standard" style:family="paragraph">
      <style:paragraph-properties fo:margin-bottom="0in"/>
      <style:text-properties fo:color="#00000A" fo:font-size="10pt" style:font-size-asian="10pt" style:font-size-complex="10pt" style:language-asian="it" style:country-asian="IT"/>
    </style:style>
    <style:style style:name="TableCell4137" style:family="table-cell">
      <style:table-cell-properties fo:border="none" style:writing-mode="lr-tb" style:vertical-align="bottom" fo:padding-top="0in" fo:padding-left="0.0486in" fo:padding-bottom="0in" fo:padding-right="0.0486in"/>
    </style:style>
    <style:style style:name="P4138" style:parent-style-name="Standard" style:family="paragraph">
      <style:paragraph-properties fo:margin-bottom="0in"/>
      <style:text-properties fo:color="#00000A" fo:font-size="10pt" style:font-size-asian="10pt" style:font-size-complex="10pt" style:language-asian="it" style:country-asian="IT"/>
    </style:style>
    <style:style style:name="TableRow4139" style:family="table-row">
      <style:table-row-properties style:row-height="0.0159in"/>
    </style:style>
    <style:style style:name="TableCell4140" style:family="table-cell">
      <style:table-cell-properties fo:border="none" style:writing-mode="lr-tb" style:vertical-align="bottom" fo:padding-top="0in" fo:padding-left="0.0486in" fo:padding-bottom="0in" fo:padding-right="0.0486in"/>
    </style:style>
    <style:style style:name="P4141" style:parent-style-name="Standard" style:family="paragraph">
      <style:paragraph-properties fo:margin-bottom="0in"/>
      <style:text-properties fo:color="#00000A" fo:font-size="10pt" style:font-size-asian="10pt" style:font-size-complex="10pt" style:language-asian="it" style:country-asian="IT"/>
    </style:style>
    <style:style style:name="TableCell4142" style:family="table-cell">
      <style:table-cell-properties fo:border="none" style:writing-mode="lr-tb" style:vertical-align="bottom" fo:padding-top="0in" fo:padding-left="0.0486in" fo:padding-bottom="0in" fo:padding-right="0.0486in"/>
    </style:style>
    <style:style style:name="P4143" style:parent-style-name="Standard" style:family="paragraph">
      <style:paragraph-properties fo:margin-bottom="0in"/>
      <style:text-properties fo:color="#00000A" fo:font-size="10pt" style:font-size-asian="10pt" style:font-size-complex="10pt" style:language-asian="it" style:country-asian="IT"/>
    </style:style>
    <style:style style:name="TableCell4144" style:family="table-cell">
      <style:table-cell-properties fo:border="none" style:writing-mode="lr-tb" style:vertical-align="bottom" fo:padding-top="0in" fo:padding-left="0.0486in" fo:padding-bottom="0in" fo:padding-right="0.0486in"/>
    </style:style>
    <style:style style:name="P4145" style:parent-style-name="Standard" style:family="paragraph">
      <style:paragraph-properties fo:margin-bottom="0in"/>
      <style:text-properties fo:color="#00000A" fo:font-size="10pt" style:font-size-asian="10pt" style:font-size-complex="10pt" style:language-asian="it" style:country-asian="IT"/>
    </style:style>
    <style:style style:name="TableRow4146" style:family="table-row">
      <style:table-row-properties style:row-height="0.0159in"/>
    </style:style>
    <style:style style:name="TableCell4147" style:family="table-cell">
      <style:table-cell-properties fo:border="none" style:writing-mode="lr-tb" style:vertical-align="bottom" fo:padding-top="0in" fo:padding-left="0.0486in" fo:padding-bottom="0in" fo:padding-right="0.0486in"/>
    </style:style>
    <style:style style:name="P4148" style:parent-style-name="Standard" style:family="paragraph">
      <style:paragraph-properties fo:margin-bottom="0in"/>
      <style:text-properties fo:color="#00000A" fo:font-size="10pt" style:font-size-asian="10pt" style:font-size-complex="10pt" style:language-asian="it" style:country-asian="IT"/>
    </style:style>
    <style:style style:name="TableCell4149" style:family="table-cell">
      <style:table-cell-properties fo:border="none" style:writing-mode="lr-tb" style:vertical-align="bottom" fo:padding-top="0in" fo:padding-left="0.0486in" fo:padding-bottom="0in" fo:padding-right="0.0486in"/>
    </style:style>
    <style:style style:name="P4150" style:parent-style-name="Standard" style:family="paragraph">
      <style:paragraph-properties fo:margin-bottom="0in"/>
      <style:text-properties fo:color="#00000A" fo:font-size="10pt" style:font-size-asian="10pt" style:font-size-complex="10pt" style:language-asian="it" style:country-asian="IT"/>
    </style:style>
    <style:style style:name="TableCell4151" style:family="table-cell">
      <style:table-cell-properties fo:border="none" style:writing-mode="lr-tb" style:vertical-align="bottom" fo:padding-top="0in" fo:padding-left="0.0486in" fo:padding-bottom="0in" fo:padding-right="0.0486in"/>
    </style:style>
    <style:style style:name="P4152" style:parent-style-name="Standard" style:family="paragraph">
      <style:paragraph-properties fo:margin-bottom="0in"/>
      <style:text-properties fo:color="#00000A" fo:font-size="10pt" style:font-size-asian="10pt" style:font-size-complex="10pt" style:language-asian="it" style:country-asian="IT"/>
    </style:style>
    <style:style style:name="TableRow4153" style:family="table-row">
      <style:table-row-properties style:row-height="0.0159in"/>
    </style:style>
    <style:style style:name="TableCell4154" style:family="table-cell">
      <style:table-cell-properties fo:border="none" style:writing-mode="lr-tb" style:vertical-align="bottom" fo:padding-top="0in" fo:padding-left="0.0486in" fo:padding-bottom="0in" fo:padding-right="0.0486in"/>
    </style:style>
    <style:style style:name="P4155" style:parent-style-name="Standard" style:family="paragraph">
      <style:paragraph-properties fo:margin-bottom="0in"/>
      <style:text-properties fo:color="#00000A" fo:font-size="10pt" style:font-size-asian="10pt" style:font-size-complex="10pt" style:language-asian="it" style:country-asian="IT"/>
    </style:style>
    <style:style style:name="TableCell4156" style:family="table-cell">
      <style:table-cell-properties fo:border="none" style:writing-mode="lr-tb" style:vertical-align="bottom" fo:padding-top="0in" fo:padding-left="0.0486in" fo:padding-bottom="0in" fo:padding-right="0.0486in"/>
    </style:style>
    <style:style style:name="P4157" style:parent-style-name="Standard" style:family="paragraph">
      <style:paragraph-properties fo:margin-bottom="0in"/>
      <style:text-properties fo:color="#00000A" fo:font-size="10pt" style:font-size-asian="10pt" style:font-size-complex="10pt" style:language-asian="it" style:country-asian="IT"/>
    </style:style>
    <style:style style:name="TableCell4158" style:family="table-cell">
      <style:table-cell-properties fo:border="none" style:writing-mode="lr-tb" style:vertical-align="bottom" fo:padding-top="0in" fo:padding-left="0.0486in" fo:padding-bottom="0in" fo:padding-right="0.0486in"/>
    </style:style>
    <style:style style:name="P4159" style:parent-style-name="Standard" style:family="paragraph">
      <style:paragraph-properties fo:margin-bottom="0in"/>
      <style:text-properties fo:color="#00000A" fo:font-size="10pt" style:font-size-asian="10pt" style:font-size-complex="10pt" style:language-asian="it" style:country-asian="IT"/>
    </style:style>
    <style:style style:name="TableRow4160" style:family="table-row">
      <style:table-row-properties style:row-height="0.0159in"/>
    </style:style>
    <style:style style:name="TableCell4161" style:family="table-cell">
      <style:table-cell-properties fo:border="none" style:writing-mode="lr-tb" style:vertical-align="bottom" fo:padding-top="0in" fo:padding-left="0.0486in" fo:padding-bottom="0in" fo:padding-right="0.0486in"/>
    </style:style>
    <style:style style:name="P4162" style:parent-style-name="Standard" style:family="paragraph">
      <style:paragraph-properties fo:margin-bottom="0in"/>
      <style:text-properties fo:color="#00000A" fo:font-size="10pt" style:font-size-asian="10pt" style:font-size-complex="10pt" style:language-asian="it" style:country-asian="IT"/>
    </style:style>
    <style:style style:name="TableCell4163" style:family="table-cell">
      <style:table-cell-properties fo:border="none" style:writing-mode="lr-tb" style:vertical-align="bottom" fo:padding-top="0in" fo:padding-left="0.0486in" fo:padding-bottom="0in" fo:padding-right="0.0486in"/>
    </style:style>
    <style:style style:name="P4164" style:parent-style-name="Standard" style:family="paragraph">
      <style:paragraph-properties fo:margin-bottom="0in"/>
      <style:text-properties fo:color="#00000A" fo:font-size="10pt" style:font-size-asian="10pt" style:font-size-complex="10pt" style:language-asian="it" style:country-asian="IT"/>
    </style:style>
    <style:style style:name="TableCell4165" style:family="table-cell">
      <style:table-cell-properties fo:border="none" style:writing-mode="lr-tb" style:vertical-align="bottom" fo:padding-top="0in" fo:padding-left="0.0486in" fo:padding-bottom="0in" fo:padding-right="0.0486in"/>
    </style:style>
    <style:style style:name="P4166" style:parent-style-name="Standard" style:family="paragraph">
      <style:paragraph-properties fo:margin-bottom="0in"/>
      <style:text-properties fo:color="#00000A" fo:font-size="10pt" style:font-size-asian="10pt" style:font-size-complex="10pt" style:language-asian="it" style:country-asian="IT"/>
    </style:style>
    <style:style style:name="TableRow4167" style:family="table-row">
      <style:table-row-properties style:row-height="0.0159in"/>
    </style:style>
    <style:style style:name="TableCell4168" style:family="table-cell">
      <style:table-cell-properties fo:border="none" style:writing-mode="lr-tb" style:vertical-align="bottom" fo:padding-top="0in" fo:padding-left="0.0486in" fo:padding-bottom="0in" fo:padding-right="0.0486in"/>
    </style:style>
    <style:style style:name="P4169" style:parent-style-name="Standard" style:family="paragraph">
      <style:paragraph-properties fo:margin-bottom="0in"/>
      <style:text-properties fo:color="#00000A" fo:font-size="10pt" style:font-size-asian="10pt" style:font-size-complex="10pt" style:language-asian="it" style:country-asian="IT"/>
    </style:style>
    <style:style style:name="TableCell4170" style:family="table-cell">
      <style:table-cell-properties fo:border="none" style:writing-mode="lr-tb" style:vertical-align="bottom" fo:padding-top="0in" fo:padding-left="0.0486in" fo:padding-bottom="0in" fo:padding-right="0.0486in"/>
    </style:style>
    <style:style style:name="P4171" style:parent-style-name="Standard" style:family="paragraph">
      <style:paragraph-properties fo:margin-bottom="0in"/>
      <style:text-properties fo:color="#00000A" fo:font-size="10pt" style:font-size-asian="10pt" style:font-size-complex="10pt" style:language-asian="it" style:country-asian="IT"/>
    </style:style>
    <style:style style:name="TableCell4172" style:family="table-cell">
      <style:table-cell-properties fo:border="none" style:writing-mode="lr-tb" style:vertical-align="bottom" fo:padding-top="0in" fo:padding-left="0.0486in" fo:padding-bottom="0in" fo:padding-right="0.0486in"/>
    </style:style>
    <style:style style:name="P4173" style:parent-style-name="Standard" style:family="paragraph">
      <style:paragraph-properties fo:margin-bottom="0in"/>
      <style:text-properties fo:color="#00000A" fo:font-size="10pt" style:font-size-asian="10pt" style:font-size-complex="10pt" style:language-asian="it" style:country-asian="IT"/>
    </style:style>
    <style:style style:name="TableRow4174" style:family="table-row">
      <style:table-row-properties style:row-height="0.0159in"/>
    </style:style>
    <style:style style:name="TableCell4175" style:family="table-cell">
      <style:table-cell-properties fo:border="none" style:writing-mode="lr-tb" style:vertical-align="bottom" fo:padding-top="0in" fo:padding-left="0.0486in" fo:padding-bottom="0in" fo:padding-right="0.0486in"/>
    </style:style>
    <style:style style:name="P4176" style:parent-style-name="Standard" style:family="paragraph">
      <style:paragraph-properties fo:margin-bottom="0in"/>
      <style:text-properties fo:color="#00000A" fo:font-size="10pt" style:font-size-asian="10pt" style:font-size-complex="10pt" style:language-asian="it" style:country-asian="IT"/>
    </style:style>
    <style:style style:name="TableCell4177" style:family="table-cell">
      <style:table-cell-properties fo:border="none" style:writing-mode="lr-tb" style:vertical-align="bottom" fo:padding-top="0in" fo:padding-left="0.0486in" fo:padding-bottom="0in" fo:padding-right="0.0486in"/>
    </style:style>
    <style:style style:name="P4178" style:parent-style-name="Standard" style:family="paragraph">
      <style:paragraph-properties fo:margin-bottom="0in"/>
      <style:text-properties fo:color="#00000A" fo:font-size="10pt" style:font-size-asian="10pt" style:font-size-complex="10pt" style:language-asian="it" style:country-asian="IT"/>
    </style:style>
    <style:style style:name="TableCell4179" style:family="table-cell">
      <style:table-cell-properties fo:border="none" style:writing-mode="lr-tb" style:vertical-align="bottom" fo:padding-top="0in" fo:padding-left="0.0486in" fo:padding-bottom="0in" fo:padding-right="0.0486in"/>
    </style:style>
    <style:style style:name="P4180" style:parent-style-name="Standard" style:family="paragraph">
      <style:paragraph-properties fo:margin-bottom="0in"/>
      <style:text-properties fo:color="#00000A" fo:font-size="10pt" style:font-size-asian="10pt" style:font-size-complex="10pt" style:language-asian="it" style:country-asian="IT"/>
    </style:style>
    <style:style style:name="TableRow4181" style:family="table-row">
      <style:table-row-properties style:row-height="0.0159in"/>
    </style:style>
    <style:style style:name="TableCell4182" style:family="table-cell">
      <style:table-cell-properties fo:border="none" style:writing-mode="lr-tb" style:vertical-align="bottom" fo:padding-top="0in" fo:padding-left="0.0486in" fo:padding-bottom="0in" fo:padding-right="0.0486in"/>
    </style:style>
    <style:style style:name="P4183" style:parent-style-name="Standard" style:family="paragraph">
      <style:paragraph-properties fo:margin-bottom="0in"/>
      <style:text-properties fo:color="#00000A" fo:font-size="10pt" style:font-size-asian="10pt" style:font-size-complex="10pt" style:language-asian="it" style:country-asian="IT"/>
    </style:style>
    <style:style style:name="TableCell4184" style:family="table-cell">
      <style:table-cell-properties fo:border="none" style:writing-mode="lr-tb" style:vertical-align="bottom" fo:padding-top="0in" fo:padding-left="0.0486in" fo:padding-bottom="0in" fo:padding-right="0.0486in"/>
    </style:style>
    <style:style style:name="P4185" style:parent-style-name="Standard" style:family="paragraph">
      <style:paragraph-properties fo:margin-bottom="0in"/>
      <style:text-properties fo:color="#00000A" fo:font-size="10pt" style:font-size-asian="10pt" style:font-size-complex="10pt" style:language-asian="it" style:country-asian="IT"/>
    </style:style>
    <style:style style:name="TableCell4186" style:family="table-cell">
      <style:table-cell-properties fo:border="none" style:writing-mode="lr-tb" style:vertical-align="bottom" fo:padding-top="0in" fo:padding-left="0.0486in" fo:padding-bottom="0in" fo:padding-right="0.0486in"/>
    </style:style>
    <style:style style:name="P4187" style:parent-style-name="Standard" style:family="paragraph">
      <style:paragraph-properties fo:margin-bottom="0in"/>
      <style:text-properties fo:color="#00000A" fo:font-size="10pt" style:font-size-asian="10pt" style:font-size-complex="10pt" style:language-asian="it" style:country-asian="IT"/>
    </style:style>
    <style:style style:name="TableRow4188" style:family="table-row">
      <style:table-row-properties style:row-height="0.0159in"/>
    </style:style>
    <style:style style:name="TableCell4189" style:family="table-cell">
      <style:table-cell-properties fo:border="none" style:writing-mode="lr-tb" style:vertical-align="bottom" fo:padding-top="0in" fo:padding-left="0.0486in" fo:padding-bottom="0in" fo:padding-right="0.0486in"/>
    </style:style>
    <style:style style:name="P4190" style:parent-style-name="Standard" style:family="paragraph">
      <style:paragraph-properties fo:margin-bottom="0in"/>
      <style:text-properties fo:color="#00000A" fo:font-size="10pt" style:font-size-asian="10pt" style:font-size-complex="10pt" style:language-asian="it" style:country-asian="IT"/>
    </style:style>
    <style:style style:name="TableCell4191" style:family="table-cell">
      <style:table-cell-properties fo:border="none" style:writing-mode="lr-tb" style:vertical-align="bottom" fo:padding-top="0in" fo:padding-left="0.0486in" fo:padding-bottom="0in" fo:padding-right="0.0486in"/>
    </style:style>
    <style:style style:name="P4192" style:parent-style-name="Standard" style:family="paragraph">
      <style:paragraph-properties fo:margin-bottom="0in"/>
      <style:text-properties fo:color="#00000A" fo:font-size="10pt" style:font-size-asian="10pt" style:font-size-complex="10pt" style:language-asian="it" style:country-asian="IT"/>
    </style:style>
    <style:style style:name="TableCell4193" style:family="table-cell">
      <style:table-cell-properties fo:border="none" style:writing-mode="lr-tb" style:vertical-align="bottom" fo:padding-top="0in" fo:padding-left="0.0486in" fo:padding-bottom="0in" fo:padding-right="0.0486in"/>
    </style:style>
    <style:style style:name="P4194" style:parent-style-name="Standard" style:family="paragraph">
      <style:paragraph-properties fo:margin-bottom="0in"/>
      <style:text-properties fo:color="#00000A" fo:font-size="10pt" style:font-size-asian="10pt" style:font-size-complex="10pt" style:language-asian="it" style:country-asian="IT"/>
    </style:style>
    <style:style style:name="TableRow4195" style:family="table-row">
      <style:table-row-properties style:row-height="0.0159in"/>
    </style:style>
    <style:style style:name="TableCell4196" style:family="table-cell">
      <style:table-cell-properties fo:border="none" style:writing-mode="lr-tb" style:vertical-align="bottom" fo:padding-top="0in" fo:padding-left="0.0486in" fo:padding-bottom="0in" fo:padding-right="0.0486in"/>
    </style:style>
    <style:style style:name="P4197" style:parent-style-name="Standard" style:family="paragraph">
      <style:paragraph-properties fo:margin-bottom="0in"/>
      <style:text-properties fo:color="#00000A" fo:font-size="10pt" style:font-size-asian="10pt" style:font-size-complex="10pt" style:language-asian="it" style:country-asian="IT"/>
    </style:style>
    <style:style style:name="TableCell4198" style:family="table-cell">
      <style:table-cell-properties fo:border="none" style:writing-mode="lr-tb" style:vertical-align="bottom" fo:padding-top="0in" fo:padding-left="0.0486in" fo:padding-bottom="0in" fo:padding-right="0.0486in"/>
    </style:style>
    <style:style style:name="P4199" style:parent-style-name="Standard" style:family="paragraph">
      <style:paragraph-properties fo:margin-bottom="0in"/>
      <style:text-properties fo:color="#00000A" fo:font-size="10pt" style:font-size-asian="10pt" style:font-size-complex="10pt" style:language-asian="it" style:country-asian="IT"/>
    </style:style>
    <style:style style:name="TableCell4200" style:family="table-cell">
      <style:table-cell-properties fo:border="none" style:writing-mode="lr-tb" style:vertical-align="bottom" fo:padding-top="0in" fo:padding-left="0.0486in" fo:padding-bottom="0in" fo:padding-right="0.0486in"/>
    </style:style>
    <style:style style:name="P4201" style:parent-style-name="Standard" style:family="paragraph">
      <style:paragraph-properties fo:margin-bottom="0in"/>
      <style:text-properties fo:color="#00000A" fo:font-size="10pt" style:font-size-asian="10pt" style:font-size-complex="10pt" style:language-asian="it" style:country-asian="IT"/>
    </style:style>
    <style:style style:name="TableRow4202" style:family="table-row">
      <style:table-row-properties style:row-height="0.0159in"/>
    </style:style>
    <style:style style:name="TableCell4203" style:family="table-cell">
      <style:table-cell-properties fo:border="none" style:writing-mode="lr-tb" style:vertical-align="bottom" fo:padding-top="0in" fo:padding-left="0.0486in" fo:padding-bottom="0in" fo:padding-right="0.0486in"/>
    </style:style>
    <style:style style:name="P4204" style:parent-style-name="Standard" style:family="paragraph">
      <style:paragraph-properties fo:margin-bottom="0in"/>
      <style:text-properties fo:color="#00000A" fo:font-size="10pt" style:font-size-asian="10pt" style:font-size-complex="10pt" style:language-asian="it" style:country-asian="IT"/>
    </style:style>
    <style:style style:name="TableCell4205" style:family="table-cell">
      <style:table-cell-properties fo:border="none" style:writing-mode="lr-tb" style:vertical-align="bottom" fo:padding-top="0in" fo:padding-left="0.0486in" fo:padding-bottom="0in" fo:padding-right="0.0486in"/>
    </style:style>
    <style:style style:name="P4206" style:parent-style-name="Standard" style:family="paragraph">
      <style:paragraph-properties fo:margin-bottom="0in"/>
      <style:text-properties fo:color="#00000A" fo:font-size="10pt" style:font-size-asian="10pt" style:font-size-complex="10pt" style:language-asian="it" style:country-asian="IT"/>
    </style:style>
    <style:style style:name="TableCell4207" style:family="table-cell">
      <style:table-cell-properties fo:border="none" style:writing-mode="lr-tb" style:vertical-align="bottom" fo:padding-top="0in" fo:padding-left="0.0486in" fo:padding-bottom="0in" fo:padding-right="0.0486in"/>
    </style:style>
    <style:style style:name="P4208" style:parent-style-name="Standard" style:family="paragraph">
      <style:paragraph-properties fo:margin-bottom="0in"/>
      <style:text-properties fo:color="#00000A" fo:font-size="10pt" style:font-size-asian="10pt" style:font-size-complex="10pt" style:language-asian="it" style:country-asian="IT"/>
    </style:style>
    <style:style style:name="TableRow4209" style:family="table-row">
      <style:table-row-properties style:row-height="0.0159in"/>
    </style:style>
    <style:style style:name="TableCell4210" style:family="table-cell">
      <style:table-cell-properties fo:border="none" style:writing-mode="lr-tb" style:vertical-align="bottom" fo:padding-top="0in" fo:padding-left="0.0486in" fo:padding-bottom="0in" fo:padding-right="0.0486in"/>
    </style:style>
    <style:style style:name="P4211" style:parent-style-name="Standard" style:family="paragraph">
      <style:paragraph-properties fo:margin-bottom="0in"/>
      <style:text-properties fo:color="#00000A" fo:font-size="10pt" style:font-size-asian="10pt" style:font-size-complex="10pt" style:language-asian="it" style:country-asian="IT"/>
    </style:style>
    <style:style style:name="TableCell4212" style:family="table-cell">
      <style:table-cell-properties fo:border="none" style:writing-mode="lr-tb" style:vertical-align="bottom" fo:padding-top="0in" fo:padding-left="0.0486in" fo:padding-bottom="0in" fo:padding-right="0.0486in"/>
    </style:style>
    <style:style style:name="P4213" style:parent-style-name="Standard" style:family="paragraph">
      <style:paragraph-properties fo:margin-bottom="0in"/>
      <style:text-properties fo:color="#00000A" fo:font-size="10pt" style:font-size-asian="10pt" style:font-size-complex="10pt" style:language-asian="it" style:country-asian="IT"/>
    </style:style>
    <style:style style:name="TableCell4214" style:family="table-cell">
      <style:table-cell-properties fo:border="none" style:writing-mode="lr-tb" style:vertical-align="bottom" fo:padding-top="0in" fo:padding-left="0.0486in" fo:padding-bottom="0in" fo:padding-right="0.0486in"/>
    </style:style>
    <style:style style:name="P4215" style:parent-style-name="Standard" style:family="paragraph">
      <style:paragraph-properties fo:margin-bottom="0in"/>
      <style:text-properties fo:color="#00000A" fo:font-size="10pt" style:font-size-asian="10pt" style:font-size-complex="10pt" style:language-asian="it" style:country-asian="IT"/>
    </style:style>
    <style:style style:name="TableRow4216" style:family="table-row">
      <style:table-row-properties style:min-row-height="0.2083in"/>
    </style:style>
    <style:style style:name="TableCell4217" style:family="table-cell">
      <style:table-cell-properties fo:border="none" style:writing-mode="lr-tb" style:vertical-align="bottom" fo:padding-top="0in" fo:padding-left="0.0486in" fo:padding-bottom="0in" fo:padding-right="0.0486in"/>
    </style:style>
    <style:style style:name="P4218"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219" style:family="table-cell">
      <style:table-cell-properties fo:border="none" style:writing-mode="lr-tb" style:vertical-align="bottom" fo:padding-top="0in" fo:padding-left="0.0486in" fo:padding-bottom="0in" fo:padding-right="0.0486in"/>
    </style:style>
    <style:style style:name="P4220"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221" style:family="table-cell">
      <style:table-cell-properties fo:border="none" style:writing-mode="lr-tb" style:vertical-align="bottom" fo:padding-top="0in" fo:padding-left="0.0486in" fo:padding-bottom="0in" fo:padding-right="0.0486in"/>
    </style:style>
    <style:style style:name="P4222" style:parent-style-name="Standard" style:family="paragraph">
      <style:paragraph-properties fo:margin-bottom="0in"/>
      <style:text-properties fo:color="#00000A" fo:font-size="10pt" style:font-size-asian="10pt" style:font-size-complex="10pt" style:language-asian="it" style:country-asian="IT"/>
    </style:style>
    <style:style style:name="TableRow4223" style:family="table-row">
      <style:table-row-properties style:min-row-height="0.2083in"/>
    </style:style>
    <style:style style:name="TableCell4224" style:family="table-cell">
      <style:table-cell-properties fo:border="none" style:writing-mode="lr-tb" style:vertical-align="bottom" fo:padding-top="0in" fo:padding-left="0.0486in" fo:padding-bottom="0in" fo:padding-right="0.0486in"/>
    </style:style>
    <style:style style:name="P4225"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226" style:family="table-cell">
      <style:table-cell-properties fo:border="none" style:writing-mode="lr-tb" style:vertical-align="bottom" fo:padding-top="0in" fo:padding-left="0.0486in" fo:padding-bottom="0in" fo:padding-right="0.0486in"/>
    </style:style>
    <style:style style:name="P4227"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28" style:family="table-cell">
      <style:table-cell-properties fo:border="none" style:writing-mode="lr-tb" style:vertical-align="bottom" fo:padding-top="0in" fo:padding-left="0.0486in" fo:padding-bottom="0in" fo:padding-right="0.0486in"/>
    </style:style>
    <style:style style:name="P4229"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230" style:family="table-row">
      <style:table-row-properties style:row-height="0.0159in"/>
    </style:style>
    <style:style style:name="TableCell4231" style:family="table-cell">
      <style:table-cell-properties fo:border="none" style:writing-mode="lr-tb" style:vertical-align="bottom" fo:padding-top="0in" fo:padding-left="0.0486in" fo:padding-bottom="0in" fo:padding-right="0.0486in"/>
    </style:style>
    <style:style style:name="P4232"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233" style:family="table-cell">
      <style:table-cell-properties fo:border="none" style:writing-mode="lr-tb" style:vertical-align="bottom" fo:padding-top="0in" fo:padding-left="0.0486in" fo:padding-bottom="0in" fo:padding-right="0.0486in"/>
    </style:style>
    <style:style style:name="P4234" style:parent-style-name="Standard" style:family="paragraph">
      <style:paragraph-properties fo:margin-bottom="0in"/>
      <style:text-properties fo:color="#00000A" fo:font-size="10pt" style:font-size-asian="10pt" style:font-size-complex="10pt" style:language-asian="it" style:country-asian="IT"/>
    </style:style>
    <style:style style:name="TableCell4235" style:family="table-cell">
      <style:table-cell-properties fo:border="none" style:writing-mode="lr-tb" style:vertical-align="bottom" fo:padding-top="0in" fo:padding-left="0.0486in" fo:padding-bottom="0in" fo:padding-right="0.0486in"/>
    </style:style>
    <style:style style:name="P4236" style:parent-style-name="Standard" style:family="paragraph">
      <style:paragraph-properties fo:margin-bottom="0in"/>
      <style:text-properties fo:color="#00000A" fo:font-size="10pt" style:font-size-asian="10pt" style:font-size-complex="10pt" style:language-asian="it" style:country-asian="IT"/>
    </style:style>
    <style:style style:name="TableRow4237" style:family="table-row">
      <style:table-row-properties style:row-height="0.0159in"/>
    </style:style>
    <style:style style:name="TableCell4238" style:family="table-cell">
      <style:table-cell-properties fo:border="none" style:writing-mode="lr-tb" style:vertical-align="bottom" fo:padding-top="0in" fo:padding-left="0.0486in" fo:padding-bottom="0in" fo:padding-right="0.0486in"/>
    </style:style>
    <style:style style:name="P4239" style:parent-style-name="Standard" style:family="paragraph">
      <style:paragraph-properties fo:margin-bottom="0in"/>
      <style:text-properties fo:color="#00000A" fo:font-size="10pt" style:font-size-asian="10pt" style:font-size-complex="10pt" style:language-asian="it" style:country-asian="IT"/>
    </style:style>
    <style:style style:name="TableCell4240" style:family="table-cell">
      <style:table-cell-properties fo:border="none" style:writing-mode="lr-tb" style:vertical-align="bottom" fo:padding-top="0in" fo:padding-left="0.0486in" fo:padding-bottom="0in" fo:padding-right="0.0486in"/>
    </style:style>
    <style:style style:name="P4241" style:parent-style-name="Standard" style:family="paragraph">
      <style:paragraph-properties fo:margin-bottom="0in"/>
      <style:text-properties fo:color="#00000A" fo:font-size="10pt" style:font-size-asian="10pt" style:font-size-complex="10pt" style:language-asian="it" style:country-asian="IT"/>
    </style:style>
    <style:style style:name="TableCell4242" style:family="table-cell">
      <style:table-cell-properties fo:border="none" style:writing-mode="lr-tb" style:vertical-align="bottom" fo:padding-top="0in" fo:padding-left="0.0486in" fo:padding-bottom="0in" fo:padding-right="0.0486in"/>
    </style:style>
    <style:style style:name="P4243" style:parent-style-name="Standard" style:family="paragraph">
      <style:paragraph-properties fo:margin-bottom="0in"/>
      <style:text-properties fo:color="#00000A" fo:font-size="10pt" style:font-size-asian="10pt" style:font-size-complex="10pt" style:language-asian="it" style:country-asian="IT"/>
    </style:style>
    <style:style style:name="TableRow4244" style:family="table-row">
      <style:table-row-properties style:row-height="0.0159in"/>
    </style:style>
    <style:style style:name="TableCell4245" style:family="table-cell">
      <style:table-cell-properties fo:border="none" style:writing-mode="lr-tb" style:vertical-align="bottom" fo:padding-top="0in" fo:padding-left="0.0486in" fo:padding-bottom="0in" fo:padding-right="0.0486in"/>
    </style:style>
    <style:style style:name="P4246" style:parent-style-name="Standard" style:family="paragraph">
      <style:paragraph-properties fo:margin-bottom="0in"/>
      <style:text-properties fo:color="#00000A" fo:font-size="10pt" style:font-size-asian="10pt" style:font-size-complex="10pt" style:language-asian="it" style:country-asian="IT"/>
    </style:style>
    <style:style style:name="TableCell4247" style:family="table-cell">
      <style:table-cell-properties fo:border="none" style:writing-mode="lr-tb" style:vertical-align="bottom" fo:padding-top="0in" fo:padding-left="0.0486in" fo:padding-bottom="0in" fo:padding-right="0.0486in"/>
    </style:style>
    <style:style style:name="P4248" style:parent-style-name="Standard" style:family="paragraph">
      <style:paragraph-properties fo:margin-bottom="0in"/>
      <style:text-properties fo:color="#00000A" fo:font-size="10pt" style:font-size-asian="10pt" style:font-size-complex="10pt" style:language-asian="it" style:country-asian="IT"/>
    </style:style>
    <style:style style:name="TableCell4249" style:family="table-cell">
      <style:table-cell-properties fo:border="none" style:writing-mode="lr-tb" style:vertical-align="bottom" fo:padding-top="0in" fo:padding-left="0.0486in" fo:padding-bottom="0in" fo:padding-right="0.0486in"/>
    </style:style>
    <style:style style:name="P4250" style:parent-style-name="Standard" style:family="paragraph">
      <style:paragraph-properties fo:margin-bottom="0in"/>
      <style:text-properties fo:color="#00000A" fo:font-size="10pt" style:font-size-asian="10pt" style:font-size-complex="10pt" style:language-asian="it" style:country-asian="IT"/>
    </style:style>
    <style:style style:name="TableRow4251" style:family="table-row">
      <style:table-row-properties style:row-height="0.0159in"/>
    </style:style>
    <style:style style:name="TableCell4252" style:family="table-cell">
      <style:table-cell-properties fo:border="none" style:writing-mode="lr-tb" style:vertical-align="bottom" fo:padding-top="0in" fo:padding-left="0.0486in" fo:padding-bottom="0in" fo:padding-right="0.0486in"/>
    </style:style>
    <style:style style:name="P4253" style:parent-style-name="Standard" style:family="paragraph">
      <style:paragraph-properties fo:margin-bottom="0in"/>
      <style:text-properties fo:color="#00000A" fo:font-size="10pt" style:font-size-asian="10pt" style:font-size-complex="10pt" style:language-asian="it" style:country-asian="IT"/>
    </style:style>
    <style:style style:name="TableCell4254" style:family="table-cell">
      <style:table-cell-properties fo:border="none" style:writing-mode="lr-tb" style:vertical-align="bottom" fo:padding-top="0in" fo:padding-left="0.0486in" fo:padding-bottom="0in" fo:padding-right="0.0486in"/>
    </style:style>
    <style:style style:name="P4255" style:parent-style-name="Standard" style:family="paragraph">
      <style:paragraph-properties fo:margin-bottom="0in"/>
      <style:text-properties fo:color="#00000A" fo:font-size="10pt" style:font-size-asian="10pt" style:font-size-complex="10pt" style:language-asian="it" style:country-asian="IT"/>
    </style:style>
    <style:style style:name="TableCell4256" style:family="table-cell">
      <style:table-cell-properties fo:border="none" style:writing-mode="lr-tb" style:vertical-align="bottom" fo:padding-top="0in" fo:padding-left="0.0486in" fo:padding-bottom="0in" fo:padding-right="0.0486in"/>
    </style:style>
    <style:style style:name="P4257" style:parent-style-name="Standard" style:family="paragraph">
      <style:paragraph-properties fo:margin-bottom="0in"/>
      <style:text-properties fo:color="#00000A" fo:font-size="10pt" style:font-size-asian="10pt" style:font-size-complex="10pt" style:language-asian="it" style:country-asian="IT"/>
    </style:style>
    <style:style style:name="TableRow4258" style:family="table-row">
      <style:table-row-properties style:row-height="0.0159in"/>
    </style:style>
    <style:style style:name="TableCell4259" style:family="table-cell">
      <style:table-cell-properties fo:border="none" style:writing-mode="lr-tb" style:vertical-align="bottom" fo:padding-top="0in" fo:padding-left="0.0486in" fo:padding-bottom="0in" fo:padding-right="0.0486in"/>
    </style:style>
    <style:style style:name="P4260" style:parent-style-name="Standard" style:family="paragraph">
      <style:paragraph-properties fo:margin-bottom="0in"/>
      <style:text-properties fo:color="#00000A" fo:font-size="10pt" style:font-size-asian="10pt" style:font-size-complex="10pt" style:language-asian="it" style:country-asian="IT"/>
    </style:style>
    <style:style style:name="TableCell4261" style:family="table-cell">
      <style:table-cell-properties fo:border="none" style:writing-mode="lr-tb" style:vertical-align="bottom" fo:padding-top="0in" fo:padding-left="0.0486in" fo:padding-bottom="0in" fo:padding-right="0.0486in"/>
    </style:style>
    <style:style style:name="P4262" style:parent-style-name="Standard" style:family="paragraph">
      <style:paragraph-properties fo:margin-bottom="0in"/>
      <style:text-properties fo:color="#00000A" fo:font-size="10pt" style:font-size-asian="10pt" style:font-size-complex="10pt" style:language-asian="it" style:country-asian="IT"/>
    </style:style>
    <style:style style:name="TableCell4263" style:family="table-cell">
      <style:table-cell-properties fo:border="none" style:writing-mode="lr-tb" style:vertical-align="bottom" fo:padding-top="0in" fo:padding-left="0.0486in" fo:padding-bottom="0in" fo:padding-right="0.0486in"/>
    </style:style>
    <style:style style:name="P4264" style:parent-style-name="Standard" style:family="paragraph">
      <style:paragraph-properties fo:margin-bottom="0in"/>
      <style:text-properties fo:color="#00000A" fo:font-size="10pt" style:font-size-asian="10pt" style:font-size-complex="10pt" style:language-asian="it" style:country-asian="IT"/>
    </style:style>
    <style:style style:name="TableRow4265" style:family="table-row">
      <style:table-row-properties style:row-height="0.0159in"/>
    </style:style>
    <style:style style:name="TableCell4266" style:family="table-cell">
      <style:table-cell-properties fo:border="none" style:writing-mode="lr-tb" style:vertical-align="bottom" fo:padding-top="0in" fo:padding-left="0.0486in" fo:padding-bottom="0in" fo:padding-right="0.0486in"/>
    </style:style>
    <style:style style:name="P4267" style:parent-style-name="Standard" style:family="paragraph">
      <style:paragraph-properties fo:margin-bottom="0in"/>
      <style:text-properties fo:color="#00000A" fo:font-size="10pt" style:font-size-asian="10pt" style:font-size-complex="10pt" style:language-asian="it" style:country-asian="IT"/>
    </style:style>
    <style:style style:name="TableCell4268" style:family="table-cell">
      <style:table-cell-properties fo:border="none" style:writing-mode="lr-tb" style:vertical-align="bottom" fo:padding-top="0in" fo:padding-left="0.0486in" fo:padding-bottom="0in" fo:padding-right="0.0486in"/>
    </style:style>
    <style:style style:name="P4269" style:parent-style-name="Standard" style:family="paragraph">
      <style:paragraph-properties fo:margin-bottom="0in"/>
      <style:text-properties fo:color="#00000A" fo:font-size="10pt" style:font-size-asian="10pt" style:font-size-complex="10pt" style:language-asian="it" style:country-asian="IT"/>
    </style:style>
    <style:style style:name="TableCell4270" style:family="table-cell">
      <style:table-cell-properties fo:border="none" style:writing-mode="lr-tb" style:vertical-align="bottom" fo:padding-top="0in" fo:padding-left="0.0486in" fo:padding-bottom="0in" fo:padding-right="0.0486in"/>
    </style:style>
    <style:style style:name="P4271" style:parent-style-name="Standard" style:family="paragraph">
      <style:paragraph-properties fo:margin-bottom="0in"/>
      <style:text-properties fo:color="#00000A" fo:font-size="10pt" style:font-size-asian="10pt" style:font-size-complex="10pt" style:language-asian="it" style:country-asian="IT"/>
    </style:style>
    <style:style style:name="TableRow4272" style:family="table-row">
      <style:table-row-properties style:row-height="0.0159in"/>
    </style:style>
    <style:style style:name="TableCell4273" style:family="table-cell">
      <style:table-cell-properties fo:border="none" style:writing-mode="lr-tb" style:vertical-align="bottom" fo:padding-top="0in" fo:padding-left="0.0486in" fo:padding-bottom="0in" fo:padding-right="0.0486in"/>
    </style:style>
    <style:style style:name="P4274" style:parent-style-name="Standard" style:family="paragraph">
      <style:paragraph-properties fo:margin-bottom="0in"/>
      <style:text-properties fo:color="#00000A" fo:font-size="10pt" style:font-size-asian="10pt" style:font-size-complex="10pt" style:language-asian="it" style:country-asian="IT"/>
    </style:style>
    <style:style style:name="TableCell4275" style:family="table-cell">
      <style:table-cell-properties fo:border="none" style:writing-mode="lr-tb" style:vertical-align="bottom" fo:padding-top="0in" fo:padding-left="0.0486in" fo:padding-bottom="0in" fo:padding-right="0.0486in"/>
    </style:style>
    <style:style style:name="P4276" style:parent-style-name="Standard" style:family="paragraph">
      <style:paragraph-properties fo:margin-bottom="0in"/>
      <style:text-properties fo:color="#00000A" fo:font-size="10pt" style:font-size-asian="10pt" style:font-size-complex="10pt" style:language-asian="it" style:country-asian="IT"/>
    </style:style>
    <style:style style:name="TableCell4277" style:family="table-cell">
      <style:table-cell-properties fo:border="none" style:writing-mode="lr-tb" style:vertical-align="bottom" fo:padding-top="0in" fo:padding-left="0.0486in" fo:padding-bottom="0in" fo:padding-right="0.0486in"/>
    </style:style>
    <style:style style:name="P4278" style:parent-style-name="Standard" style:family="paragraph">
      <style:paragraph-properties fo:margin-bottom="0in"/>
      <style:text-properties fo:color="#00000A" fo:font-size="10pt" style:font-size-asian="10pt" style:font-size-complex="10pt" style:language-asian="it" style:country-asian="IT"/>
    </style:style>
    <style:style style:name="TableRow4279" style:family="table-row">
      <style:table-row-properties style:row-height="0.0159in"/>
    </style:style>
    <style:style style:name="TableCell4280" style:family="table-cell">
      <style:table-cell-properties fo:border="none" style:writing-mode="lr-tb" style:vertical-align="bottom" fo:padding-top="0in" fo:padding-left="0.0486in" fo:padding-bottom="0in" fo:padding-right="0.0486in"/>
    </style:style>
    <style:style style:name="P4281" style:parent-style-name="Standard" style:family="paragraph">
      <style:paragraph-properties fo:margin-bottom="0in"/>
      <style:text-properties fo:color="#00000A" fo:font-size="10pt" style:font-size-asian="10pt" style:font-size-complex="10pt" style:language-asian="it" style:country-asian="IT"/>
    </style:style>
    <style:style style:name="TableCell4282" style:family="table-cell">
      <style:table-cell-properties fo:border="none" style:writing-mode="lr-tb" style:vertical-align="bottom" fo:padding-top="0in" fo:padding-left="0.0486in" fo:padding-bottom="0in" fo:padding-right="0.0486in"/>
    </style:style>
    <style:style style:name="P4283" style:parent-style-name="Standard" style:family="paragraph">
      <style:paragraph-properties fo:margin-bottom="0in"/>
      <style:text-properties fo:color="#00000A" fo:font-size="10pt" style:font-size-asian="10pt" style:font-size-complex="10pt" style:language-asian="it" style:country-asian="IT"/>
    </style:style>
    <style:style style:name="TableCell4284" style:family="table-cell">
      <style:table-cell-properties fo:border="none" style:writing-mode="lr-tb" style:vertical-align="bottom" fo:padding-top="0in" fo:padding-left="0.0486in" fo:padding-bottom="0in" fo:padding-right="0.0486in"/>
    </style:style>
    <style:style style:name="P4285" style:parent-style-name="Standard" style:family="paragraph">
      <style:paragraph-properties fo:margin-bottom="0in"/>
      <style:text-properties fo:color="#00000A" fo:font-size="10pt" style:font-size-asian="10pt" style:font-size-complex="10pt" style:language-asian="it" style:country-asian="IT"/>
    </style:style>
    <style:style style:name="TableRow4286" style:family="table-row">
      <style:table-row-properties style:row-height="0.0159in"/>
    </style:style>
    <style:style style:name="TableCell4287" style:family="table-cell">
      <style:table-cell-properties fo:border="none" style:writing-mode="lr-tb" style:vertical-align="bottom" fo:padding-top="0in" fo:padding-left="0.0486in" fo:padding-bottom="0in" fo:padding-right="0.0486in"/>
    </style:style>
    <style:style style:name="P4288" style:parent-style-name="Standard" style:family="paragraph">
      <style:paragraph-properties fo:margin-bottom="0in"/>
      <style:text-properties fo:color="#00000A" fo:font-size="10pt" style:font-size-asian="10pt" style:font-size-complex="10pt" style:language-asian="it" style:country-asian="IT"/>
    </style:style>
    <style:style style:name="TableCell4289" style:family="table-cell">
      <style:table-cell-properties fo:border="none" style:writing-mode="lr-tb" style:vertical-align="bottom" fo:padding-top="0in" fo:padding-left="0.0486in" fo:padding-bottom="0in" fo:padding-right="0.0486in"/>
    </style:style>
    <style:style style:name="P4290" style:parent-style-name="Standard" style:family="paragraph">
      <style:paragraph-properties fo:margin-bottom="0in"/>
      <style:text-properties fo:color="#00000A" fo:font-size="10pt" style:font-size-asian="10pt" style:font-size-complex="10pt" style:language-asian="it" style:country-asian="IT"/>
    </style:style>
    <style:style style:name="TableCell4291" style:family="table-cell">
      <style:table-cell-properties fo:border="none" style:writing-mode="lr-tb" style:vertical-align="bottom" fo:padding-top="0in" fo:padding-left="0.0486in" fo:padding-bottom="0in" fo:padding-right="0.0486in"/>
    </style:style>
    <style:style style:name="P4292" style:parent-style-name="Standard" style:family="paragraph">
      <style:paragraph-properties fo:margin-bottom="0in"/>
      <style:text-properties fo:color="#00000A" fo:font-size="10pt" style:font-size-asian="10pt" style:font-size-complex="10pt" style:language-asian="it" style:country-asian="IT"/>
    </style:style>
    <style:style style:name="TableRow4293" style:family="table-row">
      <style:table-row-properties style:row-height="0.0159in"/>
    </style:style>
    <style:style style:name="TableCell4294" style:family="table-cell">
      <style:table-cell-properties fo:border="none" style:writing-mode="lr-tb" style:vertical-align="bottom" fo:padding-top="0in" fo:padding-left="0.0486in" fo:padding-bottom="0in" fo:padding-right="0.0486in"/>
    </style:style>
    <style:style style:name="P4295" style:parent-style-name="Standard" style:family="paragraph">
      <style:paragraph-properties fo:margin-bottom="0in"/>
      <style:text-properties fo:color="#00000A" fo:font-size="10pt" style:font-size-asian="10pt" style:font-size-complex="10pt" style:language-asian="it" style:country-asian="IT"/>
    </style:style>
    <style:style style:name="TableCell4296" style:family="table-cell">
      <style:table-cell-properties fo:border="none" style:writing-mode="lr-tb" style:vertical-align="bottom" fo:padding-top="0in" fo:padding-left="0.0486in" fo:padding-bottom="0in" fo:padding-right="0.0486in"/>
    </style:style>
    <style:style style:name="P4297" style:parent-style-name="Standard" style:family="paragraph">
      <style:paragraph-properties fo:margin-bottom="0in"/>
      <style:text-properties fo:color="#00000A" fo:font-size="10pt" style:font-size-asian="10pt" style:font-size-complex="10pt" style:language-asian="it" style:country-asian="IT"/>
    </style:style>
    <style:style style:name="TableCell4298" style:family="table-cell">
      <style:table-cell-properties fo:border="none" style:writing-mode="lr-tb" style:vertical-align="bottom" fo:padding-top="0in" fo:padding-left="0.0486in" fo:padding-bottom="0in" fo:padding-right="0.0486in"/>
    </style:style>
    <style:style style:name="P4299" style:parent-style-name="Standard" style:family="paragraph">
      <style:paragraph-properties fo:margin-bottom="0in"/>
      <style:text-properties fo:color="#00000A" fo:font-size="10pt" style:font-size-asian="10pt" style:font-size-complex="10pt" style:language-asian="it" style:country-asian="IT"/>
    </style:style>
    <style:style style:name="TableRow4300" style:family="table-row">
      <style:table-row-properties style:row-height="0.0159in"/>
    </style:style>
    <style:style style:name="TableCell4301" style:family="table-cell">
      <style:table-cell-properties fo:border="none" style:writing-mode="lr-tb" style:vertical-align="bottom" fo:padding-top="0in" fo:padding-left="0.0486in" fo:padding-bottom="0in" fo:padding-right="0.0486in"/>
    </style:style>
    <style:style style:name="P4302" style:parent-style-name="Standard" style:family="paragraph">
      <style:paragraph-properties fo:margin-bottom="0in"/>
      <style:text-properties fo:color="#00000A" fo:font-size="10pt" style:font-size-asian="10pt" style:font-size-complex="10pt" style:language-asian="it" style:country-asian="IT"/>
    </style:style>
    <style:style style:name="TableCell4303" style:family="table-cell">
      <style:table-cell-properties fo:border="none" style:writing-mode="lr-tb" style:vertical-align="bottom" fo:padding-top="0in" fo:padding-left="0.0486in" fo:padding-bottom="0in" fo:padding-right="0.0486in"/>
    </style:style>
    <style:style style:name="P4304" style:parent-style-name="Standard" style:family="paragraph">
      <style:paragraph-properties fo:margin-bottom="0in"/>
      <style:text-properties fo:color="#00000A" fo:font-size="10pt" style:font-size-asian="10pt" style:font-size-complex="10pt" style:language-asian="it" style:country-asian="IT"/>
    </style:style>
    <style:style style:name="TableCell4305" style:family="table-cell">
      <style:table-cell-properties fo:border="none" style:writing-mode="lr-tb" style:vertical-align="bottom" fo:padding-top="0in" fo:padding-left="0.0486in" fo:padding-bottom="0in" fo:padding-right="0.0486in"/>
    </style:style>
    <style:style style:name="P4306" style:parent-style-name="Standard" style:family="paragraph">
      <style:paragraph-properties fo:margin-bottom="0in"/>
      <style:text-properties fo:color="#00000A" fo:font-size="10pt" style:font-size-asian="10pt" style:font-size-complex="10pt" style:language-asian="it" style:country-asian="IT"/>
    </style:style>
    <style:style style:name="TableRow4307" style:family="table-row">
      <style:table-row-properties style:row-height="0.0159in"/>
    </style:style>
    <style:style style:name="TableCell4308" style:family="table-cell">
      <style:table-cell-properties fo:border="none" style:writing-mode="lr-tb" style:vertical-align="bottom" fo:padding-top="0in" fo:padding-left="0.0486in" fo:padding-bottom="0in" fo:padding-right="0.0486in"/>
    </style:style>
    <style:style style:name="P4309" style:parent-style-name="Standard" style:family="paragraph">
      <style:paragraph-properties fo:margin-bottom="0in"/>
      <style:text-properties fo:color="#00000A" fo:font-size="10pt" style:font-size-asian="10pt" style:font-size-complex="10pt" style:language-asian="it" style:country-asian="IT"/>
    </style:style>
    <style:style style:name="TableCell4310" style:family="table-cell">
      <style:table-cell-properties fo:border="none" style:writing-mode="lr-tb" style:vertical-align="bottom" fo:padding-top="0in" fo:padding-left="0.0486in" fo:padding-bottom="0in" fo:padding-right="0.0486in"/>
    </style:style>
    <style:style style:name="P4311" style:parent-style-name="Standard" style:family="paragraph">
      <style:paragraph-properties fo:margin-bottom="0in"/>
      <style:text-properties fo:color="#00000A" fo:font-size="10pt" style:font-size-asian="10pt" style:font-size-complex="10pt" style:language-asian="it" style:country-asian="IT"/>
    </style:style>
    <style:style style:name="TableCell4312" style:family="table-cell">
      <style:table-cell-properties fo:border="none" style:writing-mode="lr-tb" style:vertical-align="bottom" fo:padding-top="0in" fo:padding-left="0.0486in" fo:padding-bottom="0in" fo:padding-right="0.0486in"/>
    </style:style>
    <style:style style:name="P4313" style:parent-style-name="Standard" style:family="paragraph">
      <style:paragraph-properties fo:margin-bottom="0in"/>
      <style:text-properties fo:color="#00000A" fo:font-size="10pt" style:font-size-asian="10pt" style:font-size-complex="10pt" style:language-asian="it" style:country-asian="IT"/>
    </style:style>
    <style:style style:name="TableRow4314" style:family="table-row">
      <style:table-row-properties style:min-row-height="0.2083in"/>
    </style:style>
    <style:style style:name="TableCell4315" style:family="table-cell">
      <style:table-cell-properties fo:border="none" style:writing-mode="lr-tb" style:vertical-align="bottom" fo:padding-top="0in" fo:padding-left="0.0486in" fo:padding-bottom="0in" fo:padding-right="0.0486in"/>
    </style:style>
    <style:style style:name="P431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17" style:family="table-cell">
      <style:table-cell-properties fo:border="none" style:writing-mode="lr-tb" style:vertical-align="bottom" fo:padding-top="0in" fo:padding-left="0.0486in" fo:padding-bottom="0in" fo:padding-right="0.0486in"/>
    </style:style>
    <style:style style:name="P431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19" style:family="table-cell">
      <style:table-cell-properties fo:border="none" style:writing-mode="lr-tb" style:vertical-align="bottom" fo:padding-top="0in" fo:padding-left="0.0486in" fo:padding-bottom="0in" fo:padding-right="0.0486in"/>
    </style:style>
    <style:style style:name="P4320" style:parent-style-name="Standard" style:family="paragraph">
      <style:paragraph-properties fo:margin-bottom="0in"/>
      <style:text-properties fo:color="#00000A" fo:font-size="10pt" style:font-size-asian="10pt" style:font-size-complex="10pt" style:language-asian="it" style:country-asian="IT"/>
    </style:style>
    <style:style style:name="TableRow4321" style:family="table-row">
      <style:table-row-properties style:min-row-height="0.2083in"/>
    </style:style>
    <style:style style:name="TableCell4322" style:family="table-cell">
      <style:table-cell-properties fo:border="none" style:writing-mode="lr-tb" style:vertical-align="bottom" fo:padding-top="0in" fo:padding-left="0.0486in" fo:padding-bottom="0in" fo:padding-right="0.0486in"/>
    </style:style>
    <style:style style:name="P4323"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Cell4324" style:family="table-cell">
      <style:table-cell-properties fo:border="none" style:writing-mode="lr-tb" style:vertical-align="bottom" fo:padding-top="0in" fo:padding-left="0.0486in" fo:padding-bottom="0in" fo:padding-right="0.0486in"/>
    </style:style>
    <style:style style:name="P4325"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26" style:family="table-cell">
      <style:table-cell-properties fo:border="none" style:writing-mode="lr-tb" style:vertical-align="bottom" fo:padding-top="0in" fo:padding-left="0.0486in" fo:padding-bottom="0in" fo:padding-right="0.0486in"/>
    </style:style>
    <style:style style:name="P432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28" style:family="table-row">
      <style:table-row-properties style:row-height="0.0159in"/>
    </style:style>
    <style:style style:name="TableCell4329" style:family="table-cell">
      <style:table-cell-properties fo:border="none" style:writing-mode="lr-tb" style:vertical-align="bottom" fo:padding-top="0in" fo:padding-left="0.0486in" fo:padding-bottom="0in" fo:padding-right="0.0486in"/>
    </style:style>
    <style:style style:name="P433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331" style:family="table-cell">
      <style:table-cell-properties fo:border="none" style:writing-mode="lr-tb" style:vertical-align="bottom" fo:padding-top="0in" fo:padding-left="0.0486in" fo:padding-bottom="0in" fo:padding-right="0.0486in"/>
    </style:style>
    <style:style style:name="P4332" style:parent-style-name="Standard" style:family="paragraph">
      <style:paragraph-properties fo:margin-bottom="0in"/>
      <style:text-properties fo:color="#00000A" fo:font-size="10pt" style:font-size-asian="10pt" style:font-size-complex="10pt" style:language-asian="it" style:country-asian="IT"/>
    </style:style>
    <style:style style:name="TableCell4333" style:family="table-cell">
      <style:table-cell-properties fo:border="none" style:writing-mode="lr-tb" style:vertical-align="bottom" fo:padding-top="0in" fo:padding-left="0.0486in" fo:padding-bottom="0in" fo:padding-right="0.0486in"/>
    </style:style>
    <style:style style:name="P4334" style:parent-style-name="Standard" style:family="paragraph">
      <style:paragraph-properties fo:margin-bottom="0in"/>
      <style:text-properties fo:color="#00000A" fo:font-size="10pt" style:font-size-asian="10pt" style:font-size-complex="10pt" style:language-asian="it" style:country-asian="IT"/>
    </style:style>
    <style:style style:name="TableRow4335" style:family="table-row">
      <style:table-row-properties style:row-height="0.0159in"/>
    </style:style>
    <style:style style:name="TableCell4336" style:family="table-cell">
      <style:table-cell-properties fo:border="none" style:writing-mode="lr-tb" style:vertical-align="bottom" fo:padding-top="0in" fo:padding-left="0.0486in" fo:padding-bottom="0in" fo:padding-right="0.0486in"/>
    </style:style>
    <style:style style:name="P4337" style:parent-style-name="Standard" style:family="paragraph">
      <style:paragraph-properties fo:margin-bottom="0in"/>
      <style:text-properties fo:color="#00000A" fo:font-size="10pt" style:font-size-asian="10pt" style:font-size-complex="10pt" style:language-asian="it" style:country-asian="IT"/>
    </style:style>
    <style:style style:name="TableCell4338" style:family="table-cell">
      <style:table-cell-properties fo:border="none" style:writing-mode="lr-tb" style:vertical-align="bottom" fo:padding-top="0in" fo:padding-left="0.0486in" fo:padding-bottom="0in" fo:padding-right="0.0486in"/>
    </style:style>
    <style:style style:name="P4339" style:parent-style-name="Standard" style:family="paragraph">
      <style:paragraph-properties fo:margin-bottom="0in"/>
      <style:text-properties fo:color="#00000A" fo:font-size="10pt" style:font-size-asian="10pt" style:font-size-complex="10pt" style:language-asian="it" style:country-asian="IT"/>
    </style:style>
    <style:style style:name="TableCell4340" style:family="table-cell">
      <style:table-cell-properties fo:border="none" style:writing-mode="lr-tb" style:vertical-align="bottom" fo:padding-top="0in" fo:padding-left="0.0486in" fo:padding-bottom="0in" fo:padding-right="0.0486in"/>
    </style:style>
    <style:style style:name="P4341" style:parent-style-name="Standard" style:family="paragraph">
      <style:paragraph-properties fo:margin-bottom="0in"/>
      <style:text-properties fo:color="#00000A" fo:font-size="10pt" style:font-size-asian="10pt" style:font-size-complex="10pt" style:language-asian="it" style:country-asian="IT"/>
    </style:style>
    <style:style style:name="TableRow4342" style:family="table-row">
      <style:table-row-properties style:row-height="0.0159in"/>
    </style:style>
    <style:style style:name="TableCell4343" style:family="table-cell">
      <style:table-cell-properties fo:border="none" style:writing-mode="lr-tb" style:vertical-align="bottom" fo:padding-top="0in" fo:padding-left="0.0486in" fo:padding-bottom="0in" fo:padding-right="0.0486in"/>
    </style:style>
    <style:style style:name="P4344" style:parent-style-name="Standard" style:family="paragraph">
      <style:paragraph-properties fo:margin-bottom="0in"/>
      <style:text-properties fo:color="#00000A" fo:font-size="10pt" style:font-size-asian="10pt" style:font-size-complex="10pt" style:language-asian="it" style:country-asian="IT"/>
    </style:style>
    <style:style style:name="TableCell4345" style:family="table-cell">
      <style:table-cell-properties fo:border="none" style:writing-mode="lr-tb" style:vertical-align="bottom" fo:padding-top="0in" fo:padding-left="0.0486in" fo:padding-bottom="0in" fo:padding-right="0.0486in"/>
    </style:style>
    <style:style style:name="P4346" style:parent-style-name="Standard" style:family="paragraph">
      <style:paragraph-properties fo:margin-bottom="0in"/>
      <style:text-properties fo:color="#00000A" fo:font-size="10pt" style:font-size-asian="10pt" style:font-size-complex="10pt" style:language-asian="it" style:country-asian="IT"/>
    </style:style>
    <style:style style:name="TableCell4347" style:family="table-cell">
      <style:table-cell-properties fo:border="none" style:writing-mode="lr-tb" style:vertical-align="bottom" fo:padding-top="0in" fo:padding-left="0.0486in" fo:padding-bottom="0in" fo:padding-right="0.0486in"/>
    </style:style>
    <style:style style:name="P4348" style:parent-style-name="Standard" style:family="paragraph">
      <style:paragraph-properties fo:margin-bottom="0in"/>
      <style:text-properties fo:color="#00000A" fo:font-size="10pt" style:font-size-asian="10pt" style:font-size-complex="10pt" style:language-asian="it" style:country-asian="IT"/>
    </style:style>
    <style:style style:name="TableRow4349" style:family="table-row">
      <style:table-row-properties style:row-height="0.0159in"/>
    </style:style>
    <style:style style:name="TableCell4350" style:family="table-cell">
      <style:table-cell-properties fo:border="none" style:writing-mode="lr-tb" style:vertical-align="bottom" fo:padding-top="0in" fo:padding-left="0.0486in" fo:padding-bottom="0in" fo:padding-right="0.0486in"/>
    </style:style>
    <style:style style:name="P4351" style:parent-style-name="Standard" style:family="paragraph">
      <style:paragraph-properties fo:margin-bottom="0in"/>
      <style:text-properties fo:color="#00000A" fo:font-size="10pt" style:font-size-asian="10pt" style:font-size-complex="10pt" style:language-asian="it" style:country-asian="IT"/>
    </style:style>
    <style:style style:name="TableCell4352" style:family="table-cell">
      <style:table-cell-properties fo:border="none" style:writing-mode="lr-tb" style:vertical-align="bottom" fo:padding-top="0in" fo:padding-left="0.0486in" fo:padding-bottom="0in" fo:padding-right="0.0486in"/>
    </style:style>
    <style:style style:name="P4353" style:parent-style-name="Standard" style:family="paragraph">
      <style:paragraph-properties fo:margin-bottom="0in"/>
      <style:text-properties fo:color="#00000A" fo:font-size="10pt" style:font-size-asian="10pt" style:font-size-complex="10pt" style:language-asian="it" style:country-asian="IT"/>
    </style:style>
    <style:style style:name="TableCell4354" style:family="table-cell">
      <style:table-cell-properties fo:border="none" style:writing-mode="lr-tb" style:vertical-align="bottom" fo:padding-top="0in" fo:padding-left="0.0486in" fo:padding-bottom="0in" fo:padding-right="0.0486in"/>
    </style:style>
    <style:style style:name="P4355" style:parent-style-name="Standard" style:family="paragraph">
      <style:paragraph-properties fo:margin-bottom="0in"/>
      <style:text-properties fo:color="#00000A" fo:font-size="10pt" style:font-size-asian="10pt" style:font-size-complex="10pt" style:language-asian="it" style:country-asian="IT"/>
    </style:style>
    <style:style style:name="TableRow4356" style:family="table-row">
      <style:table-row-properties style:row-height="0.0159in"/>
    </style:style>
    <style:style style:name="TableCell4357" style:family="table-cell">
      <style:table-cell-properties fo:border="none" style:writing-mode="lr-tb" style:vertical-align="bottom" fo:padding-top="0in" fo:padding-left="0.0486in" fo:padding-bottom="0in" fo:padding-right="0.0486in"/>
    </style:style>
    <style:style style:name="P4358" style:parent-style-name="Standard" style:family="paragraph">
      <style:paragraph-properties fo:margin-bottom="0in"/>
      <style:text-properties fo:color="#00000A" fo:font-size="10pt" style:font-size-asian="10pt" style:font-size-complex="10pt" style:language-asian="it" style:country-asian="IT"/>
    </style:style>
    <style:style style:name="TableCell4359" style:family="table-cell">
      <style:table-cell-properties fo:border="none" style:writing-mode="lr-tb" style:vertical-align="bottom" fo:padding-top="0in" fo:padding-left="0.0486in" fo:padding-bottom="0in" fo:padding-right="0.0486in"/>
    </style:style>
    <style:style style:name="P4360" style:parent-style-name="Standard" style:family="paragraph">
      <style:paragraph-properties fo:margin-bottom="0in"/>
      <style:text-properties fo:color="#00000A" fo:font-size="10pt" style:font-size-asian="10pt" style:font-size-complex="10pt" style:language-asian="it" style:country-asian="IT"/>
    </style:style>
    <style:style style:name="TableCell4361" style:family="table-cell">
      <style:table-cell-properties fo:border="none" style:writing-mode="lr-tb" style:vertical-align="bottom" fo:padding-top="0in" fo:padding-left="0.0486in" fo:padding-bottom="0in" fo:padding-right="0.0486in"/>
    </style:style>
    <style:style style:name="P4362" style:parent-style-name="Standard" style:family="paragraph">
      <style:paragraph-properties fo:margin-bottom="0in"/>
      <style:text-properties fo:color="#00000A" fo:font-size="10pt" style:font-size-asian="10pt" style:font-size-complex="10pt" style:language-asian="it" style:country-asian="IT"/>
    </style:style>
    <style:style style:name="TableRow4363" style:family="table-row">
      <style:table-row-properties style:row-height="0.0159in"/>
    </style:style>
    <style:style style:name="TableCell4364" style:family="table-cell">
      <style:table-cell-properties fo:border="none" style:writing-mode="lr-tb" style:vertical-align="bottom" fo:padding-top="0in" fo:padding-left="0.0486in" fo:padding-bottom="0in" fo:padding-right="0.0486in"/>
    </style:style>
    <style:style style:name="P4365" style:parent-style-name="Standard" style:family="paragraph">
      <style:paragraph-properties fo:margin-bottom="0in"/>
      <style:text-properties fo:color="#00000A" fo:font-size="10pt" style:font-size-asian="10pt" style:font-size-complex="10pt" style:language-asian="it" style:country-asian="IT"/>
    </style:style>
    <style:style style:name="TableCell4366" style:family="table-cell">
      <style:table-cell-properties fo:border="none" style:writing-mode="lr-tb" style:vertical-align="bottom" fo:padding-top="0in" fo:padding-left="0.0486in" fo:padding-bottom="0in" fo:padding-right="0.0486in"/>
    </style:style>
    <style:style style:name="P4367" style:parent-style-name="Standard" style:family="paragraph">
      <style:paragraph-properties fo:margin-bottom="0in"/>
      <style:text-properties fo:color="#00000A" fo:font-size="10pt" style:font-size-asian="10pt" style:font-size-complex="10pt" style:language-asian="it" style:country-asian="IT"/>
    </style:style>
    <style:style style:name="TableCell4368" style:family="table-cell">
      <style:table-cell-properties fo:border="none" style:writing-mode="lr-tb" style:vertical-align="bottom" fo:padding-top="0in" fo:padding-left="0.0486in" fo:padding-bottom="0in" fo:padding-right="0.0486in"/>
    </style:style>
    <style:style style:name="P4369" style:parent-style-name="Standard" style:family="paragraph">
      <style:paragraph-properties fo:margin-bottom="0in"/>
      <style:text-properties fo:color="#00000A" fo:font-size="10pt" style:font-size-asian="10pt" style:font-size-complex="10pt" style:language-asian="it" style:country-asian="IT"/>
    </style:style>
    <style:style style:name="TableRow4370" style:family="table-row">
      <style:table-row-properties style:row-height="0.0159in"/>
    </style:style>
    <style:style style:name="TableCell4371" style:family="table-cell">
      <style:table-cell-properties fo:border="none" style:writing-mode="lr-tb" style:vertical-align="bottom" fo:padding-top="0in" fo:padding-left="0.0486in" fo:padding-bottom="0in" fo:padding-right="0.0486in"/>
    </style:style>
    <style:style style:name="P4372" style:parent-style-name="Standard" style:family="paragraph">
      <style:paragraph-properties fo:margin-bottom="0in"/>
      <style:text-properties fo:color="#00000A" fo:font-size="10pt" style:font-size-asian="10pt" style:font-size-complex="10pt" style:language-asian="it" style:country-asian="IT"/>
    </style:style>
    <style:style style:name="TableCell4373" style:family="table-cell">
      <style:table-cell-properties fo:border="none" style:writing-mode="lr-tb" style:vertical-align="bottom" fo:padding-top="0in" fo:padding-left="0.0486in" fo:padding-bottom="0in" fo:padding-right="0.0486in"/>
    </style:style>
    <style:style style:name="P4374" style:parent-style-name="Standard" style:family="paragraph">
      <style:paragraph-properties fo:margin-bottom="0in"/>
      <style:text-properties fo:color="#00000A" fo:font-size="10pt" style:font-size-asian="10pt" style:font-size-complex="10pt" style:language-asian="it" style:country-asian="IT"/>
    </style:style>
    <style:style style:name="TableCell4375" style:family="table-cell">
      <style:table-cell-properties fo:border="none" style:writing-mode="lr-tb" style:vertical-align="bottom" fo:padding-top="0in" fo:padding-left="0.0486in" fo:padding-bottom="0in" fo:padding-right="0.0486in"/>
    </style:style>
    <style:style style:name="P4376" style:parent-style-name="Standard" style:family="paragraph">
      <style:paragraph-properties fo:margin-bottom="0in"/>
      <style:text-properties fo:color="#00000A" fo:font-size="10pt" style:font-size-asian="10pt" style:font-size-complex="10pt" style:language-asian="it" style:country-asian="IT"/>
    </style:style>
    <style:style style:name="TableRow4377" style:family="table-row">
      <style:table-row-properties style:row-height="0.0159in"/>
    </style:style>
    <style:style style:name="TableCell4378" style:family="table-cell">
      <style:table-cell-properties fo:border="none" style:writing-mode="lr-tb" style:vertical-align="bottom" fo:padding-top="0in" fo:padding-left="0.0486in" fo:padding-bottom="0in" fo:padding-right="0.0486in"/>
    </style:style>
    <style:style style:name="P4379" style:parent-style-name="Standard" style:family="paragraph">
      <style:paragraph-properties fo:margin-bottom="0in"/>
      <style:text-properties fo:color="#00000A" fo:font-size="10pt" style:font-size-asian="10pt" style:font-size-complex="10pt" style:language-asian="it" style:country-asian="IT"/>
    </style:style>
    <style:style style:name="TableCell4380" style:family="table-cell">
      <style:table-cell-properties fo:border="none" style:writing-mode="lr-tb" style:vertical-align="bottom" fo:padding-top="0in" fo:padding-left="0.0486in" fo:padding-bottom="0in" fo:padding-right="0.0486in"/>
    </style:style>
    <style:style style:name="P4381" style:parent-style-name="Standard" style:family="paragraph">
      <style:paragraph-properties fo:margin-bottom="0in"/>
      <style:text-properties fo:color="#00000A" fo:font-size="10pt" style:font-size-asian="10pt" style:font-size-complex="10pt" style:language-asian="it" style:country-asian="IT"/>
    </style:style>
    <style:style style:name="TableCell4382" style:family="table-cell">
      <style:table-cell-properties fo:border="none" style:writing-mode="lr-tb" style:vertical-align="bottom" fo:padding-top="0in" fo:padding-left="0.0486in" fo:padding-bottom="0in" fo:padding-right="0.0486in"/>
    </style:style>
    <style:style style:name="P4383" style:parent-style-name="Standard" style:family="paragraph">
      <style:paragraph-properties fo:margin-bottom="0in"/>
      <style:text-properties fo:color="#00000A" fo:font-size="10pt" style:font-size-asian="10pt" style:font-size-complex="10pt" style:language-asian="it" style:country-asian="IT"/>
    </style:style>
    <style:style style:name="TableRow4384" style:family="table-row">
      <style:table-row-properties style:min-row-height="0.2083in"/>
    </style:style>
    <style:style style:name="TableCell4385" style:family="table-cell">
      <style:table-cell-properties fo:border="none" style:writing-mode="lr-tb" style:vertical-align="bottom" fo:padding-top="0in" fo:padding-left="0.0486in" fo:padding-bottom="0in" fo:padding-right="0.0486in"/>
    </style:style>
    <style:style style:name="P4386" style:parent-style-name="Standard" style:family="paragraph">
      <style:paragraph-properties fo:margin-bottom="0in" fo:line-height="100%"/>
      <style:text-properties style:font-name-asian="Times New Roman" style:font-name-complex="Calibri" fo:font-weight="bold" style:font-weight-asian="bold" style:font-weight-complex="bold" fo:color="#000000" style:language-asian="it" style:country-asian="IT"/>
    </style:style>
    <style:style style:name="TableCell4387" style:family="table-cell">
      <style:table-cell-properties fo:border="none" style:writing-mode="lr-tb" style:vertical-align="bottom" fo:padding-top="0in" fo:padding-left="0.0486in" fo:padding-bottom="0in" fo:padding-right="0.0486in"/>
    </style:style>
    <style:style style:name="P4388" style:parent-style-name="Standard" style:family="paragraph">
      <style:text-properties style:font-name-asian="Times New Roman" style:font-name-complex="Calibri" fo:font-weight="bold" style:font-weight-asian="bold" style:font-weight-complex="bold" fo:color="#000000" style:language-asian="it" style:country-asian="IT"/>
    </style:style>
    <style:style style:name="TableCell4389" style:family="table-cell">
      <style:table-cell-properties fo:border="none" style:writing-mode="lr-tb" style:vertical-align="bottom" fo:padding-top="0in" fo:padding-left="0.0486in" fo:padding-bottom="0in" fo:padding-right="0.0486in"/>
    </style:style>
    <style:style style:name="P4390" style:parent-style-name="Standard" style:family="paragraph">
      <style:paragraph-properties fo:margin-bottom="0in"/>
      <style:text-properties fo:color="#00000A" fo:font-size="10pt" style:font-size-asian="10pt" style:font-size-complex="10pt" style:language-asian="it" style:country-asian="IT"/>
    </style:style>
    <style:style style:name="TableRow4391" style:family="table-row">
      <style:table-row-properties style:min-row-height="0.2083in"/>
    </style:style>
    <style:style style:name="TableCell4392" style:family="table-cell">
      <style:table-cell-properties fo:border="none" style:writing-mode="lr-tb" style:vertical-align="bottom" fo:padding-top="0in" fo:padding-left="0.0486in" fo:padding-bottom="0in" fo:padding-right="0.0486in"/>
    </style:style>
    <style:style style:name="P4393" style:parent-style-name="Standard" style:family="paragraph">
      <style:paragraph-properties fo:margin-bottom="0in"/>
      <style:text-properties fo:color="#00000A" fo:font-size="10pt" style:font-size-asian="10pt" style:font-size-complex="10pt" style:language-asian="it" style:country-asian="IT"/>
    </style:style>
    <style:style style:name="TableCell4394" style:family="table-cell">
      <style:table-cell-properties fo:border="none" style:writing-mode="lr-tb" style:vertical-align="bottom" fo:padding-top="0in" fo:padding-left="0.0486in" fo:padding-bottom="0in" fo:padding-right="0.0486in"/>
    </style:style>
    <style:style style:name="P4395" style:parent-style-name="Standard" style:family="paragraph">
      <style:paragraph-properties fo:margin-bottom="0in"/>
      <style:text-properties fo:color="#00000A" fo:font-size="10pt" style:font-size-asian="10pt" style:font-size-complex="10pt" style:language-asian="it" style:country-asian="IT"/>
    </style:style>
    <style:style style:name="TableCell4396" style:family="table-cell">
      <style:table-cell-properties fo:border="none" style:writing-mode="lr-tb" style:vertical-align="bottom" fo:padding-top="0in" fo:padding-left="0.0486in" fo:padding-bottom="0in" fo:padding-right="0.0486in"/>
    </style:style>
    <style:style style:name="P4397" style:parent-style-name="Standard" style:family="paragraph">
      <style:paragraph-properties fo:margin-bottom="0in" fo:line-height="100%"/>
      <style:text-properties style:font-name-asian="Times New Roman" style:font-name-complex="Calibri" fo:font-style="italic" style:font-style-asian="italic" style:font-style-complex="italic" fo:color="#000000" style:language-asian="it" style:country-asian="IT"/>
    </style:style>
    <style:style style:name="TableRow4398" style:family="table-row">
      <style:table-row-properties style:row-height="0.0159in"/>
    </style:style>
    <style:style style:name="TableCell4399" style:family="table-cell">
      <style:table-cell-properties fo:border="none" style:writing-mode="lr-tb" style:vertical-align="bottom" fo:padding-top="0in" fo:padding-left="0.0486in" fo:padding-bottom="0in" fo:padding-right="0.0486in"/>
    </style:style>
    <style:style style:name="P4400" style:parent-style-name="Standard" style:family="paragraph">
      <style:text-properties style:font-name-asian="Times New Roman" style:font-name-complex="Calibri" fo:font-style="italic" style:font-style-asian="italic" style:font-style-complex="italic" fo:color="#000000" style:language-asian="it" style:country-asian="IT"/>
    </style:style>
    <style:style style:name="TableCell4401" style:family="table-cell">
      <style:table-cell-properties fo:border="none" style:writing-mode="lr-tb" style:vertical-align="bottom" fo:padding-top="0in" fo:padding-left="0.0486in" fo:padding-bottom="0in" fo:padding-right="0.0486in"/>
    </style:style>
    <style:style style:name="P4402" style:parent-style-name="Standard" style:family="paragraph">
      <style:paragraph-properties fo:margin-bottom="0in"/>
      <style:text-properties fo:color="#00000A" fo:font-size="10pt" style:font-size-asian="10pt" style:font-size-complex="10pt" style:language-asian="it" style:country-asian="IT"/>
    </style:style>
    <style:style style:name="TableCell4403" style:family="table-cell">
      <style:table-cell-properties fo:border="none" style:writing-mode="lr-tb" style:vertical-align="bottom" fo:padding-top="0in" fo:padding-left="0.0486in" fo:padding-bottom="0in" fo:padding-right="0.0486in"/>
    </style:style>
    <style:style style:name="P4404" style:parent-style-name="Standard" style:family="paragraph">
      <style:paragraph-properties fo:margin-bottom="0in"/>
      <style:text-properties fo:color="#00000A" fo:font-size="10pt" style:font-size-asian="10pt" style:font-size-complex="10pt" style:language-asian="it" style:country-asian="IT"/>
    </style:style>
    <style:style style:name="TableRow4405" style:family="table-row">
      <style:table-row-properties style:min-row-height="0.2083in"/>
    </style:style>
    <style:style style:name="TableCell4406" style:family="table-cell">
      <style:table-cell-properties fo:border="none" style:writing-mode="lr-tb" style:vertical-align="bottom" fo:padding-top="0in" fo:padding-left="0.0486in" fo:padding-bottom="0in" fo:padding-right="0.0486in"/>
    </style:style>
    <style:style style:name="P4407"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09"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10"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11" style:parent-style-name="Standard" style:family="paragraph">
      <style:paragraph-properties fo:margin-bottom="0in" fo:line-height="100%"/>
      <style:text-properties style:font-name-asian="Times New Roman" style:font-name-complex="Calibri" fo:color="#000000" style:language-asian="it" style:country-asian="IT"/>
    </style:style>
    <style:style style:name="P441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13" style:family="table-cell">
      <style:table-cell-properties fo:border="none" style:writing-mode="lr-tb" style:vertical-align="bottom" fo:padding-top="0in" fo:padding-left="0.0486in" fo:padding-bottom="0in" fo:padding-right="0.0486in"/>
    </style:style>
    <style:style style:name="P4414" style:parent-style-name="Standard" style:family="paragraph">
      <style:text-properties style:font-name-asian="Times New Roman" style:font-name-complex="Calibri" fo:color="#000000" style:language-asian="it" style:country-asian="IT"/>
    </style:style>
    <style:style style:name="TableCell4415" style:family="table-cell">
      <style:table-cell-properties fo:border="none" style:writing-mode="lr-tb" style:vertical-align="bottom" fo:padding-top="0in" fo:padding-left="0.0486in" fo:padding-bottom="0in" fo:padding-right="0.0486in"/>
    </style:style>
    <style:style style:name="P4416" style:parent-style-name="Standard" style:family="paragraph">
      <style:paragraph-properties fo:margin-bottom="0in"/>
      <style:text-properties fo:color="#00000A" fo:font-size="10pt" style:font-size-asian="10pt" style:font-size-complex="10pt" style:language-asian="it" style:country-asian="IT"/>
    </style:style>
    <style:style style:name="P4417" style:parent-style-name="Normale" style:family="paragraph">
      <style:paragraph-properties fo:break-before="page"/>
    </style:style>
    <style:style style:name="TableColumn4419" style:family="table-column">
      <style:table-column-properties style:column-width="2.0263in"/>
    </style:style>
    <style:style style:name="TableColumn4420" style:family="table-column">
      <style:table-column-properties style:column-width="1.7791in"/>
    </style:style>
    <style:style style:name="TableColumn4421" style:family="table-column">
      <style:table-column-properties style:column-width="1.9027in"/>
    </style:style>
    <style:style style:name="Table4418" style:family="table">
      <style:table-properties style:width="5.7083in" fo:margin-left="0.0312in" table:align="left"/>
    </style:style>
    <style:style style:name="TableRow4422" style:family="table-row">
      <style:table-row-properties style:min-row-height="0.2083in"/>
    </style:style>
    <style:style style:name="TableCell4423" style:family="table-cell">
      <style:table-cell-properties fo:border="none" style:writing-mode="lr-tb" style:vertical-align="bottom" fo:padding-top="0in" fo:padding-left="0.0486in" fo:padding-bottom="0in" fo:padding-right="0.0486in"/>
    </style:style>
    <style:style style:name="P4424" style:parent-style-name="Titolo1" style:family="paragraph">
      <style:text-properties style:font-name-asian="Times New Roman" style:language-asian="it" style:country-asian="IT"/>
    </style:style>
    <style:style style:name="TableCell4425" style:family="table-cell">
      <style:table-cell-properties fo:border="none" style:writing-mode="lr-tb" style:vertical-align="bottom" fo:padding-top="0in" fo:padding-left="0.0486in" fo:padding-bottom="0in" fo:padding-right="0.0486in"/>
    </style:style>
    <style:style style:name="P4426" style:parent-style-name="Standard" style:family="paragraph">
      <style:text-properties style:font-name-asian="Times New Roman" style:font-name-complex="Calibri" fo:font-weight="bold" style:font-weight-asian="bold" fo:color="#000000" style:language-asian="it" style:country-asian="IT"/>
    </style:style>
    <style:style style:name="TableCell4427" style:family="table-cell">
      <style:table-cell-properties fo:border="none" style:writing-mode="lr-tb" style:vertical-align="bottom" fo:padding-top="0in" fo:padding-left="0.0486in" fo:padding-bottom="0in" fo:padding-right="0.0486in"/>
    </style:style>
    <style:style style:name="P4428" style:parent-style-name="Standard" style:family="paragraph">
      <style:paragraph-properties fo:margin-bottom="0in"/>
      <style:text-properties fo:color="#00000A" fo:font-size="10pt" style:font-size-asian="10pt" style:font-size-complex="10pt" style:language-asian="it" style:country-asian="IT"/>
    </style:style>
    <style:style style:name="TableRow4429" style:family="table-row">
      <style:table-row-properties style:row-height="0.0159in"/>
    </style:style>
    <style:style style:name="TableCell4430" style:family="table-cell">
      <style:table-cell-properties fo:border="none" style:writing-mode="lr-tb" style:vertical-align="bottom" fo:padding-top="0in" fo:padding-left="0.0486in" fo:padding-bottom="0in" fo:padding-right="0.0486in"/>
    </style:style>
    <style:style style:name="P4431" style:parent-style-name="Standard" style:family="paragraph">
      <style:paragraph-properties fo:margin-bottom="0in"/>
      <style:text-properties fo:color="#00000A" fo:font-size="10pt" style:font-size-asian="10pt" style:font-size-complex="10pt" style:language-asian="it" style:country-asian="IT"/>
    </style:style>
    <style:style style:name="TableCell4432" style:family="table-cell">
      <style:table-cell-properties fo:border="none" style:writing-mode="lr-tb" style:vertical-align="bottom" fo:padding-top="0in" fo:padding-left="0.0486in" fo:padding-bottom="0in" fo:padding-right="0.0486in"/>
    </style:style>
    <style:style style:name="P4433" style:parent-style-name="Standard" style:family="paragraph">
      <style:paragraph-properties fo:margin-bottom="0in"/>
      <style:text-properties fo:color="#00000A" fo:font-size="10pt" style:font-size-asian="10pt" style:font-size-complex="10pt" style:language-asian="it" style:country-asian="IT"/>
    </style:style>
    <style:style style:name="TableCell4434" style:family="table-cell">
      <style:table-cell-properties fo:border="none" style:writing-mode="lr-tb" style:vertical-align="bottom" fo:padding-top="0in" fo:padding-left="0.0486in" fo:padding-bottom="0in" fo:padding-right="0.0486in"/>
    </style:style>
    <style:style style:name="P4435" style:parent-style-name="Standard" style:family="paragraph">
      <style:paragraph-properties fo:margin-bottom="0in"/>
      <style:text-properties fo:color="#00000A" fo:font-size="10pt" style:font-size-asian="10pt" style:font-size-complex="10pt" style:language-asian="it" style:country-asian="IT"/>
    </style:style>
    <style:style style:name="TableRow4436" style:family="table-row">
      <style:table-row-properties style:min-row-height="0.2083in"/>
    </style:style>
    <style:style style:name="TableCell4437" style:family="table-cell">
      <style:table-cell-properties fo:border="none" style:writing-mode="lr-tb" style:vertical-align="bottom" fo:padding-top="0in" fo:padding-left="0.0486in" fo:padding-bottom="0in" fo:padding-right="0.0486in"/>
    </style:style>
    <style:style style:name="P443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39" style:family="table-cell">
      <style:table-cell-properties fo:border="none" style:writing-mode="lr-tb" style:vertical-align="bottom" fo:padding-top="0in" fo:padding-left="0.0486in" fo:padding-bottom="0in" fo:padding-right="0.0486in"/>
    </style:style>
    <style:style style:name="P4440" style:parent-style-name="Standard" style:family="paragraph">
      <style:text-properties style:font-name-asian="Times New Roman" style:font-name-complex="Calibri" fo:color="#000000" style:language-asian="it" style:country-asian="IT"/>
    </style:style>
    <style:style style:name="TableCell4441" style:family="table-cell">
      <style:table-cell-properties fo:border="none" style:writing-mode="lr-tb" style:vertical-align="bottom" fo:padding-top="0in" fo:padding-left="0.0486in" fo:padding-bottom="0in" fo:padding-right="0.0486in"/>
    </style:style>
    <style:style style:name="P4442" style:parent-style-name="Standard" style:family="paragraph">
      <style:paragraph-properties fo:margin-bottom="0in"/>
      <style:text-properties fo:color="#00000A" fo:font-size="10pt" style:font-size-asian="10pt" style:font-size-complex="10pt" style:language-asian="it" style:country-asian="IT"/>
    </style:style>
    <style:style style:name="TableRow4443" style:family="table-row">
      <style:table-row-properties style:row-height="0.0159in"/>
    </style:style>
    <style:style style:name="TableCell4444" style:family="table-cell">
      <style:table-cell-properties fo:border="none" style:writing-mode="lr-tb" style:vertical-align="bottom" fo:padding-top="0in" fo:padding-left="0.0486in" fo:padding-bottom="0in" fo:padding-right="0.0486in"/>
    </style:style>
    <style:style style:name="P4445" style:parent-style-name="Standard" style:family="paragraph">
      <style:paragraph-properties fo:margin-bottom="0in"/>
      <style:text-properties fo:color="#00000A" fo:font-size="10pt" style:font-size-asian="10pt" style:font-size-complex="10pt" style:language-asian="it" style:country-asian="IT"/>
    </style:style>
    <style:style style:name="TableCell4446" style:family="table-cell">
      <style:table-cell-properties fo:border="none" style:writing-mode="lr-tb" style:vertical-align="bottom" fo:padding-top="0in" fo:padding-left="0.0486in" fo:padding-bottom="0in" fo:padding-right="0.0486in"/>
    </style:style>
    <style:style style:name="P4447" style:parent-style-name="Standard" style:family="paragraph">
      <style:paragraph-properties fo:margin-bottom="0in"/>
      <style:text-properties fo:color="#00000A" fo:font-size="10pt" style:font-size-asian="10pt" style:font-size-complex="10pt" style:language-asian="it" style:country-asian="IT"/>
    </style:style>
    <style:style style:name="TableCell4448" style:family="table-cell">
      <style:table-cell-properties fo:border="none" style:writing-mode="lr-tb" style:vertical-align="bottom" fo:padding-top="0in" fo:padding-left="0.0486in" fo:padding-bottom="0in" fo:padding-right="0.0486in"/>
    </style:style>
    <style:style style:name="P4449" style:parent-style-name="Standard" style:family="paragraph">
      <style:paragraph-properties fo:margin-bottom="0in"/>
      <style:text-properties fo:color="#00000A" fo:font-size="10pt" style:font-size-asian="10pt" style:font-size-complex="10pt" style:language-asian="it" style:country-asian="IT"/>
    </style:style>
    <style:style style:name="TableRow4450" style:family="table-row">
      <style:table-row-properties style:row-height="0.0159in"/>
    </style:style>
    <style:style style:name="TableCell4451" style:family="table-cell">
      <style:table-cell-properties fo:border="none" style:writing-mode="lr-tb" style:vertical-align="bottom" fo:padding-top="0in" fo:padding-left="0.0486in" fo:padding-bottom="0in" fo:padding-right="0.0486in"/>
    </style:style>
    <style:style style:name="P4452" style:parent-style-name="Standard" style:family="paragraph">
      <style:paragraph-properties fo:margin-bottom="0in"/>
      <style:text-properties fo:color="#00000A" fo:font-size="10pt" style:font-size-asian="10pt" style:font-size-complex="10pt" style:language-asian="it" style:country-asian="IT"/>
    </style:style>
    <style:style style:name="TableCell4453" style:family="table-cell">
      <style:table-cell-properties fo:border="none" style:writing-mode="lr-tb" style:vertical-align="bottom" fo:padding-top="0in" fo:padding-left="0.0486in" fo:padding-bottom="0in" fo:padding-right="0.0486in"/>
    </style:style>
    <style:style style:name="P4454" style:parent-style-name="Standard" style:family="paragraph">
      <style:paragraph-properties fo:margin-bottom="0in"/>
      <style:text-properties fo:color="#00000A" fo:font-size="10pt" style:font-size-asian="10pt" style:font-size-complex="10pt" style:language-asian="it" style:country-asian="IT"/>
    </style:style>
    <style:style style:name="TableCell4455" style:family="table-cell">
      <style:table-cell-properties fo:border="none" style:writing-mode="lr-tb" style:vertical-align="bottom" fo:padding-top="0in" fo:padding-left="0.0486in" fo:padding-bottom="0in" fo:padding-right="0.0486in"/>
    </style:style>
    <style:style style:name="P4456" style:parent-style-name="Standard" style:family="paragraph">
      <style:paragraph-properties fo:margin-bottom="0in"/>
      <style:text-properties fo:color="#00000A" fo:font-size="10pt" style:font-size-asian="10pt" style:font-size-complex="10pt" style:language-asian="it" style:country-asian="IT"/>
    </style:style>
    <style:style style:name="TableRow4457" style:family="table-row">
      <style:table-row-properties style:min-row-height="0.2083in"/>
    </style:style>
    <style:style style:name="TableCell4458" style:family="table-cell">
      <style:table-cell-properties fo:border="none" style:writing-mode="lr-tb" style:vertical-align="bottom" fo:padding-top="0in" fo:padding-left="0.0486in" fo:padding-bottom="0in" fo:padding-right="0.0486in"/>
    </style:style>
    <style:style style:name="P445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60" style:family="table-cell">
      <style:table-cell-properties fo:border="none" style:writing-mode="lr-tb" style:vertical-align="bottom" fo:padding-top="0in" fo:padding-left="0.0486in" fo:padding-bottom="0in" fo:padding-right="0.0486in"/>
    </style:style>
    <style:style style:name="P4461" style:parent-style-name="Standard" style:family="paragraph">
      <style:text-properties style:font-name-asian="Times New Roman" style:font-name-complex="Calibri" fo:color="#000000" style:language-asian="it" style:country-asian="IT"/>
    </style:style>
    <style:style style:name="TableCell4462" style:family="table-cell">
      <style:table-cell-properties fo:border="none" style:writing-mode="lr-tb" style:vertical-align="bottom" fo:padding-top="0in" fo:padding-left="0.0486in" fo:padding-bottom="0in" fo:padding-right="0.0486in"/>
    </style:style>
    <style:style style:name="P4463" style:parent-style-name="Standard" style:family="paragraph">
      <style:paragraph-properties fo:margin-bottom="0in"/>
      <style:text-properties fo:color="#00000A" fo:font-size="10pt" style:font-size-asian="10pt" style:font-size-complex="10pt" style:language-asian="it" style:country-asian="IT"/>
    </style:style>
    <style:style style:name="TableRow4464" style:family="table-row">
      <style:table-row-properties style:row-height="0.0159in"/>
    </style:style>
    <style:style style:name="TableCell4465" style:family="table-cell">
      <style:table-cell-properties fo:border="none" style:writing-mode="lr-tb" style:vertical-align="bottom" fo:padding-top="0in" fo:padding-left="0.0486in" fo:padding-bottom="0in" fo:padding-right="0.0486in"/>
    </style:style>
    <style:style style:name="P4466" style:parent-style-name="Standard" style:family="paragraph">
      <style:paragraph-properties fo:margin-bottom="0in"/>
      <style:text-properties fo:color="#00000A" fo:font-size="10pt" style:font-size-asian="10pt" style:font-size-complex="10pt" style:language-asian="it" style:country-asian="IT"/>
    </style:style>
    <style:style style:name="TableCell4467" style:family="table-cell">
      <style:table-cell-properties fo:border="none" style:writing-mode="lr-tb" style:vertical-align="bottom" fo:padding-top="0in" fo:padding-left="0.0486in" fo:padding-bottom="0in" fo:padding-right="0.0486in"/>
    </style:style>
    <style:style style:name="P4468" style:parent-style-name="Standard" style:family="paragraph">
      <style:paragraph-properties fo:margin-bottom="0in"/>
      <style:text-properties fo:color="#00000A" fo:font-size="10pt" style:font-size-asian="10pt" style:font-size-complex="10pt" style:language-asian="it" style:country-asian="IT"/>
    </style:style>
    <style:style style:name="TableCell4469" style:family="table-cell">
      <style:table-cell-properties fo:border="none" style:writing-mode="lr-tb" style:vertical-align="bottom" fo:padding-top="0in" fo:padding-left="0.0486in" fo:padding-bottom="0in" fo:padding-right="0.0486in"/>
    </style:style>
    <style:style style:name="P4470" style:parent-style-name="Standard" style:family="paragraph">
      <style:paragraph-properties fo:margin-bottom="0in"/>
      <style:text-properties fo:color="#00000A" fo:font-size="10pt" style:font-size-asian="10pt" style:font-size-complex="10pt" style:language-asian="it" style:country-asian="IT"/>
    </style:style>
    <style:style style:name="TableRow4471" style:family="table-row">
      <style:table-row-properties style:row-height="0.0159in"/>
    </style:style>
    <style:style style:name="TableCell4472" style:family="table-cell">
      <style:table-cell-properties fo:border="none" style:writing-mode="lr-tb" style:vertical-align="bottom" fo:padding-top="0in" fo:padding-left="0.0486in" fo:padding-bottom="0in" fo:padding-right="0.0486in"/>
    </style:style>
    <style:style style:name="P4473" style:parent-style-name="Standard" style:family="paragraph">
      <style:paragraph-properties fo:margin-bottom="0in"/>
      <style:text-properties fo:color="#00000A" fo:font-size="10pt" style:font-size-asian="10pt" style:font-size-complex="10pt" style:language-asian="it" style:country-asian="IT"/>
    </style:style>
    <style:style style:name="TableCell4474" style:family="table-cell">
      <style:table-cell-properties fo:border="none" style:writing-mode="lr-tb" style:vertical-align="bottom" fo:padding-top="0in" fo:padding-left="0.0486in" fo:padding-bottom="0in" fo:padding-right="0.0486in"/>
    </style:style>
    <style:style style:name="P4475" style:parent-style-name="Standard" style:family="paragraph">
      <style:paragraph-properties fo:margin-bottom="0in"/>
      <style:text-properties fo:color="#00000A" fo:font-size="10pt" style:font-size-asian="10pt" style:font-size-complex="10pt" style:language-asian="it" style:country-asian="IT"/>
    </style:style>
    <style:style style:name="TableCell4476" style:family="table-cell">
      <style:table-cell-properties fo:border="none" style:writing-mode="lr-tb" style:vertical-align="bottom" fo:padding-top="0in" fo:padding-left="0.0486in" fo:padding-bottom="0in" fo:padding-right="0.0486in"/>
    </style:style>
    <style:style style:name="P4477" style:parent-style-name="Standard" style:family="paragraph">
      <style:paragraph-properties fo:margin-bottom="0in"/>
      <style:text-properties fo:color="#00000A" fo:font-size="10pt" style:font-size-asian="10pt" style:font-size-complex="10pt" style:language-asian="it" style:country-asian="IT"/>
    </style:style>
    <style:style style:name="TableRow4478" style:family="table-row">
      <style:table-row-properties style:min-row-height="0.2083in"/>
    </style:style>
    <style:style style:name="TableCell4479" style:family="table-cell">
      <style:table-cell-properties fo:border="none" style:writing-mode="lr-tb" style:vertical-align="bottom" fo:padding-top="0in" fo:padding-left="0.0486in" fo:padding-bottom="0in" fo:padding-right="0.0486in"/>
    </style:style>
    <style:style style:name="P448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481" style:family="table-cell">
      <style:table-cell-properties fo:border="none" style:writing-mode="lr-tb" style:vertical-align="bottom" fo:padding-top="0in" fo:padding-left="0.0486in" fo:padding-bottom="0in" fo:padding-right="0.0486in"/>
    </style:style>
    <style:style style:name="P4482" style:parent-style-name="Standard" style:family="paragraph">
      <style:text-properties style:font-name-asian="Times New Roman" style:font-name-complex="Calibri" fo:color="#000000" style:language-asian="it" style:country-asian="IT"/>
    </style:style>
    <style:style style:name="TableCell4483" style:family="table-cell">
      <style:table-cell-properties fo:border="none" style:writing-mode="lr-tb" style:vertical-align="bottom" fo:padding-top="0in" fo:padding-left="0.0486in" fo:padding-bottom="0in" fo:padding-right="0.0486in"/>
    </style:style>
    <style:style style:name="P4484"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485" style:family="table-row">
      <style:table-row-properties style:row-height="0.0159in"/>
    </style:style>
    <style:style style:name="TableCell4486" style:family="table-cell">
      <style:table-cell-properties fo:border="none" style:writing-mode="lr-tb" style:vertical-align="bottom" fo:padding-top="0in" fo:padding-left="0.0486in" fo:padding-bottom="0in" fo:padding-right="0.0486in"/>
    </style:style>
    <style:style style:name="P4487" style:parent-style-name="Standard" style:family="paragraph">
      <style:text-properties style:font-name-asian="Times New Roman" style:font-name-complex="Calibri" fo:color="#000000" style:language-asian="it" style:country-asian="IT"/>
    </style:style>
    <style:style style:name="TableCell4488" style:family="table-cell">
      <style:table-cell-properties fo:border="none" style:writing-mode="lr-tb" style:vertical-align="bottom" fo:padding-top="0in" fo:padding-left="0.0486in" fo:padding-bottom="0in" fo:padding-right="0.0486in"/>
    </style:style>
    <style:style style:name="P4489" style:parent-style-name="Standard" style:family="paragraph">
      <style:paragraph-properties fo:margin-bottom="0in"/>
      <style:text-properties fo:color="#00000A" fo:font-size="10pt" style:font-size-asian="10pt" style:font-size-complex="10pt" style:language-asian="it" style:country-asian="IT"/>
    </style:style>
    <style:style style:name="TableCell4490" style:family="table-cell">
      <style:table-cell-properties fo:border="none" style:writing-mode="lr-tb" style:vertical-align="bottom" fo:padding-top="0in" fo:padding-left="0.0486in" fo:padding-bottom="0in" fo:padding-right="0.0486in"/>
    </style:style>
    <style:style style:name="P4491" style:parent-style-name="Standard" style:family="paragraph">
      <style:paragraph-properties fo:margin-bottom="0in"/>
      <style:text-properties fo:color="#00000A" fo:font-size="10pt" style:font-size-asian="10pt" style:font-size-complex="10pt" style:language-asian="it" style:country-asian="IT"/>
    </style:style>
    <style:style style:name="TableRow4492" style:family="table-row">
      <style:table-row-properties style:row-height="0.0159in"/>
    </style:style>
    <style:style style:name="TableCell4493" style:family="table-cell">
      <style:table-cell-properties fo:border="none" style:writing-mode="lr-tb" style:vertical-align="bottom" fo:padding-top="0in" fo:padding-left="0.0486in" fo:padding-bottom="0in" fo:padding-right="0.0486in"/>
    </style:style>
    <style:style style:name="P4494" style:parent-style-name="Standard" style:family="paragraph">
      <style:paragraph-properties fo:margin-bottom="0in"/>
      <style:text-properties fo:color="#00000A" fo:font-size="10pt" style:font-size-asian="10pt" style:font-size-complex="10pt" style:language-asian="it" style:country-asian="IT"/>
    </style:style>
    <style:style style:name="TableCell4495" style:family="table-cell">
      <style:table-cell-properties fo:border="none" style:writing-mode="lr-tb" style:vertical-align="bottom" fo:padding-top="0in" fo:padding-left="0.0486in" fo:padding-bottom="0in" fo:padding-right="0.0486in"/>
    </style:style>
    <style:style style:name="P4496" style:parent-style-name="Standard" style:family="paragraph">
      <style:paragraph-properties fo:margin-bottom="0in"/>
      <style:text-properties fo:color="#00000A" fo:font-size="10pt" style:font-size-asian="10pt" style:font-size-complex="10pt" style:language-asian="it" style:country-asian="IT"/>
    </style:style>
    <style:style style:name="TableCell4497" style:family="table-cell">
      <style:table-cell-properties fo:border="none" style:writing-mode="lr-tb" style:vertical-align="bottom" fo:padding-top="0in" fo:padding-left="0.0486in" fo:padding-bottom="0in" fo:padding-right="0.0486in"/>
    </style:style>
    <style:style style:name="P4498" style:parent-style-name="Standard" style:family="paragraph">
      <style:paragraph-properties fo:margin-bottom="0in"/>
      <style:text-properties fo:color="#00000A" fo:font-size="10pt" style:font-size-asian="10pt" style:font-size-complex="10pt" style:language-asian="it" style:country-asian="IT"/>
    </style:style>
    <style:style style:name="TableRow4499" style:family="table-row">
      <style:table-row-properties style:row-height="0.0159in"/>
    </style:style>
    <style:style style:name="TableCell4500" style:family="table-cell">
      <style:table-cell-properties fo:border="none" style:writing-mode="lr-tb" style:vertical-align="bottom" fo:padding-top="0in" fo:padding-left="0.0486in" fo:padding-bottom="0in" fo:padding-right="0.0486in"/>
    </style:style>
    <style:style style:name="P4501" style:parent-style-name="Standard" style:family="paragraph">
      <style:paragraph-properties fo:margin-bottom="0in"/>
      <style:text-properties fo:color="#00000A" fo:font-size="10pt" style:font-size-asian="10pt" style:font-size-complex="10pt" style:language-asian="it" style:country-asian="IT"/>
    </style:style>
    <style:style style:name="TableCell4502" style:family="table-cell">
      <style:table-cell-properties fo:border="none" style:writing-mode="lr-tb" style:vertical-align="bottom" fo:padding-top="0in" fo:padding-left="0.0486in" fo:padding-bottom="0in" fo:padding-right="0.0486in"/>
    </style:style>
    <style:style style:name="P4503" style:parent-style-name="Standard" style:family="paragraph">
      <style:paragraph-properties fo:margin-bottom="0in"/>
      <style:text-properties fo:color="#00000A" fo:font-size="10pt" style:font-size-asian="10pt" style:font-size-complex="10pt" style:language-asian="it" style:country-asian="IT"/>
    </style:style>
    <style:style style:name="TableCell4504" style:family="table-cell">
      <style:table-cell-properties fo:border="none" style:writing-mode="lr-tb" style:vertical-align="bottom" fo:padding-top="0in" fo:padding-left="0.0486in" fo:padding-bottom="0in" fo:padding-right="0.0486in"/>
    </style:style>
    <style:style style:name="P4505" style:parent-style-name="Standard" style:family="paragraph">
      <style:paragraph-properties fo:margin-bottom="0in"/>
      <style:text-properties fo:color="#00000A" fo:font-size="10pt" style:font-size-asian="10pt" style:font-size-complex="10pt" style:language-asian="it" style:country-asian="IT"/>
    </style:style>
    <style:style style:name="TableRow4506" style:family="table-row">
      <style:table-row-properties style:min-row-height="0.2083in"/>
    </style:style>
    <style:style style:name="TableCell4507" style:family="table-cell">
      <style:table-cell-properties fo:border="none" style:writing-mode="lr-tb" style:vertical-align="bottom" fo:padding-top="0in" fo:padding-left="0.0486in" fo:padding-bottom="0in" fo:padding-right="0.0486in"/>
    </style:style>
    <style:style style:name="P4508"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09" style:family="table-cell">
      <style:table-cell-properties fo:border="none" style:writing-mode="lr-tb" style:vertical-align="bottom" fo:padding-top="0in" fo:padding-left="0.0486in" fo:padding-bottom="0in" fo:padding-right="0.0486in"/>
    </style:style>
    <style:style style:name="P4510" style:parent-style-name="Standard" style:family="paragraph">
      <style:text-properties style:font-name-asian="Times New Roman" style:font-name-complex="Calibri" fo:color="#000000" style:language-asian="it" style:country-asian="IT"/>
    </style:style>
    <style:style style:name="TableCell4511" style:family="table-cell">
      <style:table-cell-properties fo:border="none" style:writing-mode="lr-tb" style:vertical-align="bottom" fo:padding-top="0in" fo:padding-left="0.0486in" fo:padding-bottom="0in" fo:padding-right="0.0486in"/>
    </style:style>
    <style:style style:name="P451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13" style:family="table-row">
      <style:table-row-properties style:row-height="0.0159in"/>
    </style:style>
    <style:style style:name="TableCell4514" style:family="table-cell">
      <style:table-cell-properties fo:border="none" style:writing-mode="lr-tb" style:vertical-align="bottom" fo:padding-top="0in" fo:padding-left="0.0486in" fo:padding-bottom="0in" fo:padding-right="0.0486in"/>
    </style:style>
    <style:style style:name="P4515" style:parent-style-name="Standard" style:family="paragraph">
      <style:text-properties style:font-name-asian="Times New Roman" style:font-name-complex="Calibri" fo:color="#000000" style:language-asian="it" style:country-asian="IT"/>
    </style:style>
    <style:style style:name="TableCell4516" style:family="table-cell">
      <style:table-cell-properties fo:border="none" style:writing-mode="lr-tb" style:vertical-align="bottom" fo:padding-top="0in" fo:padding-left="0.0486in" fo:padding-bottom="0in" fo:padding-right="0.0486in"/>
    </style:style>
    <style:style style:name="P4517" style:parent-style-name="Standard" style:family="paragraph">
      <style:paragraph-properties fo:margin-bottom="0in"/>
      <style:text-properties fo:color="#00000A" fo:font-size="10pt" style:font-size-asian="10pt" style:font-size-complex="10pt" style:language-asian="it" style:country-asian="IT"/>
    </style:style>
    <style:style style:name="TableCell4518" style:family="table-cell">
      <style:table-cell-properties fo:border="none" style:writing-mode="lr-tb" style:vertical-align="bottom" fo:padding-top="0in" fo:padding-left="0.0486in" fo:padding-bottom="0in" fo:padding-right="0.0486in"/>
    </style:style>
    <style:style style:name="P4519" style:parent-style-name="Standard" style:family="paragraph">
      <style:paragraph-properties fo:margin-bottom="0in"/>
      <style:text-properties fo:color="#00000A" fo:font-size="10pt" style:font-size-asian="10pt" style:font-size-complex="10pt" style:language-asian="it" style:country-asian="IT"/>
    </style:style>
    <style:style style:name="TableRow4520" style:family="table-row">
      <style:table-row-properties style:row-height="0.0159in"/>
    </style:style>
    <style:style style:name="TableCell4521" style:family="table-cell">
      <style:table-cell-properties fo:border="none" style:writing-mode="lr-tb" style:vertical-align="bottom" fo:padding-top="0in" fo:padding-left="0.0486in" fo:padding-bottom="0in" fo:padding-right="0.0486in"/>
    </style:style>
    <style:style style:name="P4522" style:parent-style-name="Standard" style:family="paragraph">
      <style:paragraph-properties fo:margin-bottom="0in"/>
      <style:text-properties fo:color="#00000A" fo:font-size="10pt" style:font-size-asian="10pt" style:font-size-complex="10pt" style:language-asian="it" style:country-asian="IT"/>
    </style:style>
    <style:style style:name="TableCell4523" style:family="table-cell">
      <style:table-cell-properties fo:border="none" style:writing-mode="lr-tb" style:vertical-align="bottom" fo:padding-top="0in" fo:padding-left="0.0486in" fo:padding-bottom="0in" fo:padding-right="0.0486in"/>
    </style:style>
    <style:style style:name="P4524" style:parent-style-name="Standard" style:family="paragraph">
      <style:paragraph-properties fo:margin-bottom="0in"/>
      <style:text-properties fo:color="#00000A" fo:font-size="10pt" style:font-size-asian="10pt" style:font-size-complex="10pt" style:language-asian="it" style:country-asian="IT"/>
    </style:style>
    <style:style style:name="TableCell4525" style:family="table-cell">
      <style:table-cell-properties fo:border="none" style:writing-mode="lr-tb" style:vertical-align="bottom" fo:padding-top="0in" fo:padding-left="0.0486in" fo:padding-bottom="0in" fo:padding-right="0.0486in"/>
    </style:style>
    <style:style style:name="P4526" style:parent-style-name="Standard" style:family="paragraph">
      <style:paragraph-properties fo:margin-bottom="0in"/>
      <style:text-properties fo:color="#00000A" fo:font-size="10pt" style:font-size-asian="10pt" style:font-size-complex="10pt" style:language-asian="it" style:country-asian="IT"/>
    </style:style>
    <style:style style:name="TableRow4527" style:family="table-row">
      <style:table-row-properties style:row-height="0.0159in"/>
    </style:style>
    <style:style style:name="TableCell4528" style:family="table-cell">
      <style:table-cell-properties fo:border="none" style:writing-mode="lr-tb" style:vertical-align="bottom" fo:padding-top="0in" fo:padding-left="0.0486in" fo:padding-bottom="0in" fo:padding-right="0.0486in"/>
    </style:style>
    <style:style style:name="P4529" style:parent-style-name="Standard" style:family="paragraph">
      <style:paragraph-properties fo:margin-bottom="0in"/>
      <style:text-properties fo:color="#00000A" fo:font-size="10pt" style:font-size-asian="10pt" style:font-size-complex="10pt" style:language-asian="it" style:country-asian="IT"/>
    </style:style>
    <style:style style:name="TableCell4530" style:family="table-cell">
      <style:table-cell-properties fo:border="none" style:writing-mode="lr-tb" style:vertical-align="bottom" fo:padding-top="0in" fo:padding-left="0.0486in" fo:padding-bottom="0in" fo:padding-right="0.0486in"/>
    </style:style>
    <style:style style:name="P4531" style:parent-style-name="Standard" style:family="paragraph">
      <style:paragraph-properties fo:margin-bottom="0in"/>
      <style:text-properties fo:color="#00000A" fo:font-size="10pt" style:font-size-asian="10pt" style:font-size-complex="10pt" style:language-asian="it" style:country-asian="IT"/>
    </style:style>
    <style:style style:name="TableCell4532" style:family="table-cell">
      <style:table-cell-properties fo:border="none" style:writing-mode="lr-tb" style:vertical-align="bottom" fo:padding-top="0in" fo:padding-left="0.0486in" fo:padding-bottom="0in" fo:padding-right="0.0486in"/>
    </style:style>
    <style:style style:name="P4533" style:parent-style-name="Standard" style:family="paragraph">
      <style:paragraph-properties fo:margin-bottom="0in"/>
      <style:text-properties fo:color="#00000A" fo:font-size="10pt" style:font-size-asian="10pt" style:font-size-complex="10pt" style:language-asian="it" style:country-asian="IT"/>
    </style:style>
    <style:style style:name="TableRow4534" style:family="table-row">
      <style:table-row-properties style:min-row-height="0.2083in"/>
    </style:style>
    <style:style style:name="TableCell4535" style:family="table-cell">
      <style:table-cell-properties fo:border="none" style:writing-mode="lr-tb" style:vertical-align="bottom" fo:padding-top="0in" fo:padding-left="0.0486in" fo:padding-bottom="0in" fo:padding-right="0.0486in"/>
    </style:style>
    <style:style style:name="P4536"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37" style:family="table-cell">
      <style:table-cell-properties fo:border="none" style:writing-mode="lr-tb" style:vertical-align="bottom" fo:padding-top="0in" fo:padding-left="0.0486in" fo:padding-bottom="0in" fo:padding-right="0.0486in"/>
    </style:style>
    <style:style style:name="P4538" style:parent-style-name="Standard" style:family="paragraph">
      <style:text-properties style:font-name-asian="Times New Roman" style:font-name-complex="Calibri" fo:color="#000000" style:language-asian="it" style:country-asian="IT"/>
    </style:style>
    <style:style style:name="TableCell4539" style:family="table-cell">
      <style:table-cell-properties fo:border="none" style:writing-mode="lr-tb" style:vertical-align="bottom" fo:padding-top="0in" fo:padding-left="0.0486in" fo:padding-bottom="0in" fo:padding-right="0.0486in"/>
    </style:style>
    <style:style style:name="P4540"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541" style:family="table-row">
      <style:table-row-properties style:row-height="0.0159in"/>
    </style:style>
    <style:style style:name="TableCell4542" style:family="table-cell">
      <style:table-cell-properties fo:border="none" style:writing-mode="lr-tb" style:vertical-align="bottom" fo:padding-top="0in" fo:padding-left="0.0486in" fo:padding-bottom="0in" fo:padding-right="0.0486in"/>
    </style:style>
    <style:style style:name="P4543" style:parent-style-name="Standard" style:family="paragraph">
      <style:text-properties style:font-name-asian="Times New Roman" style:font-name-complex="Calibri" fo:color="#000000" style:language-asian="it" style:country-asian="IT"/>
    </style:style>
    <style:style style:name="TableCell4544" style:family="table-cell">
      <style:table-cell-properties fo:border="none" style:writing-mode="lr-tb" style:vertical-align="bottom" fo:padding-top="0in" fo:padding-left="0.0486in" fo:padding-bottom="0in" fo:padding-right="0.0486in"/>
    </style:style>
    <style:style style:name="P4545" style:parent-style-name="Standard" style:family="paragraph">
      <style:paragraph-properties fo:margin-bottom="0in"/>
      <style:text-properties fo:color="#00000A" fo:font-size="10pt" style:font-size-asian="10pt" style:font-size-complex="10pt" style:language-asian="it" style:country-asian="IT"/>
    </style:style>
    <style:style style:name="TableCell4546" style:family="table-cell">
      <style:table-cell-properties fo:border="none" style:writing-mode="lr-tb" style:vertical-align="bottom" fo:padding-top="0in" fo:padding-left="0.0486in" fo:padding-bottom="0in" fo:padding-right="0.0486in"/>
    </style:style>
    <style:style style:name="P4547" style:parent-style-name="Standard" style:family="paragraph">
      <style:paragraph-properties fo:margin-bottom="0in"/>
      <style:text-properties fo:color="#00000A" fo:font-size="10pt" style:font-size-asian="10pt" style:font-size-complex="10pt" style:language-asian="it" style:country-asian="IT"/>
    </style:style>
    <style:style style:name="TableRow4548" style:family="table-row">
      <style:table-row-properties style:row-height="0.0159in"/>
    </style:style>
    <style:style style:name="TableCell4549" style:family="table-cell">
      <style:table-cell-properties fo:border="none" style:writing-mode="lr-tb" style:vertical-align="bottom" fo:padding-top="0in" fo:padding-left="0.0486in" fo:padding-bottom="0in" fo:padding-right="0.0486in"/>
    </style:style>
    <style:style style:name="P4550" style:parent-style-name="Standard" style:family="paragraph">
      <style:paragraph-properties fo:margin-bottom="0in"/>
      <style:text-properties fo:color="#00000A" fo:font-size="10pt" style:font-size-asian="10pt" style:font-size-complex="10pt" style:language-asian="it" style:country-asian="IT"/>
    </style:style>
    <style:style style:name="TableCell4551" style:family="table-cell">
      <style:table-cell-properties fo:border="none" style:writing-mode="lr-tb" style:vertical-align="bottom" fo:padding-top="0in" fo:padding-left="0.0486in" fo:padding-bottom="0in" fo:padding-right="0.0486in"/>
    </style:style>
    <style:style style:name="P4552" style:parent-style-name="Standard" style:family="paragraph">
      <style:paragraph-properties fo:margin-bottom="0in"/>
      <style:text-properties fo:color="#00000A" fo:font-size="10pt" style:font-size-asian="10pt" style:font-size-complex="10pt" style:language-asian="it" style:country-asian="IT"/>
    </style:style>
    <style:style style:name="TableCell4553" style:family="table-cell">
      <style:table-cell-properties fo:border="none" style:writing-mode="lr-tb" style:vertical-align="bottom" fo:padding-top="0in" fo:padding-left="0.0486in" fo:padding-bottom="0in" fo:padding-right="0.0486in"/>
    </style:style>
    <style:style style:name="P4554" style:parent-style-name="Standard" style:family="paragraph">
      <style:paragraph-properties fo:margin-bottom="0in"/>
      <style:text-properties fo:color="#00000A" fo:font-size="10pt" style:font-size-asian="10pt" style:font-size-complex="10pt" style:language-asian="it" style:country-asian="IT"/>
    </style:style>
    <style:style style:name="TableRow4555" style:family="table-row">
      <style:table-row-properties style:row-height="0.0159in"/>
    </style:style>
    <style:style style:name="TableCell4556" style:family="table-cell">
      <style:table-cell-properties fo:border="none" style:writing-mode="lr-tb" style:vertical-align="bottom" fo:padding-top="0in" fo:padding-left="0.0486in" fo:padding-bottom="0in" fo:padding-right="0.0486in"/>
    </style:style>
    <style:style style:name="P4557" style:parent-style-name="Standard" style:family="paragraph">
      <style:paragraph-properties fo:margin-bottom="0in"/>
      <style:text-properties fo:color="#00000A" fo:font-size="10pt" style:font-size-asian="10pt" style:font-size-complex="10pt" style:language-asian="it" style:country-asian="IT"/>
    </style:style>
    <style:style style:name="TableCell4558" style:family="table-cell">
      <style:table-cell-properties fo:border="none" style:writing-mode="lr-tb" style:vertical-align="bottom" fo:padding-top="0in" fo:padding-left="0.0486in" fo:padding-bottom="0in" fo:padding-right="0.0486in"/>
    </style:style>
    <style:style style:name="P4559" style:parent-style-name="Standard" style:family="paragraph">
      <style:paragraph-properties fo:margin-bottom="0in"/>
      <style:text-properties fo:color="#00000A" fo:font-size="10pt" style:font-size-asian="10pt" style:font-size-complex="10pt" style:language-asian="it" style:country-asian="IT"/>
    </style:style>
    <style:style style:name="TableCell4560" style:family="table-cell">
      <style:table-cell-properties fo:border="none" style:writing-mode="lr-tb" style:vertical-align="bottom" fo:padding-top="0in" fo:padding-left="0.0486in" fo:padding-bottom="0in" fo:padding-right="0.0486in"/>
    </style:style>
    <style:style style:name="P4561" style:parent-style-name="Standard" style:family="paragraph">
      <style:paragraph-properties fo:margin-bottom="0in"/>
      <style:text-properties fo:color="#00000A" fo:font-size="10pt" style:font-size-asian="10pt" style:font-size-complex="10pt" style:language-asian="it" style:country-asian="IT"/>
    </style:style>
    <style:style style:name="TableRow4562" style:family="table-row">
      <style:table-row-properties style:row-height="0.0159in"/>
    </style:style>
    <style:style style:name="TableCell4563" style:family="table-cell">
      <style:table-cell-properties fo:border="none" style:writing-mode="lr-tb" style:vertical-align="bottom" fo:padding-top="0in" fo:padding-left="0.0486in" fo:padding-bottom="0in" fo:padding-right="0.0486in"/>
    </style:style>
    <style:style style:name="P4564" style:parent-style-name="Standard" style:family="paragraph">
      <style:paragraph-properties fo:margin-bottom="0in"/>
      <style:text-properties fo:color="#00000A" fo:font-size="10pt" style:font-size-asian="10pt" style:font-size-complex="10pt" style:language-asian="it" style:country-asian="IT"/>
    </style:style>
    <style:style style:name="TableCell4565" style:family="table-cell">
      <style:table-cell-properties fo:border="none" style:writing-mode="lr-tb" style:vertical-align="bottom" fo:padding-top="0in" fo:padding-left="0.0486in" fo:padding-bottom="0in" fo:padding-right="0.0486in"/>
    </style:style>
    <style:style style:name="P4566" style:parent-style-name="Standard" style:family="paragraph">
      <style:paragraph-properties fo:margin-bottom="0in"/>
      <style:text-properties fo:color="#00000A" fo:font-size="10pt" style:font-size-asian="10pt" style:font-size-complex="10pt" style:language-asian="it" style:country-asian="IT"/>
    </style:style>
    <style:style style:name="TableCell4567" style:family="table-cell">
      <style:table-cell-properties fo:border="none" style:writing-mode="lr-tb" style:vertical-align="bottom" fo:padding-top="0in" fo:padding-left="0.0486in" fo:padding-bottom="0in" fo:padding-right="0.0486in"/>
    </style:style>
    <style:style style:name="P4568" style:parent-style-name="Standard" style:family="paragraph">
      <style:paragraph-properties fo:margin-bottom="0in"/>
      <style:text-properties fo:color="#00000A" fo:font-size="10pt" style:font-size-asian="10pt" style:font-size-complex="10pt" style:language-asian="it" style:country-asian="IT"/>
    </style:style>
    <style:style style:name="TableRow4569" style:family="table-row">
      <style:table-row-properties style:min-row-height="0.2083in"/>
    </style:style>
    <style:style style:name="TableCell4570" style:family="table-cell">
      <style:table-cell-properties fo:border="none" style:writing-mode="lr-tb" style:vertical-align="bottom" fo:padding-top="0in" fo:padding-left="0.0486in" fo:padding-bottom="0in" fo:padding-right="0.0486in"/>
    </style:style>
    <style:style style:name="P457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72" style:family="table-cell">
      <style:table-cell-properties fo:border="none" style:writing-mode="lr-tb" style:vertical-align="bottom" fo:padding-top="0in" fo:padding-left="0.0486in" fo:padding-bottom="0in" fo:padding-right="0.0486in"/>
    </style:style>
    <style:style style:name="P4573" style:parent-style-name="Standard" style:family="paragraph">
      <style:text-properties style:font-name-asian="Times New Roman" style:font-name-complex="Calibri" fo:color="#000000" style:language-asian="it" style:country-asian="IT"/>
    </style:style>
    <style:style style:name="TableCell4574" style:family="table-cell">
      <style:table-cell-properties fo:border="none" style:writing-mode="lr-tb" style:vertical-align="bottom" fo:padding-top="0in" fo:padding-left="0.0486in" fo:padding-bottom="0in" fo:padding-right="0.0486in"/>
    </style:style>
    <style:style style:name="P4575" style:parent-style-name="Standard" style:family="paragraph">
      <style:paragraph-properties fo:margin-bottom="0in"/>
      <style:text-properties fo:color="#00000A" fo:font-size="10pt" style:font-size-asian="10pt" style:font-size-complex="10pt" style:language-asian="it" style:country-asian="IT"/>
    </style:style>
    <style:style style:name="TableRow4576" style:family="table-row">
      <style:table-row-properties style:row-height="0.0159in"/>
    </style:style>
    <style:style style:name="TableCell4577" style:family="table-cell">
      <style:table-cell-properties fo:border="none" style:writing-mode="lr-tb" style:vertical-align="bottom" fo:padding-top="0in" fo:padding-left="0.0486in" fo:padding-bottom="0in" fo:padding-right="0.0486in"/>
    </style:style>
    <style:style style:name="P4578" style:parent-style-name="Standard" style:family="paragraph">
      <style:paragraph-properties fo:margin-bottom="0in"/>
      <style:text-properties fo:color="#00000A" fo:font-size="10pt" style:font-size-asian="10pt" style:font-size-complex="10pt" style:language-asian="it" style:country-asian="IT"/>
    </style:style>
    <style:style style:name="TableCell4579" style:family="table-cell">
      <style:table-cell-properties fo:border="none" style:writing-mode="lr-tb" style:vertical-align="bottom" fo:padding-top="0in" fo:padding-left="0.0486in" fo:padding-bottom="0in" fo:padding-right="0.0486in"/>
    </style:style>
    <style:style style:name="P4580" style:parent-style-name="Standard" style:family="paragraph">
      <style:paragraph-properties fo:margin-bottom="0in"/>
      <style:text-properties fo:color="#00000A" fo:font-size="10pt" style:font-size-asian="10pt" style:font-size-complex="10pt" style:language-asian="it" style:country-asian="IT"/>
    </style:style>
    <style:style style:name="TableCell4581" style:family="table-cell">
      <style:table-cell-properties fo:border="none" style:writing-mode="lr-tb" style:vertical-align="bottom" fo:padding-top="0in" fo:padding-left="0.0486in" fo:padding-bottom="0in" fo:padding-right="0.0486in"/>
    </style:style>
    <style:style style:name="P4582" style:parent-style-name="Standard" style:family="paragraph">
      <style:paragraph-properties fo:margin-bottom="0in"/>
      <style:text-properties fo:color="#00000A" fo:font-size="10pt" style:font-size-asian="10pt" style:font-size-complex="10pt" style:language-asian="it" style:country-asian="IT"/>
    </style:style>
    <style:style style:name="TableRow4583" style:family="table-row">
      <style:table-row-properties style:row-height="0.0159in"/>
    </style:style>
    <style:style style:name="TableCell4584" style:family="table-cell">
      <style:table-cell-properties fo:border="none" style:writing-mode="lr-tb" style:vertical-align="bottom" fo:padding-top="0in" fo:padding-left="0.0486in" fo:padding-bottom="0in" fo:padding-right="0.0486in"/>
    </style:style>
    <style:style style:name="P4585" style:parent-style-name="Standard" style:family="paragraph">
      <style:paragraph-properties fo:margin-bottom="0in"/>
      <style:text-properties fo:color="#00000A" fo:font-size="10pt" style:font-size-asian="10pt" style:font-size-complex="10pt" style:language-asian="it" style:country-asian="IT"/>
    </style:style>
    <style:style style:name="TableCell4586" style:family="table-cell">
      <style:table-cell-properties fo:border="none" style:writing-mode="lr-tb" style:vertical-align="bottom" fo:padding-top="0in" fo:padding-left="0.0486in" fo:padding-bottom="0in" fo:padding-right="0.0486in"/>
    </style:style>
    <style:style style:name="P4587" style:parent-style-name="Standard" style:family="paragraph">
      <style:paragraph-properties fo:margin-bottom="0in"/>
      <style:text-properties fo:color="#00000A" fo:font-size="10pt" style:font-size-asian="10pt" style:font-size-complex="10pt" style:language-asian="it" style:country-asian="IT"/>
    </style:style>
    <style:style style:name="TableCell4588" style:family="table-cell">
      <style:table-cell-properties fo:border="none" style:writing-mode="lr-tb" style:vertical-align="bottom" fo:padding-top="0in" fo:padding-left="0.0486in" fo:padding-bottom="0in" fo:padding-right="0.0486in"/>
    </style:style>
    <style:style style:name="P4589" style:parent-style-name="Standard" style:family="paragraph">
      <style:paragraph-properties fo:margin-bottom="0in"/>
      <style:text-properties fo:color="#00000A" fo:font-size="10pt" style:font-size-asian="10pt" style:font-size-complex="10pt" style:language-asian="it" style:country-asian="IT"/>
    </style:style>
    <style:style style:name="TableRow4590" style:family="table-row">
      <style:table-row-properties style:min-row-height="0.2083in"/>
    </style:style>
    <style:style style:name="TableCell4591" style:family="table-cell">
      <style:table-cell-properties fo:border="none" style:writing-mode="lr-tb" style:vertical-align="bottom" fo:padding-top="0in" fo:padding-left="0.0486in" fo:padding-bottom="0in" fo:padding-right="0.0486in"/>
    </style:style>
    <style:style style:name="P4592"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593" style:family="table-cell">
      <style:table-cell-properties fo:border="none" style:writing-mode="lr-tb" style:vertical-align="bottom" fo:padding-top="0in" fo:padding-left="0.0486in" fo:padding-bottom="0in" fo:padding-right="0.0486in"/>
    </style:style>
    <style:style style:name="P4594" style:parent-style-name="Standard" style:family="paragraph">
      <style:text-properties style:font-name-asian="Times New Roman" style:font-name-complex="Calibri" fo:color="#000000" style:language-asian="it" style:country-asian="IT"/>
    </style:style>
    <style:style style:name="TableCell4595" style:family="table-cell">
      <style:table-cell-properties fo:border="none" style:writing-mode="lr-tb" style:vertical-align="bottom" fo:padding-top="0in" fo:padding-left="0.0486in" fo:padding-bottom="0in" fo:padding-right="0.0486in"/>
    </style:style>
    <style:style style:name="P4596" style:parent-style-name="Standard" style:family="paragraph">
      <style:paragraph-properties fo:margin-bottom="0in"/>
      <style:text-properties fo:color="#00000A" fo:font-size="10pt" style:font-size-asian="10pt" style:font-size-complex="10pt" style:language-asian="it" style:country-asian="IT"/>
    </style:style>
    <style:style style:name="TableRow4597" style:family="table-row">
      <style:table-row-properties style:row-height="0.0159in"/>
    </style:style>
    <style:style style:name="TableCell4598" style:family="table-cell">
      <style:table-cell-properties fo:border="none" style:writing-mode="lr-tb" style:vertical-align="bottom" fo:padding-top="0in" fo:padding-left="0.0486in" fo:padding-bottom="0in" fo:padding-right="0.0486in"/>
    </style:style>
    <style:style style:name="P4599" style:parent-style-name="Standard" style:family="paragraph">
      <style:paragraph-properties fo:margin-bottom="0in"/>
      <style:text-properties fo:color="#00000A" fo:font-size="10pt" style:font-size-asian="10pt" style:font-size-complex="10pt" style:language-asian="it" style:country-asian="IT"/>
    </style:style>
    <style:style style:name="TableCell4600" style:family="table-cell">
      <style:table-cell-properties fo:border="none" style:writing-mode="lr-tb" style:vertical-align="bottom" fo:padding-top="0in" fo:padding-left="0.0486in" fo:padding-bottom="0in" fo:padding-right="0.0486in"/>
    </style:style>
    <style:style style:name="P4601" style:parent-style-name="Standard" style:family="paragraph">
      <style:paragraph-properties fo:margin-bottom="0in"/>
      <style:text-properties fo:color="#00000A" fo:font-size="10pt" style:font-size-asian="10pt" style:font-size-complex="10pt" style:language-asian="it" style:country-asian="IT"/>
    </style:style>
    <style:style style:name="TableCell4602" style:family="table-cell">
      <style:table-cell-properties fo:border="none" style:writing-mode="lr-tb" style:vertical-align="bottom" fo:padding-top="0in" fo:padding-left="0.0486in" fo:padding-bottom="0in" fo:padding-right="0.0486in"/>
    </style:style>
    <style:style style:name="P4603" style:parent-style-name="Standard" style:family="paragraph">
      <style:paragraph-properties fo:margin-bottom="0in"/>
      <style:text-properties fo:color="#00000A" fo:font-size="10pt" style:font-size-asian="10pt" style:font-size-complex="10pt" style:language-asian="it" style:country-asian="IT"/>
    </style:style>
    <style:style style:name="TableRow4604" style:family="table-row">
      <style:table-row-properties style:row-height="0.0159in"/>
    </style:style>
    <style:style style:name="TableCell4605" style:family="table-cell">
      <style:table-cell-properties fo:border="none" style:writing-mode="lr-tb" style:vertical-align="bottom" fo:padding-top="0in" fo:padding-left="0.0486in" fo:padding-bottom="0in" fo:padding-right="0.0486in"/>
    </style:style>
    <style:style style:name="P4606" style:parent-style-name="Standard" style:family="paragraph">
      <style:paragraph-properties fo:margin-bottom="0in"/>
      <style:text-properties fo:color="#00000A" fo:font-size="10pt" style:font-size-asian="10pt" style:font-size-complex="10pt" style:language-asian="it" style:country-asian="IT"/>
    </style:style>
    <style:style style:name="TableCell4607" style:family="table-cell">
      <style:table-cell-properties fo:border="none" style:writing-mode="lr-tb" style:vertical-align="bottom" fo:padding-top="0in" fo:padding-left="0.0486in" fo:padding-bottom="0in" fo:padding-right="0.0486in"/>
    </style:style>
    <style:style style:name="P4608" style:parent-style-name="Standard" style:family="paragraph">
      <style:paragraph-properties fo:margin-bottom="0in"/>
      <style:text-properties fo:color="#00000A" fo:font-size="10pt" style:font-size-asian="10pt" style:font-size-complex="10pt" style:language-asian="it" style:country-asian="IT"/>
    </style:style>
    <style:style style:name="TableCell4609" style:family="table-cell">
      <style:table-cell-properties fo:border="none" style:writing-mode="lr-tb" style:vertical-align="bottom" fo:padding-top="0in" fo:padding-left="0.0486in" fo:padding-bottom="0in" fo:padding-right="0.0486in"/>
    </style:style>
    <style:style style:name="P4610" style:parent-style-name="Standard" style:family="paragraph">
      <style:paragraph-properties fo:margin-bottom="0in"/>
      <style:text-properties fo:color="#00000A" fo:font-size="10pt" style:font-size-asian="10pt" style:font-size-complex="10pt" style:language-asian="it" style:country-asian="IT"/>
    </style:style>
    <style:style style:name="TableRow4611" style:family="table-row">
      <style:table-row-properties style:min-row-height="0.2083in"/>
    </style:style>
    <style:style style:name="TableCell4612" style:family="table-cell">
      <style:table-cell-properties fo:border="none" style:writing-mode="lr-tb" style:vertical-align="bottom" fo:padding-top="0in" fo:padding-left="0.0486in" fo:padding-bottom="0in" fo:padding-right="0.0486in"/>
    </style:style>
    <style:style style:name="P461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14" style:family="table-cell">
      <style:table-cell-properties fo:border="none" style:writing-mode="lr-tb" style:vertical-align="bottom" fo:padding-top="0in" fo:padding-left="0.0486in" fo:padding-bottom="0in" fo:padding-right="0.0486in"/>
    </style:style>
    <style:style style:name="P4615" style:parent-style-name="Standard" style:family="paragraph">
      <style:text-properties style:font-name-asian="Times New Roman" style:font-name-complex="Calibri" fo:color="#000000" style:language-asian="it" style:country-asian="IT"/>
    </style:style>
    <style:style style:name="TableCell4616" style:family="table-cell">
      <style:table-cell-properties fo:border="none" style:writing-mode="lr-tb" style:vertical-align="bottom" fo:padding-top="0in" fo:padding-left="0.0486in" fo:padding-bottom="0in" fo:padding-right="0.0486in"/>
    </style:style>
    <style:style style:name="P4617"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18" style:family="table-row">
      <style:table-row-properties style:row-height="0.0159in"/>
    </style:style>
    <style:style style:name="TableCell4619" style:family="table-cell">
      <style:table-cell-properties fo:border="none" style:writing-mode="lr-tb" style:vertical-align="bottom" fo:padding-top="0in" fo:padding-left="0.0486in" fo:padding-bottom="0in" fo:padding-right="0.0486in"/>
    </style:style>
    <style:style style:name="P4620" style:parent-style-name="Standard" style:family="paragraph">
      <style:text-properties style:font-name-asian="Times New Roman" style:font-name-complex="Calibri" fo:color="#000000" style:language-asian="it" style:country-asian="IT"/>
    </style:style>
    <style:style style:name="TableCell4621" style:family="table-cell">
      <style:table-cell-properties fo:border="none" style:writing-mode="lr-tb" style:vertical-align="bottom" fo:padding-top="0in" fo:padding-left="0.0486in" fo:padding-bottom="0in" fo:padding-right="0.0486in"/>
    </style:style>
    <style:style style:name="P4622" style:parent-style-name="Standard" style:family="paragraph">
      <style:paragraph-properties fo:margin-bottom="0in"/>
      <style:text-properties fo:color="#00000A" fo:font-size="10pt" style:font-size-asian="10pt" style:font-size-complex="10pt" style:language-asian="it" style:country-asian="IT"/>
    </style:style>
    <style:style style:name="TableCell4623" style:family="table-cell">
      <style:table-cell-properties fo:border="none" style:writing-mode="lr-tb" style:vertical-align="bottom" fo:padding-top="0in" fo:padding-left="0.0486in" fo:padding-bottom="0in" fo:padding-right="0.0486in"/>
    </style:style>
    <style:style style:name="P4624" style:parent-style-name="Standard" style:family="paragraph">
      <style:paragraph-properties fo:margin-bottom="0in"/>
      <style:text-properties fo:color="#00000A" fo:font-size="10pt" style:font-size-asian="10pt" style:font-size-complex="10pt" style:language-asian="it" style:country-asian="IT"/>
    </style:style>
    <style:style style:name="TableRow4625" style:family="table-row">
      <style:table-row-properties style:row-height="0.0159in"/>
    </style:style>
    <style:style style:name="TableCell4626" style:family="table-cell">
      <style:table-cell-properties fo:border="none" style:writing-mode="lr-tb" style:vertical-align="bottom" fo:padding-top="0in" fo:padding-left="0.0486in" fo:padding-bottom="0in" fo:padding-right="0.0486in"/>
    </style:style>
    <style:style style:name="P4627" style:parent-style-name="Standard" style:family="paragraph">
      <style:paragraph-properties fo:margin-bottom="0in"/>
      <style:text-properties fo:color="#00000A" fo:font-size="10pt" style:font-size-asian="10pt" style:font-size-complex="10pt" style:language-asian="it" style:country-asian="IT"/>
    </style:style>
    <style:style style:name="TableCell4628" style:family="table-cell">
      <style:table-cell-properties fo:border="none" style:writing-mode="lr-tb" style:vertical-align="bottom" fo:padding-top="0in" fo:padding-left="0.0486in" fo:padding-bottom="0in" fo:padding-right="0.0486in"/>
    </style:style>
    <style:style style:name="P4629" style:parent-style-name="Standard" style:family="paragraph">
      <style:paragraph-properties fo:margin-bottom="0in"/>
      <style:text-properties fo:color="#00000A" fo:font-size="10pt" style:font-size-asian="10pt" style:font-size-complex="10pt" style:language-asian="it" style:country-asian="IT"/>
    </style:style>
    <style:style style:name="TableCell4630" style:family="table-cell">
      <style:table-cell-properties fo:border="none" style:writing-mode="lr-tb" style:vertical-align="bottom" fo:padding-top="0in" fo:padding-left="0.0486in" fo:padding-bottom="0in" fo:padding-right="0.0486in"/>
    </style:style>
    <style:style style:name="P4631" style:parent-style-name="Standard" style:family="paragraph">
      <style:paragraph-properties fo:margin-bottom="0in"/>
      <style:text-properties fo:color="#00000A" fo:font-size="10pt" style:font-size-asian="10pt" style:font-size-complex="10pt" style:language-asian="it" style:country-asian="IT"/>
    </style:style>
    <style:style style:name="TableRow4632" style:family="table-row">
      <style:table-row-properties style:row-height="0.0159in"/>
    </style:style>
    <style:style style:name="TableCell4633" style:family="table-cell">
      <style:table-cell-properties fo:border="none" style:writing-mode="lr-tb" style:vertical-align="bottom" fo:padding-top="0in" fo:padding-left="0.0486in" fo:padding-bottom="0in" fo:padding-right="0.0486in"/>
    </style:style>
    <style:style style:name="P4634" style:parent-style-name="Standard" style:family="paragraph">
      <style:paragraph-properties fo:margin-bottom="0in"/>
      <style:text-properties fo:color="#00000A" fo:font-size="10pt" style:font-size-asian="10pt" style:font-size-complex="10pt" style:language-asian="it" style:country-asian="IT"/>
    </style:style>
    <style:style style:name="TableCell4635" style:family="table-cell">
      <style:table-cell-properties fo:border="none" style:writing-mode="lr-tb" style:vertical-align="bottom" fo:padding-top="0in" fo:padding-left="0.0486in" fo:padding-bottom="0in" fo:padding-right="0.0486in"/>
    </style:style>
    <style:style style:name="P4636" style:parent-style-name="Standard" style:family="paragraph">
      <style:paragraph-properties fo:margin-bottom="0in"/>
      <style:text-properties fo:color="#00000A" fo:font-size="10pt" style:font-size-asian="10pt" style:font-size-complex="10pt" style:language-asian="it" style:country-asian="IT"/>
    </style:style>
    <style:style style:name="TableCell4637" style:family="table-cell">
      <style:table-cell-properties fo:border="none" style:writing-mode="lr-tb" style:vertical-align="bottom" fo:padding-top="0in" fo:padding-left="0.0486in" fo:padding-bottom="0in" fo:padding-right="0.0486in"/>
    </style:style>
    <style:style style:name="P4638" style:parent-style-name="Standard" style:family="paragraph">
      <style:paragraph-properties fo:margin-bottom="0in"/>
      <style:text-properties fo:color="#00000A" fo:font-size="10pt" style:font-size-asian="10pt" style:font-size-complex="10pt" style:language-asian="it" style:country-asian="IT"/>
    </style:style>
    <style:style style:name="TableRow4639" style:family="table-row">
      <style:table-row-properties style:min-row-height="0.2083in"/>
    </style:style>
    <style:style style:name="TableCell4640" style:family="table-cell">
      <style:table-cell-properties fo:border="none" style:writing-mode="lr-tb" style:vertical-align="bottom" fo:padding-top="0in" fo:padding-left="0.0486in" fo:padding-bottom="0in" fo:padding-right="0.0486in"/>
    </style:style>
    <style:style style:name="P4641"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42" style:family="table-cell">
      <style:table-cell-properties fo:border="none" style:writing-mode="lr-tb" style:vertical-align="bottom" fo:padding-top="0in" fo:padding-left="0.0486in" fo:padding-bottom="0in" fo:padding-right="0.0486in"/>
    </style:style>
    <style:style style:name="P4643" style:parent-style-name="Standard" style:family="paragraph">
      <style:text-properties style:font-name-asian="Times New Roman" style:font-name-complex="Calibri" fo:color="#000000" style:language-asian="it" style:country-asian="IT"/>
    </style:style>
    <style:style style:name="TableCell4644" style:family="table-cell">
      <style:table-cell-properties fo:border="none" style:writing-mode="lr-tb" style:vertical-align="bottom" fo:padding-top="0in" fo:padding-left="0.0486in" fo:padding-bottom="0in" fo:padding-right="0.0486in"/>
    </style:style>
    <style:style style:name="P4645"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46" style:family="table-row">
      <style:table-row-properties style:row-height="0.0159in"/>
    </style:style>
    <style:style style:name="TableCell4647" style:family="table-cell">
      <style:table-cell-properties fo:border="none" style:writing-mode="lr-tb" style:vertical-align="bottom" fo:padding-top="0in" fo:padding-left="0.0486in" fo:padding-bottom="0in" fo:padding-right="0.0486in"/>
    </style:style>
    <style:style style:name="P4648" style:parent-style-name="Standard" style:family="paragraph">
      <style:text-properties style:font-name-asian="Times New Roman" style:font-name-complex="Calibri" fo:color="#000000" style:language-asian="it" style:country-asian="IT"/>
    </style:style>
    <style:style style:name="TableCell4649" style:family="table-cell">
      <style:table-cell-properties fo:border="none" style:writing-mode="lr-tb" style:vertical-align="bottom" fo:padding-top="0in" fo:padding-left="0.0486in" fo:padding-bottom="0in" fo:padding-right="0.0486in"/>
    </style:style>
    <style:style style:name="P4650" style:parent-style-name="Standard" style:family="paragraph">
      <style:paragraph-properties fo:margin-bottom="0in"/>
      <style:text-properties fo:color="#00000A" fo:font-size="10pt" style:font-size-asian="10pt" style:font-size-complex="10pt" style:language-asian="it" style:country-asian="IT"/>
    </style:style>
    <style:style style:name="TableCell4651" style:family="table-cell">
      <style:table-cell-properties fo:border="none" style:writing-mode="lr-tb" style:vertical-align="bottom" fo:padding-top="0in" fo:padding-left="0.0486in" fo:padding-bottom="0in" fo:padding-right="0.0486in"/>
    </style:style>
    <style:style style:name="P4652" style:parent-style-name="Standard" style:family="paragraph">
      <style:paragraph-properties fo:margin-bottom="0in"/>
      <style:text-properties fo:color="#00000A" fo:font-size="10pt" style:font-size-asian="10pt" style:font-size-complex="10pt" style:language-asian="it" style:country-asian="IT"/>
    </style:style>
    <style:style style:name="TableRow4653" style:family="table-row">
      <style:table-row-properties style:row-height="0.0159in"/>
    </style:style>
    <style:style style:name="TableCell4654" style:family="table-cell">
      <style:table-cell-properties fo:border="none" style:writing-mode="lr-tb" style:vertical-align="bottom" fo:padding-top="0in" fo:padding-left="0.0486in" fo:padding-bottom="0in" fo:padding-right="0.0486in"/>
    </style:style>
    <style:style style:name="P4655" style:parent-style-name="Standard" style:family="paragraph">
      <style:paragraph-properties fo:margin-bottom="0in"/>
      <style:text-properties fo:color="#00000A" fo:font-size="10pt" style:font-size-asian="10pt" style:font-size-complex="10pt" style:language-asian="it" style:country-asian="IT"/>
    </style:style>
    <style:style style:name="TableCell4656" style:family="table-cell">
      <style:table-cell-properties fo:border="none" style:writing-mode="lr-tb" style:vertical-align="bottom" fo:padding-top="0in" fo:padding-left="0.0486in" fo:padding-bottom="0in" fo:padding-right="0.0486in"/>
    </style:style>
    <style:style style:name="P4657" style:parent-style-name="Standard" style:family="paragraph">
      <style:paragraph-properties fo:margin-bottom="0in"/>
      <style:text-properties fo:color="#00000A" fo:font-size="10pt" style:font-size-asian="10pt" style:font-size-complex="10pt" style:language-asian="it" style:country-asian="IT"/>
    </style:style>
    <style:style style:name="TableCell4658" style:family="table-cell">
      <style:table-cell-properties fo:border="none" style:writing-mode="lr-tb" style:vertical-align="bottom" fo:padding-top="0in" fo:padding-left="0.0486in" fo:padding-bottom="0in" fo:padding-right="0.0486in"/>
    </style:style>
    <style:style style:name="P4659" style:parent-style-name="Standard" style:family="paragraph">
      <style:paragraph-properties fo:margin-bottom="0in"/>
      <style:text-properties fo:color="#00000A" fo:font-size="10pt" style:font-size-asian="10pt" style:font-size-complex="10pt" style:language-asian="it" style:country-asian="IT"/>
    </style:style>
    <style:style style:name="TableRow4660" style:family="table-row">
      <style:table-row-properties style:row-height="0.0159in"/>
    </style:style>
    <style:style style:name="TableCell4661" style:family="table-cell">
      <style:table-cell-properties fo:border="none" style:writing-mode="lr-tb" style:vertical-align="bottom" fo:padding-top="0in" fo:padding-left="0.0486in" fo:padding-bottom="0in" fo:padding-right="0.0486in"/>
    </style:style>
    <style:style style:name="P4662" style:parent-style-name="Standard" style:family="paragraph">
      <style:paragraph-properties fo:margin-bottom="0in"/>
      <style:text-properties fo:color="#00000A" fo:font-size="10pt" style:font-size-asian="10pt" style:font-size-complex="10pt" style:language-asian="it" style:country-asian="IT"/>
    </style:style>
    <style:style style:name="TableCell4663" style:family="table-cell">
      <style:table-cell-properties fo:border="none" style:writing-mode="lr-tb" style:vertical-align="bottom" fo:padding-top="0in" fo:padding-left="0.0486in" fo:padding-bottom="0in" fo:padding-right="0.0486in"/>
    </style:style>
    <style:style style:name="P4664" style:parent-style-name="Standard" style:family="paragraph">
      <style:paragraph-properties fo:margin-bottom="0in"/>
      <style:text-properties fo:color="#00000A" fo:font-size="10pt" style:font-size-asian="10pt" style:font-size-complex="10pt" style:language-asian="it" style:country-asian="IT"/>
    </style:style>
    <style:style style:name="TableCell4665" style:family="table-cell">
      <style:table-cell-properties fo:border="none" style:writing-mode="lr-tb" style:vertical-align="bottom" fo:padding-top="0in" fo:padding-left="0.0486in" fo:padding-bottom="0in" fo:padding-right="0.0486in"/>
    </style:style>
    <style:style style:name="P4666" style:parent-style-name="Standard" style:family="paragraph">
      <style:paragraph-properties fo:margin-bottom="0in"/>
      <style:text-properties fo:color="#00000A" fo:font-size="10pt" style:font-size-asian="10pt" style:font-size-complex="10pt" style:language-asian="it" style:country-asian="IT"/>
    </style:style>
    <style:style style:name="TableRow4667" style:family="table-row">
      <style:table-row-properties style:min-row-height="0.2083in"/>
    </style:style>
    <style:style style:name="TableCell4668" style:family="table-cell">
      <style:table-cell-properties fo:border="none" style:writing-mode="lr-tb" style:vertical-align="bottom" fo:padding-top="0in" fo:padding-left="0.0486in" fo:padding-bottom="0in" fo:padding-right="0.0486in"/>
    </style:style>
    <style:style style:name="P4669"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Cell4670" style:family="table-cell">
      <style:table-cell-properties fo:border="none" style:writing-mode="lr-tb" style:vertical-align="bottom" fo:padding-top="0in" fo:padding-left="0.0486in" fo:padding-bottom="0in" fo:padding-right="0.0486in"/>
    </style:style>
    <style:style style:name="P4671" style:parent-style-name="Standard" style:family="paragraph">
      <style:text-properties style:font-name-asian="Times New Roman" style:font-name-complex="Calibri" fo:color="#000000" style:language-asian="it" style:country-asian="IT"/>
    </style:style>
    <style:style style:name="TableCell4672" style:family="table-cell">
      <style:table-cell-properties fo:border="none" style:writing-mode="lr-tb" style:vertical-align="bottom" fo:padding-top="0in" fo:padding-left="0.0486in" fo:padding-bottom="0in" fo:padding-right="0.0486in"/>
    </style:style>
    <style:style style:name="P4673" style:parent-style-name="Standard" style:family="paragraph">
      <style:paragraph-properties fo:margin-bottom="0in" fo:line-height="100%"/>
      <style:text-properties style:font-name-asian="Times New Roman" style:font-name-complex="Calibri" fo:color="#000000" style:language-asian="it" style:country-asian="IT"/>
    </style:style>
    <style:style style:name="TableRow4674" style:family="table-row">
      <style:table-row-properties style:row-height="0.0159in"/>
    </style:style>
    <style:style style:name="TableCell4675" style:family="table-cell">
      <style:table-cell-properties fo:border="none" style:writing-mode="lr-tb" style:vertical-align="bottom" fo:padding-top="0in" fo:padding-left="0.0486in" fo:padding-bottom="0in" fo:padding-right="0.0486in"/>
    </style:style>
    <style:style style:name="P4676" style:parent-style-name="Standard" style:family="paragraph">
      <style:text-properties style:font-name-asian="Times New Roman" style:font-name-complex="Calibri" fo:color="#000000" style:language-asian="it" style:country-asian="IT"/>
    </style:style>
    <style:style style:name="TableCell4677" style:family="table-cell">
      <style:table-cell-properties fo:border="none" style:writing-mode="lr-tb" style:vertical-align="bottom" fo:padding-top="0in" fo:padding-left="0.0486in" fo:padding-bottom="0in" fo:padding-right="0.0486in"/>
    </style:style>
    <style:style style:name="P4678" style:parent-style-name="Standard" style:family="paragraph">
      <style:paragraph-properties fo:margin-bottom="0in"/>
      <style:text-properties fo:color="#00000A" fo:font-size="10pt" style:font-size-asian="10pt" style:font-size-complex="10pt" style:language-asian="it" style:country-asian="IT"/>
    </style:style>
    <style:style style:name="TableCell4679" style:family="table-cell">
      <style:table-cell-properties fo:border="none" style:writing-mode="lr-tb" style:vertical-align="bottom" fo:padding-top="0in" fo:padding-left="0.0486in" fo:padding-bottom="0in" fo:padding-right="0.0486in"/>
    </style:style>
    <style:style style:name="P4680" style:parent-style-name="Standard" style:family="paragraph">
      <style:paragraph-properties fo:margin-bottom="0in"/>
      <style:text-properties fo:color="#00000A" fo:font-size="10pt" style:font-size-asian="10pt" style:font-size-complex="10pt" style:language-asian="it" style:country-asian="IT"/>
    </style:style>
    <style:style style:name="TableRow4681" style:family="table-row">
      <style:table-row-properties style:row-height="0.0159in"/>
    </style:style>
    <style:style style:name="TableCell4682" style:family="table-cell">
      <style:table-cell-properties fo:border="none" style:writing-mode="lr-tb" style:vertical-align="bottom" fo:padding-top="0in" fo:padding-left="0.0486in" fo:padding-bottom="0in" fo:padding-right="0.0486in"/>
    </style:style>
    <style:style style:name="P4683" style:parent-style-name="Standard" style:family="paragraph">
      <style:paragraph-properties fo:margin-bottom="0in"/>
      <style:text-properties fo:color="#00000A" fo:font-size="10pt" style:font-size-asian="10pt" style:font-size-complex="10pt" style:language-asian="it" style:country-asian="IT"/>
    </style:style>
    <style:style style:name="TableCell4684" style:family="table-cell">
      <style:table-cell-properties fo:border="none" style:writing-mode="lr-tb" style:vertical-align="bottom" fo:padding-top="0in" fo:padding-left="0.0486in" fo:padding-bottom="0in" fo:padding-right="0.0486in"/>
    </style:style>
    <style:style style:name="P4685" style:parent-style-name="Standard" style:family="paragraph">
      <style:paragraph-properties fo:margin-bottom="0in"/>
      <style:text-properties fo:color="#00000A" fo:font-size="10pt" style:font-size-asian="10pt" style:font-size-complex="10pt" style:language-asian="it" style:country-asian="IT"/>
    </style:style>
    <style:style style:name="TableCell4686" style:family="table-cell">
      <style:table-cell-properties fo:border="none" style:writing-mode="lr-tb" style:vertical-align="bottom" fo:padding-top="0in" fo:padding-left="0.0486in" fo:padding-bottom="0in" fo:padding-right="0.0486in"/>
    </style:style>
    <style:style style:name="P4687" style:parent-style-name="Standard" style:family="paragraph">
      <style:paragraph-properties fo:margin-bottom="0in"/>
      <style:text-properties fo:color="#00000A" fo:font-size="10pt" style:font-size-asian="10pt" style:font-size-complex="10pt" style:language-asian="it" style:country-asian="IT"/>
    </style:style>
    <style:style style:name="TableRow4688" style:family="table-row">
      <style:table-row-properties style:row-height="0.0159in"/>
    </style:style>
    <style:style style:name="TableCell4689" style:family="table-cell">
      <style:table-cell-properties fo:border="none" style:writing-mode="lr-tb" style:vertical-align="bottom" fo:padding-top="0in" fo:padding-left="0.0486in" fo:padding-bottom="0in" fo:padding-right="0.0486in"/>
    </style:style>
    <style:style style:name="P4690" style:parent-style-name="Standard" style:family="paragraph">
      <style:paragraph-properties fo:margin-bottom="0in"/>
      <style:text-properties fo:color="#00000A" fo:font-size="10pt" style:font-size-asian="10pt" style:font-size-complex="10pt" style:language-asian="it" style:country-asian="IT"/>
    </style:style>
    <style:style style:name="TableCell4691" style:family="table-cell">
      <style:table-cell-properties fo:border="none" style:writing-mode="lr-tb" style:vertical-align="bottom" fo:padding-top="0in" fo:padding-left="0.0486in" fo:padding-bottom="0in" fo:padding-right="0.0486in"/>
    </style:style>
    <style:style style:name="P4692" style:parent-style-name="Standard" style:family="paragraph">
      <style:paragraph-properties fo:margin-bottom="0in"/>
      <style:text-properties fo:color="#00000A" fo:font-size="10pt" style:font-size-asian="10pt" style:font-size-complex="10pt" style:language-asian="it" style:country-asian="IT"/>
    </style:style>
    <style:style style:name="TableCell4693" style:family="table-cell">
      <style:table-cell-properties fo:border="none" style:writing-mode="lr-tb" style:vertical-align="bottom" fo:padding-top="0in" fo:padding-left="0.0486in" fo:padding-bottom="0in" fo:padding-right="0.0486in"/>
    </style:style>
    <style:style style:name="P4694" style:parent-style-name="Standard" style:family="paragraph">
      <style:paragraph-properties fo:margin-bottom="0in"/>
      <style:text-properties fo:color="#00000A" fo:font-size="10pt" style:font-size-asian="10pt" style:font-size-complex="10pt" style:language-asian="it" style:country-asian="IT"/>
    </style:style>
    <style:style style:name="TableRow4695" style:family="table-row">
      <style:table-row-properties style:row-height="0.0159in"/>
    </style:style>
    <style:style style:name="TableCell4696" style:family="table-cell">
      <style:table-cell-properties fo:border="none" style:writing-mode="lr-tb" style:vertical-align="bottom" fo:padding-top="0in" fo:padding-left="0.0486in" fo:padding-bottom="0in" fo:padding-right="0.0486in"/>
    </style:style>
    <style:style style:name="P4697" style:parent-style-name="Standard" style:family="paragraph">
      <style:paragraph-properties fo:margin-bottom="0in"/>
      <style:text-properties fo:color="#00000A" fo:font-size="10pt" style:font-size-asian="10pt" style:font-size-complex="10pt" style:language-asian="it" style:country-asian="IT"/>
    </style:style>
    <style:style style:name="TableCell4698" style:family="table-cell">
      <style:table-cell-properties fo:border="none" style:writing-mode="lr-tb" style:vertical-align="bottom" fo:padding-top="0in" fo:padding-left="0.0486in" fo:padding-bottom="0in" fo:padding-right="0.0486in"/>
    </style:style>
    <style:style style:name="P4699" style:parent-style-name="Standard" style:family="paragraph">
      <style:paragraph-properties fo:margin-bottom="0in"/>
      <style:text-properties fo:color="#00000A" fo:font-size="10pt" style:font-size-asian="10pt" style:font-size-complex="10pt" style:language-asian="it" style:country-asian="IT"/>
    </style:style>
    <style:style style:name="TableCell4700" style:family="table-cell">
      <style:table-cell-properties fo:border="none" style:writing-mode="lr-tb" style:vertical-align="bottom" fo:padding-top="0in" fo:padding-left="0.0486in" fo:padding-bottom="0in" fo:padding-right="0.0486in"/>
    </style:style>
    <style:style style:name="P4701" style:parent-style-name="Standard" style:family="paragraph">
      <style:paragraph-properties fo:margin-bottom="0in"/>
      <style:text-properties fo:color="#00000A" fo:font-size="10pt" style:font-size-asian="10pt" style:font-size-complex="10pt" style:language-asian="it" style:country-asian="IT"/>
    </style:style>
    <style:style style:name="P4702" style:parent-style-name="Standard" style:family="paragraph">
      <style:paragraph-properties fo:break-before="page"/>
    </style:style>
    <style:style style:name="TableColumn4704" style:family="table-column">
      <style:table-column-properties style:column-width="6.693in"/>
    </style:style>
    <style:style style:name="Table4703" style:family="table">
      <style:table-properties style:width="6.693in" fo:margin-left="-0.0069in" table:align="left"/>
    </style:style>
    <style:style style:name="TableRow4705" style:family="table-row">
      <style:table-row-properties/>
    </style:style>
    <style:style style:name="TableCell4706" style:family="table-cell">
      <style:table-cell-properties fo:border-top="none" fo:border-left="none" fo:border-bottom="0.0069in solid #808080" fo:border-right="none" style:writing-mode="lr-tb" fo:padding-top="0in" fo:padding-left="0.075in" fo:padding-bottom="0in" fo:padding-right="0.075in"/>
    </style:style>
    <style:style style:name="P4707" style:parent-style-name="Standard" style:family="paragraph">
      <style:paragraph-properties fo:margin-bottom="0in" fo:line-height="100%"/>
    </style:style>
    <style:style style:name="TableRow4708" style:family="table-row">
      <style:table-row-properties/>
    </style:style>
    <style:style style:name="TableCell47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0" style:parent-style-name="Standard" style:family="paragraph">
      <style:paragraph-properties fo:margin-bottom="0in" fo:line-height="100%"/>
    </style:style>
    <style:style style:name="TableRow4711" style:family="table-row">
      <style:table-row-properties/>
    </style:style>
    <style:style style:name="TableCell47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3" style:parent-style-name="Standard" style:family="paragraph">
      <style:paragraph-properties fo:margin-bottom="0in" fo:line-height="100%"/>
    </style:style>
    <style:style style:name="TableRow4714" style:family="table-row">
      <style:table-row-properties/>
    </style:style>
    <style:style style:name="TableCell47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6" style:parent-style-name="Standard" style:family="paragraph">
      <style:paragraph-properties fo:margin-bottom="0in" fo:line-height="100%"/>
    </style:style>
    <style:style style:name="TableRow4717" style:family="table-row">
      <style:table-row-properties/>
    </style:style>
    <style:style style:name="TableCell47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19" style:parent-style-name="Standard" style:family="paragraph">
      <style:paragraph-properties fo:margin-bottom="0in" fo:line-height="100%"/>
    </style:style>
    <style:style style:name="TableRow4720" style:family="table-row">
      <style:table-row-properties/>
    </style:style>
    <style:style style:name="TableCell47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2" style:parent-style-name="Standard" style:family="paragraph">
      <style:paragraph-properties fo:margin-bottom="0in" fo:line-height="100%"/>
    </style:style>
    <style:style style:name="TableRow4723" style:family="table-row">
      <style:table-row-properties/>
    </style:style>
    <style:style style:name="TableCell47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5" style:parent-style-name="Standard" style:family="paragraph">
      <style:paragraph-properties fo:margin-bottom="0in" fo:line-height="100%"/>
    </style:style>
    <style:style style:name="TableRow4726" style:family="table-row">
      <style:table-row-properties/>
    </style:style>
    <style:style style:name="TableCell47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28" style:parent-style-name="Standard" style:family="paragraph">
      <style:paragraph-properties fo:margin-bottom="0in" fo:line-height="100%"/>
    </style:style>
    <style:style style:name="TableRow4729" style:family="table-row">
      <style:table-row-properties/>
    </style:style>
    <style:style style:name="TableCell47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1" style:parent-style-name="Standard" style:family="paragraph">
      <style:paragraph-properties fo:margin-bottom="0in" fo:line-height="100%"/>
    </style:style>
    <style:style style:name="TableRow4732" style:family="table-row">
      <style:table-row-properties/>
    </style:style>
    <style:style style:name="TableCell47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4" style:parent-style-name="Standard" style:family="paragraph">
      <style:paragraph-properties fo:margin-bottom="0in" fo:line-height="100%"/>
    </style:style>
    <style:style style:name="TableRow4735" style:family="table-row">
      <style:table-row-properties/>
    </style:style>
    <style:style style:name="TableCell47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37" style:parent-style-name="Standard" style:family="paragraph">
      <style:paragraph-properties fo:margin-bottom="0in" fo:line-height="100%"/>
    </style:style>
    <style:style style:name="TableRow4738" style:family="table-row">
      <style:table-row-properties/>
    </style:style>
    <style:style style:name="TableCell47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0" style:parent-style-name="Standard" style:family="paragraph">
      <style:paragraph-properties fo:margin-bottom="0in" fo:line-height="100%"/>
    </style:style>
    <style:style style:name="TableRow4741" style:family="table-row">
      <style:table-row-properties/>
    </style:style>
    <style:style style:name="TableCell47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3" style:parent-style-name="Standard" style:family="paragraph">
      <style:paragraph-properties fo:margin-bottom="0in" fo:line-height="100%"/>
    </style:style>
    <style:style style:name="P4744" style:parent-style-name="Titolo2" style:family="paragraph">
      <style:paragraph-properties fo:break-before="page"/>
    </style:style>
    <style:style style:name="TableColumn4746" style:family="table-column">
      <style:table-column-properties style:column-width="6.693in"/>
    </style:style>
    <style:style style:name="Table4745" style:family="table">
      <style:table-properties style:width="6.693in" fo:margin-left="-0.0069in" table:align="left"/>
    </style:style>
    <style:style style:name="TableRow4747" style:family="table-row">
      <style:table-row-properties/>
    </style:style>
    <style:style style:name="TableCell47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49" style:parent-style-name="Standard" style:family="paragraph">
      <style:paragraph-properties fo:margin-bottom="0in" fo:line-height="100%"/>
    </style:style>
    <style:style style:name="TableRow4750" style:family="table-row">
      <style:table-row-properties/>
    </style:style>
    <style:style style:name="TableCell47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2" style:parent-style-name="Standard" style:family="paragraph">
      <style:paragraph-properties fo:margin-bottom="0in" fo:line-height="100%"/>
    </style:style>
    <style:style style:name="TableRow4753" style:family="table-row">
      <style:table-row-properties/>
    </style:style>
    <style:style style:name="TableCell47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5" style:parent-style-name="Standard" style:family="paragraph">
      <style:paragraph-properties fo:margin-bottom="0in" fo:line-height="100%"/>
    </style:style>
    <style:style style:name="TableRow4756" style:family="table-row">
      <style:table-row-properties/>
    </style:style>
    <style:style style:name="TableCell47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58" style:parent-style-name="Standard" style:family="paragraph">
      <style:paragraph-properties fo:margin-bottom="0in" fo:line-height="100%"/>
    </style:style>
    <style:style style:name="TableRow4759" style:family="table-row">
      <style:table-row-properties/>
    </style:style>
    <style:style style:name="TableCell47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1" style:parent-style-name="Standard" style:family="paragraph">
      <style:paragraph-properties fo:margin-bottom="0in" fo:line-height="100%"/>
    </style:style>
    <style:style style:name="TableRow4762" style:family="table-row">
      <style:table-row-properties/>
    </style:style>
    <style:style style:name="TableCell47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4" style:parent-style-name="Standard" style:family="paragraph">
      <style:paragraph-properties fo:margin-bottom="0in" fo:line-height="100%"/>
    </style:style>
    <style:style style:name="TableRow4765" style:family="table-row">
      <style:table-row-properties/>
    </style:style>
    <style:style style:name="TableCell47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67" style:parent-style-name="Standard" style:family="paragraph">
      <style:paragraph-properties fo:margin-bottom="0in" fo:line-height="100%"/>
    </style:style>
    <style:style style:name="TableRow4768" style:family="table-row">
      <style:table-row-properties/>
    </style:style>
    <style:style style:name="TableCell47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0" style:parent-style-name="Standard" style:family="paragraph">
      <style:paragraph-properties fo:margin-bottom="0in" fo:line-height="100%"/>
    </style:style>
    <style:style style:name="TableRow4771" style:family="table-row">
      <style:table-row-properties/>
    </style:style>
    <style:style style:name="TableCell47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3" style:parent-style-name="Standard" style:family="paragraph">
      <style:paragraph-properties fo:margin-bottom="0in" fo:line-height="100%"/>
    </style:style>
    <style:style style:name="TableRow4774" style:family="table-row">
      <style:table-row-properties/>
    </style:style>
    <style:style style:name="TableCell47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6" style:parent-style-name="Standard" style:family="paragraph">
      <style:paragraph-properties fo:margin-bottom="0in" fo:line-height="100%"/>
    </style:style>
    <style:style style:name="TableRow4777" style:family="table-row">
      <style:table-row-properties/>
    </style:style>
    <style:style style:name="TableCell47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79" style:parent-style-name="Standard" style:family="paragraph">
      <style:paragraph-properties fo:margin-bottom="0in" fo:line-height="100%"/>
    </style:style>
    <style:style style:name="TableRow4780" style:family="table-row">
      <style:table-row-properties/>
    </style:style>
    <style:style style:name="TableCell47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2" style:parent-style-name="Standard" style:family="paragraph">
      <style:paragraph-properties fo:margin-bottom="0in" fo:line-height="100%"/>
    </style:style>
    <style:style style:name="TableRow4783" style:family="table-row">
      <style:table-row-properties/>
    </style:style>
    <style:style style:name="TableCell47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5" style:parent-style-name="Standard" style:family="paragraph">
      <style:paragraph-properties fo:margin-bottom="0in" fo:line-height="100%"/>
    </style:style>
    <style:style style:name="TableRow4786" style:family="table-row">
      <style:table-row-properties/>
    </style:style>
    <style:style style:name="TableCell47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88" style:parent-style-name="Standard" style:family="paragraph">
      <style:paragraph-properties fo:margin-bottom="0in" fo:line-height="100%"/>
    </style:style>
    <style:style style:name="TableRow4789" style:family="table-row">
      <style:table-row-properties/>
    </style:style>
    <style:style style:name="TableCell47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1" style:parent-style-name="Standard" style:family="paragraph">
      <style:paragraph-properties fo:margin-bottom="0in" fo:line-height="100%"/>
    </style:style>
    <style:style style:name="TableRow4792" style:family="table-row">
      <style:table-row-properties/>
    </style:style>
    <style:style style:name="TableCell47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4" style:parent-style-name="Standard" style:family="paragraph">
      <style:paragraph-properties fo:margin-bottom="0in" fo:line-height="100%"/>
    </style:style>
    <style:style style:name="TableRow4795" style:family="table-row">
      <style:table-row-properties/>
    </style:style>
    <style:style style:name="TableCell47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797" style:parent-style-name="Standard" style:family="paragraph">
      <style:paragraph-properties fo:margin-bottom="0in" fo:line-height="100%"/>
    </style:style>
    <style:style style:name="TableRow4798" style:family="table-row">
      <style:table-row-properties/>
    </style:style>
    <style:style style:name="TableCell47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0" style:parent-style-name="Standard" style:family="paragraph">
      <style:paragraph-properties fo:margin-bottom="0in" fo:line-height="100%"/>
    </style:style>
    <style:style style:name="TableRow4801" style:family="table-row">
      <style:table-row-properties/>
    </style:style>
    <style:style style:name="TableCell48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3" style:parent-style-name="Standard" style:family="paragraph">
      <style:paragraph-properties fo:margin-bottom="0in" fo:line-height="100%"/>
    </style:style>
    <style:style style:name="TableRow4804" style:family="table-row">
      <style:table-row-properties/>
    </style:style>
    <style:style style:name="TableCell48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6" style:parent-style-name="Standard" style:family="paragraph">
      <style:paragraph-properties fo:margin-bottom="0in" fo:line-height="100%"/>
    </style:style>
    <style:style style:name="TableRow4807" style:family="table-row">
      <style:table-row-properties/>
    </style:style>
    <style:style style:name="TableCell48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09" style:parent-style-name="Standard" style:family="paragraph">
      <style:paragraph-properties fo:margin-bottom="0in" fo:line-height="100%"/>
    </style:style>
    <style:style style:name="TableRow4810" style:family="table-row">
      <style:table-row-properties/>
    </style:style>
    <style:style style:name="TableCell48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2" style:parent-style-name="Standard" style:family="paragraph">
      <style:paragraph-properties fo:margin-bottom="0in" fo:line-height="100%"/>
    </style:style>
    <style:style style:name="TableRow4813" style:family="table-row">
      <style:table-row-properties/>
    </style:style>
    <style:style style:name="TableCell48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5" style:parent-style-name="Standard" style:family="paragraph">
      <style:paragraph-properties fo:margin-bottom="0in" fo:line-height="100%"/>
    </style:style>
    <style:style style:name="TableRow4816" style:family="table-row">
      <style:table-row-properties/>
    </style:style>
    <style:style style:name="TableCell48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18" style:parent-style-name="Standard" style:family="paragraph">
      <style:paragraph-properties fo:margin-bottom="0in" fo:line-height="100%"/>
    </style:style>
    <style:style style:name="TableRow4819" style:family="table-row">
      <style:table-row-properties/>
    </style:style>
    <style:style style:name="TableCell48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1" style:parent-style-name="Standard" style:family="paragraph">
      <style:paragraph-properties fo:margin-bottom="0in" fo:line-height="100%"/>
    </style:style>
    <style:style style:name="TableRow4822" style:family="table-row">
      <style:table-row-properties/>
    </style:style>
    <style:style style:name="TableCell48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4" style:parent-style-name="Standard" style:family="paragraph">
      <style:paragraph-properties fo:margin-bottom="0in" fo:line-height="100%"/>
    </style:style>
    <style:style style:name="TableRow4825" style:family="table-row">
      <style:table-row-properties/>
    </style:style>
    <style:style style:name="TableCell48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27" style:parent-style-name="Standard" style:family="paragraph">
      <style:paragraph-properties fo:margin-bottom="0in" fo:line-height="100%"/>
    </style:style>
    <style:style style:name="TableRow4828" style:family="table-row">
      <style:table-row-properties/>
    </style:style>
    <style:style style:name="TableCell48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0" style:parent-style-name="Standard" style:family="paragraph">
      <style:paragraph-properties fo:margin-bottom="0in" fo:line-height="100%"/>
    </style:style>
    <style:style style:name="TableRow4831" style:family="table-row">
      <style:table-row-properties/>
    </style:style>
    <style:style style:name="TableCell48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3" style:parent-style-name="Standard" style:family="paragraph">
      <style:paragraph-properties fo:margin-bottom="0in" fo:line-height="100%"/>
    </style:style>
    <style:style style:name="TableRow4834" style:family="table-row">
      <style:table-row-properties/>
    </style:style>
    <style:style style:name="TableCell48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6" style:parent-style-name="Standard" style:family="paragraph">
      <style:paragraph-properties fo:margin-bottom="0in" fo:line-height="100%"/>
    </style:style>
    <style:style style:name="TableRow4837" style:family="table-row">
      <style:table-row-properties/>
    </style:style>
    <style:style style:name="TableCell48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39" style:parent-style-name="Standard" style:family="paragraph">
      <style:paragraph-properties fo:margin-bottom="0in" fo:line-height="100%"/>
    </style:style>
    <style:style style:name="TableRow4840" style:family="table-row">
      <style:table-row-properties/>
    </style:style>
    <style:style style:name="TableCell48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2" style:parent-style-name="Standard" style:family="paragraph">
      <style:paragraph-properties fo:margin-bottom="0in" fo:line-height="100%"/>
    </style:style>
    <style:style style:name="TableRow4843" style:family="table-row">
      <style:table-row-properties/>
    </style:style>
    <style:style style:name="TableCell48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5" style:parent-style-name="Standard" style:family="paragraph">
      <style:paragraph-properties fo:margin-bottom="0in" fo:line-height="100%"/>
    </style:style>
    <style:style style:name="TableRow4846" style:family="table-row">
      <style:table-row-properties/>
    </style:style>
    <style:style style:name="TableCell48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48" style:parent-style-name="Standard" style:family="paragraph">
      <style:paragraph-properties fo:margin-bottom="0in" fo:line-height="100%"/>
    </style:style>
    <style:style style:name="TableRow4849" style:family="table-row">
      <style:table-row-properties/>
    </style:style>
    <style:style style:name="TableCell48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1" style:parent-style-name="Standard" style:family="paragraph">
      <style:paragraph-properties fo:margin-bottom="0in" fo:line-height="100%"/>
    </style:style>
    <style:style style:name="TableRow4852" style:family="table-row">
      <style:table-row-properties/>
    </style:style>
    <style:style style:name="TableCell48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4" style:parent-style-name="Standard" style:family="paragraph">
      <style:paragraph-properties fo:margin-bottom="0in" fo:line-height="100%"/>
    </style:style>
    <style:style style:name="TableRow4855" style:family="table-row">
      <style:table-row-properties/>
    </style:style>
    <style:style style:name="TableCell48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57" style:parent-style-name="Standard" style:family="paragraph">
      <style:paragraph-properties fo:margin-bottom="0in" fo:line-height="100%"/>
    </style:style>
    <style:style style:name="TableRow4858" style:family="table-row">
      <style:table-row-properties/>
    </style:style>
    <style:style style:name="TableCell48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0" style:parent-style-name="Standard" style:family="paragraph">
      <style:paragraph-properties fo:margin-bottom="0in" fo:line-height="100%"/>
    </style:style>
    <style:style style:name="TableRow4861" style:family="table-row">
      <style:table-row-properties/>
    </style:style>
    <style:style style:name="TableCell48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3" style:parent-style-name="Standard" style:family="paragraph">
      <style:paragraph-properties fo:margin-bottom="0in" fo:line-height="100%"/>
    </style:style>
    <style:style style:name="TableRow4864" style:family="table-row">
      <style:table-row-properties/>
    </style:style>
    <style:style style:name="TableCell48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6" style:parent-style-name="Standard" style:family="paragraph">
      <style:paragraph-properties fo:margin-bottom="0in" fo:line-height="100%"/>
    </style:style>
    <style:style style:name="TableRow4867" style:family="table-row">
      <style:table-row-properties/>
    </style:style>
    <style:style style:name="TableCell48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69" style:parent-style-name="Standard" style:family="paragraph">
      <style:paragraph-properties fo:margin-bottom="0in" fo:line-height="100%"/>
    </style:style>
    <style:style style:name="TableRow4870" style:family="table-row">
      <style:table-row-properties/>
    </style:style>
    <style:style style:name="TableCell48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2" style:parent-style-name="Standard" style:family="paragraph">
      <style:paragraph-properties fo:margin-bottom="0in" fo:line-height="100%"/>
    </style:style>
    <style:style style:name="TableRow4873" style:family="table-row">
      <style:table-row-properties/>
    </style:style>
    <style:style style:name="TableCell48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5" style:parent-style-name="Standard" style:family="paragraph">
      <style:paragraph-properties fo:margin-bottom="0in" fo:line-height="100%"/>
    </style:style>
    <style:style style:name="TableRow4876" style:family="table-row">
      <style:table-row-properties/>
    </style:style>
    <style:style style:name="TableCell48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78" style:parent-style-name="Standard" style:family="paragraph">
      <style:paragraph-properties fo:margin-bottom="0in" fo:line-height="100%"/>
    </style:style>
    <style:style style:name="TableRow4879" style:family="table-row">
      <style:table-row-properties/>
    </style:style>
    <style:style style:name="TableCell48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1" style:parent-style-name="Standard" style:family="paragraph">
      <style:paragraph-properties fo:margin-bottom="0in" fo:line-height="100%"/>
    </style:style>
    <style:style style:name="TableRow4882" style:family="table-row">
      <style:table-row-properties/>
    </style:style>
    <style:style style:name="TableCell48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4" style:parent-style-name="Standard" style:family="paragraph">
      <style:paragraph-properties fo:margin-bottom="0in" fo:line-height="100%"/>
    </style:style>
    <style:style style:name="TableColumn4886" style:family="table-column">
      <style:table-column-properties style:column-width="6.693in"/>
    </style:style>
    <style:style style:name="Table4885" style:family="table">
      <style:table-properties style:width="6.693in" fo:margin-left="-0.0069in" table:align="left"/>
    </style:style>
    <style:style style:name="TableRow4887" style:family="table-row">
      <style:table-row-properties/>
    </style:style>
    <style:style style:name="TableCell488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89" style:parent-style-name="Standard" style:family="paragraph">
      <style:paragraph-properties fo:margin-bottom="0in" fo:line-height="100%"/>
    </style:style>
    <style:style style:name="TableRow4890" style:family="table-row">
      <style:table-row-properties/>
    </style:style>
    <style:style style:name="TableCell489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2" style:parent-style-name="Standard" style:family="paragraph">
      <style:paragraph-properties fo:margin-bottom="0in" fo:line-height="100%"/>
    </style:style>
    <style:style style:name="TableRow4893" style:family="table-row">
      <style:table-row-properties/>
    </style:style>
    <style:style style:name="TableCell489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5" style:parent-style-name="Standard" style:family="paragraph">
      <style:paragraph-properties fo:margin-bottom="0in" fo:line-height="100%"/>
    </style:style>
    <style:style style:name="TableRow4896" style:family="table-row">
      <style:table-row-properties/>
    </style:style>
    <style:style style:name="TableCell489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898" style:parent-style-name="Standard" style:family="paragraph">
      <style:paragraph-properties fo:margin-bottom="0in" fo:line-height="100%"/>
    </style:style>
    <style:style style:name="TableRow4899" style:family="table-row">
      <style:table-row-properties/>
    </style:style>
    <style:style style:name="TableCell490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1" style:parent-style-name="Standard" style:family="paragraph">
      <style:paragraph-properties fo:margin-bottom="0in" fo:line-height="100%"/>
    </style:style>
    <style:style style:name="TableRow4902" style:family="table-row">
      <style:table-row-properties/>
    </style:style>
    <style:style style:name="TableCell490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4" style:parent-style-name="Standard" style:family="paragraph">
      <style:paragraph-properties fo:margin-bottom="0in" fo:line-height="100%"/>
    </style:style>
    <style:style style:name="TableRow4905" style:family="table-row">
      <style:table-row-properties/>
    </style:style>
    <style:style style:name="TableCell490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07" style:parent-style-name="Standard" style:family="paragraph">
      <style:paragraph-properties fo:margin-bottom="0in" fo:line-height="100%"/>
    </style:style>
    <style:style style:name="TableRow4908" style:family="table-row">
      <style:table-row-properties/>
    </style:style>
    <style:style style:name="TableCell490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0" style:parent-style-name="Standard" style:family="paragraph">
      <style:paragraph-properties fo:margin-bottom="0in" fo:line-height="100%"/>
    </style:style>
    <style:style style:name="TableRow4911" style:family="table-row">
      <style:table-row-properties/>
    </style:style>
    <style:style style:name="TableCell491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3" style:parent-style-name="Standard" style:family="paragraph">
      <style:paragraph-properties fo:margin-bottom="0in" fo:line-height="100%"/>
    </style:style>
    <style:style style:name="TableRow4914" style:family="table-row">
      <style:table-row-properties/>
    </style:style>
    <style:style style:name="TableCell491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6" style:parent-style-name="Standard" style:family="paragraph">
      <style:paragraph-properties fo:margin-bottom="0in" fo:line-height="100%"/>
    </style:style>
    <style:style style:name="TableRow4917" style:family="table-row">
      <style:table-row-properties/>
    </style:style>
    <style:style style:name="TableCell491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19" style:parent-style-name="Standard" style:family="paragraph">
      <style:paragraph-properties fo:margin-bottom="0in" fo:line-height="100%"/>
    </style:style>
    <style:style style:name="TableRow4920" style:family="table-row">
      <style:table-row-properties/>
    </style:style>
    <style:style style:name="TableCell492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2" style:parent-style-name="Standard" style:family="paragraph">
      <style:paragraph-properties fo:margin-bottom="0in" fo:line-height="100%"/>
    </style:style>
    <style:style style:name="TableRow4923" style:family="table-row">
      <style:table-row-properties/>
    </style:style>
    <style:style style:name="TableCell492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5" style:parent-style-name="Standard" style:family="paragraph">
      <style:paragraph-properties fo:margin-bottom="0in" fo:line-height="100%"/>
    </style:style>
    <style:style style:name="TableRow4926" style:family="table-row">
      <style:table-row-properties/>
    </style:style>
    <style:style style:name="TableCell49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28" style:parent-style-name="Standard" style:family="paragraph">
      <style:paragraph-properties fo:margin-bottom="0in" fo:line-height="100%"/>
    </style:style>
    <style:style style:name="TableRow4929" style:family="table-row">
      <style:table-row-properties/>
    </style:style>
    <style:style style:name="TableCell49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1" style:parent-style-name="Standard" style:family="paragraph">
      <style:paragraph-properties fo:margin-bottom="0in" fo:line-height="100%"/>
    </style:style>
    <style:style style:name="TableRow4932" style:family="table-row">
      <style:table-row-properties/>
    </style:style>
    <style:style style:name="TableCell49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4" style:parent-style-name="Standard" style:family="paragraph">
      <style:paragraph-properties fo:margin-bottom="0in" fo:line-height="100%"/>
    </style:style>
    <style:style style:name="TableRow4935" style:family="table-row">
      <style:table-row-properties/>
    </style:style>
    <style:style style:name="TableCell49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37" style:parent-style-name="Standard" style:family="paragraph">
      <style:paragraph-properties fo:margin-bottom="0in" fo:line-height="100%"/>
    </style:style>
    <style:style style:name="TableRow4938" style:family="table-row">
      <style:table-row-properties/>
    </style:style>
    <style:style style:name="TableCell49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0" style:parent-style-name="Standard" style:family="paragraph">
      <style:paragraph-properties fo:margin-bottom="0in" fo:line-height="100%"/>
    </style:style>
    <style:style style:name="TableRow4941" style:family="table-row">
      <style:table-row-properties/>
    </style:style>
    <style:style style:name="TableCell49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3" style:parent-style-name="Standard" style:family="paragraph">
      <style:paragraph-properties fo:margin-bottom="0in" fo:line-height="100%"/>
    </style:style>
    <style:style style:name="TableRow4944" style:family="table-row">
      <style:table-row-properties/>
    </style:style>
    <style:style style:name="TableCell49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6" style:parent-style-name="Standard" style:family="paragraph">
      <style:paragraph-properties fo:margin-bottom="0in" fo:line-height="100%"/>
    </style:style>
    <style:style style:name="TableRow4947" style:family="table-row">
      <style:table-row-properties/>
    </style:style>
    <style:style style:name="TableCell49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49" style:parent-style-name="Standard" style:family="paragraph">
      <style:paragraph-properties fo:margin-bottom="0in" fo:line-height="100%"/>
    </style:style>
    <style:style style:name="TableRow4950" style:family="table-row">
      <style:table-row-properties/>
    </style:style>
    <style:style style:name="TableCell49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2" style:parent-style-name="Standard" style:family="paragraph">
      <style:paragraph-properties fo:margin-bottom="0in" fo:line-height="100%"/>
    </style:style>
    <style:style style:name="TableRow4953" style:family="table-row">
      <style:table-row-properties/>
    </style:style>
    <style:style style:name="TableCell49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5" style:parent-style-name="Standard" style:family="paragraph">
      <style:paragraph-properties fo:margin-bottom="0in" fo:line-height="100%"/>
    </style:style>
    <style:style style:name="TableRow4956" style:family="table-row">
      <style:table-row-properties/>
    </style:style>
    <style:style style:name="TableCell49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58" style:parent-style-name="Standard" style:family="paragraph">
      <style:paragraph-properties fo:margin-bottom="0in" fo:line-height="100%"/>
    </style:style>
    <style:style style:name="TableRow4959" style:family="table-row">
      <style:table-row-properties/>
    </style:style>
    <style:style style:name="TableCell49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1" style:parent-style-name="Standard" style:family="paragraph">
      <style:paragraph-properties fo:margin-bottom="0in" fo:line-height="100%"/>
    </style:style>
    <style:style style:name="TableRow4962" style:family="table-row">
      <style:table-row-properties/>
    </style:style>
    <style:style style:name="TableCell49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4" style:parent-style-name="Standard" style:family="paragraph">
      <style:paragraph-properties fo:margin-bottom="0in" fo:line-height="100%"/>
    </style:style>
    <style:style style:name="TableRow4965" style:family="table-row">
      <style:table-row-properties/>
    </style:style>
    <style:style style:name="TableCell49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67" style:parent-style-name="Standard" style:family="paragraph">
      <style:paragraph-properties fo:margin-bottom="0in" fo:line-height="100%"/>
    </style:style>
    <style:style style:name="TableRow4968" style:family="table-row">
      <style:table-row-properties/>
    </style:style>
    <style:style style:name="TableCell49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0" style:parent-style-name="Standard" style:family="paragraph">
      <style:paragraph-properties fo:margin-bottom="0in" fo:line-height="100%"/>
    </style:style>
    <style:style style:name="TableRow4971" style:family="table-row">
      <style:table-row-properties/>
    </style:style>
    <style:style style:name="TableCell49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3" style:parent-style-name="Standard" style:family="paragraph">
      <style:paragraph-properties fo:margin-bottom="0in" fo:line-height="100%"/>
    </style:style>
    <style:style style:name="TableRow4974" style:family="table-row">
      <style:table-row-properties/>
    </style:style>
    <style:style style:name="TableCell49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6" style:parent-style-name="Standard" style:family="paragraph">
      <style:paragraph-properties fo:margin-bottom="0in" fo:line-height="100%"/>
    </style:style>
    <style:style style:name="TableRow4977" style:family="table-row">
      <style:table-row-properties/>
    </style:style>
    <style:style style:name="TableCell49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79" style:parent-style-name="Standard" style:family="paragraph">
      <style:paragraph-properties fo:margin-bottom="0in" fo:line-height="100%"/>
    </style:style>
    <style:style style:name="TableRow4980" style:family="table-row">
      <style:table-row-properties/>
    </style:style>
    <style:style style:name="TableCell49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2" style:parent-style-name="Standard" style:family="paragraph">
      <style:paragraph-properties fo:margin-bottom="0in" fo:line-height="100%"/>
    </style:style>
    <style:style style:name="TableRow4983" style:family="table-row">
      <style:table-row-properties/>
    </style:style>
    <style:style style:name="TableCell49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5" style:parent-style-name="Standard" style:family="paragraph">
      <style:paragraph-properties fo:margin-bottom="0in" fo:line-height="100%"/>
    </style:style>
    <style:style style:name="TableRow4986" style:family="table-row">
      <style:table-row-properties/>
    </style:style>
    <style:style style:name="TableCell49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88" style:parent-style-name="Standard" style:family="paragraph">
      <style:paragraph-properties fo:margin-bottom="0in" fo:line-height="100%"/>
    </style:style>
    <style:style style:name="TableRow4989" style:family="table-row">
      <style:table-row-properties/>
    </style:style>
    <style:style style:name="TableCell49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1" style:parent-style-name="Standard" style:family="paragraph">
      <style:paragraph-properties fo:margin-bottom="0in" fo:line-height="100%"/>
    </style:style>
    <style:style style:name="TableRow4992" style:family="table-row">
      <style:table-row-properties/>
    </style:style>
    <style:style style:name="TableCell49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4" style:parent-style-name="Standard" style:family="paragraph">
      <style:paragraph-properties fo:margin-bottom="0in" fo:line-height="100%"/>
    </style:style>
    <style:style style:name="TableRow4995" style:family="table-row">
      <style:table-row-properties/>
    </style:style>
    <style:style style:name="TableCell49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4997" style:parent-style-name="Standard" style:family="paragraph">
      <style:paragraph-properties fo:margin-bottom="0in" fo:line-height="100%"/>
    </style:style>
    <style:style style:name="TableRow4998" style:family="table-row">
      <style:table-row-properties/>
    </style:style>
    <style:style style:name="TableCell49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0" style:parent-style-name="Standard" style:family="paragraph">
      <style:paragraph-properties fo:margin-bottom="0in" fo:line-height="100%"/>
    </style:style>
    <style:style style:name="TableRow5001" style:family="table-row">
      <style:table-row-properties/>
    </style:style>
    <style:style style:name="TableCell50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3" style:parent-style-name="Standard" style:family="paragraph">
      <style:paragraph-properties fo:margin-bottom="0in" fo:line-height="100%"/>
    </style:style>
    <style:style style:name="TableRow5004" style:family="table-row">
      <style:table-row-properties/>
    </style:style>
    <style:style style:name="TableCell50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6" style:parent-style-name="Standard" style:family="paragraph">
      <style:paragraph-properties fo:margin-bottom="0in" fo:line-height="100%"/>
    </style:style>
    <style:style style:name="TableRow5007" style:family="table-row">
      <style:table-row-properties/>
    </style:style>
    <style:style style:name="TableCell50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09" style:parent-style-name="Standard" style:family="paragraph">
      <style:paragraph-properties fo:margin-bottom="0in" fo:line-height="100%"/>
    </style:style>
    <style:style style:name="TableRow5010" style:family="table-row">
      <style:table-row-properties/>
    </style:style>
    <style:style style:name="TableCell50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2" style:parent-style-name="Standard" style:family="paragraph">
      <style:paragraph-properties fo:margin-bottom="0in" fo:line-height="100%"/>
    </style:style>
    <style:style style:name="TableRow5013" style:family="table-row">
      <style:table-row-properties/>
    </style:style>
    <style:style style:name="TableCell50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5" style:parent-style-name="Standard" style:family="paragraph">
      <style:paragraph-properties fo:margin-bottom="0in" fo:line-height="100%"/>
    </style:style>
    <style:style style:name="TableRow5016" style:family="table-row">
      <style:table-row-properties/>
    </style:style>
    <style:style style:name="TableCell50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18" style:parent-style-name="Standard" style:family="paragraph">
      <style:paragraph-properties fo:margin-bottom="0in" fo:line-height="100%"/>
    </style:style>
    <style:style style:name="TableRow5019" style:family="table-row">
      <style:table-row-properties/>
    </style:style>
    <style:style style:name="TableCell50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1" style:parent-style-name="Standard" style:family="paragraph">
      <style:paragraph-properties fo:margin-bottom="0in" fo:line-height="100%"/>
    </style:style>
    <style:style style:name="TableRow5022" style:family="table-row">
      <style:table-row-properties/>
    </style:style>
    <style:style style:name="TableCell50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24" style:parent-style-name="Standard" style:family="paragraph">
      <style:paragraph-properties fo:margin-bottom="0in" fo:line-height="100%"/>
    </style:style>
    <style:style style:name="P5025" style:parent-style-name="Standard" style:family="paragraph">
      <style:text-properties fo:font-weight="bold" style:font-weight-asian="bold"/>
    </style:style>
    <style:style style:name="TableColumn5027" style:family="table-column">
      <style:table-column-properties style:column-width="6.693in"/>
    </style:style>
    <style:style style:name="Table5026" style:family="table">
      <style:table-properties style:width="6.693in" fo:margin-left="-0.0069in" table:align="left"/>
    </style:style>
    <style:style style:name="TableRow5028" style:family="table-row">
      <style:table-row-properties/>
    </style:style>
    <style:style style:name="TableCell50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0" style:parent-style-name="Standard" style:family="paragraph">
      <style:paragraph-properties fo:margin-bottom="0in" fo:line-height="100%"/>
    </style:style>
    <style:style style:name="TableRow5031" style:family="table-row">
      <style:table-row-properties/>
    </style:style>
    <style:style style:name="TableCell50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3" style:parent-style-name="Standard" style:family="paragraph">
      <style:paragraph-properties fo:margin-bottom="0in" fo:line-height="100%"/>
    </style:style>
    <style:style style:name="TableRow5034" style:family="table-row">
      <style:table-row-properties/>
    </style:style>
    <style:style style:name="TableCell50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6" style:parent-style-name="Standard" style:family="paragraph">
      <style:paragraph-properties fo:margin-bottom="0in" fo:line-height="100%"/>
    </style:style>
    <style:style style:name="TableRow5037" style:family="table-row">
      <style:table-row-properties/>
    </style:style>
    <style:style style:name="TableCell50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39" style:parent-style-name="Standard" style:family="paragraph">
      <style:paragraph-properties fo:margin-bottom="0in" fo:line-height="100%"/>
    </style:style>
    <style:style style:name="TableRow5040" style:family="table-row">
      <style:table-row-properties/>
    </style:style>
    <style:style style:name="TableCell50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2" style:parent-style-name="Standard" style:family="paragraph">
      <style:paragraph-properties fo:margin-bottom="0in" fo:line-height="100%"/>
    </style:style>
    <style:style style:name="TableRow5043" style:family="table-row">
      <style:table-row-properties/>
    </style:style>
    <style:style style:name="TableCell50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5" style:parent-style-name="Standard" style:family="paragraph">
      <style:paragraph-properties fo:margin-bottom="0in" fo:line-height="100%"/>
    </style:style>
    <style:style style:name="TableRow5046" style:family="table-row">
      <style:table-row-properties/>
    </style:style>
    <style:style style:name="TableCell50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48" style:parent-style-name="Standard" style:family="paragraph">
      <style:paragraph-properties fo:margin-bottom="0in" fo:line-height="100%"/>
    </style:style>
    <style:style style:name="TableRow5049" style:family="table-row">
      <style:table-row-properties/>
    </style:style>
    <style:style style:name="TableCell50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1" style:parent-style-name="Standard" style:family="paragraph">
      <style:paragraph-properties fo:margin-bottom="0in" fo:line-height="100%"/>
    </style:style>
    <style:style style:name="TableRow5052" style:family="table-row">
      <style:table-row-properties/>
    </style:style>
    <style:style style:name="TableCell50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4" style:parent-style-name="Standard" style:family="paragraph">
      <style:paragraph-properties fo:margin-bottom="0in" fo:line-height="100%"/>
    </style:style>
    <style:style style:name="TableRow5055" style:family="table-row">
      <style:table-row-properties/>
    </style:style>
    <style:style style:name="TableCell50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57" style:parent-style-name="Standard" style:family="paragraph">
      <style:paragraph-properties fo:margin-bottom="0in" fo:line-height="100%"/>
    </style:style>
    <style:style style:name="P5058" style:parent-style-name="Standard" style:family="paragraph">
      <style:text-properties fo:font-weight="bold" style:font-weight-asian="bold"/>
    </style:style>
    <style:style style:name="TableColumn5060" style:family="table-column">
      <style:table-column-properties style:column-width="6.693in"/>
    </style:style>
    <style:style style:name="Table5059" style:family="table">
      <style:table-properties style:width="6.693in" fo:margin-left="-0.0069in" table:align="left"/>
    </style:style>
    <style:style style:name="TableRow5061" style:family="table-row">
      <style:table-row-properties/>
    </style:style>
    <style:style style:name="TableCell506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3" style:parent-style-name="Standard" style:family="paragraph">
      <style:paragraph-properties fo:margin-bottom="0in" fo:line-height="100%"/>
    </style:style>
    <style:style style:name="TableRow5064" style:family="table-row">
      <style:table-row-properties/>
    </style:style>
    <style:style style:name="TableCell506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6" style:parent-style-name="Standard" style:family="paragraph">
      <style:paragraph-properties fo:margin-bottom="0in" fo:line-height="100%"/>
    </style:style>
    <style:style style:name="TableRow5067" style:family="table-row">
      <style:table-row-properties/>
    </style:style>
    <style:style style:name="TableCell506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69" style:parent-style-name="Standard" style:family="paragraph">
      <style:paragraph-properties fo:margin-bottom="0in" fo:line-height="100%"/>
    </style:style>
    <style:style style:name="TableRow5070" style:family="table-row">
      <style:table-row-properties/>
    </style:style>
    <style:style style:name="TableCell507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2" style:parent-style-name="Standard" style:family="paragraph">
      <style:paragraph-properties fo:margin-bottom="0in" fo:line-height="100%"/>
    </style:style>
    <style:style style:name="TableRow5073" style:family="table-row">
      <style:table-row-properties/>
    </style:style>
    <style:style style:name="TableCell507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5" style:parent-style-name="Standard" style:family="paragraph">
      <style:paragraph-properties fo:margin-bottom="0in" fo:line-height="100%"/>
    </style:style>
    <style:style style:name="TableRow5076" style:family="table-row">
      <style:table-row-properties/>
    </style:style>
    <style:style style:name="TableCell507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78" style:parent-style-name="Standard" style:family="paragraph">
      <style:paragraph-properties fo:margin-bottom="0in" fo:line-height="100%"/>
    </style:style>
    <style:style style:name="TableRow5079" style:family="table-row">
      <style:table-row-properties/>
    </style:style>
    <style:style style:name="TableCell508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1" style:parent-style-name="Standard" style:family="paragraph">
      <style:paragraph-properties fo:margin-bottom="0in" fo:line-height="100%"/>
    </style:style>
    <style:style style:name="TableRow5082" style:family="table-row">
      <style:table-row-properties/>
    </style:style>
    <style:style style:name="TableCell508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4" style:parent-style-name="Standard" style:family="paragraph">
      <style:paragraph-properties fo:margin-bottom="0in" fo:line-height="100%"/>
    </style:style>
    <style:style style:name="TableRow5085" style:family="table-row">
      <style:table-row-properties/>
    </style:style>
    <style:style style:name="TableCell508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87" style:parent-style-name="Standard" style:family="paragraph">
      <style:paragraph-properties fo:margin-bottom="0in" fo:line-height="100%"/>
    </style:style>
    <style:style style:name="TableRow5088" style:family="table-row">
      <style:table-row-properties/>
    </style:style>
    <style:style style:name="TableCell508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0" style:parent-style-name="Standard" style:family="paragraph">
      <style:paragraph-properties fo:margin-bottom="0in" fo:line-height="100%"/>
    </style:style>
    <style:style style:name="P5091" style:parent-style-name="Standard" style:family="paragraph">
      <style:text-properties fo:font-weight="bold" style:font-weight-asian="bold"/>
    </style:style>
    <style:style style:name="TableColumn5093" style:family="table-column">
      <style:table-column-properties style:column-width="6.693in"/>
    </style:style>
    <style:style style:name="Table5092" style:family="table">
      <style:table-properties style:width="6.693in" fo:margin-left="-0.0069in" table:align="left"/>
    </style:style>
    <style:style style:name="TableRow5094" style:family="table-row">
      <style:table-row-properties/>
    </style:style>
    <style:style style:name="TableCell509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6" style:parent-style-name="Standard" style:family="paragraph">
      <style:paragraph-properties fo:margin-bottom="0in" fo:line-height="100%"/>
    </style:style>
    <style:style style:name="TableRow5097" style:family="table-row">
      <style:table-row-properties/>
    </style:style>
    <style:style style:name="TableCell509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099" style:parent-style-name="Standard" style:family="paragraph">
      <style:paragraph-properties fo:margin-bottom="0in" fo:line-height="100%"/>
    </style:style>
    <style:style style:name="TableRow5100" style:family="table-row">
      <style:table-row-properties/>
    </style:style>
    <style:style style:name="TableCell510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2" style:parent-style-name="Standard" style:family="paragraph">
      <style:paragraph-properties fo:margin-bottom="0in" fo:line-height="100%"/>
    </style:style>
    <style:style style:name="TableRow5103" style:family="table-row">
      <style:table-row-properties/>
    </style:style>
    <style:style style:name="TableCell510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5" style:parent-style-name="Standard" style:family="paragraph">
      <style:paragraph-properties fo:margin-bottom="0in" fo:line-height="100%"/>
    </style:style>
    <style:style style:name="TableRow5106" style:family="table-row">
      <style:table-row-properties/>
    </style:style>
    <style:style style:name="TableCell510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08" style:parent-style-name="Standard" style:family="paragraph">
      <style:paragraph-properties fo:margin-bottom="0in" fo:line-height="100%"/>
    </style:style>
    <style:style style:name="TableRow5109" style:family="table-row">
      <style:table-row-properties/>
    </style:style>
    <style:style style:name="TableCell511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1" style:parent-style-name="Standard" style:family="paragraph">
      <style:paragraph-properties fo:margin-bottom="0in" fo:line-height="100%"/>
    </style:style>
    <style:style style:name="TableRow5112" style:family="table-row">
      <style:table-row-properties/>
    </style:style>
    <style:style style:name="TableCell511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4" style:parent-style-name="Standard" style:family="paragraph">
      <style:paragraph-properties fo:margin-bottom="0in" fo:line-height="100%"/>
    </style:style>
    <style:style style:name="TableRow5115" style:family="table-row">
      <style:table-row-properties/>
    </style:style>
    <style:style style:name="TableCell511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17" style:parent-style-name="Standard" style:family="paragraph">
      <style:paragraph-properties fo:margin-bottom="0in" fo:line-height="100%"/>
    </style:style>
    <style:style style:name="TableRow5118" style:family="table-row">
      <style:table-row-properties/>
    </style:style>
    <style:style style:name="TableCell511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0" style:parent-style-name="Standard" style:family="paragraph">
      <style:paragraph-properties fo:margin-bottom="0in" fo:line-height="100%"/>
    </style:style>
    <style:style style:name="TableRow5121" style:family="table-row">
      <style:table-row-properties/>
    </style:style>
    <style:style style:name="TableCell512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3" style:parent-style-name="Standard" style:family="paragraph">
      <style:paragraph-properties fo:margin-bottom="0in" fo:line-height="100%"/>
    </style:style>
    <style:style style:name="TableColumn5125" style:family="table-column">
      <style:table-column-properties style:column-width="6.693in"/>
    </style:style>
    <style:style style:name="Table5124" style:family="table">
      <style:table-properties style:width="6.693in" fo:margin-left="-0.0069in" table:align="left"/>
    </style:style>
    <style:style style:name="TableRow5126" style:family="table-row">
      <style:table-row-properties/>
    </style:style>
    <style:style style:name="TableCell512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28" style:parent-style-name="Standard" style:family="paragraph">
      <style:paragraph-properties fo:margin-bottom="0in" fo:line-height="100%"/>
    </style:style>
    <style:style style:name="TableRow5129" style:family="table-row">
      <style:table-row-properties/>
    </style:style>
    <style:style style:name="TableCell513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1" style:parent-style-name="Standard" style:family="paragraph">
      <style:paragraph-properties fo:margin-bottom="0in" fo:line-height="100%"/>
    </style:style>
    <style:style style:name="TableRow5132" style:family="table-row">
      <style:table-row-properties/>
    </style:style>
    <style:style style:name="TableCell513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4" style:parent-style-name="Standard" style:family="paragraph">
      <style:paragraph-properties fo:margin-bottom="0in" fo:line-height="100%"/>
    </style:style>
    <style:style style:name="TableRow5135" style:family="table-row">
      <style:table-row-properties/>
    </style:style>
    <style:style style:name="TableCell513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37" style:parent-style-name="Standard" style:family="paragraph">
      <style:paragraph-properties fo:margin-bottom="0in" fo:line-height="100%"/>
    </style:style>
    <style:style style:name="TableRow5138" style:family="table-row">
      <style:table-row-properties/>
    </style:style>
    <style:style style:name="TableCell513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0" style:parent-style-name="Standard" style:family="paragraph">
      <style:paragraph-properties fo:margin-bottom="0in" fo:line-height="100%"/>
    </style:style>
    <style:style style:name="TableRow5141" style:family="table-row">
      <style:table-row-properties/>
    </style:style>
    <style:style style:name="TableCell514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3" style:parent-style-name="Standard" style:family="paragraph">
      <style:paragraph-properties fo:margin-bottom="0in" fo:line-height="100%"/>
    </style:style>
    <style:style style:name="TableRow5144" style:family="table-row">
      <style:table-row-properties/>
    </style:style>
    <style:style style:name="TableCell514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6" style:parent-style-name="Standard" style:family="paragraph">
      <style:paragraph-properties fo:margin-bottom="0in" fo:line-height="100%"/>
    </style:style>
    <style:style style:name="TableRow5147" style:family="table-row">
      <style:table-row-properties/>
    </style:style>
    <style:style style:name="TableCell514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49" style:parent-style-name="Standard" style:family="paragraph">
      <style:paragraph-properties fo:margin-bottom="0in" fo:line-height="100%"/>
    </style:style>
    <style:style style:name="TableRow5150" style:family="table-row">
      <style:table-row-properties/>
    </style:style>
    <style:style style:name="TableCell515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2" style:parent-style-name="Standard" style:family="paragraph">
      <style:paragraph-properties fo:margin-bottom="0in" fo:line-height="100%"/>
    </style:style>
    <style:style style:name="TableRow5153" style:family="table-row">
      <style:table-row-properties/>
    </style:style>
    <style:style style:name="TableCell515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5" style:parent-style-name="Standard" style:family="paragraph">
      <style:paragraph-properties fo:margin-bottom="0in" fo:line-height="100%"/>
    </style:style>
    <style:style style:name="TableRow5156" style:family="table-row">
      <style:table-row-properties/>
    </style:style>
    <style:style style:name="TableCell515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58" style:parent-style-name="Standard" style:family="paragraph">
      <style:paragraph-properties fo:margin-bottom="0in" fo:line-height="100%"/>
    </style:style>
    <style:style style:name="TableRow5159" style:family="table-row">
      <style:table-row-properties/>
    </style:style>
    <style:style style:name="TableCell516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1" style:parent-style-name="Standard" style:family="paragraph">
      <style:paragraph-properties fo:margin-bottom="0in" fo:line-height="100%"/>
    </style:style>
    <style:style style:name="TableRow5162" style:family="table-row">
      <style:table-row-properties/>
    </style:style>
    <style:style style:name="TableCell516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4" style:parent-style-name="Standard" style:family="paragraph">
      <style:paragraph-properties fo:margin-bottom="0in" fo:line-height="100%"/>
    </style:style>
    <style:style style:name="TableRow5165" style:family="table-row">
      <style:table-row-properties/>
    </style:style>
    <style:style style:name="TableCell516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67" style:parent-style-name="Standard" style:family="paragraph">
      <style:paragraph-properties fo:margin-bottom="0in" fo:line-height="100%"/>
    </style:style>
    <style:style style:name="TableRow5168" style:family="table-row">
      <style:table-row-properties/>
    </style:style>
    <style:style style:name="TableCell516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0" style:parent-style-name="Standard" style:family="paragraph">
      <style:paragraph-properties fo:margin-bottom="0in" fo:line-height="100%"/>
    </style:style>
    <style:style style:name="TableRow5171" style:family="table-row">
      <style:table-row-properties/>
    </style:style>
    <style:style style:name="TableCell517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3" style:parent-style-name="Standard" style:family="paragraph">
      <style:paragraph-properties fo:margin-bottom="0in" fo:line-height="100%"/>
    </style:style>
    <style:style style:name="TableRow5174" style:family="table-row">
      <style:table-row-properties/>
    </style:style>
    <style:style style:name="TableCell517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6" style:parent-style-name="Standard" style:family="paragraph">
      <style:paragraph-properties fo:margin-bottom="0in" fo:line-height="100%"/>
    </style:style>
    <style:style style:name="TableRow5177" style:family="table-row">
      <style:table-row-properties/>
    </style:style>
    <style:style style:name="TableCell517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79" style:parent-style-name="Standard" style:family="paragraph">
      <style:paragraph-properties fo:margin-bottom="0in" fo:line-height="100%"/>
    </style:style>
    <style:style style:name="TableRow5180" style:family="table-row">
      <style:table-row-properties/>
    </style:style>
    <style:style style:name="TableCell518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2" style:parent-style-name="Standard" style:family="paragraph">
      <style:paragraph-properties fo:margin-bottom="0in" fo:line-height="100%"/>
    </style:style>
    <style:style style:name="TableRow5183" style:family="table-row">
      <style:table-row-properties/>
    </style:style>
    <style:style style:name="TableCell518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5" style:parent-style-name="Standard" style:family="paragraph">
      <style:paragraph-properties fo:margin-bottom="0in" fo:line-height="100%"/>
    </style:style>
    <style:style style:name="TableRow5186" style:family="table-row">
      <style:table-row-properties/>
    </style:style>
    <style:style style:name="TableCell518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88" style:parent-style-name="Standard" style:family="paragraph">
      <style:paragraph-properties fo:margin-bottom="0in" fo:line-height="100%"/>
    </style:style>
    <style:style style:name="TableRow5189" style:family="table-row">
      <style:table-row-properties/>
    </style:style>
    <style:style style:name="TableCell519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1" style:parent-style-name="Standard" style:family="paragraph">
      <style:paragraph-properties fo:margin-bottom="0in" fo:line-height="100%"/>
    </style:style>
    <style:style style:name="TableRow5192" style:family="table-row">
      <style:table-row-properties/>
    </style:style>
    <style:style style:name="TableCell519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4" style:parent-style-name="Standard" style:family="paragraph">
      <style:paragraph-properties fo:margin-bottom="0in" fo:line-height="100%"/>
    </style:style>
    <style:style style:name="TableRow5195" style:family="table-row">
      <style:table-row-properties/>
    </style:style>
    <style:style style:name="TableCell519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197" style:parent-style-name="Standard" style:family="paragraph">
      <style:paragraph-properties fo:margin-bottom="0in" fo:line-height="100%"/>
    </style:style>
    <style:style style:name="TableRow5198" style:family="table-row">
      <style:table-row-properties/>
    </style:style>
    <style:style style:name="TableCell519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0" style:parent-style-name="Standard" style:family="paragraph">
      <style:paragraph-properties fo:margin-bottom="0in" fo:line-height="100%"/>
    </style:style>
    <style:style style:name="TableRow5201" style:family="table-row">
      <style:table-row-properties/>
    </style:style>
    <style:style style:name="TableCell520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3" style:parent-style-name="Standard" style:family="paragraph">
      <style:paragraph-properties fo:margin-bottom="0in" fo:line-height="100%"/>
    </style:style>
    <style:style style:name="TableRow5204" style:family="table-row">
      <style:table-row-properties/>
    </style:style>
    <style:style style:name="TableCell520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6" style:parent-style-name="Standard" style:family="paragraph">
      <style:paragraph-properties fo:margin-bottom="0in" fo:line-height="100%"/>
    </style:style>
    <style:style style:name="TableRow5207" style:family="table-row">
      <style:table-row-properties/>
    </style:style>
    <style:style style:name="TableCell520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09" style:parent-style-name="Standard" style:family="paragraph">
      <style:paragraph-properties fo:margin-bottom="0in" fo:line-height="100%"/>
    </style:style>
    <style:style style:name="TableRow5210" style:family="table-row">
      <style:table-row-properties/>
    </style:style>
    <style:style style:name="TableCell521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2" style:parent-style-name="Standard" style:family="paragraph">
      <style:paragraph-properties fo:margin-bottom="0in" fo:line-height="100%"/>
    </style:style>
    <style:style style:name="TableRow5213" style:family="table-row">
      <style:table-row-properties/>
    </style:style>
    <style:style style:name="TableCell521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5" style:parent-style-name="Standard" style:family="paragraph">
      <style:paragraph-properties fo:margin-bottom="0in" fo:line-height="100%"/>
    </style:style>
    <style:style style:name="TableRow5216" style:family="table-row">
      <style:table-row-properties/>
    </style:style>
    <style:style style:name="TableCell521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18" style:parent-style-name="Standard" style:family="paragraph">
      <style:paragraph-properties fo:margin-bottom="0in" fo:line-height="100%"/>
    </style:style>
    <style:style style:name="TableRow5219" style:family="table-row">
      <style:table-row-properties/>
    </style:style>
    <style:style style:name="TableCell522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1" style:parent-style-name="Standard" style:family="paragraph">
      <style:paragraph-properties fo:margin-bottom="0in" fo:line-height="100%"/>
    </style:style>
    <style:style style:name="TableRow5222" style:family="table-row">
      <style:table-row-properties/>
    </style:style>
    <style:style style:name="TableCell522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4" style:parent-style-name="Standard" style:family="paragraph">
      <style:paragraph-properties fo:margin-bottom="0in" fo:line-height="100%"/>
    </style:style>
    <style:style style:name="TableRow5225" style:family="table-row">
      <style:table-row-properties/>
    </style:style>
    <style:style style:name="TableCell522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27" style:parent-style-name="Standard" style:family="paragraph">
      <style:paragraph-properties fo:margin-bottom="0in" fo:line-height="100%"/>
    </style:style>
    <style:style style:name="TableRow5228" style:family="table-row">
      <style:table-row-properties/>
    </style:style>
    <style:style style:name="TableCell522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0" style:parent-style-name="Standard" style:family="paragraph">
      <style:paragraph-properties fo:margin-bottom="0in" fo:line-height="100%"/>
    </style:style>
    <style:style style:name="TableRow5231" style:family="table-row">
      <style:table-row-properties/>
    </style:style>
    <style:style style:name="TableCell5232"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3" style:parent-style-name="Standard" style:family="paragraph">
      <style:paragraph-properties fo:margin-bottom="0in" fo:line-height="100%"/>
    </style:style>
    <style:style style:name="TableRow5234" style:family="table-row">
      <style:table-row-properties/>
    </style:style>
    <style:style style:name="TableCell5235"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6" style:parent-style-name="Standard" style:family="paragraph">
      <style:paragraph-properties fo:margin-bottom="0in" fo:line-height="100%"/>
    </style:style>
    <style:style style:name="TableRow5237" style:family="table-row">
      <style:table-row-properties/>
    </style:style>
    <style:style style:name="TableCell5238"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39" style:parent-style-name="Standard" style:family="paragraph">
      <style:paragraph-properties fo:margin-bottom="0in" fo:line-height="100%"/>
    </style:style>
    <style:style style:name="TableRow5240" style:family="table-row">
      <style:table-row-properties/>
    </style:style>
    <style:style style:name="TableCell5241"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2" style:parent-style-name="Standard" style:family="paragraph">
      <style:paragraph-properties fo:margin-bottom="0in" fo:line-height="100%"/>
    </style:style>
    <style:style style:name="TableRow5243" style:family="table-row">
      <style:table-row-properties/>
    </style:style>
    <style:style style:name="TableCell5244"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5" style:parent-style-name="Standard" style:family="paragraph">
      <style:paragraph-properties fo:margin-bottom="0in" fo:line-height="100%"/>
    </style:style>
    <style:style style:name="TableRow5246" style:family="table-row">
      <style:table-row-properties/>
    </style:style>
    <style:style style:name="TableCell5247"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48" style:parent-style-name="Standard" style:family="paragraph">
      <style:paragraph-properties fo:margin-bottom="0in" fo:line-height="100%"/>
    </style:style>
    <style:style style:name="TableRow5249" style:family="table-row">
      <style:table-row-properties/>
    </style:style>
    <style:style style:name="TableCell5250"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1" style:parent-style-name="Standard" style:family="paragraph">
      <style:paragraph-properties fo:margin-bottom="0in" fo:line-height="100%"/>
    </style:style>
    <style:style style:name="TableRow5252" style:family="table-row">
      <style:table-row-properties/>
    </style:style>
    <style:style style:name="TableCell5253"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4" style:parent-style-name="Standard" style:family="paragraph">
      <style:paragraph-properties fo:margin-bottom="0in" fo:line-height="100%"/>
    </style:style>
    <style:style style:name="TableRow5255" style:family="table-row">
      <style:table-row-properties/>
    </style:style>
    <style:style style:name="TableCell5256"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57" style:parent-style-name="Standard" style:family="paragraph">
      <style:paragraph-properties fo:margin-bottom="0in" fo:line-height="100%"/>
    </style:style>
    <style:style style:name="TableRow5258" style:family="table-row">
      <style:table-row-properties/>
    </style:style>
    <style:style style:name="TableCell5259" style:family="table-cell">
      <style:table-cell-properties fo:border-top="0.0069in solid #808080" fo:border-left="none" fo:border-bottom="0.0069in solid #808080" fo:border-right="none" style:writing-mode="lr-tb" fo:padding-top="0in" fo:padding-left="0.075in" fo:padding-bottom="0in" fo:padding-right="0.075in"/>
    </style:style>
    <style:style style:name="P5260" style:parent-style-name="Standard" style:family="paragraph">
      <style:paragraph-properties fo:margin-bottom="0in" fo:line-height="100%"/>
    </style:style>
    <style:style style:family="graphic" style:name="a0">
      <style:graphic-properties fo:wrap-option="wrap" fo:padding-top="0in" fo:padding-bottom="0in" fo:padding-left="0in" fo:padding-right="0in" draw:textarea-vertical-align="top" draw:textarea-horizontal-align="left" style:wrap="parallel" style:wrap-contour="false" draw:fill="none" draw:stroke="none"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 style:parent-style-name="Graphics">
      <style:graphic-properties style:wrap="parallel" style:wrap-contour="false" style:writing-mode="lr-tb" style:horizontal-rel="paragraph" style:vertical-rel="paragraph" style:horizontal-pos="from-left" style:vertical-pos="from-top"/>
    </style:style>
    <style:style style:family="graphic" style:name="a2" style:parent-style-name="Graphics">
      <style:graphic-properties style:wrap="parallel" style:wrap-contour="false" style:writing-mode="lr-tb" style:horizontal-rel="paragraph" style:vertical-rel="paragraph" style:horizontal-pos="from-left" style:vertical-pos="from-top"/>
    </style:style>
    <style:style style:family="graphic" style:name="a3" style:parent-style-name="Graphics">
      <style:graphic-properties style:wrap="parallel" style:wrap-contour="false" style:writing-mode="lr-tb" style:horizontal-rel="paragraph" style:vertical-rel="paragraph" style:horizontal-pos="from-left" style:vertical-pos="from-top"/>
    </style:style>
  </office:automatic-styles>
  <office:body>
    <office:text text:use-soft-page-breaks="true">
      <text:p text:style-name="P1">Gestione Imprese Informatiche</text:p>
      <text:p text:style-name="P5">Startup Design L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text:span text:style-name="T7">Better Reality<text:s/></text:span><text:span text:style-name="T8">~<text:s/></text:span><text:span text:style-name="T9">B.Real</text:span></text:p>
      <text:p text:style-name="P10"/>
      <text:p text:style-name="P11">Membri:</text:p>
      <text:p text:style-name="P12">Berton Rudy</text:p>
      <text:p text:style-name="P13">Colucci Silvia</text:p>
      <text:p text:style-name="P14">Corò Giulia</text:p>
      <text:p text:style-name="P15">Pozza Marco</text:p>
      <text:p text:style-name="P16">Zanellato Federico</text:p>
      <text:p text:style-name="Standard"/>
      <text:p text:style-name="Standard"/>
      <text:p text:style-name="Standard"/>
      <text:p text:style-name="Standard"/>
      <text:h text:style-name="Titolo1" text:outline-level="1">Tema</text:h>
      <text:p text:style-name="Standard">Il<text:s/>primo passo è la scelta del tema su cui si vuole lavorare.</text:p>
      <text:h text:style-name="Titolo2" text:outline-level="2">Descrizione</text:h>
      <text:p text:style-name="Standard">Descrizione generica del tema che si è deciso di affrontare</text:p>
      <text:p text:style-name="P17">La Mixed Reality è la fusione di mondo reale e virtuale per produrre nuovi ambienti e visualizzazioni ibride, dove oggetti reali e digitali coesistono e interagiscono allo stesso tempo. La Mixed Reality comprende<text:s/>pertanto la<text:s/>realtà aumentata (AR) e<text:s/>la<text:s/>realtà virtuale (VR).</text:p>
      <text:p text:style-name="P18">La realtà aumentata è la visualizzazione diretta o indiretta del un mondo reale nel quale alcuni elementi sono “aumentati”<text:s/>da informazioni generate dal computer, idealmente attraverso diverse modalità sensoriali, che possono essere visive, uditive, olfattive, tattili o somatosensoriali.</text:p>
      <text:p text:style-name="P19">Per realtà virtuale, si intende una realtà digitale che simula la realtà effettiva. Grazie<text:s/>all’avanzamento delle tecnologie informatiche è possibile infatti navigare in ambientazioni fotorealistiche in tempo reale, interagendo con gli oggetti presenti in esse.</text:p>
      <text:h text:style-name="Titolo1" text:outline-level="1">Comprensione</text:h>
      <text:p text:style-name="Standard"/>
      <text:p text:style-name="Standard">Il secondo passo è l'analisi dell'ambiente legato al tema prescelto.</text:p>
      <text:p text:style-name="Standard">Ci<text:s/>si concentrerà sull'analisi dei potenziali competitor e delle tecnologie disponibili.</text:p>
      <text:p text:style-name="Standard">Utilizzare le schede che seguono per evidenziare gli elementi salienti di ciascun competitor e di ciascuna tecnologia potenzialmente utile individuata. (copiare la scheda per descrivere i diversi competitor)</text:p>
      <text:p text:style-name="Standard">Una volta individuato un certo numero di competitor, definire quelli più importanti e provare a definirne il posizionamento sulla base di assi ritenuti salienti.</text:p>
      <text:p text:style-name="Standard">Una scheda separata permetterà l’elenco delle tecnologie rilevanti per il progetto. (copiare la scheda per elencare più tecnologie utili)</text:p>
      <text:p text:style-name="Standard">In conclusione, avendo il quadro complessivo dei competitor, dei progetti nati e chiusi nel corso del tempo, provare a intuire i trend a breve (1 anno) e medio termine (3-5<text:s/>anni) del settore.</text:p>
      <text:p text:style-name="P20"/>
      <text:h text:style-name="Titolo2" text:outline-level="2">COMPETITOR n. 1</text:h>
      <text:h text:style-name="Titolo2" text:outline-level="2"><text:span text:style-name="T21"><draw:custom-shape svg:x="-0.075in" svg:y="0.00069in" svg:width="6.33542in" svg:height="9.63056in" draw:z-index="2" draw:id="id0" draw:style-name="a0" draw:name="Frame10" text:anchor-type="paragraph"><svg:title/><svg:desc/><text:p text:style-name="P22">Nome Progetto:</text:p><text:p text:style-name="P23">Project Sansar</text:p><text:p text:style-name="P24">Anno Pubblicazione</text:p><text:p text:style-name="P25">2017</text:p><text:p text:style-name="P26">Nome Competitor:</text:p><text:p text:style-name="P27">Linden Lab</text:p><text:p text:style-name="P28">Dimensione Competitor</text:p><text:p text:style-name="P29">200-500 dipendenti</text:p><text:p text:style-name="P30">Struttura Aziendale/Societaria:</text:p><text:p text:style-name="P31">Società privata</text:p><text:p text:style-name="P32">Descrizione Progetto:</text:p><text:p text:style-name="P33">Piattaforma di realtà<text:s/>virtuale volta al social. Permette di creare spazi 3D in cui la gente ha la possibilità di creare e condividere le proprie esperienze quali giochi, guardare filmati e avere conversazioni in VR, fino addirittura aver la possibilità di guadagnare. Ogni partecipante è rappresentato da un avatar plasmato sulla persona fisica, includendo le animazioni facciali e fisiche, ottenute dalla persona fisica. Sansar supporta i classici VR e i computer windows.</text:p><text:p text:style-name="P34">Value Proposition:</text:p><text:p text:style-name="P35">Novità</text:p><text:p text:style-name="P36">Customer Segments:</text:p><text:p text:style-name="P37">Tecnofili</text:p><text:p text:style-name="P38">Punti<text:s/>di Forza:</text:p><text:p text:style-name="P39">Innovazione ed ampia possibilità di utilizzo</text:p><text:p text:style-name="P40">Punti di Debolezza:</text:p><text:p text:style-name="P41">Tecnologia nuova e costo elevato</text:p><text:p text:style-name="P42">Canali Utilizzati:</text:p><text:p text:style-name="P43">Web</text:p><text:p text:style-name="P44">Note</text:p><text:p text:style-name="P45">Business Model</text:p><text:p text:style-name="FrameContents"/><draw:enhanced-geometry draw:type="non-primitive" svg:viewBox="0 0 21600 21600" draw:enhanced-path="M 0 0 L 21600 0 21600 21600 0 21600 Z N"/></draw:custom-shape></text:span></text:h>
      <text:h text:style-name="Titolo2" text:outline-level="2"/>
      <text:p text:style-name="P46"/>
      <text:h text:style-name="Titolo2" text:outline-level="2">COMPETITOR n. 2</text:h>
      <table:table table:style-name="Table47">
        <table:table-columns>
          <table:table-column table:style-name="TableColumn48"/>
          <table:table-column table:style-name="TableColumn49"/>
        </table:table-columns>
        <table:table-row table:style-name="TableRow50">
          <table:table-cell table:style-name="TableCell51">
            <text:p text:style-name="P52">Nome Progetto:</text:p>
            <text:p text:style-name="P53">HoloLens</text:p>
          </table:table-cell>
          <table:table-cell table:style-name="TableCell54">
            <text:p text:style-name="P55">Anno Pubblicazione</text:p>
            <text:p text:style-name="P56">2016</text:p>
          </table:table-cell>
        </table:table-row>
        <table:table-row table:style-name="TableRow57">
          <table:table-cell table:style-name="TableCell58">
            <text:p text:style-name="P59">Nome Competitor:</text:p>
            <text:p text:style-name="P60">Microsoft</text:p>
          </table:table-cell>
          <table:table-cell table:style-name="TableCell61">
            <text:p text:style-name="P62">Dimensione Competitor</text:p>
            <text:p text:style-name="P63">Multinazionale</text:p>
          </table:table-cell>
        </table:table-row>
        <table:table-row table:style-name="TableRow64">
          <table:table-cell table:style-name="TableCell65" table:number-columns-spanned="2">
            <text:p text:style-name="P66">Struttura Aziendale/Societaria:</text:p>
            <text:p text:style-name="P67">Public company</text:p>
          </table:table-cell>
          <table:covered-table-cell/>
        </table:table-row>
        <table:table-row table:style-name="TableRow68">
          <table:table-cell table:style-name="TableCell69" table:number-columns-spanned="2">
            <text:p text:style-name="P70">Descrizione Progetto:</text:p>
            <text:p text:style-name="Textbody"><text:bookmark-start text:name="docs-internal-guid-72f0b6d2-6da6-0c1d-5d"/><text:bookmark-end text:name="docs-internal-guid-72f0b6d2-6da6-0c1d-5d"/><text:span text:style-name="T71">Visore per la realtà mista.</text:span><text:span text:style-name="T72"><text:line-break/></text:span><text:span text:style-name="T73">Il visore HoloLens è in grado di fornire una visione stereoscopica tridimensionale in tempo reale, attraverso una<text:s/></text:span><text:span text:style-name="T74">tecnologia che sfrutta i principi fisici dell’olografia.  Immagini ed oggetti virtuali vengono mostrati come fossero “sospesi” all’interno dell’ambiente circostante.</text:span></text:p>
            <text:p text:style-name="Textbody"><text:line-break/></text:p>
          </table:table-cell>
          <table:covered-table-cell/>
        </table:table-row>
        <table:table-row table:style-name="TableRow75">
          <table:table-cell table:style-name="TableCell76" table:number-columns-spanned="2">
            <text:p text:style-name="P77">Value Proposition:</text:p>
            <text:p text:style-name="Standard"><text:bookmark-start text:name="docs-internal-guid-86fd5021-6da6-232f-a5"/><text:bookmark-end text:name="docs-internal-guid-86fd5021-6da6-232f-a5"/><text:span text:style-name="T78">E’ un device molto semplice da utilizzare che apre la sua<text:s/></text:span><text:span text:style-name="T79">disponibilità a molteplici realtà ( può, infatti, essere adottato da varie aziende, di settori diversi, e non ). In più permette di aumentare l’esperienza lavorativa rendendo il tutto più appagante ed agevole. E’ uno strumento unico che può essere utilizza</text:span><text:span text:style-name="T80">to in vari ambiti ( grafica, video conferenza, visualizzatore di progetti virtuali … ).</text:span><text:span text:style-name="T81"><text:line-break/></text:span><text:span text:style-name="T82">Value proposition: <text:s/>Novità, Accessibilità e riduzione dei costi.</text:span></text:p>
            <text:p text:style-name="P83"/>
          </table:table-cell>
          <table:covered-table-cell/>
        </table:table-row>
        <table:table-row table:style-name="TableRow84">
          <table:table-cell table:style-name="TableCell85" table:number-columns-spanned="2">
            <text:p text:style-name="P86">Customer Segments:</text:p>
            <text:p text:style-name="P87"><text:bookmark-start text:name="docs-internal-guid-9b7295f8-6da6-3b04-c6"/><text:bookmark-end text:name="docs-internal-guid-9b7295f8-6da6-3b04-c6"/>I clienti principali alla quale è rivolto sono:<text:s/><text:line-break/>- sviluppatori indipendenti tramite l’edizione Development;<text:line-break/>- utenti privati attraverso l’edizione Consumer;<text:line-break/>- Le aziende tramite l’edizione Commercial Suite.</text:p>
            <text:p text:style-name="P88"/>
          </table:table-cell>
          <table:covered-table-cell/>
        </table:table-row>
        <table:table-row table:style-name="TableRow89">
          <table:table-cell table:style-name="TableCell90" table:number-columns-spanned="2">
            <text:p text:style-name="P91">Punti di Forza:</text:p>
            <text:p text:style-name="Standard"><text:bookmark-start text:name="docs-internal-guid-f6f25b55-6da6-5730-2b"/><text:bookmark-end text:name="docs-internal-guid-f6f25b55-6da6-5730-2b"/><text:span text:style-name="T92">Sfrutta tecniche di sovrapposizione, tra lenti ed occhio, per dare l’illusione di che gli oggetti virtuali siano</text:span><text:span text:style-name="T93"><text:s/>ologrammi, visore di tipo “stand-alone”. L’introduzione della realtà mista ha permesso di ridurre il senso di nausea dato dal “motion-sickness”.</text:span></text:p>
            <text:p text:style-name="P94"/>
          </table:table-cell>
          <table:covered-table-cell/>
        </table:table-row>
        <table:table-row table:style-name="TableRow95">
          <table:table-cell table:style-name="TableCell96" table:number-columns-spanned="2">
            <text:p text:style-name="P97">Punti di Debolezza:</text:p>
            <text:p text:style-name="Standard"><text:bookmark-start text:name="docs-internal-guid-76a098ad-6da6-70d8-26"/><text:bookmark-end text:name="docs-internal-guid-76a098ad-6da6-70d8-26"/><text:span text:style-name="T98">Costo molto elevato ( 3000$ la versione base e 5000$ quella Enterprise), disponibilità i</text:span><text:span text:style-name="T99">n pochissimi paesi, pochissimi programmi compatibili o creati ad hoc.</text:span></text:p>
            <text:p text:style-name="P100"/>
          </table:table-cell>
          <table:covered-table-cell/>
        </table:table-row>
        <table:table-row table:style-name="TableRow101">
          <table:table-cell table:style-name="TableCell102" table:number-columns-spanned="2">
            <text:p text:style-name="P103">Canali Utilizzati:</text:p>
            <text:p text:style-name="P104"><text:bookmark-start text:name="docs-internal-guid-8725ff1d-6da6-8764-94"/><text:bookmark-end text:name="docs-internal-guid-8725ff1d-6da6-8764-94"/>Pubblicità online, conferenze e fiere di settore e recensioni/video recensioni del prodotto dato in prova a pagine dedicate.</text:p>
            <text:p text:style-name="P105"/>
          </table:table-cell>
          <table:covered-table-cell/>
        </table:table-row>
        <table:table-row table:style-name="TableRow106">
          <table:table-cell table:style-name="TableCell107" table:number-columns-spanned="2">
            <text:p text:style-name="P108">Note</text:p>
          </table:table-cell>
          <table:covered-table-cell/>
        </table:table-row>
        <table:table-row table:style-name="TableRow109">
          <table:table-cell table:style-name="TableCell110" table:number-columns-spanned="2">
            <text:p text:style-name="P111">Business Model</text:p>
            <text:p text:style-name="Standard"><text:bookmark-start text:name="docs-internal-guid-1f199f91-6da6-ac53-17"/><text:bookmark-end text:name="docs-internal-guid-1f199f91-6da6-ac53-17"/><text:span text:style-name="T112">Vendita diretta<text:s/></text:span><text:span text:style-name="T113">del prodotto principalmente quello in edizione Commercial verso le grandi aziende</text:span><text:span text:style-name="T114">.</text:span></text:p>
            <text:p text:style-name="P115"/>
          </table:table-cell>
          <table:covered-table-cell/>
        </table:table-row>
      </table:table>
      <text:h text:style-name="P116" text:outline-level="2">COMPETITOR n. 3</text:h>
      <table:table table:style-name="Table117">
        <table:table-columns>
          <table:table-column table:style-name="TableColumn118"/>
          <table:table-column table:style-name="TableColumn119"/>
        </table:table-columns>
        <table:table-row table:style-name="TableRow120">
          <table:table-cell table:style-name="TableCell121">
            <text:p text:style-name="P122">Nome Progetto:</text:p>
            <text:p text:style-name="P123">Google Daydream View</text:p>
          </table:table-cell>
          <table:table-cell table:style-name="TableCell124">
            <text:p text:style-name="P125">Anno Pubblicazione</text:p>
            <text:p text:style-name="P126">2016</text:p>
          </table:table-cell>
        </table:table-row>
        <table:table-row table:style-name="TableRow127">
          <table:table-cell table:style-name="TableCell128">
            <text:p text:style-name="P129">Nome Competitor:</text:p>
            <text:p text:style-name="P130">Google</text:p>
          </table:table-cell>
          <table:table-cell table:style-name="TableCell131">
            <text:p text:style-name="P132">Dimensione Competitor</text:p>
            <text:p text:style-name="P133">Multinazionale</text:p>
          </table:table-cell>
        </table:table-row>
        <table:table-row table:style-name="TableRow134">
          <table:table-cell table:style-name="TableCell135" table:number-columns-spanned="2">
            <text:p text:style-name="P136">Struttura Aziendale/Societaria:</text:p>
            <text:p text:style-name="P137">Public company</text:p>
          </table:table-cell>
          <table:covered-table-cell/>
        </table:table-row>
        <table:table-row table:style-name="TableRow138">
          <table:table-cell table:style-name="TableCell139" table:number-columns-spanned="2">
            <text:p text:style-name="P140">Descrizione Progetto:</text:p>
            <text:p text:style-name="P141"><text:bookmark-start text:name="docs-internal-guid-066819d1-6da7-3cc8-f9"/><text:bookmark-end text:name="docs-internal-guid-066819d1-6da7-3cc8-f9"/>Daydream View è il dispositivo usato dalla piattaforma, sviluppata da Google, Daydream. Questo è compatibile con tutti i telefoni smartphone che supportano tale tecnologia e specifiche hardware.<text:line-break/>Essenzialmente è un<text:s/>supporto alla tecnologia Daydream. Il dispositivo non ha alcuna componente hardware o software ( a parte un dispositivo NFC per collegare il telefono al telecomando in dotazione ) che crea realtà virtuale. Tutta l’esperienza è affidata al dispositivo nella<text:s/>quale sono installati applicazioni che supportano la tecnologia Daydream.</text:p>
            <text:p text:style-name="P142"/>
          </table:table-cell>
          <table:covered-table-cell/>
        </table:table-row>
        <table:table-row table:style-name="TableRow143">
          <table:table-cell table:style-name="TableCell144" table:number-columns-spanned="2">
            <text:p text:style-name="P145">Value Proposition:</text:p>
            <text:p text:style-name="Standard"><text:span text:style-name="T146">A</text:span><text:bookmark-start text:name="docs-internal-guid-bd15840f-6da7-74ea-f3"/><text:bookmark-end text:name="docs-internal-guid-bd15840f-6da7-74ea-f3"/><text:span text:style-name="T147">d un prezzo contenuto riesce ad aprire a nuove persone il mondo della realtà virtuale.</text:span><text:span text:style-name="T148"><text:line-break/></text:span><text:span text:style-name="T149">La value proposition principale è legata al non essere un vero e proprio</text:span><text:span text:style-name="T150"><text:s/>HW di realtà virtuale ma solo un supporto per telefono che consente di avere un’esperienza VR più completa. Questo si<text:s/></text:span><text:bookmark-start text:name="docs-internal-guid-15a80d05-6da7-8b17-89"/><text:bookmark-end text:name="docs-internal-guid-15a80d05-6da7-8b17-89"/><text:span text:style-name="T151">rispecchia nei prezzi contenuti ed una più ampia base di mercato.</text:span><text:span text:style-name="T152"><text:line-break/></text:span><text:span text:style-name="T153">Value proposition: Prezzo e Accessibilità</text:span></text:p>
          </table:table-cell>
          <table:covered-table-cell/>
        </table:table-row>
        <table:table-row table:style-name="TableRow154">
          <table:table-cell table:style-name="TableCell155" table:number-columns-spanned="2">
            <text:p text:style-name="P156">Customer Segments:</text:p>
            <text:p text:style-name="P157"><text:bookmark-start text:name="docs-internal-guid-586191b3-6da7-abdc-3d"/><text:bookmark-end text:name="docs-internal-guid-586191b3-6da7-abdc-3d"/>Prodotto<text:s/>pensato essenzialmente per l’uso quotidiano di clienti privati potenzialmente di tutte le età ma più mirato verso i giovani.</text:p>
            <text:p text:style-name="P158"/>
          </table:table-cell>
          <table:covered-table-cell/>
        </table:table-row>
        <table:table-row table:style-name="TableRow159">
          <table:table-cell table:style-name="TableCell160" table:number-columns-spanned="2">
            <text:p text:style-name="P161">Punti di Forza:</text:p>
            <text:p text:style-name="P162"><text:bookmark-start text:name="docs-internal-guid-c214808d-6da7-bf57-2c"/><text:bookmark-end text:name="docs-internal-guid-c214808d-6da7-bf57-2c"/>Prezzo contenuto per quello che offre, grande adattabilità a molti smartphone, alta adattabilità e molto supporto<text:s/>da parte della casa produttrice.</text:p>
            <text:p text:style-name="P163"/>
          </table:table-cell>
          <table:covered-table-cell/>
        </table:table-row>
        <table:table-row table:style-name="TableRow164">
          <table:table-cell table:style-name="TableCell165" table:number-columns-spanned="2">
            <text:p text:style-name="P166">Punti di Debolezza:</text:p>
            <text:p text:style-name="P167"><text:bookmark-start text:name="docs-internal-guid-4b77b049-6da7-d088-13"/><text:bookmark-end text:name="docs-internal-guid-4b77b049-6da7-d088-13"/>Non è una vera e propria esperienza di realtà virtuale in quanto, l’utente, non può interagire con gli oggetti ma può solo avere una esperienza immersiva delle applicazioni che supportano tale tecnologia. Necessità di un dispositivo compatibile.</text:p>
            <text:p text:style-name="P168"/>
          </table:table-cell>
          <table:covered-table-cell/>
        </table:table-row>
        <table:table-row table:style-name="TableRow169">
          <table:table-cell table:style-name="TableCell170" table:number-columns-spanned="2">
            <text:p text:style-name="P171">Canali Utilizzati:</text:p>
            <text:p text:style-name="P172"><text:bookmark-start text:name="docs-internal-guid-78691efc-6da7-e383-85"/><text:bookmark-end text:name="docs-internal-guid-78691efc-6da7-e383-85"/>Fiere a tema informatico, riviste specializzate, pubblicità ( anche sponsorizzata ) su browser o siti a tema tecnologia.</text:p>
            <text:p text:style-name="P173"/>
          </table:table-cell>
          <table:covered-table-cell/>
        </table:table-row>
        <table:table-row table:style-name="TableRow174">
          <table:table-cell table:style-name="TableCell175" table:number-columns-spanned="2">
            <text:p text:style-name="P176">Note</text:p>
            <text:p text:style-name="P177"><text:bookmark-start text:name="docs-internal-guid-0669ca61-6da8-0774-47"/><text:bookmark-end text:name="docs-internal-guid-0669ca61-6da8-0774-47"/>Di Google Daydream view esiste anche la versione 2</text:p>
            <text:p text:style-name="P178"/>
          </table:table-cell>
          <table:covered-table-cell/>
        </table:table-row>
        <table:table-row table:style-name="TableRow179">
          <table:table-cell table:style-name="TableCell180" table:number-columns-spanned="2">
            <text:p text:style-name="P181">Business<text:s/>Model</text:p>
            <text:p text:style-name="P182"><text:bookmark-start text:name="docs-internal-guid-2e95b74d-6da8-1ddc-0a"/><text:bookmark-end text:name="docs-internal-guid-2e95b74d-6da8-1ddc-0a"/>Vendita diretta del prodotto su larga scala ( visto il prezzo contenuto ) e sviluppo/ vendita di applicazioni ad hoc per il dispositivo.</text:p>
            <text:p text:style-name="P183"/>
          </table:table-cell>
          <table:covered-table-cell/>
        </table:table-row>
      </table:table>
      <text:h text:style-name="P184" text:outline-level="2">COMPETITOR n. 4</text:h>
      <table:table table:style-name="Table185">
        <table:table-columns>
          <table:table-column table:style-name="TableColumn186"/>
          <table:table-column table:style-name="TableColumn187"/>
        </table:table-columns>
        <table:table-row table:style-name="TableRow188">
          <table:table-cell table:style-name="TableCell189">
            <text:p text:style-name="P190">Nome Progetto:</text:p>
            <text:p text:style-name="P191">Google Glass</text:p>
          </table:table-cell>
          <table:table-cell table:style-name="TableCell192">
            <text:p text:style-name="P193">Anno Pubblicazione</text:p>
            <text:p text:style-name="P194">2013</text:p>
          </table:table-cell>
        </table:table-row>
        <table:table-row table:style-name="TableRow195">
          <table:table-cell table:style-name="TableCell196">
            <text:p text:style-name="P197">Nome Competitor:</text:p>
            <text:p text:style-name="P198">Google</text:p>
          </table:table-cell>
          <table:table-cell table:style-name="TableCell199">
            <text:p text:style-name="P200">Dimensione<text:s/>Competitor</text:p>
            <text:p text:style-name="P201">Multinazionale</text:p>
          </table:table-cell>
        </table:table-row>
        <table:table-row table:style-name="TableRow202">
          <table:table-cell table:style-name="TableCell203" table:number-columns-spanned="2">
            <text:p text:style-name="P204">Struttura Aziendale/Societaria:</text:p>
            <text:p text:style-name="P205">Public company</text:p>
          </table:table-cell>
          <table:covered-table-cell/>
        </table:table-row>
        <table:table-row table:style-name="TableRow206">
          <table:table-cell table:style-name="TableCell207" table:number-columns-spanned="2">
            <text:p text:style-name="P208">Descrizione Progetto:</text:p>
            <text:p text:style-name="P209"><text:bookmark-start text:name="docs-internal-guid-4bd83f0c-6da8-9053-a3"/><text:bookmark-end text:name="docs-internal-guid-4bd83f0c-6da8-9053-a3"/>Programma di ricerca e sviluppo di Google che aveva come obiettivo la realizzazione di un paio di occhiali dotati di realtà aumentata utilizzabili in ambito consumer.<text:line-break/>Erano dotati di un display che permetteva la visualizzazione di video, app e contenuti multimediali. Erano dotati di una fotocamera di 5MP con capacità di registrare video a 720p. Possedevano connettività Wi-Fi, Bluetooth e un touchpad posizionato<text:s/>sul lato destro dell’occhiale. Memoria interna da 16GB. Possibilità di eseguire comandi vocali con la keyword “Ok Glass”.</text:p>
            <text:p text:style-name="P210"/>
          </table:table-cell>
          <table:covered-table-cell/>
        </table:table-row>
        <table:table-row table:style-name="TableRow211">
          <table:table-cell table:style-name="TableCell212" table:number-columns-spanned="2">
            <text:p text:style-name="P213">Value Proposition:</text:p>
            <text:p text:style-name="P214"><text:bookmark-start text:name="docs-internal-guid-51a7248c-6da8-a459-1e"/><text:bookmark-end text:name="docs-internal-guid-51a7248c-6da8-a459-1e"/>Dato l’obiettivo che aveva il progetto, di essere un prodotto di consumo di massa, le value proposition ad esso<text:s/>associate potrebbero essere:<text:line-break/>Usabilità in quanto puntava ad un mercato ampio di persone che potevano utilizzarlo in modo “casual” e non come uno strumento di lavoro;<text:line-break/>Design in quanto il prodotto aveva una linea semplice ed elegante ( mi ha ricordato i prodotti Apple forti della loro semplicità di design e leggerezza)</text:p>
            <text:p text:style-name="P215"/>
          </table:table-cell>
          <table:covered-table-cell/>
        </table:table-row>
        <table:table-row table:style-name="TableRow216">
          <table:table-cell table:style-name="TableCell217" table:number-columns-spanned="2">
            <text:p text:style-name="P218">Customer Segments:</text:p>
            <text:p text:style-name="P219"><text:bookmark-start text:name="docs-internal-guid-a9311d53-6da8-b7c6-56"/><text:bookmark-end text:name="docs-internal-guid-a9311d53-6da8-b7c6-56"/>Prima del fallimento il target era il mercato consumer, dopo si son spostati verso il mercato aziendale e di business grazie ai modelli “Enterprise edition”</text:p>
            <text:p text:style-name="P220"/>
          </table:table-cell>
          <table:covered-table-cell/>
        </table:table-row>
        <table:table-row table:style-name="TableRow221">
          <table:table-cell table:style-name="TableCell222" table:number-columns-spanned="2">
            <text:p text:style-name="P223">Punti di<text:s/>Forza:</text:p>
            <text:p text:style-name="P224"><text:bookmark-start text:name="docs-internal-guid-fd923118-6da8-d053-df"/><text:bookmark-end text:name="docs-internal-guid-fd923118-6da8-d053-df"/>Design semplice ed elegante;<text:line-break/>Potenzialmente innovativi applicabili a molte realtà diverse;</text:p>
            <text:p text:style-name="P225"/>
          </table:table-cell>
          <table:covered-table-cell/>
        </table:table-row>
        <table:table-row table:style-name="TableRow226">
          <table:table-cell table:style-name="TableCell227" table:number-columns-spanned="2">
            <text:p text:style-name="P228">Punti di Debolezza:</text:p>
            <text:p text:style-name="P229"><text:bookmark-start text:name="docs-internal-guid-bb3c4179-6da8-e24e-87"/><text:bookmark-end text:name="docs-internal-guid-bb3c4179-6da8-e24e-87"/>Le app erano gestite da un sistema operativo proprietario “Glass OS” che limitava pesantemente le app disponibili per il device;<text:line-break/>Costo<text:s/>molto elevato (1500$);<text:line-break/>Creazione di una “fama” tra gli utenti non molto buona ( Glasshole o visto come strumento invasivo)</text:p>
            <text:p text:style-name="P230"/>
          </table:table-cell>
          <table:covered-table-cell/>
        </table:table-row>
        <table:table-row table:style-name="TableRow231">
          <table:table-cell table:style-name="TableCell232" table:number-columns-spanned="2">
            <text:p text:style-name="P233">Canali Utilizzati:</text:p>
            <text:p text:style-name="P234"><text:bookmark-start text:name="docs-internal-guid-d207908e-6da9-014f-ab"/><text:bookmark-end text:name="docs-internal-guid-d207908e-6da9-014f-ab"/>Conferenze e congressi a tema informatico e non ( per esempio Moscone Center o al Fashion Week di New York)</text:p>
            <text:p text:style-name="P235"/>
          </table:table-cell>
          <table:covered-table-cell/>
        </table:table-row>
        <table:table-row table:style-name="TableRow236">
          <table:table-cell table:style-name="TableCell237" table:number-columns-spanned="2">
            <text:p text:style-name="P238">Note</text:p>
            <text:p text:style-name="P239"><text:bookmark-start text:name="docs-internal-guid-9d441ec1-6da9-1522-82"/><text:bookmark-end text:name="docs-internal-guid-9d441ec1-6da9-1522-82"/>Progetto chiuso nel 2016 ( Progetto Explorer )</text:p>
            <text:p text:style-name="P240"/>
          </table:table-cell>
          <table:covered-table-cell/>
        </table:table-row>
        <table:table-row table:style-name="TableRow241">
          <table:table-cell table:style-name="TableCell242" table:number-columns-spanned="2">
            <text:p text:style-name="P243">Business Model</text:p>
            <text:p text:style-name="P244"><text:bookmark-start text:name="docs-internal-guid-02d50253-6da9-3040-3c"/><text:bookmark-end text:name="docs-internal-guid-02d50253-6da9-3040-3c"/>Vendita diretta del prodotto e vendita delle app create ad hoc per il sistema “Glass OS”</text:p>
            <text:p text:style-name="P245"/>
          </table:table-cell>
          <table:covered-table-cell/>
        </table:table-row>
      </table:table>
      <text:h text:style-name="P246" text:outline-level="2">COMPETITOR n. 5</text:h>
      <table:table table:style-name="Table247">
        <table:table-columns>
          <table:table-column table:style-name="TableColumn248"/>
          <table:table-column table:style-name="TableColumn249"/>
        </table:table-columns>
        <table:table-row table:style-name="TableRow250">
          <table:table-cell table:style-name="TableCell251">
            <text:p text:style-name="P252">Nome Progetto:</text:p>
            <text:p text:style-name="P253">iGlasses</text:p>
          </table:table-cell>
          <table:table-cell table:style-name="TableCell254">
            <text:p text:style-name="P255">Anno Pubblicazione</text:p>
            <text:p text:style-name="P256">2020</text:p>
          </table:table-cell>
        </table:table-row>
        <table:table-row table:style-name="TableRow257">
          <table:table-cell table:style-name="TableCell258">
            <text:p text:style-name="P259">Nome Competitor:</text:p>
            <text:p text:style-name="P260">Apple</text:p>
          </table:table-cell>
          <table:table-cell table:style-name="TableCell261">
            <text:p text:style-name="P262">Dimensione<text:s/>Competitor</text:p>
            <text:p text:style-name="P263">Multinazionale</text:p>
          </table:table-cell>
        </table:table-row>
        <table:table-row table:style-name="TableRow264">
          <table:table-cell table:style-name="TableCell265" table:number-columns-spanned="2">
            <text:p text:style-name="P266">Struttura Aziendale/Societaria:</text:p>
            <text:p text:style-name="P267">Public company</text:p>
          </table:table-cell>
          <table:covered-table-cell/>
        </table:table-row>
        <table:table-row table:style-name="TableRow268">
          <table:table-cell table:style-name="TableCell269" table:number-columns-spanned="2">
            <text:p text:style-name="P270">Descrizione Progetto:</text:p>
            <text:p text:style-name="P271"><text:bookmark-start text:name="docs-internal-guid-4b72c78e-6da9-af58-70"/><text:bookmark-end text:name="docs-internal-guid-4b72c78e-6da9-af58-70"/>Occhiali in realtà aumentata in via di sviluppo da parte di Apple.</text:p>
          </table:table-cell>
          <table:covered-table-cell/>
        </table:table-row>
        <table:table-row table:style-name="TableRow272">
          <table:table-cell table:style-name="TableCell273" table:number-columns-spanned="2">
            <text:p text:style-name="P274">Value Proposition:</text:p>
            <text:p text:style-name="P275"><text:bookmark-start text:name="docs-internal-guid-da6a525d-6da9-de81-90"/><text:bookmark-end text:name="docs-internal-guid-da6a525d-6da9-de81-90"/>Dalle poche informazioni rinvenute si può pensare a:<text:line-break/>- Novità in quanto<text:s/>utilizza tecniche innovative di interazione utente-occhiale;<text:line-break/>- Design in quanto è un punto cardine dei prodotti Apple.</text:p>
            <text:p text:style-name="P276"/>
          </table:table-cell>
          <table:covered-table-cell/>
        </table:table-row>
        <table:table-row table:style-name="TableRow277">
          <table:table-cell table:style-name="TableCell278" table:number-columns-spanned="2">
            <text:p text:style-name="P279">Customer Segments:</text:p>
            <text:p text:style-name="P280"/>
          </table:table-cell>
          <table:covered-table-cell/>
        </table:table-row>
        <table:table-row table:style-name="TableRow281">
          <table:table-cell table:style-name="TableCell282" table:number-columns-spanned="2">
            <text:p text:style-name="P283">Punti di Forza:</text:p>
            <text:p text:style-name="P284"><text:bookmark-start text:name="docs-internal-guid-baa30d64-6daa-0db1-ab"/><text:bookmark-end text:name="docs-internal-guid-baa30d64-6daa-0db1-ab"/>Sistema Operativo ad hoc ( rOS );<text:line-break/>Sistema innovativo di interazione tramite display touch,<text:s/>comandi vocali e gesti della testa.</text:p>
            <text:p text:style-name="P285"/>
          </table:table-cell>
          <table:covered-table-cell/>
        </table:table-row>
        <table:table-row table:style-name="TableRow286">
          <table:table-cell table:style-name="TableCell287" table:number-columns-spanned="2">
            <text:p text:style-name="P288">Punti di Debolezza:</text:p>
            <text:p text:style-name="P289"><text:bookmark-start text:name="docs-internal-guid-ad705c4e-6daa-2397-63"/><text:bookmark-end text:name="docs-internal-guid-ad705c4e-6daa-2397-63"/>Difficile produrre un dispositivo con una montatura bella e leggera</text:p>
            <text:p text:style-name="P290"/>
          </table:table-cell>
          <table:covered-table-cell/>
        </table:table-row>
        <table:table-row table:style-name="TableRow291">
          <table:table-cell table:style-name="TableCell292" table:number-columns-spanned="2">
            <text:p text:style-name="P293">Canali Utilizzati:</text:p>
          </table:table-cell>
          <table:covered-table-cell/>
        </table:table-row>
        <table:table-row table:style-name="TableRow294">
          <table:table-cell table:style-name="TableCell295" table:number-columns-spanned="2">
            <text:p text:style-name="P296">Note</text:p>
            <text:p text:style-name="P297"><text:bookmark-start text:name="docs-internal-guid-7c6ef651-6daa-491f-74"/><text:bookmark-end text:name="docs-internal-guid-7c6ef651-6daa-491f-74"/>Progetto in via di sviluppo. Non è facile trovare o ricavare alcune informazioni.</text:p>
            <text:p text:style-name="P298"/>
          </table:table-cell>
          <table:covered-table-cell/>
        </table:table-row>
        <table:table-row table:style-name="TableRow299">
          <table:table-cell table:style-name="TableCell300" table:number-columns-spanned="2">
            <text:p text:style-name="P301">Business Model</text:p>
          </table:table-cell>
          <table:covered-table-cell/>
        </table:table-row>
      </table:table>
      <text:h text:style-name="P302" text:outline-level="2">COMPETITOR n. 6</text:h>
      <table:table table:style-name="Table303">
        <table:table-columns>
          <table:table-column table:style-name="TableColumn304"/>
          <table:table-column table:style-name="TableColumn305"/>
        </table:table-columns>
        <table:table-row table:style-name="TableRow306">
          <table:table-cell table:style-name="TableCell307">
            <text:p text:style-name="P308">Nome Progetto:</text:p>
            <text:p text:style-name="P309">Nintendo Virtual Boy</text:p>
          </table:table-cell>
          <table:table-cell table:style-name="TableCell310">
            <text:p text:style-name="P311">Anno Pubblicazione</text:p>
            <text:p text:style-name="P312">1995</text:p>
          </table:table-cell>
        </table:table-row>
        <table:table-row table:style-name="TableRow313">
          <table:table-cell table:style-name="TableCell314">
            <text:p text:style-name="P315">Nome Competitor:</text:p>
            <text:p text:style-name="P316">Nintendo</text:p>
          </table:table-cell>
          <table:table-cell table:style-name="TableCell317">
            <text:p text:style-name="P318">Dimensione Competitor</text:p>
            <text:p text:style-name="P319">Multinazionale</text:p>
          </table:table-cell>
        </table:table-row>
        <table:table-row table:style-name="TableRow320">
          <table:table-cell table:style-name="TableCell321" table:number-columns-spanned="2">
            <text:p text:style-name="P322">Struttura Aziendale/Societaria:</text:p>
            <text:p text:style-name="P323">Società per azioni</text:p>
          </table:table-cell>
          <table:covered-table-cell/>
        </table:table-row>
        <table:table-row table:style-name="TableRow324">
          <table:table-cell table:style-name="TableCell325" table:number-columns-spanned="2">
            <text:p text:style-name="P326">Descrizione Progetto:</text:p>
            <text:p text:style-name="P327"><text:bookmark-start text:name="docs-internal-guid-45910bb5-6daa-d8c0-ad"/><text:bookmark-end text:name="docs-internal-guid-45910bb5-6daa-d8c0-ad"/>Console basata sulla stereoscopia che<text:s/>utilizzava occhiali contenenti un sistema di specchi oscillanti, lenti e LED per proiettare negli occhi del giocatore immagini tridimensionali di vari videogiochi.</text:p>
            <text:p text:style-name="P328"/>
          </table:table-cell>
          <table:covered-table-cell/>
        </table:table-row>
        <table:table-row table:style-name="TableRow329">
          <table:table-cell table:style-name="TableCell330" table:number-columns-spanned="2">
            <text:p text:style-name="P331">Value Proposition:</text:p>
            <text:p text:style-name="Standard"><text:bookmark-start text:name="docs-internal-guid-a4f77dd9-6daa-eb07-32"/><text:bookmark-end text:name="docs-internal-guid-a4f77dd9-6daa-eb07-32"/><text:span text:style-name="T332">All’epoca di uscita del prodotto era di sicuro qualcosa di innovativo e</text:span><text:span text:style-name="T333"><text:s/>di mai visto. Era un prodotto pensato per hardcore gamers che spaziavano, per età, dai giovanissimi fino ai più grandi.</text:span><text:span text:style-name="T334"><text:line-break/></text:span><text:span text:style-name="T335">Nonostante il tipo di prodotto, l’unica value proposition che mi viene da segnare è proprio la novità, che una console del genere, gene</text:span><text:span text:style-name="T336">rata. Si potrebbe pensare anche ad usabilità e design come value proposition però, ai giorni nostri, un prodotto della forma e delle dimensioni del Virtual Boy di sicuro non sarebbe considerato né usabile (nemmeno all’epoca lo era secondo noi ) né uno stru</text:span><text:span text:style-name="T337">mento con un design accattivante.</text:span></text:p>
            <text:p text:style-name="P338"/>
          </table:table-cell>
          <table:covered-table-cell/>
        </table:table-row>
        <table:table-row table:style-name="TableRow339">
          <table:table-cell table:style-name="TableCell340" table:number-columns-spanned="2">
            <text:p text:style-name="P341">Customer Segments:</text:p>
            <text:p text:style-name="P342">Videogiocatori hardcore e casual</text:p>
          </table:table-cell>
          <table:covered-table-cell/>
        </table:table-row>
        <table:table-row table:style-name="TableRow343">
          <table:table-cell table:style-name="TableCell344" table:number-columns-spanned="2">
            <text:p text:style-name="P345">Punti di Forza:</text:p>
            <text:p text:style-name="P346">Novità assoluta nel campo videoludico (all’epoca)</text:p>
          </table:table-cell>
          <table:covered-table-cell/>
        </table:table-row>
        <table:table-row table:style-name="TableRow347">
          <table:table-cell table:style-name="TableCell348" table:number-columns-spanned="2">
            <text:p text:style-name="P349">Punti di Debolezza:</text:p>
            <text:p text:style-name="P350"><text:bookmark-start text:name="docs-internal-guid-7bfba0c1-6dab-6983-f2"/><text:bookmark-end text:name="docs-internal-guid-7bfba0c1-6dab-6983-f2"/>Generava solamente due colori (rosso e nero ) rendendo l’esperienza di gioco<text:s/>sgradevole;</text:p>
            <text:list text:style-name="LFO1" text:continue-numbering="true">
              <text:list-item>
                <text:p text:style-name="P351">I giochi non sfruttavano a pieno le potenzialità del dispositivo;</text:p>
              </text:list-item>
              <text:list-item>
                <text:p text:style-name="P352">Libreria di giochi scarsa per quantità e qualità;</text:p>
              </text:list-item>
              <text:list-item>
                <text:p text:style-name="P353">Marketing non efficiente (era pubblicizzata come una console portatile ma il peso e le dimensioni erano considerevoli rispetto ad altre console dell’epoca);</text:p>
              </text:list-item>
              <text:list-item>
                <text:p text:style-name="P354">Difficoltà nell’utilizzare la console in quanto non aveva nessun tipo di supporto che agevolasse l’utente nell’indossarla;</text:p>
              </text:list-item>
              <text:list-item>
                <text:p text:style-name="P355">Causava fastidio agli occhi e nausea dopo appena un’ora di utilizzo.</text:p>
              </text:list-item>
            </text:list>
            <text:p text:style-name="P356"/>
          </table:table-cell>
          <table:covered-table-cell/>
        </table:table-row>
        <table:table-row table:style-name="TableRow357">
          <table:table-cell table:style-name="TableCell358" table:number-columns-spanned="2">
            <text:p text:style-name="P359">Canali Utilizzati:</text:p>
            <text:p text:style-name="P360"><text:bookmark-start text:name="docs-internal-guid-879adc81-6dab-8c2a-91"/><text:bookmark-end text:name="docs-internal-guid-879adc81-6dab-8c2a-91"/>Pubblicità<text:s/>televisiva</text:p>
            <text:p text:style-name="P361"/>
          </table:table-cell>
          <table:covered-table-cell/>
        </table:table-row>
        <table:table-row table:style-name="TableRow362">
          <table:table-cell table:style-name="TableCell363" table:number-columns-spanned="2">
            <text:p text:style-name="P364">Note</text:p>
            <text:p text:style-name="P365"><text:bookmark-start text:name="docs-internal-guid-e8996004-6dab-9ef3-6e"/><text:bookmark-end text:name="docs-internal-guid-e8996004-6dab-9ef3-6e"/>Prodotto fallito l’anno successivo alla sua commercializzazione. E’ noto come uno dei più grandi flop della storia di Nintendo.</text:p>
            <text:p text:style-name="P366"/>
          </table:table-cell>
          <table:covered-table-cell/>
        </table:table-row>
        <table:table-row table:style-name="TableRow367">
          <table:table-cell table:style-name="TableCell368" table:number-columns-spanned="2">
            <text:p text:style-name="P369">Business Model</text:p>
            <text:p text:style-name="Standard"><text:bookmark-start text:name="docs-internal-guid-531375b4-6dab-b4ec-ba"/><text:bookmark-end text:name="docs-internal-guid-531375b4-6dab-b4ec-ba"/><text:span text:style-name="T370">Vendita diretta del prodotto e dei giochi a corredo</text:span><text:span text:style-name="T371">.</text:span></text:p>
            <text:p text:style-name="P372"/>
          </table:table-cell>
          <table:covered-table-cell/>
        </table:table-row>
      </table:table>
      <text:h text:style-name="P373" text:outline-level="2">COMPETITOR n. 7</text:h>
      <table:table table:style-name="Table374">
        <table:table-columns>
          <table:table-column table:style-name="TableColumn375"/>
          <table:table-column table:style-name="TableColumn376"/>
        </table:table-columns>
        <table:table-row table:style-name="TableRow377">
          <table:table-cell table:style-name="TableCell378">
            <text:p text:style-name="P379">Nome Progetto:</text:p>
            <text:p text:style-name="P380">FXMirror</text:p>
          </table:table-cell>
          <table:table-cell table:style-name="TableCell381">
            <text:p text:style-name="P382">Anno Pubblicazione</text:p>
            <text:p text:style-name="P383">2012</text:p>
          </table:table-cell>
        </table:table-row>
        <table:table-row table:style-name="TableRow384">
          <table:table-cell table:style-name="TableCell385">
            <text:p text:style-name="P386">Nome Competitor:</text:p>
            <text:p text:style-name="P387">FXGear</text:p>
          </table:table-cell>
          <table:table-cell table:style-name="TableCell388">
            <text:p text:style-name="P389">Dimensione Competitor</text:p>
            <text:p text:style-name="P390">Multinazionale</text:p>
          </table:table-cell>
        </table:table-row>
        <table:table-row table:style-name="TableRow391">
          <table:table-cell table:style-name="TableCell392" table:number-columns-spanned="2">
            <text:p text:style-name="P393">Struttura Aziendale/Societaria:</text:p>
            <text:p text:style-name="P394">Incorporated</text:p>
          </table:table-cell>
          <table:covered-table-cell/>
        </table:table-row>
        <table:table-row table:style-name="TableRow395">
          <table:table-cell table:style-name="TableCell396" table:number-columns-spanned="2">
            <text:p text:style-name="P397">Descrizione Progetto:</text:p>
            <text:p text:style-name="P398"><text:bookmark-start text:name="docs-internal-guid-898021d2-6dac-1c0b-f7"/><text:bookmark-end text:name="docs-internal-guid-898021d2-6dac-1c0b-f7"/>E’ uno specchio che, combinato alla realtà aumentata, può far indossare diversi capi di<text:s/>abbigliamento ai clienti mentre raccoglie dati sui gusti e gli interessi della clientela.</text:p>
            <text:p text:style-name="P399"/>
          </table:table-cell>
          <table:covered-table-cell/>
        </table:table-row>
        <table:table-row table:style-name="TableRow400">
          <table:table-cell table:style-name="TableCell401" table:number-columns-spanned="2">
            <text:p text:style-name="P402">Value Proposition:</text:p>
            <text:p text:style-name="P403"><text:bookmark-start text:name="docs-internal-guid-f4614419-6dac-32c8-d2"/><text:bookmark-end text:name="docs-internal-guid-f4614419-6dac-32c8-d2"/>Data la natura del prodotto preso in esame, di sicuro rappresenta una grossa novità nel campo della moda, più precisamente nella loro vendita in<text:s/>negozio. Inoltre, dai video trovati in giro per il web, è stato possibile vedere lo spot promozionale del prodotto. A primo impatto sembra molto semplice da utilizzare il che lo renderebbe accessibile a tutti i tipi di utenti che ne usufruiscono.</text:p>
            <text:p text:style-name="P404"/>
          </table:table-cell>
          <table:covered-table-cell/>
        </table:table-row>
        <table:table-row table:style-name="TableRow405">
          <table:table-cell table:style-name="TableCell406" table:number-columns-spanned="2">
            <text:p text:style-name="P407">Customer Segments:</text:p>
            <text:p text:style-name="P408"><text:bookmark-start text:name="docs-internal-guid-12f66333-6dac-3f2c-6f"/><text:bookmark-end text:name="docs-internal-guid-12f66333-6dac-3f2c-6f"/>I principali clienti sono i negozi di moda che espongono il prodotto e che lo fanno utilizzare alla clientela del negozio.</text:p>
            <text:p text:style-name="P409"/>
          </table:table-cell>
          <table:covered-table-cell/>
        </table:table-row>
        <table:table-row table:style-name="TableRow410">
          <table:table-cell table:style-name="TableCell411" table:number-columns-spanned="2">
            <text:p text:style-name="P412">Punti di Forza:</text:p>
            <text:p text:style-name="P413"><text:bookmark-start text:name="docs-internal-guid-f99febb9-6dac-5750-8c"/><text:bookmark-end text:name="docs-internal-guid-f99febb9-6dac-5750-8c"/>Interfaccia semplice ed intuitiva;<text:line-break/>Riconoscimento del corpo istantanea;</text:p>
            <text:p text:style-name="Textbody"><text:span text:style-name="T414">I vestiti si adattano al corpo<text:s/></text:span><text:span text:style-name="T415">del utente;</text:span><text:span text:style-name="T416"><text:line-break/></text:span><text:span text:style-name="T417">Permette di provare più vestiti contemporaneamente;</text:span><text:span text:style-name="T418"><text:line-break/></text:span><text:span text:style-name="T419">Condivisione e salvataggio su smartphone dell’outfit scelto;</text:span></text:p>
          </table:table-cell>
          <table:covered-table-cell/>
        </table:table-row>
        <table:table-row table:style-name="TableRow420">
          <table:table-cell table:style-name="TableCell421" table:number-columns-spanned="2">
            <text:p text:style-name="P422">Punti di Debolezza:</text:p>
            <text:p text:style-name="P423"><text:bookmark-start text:name="docs-internal-guid-92d0a73d-6dac-6ad6-a6"/><text:bookmark-end text:name="docs-internal-guid-92d0a73d-6dac-6ad6-a6"/>Non permette di selezionare la taglia del vestito ( in quanto si adatta );<text:line-break/>Presenta la possibilità di provare<text:s/>tutti i vestiti del negozio anche se questi non sono disponibili;<text:line-break/>L’adattamento al corpo, a volte, non è preciso.</text:p>
            <text:p text:style-name="P424"/>
          </table:table-cell>
          <table:covered-table-cell/>
        </table:table-row>
        <table:table-row table:style-name="TableRow425">
          <table:table-cell table:style-name="TableCell426" table:number-columns-spanned="2">
            <text:p text:style-name="P427">Canali Utilizzati:</text:p>
            <text:p text:style-name="P428"><text:bookmark-start text:name="docs-internal-guid-8eb6eefe-6dac-799d-b3"/><text:bookmark-end text:name="docs-internal-guid-8eb6eefe-6dac-799d-b3"/>Fiere e conferenze specializzate nel settore della moda e dell’innovazione,  vendita diretta all’azienda.</text:p>
            <text:p text:style-name="P429"/>
          </table:table-cell>
          <table:covered-table-cell/>
        </table:table-row>
        <table:table-row table:style-name="TableRow430">
          <table:table-cell table:style-name="TableCell431" table:number-columns-spanned="2">
            <text:p text:style-name="P432">Note</text:p>
          </table:table-cell>
          <table:covered-table-cell/>
        </table:table-row>
        <table:table-row table:style-name="TableRow433">
          <table:table-cell table:style-name="TableCell434" table:number-columns-spanned="2">
            <text:p text:style-name="P435">Business Model</text:p>
            <text:p text:style-name="P436"><text:bookmark-start text:name="docs-internal-guid-93b67110-6dac-98ee-74"/><text:bookmark-end text:name="docs-internal-guid-93b67110-6dac-98ee-74"/>Vendita del prodotto e supporto ai negozi aderenti</text:p>
            <text:p text:style-name="P437"/>
          </table:table-cell>
          <table:covered-table-cell/>
        </table:table-row>
      </table:table>
      <text:h text:style-name="P438" text:outline-level="2">COMPETITOR n. 8</text:h>
      <table:table table:style-name="Table439">
        <table:table-columns>
          <table:table-column table:style-name="TableColumn440"/>
          <table:table-column table:style-name="TableColumn441"/>
        </table:table-columns>
        <table:table-row table:style-name="TableRow442">
          <table:table-cell table:style-name="TableCell443">
            <text:p text:style-name="P444">Nome Progetto:</text:p>
            <text:p text:style-name="P445">Insta360</text:p>
          </table:table-cell>
          <table:table-cell table:style-name="TableCell446">
            <text:p text:style-name="P447">Anno Pubblicazione</text:p>
            <text:p text:style-name="P448">2014</text:p>
          </table:table-cell>
        </table:table-row>
        <table:table-row table:style-name="TableRow449">
          <table:table-cell table:style-name="TableCell450">
            <text:p text:style-name="P451">Nome Competitor:</text:p>
            <text:p text:style-name="P452">Insta360</text:p>
          </table:table-cell>
          <table:table-cell table:style-name="TableCell453">
            <text:p text:style-name="P454">Dimensione Competitor</text:p>
          </table:table-cell>
        </table:table-row>
        <table:table-row table:style-name="TableRow455">
          <table:table-cell table:style-name="TableCell456" table:number-columns-spanned="2">
            <text:p text:style-name="P457">Struttura Aziendale/Societaria:</text:p>
            <text:p text:style-name="P458">azienda privata</text:p>
          </table:table-cell>
          <table:covered-table-cell/>
        </table:table-row>
        <table:table-row table:style-name="TableRow459">
          <table:table-cell table:style-name="TableCell460" table:number-columns-spanned="2">
            <text:p text:style-name="P461">Descrizione Progetto:</text:p>
            <text:p text:style-name="P462">Con<text:s/>una fotocamera Insta360, gli utenti possono scattare foto e video a 360 gradi in alta definizione e condividere le loro esperienze direttamente su Facebook, Twitter, YouTube e altre piattaforme social. Quando vengono visualizzate con una maschera VR, le esperienze di Insta360 possono trasportare le persone in luoghi e momenti che non hanno mai immaginato prima. Il prodotto può essere utilizzato durante un viaggio, per lavoro ed in tutte quelle situazioni nelle quali la realtà immersiva può diventare un fattore discriminante. Gli utenti possono creare una realtà virtuale agevole da condividere con tutto il mondo.</text:p>
          </table:table-cell>
          <table:covered-table-cell/>
        </table:table-row>
        <table:table-row table:style-name="TableRow463">
          <table:table-cell table:style-name="TableCell464" table:number-columns-spanned="2">
            <text:p text:style-name="P465">Value Proposition:<text:s/></text:p>
            <text:p text:style-name="P466"><text:span text:style-name="T467">Novità, performance, design</text:span></text:p>
            <text:p text:style-name="P468"/>
          </table:table-cell>
          <table:covered-table-cell/>
        </table:table-row>
        <table:table-row table:style-name="TableRow469">
          <table:table-cell table:style-name="TableCell470" table:number-columns-spanned="2">
            <text:p text:style-name="P471">Customer Segments:</text:p>
            <text:p text:style-name="P472">Appassionati della fotografia, gente amante dell’innovazione</text:p>
          </table:table-cell>
          <table:covered-table-cell/>
        </table:table-row>
        <table:table-row table:style-name="TableRow473">
          <table:table-cell table:style-name="TableCell474" table:number-columns-spanned="2">
            <text:p text:style-name="P475">Punti di Forza:</text:p>
            <text:p text:style-name="P476"><text:span text:style-name="T477">Design elegante, ottima portabilità, utilizzo in diversi luoghi e settori</text:span></text:p>
            <text:p text:style-name="P478"/>
          </table:table-cell>
          <table:covered-table-cell/>
        </table:table-row>
        <table:table-row table:style-name="TableRow479">
          <table:table-cell table:style-name="TableCell480" table:number-columns-spanned="2">
            <text:p text:style-name="P481">Punti di Debolezza:</text:p>
            <text:p text:style-name="P482"/>
          </table:table-cell>
          <table:covered-table-cell/>
        </table:table-row>
        <table:table-row table:style-name="TableRow483">
          <table:table-cell table:style-name="TableCell484" table:number-columns-spanned="2">
            <text:p text:style-name="P485">Canali Utilizzati:</text:p>
            <text:p text:style-name="P486">sito web, social</text:p>
          </table:table-cell>
          <table:covered-table-cell/>
        </table:table-row>
        <table:table-row table:style-name="TableRow487">
          <table:table-cell table:style-name="TableCell488" table:number-columns-spanned="2">
            <text:p text:style-name="P489">Note</text:p>
          </table:table-cell>
          <table:covered-table-cell/>
        </table:table-row>
        <table:table-row table:style-name="TableRow490">
          <table:table-cell table:style-name="TableCell491" table:number-columns-spanned="2">
            <text:p text:style-name="P492">Business Model</text:p>
            <text:p text:style-name="P493">Vendendo la telecamera si generano i guadagni</text:p>
          </table:table-cell>
          <table:covered-table-cell/>
        </table:table-row>
      </table:table>
      <text:h text:style-name="P494" text:outline-level="2">COMPETITOR n. 9</text:h>
      <table:table table:style-name="Table495">
        <table:table-columns>
          <table:table-column table:style-name="TableColumn496"/>
          <table:table-column table:style-name="TableColumn497"/>
        </table:table-columns>
        <table:table-row table:style-name="TableRow498">
          <table:table-cell table:style-name="TableCell499">
            <text:p text:style-name="P500">Nome Progetto:</text:p>
            <text:p text:style-name="P501">LeapMotion</text:p>
          </table:table-cell>
          <table:table-cell table:style-name="TableCell502">
            <text:p text:style-name="P503">Anno<text:s/>Pubblicazione</text:p>
            <text:p text:style-name="P504">2017</text:p>
          </table:table-cell>
        </table:table-row>
        <table:table-row table:style-name="TableRow505">
          <table:table-cell table:style-name="TableCell506">
            <text:p text:style-name="P507">Nome Competitor:</text:p>
            <text:p text:style-name="P508">LeapMotion</text:p>
          </table:table-cell>
          <table:table-cell table:style-name="TableCell509">
            <text:p text:style-name="P510">Dimensione Competitor</text:p>
          </table:table-cell>
        </table:table-row>
        <table:table-row table:style-name="TableRow511">
          <table:table-cell table:style-name="TableCell512" table:number-columns-spanned="2">
            <text:p text:style-name="P513">Struttura Aziendale/Societaria:</text:p>
            <text:p text:style-name="P514"><text:span text:style-name="T515">Startup fondata il 1 novembre 2010</text:span></text:p>
            <text:p text:style-name="P516"/>
          </table:table-cell>
          <table:covered-table-cell/>
        </table:table-row>
        <table:table-row table:style-name="TableRow517">
          <table:table-cell table:style-name="TableCell518" table:number-columns-spanned="2">
            <text:p text:style-name="P519">Descrizione Progetto:</text:p>
            <text:p text:style-name="P520"><text:span text:style-name="T521">Una suite di hardware e software da incorporare direttamente nelle cuffie VR / AR non<text:s/></text:span><text:span text:style-name="T522">collegate.</text:span></text:p>
            <text:p text:style-name="P523"/>
          </table:table-cell>
          <table:covered-table-cell/>
        </table:table-row>
        <table:table-row table:style-name="TableRow524">
          <table:table-cell table:style-name="TableCell525" table:number-columns-spanned="2">
            <text:p text:style-name="P526">Value Proposition: Novità, performance</text:p>
          </table:table-cell>
          <table:covered-table-cell/>
        </table:table-row>
        <table:table-row table:style-name="TableRow527">
          <table:table-cell table:style-name="TableCell528" table:number-columns-spanned="2">
            <text:p text:style-name="P529">Customer Segments:</text:p>
            <text:p text:style-name="P530"><text:span text:style-name="T531">Creato per gli OEM (original equipment manufacturer) che devono incorporarlo direttamente nelle cuffie VR</text:span></text:p>
            <text:p text:style-name="P532"/>
          </table:table-cell>
          <table:covered-table-cell/>
        </table:table-row>
        <table:table-row table:style-name="TableRow533">
          <table:table-cell table:style-name="TableCell534" table:number-columns-spanned="2">
            <text:p text:style-name="P535">Punti di Forza:</text:p>
            <text:p text:style-name="P536"><text:span text:style-name="T537">Latenza quasi zero e bassa potenza di elaborazione, tracking</text:span><text:span text:style-name="T538"><text:s/>di 180x180 gradi oltre la lunghezza del braccio, il software funzione su tutti i telefoni Android.</text:span></text:p>
            <text:p text:style-name="P539"/>
          </table:table-cell>
          <table:covered-table-cell/>
        </table:table-row>
        <table:table-row table:style-name="TableRow540">
          <table:table-cell table:style-name="TableCell541" table:number-columns-spanned="2">
            <text:p text:style-name="P542">Punti di Debolezza:</text:p>
          </table:table-cell>
          <table:covered-table-cell/>
        </table:table-row>
        <table:table-row table:style-name="TableRow543">
          <table:table-cell table:style-name="TableCell544" table:number-columns-spanned="2">
            <text:p text:style-name="P545">Canali Utilizzati:</text:p>
            <text:p text:style-name="P546"><text:span text:style-name="T547">Internet in tutte le sue forme, oppure attraverso venditori addetti che si recano presso le aziende che realizzano</text:span><text:span text:style-name="T548"><text:s/>questo tipo di apparecchiature.</text:span></text:p>
            <text:p text:style-name="P549"/>
          </table:table-cell>
          <table:covered-table-cell/>
        </table:table-row>
        <table:table-row table:style-name="TableRow550">
          <table:table-cell table:style-name="TableCell551" table:number-columns-spanned="2">
            <text:p text:style-name="P552">Note</text:p>
          </table:table-cell>
          <table:covered-table-cell/>
        </table:table-row>
        <table:table-row table:style-name="TableRow553">
          <table:table-cell table:style-name="TableCell554" table:number-columns-spanned="2">
            <text:p text:style-name="P555">Business Model</text:p>
            <text:p text:style-name="P556">Attraverso la relativa vendita</text:p>
          </table:table-cell>
          <table:covered-table-cell/>
        </table:table-row>
      </table:table>
      <text:h text:style-name="P557" text:outline-level="2">COMPETITOR n. 10</text:h>
      <table:table table:style-name="Table558">
        <table:table-columns>
          <table:table-column table:style-name="TableColumn559"/>
          <table:table-column table:style-name="TableColumn560"/>
        </table:table-columns>
        <table:table-row table:style-name="TableRow561">
          <table:table-cell table:style-name="TableCell562">
            <text:p text:style-name="P563">Nome Progetto:</text:p>
            <text:p text:style-name="P564">PlayStation VR game to Windows Mixed Reality</text:p>
          </table:table-cell>
          <table:table-cell table:style-name="TableCell565">
            <text:p text:style-name="P566">Anno Pubblicazione</text:p>
            <text:p text:style-name="P567">2017</text:p>
          </table:table-cell>
        </table:table-row>
        <table:table-row table:style-name="TableRow568">
          <table:table-cell table:style-name="TableCell569">
            <text:p text:style-name="P570">Nome Competitor:</text:p>
            <text:p text:style-name="P571"><text:span text:style-name="T572">Sony</text:span></text:p>
            <text:p text:style-name="P573"/>
          </table:table-cell>
          <table:table-cell table:style-name="TableCell574">
            <text:p text:style-name="P575">Dimensione Competitor</text:p>
          </table:table-cell>
        </table:table-row>
        <table:table-row table:style-name="TableRow576">
          <table:table-cell table:style-name="TableCell577" table:number-columns-spanned="2">
            <text:p text:style-name="P578">Struttura<text:s/>Aziendale/Societaria:</text:p>
            <text:p text:style-name="P579"><text:span text:style-name="T580">Multinazionale per l’elettronica di consumo, videogiochi,intrattenimento e servizi finanziari</text:span></text:p>
          </table:table-cell>
          <table:covered-table-cell/>
        </table:table-row>
        <table:table-row table:style-name="TableRow581">
          <table:table-cell table:style-name="TableCell582" table:number-columns-spanned="2">
            <text:p text:style-name="P583">Descrizione Progetto:</text:p>
            <text:p text:style-name="P584"><text:span text:style-name="T585">Aggiungere funzionalità alla PS4 per migliorare il livestreaming dei contenuti VR:</text:span></text:p>
            <text:list text:style-name="LFO2" text:continue-numbering="true">
              <text:list-item>
                <text:p text:style-name="P586">Il giocatore può scegliere la<text:s/>posizione di una telecamera virtuale in terza persona all’interno del mondo del gioco.<text:s/></text:p>
              </text:list-item>
              <text:list-item>
                <text:p text:style-name="P587">Applicazione di effetti steadicam e filtro all’output.</text:p>
              </text:list-item>
              <text:list-item>
                <text:p text:style-name="P588">Aggiunta di cinematica aggiuntiva concentrata sugli sguardi e sul movimento del giocatore.</text:p>
              </text:list-item>
              <text:list-item>
                <text:p text:style-name="P589">Possibilità per il giocatore di effettuare selezioni e regolazioni in tempo reale per le visualizzazioni della telecamera del feed, aggiungere commenti dal vivo durante la trasmissione.</text:p>
              </text:list-item>
              <text:list-item>
                <text:p text:style-name="P590">Aggiunta di una telecamera al mondo reale per vista esterna a favore di una versione di realtà mista<text:s/></text:p>
              </text:list-item>
            </text:list>
            <text:p text:style-name="P591"/>
          </table:table-cell>
          <table:covered-table-cell/>
        </table:table-row>
        <table:table-row table:style-name="TableRow592">
          <table:table-cell table:style-name="TableCell593" table:number-columns-spanned="2">
            <text:p text:style-name="P594">Value Proposition:</text:p>
            <text:p text:style-name="P595">Performance</text:p>
          </table:table-cell>
          <table:covered-table-cell/>
        </table:table-row>
        <table:table-row table:style-name="TableRow596">
          <table:table-cell table:style-name="TableCell597" table:number-columns-spanned="2">
            <text:p text:style-name="P598">Customer Segments:</text:p>
            <text:p text:style-name="P599">Videogiocatori, livestreamers professionisti</text:p>
          </table:table-cell>
          <table:covered-table-cell/>
        </table:table-row>
        <table:table-row table:style-name="TableRow600">
          <table:table-cell table:style-name="TableCell601" table:number-columns-spanned="2">
            <text:p text:style-name="P602">Punti di Forza:</text:p>
            <text:p text:style-name="P603"><text:span text:style-name="T604">Il giocatore può personalizzare la modalità in cui preferisce giocare, con alte prestazioni</text:span></text:p>
            <text:p text:style-name="P605"/>
          </table:table-cell>
          <table:covered-table-cell/>
        </table:table-row>
        <table:table-row table:style-name="TableRow606">
          <table:table-cell table:style-name="TableCell607" table:number-columns-spanned="2">
            <text:p text:style-name="P608">Punti di Debolezza:</text:p>
            <text:p text:style-name="P609"><text:span text:style-name="T610">Il progetto è<text:s/></text:span><text:span text:style-name="T611">infattibile se PS4 non ufficializza l’aggiornamento che Sony può sfruttare per migliorare il livestreaming e le realtà miste di Playstation VR.</text:span></text:p>
            <text:p text:style-name="P612"><text:span text:style-name="T613">Un’alternativa sarebbe quella di introdurre una seconda PS4 Pro per le trasmissioni e il compositing in tempo re</text:span><text:span text:style-name="T614">ale che avrebbero più potenza per produrre output 4K e HDR superiori a quelli del video PSVR attuale, ma non tutti sarebbero disposti a pagare per un secondo PS4 Pro.</text:span></text:p>
            <text:p text:style-name="P615"/>
          </table:table-cell>
          <table:covered-table-cell/>
        </table:table-row>
        <table:table-row table:style-name="TableRow616">
          <table:table-cell table:style-name="TableCell617" table:number-columns-spanned="2">
            <text:p text:style-name="P618">Canali Utilizzati:</text:p>
            <text:p text:style-name="P619"><text:span text:style-name="T620">Internet, social, riviste tecnologiche</text:span></text:p>
            <text:p text:style-name="P621"/>
          </table:table-cell>
          <table:covered-table-cell/>
        </table:table-row>
        <table:table-row table:style-name="TableRow622">
          <table:table-cell table:style-name="TableCell623" table:number-columns-spanned="2">
            <text:p text:style-name="P624">Note</text:p>
          </table:table-cell>
          <table:covered-table-cell/>
        </table:table-row>
        <table:table-row table:style-name="TableRow625">
          <table:table-cell table:style-name="TableCell626" table:number-columns-spanned="2">
            <text:p text:style-name="P627">Business Model</text:p>
            <text:p text:style-name="P628">Dai<text:s/>clienti che decideranno di possedere con la PS4 queste nuove funzionalità avanzate.</text:p>
          </table:table-cell>
          <table:covered-table-cell/>
        </table:table-row>
      </table:table>
      <text:h text:style-name="P629" text:outline-level="2">COMPETITOR n. 11</text:h>
      <table:table table:style-name="Table630">
        <table:table-columns>
          <table:table-column table:style-name="TableColumn631"/>
          <table:table-column table:style-name="TableColumn632"/>
        </table:table-columns>
        <table:table-row table:style-name="TableRow633">
          <table:table-cell table:style-name="TableCell634">
            <text:p text:style-name="P635">Nome Progetto:</text:p>
            <text:p text:style-name="P636">Meta 2</text:p>
          </table:table-cell>
          <table:table-cell table:style-name="TableCell637">
            <text:p text:style-name="P638">Anno Pubblicazione</text:p>
            <text:p text:style-name="P639">2017</text:p>
          </table:table-cell>
        </table:table-row>
        <table:table-row table:style-name="TableRow640">
          <table:table-cell table:style-name="TableCell641">
            <text:p text:style-name="P642">Nome Competitor:</text:p>
            <text:p text:style-name="P643">Meta</text:p>
          </table:table-cell>
          <table:table-cell table:style-name="TableCell644">
            <text:p text:style-name="P645">Dimensione Competitor</text:p>
          </table:table-cell>
        </table:table-row>
        <table:table-row table:style-name="TableRow646">
          <table:table-cell table:style-name="TableCell647" table:number-columns-spanned="2">
            <text:p text:style-name="P648">Struttura Aziendale/Societaria:</text:p>
            <text:p text:style-name="P649">Azienda privata</text:p>
          </table:table-cell>
          <table:covered-table-cell/>
        </table:table-row>
        <table:table-row table:style-name="TableRow650">
          <table:table-cell table:style-name="TableCell651" table:number-columns-spanned="2">
            <text:p text:style-name="P652">Descrizione<text:s/>Progetto:</text:p>
            <text:p text:style-name="P653">Ampliare il campo visivo e offrire un’esperienza coinvolgente con ologrammi fotorealistici ad alta risoluzione nel mondo fisico. La visiera trasparente consente di vedere il proprio ambiente immediato e di stabilire un contatto visivo con chi sta<text:s/>attorno.</text:p>
          </table:table-cell>
          <table:covered-table-cell/>
        </table:table-row>
        <table:table-row table:style-name="TableRow654">
          <table:table-cell table:style-name="TableCell655" table:number-columns-spanned="2">
            <text:p text:style-name="P656">Value Proposition:</text:p>
            <text:p text:style-name="P657"><text:span text:style-name="T658">Novità e performance</text:span></text:p>
            <text:p text:style-name="P659"/>
          </table:table-cell>
          <table:covered-table-cell/>
        </table:table-row>
        <table:table-row table:style-name="TableRow660">
          <table:table-cell table:style-name="TableCell661" table:number-columns-spanned="2">
            <text:p text:style-name="P662">Customer Segments:</text:p>
            <text:p text:style-name="P663"><text:span text:style-name="T664">Studenti, progettisti, neuroscienziati</text:span></text:p>
            <text:p text:style-name="P665"/>
          </table:table-cell>
          <table:covered-table-cell/>
        </table:table-row>
        <table:table-row table:style-name="TableRow666">
          <table:table-cell table:style-name="TableCell667" table:number-columns-spanned="2">
            <text:p text:style-name="P668">Punti di Forza:</text:p>
            <text:p text:style-name="P669">Ottimo per vedere in maniera ancora più concreta il proprio flusso di lavoro. Sia che la persona stia costruendo modelli<text:s/>architettonici 3D che studiando l’anatomia umana, egli può toccare, afferrare, spingere e tirare splendidi ologrammi 3D.</text:p>
          </table:table-cell>
          <table:covered-table-cell/>
        </table:table-row>
        <table:table-row table:style-name="TableRow670">
          <table:table-cell table:style-name="TableCell671" table:number-columns-spanned="2">
            <text:p text:style-name="P672">Punti di Debolezza:</text:p>
            <text:p text:style-name="P673">Rischio di provocare allucinazioni per la fusione dell’irreale con il reale</text:p>
          </table:table-cell>
          <table:covered-table-cell/>
        </table:table-row>
        <table:table-row table:style-name="TableRow674">
          <table:table-cell table:style-name="TableCell675" table:number-columns-spanned="2">
            <text:p text:style-name="P676">Canali Utilizzati:</text:p>
            <text:p text:style-name="P677"><text:span text:style-name="T678">Social, internet,<text:s/></text:span><text:span text:style-name="T679">tv, riviste tecnologiche</text:span></text:p>
          </table:table-cell>
          <table:covered-table-cell/>
        </table:table-row>
        <table:table-row table:style-name="TableRow680">
          <table:table-cell table:style-name="TableCell681" table:number-columns-spanned="2">
            <text:p text:style-name="P682">Note</text:p>
          </table:table-cell>
          <table:covered-table-cell/>
        </table:table-row>
        <table:table-row table:style-name="TableRow683">
          <table:table-cell table:style-name="TableCell684" table:number-columns-spanned="2">
            <text:p text:style-name="P685">Business Model</text:p>
            <text:p text:style-name="P686">Vendendo il visore dotato di questa particolare interfaccia utente</text:p>
          </table:table-cell>
          <table:covered-table-cell/>
        </table:table-row>
      </table:table>
      <text:h text:style-name="P687" text:outline-level="2">COMPETITOR n. 12</text:h>
      <table:table table:style-name="Table688">
        <table:table-columns>
          <table:table-column table:style-name="TableColumn689"/>
          <table:table-column table:style-name="TableColumn690"/>
        </table:table-columns>
        <table:table-row table:style-name="TableRow691">
          <table:table-cell table:style-name="TableCell692">
            <text:p text:style-name="P693">Nome Progetto:</text:p>
            <text:p text:style-name="P694"><text:span text:style-name="T695">Visore Huawei VR2</text:span></text:p>
            <text:p text:style-name="P696"/>
          </table:table-cell>
          <table:table-cell table:style-name="TableCell697">
            <text:p text:style-name="P698">Anno Pubblicazione</text:p>
            <text:p text:style-name="P699">2017</text:p>
          </table:table-cell>
        </table:table-row>
        <table:table-row table:style-name="TableRow700">
          <table:table-cell table:style-name="TableCell701">
            <text:p text:style-name="P702">Nome Competitor:</text:p>
            <text:p text:style-name="P703">Huawei</text:p>
          </table:table-cell>
          <table:table-cell table:style-name="TableCell704">
            <text:p text:style-name="P705">Dimensione Competitor</text:p>
          </table:table-cell>
        </table:table-row>
        <table:table-row table:style-name="TableRow706">
          <table:table-cell table:style-name="TableCell707" table:number-columns-spanned="2">
            <text:p text:style-name="P708">Struttura<text:s/>Aziendale/Societaria:</text:p>
            <text:p text:style-name="P709">Public company</text:p>
          </table:table-cell>
          <table:covered-table-cell/>
        </table:table-row>
        <table:table-row table:style-name="TableRow710">
          <table:table-cell table:style-name="TableCell711" table:number-columns-spanned="2">
            <text:p text:style-name="P712">Descrizione Progetto:</text:p>
            <text:p text:style-name="P713">Nuovo visore stand-alone ad alta risoluzione. Gli schermi interni permettono di visualizzare immagini a risoluzione 3K (1.600 x 1.440 pixel per occhio) ed hanno un refresh rate di 90 Hz, cosa che<text:s/>dovrebbe minimizzare gli sforzi nei movimenti e l’affaticamento degli occhi. Il design leggero e le imbottiture interne assicurano la massima comodità durante l’utilizzo. Il controller possiede una superficie touch e alcuni pulsanti per tornare alla home o<text:s/>interagire nel mondo virtuale. Huawei VR2 può essere anche connesso ad un PC, cosa che permette di utilizzarlo con giochi progettati per macchine con potenza di calcolo molto superiore a quella integrata.</text:p>
          </table:table-cell>
          <table:covered-table-cell/>
        </table:table-row>
        <table:table-row table:style-name="TableRow714">
          <table:table-cell table:style-name="TableCell715" table:number-columns-spanned="2">
            <text:p text:style-name="P716">Value Proposition:</text:p>
            <text:p text:style-name="P717"><text:span text:style-name="T718">Performance e usabilità</text:span></text:p>
          </table:table-cell>
          <table:covered-table-cell/>
        </table:table-row>
        <table:table-row table:style-name="TableRow719">
          <table:table-cell table:style-name="TableCell720" table:number-columns-spanned="2">
            <text:p text:style-name="P721">Customer Segments:</text:p>
            <text:p text:style-name="P722">Videogiocatori standard o con problemi legati all’affaticamento della vista o dei movimenti</text:p>
          </table:table-cell>
          <table:covered-table-cell/>
        </table:table-row>
        <table:table-row table:style-name="TableRow723">
          <table:table-cell table:style-name="TableCell724" table:number-columns-spanned="2">
            <text:p text:style-name="P725">Punti di Forza:</text:p>
            <text:p text:style-name="P726">Comodità dell’utilizzo, protezione della vista, migliore qualità di visualizzazione</text:p>
          </table:table-cell>
          <table:covered-table-cell/>
        </table:table-row>
        <table:table-row table:style-name="TableRow727">
          <table:table-cell table:style-name="TableCell728" table:number-columns-spanned="2">
            <text:p text:style-name="P729">Punti di Debolezza:</text:p>
            <text:p text:style-name="P730">Incertezza sulla data<text:s/>di rilascio e sul prezzo</text:p>
          </table:table-cell>
          <table:covered-table-cell/>
        </table:table-row>
        <table:table-row table:style-name="TableRow731">
          <table:table-cell table:style-name="TableCell732" table:number-columns-spanned="2">
            <text:p text:style-name="P733">Canali Utilizzati:</text:p>
            <text:p text:style-name="P734">Web, televisione, riviste tecnologiche</text:p>
          </table:table-cell>
          <table:covered-table-cell/>
        </table:table-row>
        <table:table-row table:style-name="TableRow735">
          <table:table-cell table:style-name="TableCell736" table:number-columns-spanned="2">
            <text:p text:style-name="P737">Note</text:p>
          </table:table-cell>
          <table:covered-table-cell/>
        </table:table-row>
        <table:table-row table:style-name="TableRow738">
          <table:table-cell table:style-name="TableCell739" table:number-columns-spanned="2">
            <text:p text:style-name="P740">Business Model</text:p>
            <text:p text:style-name="P741">Con la vendita del prodotto</text:p>
          </table:table-cell>
          <table:covered-table-cell/>
        </table:table-row>
      </table:table>
      <text:h text:style-name="P742" text:outline-level="2">COMPETITOR n. 13</text:h>
      <table:table table:style-name="Table743">
        <table:table-columns>
          <table:table-column table:style-name="TableColumn744"/>
          <table:table-column table:style-name="TableColumn745"/>
        </table:table-columns>
        <table:table-row table:style-name="TableRow746">
          <table:table-cell table:style-name="TableCell747">
            <text:p text:style-name="P748">Nome Progetto:</text:p>
            <text:p text:style-name="P749">Ikea Place</text:p>
          </table:table-cell>
          <table:table-cell table:style-name="TableCell750">
            <text:p text:style-name="P751">Anno Pubblicazione</text:p>
            <text:p text:style-name="P752">2017</text:p>
          </table:table-cell>
        </table:table-row>
        <table:table-row table:style-name="TableRow753">
          <table:table-cell table:style-name="TableCell754">
            <text:p text:style-name="P755">Nome Competitor:</text:p>
            <text:p text:style-name="P756">Ikea (fondata nel 1943)</text:p>
          </table:table-cell>
          <table:table-cell table:style-name="TableCell757">
            <text:p text:style-name="P758">Dimensione<text:s/>Competitor</text:p>
          </table:table-cell>
        </table:table-row>
        <table:table-row table:style-name="TableRow759">
          <table:table-cell table:style-name="TableCell760" table:number-columns-spanned="2">
            <text:p text:style-name="P761">Struttura Aziendale/Societaria:</text:p>
            <text:p text:style-name="P762">Multinazionale</text:p>
          </table:table-cell>
          <table:covered-table-cell/>
        </table:table-row>
        <table:table-row table:style-name="TableRow763">
          <table:table-cell table:style-name="TableCell764" table:number-columns-spanned="2">
            <text:p text:style-name="P765">Descrizione Progetto:</text:p>
            <text:p text:style-name="P766"><text:span text:style-name="T767">IKEA Place utilizza la piattaforma di realtà aumentata ARKit di Apple e porta l'esperienza a un livello completamente nuovo. L'app è più facile da usare e posiziona gli<text:s/></text:span><text:span text:style-name="T768">elementi di arredo fotorealistici nella cornice con il semplice tocco dello schermo. I mobili sono correttamente dimensionati fino al millimetro e si può camminare e guardare da vicino tessuti e colori. Dei 2200 articoli che possono essere provati per dime</text:span><text:span text:style-name="T769">nsioni, la maggior parte sono oggetti più grandi trovati nel soggiorno, come divani e caffè e tavoli da pranzo</text:span></text:p>
            <text:p text:style-name="P770"/>
          </table:table-cell>
          <table:covered-table-cell/>
        </table:table-row>
        <table:table-row table:style-name="TableRow771">
          <table:table-cell table:style-name="TableCell772" table:number-columns-spanned="2">
            <text:p text:style-name="P773">Value Proposition:</text:p>
            <text:p text:style-name="P774">Novità, usabilità</text:p>
          </table:table-cell>
          <table:covered-table-cell/>
        </table:table-row>
        <table:table-row table:style-name="TableRow775">
          <table:table-cell table:style-name="TableCell776" table:number-columns-spanned="2">
            <text:p text:style-name="P777">Customer Segments:</text:p>
            <text:p text:style-name="P778"><text:span text:style-name="T779">Azienda di mobili, arredo e oggetti per la casa</text:span></text:p>
            <text:p text:style-name="P780"/>
          </table:table-cell>
          <table:covered-table-cell/>
        </table:table-row>
        <table:table-row table:style-name="TableRow781">
          <table:table-cell table:style-name="TableCell782" table:number-columns-spanned="2">
            <text:p text:style-name="P783">Punti di Forza:</text:p>
            <text:p text:style-name="P784"><text:span text:style-name="T785">Possibilità di<text:s/></text:span><text:span text:style-name="T786">provare ancor prima di comprare.</text:span></text:p>
            <text:p text:style-name="Standard"><text:span text:style-name="T787">Semplicità, chiarezza, comodità:</text:span><text:span text:style-name="T788"><text:s/>si sceglie ad esempio un bel divano o tavolo da pranzo e si inserisce virtualmente nella propria casa per scoprire che magari non corrisponde al resto della stanza, oppure non si adatta perf</text:span><text:span text:style-name="T789">ettamente allo spazio che si aveva in ​​mente.</text:span></text:p>
          </table:table-cell>
          <table:covered-table-cell/>
        </table:table-row>
        <table:table-row table:style-name="TableRow790">
          <table:table-cell table:style-name="TableCell791" table:number-columns-spanned="2">
            <text:p text:style-name="P792">Punti di Debolezza:</text:p>
            <text:p text:style-name="P793">La visione dei materiali è poco fotorealistica.</text:p>
          </table:table-cell>
          <table:covered-table-cell/>
        </table:table-row>
        <table:table-row table:style-name="TableRow794">
          <table:table-cell table:style-name="TableCell795" table:number-columns-spanned="2">
            <text:p text:style-name="P796">Canali Utilizzati:</text:p>
            <text:p text:style-name="P797">Applicazione e web</text:p>
          </table:table-cell>
          <table:covered-table-cell/>
        </table:table-row>
        <table:table-row table:style-name="TableRow798">
          <table:table-cell table:style-name="TableCell799" table:number-columns-spanned="2">
            <text:p text:style-name="P800">Note</text:p>
          </table:table-cell>
          <table:covered-table-cell/>
        </table:table-row>
        <table:table-row table:style-name="TableRow801">
          <table:table-cell table:style-name="TableCell802" table:number-columns-spanned="2">
            <text:p text:style-name="P803">Business Model</text:p>
            <text:p text:style-name="P804">Vendendo i prodotti del catalogo Ikea</text:p>
          </table:table-cell>
          <table:covered-table-cell/>
        </table:table-row>
      </table:table>
      <text:h text:style-name="P805" text:outline-level="2">COMPETITOR n. 14</text:h>
      <table:table table:style-name="Table806">
        <table:table-columns>
          <table:table-column table:style-name="TableColumn807"/>
          <table:table-column table:style-name="TableColumn808"/>
        </table:table-columns>
        <table:table-row table:style-name="TableRow809">
          <table:table-cell table:style-name="TableCell810">
            <text:p text:style-name="P811">Nome Progetto:</text:p>
            <text:p text:style-name="P812">NextVR</text:p>
          </table:table-cell>
          <table:table-cell table:style-name="TableCell813">
            <text:p text:style-name="P814">Anno Pubblicazione</text:p>
            <text:p text:style-name="P815">2017-2017</text:p>
          </table:table-cell>
        </table:table-row>
        <table:table-row table:style-name="TableRow816">
          <table:table-cell table:style-name="TableCell817">
            <text:p text:style-name="P818">Nome Competitor:</text:p>
            <text:p text:style-name="P819">NextVR</text:p>
          </table:table-cell>
          <table:table-cell table:style-name="TableCell820">
            <text:p text:style-name="P821">Dimensione Competitor</text:p>
          </table:table-cell>
        </table:table-row>
        <table:table-row table:style-name="TableRow822">
          <table:table-cell table:style-name="TableCell823" table:number-columns-spanned="2">
            <text:p text:style-name="P824">Struttura Aziendale/Societaria:</text:p>
            <text:p text:style-name="P825">Azienda privata fondata nel 2009</text:p>
          </table:table-cell>
          <table:covered-table-cell/>
        </table:table-row>
        <table:table-row table:style-name="TableRow826">
          <table:table-cell table:style-name="TableCell827" table:number-columns-spanned="2">
            <text:p text:style-name="P828">Descrizione Progetto:</text:p>
            <text:p text:style-name="P829">Scaricando l’applicazione NextVR dall’Oculus store ci sono diversi tipi di esperienze per<text:s/>l’intrattenimento: sia come semplici eventi di vita quotidiana che contenuti on-demand per sport, concerti o episodi di vita reale.</text:p>
          </table:table-cell>
          <table:covered-table-cell/>
        </table:table-row>
        <table:table-row table:style-name="TableRow830">
          <table:table-cell table:style-name="TableCell831" table:number-columns-spanned="2">
            <text:p text:style-name="P832">Value Proposition:</text:p>
            <text:p text:style-name="P833">Novità</text:p>
          </table:table-cell>
          <table:covered-table-cell/>
        </table:table-row>
        <table:table-row table:style-name="TableRow834">
          <table:table-cell table:style-name="TableCell835" table:number-columns-spanned="2">
            <text:p text:style-name="P836">Customer Segments:</text:p>
            <text:p text:style-name="P837">Videgiocatori, persone giovani curiose di provare esperienze di vita reale in<text:s/>ambiente virtuale</text:p>
          </table:table-cell>
          <table:covered-table-cell/>
        </table:table-row>
        <table:table-row table:style-name="TableRow838">
          <table:table-cell table:style-name="TableCell839" table:number-columns-spanned="2">
            <text:p text:style-name="P840">Punti di Forza:</text:p>
            <text:p text:style-name="P841">L’innovazione apportata dall’applicazione con la possibilità di immedesimarsi in contesti diversi in base alla preferenza del cliente.</text:p>
          </table:table-cell>
          <table:covered-table-cell/>
        </table:table-row>
        <table:table-row table:style-name="TableRow842">
          <table:table-cell table:style-name="TableCell843" table:number-columns-spanned="2">
            <text:p text:style-name="P844">Punti di Debolezza:</text:p>
            <text:p text:style-name="P845"><text:span text:style-name="T846">L’esperienza NextVR richiede un dispositivo VR compatibile per G</text:span><text:span text:style-name="T847">ear VR, Google Daydream, WIndows Mixed Reality o per la PlayStation VR.</text:span></text:p>
          </table:table-cell>
          <table:covered-table-cell/>
        </table:table-row>
        <table:table-row table:style-name="TableRow848">
          <table:table-cell table:style-name="TableCell849" table:number-columns-spanned="2">
            <text:p text:style-name="P850">Canali Utilizzati:</text:p>
            <text:p text:style-name="P851">Pubblicità in tv, sui social e attraverso video di anteprima su youtube</text:p>
          </table:table-cell>
          <table:covered-table-cell/>
        </table:table-row>
        <table:table-row table:style-name="TableRow852">
          <table:table-cell table:style-name="TableCell853" table:number-columns-spanned="2">
            <text:p text:style-name="P854">Note</text:p>
          </table:table-cell>
          <table:covered-table-cell/>
        </table:table-row>
        <table:table-row table:style-name="TableRow855">
          <table:table-cell table:style-name="TableCell856" table:number-columns-spanned="2">
            <text:p text:style-name="P857">Business Model</text:p>
            <text:p text:style-name="P858"/>
          </table:table-cell>
          <table:covered-table-cell/>
        </table:table-row>
      </table:table>
      <text:h text:style-name="P859" text:outline-level="2">COMPETITOR n. 15</text:h>
      <table:table table:style-name="Table860">
        <table:table-columns>
          <table:table-column table:style-name="TableColumn861"/>
          <table:table-column table:style-name="TableColumn862"/>
        </table:table-columns>
        <table:table-row table:style-name="TableRow863">
          <table:table-cell table:style-name="TableCell864">
            <text:p text:style-name="P865">Nome Progetto:</text:p>
          </table:table-cell>
          <table:table-cell table:style-name="TableCell866">
            <text:p text:style-name="P867">Anno Pubblicazione</text:p>
          </table:table-cell>
        </table:table-row>
        <table:table-row table:style-name="TableRow868">
          <table:table-cell table:style-name="TableCell869">
            <text:p text:style-name="P870">Nome Competitor:</text:p>
          </table:table-cell>
          <table:table-cell table:style-name="TableCell871">
            <text:p text:style-name="P872">Dimensione Competitor</text:p>
          </table:table-cell>
        </table:table-row>
        <table:table-row table:style-name="TableRow873">
          <table:table-cell table:style-name="TableCell874" table:number-columns-spanned="2">
            <text:p text:style-name="P875">Struttura Aziendale/Societaria:</text:p>
          </table:table-cell>
          <table:covered-table-cell/>
        </table:table-row>
        <table:table-row table:style-name="TableRow876">
          <table:table-cell table:style-name="TableCell877" table:number-columns-spanned="2">
            <text:p text:style-name="P878">Descrizione Progetto:</text:p>
          </table:table-cell>
          <table:covered-table-cell/>
        </table:table-row>
        <table:table-row table:style-name="TableRow879">
          <table:table-cell table:style-name="TableCell880" table:number-columns-spanned="2">
            <text:p text:style-name="P881">Value Proposition:</text:p>
          </table:table-cell>
          <table:covered-table-cell/>
        </table:table-row>
        <table:table-row table:style-name="TableRow882">
          <table:table-cell table:style-name="TableCell883" table:number-columns-spanned="2">
            <text:p text:style-name="P884">Customer Segments:</text:p>
          </table:table-cell>
          <table:covered-table-cell/>
        </table:table-row>
        <table:table-row table:style-name="TableRow885">
          <table:table-cell table:style-name="TableCell886" table:number-columns-spanned="2">
            <text:p text:style-name="P887">Punti di Forza:</text:p>
          </table:table-cell>
          <table:covered-table-cell/>
        </table:table-row>
        <table:table-row table:style-name="TableRow888">
          <table:table-cell table:style-name="TableCell889" table:number-columns-spanned="2">
            <text:p text:style-name="P890">Punti di Debolezza:</text:p>
          </table:table-cell>
          <table:covered-table-cell/>
        </table:table-row>
        <table:table-row table:style-name="TableRow891">
          <table:table-cell table:style-name="TableCell892" table:number-columns-spanned="2">
            <text:p text:style-name="P893">Canali Utilizzati:</text:p>
          </table:table-cell>
          <table:covered-table-cell/>
        </table:table-row>
        <table:table-row table:style-name="TableRow894">
          <table:table-cell table:style-name="TableCell895" table:number-columns-spanned="2">
            <text:p text:style-name="P896">Note</text:p>
          </table:table-cell>
          <table:covered-table-cell/>
        </table:table-row>
        <table:table-row table:style-name="TableRow897">
          <table:table-cell table:style-name="TableCell898" table:number-columns-spanned="2">
            <text:p text:style-name="P899">Business Model</text:p>
          </table:table-cell>
          <table:covered-table-cell/>
        </table:table-row>
      </table:table>
      <text:h text:style-name="P900" text:outline-level="2">COMPETITOR n. 16</text:h>
      <table:table table:style-name="Table901">
        <table:table-columns>
          <table:table-column table:style-name="TableColumn902"/>
          <table:table-column table:style-name="TableColumn903"/>
        </table:table-columns>
        <table:table-row table:style-name="TableRow904">
          <table:table-cell table:style-name="TableCell905">
            <text:p text:style-name="P906">Nome Progetto:</text:p>
          </table:table-cell>
          <table:table-cell table:style-name="TableCell907">
            <text:p text:style-name="P908">Anno Pubblicazione</text:p>
          </table:table-cell>
        </table:table-row>
        <table:table-row table:style-name="TableRow909">
          <table:table-cell table:style-name="TableCell910">
            <text:p text:style-name="P911">Nome<text:s/>Competitor:</text:p>
          </table:table-cell>
          <table:table-cell table:style-name="TableCell912">
            <text:p text:style-name="P913">Dimensione Competitor</text:p>
          </table:table-cell>
        </table:table-row>
        <table:table-row table:style-name="TableRow914">
          <table:table-cell table:style-name="TableCell915" table:number-columns-spanned="2">
            <text:p text:style-name="P916">Struttura Aziendale/Societaria:</text:p>
          </table:table-cell>
          <table:covered-table-cell/>
        </table:table-row>
        <table:table-row table:style-name="TableRow917">
          <table:table-cell table:style-name="TableCell918" table:number-columns-spanned="2">
            <text:p text:style-name="P919">Descrizione Progetto:</text:p>
          </table:table-cell>
          <table:covered-table-cell/>
        </table:table-row>
        <table:table-row table:style-name="TableRow920">
          <table:table-cell table:style-name="TableCell921" table:number-columns-spanned="2">
            <text:p text:style-name="P922">Value Proposition:</text:p>
          </table:table-cell>
          <table:covered-table-cell/>
        </table:table-row>
        <table:table-row table:style-name="TableRow923">
          <table:table-cell table:style-name="TableCell924" table:number-columns-spanned="2">
            <text:p text:style-name="P925">Customer Segments:</text:p>
          </table:table-cell>
          <table:covered-table-cell/>
        </table:table-row>
        <table:table-row table:style-name="TableRow926">
          <table:table-cell table:style-name="TableCell927" table:number-columns-spanned="2">
            <text:p text:style-name="P928">Punti di Forza:</text:p>
          </table:table-cell>
          <table:covered-table-cell/>
        </table:table-row>
        <table:table-row table:style-name="TableRow929">
          <table:table-cell table:style-name="TableCell930" table:number-columns-spanned="2">
            <text:p text:style-name="P931">Punti di Debolezza:</text:p>
          </table:table-cell>
          <table:covered-table-cell/>
        </table:table-row>
        <table:table-row table:style-name="TableRow932">
          <table:table-cell table:style-name="TableCell933" table:number-columns-spanned="2">
            <text:p text:style-name="P934">Canali Utilizzati:</text:p>
          </table:table-cell>
          <table:covered-table-cell/>
        </table:table-row>
        <table:table-row table:style-name="TableRow935">
          <table:table-cell table:style-name="TableCell936" table:number-columns-spanned="2">
            <text:p text:style-name="P937">Note</text:p>
          </table:table-cell>
          <table:covered-table-cell/>
        </table:table-row>
        <table:table-row table:style-name="TableRow938">
          <table:table-cell table:style-name="TableCell939" table:number-columns-spanned="2">
            <text:p text:style-name="P940">Business Model</text:p>
          </table:table-cell>
          <table:covered-table-cell/>
        </table:table-row>
      </table:table>
      <text:h text:style-name="P941" text:outline-level="2">COMPETITOR n. 17</text:h>
      <table:table table:style-name="Table942">
        <table:table-columns>
          <table:table-column table:style-name="TableColumn943"/>
          <table:table-column table:style-name="TableColumn944"/>
        </table:table-columns>
        <table:table-row table:style-name="TableRow945">
          <table:table-cell table:style-name="TableCell946">
            <text:p text:style-name="P947">Nome Progetto:</text:p>
          </table:table-cell>
          <table:table-cell table:style-name="TableCell948">
            <text:p text:style-name="P949">Anno<text:s/>Pubblicazione</text:p>
          </table:table-cell>
        </table:table-row>
        <table:table-row table:style-name="TableRow950">
          <table:table-cell table:style-name="TableCell951">
            <text:p text:style-name="P952">Nome Competitor:</text:p>
          </table:table-cell>
          <table:table-cell table:style-name="TableCell953">
            <text:p text:style-name="P954">Dimensione Competitor</text:p>
          </table:table-cell>
        </table:table-row>
        <table:table-row table:style-name="TableRow955">
          <table:table-cell table:style-name="TableCell956" table:number-columns-spanned="2">
            <text:p text:style-name="P957">Struttura Aziendale/Societaria:</text:p>
          </table:table-cell>
          <table:covered-table-cell/>
        </table:table-row>
        <table:table-row table:style-name="TableRow958">
          <table:table-cell table:style-name="TableCell959" table:number-columns-spanned="2">
            <text:p text:style-name="P960">Descrizione Progetto:</text:p>
          </table:table-cell>
          <table:covered-table-cell/>
        </table:table-row>
        <table:table-row table:style-name="TableRow961">
          <table:table-cell table:style-name="TableCell962" table:number-columns-spanned="2">
            <text:p text:style-name="P963">Value Proposition:</text:p>
          </table:table-cell>
          <table:covered-table-cell/>
        </table:table-row>
        <table:table-row table:style-name="TableRow964">
          <table:table-cell table:style-name="TableCell965" table:number-columns-spanned="2">
            <text:p text:style-name="P966">Customer Segments:</text:p>
          </table:table-cell>
          <table:covered-table-cell/>
        </table:table-row>
        <table:table-row table:style-name="TableRow967">
          <table:table-cell table:style-name="TableCell968" table:number-columns-spanned="2">
            <text:p text:style-name="P969">Punti di Forza:</text:p>
          </table:table-cell>
          <table:covered-table-cell/>
        </table:table-row>
        <table:table-row table:style-name="TableRow970">
          <table:table-cell table:style-name="TableCell971" table:number-columns-spanned="2">
            <text:p text:style-name="P972">Punti di Debolezza:</text:p>
          </table:table-cell>
          <table:covered-table-cell/>
        </table:table-row>
        <table:table-row table:style-name="TableRow973">
          <table:table-cell table:style-name="TableCell974" table:number-columns-spanned="2">
            <text:p text:style-name="P975">Canali Utilizzati:</text:p>
          </table:table-cell>
          <table:covered-table-cell/>
        </table:table-row>
        <table:table-row table:style-name="TableRow976">
          <table:table-cell table:style-name="TableCell977" table:number-columns-spanned="2">
            <text:p text:style-name="P978">Note</text:p>
          </table:table-cell>
          <table:covered-table-cell/>
        </table:table-row>
        <table:table-row table:style-name="TableRow979">
          <table:table-cell table:style-name="TableCell980" table:number-columns-spanned="2">
            <text:p text:style-name="P981">Business Model</text:p>
          </table:table-cell>
          <table:covered-table-cell/>
        </table:table-row>
      </table:table>
      <text:h text:style-name="P982" text:outline-level="2">COMPETITOR n. 18</text:h>
      <table:table table:style-name="Table983">
        <table:table-columns>
          <table:table-column table:style-name="TableColumn984"/>
          <table:table-column table:style-name="TableColumn985"/>
        </table:table-columns>
        <table:table-row table:style-name="TableRow986">
          <table:table-cell table:style-name="TableCell987">
            <text:p text:style-name="P988">Nome<text:s/>Progetto:</text:p>
          </table:table-cell>
          <table:table-cell table:style-name="TableCell989">
            <text:p text:style-name="P990">Anno Pubblicazione</text:p>
          </table:table-cell>
        </table:table-row>
        <table:table-row table:style-name="TableRow991">
          <table:table-cell table:style-name="TableCell992">
            <text:p text:style-name="P993">Nome Competitor:</text:p>
          </table:table-cell>
          <table:table-cell table:style-name="TableCell994">
            <text:p text:style-name="P995">Dimensione Competitor</text:p>
          </table:table-cell>
        </table:table-row>
        <table:table-row table:style-name="TableRow996">
          <table:table-cell table:style-name="TableCell997" table:number-columns-spanned="2">
            <text:p text:style-name="P998">Struttura Aziendale/Societaria:</text:p>
          </table:table-cell>
          <table:covered-table-cell/>
        </table:table-row>
        <table:table-row table:style-name="TableRow999">
          <table:table-cell table:style-name="TableCell1000" table:number-columns-spanned="2">
            <text:p text:style-name="P1001">Descrizione Progetto:</text:p>
          </table:table-cell>
          <table:covered-table-cell/>
        </table:table-row>
        <table:table-row table:style-name="TableRow1002">
          <table:table-cell table:style-name="TableCell1003" table:number-columns-spanned="2">
            <text:p text:style-name="P1004">Value Proposition:</text:p>
          </table:table-cell>
          <table:covered-table-cell/>
        </table:table-row>
        <table:table-row table:style-name="TableRow1005">
          <table:table-cell table:style-name="TableCell1006" table:number-columns-spanned="2">
            <text:p text:style-name="P1007">Customer Segments:</text:p>
          </table:table-cell>
          <table:covered-table-cell/>
        </table:table-row>
        <table:table-row table:style-name="TableRow1008">
          <table:table-cell table:style-name="TableCell1009" table:number-columns-spanned="2">
            <text:p text:style-name="P1010">Punti di Forza:</text:p>
          </table:table-cell>
          <table:covered-table-cell/>
        </table:table-row>
        <table:table-row table:style-name="TableRow1011">
          <table:table-cell table:style-name="TableCell1012" table:number-columns-spanned="2">
            <text:p text:style-name="P1013">Punti di Debolezza:</text:p>
          </table:table-cell>
          <table:covered-table-cell/>
        </table:table-row>
        <table:table-row table:style-name="TableRow1014">
          <table:table-cell table:style-name="TableCell1015" table:number-columns-spanned="2">
            <text:p text:style-name="P1016">Canali Utilizzati:</text:p>
          </table:table-cell>
          <table:covered-table-cell/>
        </table:table-row>
        <table:table-row table:style-name="TableRow1017">
          <table:table-cell table:style-name="TableCell1018" table:number-columns-spanned="2">
            <text:p text:style-name="P1019">Note</text:p>
          </table:table-cell>
          <table:covered-table-cell/>
        </table:table-row>
        <table:table-row table:style-name="TableRow1020">
          <table:table-cell table:style-name="TableCell1021" table:number-columns-spanned="2">
            <text:p text:style-name="P1022">Business Model</text:p>
          </table:table-cell>
          <table:covered-table-cell/>
        </table:table-row>
      </table:table>
      <text:h text:style-name="P1023" text:outline-level="2">COMPETITOR<text:s/>n. 19</text:h>
      <table:table table:style-name="Table1024">
        <table:table-columns>
          <table:table-column table:style-name="TableColumn1025"/>
          <table:table-column table:style-name="TableColumn1026"/>
        </table:table-columns>
        <table:table-row table:style-name="TableRow1027">
          <table:table-cell table:style-name="TableCell1028">
            <text:p text:style-name="P1029">Nome Progetto:</text:p>
          </table:table-cell>
          <table:table-cell table:style-name="TableCell1030">
            <text:p text:style-name="P1031">Anno Pubblicazione</text:p>
          </table:table-cell>
        </table:table-row>
        <table:table-row table:style-name="TableRow1032">
          <table:table-cell table:style-name="TableCell1033">
            <text:p text:style-name="P1034">Nome Competitor:</text:p>
          </table:table-cell>
          <table:table-cell table:style-name="TableCell1035">
            <text:p text:style-name="P1036">Dimensione Competitor</text:p>
          </table:table-cell>
        </table:table-row>
        <table:table-row table:style-name="TableRow1037">
          <table:table-cell table:style-name="TableCell1038" table:number-columns-spanned="2">
            <text:p text:style-name="P1039">Struttura Aziendale/Societaria:</text:p>
          </table:table-cell>
          <table:covered-table-cell/>
        </table:table-row>
        <table:table-row table:style-name="TableRow1040">
          <table:table-cell table:style-name="TableCell1041" table:number-columns-spanned="2">
            <text:p text:style-name="P1042">Descrizione Progetto:</text:p>
          </table:table-cell>
          <table:covered-table-cell/>
        </table:table-row>
        <table:table-row table:style-name="TableRow1043">
          <table:table-cell table:style-name="TableCell1044" table:number-columns-spanned="2">
            <text:p text:style-name="P1045">Value Proposition:</text:p>
          </table:table-cell>
          <table:covered-table-cell/>
        </table:table-row>
        <table:table-row table:style-name="TableRow1046">
          <table:table-cell table:style-name="TableCell1047" table:number-columns-spanned="2">
            <text:p text:style-name="P1048">Customer Segments:</text:p>
          </table:table-cell>
          <table:covered-table-cell/>
        </table:table-row>
        <table:table-row table:style-name="TableRow1049">
          <table:table-cell table:style-name="TableCell1050" table:number-columns-spanned="2">
            <text:p text:style-name="P1051">Punti di Forza:</text:p>
          </table:table-cell>
          <table:covered-table-cell/>
        </table:table-row>
        <table:table-row table:style-name="TableRow1052">
          <table:table-cell table:style-name="TableCell1053" table:number-columns-spanned="2">
            <text:p text:style-name="P1054">Punti di Debolezza:</text:p>
          </table:table-cell>
          <table:covered-table-cell/>
        </table:table-row>
        <table:table-row table:style-name="TableRow1055">
          <table:table-cell table:style-name="TableCell1056" table:number-columns-spanned="2">
            <text:p text:style-name="P1057">Canali Utilizzati:</text:p>
          </table:table-cell>
          <table:covered-table-cell/>
        </table:table-row>
        <table:table-row table:style-name="TableRow1058">
          <table:table-cell table:style-name="TableCell1059" table:number-columns-spanned="2">
            <text:p text:style-name="P1060">Note</text:p>
          </table:table-cell>
          <table:covered-table-cell/>
        </table:table-row>
        <table:table-row table:style-name="TableRow1061">
          <table:table-cell table:style-name="TableCell1062" table:number-columns-spanned="2">
            <text:p text:style-name="P1063">Business Model</text:p>
          </table:table-cell>
          <table:covered-table-cell/>
        </table:table-row>
      </table:table>
      <text:h text:style-name="P1064" text:outline-level="2">COMPETITOR n. 20</text:h>
      <table:table table:style-name="Table1065">
        <table:table-columns>
          <table:table-column table:style-name="TableColumn1066"/>
          <table:table-column table:style-name="TableColumn1067"/>
        </table:table-columns>
        <table:table-row table:style-name="TableRow1068">
          <table:table-cell table:style-name="TableCell1069">
            <text:p text:style-name="P1070">Nome Progetto:</text:p>
          </table:table-cell>
          <table:table-cell table:style-name="TableCell1071">
            <text:p text:style-name="P1072">Anno Pubblicazione</text:p>
          </table:table-cell>
        </table:table-row>
        <table:table-row table:style-name="TableRow1073">
          <table:table-cell table:style-name="TableCell1074">
            <text:p text:style-name="P1075">Nome Competitor:</text:p>
          </table:table-cell>
          <table:table-cell table:style-name="TableCell1076">
            <text:p text:style-name="P1077">Dimensione Competitor</text:p>
          </table:table-cell>
        </table:table-row>
        <table:table-row table:style-name="TableRow1078">
          <table:table-cell table:style-name="TableCell1079" table:number-columns-spanned="2">
            <text:p text:style-name="P1080">Struttura Aziendale/Societaria:</text:p>
          </table:table-cell>
          <table:covered-table-cell/>
        </table:table-row>
        <table:table-row table:style-name="TableRow1081">
          <table:table-cell table:style-name="TableCell1082" table:number-columns-spanned="2">
            <text:p text:style-name="P1083">Descrizione Progetto:</text:p>
          </table:table-cell>
          <table:covered-table-cell/>
        </table:table-row>
        <table:table-row table:style-name="TableRow1084">
          <table:table-cell table:style-name="TableCell1085" table:number-columns-spanned="2">
            <text:p text:style-name="P1086">Value Proposition:</text:p>
          </table:table-cell>
          <table:covered-table-cell/>
        </table:table-row>
        <table:table-row table:style-name="TableRow1087">
          <table:table-cell table:style-name="TableCell1088" table:number-columns-spanned="2">
            <text:p text:style-name="P1089">Customer Segments:</text:p>
          </table:table-cell>
          <table:covered-table-cell/>
        </table:table-row>
        <table:table-row table:style-name="TableRow1090">
          <table:table-cell table:style-name="TableCell1091" table:number-columns-spanned="2">
            <text:p text:style-name="P1092">Punti di Forza:</text:p>
          </table:table-cell>
          <table:covered-table-cell/>
        </table:table-row>
        <table:table-row table:style-name="TableRow1093">
          <table:table-cell table:style-name="TableCell1094" table:number-columns-spanned="2">
            <text:p text:style-name="P1095">Punti di Debolezza:</text:p>
          </table:table-cell>
          <table:covered-table-cell/>
        </table:table-row>
        <table:table-row table:style-name="TableRow1096">
          <table:table-cell table:style-name="TableCell1097" table:number-columns-spanned="2">
            <text:p text:style-name="P1098">Canali Utilizzati:</text:p>
          </table:table-cell>
          <table:covered-table-cell/>
        </table:table-row>
        <table:table-row table:style-name="TableRow1099">
          <table:table-cell table:style-name="TableCell1100" table:number-columns-spanned="2">
            <text:p text:style-name="P1101">Note</text:p>
          </table:table-cell>
          <table:covered-table-cell/>
        </table:table-row>
        <table:table-row table:style-name="TableRow1102">
          <table:table-cell table:style-name="TableCell1103" table:number-columns-spanned="2">
            <text:p text:style-name="P1104">Business Model</text:p>
          </table:table-cell>
          <table:covered-table-cell/>
        </table:table-row>
      </table:table>
      <text:h text:style-name="P1105" text:outline-level="2">COMPETITOR n. 21</text:h>
      <table:table table:style-name="Table1106">
        <table:table-columns>
          <table:table-column table:style-name="TableColumn1107"/>
          <table:table-column table:style-name="TableColumn1108"/>
        </table:table-columns>
        <table:table-row table:style-name="TableRow1109">
          <table:table-cell table:style-name="TableCell1110">
            <text:p text:style-name="P1111">Nome Progetto:</text:p>
          </table:table-cell>
          <table:table-cell table:style-name="TableCell1112">
            <text:p text:style-name="P1113">Anno Pubblicazione</text:p>
          </table:table-cell>
        </table:table-row>
        <table:table-row table:style-name="TableRow1114">
          <table:table-cell table:style-name="TableCell1115">
            <text:p text:style-name="P1116">Nome Competitor:</text:p>
          </table:table-cell>
          <table:table-cell table:style-name="TableCell1117">
            <text:p text:style-name="P1118">Dimensione Competitor</text:p>
          </table:table-cell>
        </table:table-row>
        <table:table-row table:style-name="TableRow1119">
          <table:table-cell table:style-name="TableCell1120" table:number-columns-spanned="2">
            <text:p text:style-name="P1121">Struttura Aziendale/Societaria:</text:p>
          </table:table-cell>
          <table:covered-table-cell/>
        </table:table-row>
        <table:table-row table:style-name="TableRow1122">
          <table:table-cell table:style-name="TableCell1123" table:number-columns-spanned="2">
            <text:p text:style-name="P1124">Descrizione Progetto:</text:p>
          </table:table-cell>
          <table:covered-table-cell/>
        </table:table-row>
        <table:table-row table:style-name="TableRow1125">
          <table:table-cell table:style-name="TableCell1126" table:number-columns-spanned="2">
            <text:p text:style-name="P1127">Value Proposition:</text:p>
          </table:table-cell>
          <table:covered-table-cell/>
        </table:table-row>
        <table:table-row table:style-name="TableRow1128">
          <table:table-cell table:style-name="TableCell1129" table:number-columns-spanned="2">
            <text:p text:style-name="P1130">Customer Segments:</text:p>
          </table:table-cell>
          <table:covered-table-cell/>
        </table:table-row>
        <table:table-row table:style-name="TableRow1131">
          <table:table-cell table:style-name="TableCell1132" table:number-columns-spanned="2">
            <text:p text:style-name="P1133">Punti di Forza:</text:p>
          </table:table-cell>
          <table:covered-table-cell/>
        </table:table-row>
        <table:table-row table:style-name="TableRow1134">
          <table:table-cell table:style-name="TableCell1135" table:number-columns-spanned="2">
            <text:p text:style-name="P1136">Punti di Debolezza:</text:p>
          </table:table-cell>
          <table:covered-table-cell/>
        </table:table-row>
        <table:table-row table:style-name="TableRow1137">
          <table:table-cell table:style-name="TableCell1138" table:number-columns-spanned="2">
            <text:p text:style-name="P1139">Canali<text:s/>Utilizzati:</text:p>
          </table:table-cell>
          <table:covered-table-cell/>
        </table:table-row>
        <table:table-row table:style-name="TableRow1140">
          <table:table-cell table:style-name="TableCell1141" table:number-columns-spanned="2">
            <text:p text:style-name="P1142">Note</text:p>
          </table:table-cell>
          <table:covered-table-cell/>
        </table:table-row>
        <table:table-row table:style-name="TableRow1143">
          <table:table-cell table:style-name="TableCell1144" table:number-columns-spanned="2">
            <text:p text:style-name="P1145">Business Model</text:p>
          </table:table-cell>
          <table:covered-table-cell/>
        </table:table-row>
      </table:table>
      <text:h text:style-name="P1146" text:outline-level="2">COMPETITOR n. 22</text:h>
      <table:table table:style-name="Table1147">
        <table:table-columns>
          <table:table-column table:style-name="TableColumn1148"/>
          <table:table-column table:style-name="TableColumn1149"/>
        </table:table-columns>
        <table:table-row table:style-name="TableRow1150">
          <table:table-cell table:style-name="TableCell1151">
            <text:p text:style-name="P1152">Nome Progetto:</text:p>
          </table:table-cell>
          <table:table-cell table:style-name="TableCell1153">
            <text:p text:style-name="P1154">Anno Pubblicazione</text:p>
          </table:table-cell>
        </table:table-row>
        <table:table-row table:style-name="TableRow1155">
          <table:table-cell table:style-name="TableCell1156">
            <text:p text:style-name="P1157">Nome Competitor:</text:p>
          </table:table-cell>
          <table:table-cell table:style-name="TableCell1158">
            <text:p text:style-name="P1159">Dimensione Competitor</text:p>
          </table:table-cell>
        </table:table-row>
        <table:table-row table:style-name="TableRow1160">
          <table:table-cell table:style-name="TableCell1161" table:number-columns-spanned="2">
            <text:p text:style-name="P1162">Struttura Aziendale/Societaria:</text:p>
          </table:table-cell>
          <table:covered-table-cell/>
        </table:table-row>
        <table:table-row table:style-name="TableRow1163">
          <table:table-cell table:style-name="TableCell1164" table:number-columns-spanned="2">
            <text:p text:style-name="P1165">Descrizione Progetto:</text:p>
          </table:table-cell>
          <table:covered-table-cell/>
        </table:table-row>
        <table:table-row table:style-name="TableRow1166">
          <table:table-cell table:style-name="TableCell1167" table:number-columns-spanned="2">
            <text:p text:style-name="P1168">Value Proposition:</text:p>
          </table:table-cell>
          <table:covered-table-cell/>
        </table:table-row>
        <table:table-row table:style-name="TableRow1169">
          <table:table-cell table:style-name="TableCell1170" table:number-columns-spanned="2">
            <text:p text:style-name="P1171">Customer Segments:</text:p>
          </table:table-cell>
          <table:covered-table-cell/>
        </table:table-row>
        <table:table-row table:style-name="TableRow1172">
          <table:table-cell table:style-name="TableCell1173" table:number-columns-spanned="2">
            <text:p text:style-name="P1174">Punti di Forza:</text:p>
          </table:table-cell>
          <table:covered-table-cell/>
        </table:table-row>
        <table:table-row table:style-name="TableRow1175">
          <table:table-cell table:style-name="TableCell1176" table:number-columns-spanned="2">
            <text:p text:style-name="P1177">Punti di<text:s/>Debolezza:</text:p>
          </table:table-cell>
          <table:covered-table-cell/>
        </table:table-row>
        <table:table-row table:style-name="TableRow1178">
          <table:table-cell table:style-name="TableCell1179" table:number-columns-spanned="2">
            <text:p text:style-name="P1180">Canali Utilizzati:</text:p>
          </table:table-cell>
          <table:covered-table-cell/>
        </table:table-row>
        <table:table-row table:style-name="TableRow1181">
          <table:table-cell table:style-name="TableCell1182" table:number-columns-spanned="2">
            <text:p text:style-name="P1183">Note</text:p>
          </table:table-cell>
          <table:covered-table-cell/>
        </table:table-row>
        <table:table-row table:style-name="TableRow1184">
          <table:table-cell table:style-name="TableCell1185" table:number-columns-spanned="2">
            <text:p text:style-name="P1186">Business Model</text:p>
          </table:table-cell>
          <table:covered-table-cell/>
        </table:table-row>
      </table:table>
      <text:h text:style-name="P1187" text:outline-level="2">COMPETITOR n. 23</text:h>
      <table:table table:style-name="Table1188">
        <table:table-columns>
          <table:table-column table:style-name="TableColumn1189"/>
          <table:table-column table:style-name="TableColumn1190"/>
        </table:table-columns>
        <table:table-row table:style-name="TableRow1191">
          <table:table-cell table:style-name="TableCell1192">
            <text:p text:style-name="P1193">Nome Progetto:</text:p>
          </table:table-cell>
          <table:table-cell table:style-name="TableCell1194">
            <text:p text:style-name="P1195">Anno Pubblicazione</text:p>
          </table:table-cell>
        </table:table-row>
        <table:table-row table:style-name="TableRow1196">
          <table:table-cell table:style-name="TableCell1197">
            <text:p text:style-name="P1198">Nome Competitor:</text:p>
          </table:table-cell>
          <table:table-cell table:style-name="TableCell1199">
            <text:p text:style-name="P1200">Dimensione Competitor</text:p>
          </table:table-cell>
        </table:table-row>
        <table:table-row table:style-name="TableRow1201">
          <table:table-cell table:style-name="TableCell1202" table:number-columns-spanned="2">
            <text:p text:style-name="P1203">Struttura Aziendale/Societaria:</text:p>
          </table:table-cell>
          <table:covered-table-cell/>
        </table:table-row>
        <table:table-row table:style-name="TableRow1204">
          <table:table-cell table:style-name="TableCell1205" table:number-columns-spanned="2">
            <text:p text:style-name="P1206">Descrizione Progetto:</text:p>
          </table:table-cell>
          <table:covered-table-cell/>
        </table:table-row>
        <table:table-row table:style-name="TableRow1207">
          <table:table-cell table:style-name="TableCell1208" table:number-columns-spanned="2">
            <text:p text:style-name="P1209">Value Proposition:</text:p>
          </table:table-cell>
          <table:covered-table-cell/>
        </table:table-row>
        <table:table-row table:style-name="TableRow1210">
          <table:table-cell table:style-name="TableCell1211" table:number-columns-spanned="2">
            <text:p text:style-name="P1212">Customer Segments:</text:p>
          </table:table-cell>
          <table:covered-table-cell/>
        </table:table-row>
        <table:table-row table:style-name="TableRow1213">
          <table:table-cell table:style-name="TableCell1214" table:number-columns-spanned="2">
            <text:p text:style-name="P1215">Punti di<text:s/>Forza:</text:p>
          </table:table-cell>
          <table:covered-table-cell/>
        </table:table-row>
        <table:table-row table:style-name="TableRow1216">
          <table:table-cell table:style-name="TableCell1217" table:number-columns-spanned="2">
            <text:p text:style-name="P1218">Punti di Debolezza:</text:p>
          </table:table-cell>
          <table:covered-table-cell/>
        </table:table-row>
        <table:table-row table:style-name="TableRow1219">
          <table:table-cell table:style-name="TableCell1220" table:number-columns-spanned="2">
            <text:p text:style-name="P1221">Canali Utilizzati:</text:p>
          </table:table-cell>
          <table:covered-table-cell/>
        </table:table-row>
        <table:table-row table:style-name="TableRow1222">
          <table:table-cell table:style-name="TableCell1223" table:number-columns-spanned="2">
            <text:p text:style-name="P1224">Note</text:p>
          </table:table-cell>
          <table:covered-table-cell/>
        </table:table-row>
        <table:table-row table:style-name="TableRow1225">
          <table:table-cell table:style-name="TableCell1226" table:number-columns-spanned="2">
            <text:p text:style-name="P1227">Business Model</text:p>
          </table:table-cell>
          <table:covered-table-cell/>
        </table:table-row>
      </table:table>
      <text:h text:style-name="P1228" text:outline-level="2">COMPETITOR n. 24</text:h>
      <table:table table:style-name="Table1229">
        <table:table-columns>
          <table:table-column table:style-name="TableColumn1230"/>
          <table:table-column table:style-name="TableColumn1231"/>
        </table:table-columns>
        <table:table-row table:style-name="TableRow1232">
          <table:table-cell table:style-name="TableCell1233">
            <text:p text:style-name="P1234">Nome Progetto:</text:p>
          </table:table-cell>
          <table:table-cell table:style-name="TableCell1235">
            <text:p text:style-name="P1236">Anno Pubblicazione</text:p>
          </table:table-cell>
        </table:table-row>
        <table:table-row table:style-name="TableRow1237">
          <table:table-cell table:style-name="TableCell1238">
            <text:p text:style-name="P1239">Nome Competitor:</text:p>
          </table:table-cell>
          <table:table-cell table:style-name="TableCell1240">
            <text:p text:style-name="P1241">Dimensione Competitor</text:p>
          </table:table-cell>
        </table:table-row>
        <table:table-row table:style-name="TableRow1242">
          <table:table-cell table:style-name="TableCell1243" table:number-columns-spanned="2">
            <text:p text:style-name="P1244">Struttura Aziendale/Societaria:</text:p>
          </table:table-cell>
          <table:covered-table-cell/>
        </table:table-row>
        <table:table-row table:style-name="TableRow1245">
          <table:table-cell table:style-name="TableCell1246" table:number-columns-spanned="2">
            <text:p text:style-name="P1247">Descrizione Progetto:</text:p>
          </table:table-cell>
          <table:covered-table-cell/>
        </table:table-row>
        <table:table-row table:style-name="TableRow1248">
          <table:table-cell table:style-name="TableCell1249" table:number-columns-spanned="2">
            <text:p text:style-name="P1250">Value Proposition:</text:p>
          </table:table-cell>
          <table:covered-table-cell/>
        </table:table-row>
        <table:table-row table:style-name="TableRow1251">
          <table:table-cell table:style-name="TableCell1252" table:number-columns-spanned="2">
            <text:p text:style-name="P1253">Customer<text:s/>Segments:</text:p>
          </table:table-cell>
          <table:covered-table-cell/>
        </table:table-row>
        <table:table-row table:style-name="TableRow1254">
          <table:table-cell table:style-name="TableCell1255" table:number-columns-spanned="2">
            <text:p text:style-name="P1256">Punti di Forza:</text:p>
          </table:table-cell>
          <table:covered-table-cell/>
        </table:table-row>
        <table:table-row table:style-name="TableRow1257">
          <table:table-cell table:style-name="TableCell1258" table:number-columns-spanned="2">
            <text:p text:style-name="P1259">Punti di Debolezza:</text:p>
          </table:table-cell>
          <table:covered-table-cell/>
        </table:table-row>
        <table:table-row table:style-name="TableRow1260">
          <table:table-cell table:style-name="TableCell1261" table:number-columns-spanned="2">
            <text:p text:style-name="P1262">Canali Utilizzati:</text:p>
          </table:table-cell>
          <table:covered-table-cell/>
        </table:table-row>
        <table:table-row table:style-name="TableRow1263">
          <table:table-cell table:style-name="TableCell1264" table:number-columns-spanned="2">
            <text:p text:style-name="P1265">Note</text:p>
          </table:table-cell>
          <table:covered-table-cell/>
        </table:table-row>
        <table:table-row table:style-name="TableRow1266">
          <table:table-cell table:style-name="TableCell1267" table:number-columns-spanned="2">
            <text:p text:style-name="P1268">Business Model</text:p>
          </table:table-cell>
          <table:covered-table-cell/>
        </table:table-row>
      </table:table>
      <text:h text:style-name="P1269" text:outline-level="2">COMPETITOR n. 25</text:h>
      <table:table table:style-name="Table1270">
        <table:table-columns>
          <table:table-column table:style-name="TableColumn1271"/>
          <table:table-column table:style-name="TableColumn1272"/>
        </table:table-columns>
        <table:table-row table:style-name="TableRow1273">
          <table:table-cell table:style-name="TableCell1274">
            <text:p text:style-name="P1275">Nome Progetto:</text:p>
          </table:table-cell>
          <table:table-cell table:style-name="TableCell1276">
            <text:p text:style-name="P1277">Anno Pubblicazione</text:p>
          </table:table-cell>
        </table:table-row>
        <table:table-row table:style-name="TableRow1278">
          <table:table-cell table:style-name="TableCell1279">
            <text:p text:style-name="P1280">Nome Competitor:</text:p>
          </table:table-cell>
          <table:table-cell table:style-name="TableCell1281">
            <text:p text:style-name="P1282">Dimensione Competitor</text:p>
          </table:table-cell>
        </table:table-row>
        <table:table-row table:style-name="TableRow1283">
          <table:table-cell table:style-name="TableCell1284" table:number-columns-spanned="2">
            <text:p text:style-name="P1285">Struttura Aziendale/Societaria:</text:p>
          </table:table-cell>
          <table:covered-table-cell/>
        </table:table-row>
        <table:table-row table:style-name="TableRow1286">
          <table:table-cell table:style-name="TableCell1287" table:number-columns-spanned="2">
            <text:p text:style-name="P1288">Descrizione Progetto:</text:p>
          </table:table-cell>
          <table:covered-table-cell/>
        </table:table-row>
        <table:table-row table:style-name="TableRow1289">
          <table:table-cell table:style-name="TableCell1290" table:number-columns-spanned="2">
            <text:p text:style-name="P1291">Value<text:s/>Proposition:</text:p>
          </table:table-cell>
          <table:covered-table-cell/>
        </table:table-row>
        <table:table-row table:style-name="TableRow1292">
          <table:table-cell table:style-name="TableCell1293" table:number-columns-spanned="2">
            <text:p text:style-name="P1294">Customer Segments:</text:p>
          </table:table-cell>
          <table:covered-table-cell/>
        </table:table-row>
        <table:table-row table:style-name="TableRow1295">
          <table:table-cell table:style-name="TableCell1296" table:number-columns-spanned="2">
            <text:p text:style-name="P1297">Punti di Forza:</text:p>
          </table:table-cell>
          <table:covered-table-cell/>
        </table:table-row>
        <table:table-row table:style-name="TableRow1298">
          <table:table-cell table:style-name="TableCell1299" table:number-columns-spanned="2">
            <text:p text:style-name="P1300">Punti di Debolezza:</text:p>
          </table:table-cell>
          <table:covered-table-cell/>
        </table:table-row>
        <table:table-row table:style-name="TableRow1301">
          <table:table-cell table:style-name="TableCell1302" table:number-columns-spanned="2">
            <text:p text:style-name="P1303">Canali Utilizzati:</text:p>
          </table:table-cell>
          <table:covered-table-cell/>
        </table:table-row>
        <table:table-row table:style-name="TableRow1304">
          <table:table-cell table:style-name="TableCell1305" table:number-columns-spanned="2">
            <text:p text:style-name="P1306">Note</text:p>
          </table:table-cell>
          <table:covered-table-cell/>
        </table:table-row>
        <table:table-row table:style-name="TableRow1307">
          <table:table-cell table:style-name="TableCell1308" table:number-columns-spanned="2">
            <text:p text:style-name="P1309">Business Model</text:p>
          </table:table-cell>
          <table:covered-table-cell/>
        </table:table-row>
      </table:table>
      <text:h text:style-name="Titolo2" text:outline-level="2">COMPETITOR n. 26</text:h>
      <table:table table:style-name="Table1310">
        <table:table-columns>
          <table:table-column table:style-name="TableColumn1311"/>
          <table:table-column table:style-name="TableColumn1312"/>
        </table:table-columns>
        <table:table-row table:style-name="TableRow1313">
          <table:table-cell table:style-name="TableCell1314">
            <text:p text:style-name="P1315">Nome Progetto:</text:p>
          </table:table-cell>
          <table:table-cell table:style-name="TableCell1316">
            <text:p text:style-name="P1317">Anno Pubblicazione</text:p>
          </table:table-cell>
        </table:table-row>
        <table:table-row table:style-name="TableRow1318">
          <table:table-cell table:style-name="TableCell1319">
            <text:p text:style-name="P1320">Nome Competitor:</text:p>
          </table:table-cell>
          <table:table-cell table:style-name="TableCell1321">
            <text:p text:style-name="P1322">Dimensione Competitor</text:p>
          </table:table-cell>
        </table:table-row>
        <table:table-row table:style-name="TableRow1323">
          <table:table-cell table:style-name="TableCell1324" table:number-columns-spanned="2">
            <text:p text:style-name="P1325">Struttura Aziendale/Societaria:</text:p>
          </table:table-cell>
          <table:covered-table-cell/>
        </table:table-row>
        <table:table-row table:style-name="TableRow1326">
          <table:table-cell table:style-name="TableCell1327" table:number-columns-spanned="2">
            <text:p text:style-name="P1328">Descrizione<text:s/>Progetto:</text:p>
          </table:table-cell>
          <table:covered-table-cell/>
        </table:table-row>
        <table:table-row table:style-name="TableRow1329">
          <table:table-cell table:style-name="TableCell1330" table:number-columns-spanned="2">
            <text:p text:style-name="P1331">Value Proposition:</text:p>
          </table:table-cell>
          <table:covered-table-cell/>
        </table:table-row>
        <table:table-row table:style-name="TableRow1332">
          <table:table-cell table:style-name="TableCell1333" table:number-columns-spanned="2">
            <text:p text:style-name="P1334">Customer Segments:</text:p>
          </table:table-cell>
          <table:covered-table-cell/>
        </table:table-row>
        <table:table-row table:style-name="TableRow1335">
          <table:table-cell table:style-name="TableCell1336" table:number-columns-spanned="2">
            <text:p text:style-name="P1337">Punti di Forza:</text:p>
          </table:table-cell>
          <table:covered-table-cell/>
        </table:table-row>
        <table:table-row table:style-name="TableRow1338">
          <table:table-cell table:style-name="TableCell1339" table:number-columns-spanned="2">
            <text:p text:style-name="P1340">Punti di Debolezza:</text:p>
          </table:table-cell>
          <table:covered-table-cell/>
        </table:table-row>
        <table:table-row table:style-name="TableRow1341">
          <table:table-cell table:style-name="TableCell1342" table:number-columns-spanned="2">
            <text:p text:style-name="P1343">Canali Utilizzati:</text:p>
          </table:table-cell>
          <table:covered-table-cell/>
        </table:table-row>
        <table:table-row table:style-name="TableRow1344">
          <table:table-cell table:style-name="TableCell1345" table:number-columns-spanned="2">
            <text:p text:style-name="P1346">Note</text:p>
          </table:table-cell>
          <table:covered-table-cell/>
        </table:table-row>
        <table:table-row table:style-name="TableRow1347">
          <table:table-cell table:style-name="TableCell1348" table:number-columns-spanned="2">
            <text:p text:style-name="P1349">Business Model</text:p>
          </table:table-cell>
          <table:covered-table-cell/>
        </table:table-row>
      </table:table>
      <text:h text:style-name="P1350" text:outline-level="2">COMPETITOR n. 27</text:h>
      <table:table table:style-name="Table1351">
        <table:table-columns>
          <table:table-column table:style-name="TableColumn1352"/>
          <table:table-column table:style-name="TableColumn1353"/>
        </table:table-columns>
        <table:table-row table:style-name="TableRow1354">
          <table:table-cell table:style-name="TableCell1355">
            <text:p text:style-name="P1356">Nome Progetto:</text:p>
          </table:table-cell>
          <table:table-cell table:style-name="TableCell1357">
            <text:p text:style-name="P1358">Anno Pubblicazione</text:p>
          </table:table-cell>
        </table:table-row>
        <table:table-row table:style-name="TableRow1359">
          <table:table-cell table:style-name="TableCell1360">
            <text:p text:style-name="P1361">Nome Competitor:</text:p>
          </table:table-cell>
          <table:table-cell table:style-name="TableCell1362">
            <text:p text:style-name="P1363">Dimensione Competitor</text:p>
          </table:table-cell>
        </table:table-row>
        <table:table-row table:style-name="TableRow1364">
          <table:table-cell table:style-name="TableCell1365" table:number-columns-spanned="2">
            <text:p text:style-name="P1366">Struttura Aziendale/Societaria:</text:p>
          </table:table-cell>
          <table:covered-table-cell/>
        </table:table-row>
        <table:table-row table:style-name="TableRow1367">
          <table:table-cell table:style-name="TableCell1368" table:number-columns-spanned="2">
            <text:p text:style-name="P1369">Descrizione Progetto:</text:p>
          </table:table-cell>
          <table:covered-table-cell/>
        </table:table-row>
        <table:table-row table:style-name="TableRow1370">
          <table:table-cell table:style-name="TableCell1371" table:number-columns-spanned="2">
            <text:p text:style-name="P1372">Value Proposition:</text:p>
          </table:table-cell>
          <table:covered-table-cell/>
        </table:table-row>
        <table:table-row table:style-name="TableRow1373">
          <table:table-cell table:style-name="TableCell1374" table:number-columns-spanned="2">
            <text:p text:style-name="P1375">Customer Segments:</text:p>
          </table:table-cell>
          <table:covered-table-cell/>
        </table:table-row>
        <table:table-row table:style-name="TableRow1376">
          <table:table-cell table:style-name="TableCell1377" table:number-columns-spanned="2">
            <text:p text:style-name="P1378">Punti di Forza:</text:p>
          </table:table-cell>
          <table:covered-table-cell/>
        </table:table-row>
        <table:table-row table:style-name="TableRow1379">
          <table:table-cell table:style-name="TableCell1380" table:number-columns-spanned="2">
            <text:p text:style-name="P1381">Punti di Debolezza:</text:p>
          </table:table-cell>
          <table:covered-table-cell/>
        </table:table-row>
        <table:table-row table:style-name="TableRow1382">
          <table:table-cell table:style-name="TableCell1383" table:number-columns-spanned="2">
            <text:p text:style-name="P1384">Canali Utilizzati:</text:p>
          </table:table-cell>
          <table:covered-table-cell/>
        </table:table-row>
        <table:table-row table:style-name="TableRow1385">
          <table:table-cell table:style-name="TableCell1386" table:number-columns-spanned="2">
            <text:p text:style-name="P1387">Note</text:p>
          </table:table-cell>
          <table:covered-table-cell/>
        </table:table-row>
        <table:table-row table:style-name="TableRow1388">
          <table:table-cell table:style-name="TableCell1389" table:number-columns-spanned="2">
            <text:p text:style-name="P1390">Business Model</text:p>
          </table:table-cell>
          <table:covered-table-cell/>
        </table:table-row>
      </table:table>
      <text:h text:style-name="P1391" text:outline-level="2">COMPETITOR n. 28</text:h>
      <table:table table:style-name="Table1392">
        <table:table-columns>
          <table:table-column table:style-name="TableColumn1393"/>
          <table:table-column table:style-name="TableColumn1394"/>
        </table:table-columns>
        <table:table-row table:style-name="TableRow1395">
          <table:table-cell table:style-name="TableCell1396">
            <text:p text:style-name="P1397">Nome Progetto:</text:p>
          </table:table-cell>
          <table:table-cell table:style-name="TableCell1398">
            <text:p text:style-name="P1399">Anno Pubblicazione</text:p>
          </table:table-cell>
        </table:table-row>
        <table:table-row table:style-name="TableRow1400">
          <table:table-cell table:style-name="TableCell1401">
            <text:p text:style-name="P1402">Nome Competitor:</text:p>
          </table:table-cell>
          <table:table-cell table:style-name="TableCell1403">
            <text:p text:style-name="P1404">Dimensione Competitor</text:p>
          </table:table-cell>
        </table:table-row>
        <table:table-row table:style-name="TableRow1405">
          <table:table-cell table:style-name="TableCell1406" table:number-columns-spanned="2">
            <text:p text:style-name="P1407">Struttura<text:s/>Aziendale/Societaria:</text:p>
          </table:table-cell>
          <table:covered-table-cell/>
        </table:table-row>
        <table:table-row table:style-name="TableRow1408">
          <table:table-cell table:style-name="TableCell1409" table:number-columns-spanned="2">
            <text:p text:style-name="P1410">Descrizione Progetto:</text:p>
          </table:table-cell>
          <table:covered-table-cell/>
        </table:table-row>
        <table:table-row table:style-name="TableRow1411">
          <table:table-cell table:style-name="TableCell1412" table:number-columns-spanned="2">
            <text:p text:style-name="P1413">Value Proposition:</text:p>
          </table:table-cell>
          <table:covered-table-cell/>
        </table:table-row>
        <table:table-row table:style-name="TableRow1414">
          <table:table-cell table:style-name="TableCell1415" table:number-columns-spanned="2">
            <text:p text:style-name="P1416">Customer Segments:</text:p>
          </table:table-cell>
          <table:covered-table-cell/>
        </table:table-row>
        <table:table-row table:style-name="TableRow1417">
          <table:table-cell table:style-name="TableCell1418" table:number-columns-spanned="2">
            <text:p text:style-name="P1419">Punti di Forza:</text:p>
          </table:table-cell>
          <table:covered-table-cell/>
        </table:table-row>
        <table:table-row table:style-name="TableRow1420">
          <table:table-cell table:style-name="TableCell1421" table:number-columns-spanned="2">
            <text:p text:style-name="P1422">Punti di Debolezza:</text:p>
          </table:table-cell>
          <table:covered-table-cell/>
        </table:table-row>
        <table:table-row table:style-name="TableRow1423">
          <table:table-cell table:style-name="TableCell1424" table:number-columns-spanned="2">
            <text:p text:style-name="P1425">Canali Utilizzati:</text:p>
          </table:table-cell>
          <table:covered-table-cell/>
        </table:table-row>
        <table:table-row table:style-name="TableRow1426">
          <table:table-cell table:style-name="TableCell1427" table:number-columns-spanned="2">
            <text:p text:style-name="P1428">Note</text:p>
          </table:table-cell>
          <table:covered-table-cell/>
        </table:table-row>
        <table:table-row table:style-name="TableRow1429">
          <table:table-cell table:style-name="TableCell1430" table:number-columns-spanned="2">
            <text:p text:style-name="P1431">Business Model</text:p>
          </table:table-cell>
          <table:covered-table-cell/>
        </table:table-row>
      </table:table>
      <text:h text:style-name="P1432" text:outline-level="2">COMPETITOR n. 29</text:h>
      <table:table table:style-name="Table1433">
        <table:table-columns>
          <table:table-column table:style-name="TableColumn1434"/>
          <table:table-column table:style-name="TableColumn1435"/>
        </table:table-columns>
        <table:table-row table:style-name="TableRow1436">
          <table:table-cell table:style-name="TableCell1437">
            <text:p text:style-name="P1438">Nome Progetto:</text:p>
          </table:table-cell>
          <table:table-cell table:style-name="TableCell1439">
            <text:p text:style-name="P1440">Anno Pubblicazione</text:p>
          </table:table-cell>
        </table:table-row>
        <table:table-row table:style-name="TableRow1441">
          <table:table-cell table:style-name="TableCell1442">
            <text:p text:style-name="P1443">Nome Competitor:</text:p>
          </table:table-cell>
          <table:table-cell table:style-name="TableCell1444">
            <text:p text:style-name="P1445">Dimensione Competitor</text:p>
          </table:table-cell>
        </table:table-row>
        <table:table-row table:style-name="TableRow1446">
          <table:table-cell table:style-name="TableCell1447" table:number-columns-spanned="2">
            <text:p text:style-name="P1448">Struttura Aziendale/Societaria:</text:p>
          </table:table-cell>
          <table:covered-table-cell/>
        </table:table-row>
        <table:table-row table:style-name="TableRow1449">
          <table:table-cell table:style-name="TableCell1450" table:number-columns-spanned="2">
            <text:p text:style-name="P1451">Descrizione Progetto:</text:p>
          </table:table-cell>
          <table:covered-table-cell/>
        </table:table-row>
        <table:table-row table:style-name="TableRow1452">
          <table:table-cell table:style-name="TableCell1453" table:number-columns-spanned="2">
            <text:p text:style-name="P1454">Value Proposition:</text:p>
          </table:table-cell>
          <table:covered-table-cell/>
        </table:table-row>
        <table:table-row table:style-name="TableRow1455">
          <table:table-cell table:style-name="TableCell1456" table:number-columns-spanned="2">
            <text:p text:style-name="P1457">Customer Segments:</text:p>
          </table:table-cell>
          <table:covered-table-cell/>
        </table:table-row>
        <table:table-row table:style-name="TableRow1458">
          <table:table-cell table:style-name="TableCell1459" table:number-columns-spanned="2">
            <text:p text:style-name="P1460">Punti di Forza:</text:p>
          </table:table-cell>
          <table:covered-table-cell/>
        </table:table-row>
        <table:table-row table:style-name="TableRow1461">
          <table:table-cell table:style-name="TableCell1462" table:number-columns-spanned="2">
            <text:p text:style-name="P1463">Punti di Debolezza:</text:p>
          </table:table-cell>
          <table:covered-table-cell/>
        </table:table-row>
        <table:table-row table:style-name="TableRow1464">
          <table:table-cell table:style-name="TableCell1465" table:number-columns-spanned="2">
            <text:p text:style-name="P1466">Canali Utilizzati:</text:p>
          </table:table-cell>
          <table:covered-table-cell/>
        </table:table-row>
        <table:table-row table:style-name="TableRow1467">
          <table:table-cell table:style-name="TableCell1468" table:number-columns-spanned="2">
            <text:p text:style-name="P1469">Note</text:p>
          </table:table-cell>
          <table:covered-table-cell/>
        </table:table-row>
        <table:table-row table:style-name="TableRow1470">
          <table:table-cell table:style-name="TableCell1471" table:number-columns-spanned="2">
            <text:p text:style-name="P1472">Business Model</text:p>
          </table:table-cell>
          <table:covered-table-cell/>
        </table:table-row>
      </table:table>
      <text:h text:style-name="P1473" text:outline-level="2">COMPETITOR n. 30</text:h>
      <table:table table:style-name="Table1474">
        <table:table-columns>
          <table:table-column table:style-name="TableColumn1475"/>
          <table:table-column table:style-name="TableColumn1476"/>
        </table:table-columns>
        <table:table-row table:style-name="TableRow1477">
          <table:table-cell table:style-name="TableCell1478">
            <text:p text:style-name="P1479">Nome Progetto:</text:p>
          </table:table-cell>
          <table:table-cell table:style-name="TableCell1480">
            <text:p text:style-name="P1481">Anno Pubblicazione</text:p>
          </table:table-cell>
        </table:table-row>
        <table:table-row table:style-name="TableRow1482">
          <table:table-cell table:style-name="TableCell1483">
            <text:p text:style-name="P1484">Nome Competitor:</text:p>
          </table:table-cell>
          <table:table-cell table:style-name="TableCell1485">
            <text:p text:style-name="P1486">Dimensione Competitor</text:p>
          </table:table-cell>
        </table:table-row>
        <table:table-row table:style-name="TableRow1487">
          <table:table-cell table:style-name="TableCell1488" table:number-columns-spanned="2">
            <text:p text:style-name="P1489">Struttura Aziendale/Societaria:</text:p>
          </table:table-cell>
          <table:covered-table-cell/>
        </table:table-row>
        <table:table-row table:style-name="TableRow1490">
          <table:table-cell table:style-name="TableCell1491" table:number-columns-spanned="2">
            <text:p text:style-name="P1492">Descrizione Progetto:</text:p>
          </table:table-cell>
          <table:covered-table-cell/>
        </table:table-row>
        <table:table-row table:style-name="TableRow1493">
          <table:table-cell table:style-name="TableCell1494" table:number-columns-spanned="2">
            <text:p text:style-name="P1495">Value Proposition:</text:p>
          </table:table-cell>
          <table:covered-table-cell/>
        </table:table-row>
        <table:table-row table:style-name="TableRow1496">
          <table:table-cell table:style-name="TableCell1497" table:number-columns-spanned="2">
            <text:p text:style-name="P1498">Customer Segments:</text:p>
          </table:table-cell>
          <table:covered-table-cell/>
        </table:table-row>
        <table:table-row table:style-name="TableRow1499">
          <table:table-cell table:style-name="TableCell1500" table:number-columns-spanned="2">
            <text:p text:style-name="P1501">Punti di Forza:</text:p>
          </table:table-cell>
          <table:covered-table-cell/>
        </table:table-row>
        <table:table-row table:style-name="TableRow1502">
          <table:table-cell table:style-name="TableCell1503" table:number-columns-spanned="2">
            <text:p text:style-name="P1504">Punti di Debolezza:</text:p>
          </table:table-cell>
          <table:covered-table-cell/>
        </table:table-row>
        <table:table-row table:style-name="TableRow1505">
          <table:table-cell table:style-name="TableCell1506" table:number-columns-spanned="2">
            <text:p text:style-name="P1507">Canali Utilizzati:</text:p>
          </table:table-cell>
          <table:covered-table-cell/>
        </table:table-row>
        <table:table-row table:style-name="TableRow1508">
          <table:table-cell table:style-name="TableCell1509" table:number-columns-spanned="2">
            <text:p text:style-name="P1510">Note</text:p>
          </table:table-cell>
          <table:covered-table-cell/>
        </table:table-row>
        <table:table-row table:style-name="TableRow1511">
          <table:table-cell table:style-name="TableCell1512" table:number-columns-spanned="2">
            <text:p text:style-name="P1513">Business Model</text:p>
          </table:table-cell>
          <table:covered-table-cell/>
        </table:table-row>
      </table:table>
      <text:h text:style-name="P1514" text:outline-level="2">COMPETITOR n. 31</text:h>
      <table:table table:style-name="Table1515">
        <table:table-columns>
          <table:table-column table:style-name="TableColumn1516"/>
          <table:table-column table:style-name="TableColumn1517"/>
        </table:table-columns>
        <table:table-row table:style-name="TableRow1518">
          <table:table-cell table:style-name="TableCell1519">
            <text:p text:style-name="P1520">Nome Progetto:</text:p>
          </table:table-cell>
          <table:table-cell table:style-name="TableCell1521">
            <text:p text:style-name="P1522">Anno Pubblicazione</text:p>
          </table:table-cell>
        </table:table-row>
        <table:table-row table:style-name="TableRow1523">
          <table:table-cell table:style-name="TableCell1524">
            <text:p text:style-name="P1525">Nome<text:s/>Competitor:</text:p>
          </table:table-cell>
          <table:table-cell table:style-name="TableCell1526">
            <text:p text:style-name="P1527">Dimensione Competitor</text:p>
          </table:table-cell>
        </table:table-row>
        <table:table-row table:style-name="TableRow1528">
          <table:table-cell table:style-name="TableCell1529" table:number-columns-spanned="2">
            <text:p text:style-name="P1530">Struttura Aziendale/Societaria:</text:p>
          </table:table-cell>
          <table:covered-table-cell/>
        </table:table-row>
        <table:table-row table:style-name="TableRow1531">
          <table:table-cell table:style-name="TableCell1532" table:number-columns-spanned="2">
            <text:p text:style-name="P1533">Descrizione Progetto:</text:p>
          </table:table-cell>
          <table:covered-table-cell/>
        </table:table-row>
        <table:table-row table:style-name="TableRow1534">
          <table:table-cell table:style-name="TableCell1535" table:number-columns-spanned="2">
            <text:p text:style-name="P1536">Value Proposition:</text:p>
          </table:table-cell>
          <table:covered-table-cell/>
        </table:table-row>
        <table:table-row table:style-name="TableRow1537">
          <table:table-cell table:style-name="TableCell1538" table:number-columns-spanned="2">
            <text:p text:style-name="P1539">Customer Segments:</text:p>
          </table:table-cell>
          <table:covered-table-cell/>
        </table:table-row>
        <table:table-row table:style-name="TableRow1540">
          <table:table-cell table:style-name="TableCell1541" table:number-columns-spanned="2">
            <text:p text:style-name="P1542">Punti di Forza:</text:p>
          </table:table-cell>
          <table:covered-table-cell/>
        </table:table-row>
        <table:table-row table:style-name="TableRow1543">
          <table:table-cell table:style-name="TableCell1544" table:number-columns-spanned="2">
            <text:p text:style-name="P1545">Punti di Debolezza:</text:p>
          </table:table-cell>
          <table:covered-table-cell/>
        </table:table-row>
        <table:table-row table:style-name="TableRow1546">
          <table:table-cell table:style-name="TableCell1547" table:number-columns-spanned="2">
            <text:p text:style-name="P1548">Canali Utilizzati:</text:p>
          </table:table-cell>
          <table:covered-table-cell/>
        </table:table-row>
        <table:table-row table:style-name="TableRow1549">
          <table:table-cell table:style-name="TableCell1550" table:number-columns-spanned="2">
            <text:p text:style-name="P1551">Note</text:p>
          </table:table-cell>
          <table:covered-table-cell/>
        </table:table-row>
        <table:table-row table:style-name="TableRow1552">
          <table:table-cell table:style-name="TableCell1553" table:number-columns-spanned="2">
            <text:p text:style-name="P1554">Business Model</text:p>
          </table:table-cell>
          <table:covered-table-cell/>
        </table:table-row>
      </table:table>
      <text:h text:style-name="P1555" text:outline-level="2">COMPETITOR n. 32</text:h>
      <table:table table:style-name="Table1556">
        <table:table-columns>
          <table:table-column table:style-name="TableColumn1557"/>
          <table:table-column table:style-name="TableColumn1558"/>
        </table:table-columns>
        <table:table-row table:style-name="TableRow1559">
          <table:table-cell table:style-name="TableCell1560">
            <text:p text:style-name="P1561">Nome Progetto:</text:p>
          </table:table-cell>
          <table:table-cell table:style-name="TableCell1562">
            <text:p text:style-name="P1563">Anno<text:s/>Pubblicazione</text:p>
          </table:table-cell>
        </table:table-row>
        <table:table-row table:style-name="TableRow1564">
          <table:table-cell table:style-name="TableCell1565">
            <text:p text:style-name="P1566">Nome Competitor:</text:p>
          </table:table-cell>
          <table:table-cell table:style-name="TableCell1567">
            <text:p text:style-name="P1568">Dimensione Competitor</text:p>
          </table:table-cell>
        </table:table-row>
        <table:table-row table:style-name="TableRow1569">
          <table:table-cell table:style-name="TableCell1570" table:number-columns-spanned="2">
            <text:p text:style-name="P1571">Struttura Aziendale/Societaria:</text:p>
          </table:table-cell>
          <table:covered-table-cell/>
        </table:table-row>
        <table:table-row table:style-name="TableRow1572">
          <table:table-cell table:style-name="TableCell1573" table:number-columns-spanned="2">
            <text:p text:style-name="P1574">Descrizione Progetto:</text:p>
          </table:table-cell>
          <table:covered-table-cell/>
        </table:table-row>
        <table:table-row table:style-name="TableRow1575">
          <table:table-cell table:style-name="TableCell1576" table:number-columns-spanned="2">
            <text:p text:style-name="P1577">Value Proposition:</text:p>
          </table:table-cell>
          <table:covered-table-cell/>
        </table:table-row>
        <table:table-row table:style-name="TableRow1578">
          <table:table-cell table:style-name="TableCell1579" table:number-columns-spanned="2">
            <text:p text:style-name="P1580">Customer Segments:</text:p>
          </table:table-cell>
          <table:covered-table-cell/>
        </table:table-row>
        <table:table-row table:style-name="TableRow1581">
          <table:table-cell table:style-name="TableCell1582" table:number-columns-spanned="2">
            <text:p text:style-name="P1583">Punti di Forza:</text:p>
          </table:table-cell>
          <table:covered-table-cell/>
        </table:table-row>
        <table:table-row table:style-name="TableRow1584">
          <table:table-cell table:style-name="TableCell1585" table:number-columns-spanned="2">
            <text:p text:style-name="P1586">Punti di Debolezza:</text:p>
          </table:table-cell>
          <table:covered-table-cell/>
        </table:table-row>
        <table:table-row table:style-name="TableRow1587">
          <table:table-cell table:style-name="TableCell1588" table:number-columns-spanned="2">
            <text:p text:style-name="P1589">Canali Utilizzati:</text:p>
          </table:table-cell>
          <table:covered-table-cell/>
        </table:table-row>
        <table:table-row table:style-name="TableRow1590">
          <table:table-cell table:style-name="TableCell1591" table:number-columns-spanned="2">
            <text:p text:style-name="P1592">Note</text:p>
          </table:table-cell>
          <table:covered-table-cell/>
        </table:table-row>
        <table:table-row table:style-name="TableRow1593">
          <table:table-cell table:style-name="TableCell1594" table:number-columns-spanned="2">
            <text:p text:style-name="P1595">Business Model</text:p>
          </table:table-cell>
          <table:covered-table-cell/>
        </table:table-row>
      </table:table>
      <text:h text:style-name="Titolo2" text:outline-level="2">TECNOLOGIA n. 1</text:h>
      <text:p text:style-name="Standard"/>
      <table:table table:style-name="Table1596">
        <table:table-columns>
          <table:table-column table:style-name="TableColumn1597"/>
          <table:table-column table:style-name="TableColumn1598"/>
          <table:table-column table:style-name="TableColumn1599"/>
        </table:table-columns>
        <table:table-row table:style-name="TableRow1600">
          <table:table-cell table:style-name="TableCell1601">
            <text:p text:style-name="P1602">Nome<text:s/>Tecnologia:</text:p>
            <text:p text:style-name="P1603">Realtà Virtuale</text:p>
          </table:table-cell>
          <table:table-cell table:style-name="TableCell1604" table:number-columns-spanned="2">
            <text:p text:style-name="P1605">Anno Realizzazione</text:p>
          </table:table-cell>
          <table:covered-table-cell/>
        </table:table-row>
        <table:table-row table:style-name="TableRow1606">
          <table:table-cell table:style-name="TableCell1607">
            <text:p text:style-name="P1608">Nome Produttore:</text:p>
          </table:table-cell>
          <table:table-cell table:style-name="TableCell1609" table:number-columns-spanned="2">
            <text:p text:style-name="P1610">Dimensione Competitor</text:p>
          </table:table-cell>
          <table:covered-table-cell/>
        </table:table-row>
        <table:table-row table:style-name="TableRow1611">
          <table:table-cell table:style-name="TableCell1612" table:number-columns-spanned="3">
            <text:p text:style-name="P1613">Descrizione Tecnologia:</text:p>
          </table:table-cell>
          <table:covered-table-cell/>
          <table:covered-table-cell/>
        </table:table-row>
        <table:table-row table:style-name="TableRow1614">
          <table:table-cell table:style-name="TableCell1615" table:number-columns-spanned="2">
            <text:p text:style-name="P1616">Utilità per il Progetto:</text:p>
          </table:table-cell>
          <table:covered-table-cell/>
          <table:table-cell table:style-name="TableCell1617">
            <text:p text:style-name="P1618">Alta <text:s text:c="19"/>Media <text:s text:c="19"/>Bassa</text:p>
          </table:table-cell>
        </table:table-row>
        <table:table-row table:style-name="TableRow1619">
          <table:table-cell table:style-name="TableCell1620" table:number-columns-spanned="3">
            <text:p text:style-name="P1621">Reperibilità sul mercato:</text:p>
          </table:table-cell>
          <table:covered-table-cell/>
          <table:covered-table-cell/>
        </table:table-row>
        <table:table-row table:style-name="TableRow1622">
          <table:table-cell table:style-name="TableCell1623" table:number-columns-spanned="3">
            <text:p text:style-name="P1624">Prezzo:</text:p>
          </table:table-cell>
          <table:covered-table-cell/>
          <table:covered-table-cell/>
        </table:table-row>
        <table:table-row table:style-name="TableRow1625">
          <table:table-cell table:style-name="TableCell1626" table:number-columns-spanned="3">
            <text:p text:style-name="P1627">Note:</text:p>
          </table:table-cell>
          <table:covered-table-cell/>
          <table:covered-table-cell/>
        </table:table-row>
      </table:table>
      <text:p text:style-name="Standard"/>
      <text:h text:style-name="Titolo2" text:outline-level="2">TECNOLOGIA n. 2</text:h>
      <text:p text:style-name="Standard"/>
      <table:table table:style-name="Table1628">
        <table:table-columns>
          <table:table-column table:style-name="TableColumn1629"/>
          <table:table-column table:style-name="TableColumn1630"/>
          <table:table-column table:style-name="TableColumn1631"/>
        </table:table-columns>
        <table:table-row table:style-name="TableRow1632">
          <table:table-cell table:style-name="TableCell1633">
            <text:p text:style-name="P1634">Nome Tecnologia:</text:p>
            <text:p text:style-name="P1635">Realtà Aumentata</text:p>
          </table:table-cell>
          <table:table-cell table:style-name="TableCell1636" table:number-columns-spanned="2">
            <text:p text:style-name="P1637">Anno Realizzazione</text:p>
          </table:table-cell>
          <table:covered-table-cell/>
        </table:table-row>
        <table:table-row table:style-name="TableRow1638">
          <table:table-cell table:style-name="TableCell1639">
            <text:p text:style-name="P1640">Nome Produttore:</text:p>
          </table:table-cell>
          <table:table-cell table:style-name="TableCell1641" table:number-columns-spanned="2">
            <text:p text:style-name="P1642">Dimensione Competitor</text:p>
          </table:table-cell>
          <table:covered-table-cell/>
        </table:table-row>
        <table:table-row table:style-name="TableRow1643">
          <table:table-cell table:style-name="TableCell1644" table:number-columns-spanned="3">
            <text:p text:style-name="P1645">Descrizione Tecnologia:</text:p>
          </table:table-cell>
          <table:covered-table-cell/>
          <table:covered-table-cell/>
        </table:table-row>
        <table:table-row table:style-name="TableRow1646">
          <table:table-cell table:style-name="TableCell1647" table:number-columns-spanned="2">
            <text:p text:style-name="P1648">Utilità per il Progetto:</text:p>
          </table:table-cell>
          <table:covered-table-cell/>
          <table:table-cell table:style-name="TableCell1649">
            <text:p text:style-name="P1650">Alta <text:s text:c="19"/>Media <text:s text:c="19"/>Bassa</text:p>
          </table:table-cell>
        </table:table-row>
        <table:table-row table:style-name="TableRow1651">
          <table:table-cell table:style-name="TableCell1652" table:number-columns-spanned="3">
            <text:p text:style-name="P1653">Reperibilità sul mercato:</text:p>
          </table:table-cell>
          <table:covered-table-cell/>
          <table:covered-table-cell/>
        </table:table-row>
        <table:table-row table:style-name="TableRow1654">
          <table:table-cell table:style-name="TableCell1655" table:number-columns-spanned="3">
            <text:p text:style-name="P1656">Prezzo:</text:p>
          </table:table-cell>
          <table:covered-table-cell/>
          <table:covered-table-cell/>
        </table:table-row>
        <table:table-row table:style-name="TableRow1657">
          <table:table-cell table:style-name="TableCell1658" table:number-columns-spanned="3">
            <text:p text:style-name="P1659">Note:</text:p>
          </table:table-cell>
          <table:covered-table-cell/>
          <table:covered-table-cell/>
        </table:table-row>
      </table:table>
      <text:p text:style-name="P1660"/>
      <text:h text:style-name="Titolo2" text:outline-level="2">TECNOLOGIA<text:s/>n. 3</text:h>
      <text:p text:style-name="Standard"/>
      <table:table table:style-name="Table1661">
        <table:table-columns>
          <table:table-column table:style-name="TableColumn1662"/>
          <table:table-column table:style-name="TableColumn1663"/>
          <table:table-column table:style-name="TableColumn1664"/>
        </table:table-columns>
        <table:table-row table:style-name="TableRow1665">
          <table:table-cell table:style-name="TableCell1666">
            <text:p text:style-name="P1667">Nome Tecnologia:</text:p>
            <text:p text:style-name="P1668">Rendering 3D</text:p>
          </table:table-cell>
          <table:table-cell table:style-name="TableCell1669" table:number-columns-spanned="2">
            <text:p text:style-name="P1670">Anno Realizzazione</text:p>
          </table:table-cell>
          <table:covered-table-cell/>
        </table:table-row>
        <table:table-row table:style-name="TableRow1671">
          <table:table-cell table:style-name="TableCell1672">
            <text:p text:style-name="P1673">Nome Produttore:</text:p>
          </table:table-cell>
          <table:table-cell table:style-name="TableCell1674" table:number-columns-spanned="2">
            <text:p text:style-name="P1675">Dimensione Competitor</text:p>
          </table:table-cell>
          <table:covered-table-cell/>
        </table:table-row>
        <table:table-row table:style-name="TableRow1676">
          <table:table-cell table:style-name="TableCell1677" table:number-columns-spanned="3">
            <text:p text:style-name="P1678">Descrizione Tecnologia:</text:p>
          </table:table-cell>
          <table:covered-table-cell/>
          <table:covered-table-cell/>
        </table:table-row>
        <table:table-row table:style-name="TableRow1679">
          <table:table-cell table:style-name="TableCell1680" table:number-columns-spanned="2">
            <text:p text:style-name="P1681">Utilità per il Progetto:</text:p>
          </table:table-cell>
          <table:covered-table-cell/>
          <table:table-cell table:style-name="TableCell1682">
            <text:p text:style-name="P1683">Alta <text:s text:c="19"/>Media <text:s text:c="19"/>Bassa</text:p>
          </table:table-cell>
        </table:table-row>
        <table:table-row table:style-name="TableRow1684">
          <table:table-cell table:style-name="TableCell1685" table:number-columns-spanned="3">
            <text:p text:style-name="P1686">Reperibilità sul mercato:</text:p>
          </table:table-cell>
          <table:covered-table-cell/>
          <table:covered-table-cell/>
        </table:table-row>
        <table:table-row table:style-name="TableRow1687">
          <table:table-cell table:style-name="TableCell1688" table:number-columns-spanned="3">
            <text:p text:style-name="P1689">Prezzo:</text:p>
          </table:table-cell>
          <table:covered-table-cell/>
          <table:covered-table-cell/>
        </table:table-row>
        <table:table-row table:style-name="TableRow1690">
          <table:table-cell table:style-name="TableCell1691" table:number-columns-spanned="3">
            <text:p text:style-name="P1692">Note:</text:p>
          </table:table-cell>
          <table:covered-table-cell/>
          <table:covered-table-cell/>
        </table:table-row>
      </table:table>
      <text:p text:style-name="P1693"/>
      <text:h text:style-name="Titolo2" text:outline-level="2">Posizionamento</text:h>
      <text:p text:style-name="Standard">Definire gli assi poi posizionare i competito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694"/>
      <text:h text:style-name="Titolo2" text:outline-level="2">Trend</text:h>
      <table:table table:style-name="Table1695">
        <table:table-columns>
          <table:table-column table:style-name="TableColumn1696"/>
        </table:table-columns>
        <table:table-row table:style-name="TableRow1697">
          <table:table-cell table:style-name="TableCell1698">
            <text:p text:style-name="P1699">A breve termine:</text:p>
          </table:table-cell>
        </table:table-row>
        <table:table-row table:style-name="TableRow1700">
          <table:table-cell table:style-name="TableCell1701">
            <text:p text:style-name="P1702"/>
          </table:table-cell>
        </table:table-row>
        <table:table-row table:style-name="TableRow1703">
          <table:table-cell table:style-name="TableCell1704">
            <text:p text:style-name="P1705"/>
          </table:table-cell>
        </table:table-row>
        <table:table-row table:style-name="TableRow1706">
          <table:table-cell table:style-name="TableCell1707">
            <text:p text:style-name="P1708"/>
          </table:table-cell>
        </table:table-row>
        <table:table-row table:style-name="TableRow1709">
          <table:table-cell table:style-name="TableCell1710">
            <text:p text:style-name="P1711"/>
          </table:table-cell>
        </table:table-row>
        <table:table-row table:style-name="TableRow1712">
          <table:table-cell table:style-name="TableCell1713">
            <text:p text:style-name="P1714"/>
          </table:table-cell>
        </table:table-row>
        <table:table-row table:style-name="TableRow1715">
          <table:table-cell table:style-name="TableCell1716">
            <text:p text:style-name="P1717"/>
          </table:table-cell>
        </table:table-row>
        <table:table-row table:style-name="TableRow1718">
          <table:table-cell table:style-name="TableCell1719">
            <text:p text:style-name="P1720"/>
          </table:table-cell>
        </table:table-row>
        <table:table-row table:style-name="TableRow1721">
          <table:table-cell table:style-name="TableCell1722">
            <text:p text:style-name="P1723"/>
          </table:table-cell>
        </table:table-row>
        <table:table-row table:style-name="TableRow1724">
          <table:table-cell table:style-name="TableCell1725">
            <text:p text:style-name="P1726"/>
          </table:table-cell>
        </table:table-row>
        <table:table-row table:style-name="TableRow1727">
          <table:table-cell table:style-name="TableCell1728">
            <text:p text:style-name="P1729"/>
          </table:table-cell>
        </table:table-row>
        <table:table-row table:style-name="TableRow1730">
          <table:table-cell table:style-name="TableCell1731">
            <text:p text:style-name="P1732"/>
          </table:table-cell>
        </table:table-row>
        <table:table-row table:style-name="TableRow1733">
          <table:table-cell table:style-name="TableCell1734">
            <text:p text:style-name="P1735"/>
          </table:table-cell>
        </table:table-row>
      </table:table>
      <text:p text:style-name="Standard"/>
      <table:table table:style-name="Table1736">
        <table:table-columns>
          <table:table-column table:style-name="TableColumn1737"/>
        </table:table-columns>
        <table:table-row table:style-name="TableRow1738">
          <table:table-cell table:style-name="TableCell1739">
            <text:p text:style-name="P1740">A medio termine:</text:p>
          </table:table-cell>
        </table:table-row>
        <table:table-row table:style-name="TableRow1741">
          <table:table-cell table:style-name="TableCell1742">
            <text:p text:style-name="P1743"/>
          </table:table-cell>
        </table:table-row>
        <table:table-row table:style-name="TableRow1744">
          <table:table-cell table:style-name="TableCell1745">
            <text:p text:style-name="P1746"/>
          </table:table-cell>
        </table:table-row>
        <table:table-row table:style-name="TableRow1747">
          <table:table-cell table:style-name="TableCell1748">
            <text:p text:style-name="P1749"/>
          </table:table-cell>
        </table:table-row>
        <table:table-row table:style-name="TableRow1750">
          <table:table-cell table:style-name="TableCell1751">
            <text:p text:style-name="P1752"/>
          </table:table-cell>
        </table:table-row>
        <table:table-row table:style-name="TableRow1753">
          <table:table-cell table:style-name="TableCell1754">
            <text:p text:style-name="P1755"/>
          </table:table-cell>
        </table:table-row>
        <table:table-row table:style-name="TableRow1756">
          <table:table-cell table:style-name="TableCell1757">
            <text:p text:style-name="P1758"/>
          </table:table-cell>
        </table:table-row>
        <table:table-row table:style-name="TableRow1759">
          <table:table-cell table:style-name="TableCell1760">
            <text:p text:style-name="P1761"/>
          </table:table-cell>
        </table:table-row>
        <table:table-row table:style-name="TableRow1762">
          <table:table-cell table:style-name="TableCell1763">
            <text:p text:style-name="P1764"/>
          </table:table-cell>
        </table:table-row>
        <table:table-row table:style-name="TableRow1765">
          <table:table-cell table:style-name="TableCell1766">
            <text:p text:style-name="P1767"/>
          </table:table-cell>
        </table:table-row>
        <table:table-row table:style-name="TableRow1768">
          <table:table-cell table:style-name="TableCell1769">
            <text:p text:style-name="P1770"/>
          </table:table-cell>
        </table:table-row>
        <table:table-row table:style-name="TableRow1771">
          <table:table-cell table:style-name="TableCell1772">
            <text:p text:style-name="P1773"/>
          </table:table-cell>
        </table:table-row>
        <table:table-row table:style-name="TableRow1774">
          <table:table-cell table:style-name="TableCell1775">
            <text:p text:style-name="P1776"/>
          </table:table-cell>
        </table:table-row>
      </table:table>
      <text:h text:style-name="Titolo2" text:outline-level="2"/>
      <text:p text:style-name="Standard"/>
      <text:h text:style-name="Titolo1" text:outline-level="1">Conclusione sulla scelta del Tema</text:h>
      <table:table table:style-name="Table1777">
        <table:table-columns>
          <table:table-column table:style-name="TableColumn1778"/>
        </table:table-columns>
        <table:table-row table:style-name="TableRow1779">
          <table:table-cell table:style-name="TableCell1780">
            <text:p text:style-name="P1781"/>
          </table:table-cell>
        </table:table-row>
        <table:table-row table:style-name="TableRow1782">
          <table:table-cell table:style-name="TableCell1783">
            <text:p text:style-name="P1784"/>
          </table:table-cell>
        </table:table-row>
        <table:table-row table:style-name="TableRow1785">
          <table:table-cell table:style-name="TableCell1786">
            <text:p text:style-name="P1787"/>
          </table:table-cell>
        </table:table-row>
        <table:table-row table:style-name="TableRow1788">
          <table:table-cell table:style-name="TableCell1789">
            <text:p text:style-name="P1790"/>
          </table:table-cell>
        </table:table-row>
        <table:table-row table:style-name="TableRow1791">
          <table:table-cell table:style-name="TableCell1792">
            <text:p text:style-name="P1793"/>
          </table:table-cell>
        </table:table-row>
        <table:table-row table:style-name="TableRow1794">
          <table:table-cell table:style-name="TableCell1795">
            <text:p text:style-name="P1796"/>
          </table:table-cell>
        </table:table-row>
        <table:table-row table:style-name="TableRow1797">
          <table:table-cell table:style-name="TableCell1798">
            <text:p text:style-name="P1799"/>
          </table:table-cell>
        </table:table-row>
        <table:table-row table:style-name="TableRow1800">
          <table:table-cell table:style-name="TableCell1801">
            <text:p text:style-name="P1802"/>
          </table:table-cell>
        </table:table-row>
        <table:table-row table:style-name="TableRow1803">
          <table:table-cell table:style-name="TableCell1804">
            <text:p text:style-name="P1805"/>
          </table:table-cell>
        </table:table-row>
        <table:table-row table:style-name="TableRow1806">
          <table:table-cell table:style-name="TableCell1807">
            <text:p text:style-name="P1808"/>
          </table:table-cell>
        </table:table-row>
        <table:table-row table:style-name="TableRow1809">
          <table:table-cell table:style-name="TableCell1810">
            <text:p text:style-name="P1811"/>
          </table:table-cell>
        </table:table-row>
        <table:table-row table:style-name="TableRow1812">
          <table:table-cell table:style-name="TableCell1813">
            <text:p text:style-name="P1814"/>
          </table:table-cell>
        </table:table-row>
        <table:table-row table:style-name="TableRow1815">
          <table:table-cell table:style-name="TableCell1816">
            <text:p text:style-name="P1817"/>
          </table:table-cell>
        </table:table-row>
      </table:table>
      <text:h text:style-name="Titolo1" text:outline-level="1">Brainstorming</text:h>
      <text:p text:style-name="Standard">Elencate rapidamente ogni idea di possibile offerta, di possibile prodotto o servizio, che possa, a vostro avviso, essere interessante per il mercato che avete scelto di aggredire.</text:p>
      <text:p text:style-name="P1818">Idea <text:s/>n. <text:s/>1 <text:s text:c="3"/></text:p>
      <text:p text:style-name="P1819"><text:span text:style-name="T1820">Descrizione:</text:span><text:span text:style-name="T1821"><text:s text:c="2"/></text:span><text:span text:style-name="T1822">Applicazione che ti assiste durante lo<text:s/></text:span><text:span text:style-name="T1823">shopping online</text:span></text:p>
      <text:p text:style-name="P1824">Avere la possibilità di provare i vestiti su di sé oppure su un manichino con le proprie misure.</text:p>
      <text:p text:style-name="P1825">Grazie a degli occhiali di realtà aumentata, l’utente può visualizzare i vestiti direttamente su di sé (allo specchio).</text:p>
      <text:p text:style-name="P1826">I vestiti in catalogo<text:s/>vengono ricercati da più negozi (dai quali poi si potranno acquistare direttamente dal loro sito).</text:p>
      <text:p text:style-name="P1827">Inoltre l’applicazione offre assistenza per la scelta dei vestiti, proponendo in base ad uno stile, un tipo di evento, grazie ad un commesso virtuale.</text:p>
      <text:p text:style-name="P1828">Possibilità inoltre di salvare gli outfit preferiti e condivisione di essi su vari social.</text:p>
      <text:p text:style-name="P1829">La nostra startup crea il software, non gli occhialini di realtà aumentata (che sono già presenti sul mercato, perciò ci affideremo ai partner per integrarli).</text:p>
      <text:p text:style-name="P1830">L’applicazione può essere usata con AR, o anche senza (quindi con il manichino).</text:p>
      <text:p text:style-name="P1831"/>
      <text:p text:style-name="P1832"/>
      <text:p text:style-name="P1833">Idea <text:s/>n. 2 <text:s text:c="7"/></text:p>
      <text:p text:style-name="P1834">Descrizione: Ambiente virtuale dove progettare l’arredamento della propria casa</text:p>
      <text:p text:style-name="P1835">Visualizzazione dei mobili direttamente nella propria stanza, direttamente sullo schermo del proprio smartphone grazie alla realtà aumentata.</text:p>
      <text:p text:style-name="P1836">Oppure catturare la piantina della stanza grazie alla fotocamera a 360°, in modo da arredarla in seguito comodamente dal pc, o comunque non trovandosi sul luogo.</text:p>
      <text:p text:style-name="P1837">Per completezza e precisione, possibilità di inserire a mano le misure della stanza.</text:p>
      <text:p text:style-name="P1838">Personalizzazione dei colori dominanti della stanza e dello stile, in modo da avere consigli ed arredamenti automatici.</text:p>
      <text:p text:style-name="P1839">I mobili sono presi dal catalogo di diversi negozi.</text:p>
      <text:p text:style-name="P1840"/>
      <text:p text:style-name="P1841"/>
      <text:p text:style-name="P1842">Idea <text:s/>n. 3 <text:s text:c="4"/></text:p>
      <text:p text:style-name="P1843">Descrizione: <text:s/>Armatura sensoriale per maggiore coinvolgimento nei videogiochi</text:p>
      <text:p text:style-name="P1844">Armatura che si propone di portare ad un nuovo livello il videogiocatore. Permette di vivere il gioco in prima persona a 360 gradi.</text:p>
      <text:p text:style-name="P1845">Integrazione opzionale oppure no con visori di realtà virtuale (di altre aziende partner).</text:p>
      <text:p text:style-name="P1846">Questa armatura funge sia da recettore (quindi invia al giocatore elettrostimolazioni, sensazioni caldo/freddo, ecc), sia da controller (quindi ha sensori di movimento che fungono da controller per i movimenti del personaggio).</text:p>
      <text:p text:style-name="P1847">Personalizzazione dell’armatura con i gadget che si preferiscono (quindi variazione del prezzo in base alle scelte).</text:p>
      <text:p text:style-name="P1848"/>
      <text:p text:style-name="P1849"/>
      <text:p text:style-name="P1850">Idea <text:s/>n. 4 <text:s text:c="9"/></text:p>
      <text:p text:style-name="P1851">Descrizione: Poltrona sensoriale per una visione puù immersiva dei film</text:p>
      <text:p text:style-name="P1852">Creazione di una poltrona/armatura sensoriale<text:s/>per la visione dei film targetizzata ad utenti di età compresa tra i 14 e 30. E’ caratterizzata dalla presenza di attuatori, riscaldamento ad induzione e raffreddamento a liquido, occhiali 3d per film 3d, armatura fronte e retro + sedia (inizialmente scollegate). Si collega il retro dell’armatura alla sedia, ci si siede e si attacca la parte frontale dell’armatura con il retro, sedia e armatura successivamente si sincronizzano per produrre gli effetti desiderati.</text:p>
      <text:p text:style-name="P1853">Inoltre la sedia si muove e spruzza acqua nebulizzata.</text:p>
      <text:p text:style-name="P1854"/>
      <text:p text:style-name="P1855"/>
      <text:p text:style-name="P1856">Idea <text:s/>n. 5</text:p>
      <text:p text:style-name="P1857">Descrizione: Realtà virtuale per esercizi cardio</text:p>
      <text:p text:style-name="P1858">Visore VR per esercizi cardio: tapis-roulant o cyclette con visore virtuale extra da richiedere in palestra con musica integrata (per i suoni ambientali o per riprodurre la play list<text:s/>preferita), avatar di incoraggiamento che corre con te (coach virtuale), gratificazione al traguardo raggiunto (attraverso complimenti), acquisto di punti per i chilometri percorsi durante l’allenamento.</text:p>
      <text:p text:style-name="P1859"/>
      <text:p text:style-name="P1860"/>
      <text:p text:style-name="P1861">Idea n. 6 <text:s text:c="11"/></text:p>
      <text:p text:style-name="P1862">Descrizione: Tutor virtuale<text:s/>per la formazione dei nuovi assunti</text:p>
      <text:p text:style-name="P1863"/>
      <text:p text:style-name="P1864"/>
      <text:p text:style-name="P1865">Idea <text:s/>n. 7 <text:s text:c="10"/></text:p>
      <text:p text:style-name="P1866">Descrizione: Assistente virtuale per aiuto compiti per casa</text:p>
      <text:p text:style-name="P1867">Assistente virtuale per l’aiuto nei compiti a casa dei bambini con Gamification (stelline, caramelle, complimenti…).</text:p>
      <text:p text:style-name="P1868">E’ utile per le insegnanti per capire l’andamento della classe in base alla qualità delle spiegazioni e per spronare i bambini pigri delle scuole elementari a svolgere i compiti. L’assistente virtuale dovrà correggere i compiti non appena il bambino avrà terminato la scheda, mostrando il punteggio e la correzione delle risposte errate.</text:p>
      <text:p text:style-name="P1869"/>
      <text:p text:style-name="P1870"/>
      <text:p text:style-name="P1871">Idea n. 8 <text:s text:c="12"/></text:p>
      <text:p text:style-name="P1872"><text:span text:style-name="T1873">Descrizione: Realtà virtuale per anteprime mostre</text:span></text:p>
      <text:p text:style-name="P1874">Visori di realtà aumentata per la visualizzazione di musei virtuali a casa per vedere virtualmente un’anteprima del museo a favore della sua pubblicizzazione.</text:p>
      <text:p text:style-name="P1875"/>
      <text:p text:style-name="P1876"/>
      <text:p text:style-name="P1877">Idea n. 9 <text:s text:c="9"/></text:p>
      <text:p text:style-name="P1878">Descrizione: Realtà aumentata per visite ai musei</text:p>
      <text:p text:style-name="P1879">Integrazioni tramite realtà aumentata per la visualizzazione del museo presso i musei stessi fornendo maggiori informazioni sulle opere che si<text:s/>sta osservando, approfondendo l’esperienza legata alla visita rendendola più interessante e divertente.</text:p>
      <text:p text:style-name="P1880"/>
      <text:p text:style-name="P1881"/>
      <text:p text:style-name="P1882">Idea n. 10 <text:s text:c="6"/></text:p>
      <text:p text:style-name="P1883">Descrizione: Ambiente virtuale anti-stress con distruzione di oggetti</text:p>
      <text:p text:style-name="P1884">Ambiente in realtà virtuale con elementi distruttibili<text:s/>(anti-stress)</text:p>
      <text:p text:style-name="P1885">(es: le piazze principali di Padova come prato della valle, oppure musei, aule di scuola, stanze a tema). L’utente avrà la possibilità di selezionare le componenti che vuole distruggere ed i luoghi in cui poterlo fare. Possibilità di personalizzare gli spazi prendendo le foto originali e visualizzandole a 360°.</text:p>
      <text:p text:style-name="P1886"/>
      <text:h text:style-name="Titolo1" text:outline-level="1"/>
      <text:h text:style-name="Titolo1" text:outline-level="1">Selezione</text:h>
      <text:p text:style-name="Standard">Eseguite una sessione Kill&amp;Thrill sulle varie idee e scegliete le 2, 3 o 4 idee migliori.</text:p>
      <text:p text:style-name="Standard">Sulla base: dell’originalità, della fattibilità, della passione che vi suscitano.</text:p>
      <text:p text:style-name="P1887"><text:span text:style-name="T1888">I</text:span><text:span text:style-name="T1889">dea n°1:<text:s/></text:span></text:p>
      <text:p text:style-name="P1890"><text:span text:style-name="T1891">Thrill:<text:s/></text:span><text:span text:style-name="T1892"><text:tab/></text:span></text:p>
      <text:p text:style-name="P1893"><text:span text:style-name="T1894">innovativo, l’e-commerce è in rapida evoluzione, molto richiesto dai negozianti e dai clienti, facilità nella condivisione sui social e la ricezione dei pareri degli altri, possibilità di ricevere opinioni dall’assistente virtuale in mo</text:span><text:span text:style-name="T1895">do oggettivo, conoscere i negozi con le migliori offerte</text:span></text:p>
      <text:p text:style-name="P1896"><text:span text:style-name="T1897">Kill:</text:span></text:p>
      <text:p text:style-name="P1898"><text:span text:style-name="T1899">Fidelizzazione dei clienti con gli e-commerce già presenti, problema di accessibilità, pigrizia nel prendere le misure da dover inserire, l’insicurezza legata ad un negozio virtuale, poca fiduc</text:span><text:span text:style-name="T1900">ia nell’avatar, difficoltà nel virtualizzare gli abiti e gli accessori, difficoltà nell’adesione di più negozi.</text:span></text:p>
      <text:p text:style-name="P1901"/>
      <text:p text:style-name="P1902"><text:span text:style-name="T1903">Idea n°2:</text:span></text:p>
      <text:p text:style-name="P1904"><text:span text:style-name="T1905">Thrill:<text:s/></text:span></text:p>
      <text:p text:style-name="P1906"><text:span text:style-name="T1907">Avere un’idea immediata senza dover girare per diversi negozi, buon modo per la gestione dell’arredamento per l’arricchiment</text:span><text:span text:style-name="T1908">o delle idee, visualizzazione semi-realistica dell’appartamento arredato in maniera personalizzata, possibilità di esplorare più negozi in un colpo solo.</text:span></text:p>
      <text:p text:style-name="P1909"/>
      <text:p text:style-name="P1910"><text:span text:style-name="T1911">Kill:<text:s/></text:span></text:p>
      <text:p text:style-name="P1912"><text:span text:style-name="T1913">Competitor Ikea, il dover conoscere tutte le misure dell’appartamento, insicurezza dovuta all’</text:span><text:span text:style-name="T1914">assenza del negozio fisico, difficoltà di adesione da parte dei negozi.</text:span></text:p>
      <text:p text:style-name="P1915"/>
      <text:p text:style-name="P1916"><text:span text:style-name="T1917">Idea n°3:</text:span></text:p>
      <text:p text:style-name="P1918"><text:span text:style-name="T1919">Thrill: possibilità di provare sensazioni più profonde, nuova concezione del proprio corpo, vasto pubblico (soprattutto nerd), innovativo.</text:span></text:p>
      <text:p text:style-name="P1920"><text:span text:style-name="T1921">Kill: problemi nel lavaggio, disto</text:span><text:span text:style-name="T1922">gliere le persone dalla realtà, difficoltà di implementazione, gestione dei costi (molto elevati sul singolo individuo), non esistono videogiochi che rispecchiano quest’idea, diffidenza da parte dei genitori, molto specifica per il settore dei videogiochi.</text:span></text:p>
      <text:p text:style-name="P1923"/>
      <text:p text:style-name="P1924"><text:span text:style-name="T1925">Idea n°4:</text:span></text:p>
      <text:p text:style-name="P1926"><text:span text:style-name="T1927">Thrill: Nuova esperienza di cinema, possibilità di vivere in maniera più profonda il film, maggiore immedesimazione, rilancio del 3D (migliorandolo), implementazione con nuova tecnologia: alta apertura nelle implementazioni (in ambiti diversi),</text:span><text:span text:style-name="T1928"><text:s/>da poter utilizzare a Gardaland.</text:span></text:p>
      <text:p text:style-name="P1929"><text:span text:style-name="T1930">Kill: Costo molto elevato, le persone sono poco aperte a queste novità, rischio di fine come il 3d, percezioni spiacevoli sul corpo, esistenza di poltrone 9d, scarsa igiene (sudore).</text:span></text:p>
      <text:p text:style-name="P1931"/>
      <text:p text:style-name="P1932"><text:span text:style-name="T1933">Idea n°5:</text:span></text:p>
      <text:p text:style-name="P1934"><text:span text:style-name="T1935">Thrill: Incentivo per la<text:s/></text:span><text:span text:style-name="T1936">gente pigra o annoiata a fare sport, consapevolezza di essere seguiti, risparmio sul personale, soddisfazione personale al raggiungimento dei traguardi, utilizzabile anche da casa in presenza di visore (ampliabile come mercato in altri contesti), incentivo</text:span><text:span text:style-name="T1937"><text:s/>ad avanzare in classifica.</text:span></text:p>
      <text:p text:style-name="P1938"><text:span text:style-name="T1939">Kill: Problemi igienici, scoraggiamento se ultimi in classifica, aumento del costo degli abbonamenti, sfiducia per tale novità, difficoltà per la comunicazione visore-attrezzo.</text:span></text:p>
      <text:p text:style-name="P1940"/>
      <text:p text:style-name="P1941"><text:span text:style-name="T1942">Idea n°6:</text:span><text:span text:style-name="T1943"><text:s/></text:span></text:p>
      <text:p text:style-name="P1944"/>
      <text:p text:style-name="P1945"><text:span text:style-name="T1946">Thrill: Riduzione del personale per l’</text:span><text:span text:style-name="T1947">istruzione, maggior supporto per l’allievo, riduzione dei costi, possibilità di elaborare moduli aggiuntivi, disponibilità illimitata (a tutti gli orari).</text:span></text:p>
      <text:p text:style-name="P1948"><text:span text:style-name="T1949">Kill: Impossibilità di rispondere a domande mirate, riduzione del personale, frequenti aggiornamenti,</text:span><text:span text:style-name="T1950"><text:s/>deve poter prevedere tutti i possibili scenari, difficile per i lavori manuali, preferenza da parte dell’assunto di volere avere a che fare con umani, percezione diversa da parte dell’allievo, difetti da dover tenere in conto e correggere.</text:span></text:p>
      <text:p text:style-name="P1951"/>
      <text:p text:style-name="P1952"><text:span text:style-name="T1953">Idea n°7:</text:span></text:p>
      <text:p text:style-name="P1954"><text:span text:style-name="T1955">Thri</text:span><text:span text:style-name="T1956">ll: Incentivazione dello studio in tenera età, migliorare le buone abitudini, feedback immediato, correzione immediata, possibilità di seguire i bambini non seguiti dai genitori, inteso come compagno virtuale per i compiti, i bambini si sentono gratificati</text:span><text:span text:style-name="T1957"><text:s/>e possono prendere lo svolgere i compiti come un gioco, le generazioni sono predisposti alla tecnologia e quindi anche i bambini piccoli riescono ad utilizzarlo.</text:span></text:p>
      <text:p text:style-name="P1958"><text:span text:style-name="T1959">Kill: Le istituzioni non lo utilizzano, le maestre anziane hanno problemi di usabilità, diffi</text:span><text:span text:style-name="T1960">coltà di implementazione, alcuni bambini possono non avere gli strumenti per accedervi, copiare i compiti.</text:span></text:p>
      <text:p text:style-name="P1961"/>
      <text:p text:style-name="P1962"><text:span text:style-name="T1963">Idea n°8:</text:span></text:p>
      <text:p text:style-name="P1964"><text:span text:style-name="T1965">Thrill: avere più informazioni riguardo a ciò che si sta guardando, accesso di un pubblico maggiore (anche chi non è istruito), opportunit</text:span><text:span text:style-name="T1966">à per i proprietari del museo di presentarlo, attirare persone curiose, aumento degli incassi.<text:s/></text:span></text:p>
      <text:p text:style-name="P1967"><text:span text:style-name="T1968">Kill: Non tutti potrebbero riuscire ad utilizzare questa tecnologia, vedere le opere dal vivo è meglio del digitale.</text:span></text:p>
      <text:p text:style-name="P1969"/>
      <text:p text:style-name="P1970"><text:span text:style-name="T1971">Idea n°9:</text:span></text:p>
      <text:p text:style-name="P1972"><text:span text:style-name="T1973">Thrill: maggiore esperienza, mig</text:span><text:span text:style-name="T1974">liore alternativa all’audio guida, maggiori informazioni, maggiore interattività, maggiore incasso per i proprietari del museo, divertente per le famiglie con bambini, maggiore affluenza di clienti.</text:span></text:p>
      <text:p text:style-name="P1975"><text:span text:style-name="T1976">Kill: Aumento del costo, i clienti potrebbero non preferi</text:span><text:span text:style-name="T1977">rlo a causa del costo, difficoltà nell’usabilità, clientela ristretta, personalizzazione dell’implementazione (in base alle opere), esistono già strumenti digitali interattivi per musei</text:span></text:p>
      <text:p text:style-name="P1978"/>
      <text:p text:style-name="P1979"><text:span text:style-name="T1980">Idea n°10:</text:span></text:p>
      <text:p text:style-name="P1981"><text:span text:style-name="T1982">Thrill: costi ridotti rispetto le stanze vere, strumento<text:s/></text:span><text:span text:style-name="T1983">anti-stress, terapeutico, ambiente di allenamento per persone molto iraconde, in Italia ancora non esistono, adattamento a qualsiasi ambiente.</text:span></text:p>
      <text:p text:style-name="P1984"><text:span text:style-name="T1985">Kill: non si ha la stessa percezione fisica rispetto ad una stanza vera, difficile implementazione per la virtual</text:span><text:span text:style-name="T1986">izzazione degli oggetti, costo elevato per la gestione, mercato scarso.</text:span></text:p>
      <text:p text:style-name="P1987"/>
      <text:h text:style-name="Titolo1" text:outline-level="1">Motivazione</text:h>
      <text:p text:style-name="Standard">Perché avete scelto quelle specifiche idee e scartato le altre?</text:p>
      <text:p text:style-name="P1988">Abbiamo scelto le idee: 1 (Applicazione che ti assiste durante lo shopping online), 2 (Ambiente virtuale dove progettare l’arredamento della propria casa) e 3 (Armatura sensoriale per maggiore coinvolgimento nei videogiochi) tramite un sondaggio tra tutti i membri del gruppo, nel quale si chiedeva di selezionare tre preferenze a testa.</text:p>
      <text:p text:style-name="P1989">Idea n.1: Crediamo che sia un’esigenza avvertita da parte del mercato sia per la facilità nel vedersi gli abiti addosso che per ricevere consigli sull’outfit da parte del commesso virtuale. Inoltre nonostante l’idea sia già sorta a diversi competitor, non è ancora stata realizzata<text:s/>in modo da soddisfare del tutto i desideri e le esigente della nicchia di clienti che ne usufruirebbero.</text:p>
      <text:p text:style-name="P1990">Idea n.2: L’idea ci appariva a primo impatto molto fattibile, nonostante Ikea abbia già realizzato qualcosa di molto simile. La possibilità di rivolgerci a diverse agenzie immobiliari in qualità di partner potrebbe arricchire ulteriormente questo progetto, creando una piattaforma molto ricca. <text:s/></text:p>
      <text:p text:style-name="P1991"><text:span text:style-name="T1992">Idea n.3: Questa idea ci appassionava particolarmente, e risultava abbastanza innovativa e rivoluzionaria. La<text:s/></text:span><text:span text:style-name="T1993">fattibilità legata all’execution è ciò che più ci spaventa, in quanto non sappiamo se esistano le tecnologie necessarie all’effettiva realizzazione di questa né quali sono le implicazioni in ambito medico che comporta.</text:span></text:p>
      <text:h text:style-name="P1994" text:outline-level="1">Bozze di Modello</text:h>
      <text:p text:style-name="Standard">Date un nome a<text:s/>ciascuna delle idee selezionate e sviluppate le prime bozze di Business Model</text:p>
      <text:p text:style-name="Standard">Cercate di completare tutti i settori della cornice che ritenete cruciali. Evidenziate in maniera diversa i percorsi generati da VP o CS differenti.</text:p>
      <text:p text:style-name="Standard">Per ciascun Modello e ciascun<text:s/>blocco chiave cercate di evidenziare le criticità secondo l'analisi SWOT.</text:p>
      <text:p text:style-name="Standard">Copiate il canvas e lo SWOT per ogni idea di cui si voglia sviluppare la bozza di business Model (almeno 2).</text:p>
      <text:p text:style-name="P1995">Idea n°1: Virtual Try On</text:p>
      <text:p text:style-name="P1996"/>
      <text:p text:style-name="Standard"><text:span text:style-name="T1997"><draw:frame draw:z-index="0" draw:id="id1" draw:style-name="a1" draw:name="Object 1" text:anchor-type="as-char" svg:x="0in" svg:y="0in" svg:width="6.44167in" svg:height="9.11667in" style:rel-width="scale" style:rel-height="scale"><draw:object-ole draw:class-id="B801CA65-A1FC-11D0-85AD-444553540000" xlink:href="Object 1" xlink:type="simple" xlink:show="embed" xlink:actuate="onLoad"/><draw:image xlink:href="ObjectReplacements/Object 1" xlink:type="simple" xlink:show="embed" xlink:actuate="onLoad"/><svg:title/><svg:desc/></draw:frame></text:span></text:p>
      <table:table table:style-name="Table1998">
        <table:table-columns>
          <table:table-column table:style-name="TableColumn1999"/>
          <table:table-column table:style-name="TableColumn2000"/>
        </table:table-columns>
        <table:table-row table:style-name="TableRow2001">
          <table:table-cell table:style-name="TableCell2002" table:number-columns-spanned="2">
            <text:p text:style-name="P2003">SWOT Generale dell'Idea:</text:p>
          </table:table-cell>
          <table:covered-table-cell/>
        </table:table-row>
        <table:table-row table:style-name="TableRow2004">
          <table:table-cell table:style-name="TableCell2005">
            <text:p text:style-name="P2006">Punti di Forza</text:p>
          </table:table-cell>
          <table:table-cell table:style-name="TableCell2007">
            <text:p text:style-name="P2008">Punti di Debolezza</text:p>
          </table:table-cell>
        </table:table-row>
        <table:table-row table:style-name="TableRow2009">
          <table:table-cell table:style-name="TableCell2010">
            <text:p text:style-name="P2011"><text:span text:style-name="T2012">Opportunità</text:span></text:p>
          </table:table-cell>
          <table:table-cell table:style-name="TableCell2013">
            <text:p text:style-name="P2014">Minacce</text:p>
          </table:table-cell>
        </table:table-row>
      </table:table>
      <text:p text:style-name="Standard"/>
      <text:p text:style-name="Standard"/>
      <text:p text:style-name="Standard">Punti salienti emersi dallo SWOT dei singoli blocchi:</text:p>
      <text:p text:style-name="Standard"/>
      <table:table table:style-name="Table2015">
        <table:table-columns>
          <table:table-column table:style-name="TableColumn2016"/>
        </table:table-columns>
        <table:table-row table:style-name="TableRow2017">
          <table:table-cell table:style-name="TableCell2018">
            <text:p text:style-name="P2019"/>
          </table:table-cell>
        </table:table-row>
        <table:table-row table:style-name="TableRow2020">
          <table:table-cell table:style-name="TableCell2021">
            <text:p text:style-name="P2022"/>
          </table:table-cell>
        </table:table-row>
        <table:table-row table:style-name="TableRow2023">
          <table:table-cell table:style-name="TableCell2024">
            <text:p text:style-name="P2025"/>
          </table:table-cell>
        </table:table-row>
        <table:table-row table:style-name="TableRow2026">
          <table:table-cell table:style-name="TableCell2027">
            <text:p text:style-name="P2028"/>
          </table:table-cell>
        </table:table-row>
        <table:table-row table:style-name="TableRow2029">
          <table:table-cell table:style-name="TableCell2030">
            <text:p text:style-name="P2031"/>
          </table:table-cell>
        </table:table-row>
        <table:table-row table:style-name="TableRow2032">
          <table:table-cell table:style-name="TableCell2033">
            <text:p text:style-name="P2034"/>
          </table:table-cell>
        </table:table-row>
        <table:table-row table:style-name="TableRow2035">
          <table:table-cell table:style-name="TableCell2036">
            <text:p text:style-name="P2037"/>
          </table:table-cell>
        </table:table-row>
        <table:table-row table:style-name="TableRow2038">
          <table:table-cell table:style-name="TableCell2039">
            <text:p text:style-name="P2040"/>
          </table:table-cell>
        </table:table-row>
        <table:table-row table:style-name="TableRow2041">
          <table:table-cell table:style-name="TableCell2042">
            <text:p text:style-name="P2043"/>
          </table:table-cell>
        </table:table-row>
        <table:table-row table:style-name="TableRow2044">
          <table:table-cell table:style-name="TableCell2045">
            <text:p text:style-name="P2046"/>
          </table:table-cell>
        </table:table-row>
        <table:table-row table:style-name="TableRow2047">
          <table:table-cell table:style-name="TableCell2048">
            <text:p text:style-name="P2049"/>
          </table:table-cell>
        </table:table-row>
        <table:table-row table:style-name="TableRow2050">
          <table:table-cell table:style-name="TableCell2051">
            <text:p text:style-name="P2052"/>
          </table:table-cell>
        </table:table-row>
        <table:table-row table:style-name="TableRow2053">
          <table:table-cell table:style-name="TableCell2054">
            <text:p text:style-name="P2055"/>
          </table:table-cell>
        </table:table-row>
        <table:table-row table:style-name="TableRow2056">
          <table:table-cell table:style-name="TableCell2057">
            <text:p text:style-name="P2058"/>
          </table:table-cell>
        </table:table-row>
        <table:table-row table:style-name="TableRow2059">
          <table:table-cell table:style-name="TableCell2060">
            <text:p text:style-name="P2061"/>
          </table:table-cell>
        </table:table-row>
      </table:table>
      <text:p text:style-name="P2062"/>
      <text:p text:style-name="P2063"/>
      <text:p text:style-name="P2064">Idea n°2: AR Home Design</text:p>
      <text:p text:style-name="Standard"><text:span text:style-name="T2065"><draw:frame draw:z-index="0" draw:id="id2" draw:style-name="a2" draw:name="Object 3" text:anchor-type="as-char" svg:x="0in" svg:y="0in" svg:width="6.33333in" svg:height="8.95833in" style:rel-width="scale" style:rel-height="scale"><draw:object-ole draw:class-id="B801CA65-A1FC-11D0-85AD-444553540000" xlink:href="Object 2" xlink:type="simple" xlink:show="embed" xlink:actuate="onLoad"/><draw:image xlink:href="ObjectReplacements/Object 2" xlink:type="simple" xlink:show="embed" xlink:actuate="onLoad"/><svg:title/><svg:desc/></draw:frame></text:span></text:p>
      <table:table table:style-name="Table2066">
        <table:table-columns>
          <table:table-column table:style-name="TableColumn2067"/>
          <table:table-column table:style-name="TableColumn2068"/>
        </table:table-columns>
        <table:table-row table:style-name="TableRow2069">
          <table:table-cell table:style-name="TableCell2070" table:number-columns-spanned="2">
            <text:p text:style-name="P2071">SWOT Generale dell'Idea:</text:p>
          </table:table-cell>
          <table:covered-table-cell/>
        </table:table-row>
        <table:table-row table:style-name="TableRow2072">
          <table:table-cell table:style-name="TableCell2073">
            <text:p text:style-name="P2074">Punti di Forza</text:p>
          </table:table-cell>
          <table:table-cell table:style-name="TableCell2075">
            <text:p text:style-name="P2076">Punti di Debolezza</text:p>
          </table:table-cell>
        </table:table-row>
        <table:table-row table:style-name="TableRow2077">
          <table:table-cell table:style-name="TableCell2078">
            <text:p text:style-name="P2079"><text:span text:style-name="T2080">Opportunità</text:span></text:p>
          </table:table-cell>
          <table:table-cell table:style-name="TableCell2081">
            <text:p text:style-name="P2082">Minacce</text:p>
          </table:table-cell>
        </table:table-row>
      </table:table>
      <text:p text:style-name="Standard"/>
      <text:p text:style-name="Standard"/>
      <text:p text:style-name="Standard">Punti salienti emersi dallo SWOT dei singoli blocchi:</text:p>
      <text:p text:style-name="Standard"/>
      <table:table table:style-name="Table2083">
        <table:table-columns>
          <table:table-column table:style-name="TableColumn2084"/>
        </table:table-columns>
        <table:table-row table:style-name="TableRow2085">
          <table:table-cell table:style-name="TableCell2086">
            <text:p text:style-name="P2087"/>
          </table:table-cell>
        </table:table-row>
        <table:table-row table:style-name="TableRow2088">
          <table:table-cell table:style-name="TableCell2089">
            <text:p text:style-name="P2090"/>
          </table:table-cell>
        </table:table-row>
        <table:table-row table:style-name="TableRow2091">
          <table:table-cell table:style-name="TableCell2092">
            <text:p text:style-name="P2093"/>
          </table:table-cell>
        </table:table-row>
        <table:table-row table:style-name="TableRow2094">
          <table:table-cell table:style-name="TableCell2095">
            <text:p text:style-name="P2096"/>
          </table:table-cell>
        </table:table-row>
        <table:table-row table:style-name="TableRow2097">
          <table:table-cell table:style-name="TableCell2098">
            <text:p text:style-name="P2099"/>
          </table:table-cell>
        </table:table-row>
        <table:table-row table:style-name="TableRow2100">
          <table:table-cell table:style-name="TableCell2101">
            <text:p text:style-name="P2102"/>
          </table:table-cell>
        </table:table-row>
        <table:table-row table:style-name="TableRow2103">
          <table:table-cell table:style-name="TableCell2104">
            <text:p text:style-name="P2105"/>
          </table:table-cell>
        </table:table-row>
        <table:table-row table:style-name="TableRow2106">
          <table:table-cell table:style-name="TableCell2107">
            <text:p text:style-name="P2108"/>
          </table:table-cell>
        </table:table-row>
        <table:table-row table:style-name="TableRow2109">
          <table:table-cell table:style-name="TableCell2110">
            <text:p text:style-name="P2111"/>
          </table:table-cell>
        </table:table-row>
        <table:table-row table:style-name="TableRow2112">
          <table:table-cell table:style-name="TableCell2113">
            <text:p text:style-name="P2114"/>
          </table:table-cell>
        </table:table-row>
        <table:table-row table:style-name="TableRow2115">
          <table:table-cell table:style-name="TableCell2116">
            <text:p text:style-name="P2117"/>
          </table:table-cell>
        </table:table-row>
        <table:table-row table:style-name="TableRow2118">
          <table:table-cell table:style-name="TableCell2119">
            <text:p text:style-name="P2120"/>
          </table:table-cell>
        </table:table-row>
        <table:table-row table:style-name="TableRow2121">
          <table:table-cell table:style-name="TableCell2122">
            <text:p text:style-name="P2123"/>
          </table:table-cell>
        </table:table-row>
        <table:table-row table:style-name="TableRow2124">
          <table:table-cell table:style-name="TableCell2125">
            <text:p text:style-name="P2126"/>
          </table:table-cell>
        </table:table-row>
        <table:table-row table:style-name="TableRow2127">
          <table:table-cell table:style-name="TableCell2128">
            <text:p text:style-name="P2129"/>
          </table:table-cell>
        </table:table-row>
      </table:table>
      <text:p text:style-name="P2130"/>
      <text:p text:style-name="P2131">Idea n°3: Second Skin</text:p>
      <text:p text:style-name="P2132"/>
      <text:p text:style-name="Standard"><text:span text:style-name="T2133"><draw:frame draw:z-index="0" draw:id="id3" draw:style-name="a3" draw:name="Object 5" text:anchor-type="as-char" svg:x="0in" svg:y="0in" svg:width="6.43333in" svg:height="9.10833in" style:rel-width="scale" style:rel-height="scale"><draw:object-ole draw:class-id="B801CA65-A1FC-11D0-85AD-444553540000" xlink:href="Object 3" xlink:type="simple" xlink:show="embed" xlink:actuate="onLoad"/><draw:image xlink:href="ObjectReplacements/Object 3" xlink:type="simple" xlink:show="embed" xlink:actuate="onLoad"/><svg:title/><svg:desc/></draw:frame></text:span></text:p>
      <text:p text:style-name="P2134"/>
      <table:table table:style-name="Table2135">
        <table:table-columns>
          <table:table-column table:style-name="TableColumn2136"/>
          <table:table-column table:style-name="TableColumn2137"/>
        </table:table-columns>
        <table:table-row table:style-name="TableRow2138">
          <table:table-cell table:style-name="TableCell2139" table:number-columns-spanned="2">
            <text:p text:style-name="P2140">SWOT Generale dell'Idea:</text:p>
          </table:table-cell>
          <table:covered-table-cell/>
        </table:table-row>
        <table:table-row table:style-name="TableRow2141">
          <table:table-cell table:style-name="TableCell2142">
            <text:p text:style-name="P2143">Punti di Forza</text:p>
          </table:table-cell>
          <table:table-cell table:style-name="TableCell2144">
            <text:p text:style-name="P2145">Punti di Debolezza</text:p>
          </table:table-cell>
        </table:table-row>
        <table:table-row table:style-name="TableRow2146">
          <table:table-cell table:style-name="TableCell2147">
            <text:p text:style-name="P2148"><text:span text:style-name="T2149">Opportunità</text:span></text:p>
          </table:table-cell>
          <table:table-cell table:style-name="TableCell2150">
            <text:p text:style-name="P2151">Minacce</text:p>
          </table:table-cell>
        </table:table-row>
      </table:table>
      <text:p text:style-name="Standard"/>
      <text:p text:style-name="Standard"/>
      <text:p text:style-name="Standard">Punti salienti emersi dallo SWOT dei singoli blocchi:</text:p>
      <text:p text:style-name="Standard"/>
      <table:table table:style-name="Table2152">
        <table:table-columns>
          <table:table-column table:style-name="TableColumn2153"/>
        </table:table-columns>
        <table:table-row table:style-name="TableRow2154">
          <table:table-cell table:style-name="TableCell2155">
            <text:p text:style-name="P2156"/>
          </table:table-cell>
        </table:table-row>
        <table:table-row table:style-name="TableRow2157">
          <table:table-cell table:style-name="TableCell2158">
            <text:p text:style-name="P2159"/>
          </table:table-cell>
        </table:table-row>
        <table:table-row table:style-name="TableRow2160">
          <table:table-cell table:style-name="TableCell2161">
            <text:p text:style-name="P2162"/>
          </table:table-cell>
        </table:table-row>
        <table:table-row table:style-name="TableRow2163">
          <table:table-cell table:style-name="TableCell2164">
            <text:p text:style-name="P2165"/>
          </table:table-cell>
        </table:table-row>
        <table:table-row table:style-name="TableRow2166">
          <table:table-cell table:style-name="TableCell2167">
            <text:p text:style-name="P2168"/>
          </table:table-cell>
        </table:table-row>
        <table:table-row table:style-name="TableRow2169">
          <table:table-cell table:style-name="TableCell2170">
            <text:p text:style-name="P2171"/>
          </table:table-cell>
        </table:table-row>
        <table:table-row table:style-name="TableRow2172">
          <table:table-cell table:style-name="TableCell2173">
            <text:p text:style-name="P2174"/>
          </table:table-cell>
        </table:table-row>
        <table:table-row table:style-name="TableRow2175">
          <table:table-cell table:style-name="TableCell2176">
            <text:p text:style-name="P2177"/>
          </table:table-cell>
        </table:table-row>
        <table:table-row table:style-name="TableRow2178">
          <table:table-cell table:style-name="TableCell2179">
            <text:p text:style-name="P2180"/>
          </table:table-cell>
        </table:table-row>
        <table:table-row table:style-name="TableRow2181">
          <table:table-cell table:style-name="TableCell2182">
            <text:p text:style-name="P2183"/>
          </table:table-cell>
        </table:table-row>
        <table:table-row table:style-name="TableRow2184">
          <table:table-cell table:style-name="TableCell2185">
            <text:p text:style-name="P2186"/>
          </table:table-cell>
        </table:table-row>
        <table:table-row table:style-name="TableRow2187">
          <table:table-cell table:style-name="TableCell2188">
            <text:p text:style-name="P2189"/>
          </table:table-cell>
        </table:table-row>
        <table:table-row table:style-name="TableRow2190">
          <table:table-cell table:style-name="TableCell2191">
            <text:p text:style-name="P2192"/>
          </table:table-cell>
        </table:table-row>
        <table:table-row table:style-name="TableRow2193">
          <table:table-cell table:style-name="TableCell2194">
            <text:p text:style-name="P2195"/>
          </table:table-cell>
        </table:table-row>
        <table:table-row table:style-name="TableRow2196">
          <table:table-cell table:style-name="TableCell2197">
            <text:p text:style-name="P2198"/>
          </table:table-cell>
        </table:table-row>
      </table:table>
      <text:h text:style-name="Titolo1" text:outline-level="1"/>
      <text:h text:style-name="Titolo1" text:outline-level="1">Business Model Definitivo</text:h>
      <text:p text:style-name="Standard">Sulla base dei risultati dello SWOT sulle bozze di modelli selezionate l'Idea Definitiva.</text:p>
      <text:p text:style-name="Standard"/>
      <table:table table:style-name="Table2199">
        <table:table-columns>
          <table:table-column table:style-name="TableColumn2200"/>
        </table:table-columns>
        <table:table-row table:style-name="TableRow2201">
          <table:table-cell table:style-name="TableCell2202">
            <text:p text:style-name="P2203">Nome:</text:p>
          </table:table-cell>
        </table:table-row>
        <table:table-row table:style-name="TableRow2204">
          <table:table-cell table:style-name="TableCell2205">
            <text:p text:style-name="P2206"/>
            <text:p text:style-name="P2207">Descrizione:</text:p>
          </table:table-cell>
        </table:table-row>
        <table:table-row table:style-name="TableRow2208">
          <table:table-cell table:style-name="TableCell2209">
            <text:p text:style-name="P2210"/>
          </table:table-cell>
        </table:table-row>
        <table:table-row table:style-name="TableRow2211">
          <table:table-cell table:style-name="TableCell2212">
            <text:p text:style-name="P2213"/>
          </table:table-cell>
        </table:table-row>
        <table:table-row table:style-name="TableRow2214">
          <table:table-cell table:style-name="TableCell2215">
            <text:p text:style-name="P2216"/>
          </table:table-cell>
        </table:table-row>
        <table:table-row table:style-name="TableRow2217">
          <table:table-cell table:style-name="TableCell2218">
            <text:p text:style-name="P2219"/>
          </table:table-cell>
        </table:table-row>
        <table:table-row table:style-name="TableRow2220">
          <table:table-cell table:style-name="TableCell2221">
            <text:p text:style-name="P2222"/>
          </table:table-cell>
        </table:table-row>
        <table:table-row table:style-name="TableRow2223">
          <table:table-cell table:style-name="TableCell2224">
            <text:p text:style-name="P2225"/>
          </table:table-cell>
        </table:table-row>
        <table:table-row table:style-name="TableRow2226">
          <table:table-cell table:style-name="TableCell2227">
            <text:p text:style-name="P2228"/>
          </table:table-cell>
        </table:table-row>
        <table:table-row table:style-name="TableRow2229">
          <table:table-cell table:style-name="TableCell2230">
            <text:p text:style-name="P2231"/>
          </table:table-cell>
        </table:table-row>
        <table:table-row table:style-name="TableRow2232">
          <table:table-cell table:style-name="TableCell2233">
            <text:p text:style-name="P2234"/>
          </table:table-cell>
        </table:table-row>
        <table:table-row table:style-name="TableRow2235">
          <table:table-cell table:style-name="TableCell2236">
            <text:p text:style-name="P2237"/>
          </table:table-cell>
        </table:table-row>
        <table:table-row table:style-name="TableRow2238">
          <table:table-cell table:style-name="TableCell2239">
            <text:p text:style-name="P2240"/>
          </table:table-cell>
        </table:table-row>
        <table:table-row table:style-name="TableRow2241">
          <table:table-cell table:style-name="TableCell2242">
            <text:p text:style-name="P2243"/>
          </table:table-cell>
        </table:table-row>
        <table:table-row table:style-name="TableRow2244">
          <table:table-cell table:style-name="TableCell2245">
            <text:p text:style-name="P2246"/>
          </table:table-cell>
        </table:table-row>
        <table:table-row table:style-name="TableRow2247">
          <table:table-cell table:style-name="TableCell2248">
            <text:p text:style-name="P2249"/>
          </table:table-cell>
        </table:table-row>
        <table:table-row table:style-name="TableRow2250">
          <table:table-cell table:style-name="TableCell2251">
            <text:p text:style-name="P2252"/>
          </table:table-cell>
        </table:table-row>
        <table:table-row table:style-name="TableRow2253">
          <table:table-cell table:style-name="TableCell2254">
            <text:p text:style-name="P2255"/>
          </table:table-cell>
        </table:table-row>
        <table:table-row table:style-name="TableRow2256">
          <table:table-cell table:style-name="TableCell2257">
            <text:p text:style-name="P2258"/>
          </table:table-cell>
        </table:table-row>
        <table:table-row table:style-name="TableRow2259">
          <table:table-cell table:style-name="TableCell2260">
            <text:p text:style-name="P2261"/>
          </table:table-cell>
        </table:table-row>
        <table:table-row table:style-name="TableRow2262">
          <table:table-cell table:style-name="TableCell2263">
            <text:p text:style-name="P2264"/>
          </table:table-cell>
        </table:table-row>
        <table:table-row table:style-name="TableRow2265">
          <table:table-cell table:style-name="TableCell2266">
            <text:p text:style-name="P2267"/>
          </table:table-cell>
        </table:table-row>
        <table:table-row table:style-name="TableRow2268">
          <table:table-cell table:style-name="TableCell2269">
            <text:p text:style-name="P2270"/>
          </table:table-cell>
        </table:table-row>
        <table:table-row table:style-name="TableRow2271">
          <table:table-cell table:style-name="TableCell2272">
            <text:p text:style-name="P2273"/>
          </table:table-cell>
        </table:table-row>
        <table:table-row table:style-name="TableRow2274">
          <table:table-cell table:style-name="TableCell2275">
            <text:p text:style-name="P2276"/>
          </table:table-cell>
        </table:table-row>
        <table:table-row table:style-name="TableRow2277">
          <table:table-cell table:style-name="TableCell2278">
            <text:p text:style-name="P2279"/>
          </table:table-cell>
        </table:table-row>
        <table:table-row table:style-name="TableRow2280">
          <table:table-cell table:style-name="TableCell2281">
            <text:p text:style-name="P2282"/>
          </table:table-cell>
        </table:table-row>
        <table:table-row table:style-name="TableRow2283">
          <table:table-cell table:style-name="TableCell2284">
            <text:p text:style-name="P2285"/>
          </table:table-cell>
        </table:table-row>
        <table:table-row table:style-name="TableRow2286">
          <table:table-cell table:style-name="TableCell2287">
            <text:p text:style-name="P2288"/>
          </table:table-cell>
        </table:table-row>
        <table:table-row table:style-name="TableRow2289">
          <table:table-cell table:style-name="TableCell2290">
            <text:p text:style-name="P2291"/>
          </table:table-cell>
        </table:table-row>
        <table:table-row table:style-name="TableRow2292">
          <table:table-cell table:style-name="TableCell2293">
            <text:p text:style-name="P2294"/>
          </table:table-cell>
        </table:table-row>
        <table:table-row table:style-name="TableRow2295">
          <table:table-cell table:style-name="TableCell2296">
            <text:p text:style-name="P2297"/>
          </table:table-cell>
        </table:table-row>
        <table:table-row table:style-name="TableRow2298">
          <table:table-cell table:style-name="TableCell2299">
            <text:p text:style-name="P2300"/>
          </table:table-cell>
        </table:table-row>
        <table:table-row table:style-name="TableRow2301">
          <table:table-cell table:style-name="TableCell2302">
            <text:p text:style-name="P2303"/>
          </table:table-cell>
        </table:table-row>
        <table:table-row table:style-name="TableRow2304">
          <table:table-cell table:style-name="TableCell2305">
            <text:p text:style-name="P2306"/>
          </table:table-cell>
        </table:table-row>
        <table:table-row table:style-name="TableRow2307">
          <table:table-cell table:style-name="TableCell2308">
            <text:p text:style-name="P2309"/>
          </table:table-cell>
        </table:table-row>
        <table:table-row table:style-name="TableRow2310">
          <table:table-cell table:style-name="TableCell2311">
            <text:p text:style-name="P2312"/>
          </table:table-cell>
        </table:table-row>
        <table:table-row table:style-name="TableRow2313">
          <table:table-cell table:style-name="TableCell2314">
            <text:p text:style-name="P2315"/>
          </table:table-cell>
        </table:table-row>
        <table:table-row table:style-name="TableRow2316">
          <table:table-cell table:style-name="TableCell2317">
            <text:p text:style-name="P2318"/>
          </table:table-cell>
        </table:table-row>
        <table:table-row table:style-name="TableRow2319">
          <table:table-cell table:style-name="TableCell2320">
            <text:p text:style-name="P2321"/>
          </table:table-cell>
        </table:table-row>
        <table:table-row table:style-name="TableRow2322">
          <table:table-cell table:style-name="TableCell2323">
            <text:p text:style-name="P2324"/>
          </table:table-cell>
        </table:table-row>
        <table:table-row table:style-name="TableRow2325">
          <table:table-cell table:style-name="TableCell2326">
            <text:p text:style-name="P2327"/>
          </table:table-cell>
        </table:table-row>
        <table:table-row table:style-name="TableRow2328">
          <table:table-cell table:style-name="TableCell2329">
            <text:p text:style-name="P2330"/>
          </table:table-cell>
        </table:table-row>
        <table:table-row table:style-name="TableRow2331">
          <table:table-cell table:style-name="TableCell2332">
            <text:p text:style-name="P2333"/>
          </table:table-cell>
        </table:table-row>
        <table:table-row table:style-name="TableRow2334">
          <table:table-cell table:style-name="TableCell2335">
            <text:p text:style-name="P2336"/>
          </table:table-cell>
        </table:table-row>
      </table:table>
      <text:p text:style-name="Standard"/>
      <text:h text:style-name="Titolo1" text:outline-level="1">Soluzione delle Criticità</text:h>
      <text:p text:style-name="Standard">Come pensate di affrontare le<text:s/>criticità emerse dall'analisi SWOT? Come sfruttate i Punti di Forza e le Opportunità? Come gestite Debolezze e Minacce?</text:p>
      <text:p text:style-name="Standard"/>
      <table:table table:style-name="Table2337">
        <table:table-columns>
          <table:table-column table:style-name="TableColumn2338"/>
        </table:table-columns>
        <table:table-row table:style-name="TableRow2339">
          <table:table-cell table:style-name="TableCell2340">
            <text:p text:style-name="P2341"/>
          </table:table-cell>
        </table:table-row>
        <table:table-row table:style-name="TableRow2342">
          <table:table-cell table:style-name="TableCell2343">
            <text:p text:style-name="P2344"/>
          </table:table-cell>
        </table:table-row>
        <table:table-row table:style-name="TableRow2345">
          <table:table-cell table:style-name="TableCell2346">
            <text:p text:style-name="P2347"/>
          </table:table-cell>
        </table:table-row>
        <table:table-row table:style-name="TableRow2348">
          <table:table-cell table:style-name="TableCell2349">
            <text:p text:style-name="P2350"/>
          </table:table-cell>
        </table:table-row>
        <table:table-row table:style-name="TableRow2351">
          <table:table-cell table:style-name="TableCell2352">
            <text:p text:style-name="P2353"/>
          </table:table-cell>
        </table:table-row>
        <table:table-row table:style-name="TableRow2354">
          <table:table-cell table:style-name="TableCell2355">
            <text:p text:style-name="P2356"/>
          </table:table-cell>
        </table:table-row>
        <table:table-row table:style-name="TableRow2357">
          <table:table-cell table:style-name="TableCell2358">
            <text:p text:style-name="P2359"/>
          </table:table-cell>
        </table:table-row>
        <table:table-row table:style-name="TableRow2360">
          <table:table-cell table:style-name="TableCell2361">
            <text:p text:style-name="P2362"/>
          </table:table-cell>
        </table:table-row>
        <table:table-row table:style-name="TableRow2363">
          <table:table-cell table:style-name="TableCell2364">
            <text:p text:style-name="P2365"/>
          </table:table-cell>
        </table:table-row>
        <table:table-row table:style-name="TableRow2366">
          <table:table-cell table:style-name="TableCell2367">
            <text:p text:style-name="P2368"/>
          </table:table-cell>
        </table:table-row>
        <table:table-row table:style-name="TableRow2369">
          <table:table-cell table:style-name="TableCell2370">
            <text:p text:style-name="P2371"/>
          </table:table-cell>
        </table:table-row>
        <table:table-row table:style-name="TableRow2372">
          <table:table-cell table:style-name="TableCell2373">
            <text:p text:style-name="P2374"/>
          </table:table-cell>
        </table:table-row>
        <table:table-row table:style-name="TableRow2375">
          <table:table-cell table:style-name="TableCell2376">
            <text:p text:style-name="P2377"/>
          </table:table-cell>
        </table:table-row>
        <table:table-row table:style-name="TableRow2378">
          <table:table-cell table:style-name="TableCell2379">
            <text:p text:style-name="P2380"/>
          </table:table-cell>
        </table:table-row>
        <table:table-row table:style-name="TableRow2381">
          <table:table-cell table:style-name="TableCell2382">
            <text:p text:style-name="P2383"/>
          </table:table-cell>
        </table:table-row>
        <table:table-row table:style-name="TableRow2384">
          <table:table-cell table:style-name="TableCell2385">
            <text:p text:style-name="P2386"/>
          </table:table-cell>
        </table:table-row>
        <table:table-row table:style-name="TableRow2387">
          <table:table-cell table:style-name="TableCell2388">
            <text:p text:style-name="P2389"/>
          </table:table-cell>
        </table:table-row>
        <table:table-row table:style-name="TableRow2390">
          <table:table-cell table:style-name="TableCell2391">
            <text:p text:style-name="P2392"/>
          </table:table-cell>
        </table:table-row>
        <table:table-row table:style-name="TableRow2393">
          <table:table-cell table:style-name="TableCell2394">
            <text:p text:style-name="P2395"/>
          </table:table-cell>
        </table:table-row>
        <table:table-row table:style-name="TableRow2396">
          <table:table-cell table:style-name="TableCell2397">
            <text:p text:style-name="P2398"/>
          </table:table-cell>
        </table:table-row>
        <table:table-row table:style-name="TableRow2399">
          <table:table-cell table:style-name="TableCell2400">
            <text:p text:style-name="P2401"/>
          </table:table-cell>
        </table:table-row>
        <table:table-row table:style-name="TableRow2402">
          <table:table-cell table:style-name="TableCell2403">
            <text:p text:style-name="P2404"/>
          </table:table-cell>
        </table:table-row>
      </table:table>
      <text:p text:style-name="Standard"/>
      <text:h text:style-name="Titolo1" text:outline-level="1">Note, Conclusioni e Commenti sul Progetto definitivo</text:h>
      <text:p text:style-name="Standard"/>
      <table:table table:style-name="Table2405">
        <table:table-columns>
          <table:table-column table:style-name="TableColumn2406"/>
        </table:table-columns>
        <table:table-row table:style-name="TableRow2407">
          <table:table-cell table:style-name="TableCell2408">
            <text:p text:style-name="P2409"/>
          </table:table-cell>
        </table:table-row>
        <table:table-row table:style-name="TableRow2410">
          <table:table-cell table:style-name="TableCell2411">
            <text:p text:style-name="P2412"/>
          </table:table-cell>
        </table:table-row>
        <table:table-row table:style-name="TableRow2413">
          <table:table-cell table:style-name="TableCell2414">
            <text:p text:style-name="P2415"/>
          </table:table-cell>
        </table:table-row>
        <table:table-row table:style-name="TableRow2416">
          <table:table-cell table:style-name="TableCell2417">
            <text:p text:style-name="P2418"/>
          </table:table-cell>
        </table:table-row>
        <table:table-row table:style-name="TableRow2419">
          <table:table-cell table:style-name="TableCell2420">
            <text:p text:style-name="P2421"/>
          </table:table-cell>
        </table:table-row>
        <table:table-row table:style-name="TableRow2422">
          <table:table-cell table:style-name="TableCell2423">
            <text:p text:style-name="P2424"/>
          </table:table-cell>
        </table:table-row>
        <table:table-row table:style-name="TableRow2425">
          <table:table-cell table:style-name="TableCell2426">
            <text:p text:style-name="P2427"/>
          </table:table-cell>
        </table:table-row>
        <table:table-row table:style-name="TableRow2428">
          <table:table-cell table:style-name="TableCell2429">
            <text:p text:style-name="P2430"/>
          </table:table-cell>
        </table:table-row>
        <table:table-row table:style-name="TableRow2431">
          <table:table-cell table:style-name="TableCell2432">
            <text:p text:style-name="P2433"/>
          </table:table-cell>
        </table:table-row>
        <table:table-row table:style-name="TableRow2434">
          <table:table-cell table:style-name="TableCell2435">
            <text:p text:style-name="P2436"/>
          </table:table-cell>
        </table:table-row>
        <table:table-row table:style-name="TableRow2437">
          <table:table-cell table:style-name="TableCell2438">
            <text:p text:style-name="P2439"/>
          </table:table-cell>
        </table:table-row>
        <table:table-row table:style-name="TableRow2440">
          <table:table-cell table:style-name="TableCell2441">
            <text:p text:style-name="P2442"/>
          </table:table-cell>
        </table:table-row>
        <table:table-row table:style-name="TableRow2443">
          <table:table-cell table:style-name="TableCell2444">
            <text:p text:style-name="P2445"/>
          </table:table-cell>
        </table:table-row>
        <table:table-row table:style-name="TableRow2446">
          <table:table-cell table:style-name="TableCell2447">
            <text:p text:style-name="P2448"/>
          </table:table-cell>
        </table:table-row>
        <table:table-row table:style-name="TableRow2449">
          <table:table-cell table:style-name="TableCell2450">
            <text:p text:style-name="P2451"/>
          </table:table-cell>
        </table:table-row>
      </table:table>
      <text:p text:style-name="Standard">//immagine business model</text:p>
      <text:h text:style-name="Titolo1" text:outline-level="1">Clienti</text:h>
      <text:p text:style-name="Standard">Chi sono i clienti del progetto? Che caratteristiche demografiche hanno? Che valore possono trovare nel nostro prodotto/servizio?</text:p>
      <table:table table:style-name="Table2452">
        <table:table-columns>
          <table:table-column table:style-name="TableColumn2453"/>
        </table:table-columns>
        <table:table-row table:style-name="TableRow2454">
          <table:table-cell table:style-name="TableCell2455">
            <text:p text:style-name="P2456">Cliente <text:s/>n.: <text:s text:c="11"/>Descrizione:</text:p>
          </table:table-cell>
        </table:table-row>
        <table:table-row table:style-name="TableRow2457">
          <table:table-cell table:style-name="TableCell2458">
            <text:p text:style-name="P2459"/>
          </table:table-cell>
        </table:table-row>
        <table:table-row table:style-name="TableRow2460">
          <table:table-cell table:style-name="TableCell2461">
            <text:p text:style-name="P2462"/>
          </table:table-cell>
        </table:table-row>
        <table:table-row table:style-name="TableRow2463">
          <table:table-cell table:style-name="TableCell2464">
            <text:p text:style-name="P2465"/>
          </table:table-cell>
        </table:table-row>
        <table:table-row table:style-name="TableRow2466">
          <table:table-cell table:style-name="TableCell2467">
            <text:p text:style-name="P2468"/>
          </table:table-cell>
        </table:table-row>
        <table:table-row table:style-name="TableRow2469">
          <table:table-cell table:style-name="TableCell2470">
            <text:p text:style-name="P2471"/>
          </table:table-cell>
        </table:table-row>
        <table:table-row table:style-name="TableRow2472">
          <table:table-cell table:style-name="TableCell2473">
            <text:p text:style-name="P2474"/>
          </table:table-cell>
        </table:table-row>
      </table:table>
      <text:p text:style-name="Standard"/>
      <table:table table:style-name="Table2475">
        <table:table-columns>
          <table:table-column table:style-name="TableColumn2476"/>
        </table:table-columns>
        <table:table-row table:style-name="TableRow2477">
          <table:table-cell table:style-name="TableCell2478">
            <text:p text:style-name="P2479">Cliente <text:s/>n.: <text:s text:c="11"/>Descrizione:</text:p>
          </table:table-cell>
        </table:table-row>
        <table:table-row table:style-name="TableRow2480">
          <table:table-cell table:style-name="TableCell2481">
            <text:p text:style-name="P2482"/>
          </table:table-cell>
        </table:table-row>
        <table:table-row table:style-name="TableRow2483">
          <table:table-cell table:style-name="TableCell2484">
            <text:p text:style-name="P2485"/>
          </table:table-cell>
        </table:table-row>
        <table:table-row table:style-name="TableRow2486">
          <table:table-cell table:style-name="TableCell2487">
            <text:p text:style-name="P2488"/>
          </table:table-cell>
        </table:table-row>
        <table:table-row table:style-name="TableRow2489">
          <table:table-cell table:style-name="TableCell2490">
            <text:p text:style-name="P2491"/>
          </table:table-cell>
        </table:table-row>
        <table:table-row table:style-name="TableRow2492">
          <table:table-cell table:style-name="TableCell2493">
            <text:p text:style-name="P2494"/>
          </table:table-cell>
        </table:table-row>
        <table:table-row table:style-name="TableRow2495">
          <table:table-cell table:style-name="TableCell2496">
            <text:p text:style-name="P2497"/>
          </table:table-cell>
        </table:table-row>
      </table:table>
      <text:p text:style-name="Standard"/>
      <table:table table:style-name="Table2498">
        <table:table-columns>
          <table:table-column table:style-name="TableColumn2499"/>
        </table:table-columns>
        <table:table-row table:style-name="TableRow2500">
          <table:table-cell table:style-name="TableCell2501">
            <text:p text:style-name="P2502">Cliente <text:s/>n.: <text:s text:c="11"/>Descrizione:</text:p>
          </table:table-cell>
        </table:table-row>
        <table:table-row table:style-name="TableRow2503">
          <table:table-cell table:style-name="TableCell2504">
            <text:p text:style-name="P2505"/>
          </table:table-cell>
        </table:table-row>
        <table:table-row table:style-name="TableRow2506">
          <table:table-cell table:style-name="TableCell2507">
            <text:p text:style-name="P2508"/>
          </table:table-cell>
        </table:table-row>
        <table:table-row table:style-name="TableRow2509">
          <table:table-cell table:style-name="TableCell2510">
            <text:p text:style-name="P2511"/>
          </table:table-cell>
        </table:table-row>
        <table:table-row table:style-name="TableRow2512">
          <table:table-cell table:style-name="TableCell2513">
            <text:p text:style-name="P2514"/>
          </table:table-cell>
        </table:table-row>
        <table:table-row table:style-name="TableRow2515">
          <table:table-cell table:style-name="TableCell2516">
            <text:p text:style-name="P2517"/>
          </table:table-cell>
        </table:table-row>
        <table:table-row table:style-name="TableRow2518">
          <table:table-cell table:style-name="TableCell2519">
            <text:p text:style-name="P2520"/>
          </table:table-cell>
        </table:table-row>
      </table:table>
      <text:p text:style-name="Standard"/>
      <table:table table:style-name="Table2521">
        <table:table-columns>
          <table:table-column table:style-name="TableColumn2522"/>
        </table:table-columns>
        <table:table-row table:style-name="TableRow2523">
          <table:table-cell table:style-name="TableCell2524">
            <text:p text:style-name="P2525">Cliente <text:s/>n.: <text:s text:c="11"/>Descrizione:</text:p>
          </table:table-cell>
        </table:table-row>
        <table:table-row table:style-name="TableRow2526">
          <table:table-cell table:style-name="TableCell2527">
            <text:p text:style-name="P2528"/>
          </table:table-cell>
        </table:table-row>
        <table:table-row table:style-name="TableRow2529">
          <table:table-cell table:style-name="TableCell2530">
            <text:p text:style-name="P2531"/>
          </table:table-cell>
        </table:table-row>
        <table:table-row table:style-name="TableRow2532">
          <table:table-cell table:style-name="TableCell2533">
            <text:p text:style-name="P2534"/>
          </table:table-cell>
        </table:table-row>
        <table:table-row table:style-name="TableRow2535">
          <table:table-cell table:style-name="TableCell2536">
            <text:p text:style-name="P2537"/>
          </table:table-cell>
        </table:table-row>
        <table:table-row table:style-name="TableRow2538">
          <table:table-cell table:style-name="TableCell2539">
            <text:p text:style-name="P2540"/>
          </table:table-cell>
        </table:table-row>
        <table:table-row table:style-name="TableRow2541">
          <table:table-cell table:style-name="TableCell2542">
            <text:p text:style-name="P2543"/>
          </table:table-cell>
        </table:table-row>
      </table:table>
      <text:h text:style-name="Titolo1" text:outline-level="1"/>
      <text:p text:style-name="P2544"/>
      <text:h text:style-name="Titolo1" text:outline-level="1">Mercato</text:h>
      <text:p text:style-name="Standard">Come verranno raggiunti i clienti? Come verrà proposto il prodotto?</text:p>
      <text:h text:style-name="Titolo2" text:outline-level="2">Strategia di vendita</text:h>
      <text:p text:style-name="Standard">Come verrà venduto il prodotto/servizio?</text:p>
      <table:table table:style-name="Table2545">
        <table:table-columns>
          <table:table-column table:style-name="TableColumn2546"/>
        </table:table-columns>
        <table:table-row table:style-name="TableRow2547">
          <table:table-cell table:style-name="TableCell2548">
            <text:p text:style-name="P2549"/>
          </table:table-cell>
        </table:table-row>
        <table:table-row table:style-name="TableRow2550">
          <table:table-cell table:style-name="TableCell2551">
            <text:p text:style-name="P2552"/>
          </table:table-cell>
        </table:table-row>
        <table:table-row table:style-name="TableRow2553">
          <table:table-cell table:style-name="TableCell2554">
            <text:p text:style-name="P2555"/>
          </table:table-cell>
        </table:table-row>
        <table:table-row table:style-name="TableRow2556">
          <table:table-cell table:style-name="TableCell2557">
            <text:p text:style-name="P2558"/>
          </table:table-cell>
        </table:table-row>
        <table:table-row table:style-name="TableRow2559">
          <table:table-cell table:style-name="TableCell2560">
            <text:p text:style-name="P2561"/>
          </table:table-cell>
        </table:table-row>
        <table:table-row table:style-name="TableRow2562">
          <table:table-cell table:style-name="TableCell2563">
            <text:p text:style-name="P2564"/>
          </table:table-cell>
        </table:table-row>
        <table:table-row table:style-name="TableRow2565">
          <table:table-cell table:style-name="TableCell2566">
            <text:p text:style-name="P2567"/>
          </table:table-cell>
        </table:table-row>
        <table:table-row table:style-name="TableRow2568">
          <table:table-cell table:style-name="TableCell2569">
            <text:p text:style-name="P2570"/>
          </table:table-cell>
        </table:table-row>
        <table:table-row table:style-name="TableRow2571">
          <table:table-cell table:style-name="TableCell2572">
            <text:p text:style-name="P2573"/>
          </table:table-cell>
        </table:table-row>
        <table:table-row table:style-name="TableRow2574">
          <table:table-cell table:style-name="TableCell2575">
            <text:p text:style-name="P2576"/>
          </table:table-cell>
        </table:table-row>
        <table:table-row table:style-name="TableRow2577">
          <table:table-cell table:style-name="TableCell2578">
            <text:p text:style-name="P2579"/>
          </table:table-cell>
        </table:table-row>
      </table:table>
      <text:p text:style-name="Standard"/>
      <text:p text:style-name="P2580"/>
      <text:h text:style-name="Titolo1" text:outline-level="1">Vendita</text:h>
      <text:p text:style-name="Standard">Come verranno raggiunti i clienti? Come verrà proposto il prodotto?</text:p>
      <text:h text:style-name="Titolo2" text:outline-level="2">Strategia di vendita</text:h>
      <text:p text:style-name="Standard">Come verrà venduto il prodotto/servizio?</text:p>
      <table:table table:style-name="Table2581">
        <table:table-columns>
          <table:table-column table:style-name="TableColumn2582"/>
        </table:table-columns>
        <table:table-row table:style-name="TableRow2583">
          <table:table-cell table:style-name="TableCell2584">
            <text:p text:style-name="P2585"/>
          </table:table-cell>
        </table:table-row>
        <table:table-row table:style-name="TableRow2586">
          <table:table-cell table:style-name="TableCell2587">
            <text:p text:style-name="P2588"/>
          </table:table-cell>
        </table:table-row>
        <table:table-row table:style-name="TableRow2589">
          <table:table-cell table:style-name="TableCell2590">
            <text:p text:style-name="P2591"/>
          </table:table-cell>
        </table:table-row>
        <table:table-row table:style-name="TableRow2592">
          <table:table-cell table:style-name="TableCell2593">
            <text:p text:style-name="P2594"/>
          </table:table-cell>
        </table:table-row>
        <table:table-row table:style-name="TableRow2595">
          <table:table-cell table:style-name="TableCell2596">
            <text:p text:style-name="P2597"/>
          </table:table-cell>
        </table:table-row>
        <table:table-row table:style-name="TableRow2598">
          <table:table-cell table:style-name="TableCell2599">
            <text:p text:style-name="P2600"/>
          </table:table-cell>
        </table:table-row>
        <table:table-row table:style-name="TableRow2601">
          <table:table-cell table:style-name="TableCell2602">
            <text:p text:style-name="P2603"/>
          </table:table-cell>
        </table:table-row>
        <table:table-row table:style-name="TableRow2604">
          <table:table-cell table:style-name="TableCell2605">
            <text:p text:style-name="P2606"/>
          </table:table-cell>
        </table:table-row>
        <table:table-row table:style-name="TableRow2607">
          <table:table-cell table:style-name="TableCell2608">
            <text:p text:style-name="P2609"/>
          </table:table-cell>
        </table:table-row>
        <table:table-row table:style-name="TableRow2610">
          <table:table-cell table:style-name="TableCell2611">
            <text:p text:style-name="P2612"/>
          </table:table-cell>
        </table:table-row>
        <table:table-row table:style-name="TableRow2613">
          <table:table-cell table:style-name="TableCell2614">
            <text:p text:style-name="P2615"/>
          </table:table-cell>
        </table:table-row>
      </table:table>
      <text:p text:style-name="Standard"/>
      <text:p text:style-name="Standard">Quali sono le situazioni o i punti di contatto coi clienti?</text:p>
      <table:table table:style-name="Table2616">
        <table:table-columns>
          <table:table-column table:style-name="TableColumn2617"/>
        </table:table-columns>
        <table:table-row table:style-name="TableRow2618">
          <table:table-cell table:style-name="TableCell2619">
            <text:p text:style-name="P2620"/>
          </table:table-cell>
        </table:table-row>
        <table:table-row table:style-name="TableRow2621">
          <table:table-cell table:style-name="TableCell2622">
            <text:p text:style-name="P2623"/>
          </table:table-cell>
        </table:table-row>
        <table:table-row table:style-name="TableRow2624">
          <table:table-cell table:style-name="TableCell2625">
            <text:p text:style-name="P2626"/>
          </table:table-cell>
        </table:table-row>
        <table:table-row table:style-name="TableRow2627">
          <table:table-cell table:style-name="TableCell2628">
            <text:p text:style-name="P2629"/>
          </table:table-cell>
        </table:table-row>
        <table:table-row table:style-name="TableRow2630">
          <table:table-cell table:style-name="TableCell2631">
            <text:p text:style-name="P2632"/>
          </table:table-cell>
        </table:table-row>
        <table:table-row table:style-name="TableRow2633">
          <table:table-cell table:style-name="TableCell2634">
            <text:p text:style-name="P2635"/>
          </table:table-cell>
        </table:table-row>
        <table:table-row table:style-name="TableRow2636">
          <table:table-cell table:style-name="TableCell2637">
            <text:p text:style-name="P2638"/>
          </table:table-cell>
        </table:table-row>
        <table:table-row table:style-name="TableRow2639">
          <table:table-cell table:style-name="TableCell2640">
            <text:p text:style-name="P2641"/>
          </table:table-cell>
        </table:table-row>
        <table:table-row table:style-name="TableRow2642">
          <table:table-cell table:style-name="TableCell2643">
            <text:p text:style-name="P2644"/>
          </table:table-cell>
        </table:table-row>
        <table:table-row table:style-name="TableRow2645">
          <table:table-cell table:style-name="TableCell2646">
            <text:p text:style-name="P2647"/>
          </table:table-cell>
        </table:table-row>
        <table:table-row table:style-name="TableRow2648">
          <table:table-cell table:style-name="TableCell2649">
            <text:p text:style-name="P2650"/>
          </table:table-cell>
        </table:table-row>
      </table:table>
      <text:p text:style-name="Standard"/>
      <text:p text:style-name="Standard">Quanto costa la struttura di vendita? E che flusso di vendita genera? Qual è il costo di vendita per ogni prodotto/servizio?</text:p>
      <table:table table:style-name="Table2651">
        <table:table-columns>
          <table:table-column table:style-name="TableColumn2652"/>
        </table:table-columns>
        <table:table-row table:style-name="TableRow2653">
          <table:table-cell table:style-name="TableCell2654">
            <text:p text:style-name="P2655"/>
          </table:table-cell>
        </table:table-row>
        <table:table-row table:style-name="TableRow2656">
          <table:table-cell table:style-name="TableCell2657">
            <text:p text:style-name="P2658"/>
          </table:table-cell>
        </table:table-row>
        <table:table-row table:style-name="TableRow2659">
          <table:table-cell table:style-name="TableCell2660">
            <text:p text:style-name="P2661"/>
          </table:table-cell>
        </table:table-row>
        <table:table-row table:style-name="TableRow2662">
          <table:table-cell table:style-name="TableCell2663">
            <text:p text:style-name="P2664"/>
          </table:table-cell>
        </table:table-row>
        <table:table-row table:style-name="TableRow2665">
          <table:table-cell table:style-name="TableCell2666">
            <text:p text:style-name="P2667"/>
          </table:table-cell>
        </table:table-row>
        <table:table-row table:style-name="TableRow2668">
          <table:table-cell table:style-name="TableCell2669">
            <text:p text:style-name="P2670"/>
          </table:table-cell>
        </table:table-row>
        <table:table-row table:style-name="TableRow2671">
          <table:table-cell table:style-name="TableCell2672">
            <text:p text:style-name="P2673"/>
          </table:table-cell>
        </table:table-row>
        <table:table-row table:style-name="TableRow2674">
          <table:table-cell table:style-name="TableCell2675">
            <text:p text:style-name="P2676"/>
          </table:table-cell>
        </table:table-row>
        <table:table-row table:style-name="TableRow2677">
          <table:table-cell table:style-name="TableCell2678">
            <text:p text:style-name="P2679"/>
          </table:table-cell>
        </table:table-row>
        <table:table-row table:style-name="TableRow2680">
          <table:table-cell table:style-name="TableCell2681">
            <text:p text:style-name="P2682"/>
          </table:table-cell>
        </table:table-row>
        <table:table-row table:style-name="TableRow2683">
          <table:table-cell table:style-name="TableCell2684">
            <text:p text:style-name="P2685"/>
          </table:table-cell>
        </table:table-row>
      </table:table>
      <text:p text:style-name="Standard"/>
      <text:h text:style-name="Titolo1" text:outline-level="1">Canali</text:h>
      <text:p text:style-name="Standard">Quali canali verranno utilizzati durante le diverse fasi del ciclo di vendita?</text:p>
      <text:h text:style-name="Titolo2" text:outline-level="2">Awareness</text:h>
      <table:table table:style-name="Table2686">
        <table:table-columns>
          <table:table-column table:style-name="TableColumn2687"/>
        </table:table-columns>
        <table:table-row table:style-name="TableRow2688">
          <table:table-cell table:style-name="TableCell2689">
            <text:p text:style-name="P2690"/>
          </table:table-cell>
        </table:table-row>
        <table:table-row table:style-name="TableRow2691">
          <table:table-cell table:style-name="TableCell2692">
            <text:p text:style-name="P2693"/>
          </table:table-cell>
        </table:table-row>
        <table:table-row table:style-name="TableRow2694">
          <table:table-cell table:style-name="TableCell2695">
            <text:p text:style-name="P2696"/>
          </table:table-cell>
        </table:table-row>
        <table:table-row table:style-name="TableRow2697">
          <table:table-cell table:style-name="TableCell2698">
            <text:p text:style-name="P2699"/>
          </table:table-cell>
        </table:table-row>
      </table:table>
      <text:h text:style-name="Titolo2" text:outline-level="2">Selezione</text:h>
      <table:table table:style-name="Table2700">
        <table:table-columns>
          <table:table-column table:style-name="TableColumn2701"/>
        </table:table-columns>
        <table:table-row table:style-name="TableRow2702">
          <table:table-cell table:style-name="TableCell2703">
            <text:p text:style-name="P2704"/>
          </table:table-cell>
        </table:table-row>
        <table:table-row table:style-name="TableRow2705">
          <table:table-cell table:style-name="TableCell2706">
            <text:p text:style-name="P2707"/>
          </table:table-cell>
        </table:table-row>
        <table:table-row table:style-name="TableRow2708">
          <table:table-cell table:style-name="TableCell2709">
            <text:p text:style-name="P2710"/>
          </table:table-cell>
        </table:table-row>
        <table:table-row table:style-name="TableRow2711">
          <table:table-cell table:style-name="TableCell2712">
            <text:p text:style-name="P2713"/>
          </table:table-cell>
        </table:table-row>
      </table:table>
      <text:h text:style-name="Titolo2" text:outline-level="2">Acquisto</text:h>
      <table:table table:style-name="Table2714">
        <table:table-columns>
          <table:table-column table:style-name="TableColumn2715"/>
        </table:table-columns>
        <table:table-row table:style-name="TableRow2716">
          <table:table-cell table:style-name="TableCell2717">
            <text:p text:style-name="P2718"/>
          </table:table-cell>
        </table:table-row>
        <table:table-row table:style-name="TableRow2719">
          <table:table-cell table:style-name="TableCell2720">
            <text:p text:style-name="P2721"/>
          </table:table-cell>
        </table:table-row>
        <table:table-row table:style-name="TableRow2722">
          <table:table-cell table:style-name="TableCell2723">
            <text:p text:style-name="P2724"/>
          </table:table-cell>
        </table:table-row>
        <table:table-row table:style-name="TableRow2725">
          <table:table-cell table:style-name="TableCell2726">
            <text:p text:style-name="P2727"/>
          </table:table-cell>
        </table:table-row>
      </table:table>
      <text:h text:style-name="Titolo2" text:outline-level="2">Consegna</text:h>
      <table:table table:style-name="Table2728">
        <table:table-columns>
          <table:table-column table:style-name="TableColumn2729"/>
        </table:table-columns>
        <table:table-row table:style-name="TableRow2730">
          <table:table-cell table:style-name="TableCell2731">
            <text:p text:style-name="P2732"/>
          </table:table-cell>
        </table:table-row>
        <table:table-row table:style-name="TableRow2733">
          <table:table-cell table:style-name="TableCell2734">
            <text:p text:style-name="P2735"/>
          </table:table-cell>
        </table:table-row>
        <table:table-row table:style-name="TableRow2736">
          <table:table-cell table:style-name="TableCell2737">
            <text:p text:style-name="P2738"/>
          </table:table-cell>
        </table:table-row>
        <table:table-row table:style-name="TableRow2739">
          <table:table-cell table:style-name="TableCell2740">
            <text:p text:style-name="P2741"/>
          </table:table-cell>
        </table:table-row>
      </table:table>
      <text:h text:style-name="Titolo2" text:outline-level="2">Post-Vendita</text:h>
      <table:table table:style-name="Table2742">
        <table:table-columns>
          <table:table-column table:style-name="TableColumn2743"/>
        </table:table-columns>
        <table:table-row table:style-name="TableRow2744">
          <table:table-cell table:style-name="TableCell2745">
            <text:p text:style-name="P2746"/>
          </table:table-cell>
        </table:table-row>
        <table:table-row table:style-name="TableRow2747">
          <table:table-cell table:style-name="TableCell2748">
            <text:p text:style-name="P2749"/>
          </table:table-cell>
        </table:table-row>
        <table:table-row table:style-name="TableRow2750">
          <table:table-cell table:style-name="TableCell2751">
            <text:p text:style-name="P2752"/>
          </table:table-cell>
        </table:table-row>
        <table:table-row table:style-name="TableRow2753">
          <table:table-cell table:style-name="TableCell2754">
            <text:p text:style-name="P2755"/>
          </table:table-cell>
        </table:table-row>
      </table:table>
      <text:p text:style-name="Standard"/>
      <text:h text:style-name="Titolo1" text:outline-level="1"><text:s/></text:h>
      <text:p text:style-name="P2756"/>
      <text:h text:style-name="Titolo1" text:outline-level="1">Pricing</text:h>
      <text:p text:style-name="Standard">A che prezzo verrà venduto il Prodotto / Serrvizio sulla base dei costi di produzione/erogazione, dei competitor e della disponibilità di investimento del cliente?</text:p>
      <text:h text:style-name="Titolo2" text:outline-level="2">Costi di Produzione</text:h>
      <table:table table:style-name="Table2757">
        <table:table-columns>
          <table:table-column table:style-name="TableColumn2758"/>
        </table:table-columns>
        <table:table-row table:style-name="TableRow2759">
          <table:table-cell table:style-name="TableCell2760">
            <text:p text:style-name="P2761"/>
          </table:table-cell>
        </table:table-row>
        <table:table-row table:style-name="TableRow2762">
          <table:table-cell table:style-name="TableCell2763">
            <text:p text:style-name="P2764"/>
          </table:table-cell>
        </table:table-row>
        <table:table-row table:style-name="TableRow2765">
          <table:table-cell table:style-name="TableCell2766">
            <text:p text:style-name="P2767"/>
          </table:table-cell>
        </table:table-row>
        <table:table-row table:style-name="TableRow2768">
          <table:table-cell table:style-name="TableCell2769">
            <text:p text:style-name="P2770"/>
          </table:table-cell>
        </table:table-row>
      </table:table>
      <text:h text:style-name="Titolo2" text:outline-level="2">Prezzi dei Competitor</text:h>
      <table:table table:style-name="Table2771">
        <table:table-columns>
          <table:table-column table:style-name="TableColumn2772"/>
        </table:table-columns>
        <table:table-row table:style-name="TableRow2773">
          <table:table-cell table:style-name="TableCell2774">
            <text:p text:style-name="P2775"/>
          </table:table-cell>
        </table:table-row>
        <table:table-row table:style-name="TableRow2776">
          <table:table-cell table:style-name="TableCell2777">
            <text:p text:style-name="P2778"/>
          </table:table-cell>
        </table:table-row>
        <table:table-row table:style-name="TableRow2779">
          <table:table-cell table:style-name="TableCell2780">
            <text:p text:style-name="P2781"/>
          </table:table-cell>
        </table:table-row>
        <table:table-row table:style-name="TableRow2782">
          <table:table-cell table:style-name="TableCell2783">
            <text:p text:style-name="P2784"/>
          </table:table-cell>
        </table:table-row>
      </table:table>
      <text:h text:style-name="Titolo2" text:outline-level="2">Valore Percepito / Disponibilità di Investimento</text:h>
      <table:table table:style-name="Table2785">
        <table:table-columns>
          <table:table-column table:style-name="TableColumn2786"/>
        </table:table-columns>
        <table:table-row table:style-name="TableRow2787">
          <table:table-cell table:style-name="TableCell2788">
            <text:p text:style-name="P2789"/>
          </table:table-cell>
        </table:table-row>
        <table:table-row table:style-name="TableRow2790">
          <table:table-cell table:style-name="TableCell2791">
            <text:p text:style-name="P2792"/>
          </table:table-cell>
        </table:table-row>
        <table:table-row table:style-name="TableRow2793">
          <table:table-cell table:style-name="TableCell2794">
            <text:p text:style-name="P2795"/>
          </table:table-cell>
        </table:table-row>
        <table:table-row table:style-name="TableRow2796">
          <table:table-cell table:style-name="TableCell2797">
            <text:p text:style-name="P2798"/>
          </table:table-cell>
        </table:table-row>
      </table:table>
      <text:p text:style-name="Standard"/>
      <text:p text:style-name="P2799"/>
      <text:h text:style-name="Titolo1" text:outline-level="1">Budget</text:h>
      <text:p text:style-name="Standard">Eseguite un’analisi dei costi necessari per sostenere il progetto.</text:p>
      <text:p text:style-name="Standard"/>
      <text:p text:style-name="P2800"/>
      <table:table table:style-name="Table2801">
        <table:table-columns>
          <table:table-column table:style-name="TableColumn2802"/>
          <table:table-column table:style-name="TableColumn2803"/>
          <table:table-column table:style-name="TableColumn2804"/>
        </table:table-columns>
        <table:table-row table:style-name="TableRow2805">
          <table:table-cell table:style-name="TableCell2806">
            <text:h text:style-name="P2807" text:outline-level="1">Costi ANNO 1</text:h>
          </table:table-cell>
          <table:table-cell table:style-name="TableCell2808">
            <text:p text:style-name="P2809"/>
          </table:table-cell>
          <table:table-cell table:style-name="TableCell2810">
            <text:p text:style-name="P2811"/>
          </table:table-cell>
        </table:table-row>
        <table:table-row table:style-name="TableRow2812">
          <table:table-cell table:style-name="TableCell2813">
            <text:p text:style-name="P2814"/>
          </table:table-cell>
          <table:table-cell table:style-name="TableCell2815">
            <text:p text:style-name="P2816"/>
          </table:table-cell>
          <table:table-cell table:style-name="TableCell2817">
            <text:p text:style-name="P2818"/>
          </table:table-cell>
        </table:table-row>
        <table:table-row table:style-name="TableRow2819">
          <table:table-cell table:style-name="TableCell2820">
            <text:p text:style-name="P2821">Risorse Umane</text:p>
          </table:table-cell>
          <table:table-cell table:style-name="TableCell2822">
            <text:p text:style-name="P2823"/>
          </table:table-cell>
          <table:table-cell table:style-name="TableCell2824">
            <text:p text:style-name="P2825"/>
          </table:table-cell>
        </table:table-row>
        <table:table-row table:style-name="TableRow2826">
          <table:table-cell table:style-name="TableCell2827">
            <text:p text:style-name="P2828"/>
          </table:table-cell>
          <table:table-cell table:style-name="TableCell2829">
            <text:p text:style-name="P2830"/>
          </table:table-cell>
          <table:table-cell table:style-name="TableCell2831">
            <text:p text:style-name="P2832"/>
          </table:table-cell>
        </table:table-row>
        <table:table-row table:style-name="TableRow2833">
          <table:table-cell table:style-name="TableCell2834">
            <text:p text:style-name="P2835">Fondatori</text:p>
          </table:table-cell>
          <table:table-cell table:style-name="TableCell2836">
            <text:p text:style-name="P2837"/>
          </table:table-cell>
          <table:table-cell table:style-name="TableCell2838">
            <text:p text:style-name="P2839"/>
          </table:table-cell>
        </table:table-row>
        <table:table-row table:style-name="TableRow2840">
          <table:table-cell table:style-name="TableCell2841">
            <text:p text:style-name="P2842">nome</text:p>
          </table:table-cell>
          <table:table-cell table:style-name="TableCell2843">
            <text:p text:style-name="P2844">ruolo</text:p>
          </table:table-cell>
          <table:table-cell table:style-name="TableCell2845">
            <text:p text:style-name="P2846">stipendio lordo annuo</text:p>
          </table:table-cell>
        </table:table-row>
        <table:table-row table:style-name="TableRow2847">
          <table:table-cell table:style-name="TableCell2848">
            <text:p text:style-name="P2849"/>
          </table:table-cell>
          <table:table-cell table:style-name="TableCell2850">
            <text:p text:style-name="P2851"/>
          </table:table-cell>
          <table:table-cell table:style-name="TableCell2852">
            <text:p text:style-name="P2853"/>
          </table:table-cell>
        </table:table-row>
        <table:table-row table:style-name="TableRow2854">
          <table:table-cell table:style-name="TableCell2855">
            <text:p text:style-name="P2856"/>
          </table:table-cell>
          <table:table-cell table:style-name="TableCell2857">
            <text:p text:style-name="P2858"/>
          </table:table-cell>
          <table:table-cell table:style-name="TableCell2859">
            <text:p text:style-name="P2860"/>
          </table:table-cell>
        </table:table-row>
        <table:table-row table:style-name="TableRow2861">
          <table:table-cell table:style-name="TableCell2862">
            <text:p text:style-name="P2863"/>
          </table:table-cell>
          <table:table-cell table:style-name="TableCell2864">
            <text:p text:style-name="P2865"/>
          </table:table-cell>
          <table:table-cell table:style-name="TableCell2866">
            <text:p text:style-name="P2867"/>
          </table:table-cell>
        </table:table-row>
        <table:table-row table:style-name="TableRow2868">
          <table:table-cell table:style-name="TableCell2869">
            <text:p text:style-name="P2870"/>
          </table:table-cell>
          <table:table-cell table:style-name="TableCell2871">
            <text:p text:style-name="P2872"/>
          </table:table-cell>
          <table:table-cell table:style-name="TableCell2873">
            <text:p text:style-name="P2874"/>
          </table:table-cell>
        </table:table-row>
        <table:table-row table:style-name="TableRow2875">
          <table:table-cell table:style-name="TableCell2876">
            <text:p text:style-name="P2877"/>
          </table:table-cell>
          <table:table-cell table:style-name="TableCell2878">
            <text:p text:style-name="P2879"/>
          </table:table-cell>
          <table:table-cell table:style-name="TableCell2880">
            <text:p text:style-name="P2881"/>
          </table:table-cell>
        </table:table-row>
        <table:table-row table:style-name="TableRow2882">
          <table:table-cell table:style-name="TableCell2883">
            <text:p text:style-name="P2884"/>
          </table:table-cell>
          <table:table-cell table:style-name="TableCell2885">
            <text:p text:style-name="P2886"/>
          </table:table-cell>
          <table:table-cell table:style-name="TableCell2887">
            <text:p text:style-name="P2888"/>
          </table:table-cell>
        </table:table-row>
        <table:table-row table:style-name="TableRow2889">
          <table:table-cell table:style-name="TableCell2890">
            <text:p text:style-name="P2891">Staff</text:p>
          </table:table-cell>
          <table:table-cell table:style-name="TableCell2892">
            <text:p text:style-name="P2893"/>
          </table:table-cell>
          <table:table-cell table:style-name="TableCell2894">
            <text:p text:style-name="P2895"/>
          </table:table-cell>
        </table:table-row>
        <table:table-row table:style-name="TableRow2896">
          <table:table-cell table:style-name="TableCell2897">
            <text:p text:style-name="P2898">numero</text:p>
          </table:table-cell>
          <table:table-cell table:style-name="TableCell2899">
            <text:p text:style-name="P2900">ruolo</text:p>
          </table:table-cell>
          <table:table-cell table:style-name="TableCell2901">
            <text:p text:style-name="P2902">stipendio lordo annuo</text:p>
          </table:table-cell>
        </table:table-row>
        <table:table-row table:style-name="TableRow2903">
          <table:table-cell table:style-name="TableCell2904">
            <text:p text:style-name="P2905"/>
          </table:table-cell>
          <table:table-cell table:style-name="TableCell2906">
            <text:p text:style-name="P2907"/>
          </table:table-cell>
          <table:table-cell table:style-name="TableCell2908">
            <text:p text:style-name="P2909"/>
          </table:table-cell>
        </table:table-row>
        <table:table-row table:style-name="TableRow2910">
          <table:table-cell table:style-name="TableCell2911">
            <text:p text:style-name="P2912"/>
          </table:table-cell>
          <table:table-cell table:style-name="TableCell2913">
            <text:p text:style-name="P2914"/>
          </table:table-cell>
          <table:table-cell table:style-name="TableCell2915">
            <text:p text:style-name="P2916"/>
          </table:table-cell>
        </table:table-row>
        <table:table-row table:style-name="TableRow2917">
          <table:table-cell table:style-name="TableCell2918">
            <text:p text:style-name="P2919"/>
          </table:table-cell>
          <table:table-cell table:style-name="TableCell2920">
            <text:p text:style-name="P2921"/>
          </table:table-cell>
          <table:table-cell table:style-name="TableCell2922">
            <text:p text:style-name="P2923"/>
          </table:table-cell>
        </table:table-row>
        <table:table-row table:style-name="TableRow2924">
          <table:table-cell table:style-name="TableCell2925">
            <text:p text:style-name="P2926"/>
          </table:table-cell>
          <table:table-cell table:style-name="TableCell2927">
            <text:p text:style-name="P2928"/>
          </table:table-cell>
          <table:table-cell table:style-name="TableCell2929">
            <text:p text:style-name="P2930"/>
          </table:table-cell>
        </table:table-row>
        <table:table-row table:style-name="TableRow2931">
          <table:table-cell table:style-name="TableCell2932">
            <text:p text:style-name="P2933"/>
          </table:table-cell>
          <table:table-cell table:style-name="TableCell2934">
            <text:p text:style-name="P2935"/>
          </table:table-cell>
          <table:table-cell table:style-name="TableCell2936">
            <text:p text:style-name="P2937"/>
          </table:table-cell>
        </table:table-row>
        <table:table-row table:style-name="TableRow2938">
          <table:table-cell table:style-name="TableCell2939">
            <text:p text:style-name="P2940"/>
          </table:table-cell>
          <table:table-cell table:style-name="TableCell2941">
            <text:p text:style-name="P2942"/>
          </table:table-cell>
          <table:table-cell table:style-name="TableCell2943">
            <text:p text:style-name="P2944"/>
          </table:table-cell>
        </table:table-row>
        <table:table-row table:style-name="TableRow2945">
          <table:table-cell table:style-name="TableCell2946">
            <text:p text:style-name="P2947"/>
          </table:table-cell>
          <table:table-cell table:style-name="TableCell2948">
            <text:p text:style-name="P2949"/>
          </table:table-cell>
          <table:table-cell table:style-name="TableCell2950">
            <text:p text:style-name="P2951"/>
          </table:table-cell>
        </table:table-row>
        <table:table-row table:style-name="TableRow2952">
          <table:table-cell table:style-name="TableCell2953">
            <text:p text:style-name="P2954"/>
          </table:table-cell>
          <table:table-cell table:style-name="TableCell2955">
            <text:p text:style-name="P2956"/>
          </table:table-cell>
          <table:table-cell table:style-name="TableCell2957">
            <text:p text:style-name="P2958"/>
          </table:table-cell>
        </table:table-row>
        <table:table-row table:style-name="TableRow2959">
          <table:table-cell table:style-name="TableCell2960">
            <text:p text:style-name="P2961"/>
          </table:table-cell>
          <table:table-cell table:style-name="TableCell2962">
            <text:p text:style-name="P2963"/>
          </table:table-cell>
          <table:table-cell table:style-name="TableCell2964">
            <text:p text:style-name="P2965"/>
          </table:table-cell>
        </table:table-row>
        <table:table-row table:style-name="TableRow2966">
          <table:table-cell table:style-name="TableCell2967">
            <text:p text:style-name="P2968"/>
          </table:table-cell>
          <table:table-cell table:style-name="TableCell2969">
            <text:p text:style-name="P2970"/>
          </table:table-cell>
          <table:table-cell table:style-name="TableCell2971">
            <text:p text:style-name="P2972"/>
          </table:table-cell>
        </table:table-row>
        <table:table-row table:style-name="TableRow2973">
          <table:table-cell table:style-name="TableCell2974">
            <text:p text:style-name="P2975">Risorse Fisiche</text:p>
          </table:table-cell>
          <table:table-cell table:style-name="TableCell2976">
            <text:p text:style-name="P2977"/>
          </table:table-cell>
          <table:table-cell table:style-name="TableCell2978">
            <text:p text:style-name="P2979"/>
          </table:table-cell>
        </table:table-row>
        <table:table-row table:style-name="TableRow2980">
          <table:table-cell table:style-name="TableCell2981">
            <text:p text:style-name="P2982">Locali</text:p>
          </table:table-cell>
          <table:table-cell table:style-name="TableCell2983">
            <text:p text:style-name="P2984"/>
          </table:table-cell>
          <table:table-cell table:style-name="TableCell2985">
            <text:p text:style-name="P2986">Costo Annuale/Fisso</text:p>
          </table:table-cell>
        </table:table-row>
        <table:table-row table:style-name="TableRow2987">
          <table:table-cell table:style-name="TableCell2988">
            <text:p text:style-name="P2989"/>
          </table:table-cell>
          <table:table-cell table:style-name="TableCell2990">
            <text:p text:style-name="P2991"/>
          </table:table-cell>
          <table:table-cell table:style-name="TableCell2992">
            <text:p text:style-name="P2993"/>
          </table:table-cell>
        </table:table-row>
        <table:table-row table:style-name="TableRow2994">
          <table:table-cell table:style-name="TableCell2995">
            <text:p text:style-name="P2996"/>
          </table:table-cell>
          <table:table-cell table:style-name="TableCell2997">
            <text:p text:style-name="P2998"/>
          </table:table-cell>
          <table:table-cell table:style-name="TableCell2999">
            <text:p text:style-name="P3000"/>
          </table:table-cell>
        </table:table-row>
        <table:table-row table:style-name="TableRow3001">
          <table:table-cell table:style-name="TableCell3002">
            <text:p text:style-name="P3003"/>
          </table:table-cell>
          <table:table-cell table:style-name="TableCell3004">
            <text:p text:style-name="P3005"/>
          </table:table-cell>
          <table:table-cell table:style-name="TableCell3006">
            <text:p text:style-name="P3007"/>
          </table:table-cell>
        </table:table-row>
        <table:table-row table:style-name="TableRow3008">
          <table:table-cell table:style-name="TableCell3009" table:number-columns-spanned="2">
            <text:p text:style-name="P3010">Strutture/Macchinari/Software</text:p>
          </table:table-cell>
          <table:covered-table-cell/>
          <table:table-cell table:style-name="TableCell3011">
            <text:p text:style-name="P3012">Costo Annuale/Fisso</text:p>
          </table:table-cell>
        </table:table-row>
        <table:table-row table:style-name="TableRow3013">
          <table:table-cell table:style-name="TableCell3014">
            <text:p text:style-name="P3015"/>
          </table:table-cell>
          <table:table-cell table:style-name="TableCell3016">
            <text:p text:style-name="P3017"/>
          </table:table-cell>
          <table:table-cell table:style-name="TableCell3018">
            <text:p text:style-name="P3019"/>
          </table:table-cell>
        </table:table-row>
        <table:table-row table:style-name="TableRow3020">
          <table:table-cell table:style-name="TableCell3021">
            <text:p text:style-name="P3022"/>
          </table:table-cell>
          <table:table-cell table:style-name="TableCell3023">
            <text:p text:style-name="P3024"/>
          </table:table-cell>
          <table:table-cell table:style-name="TableCell3025">
            <text:p text:style-name="P3026"/>
          </table:table-cell>
        </table:table-row>
        <table:table-row table:style-name="TableRow3027">
          <table:table-cell table:style-name="TableCell3028">
            <text:p text:style-name="P3029"/>
          </table:table-cell>
          <table:table-cell table:style-name="TableCell3030">
            <text:p text:style-name="P3031"/>
          </table:table-cell>
          <table:table-cell table:style-name="TableCell3032">
            <text:p text:style-name="P3033"/>
          </table:table-cell>
        </table:table-row>
        <table:table-row table:style-name="TableRow3034">
          <table:table-cell table:style-name="TableCell3035">
            <text:p text:style-name="P3036"/>
          </table:table-cell>
          <table:table-cell table:style-name="TableCell3037">
            <text:p text:style-name="P3038"/>
          </table:table-cell>
          <table:table-cell table:style-name="TableCell3039">
            <text:p text:style-name="P3040"/>
          </table:table-cell>
        </table:table-row>
        <table:table-row table:style-name="TableRow3041">
          <table:table-cell table:style-name="TableCell3042">
            <text:p text:style-name="P3043"/>
          </table:table-cell>
          <table:table-cell table:style-name="TableCell3044">
            <text:p text:style-name="P3045"/>
          </table:table-cell>
          <table:table-cell table:style-name="TableCell3046">
            <text:p text:style-name="P3047"/>
          </table:table-cell>
        </table:table-row>
        <table:table-row table:style-name="TableRow3048">
          <table:table-cell table:style-name="TableCell3049">
            <text:p text:style-name="P3050"/>
          </table:table-cell>
          <table:table-cell table:style-name="TableCell3051">
            <text:p text:style-name="P3052"/>
          </table:table-cell>
          <table:table-cell table:style-name="TableCell3053">
            <text:p text:style-name="P3054"/>
          </table:table-cell>
        </table:table-row>
        <table:table-row table:style-name="TableRow3055">
          <table:table-cell table:style-name="TableCell3056">
            <text:p text:style-name="P3057"/>
          </table:table-cell>
          <table:table-cell table:style-name="TableCell3058">
            <text:p text:style-name="P3059"/>
          </table:table-cell>
          <table:table-cell table:style-name="TableCell3060">
            <text:p text:style-name="P3061"/>
          </table:table-cell>
        </table:table-row>
        <table:table-row table:style-name="TableRow3062">
          <table:table-cell table:style-name="TableCell3063">
            <text:p text:style-name="P3064"/>
          </table:table-cell>
          <table:table-cell table:style-name="TableCell3065">
            <text:p text:style-name="P3066"/>
          </table:table-cell>
          <table:table-cell table:style-name="TableCell3067">
            <text:p text:style-name="P3068"/>
          </table:table-cell>
        </table:table-row>
        <table:table-row table:style-name="TableRow3069">
          <table:table-cell table:style-name="TableCell3070">
            <text:p text:style-name="P3071"/>
          </table:table-cell>
          <table:table-cell table:style-name="TableCell3072">
            <text:p text:style-name="P3073"/>
          </table:table-cell>
          <table:table-cell table:style-name="TableCell3074">
            <text:p text:style-name="P3075"/>
          </table:table-cell>
        </table:table-row>
        <table:table-row table:style-name="TableRow3076">
          <table:table-cell table:style-name="TableCell3077">
            <text:p text:style-name="P3078"/>
          </table:table-cell>
          <table:table-cell table:style-name="TableCell3079">
            <text:p text:style-name="P3080"/>
          </table:table-cell>
          <table:table-cell table:style-name="TableCell3081">
            <text:p text:style-name="P3082"/>
          </table:table-cell>
        </table:table-row>
        <table:table-row table:style-name="TableRow3083">
          <table:table-cell table:style-name="TableCell3084">
            <text:p text:style-name="P3085"/>
          </table:table-cell>
          <table:table-cell table:style-name="TableCell3086">
            <text:p text:style-name="P3087"/>
          </table:table-cell>
          <table:table-cell table:style-name="TableCell3088">
            <text:p text:style-name="P3089"/>
          </table:table-cell>
        </table:table-row>
        <table:table-row table:style-name="TableRow3090">
          <table:table-cell table:style-name="TableCell3091">
            <text:p text:style-name="P3092"/>
          </table:table-cell>
          <table:table-cell table:style-name="TableCell3093">
            <text:p text:style-name="P3094"/>
          </table:table-cell>
          <table:table-cell table:style-name="TableCell3095">
            <text:p text:style-name="P3096"/>
          </table:table-cell>
        </table:table-row>
        <table:table-row table:style-name="TableRow3097">
          <table:table-cell table:style-name="TableCell3098">
            <text:p text:style-name="P3099"/>
          </table:table-cell>
          <table:table-cell table:style-name="TableCell3100">
            <text:p text:style-name="P3101"/>
          </table:table-cell>
          <table:table-cell table:style-name="TableCell3102">
            <text:p text:style-name="P3103"/>
          </table:table-cell>
        </table:table-row>
        <table:table-row table:style-name="TableRow3104">
          <table:table-cell table:style-name="TableCell3105">
            <text:p text:style-name="P3106"/>
          </table:table-cell>
          <table:table-cell table:style-name="TableCell3107">
            <text:p text:style-name="P3108"/>
          </table:table-cell>
          <table:table-cell table:style-name="TableCell3109">
            <text:p text:style-name="P3110"/>
          </table:table-cell>
        </table:table-row>
        <table:table-row table:style-name="TableRow3111">
          <table:table-cell table:style-name="TableCell3112">
            <text:p text:style-name="P3113"/>
          </table:table-cell>
          <table:table-cell table:style-name="TableCell3114">
            <text:p text:style-name="P3115"/>
          </table:table-cell>
          <table:table-cell table:style-name="TableCell3116">
            <text:p text:style-name="P3117"/>
          </table:table-cell>
        </table:table-row>
        <table:table-row table:style-name="TableRow3118">
          <table:table-cell table:style-name="TableCell3119">
            <text:p text:style-name="P3120"/>
          </table:table-cell>
          <table:table-cell table:style-name="TableCell3121">
            <text:p text:style-name="P3122"/>
          </table:table-cell>
          <table:table-cell table:style-name="TableCell3123">
            <text:p text:style-name="P3124"/>
          </table:table-cell>
        </table:table-row>
        <table:table-row table:style-name="TableRow3125">
          <table:table-cell table:style-name="TableCell3126">
            <text:p text:style-name="P3127"/>
          </table:table-cell>
          <table:table-cell table:style-name="TableCell3128">
            <text:p text:style-name="P3129"/>
          </table:table-cell>
          <table:table-cell table:style-name="TableCell3130">
            <text:p text:style-name="P3131"/>
          </table:table-cell>
        </table:table-row>
        <table:table-row table:style-name="TableRow3132">
          <table:table-cell table:style-name="TableCell3133">
            <text:p text:style-name="P3134">Risorse Intellettuali</text:p>
          </table:table-cell>
          <table:table-cell table:style-name="TableCell3135">
            <text:p text:style-name="P3136"/>
          </table:table-cell>
          <table:table-cell table:style-name="TableCell3137">
            <text:p text:style-name="P3138"/>
          </table:table-cell>
        </table:table-row>
        <table:table-row table:style-name="TableRow3139">
          <table:table-cell table:style-name="TableCell3140">
            <text:p text:style-name="P3141">Brevetti</text:p>
          </table:table-cell>
          <table:table-cell table:style-name="TableCell3142">
            <text:p text:style-name="P3143"/>
          </table:table-cell>
          <table:table-cell table:style-name="TableCell3144">
            <text:p text:style-name="P3145">Costo Annuale/Fisso</text:p>
          </table:table-cell>
        </table:table-row>
        <table:table-row table:style-name="TableRow3146">
          <table:table-cell table:style-name="TableCell3147">
            <text:p text:style-name="P3148"/>
          </table:table-cell>
          <table:table-cell table:style-name="TableCell3149">
            <text:p text:style-name="P3150"/>
          </table:table-cell>
          <table:table-cell table:style-name="TableCell3151">
            <text:p text:style-name="P3152"/>
          </table:table-cell>
        </table:table-row>
        <table:table-row table:style-name="TableRow3153">
          <table:table-cell table:style-name="TableCell3154">
            <text:p text:style-name="P3155"/>
          </table:table-cell>
          <table:table-cell table:style-name="TableCell3156">
            <text:p text:style-name="P3157"/>
          </table:table-cell>
          <table:table-cell table:style-name="TableCell3158">
            <text:p text:style-name="P3159"/>
          </table:table-cell>
        </table:table-row>
        <table:table-row table:style-name="TableRow3160">
          <table:table-cell table:style-name="TableCell3161">
            <text:p text:style-name="P3162"/>
          </table:table-cell>
          <table:table-cell table:style-name="TableCell3163">
            <text:p text:style-name="P3164"/>
          </table:table-cell>
          <table:table-cell table:style-name="TableCell3165">
            <text:p text:style-name="P3166"/>
          </table:table-cell>
        </table:table-row>
        <table:table-row table:style-name="TableRow3167">
          <table:table-cell table:style-name="TableCell3168">
            <text:p text:style-name="P3169"/>
          </table:table-cell>
          <table:table-cell table:style-name="TableCell3170">
            <text:p text:style-name="P3171"/>
          </table:table-cell>
          <table:table-cell table:style-name="TableCell3172">
            <text:p text:style-name="P3173"/>
          </table:table-cell>
        </table:table-row>
        <table:table-row table:style-name="TableRow3174">
          <table:table-cell table:style-name="TableCell3175">
            <text:p text:style-name="P3176"/>
          </table:table-cell>
          <table:table-cell table:style-name="TableCell3177">
            <text:p text:style-name="P3178"/>
          </table:table-cell>
          <table:table-cell table:style-name="TableCell3179">
            <text:p text:style-name="P3180"/>
          </table:table-cell>
        </table:table-row>
        <table:table-row table:style-name="TableRow3181">
          <table:table-cell table:style-name="TableCell3182">
            <text:p text:style-name="P3183"/>
          </table:table-cell>
          <table:table-cell table:style-name="TableCell3184">
            <text:p text:style-name="P3185"/>
          </table:table-cell>
          <table:table-cell table:style-name="TableCell3186">
            <text:p text:style-name="P3187"/>
          </table:table-cell>
        </table:table-row>
        <table:table-row table:style-name="TableRow3188">
          <table:table-cell table:style-name="TableCell3189">
            <text:p text:style-name="P3190"/>
          </table:table-cell>
          <table:table-cell table:style-name="TableCell3191">
            <text:p text:style-name="P3192"/>
          </table:table-cell>
          <table:table-cell table:style-name="TableCell3193">
            <text:p text:style-name="P3194"/>
          </table:table-cell>
        </table:table-row>
        <table:table-row table:style-name="TableRow3195">
          <table:table-cell table:style-name="TableCell3196">
            <text:p text:style-name="P3197"/>
          </table:table-cell>
          <table:table-cell table:style-name="TableCell3198">
            <text:p text:style-name="P3199"/>
          </table:table-cell>
          <table:table-cell table:style-name="TableCell3200">
            <text:p text:style-name="P3201"/>
          </table:table-cell>
        </table:table-row>
        <table:table-row table:style-name="TableRow3202">
          <table:table-cell table:style-name="TableCell3203">
            <text:p text:style-name="P3204"/>
          </table:table-cell>
          <table:table-cell table:style-name="TableCell3205">
            <text:p text:style-name="P3206"/>
          </table:table-cell>
          <table:table-cell table:style-name="TableCell3207">
            <text:p text:style-name="P3208"/>
          </table:table-cell>
        </table:table-row>
        <table:table-row table:style-name="TableRow3209">
          <table:table-cell table:style-name="TableCell3210">
            <text:p text:style-name="P3211"/>
          </table:table-cell>
          <table:table-cell table:style-name="TableCell3212">
            <text:p text:style-name="P3213"/>
          </table:table-cell>
          <table:table-cell table:style-name="TableCell3214">
            <text:p text:style-name="P3215"/>
          </table:table-cell>
        </table:table-row>
        <table:table-row table:style-name="TableRow3216">
          <table:table-cell table:style-name="TableCell3217">
            <text:p text:style-name="P3218"/>
          </table:table-cell>
          <table:table-cell table:style-name="TableCell3219">
            <text:p text:style-name="P3220"/>
          </table:table-cell>
          <table:table-cell table:style-name="TableCell3221">
            <text:p text:style-name="P3222"/>
          </table:table-cell>
        </table:table-row>
        <table:table-row table:style-name="TableRow3223">
          <table:table-cell table:style-name="TableCell3224">
            <text:p text:style-name="P3225"/>
          </table:table-cell>
          <table:table-cell table:style-name="TableCell3226">
            <text:p text:style-name="P3227"/>
          </table:table-cell>
          <table:table-cell table:style-name="TableCell3228">
            <text:p text:style-name="P3229"/>
          </table:table-cell>
        </table:table-row>
        <table:table-row table:style-name="TableRow3230">
          <table:table-cell table:style-name="TableCell3231">
            <text:p text:style-name="P3232">Altri Costi Fissi</text:p>
          </table:table-cell>
          <table:table-cell table:style-name="TableCell3233">
            <text:p text:style-name="P3234"/>
          </table:table-cell>
          <table:table-cell table:style-name="TableCell3235">
            <text:p text:style-name="P3236"/>
          </table:table-cell>
        </table:table-row>
        <table:table-row table:style-name="TableRow3237">
          <table:table-cell table:style-name="TableCell3238">
            <text:p text:style-name="P3239">Burocrazia</text:p>
          </table:table-cell>
          <table:table-cell table:style-name="TableCell3240">
            <text:p text:style-name="P3241"/>
          </table:table-cell>
          <table:table-cell table:style-name="TableCell3242">
            <text:p text:style-name="P3243">Costo Annuale/Fisso</text:p>
          </table:table-cell>
        </table:table-row>
        <table:table-row table:style-name="TableRow3244">
          <table:table-cell table:style-name="TableCell3245">
            <text:p text:style-name="P3246"/>
          </table:table-cell>
          <table:table-cell table:style-name="TableCell3247">
            <text:p text:style-name="P3248"/>
          </table:table-cell>
          <table:table-cell table:style-name="TableCell3249">
            <text:p text:style-name="P3250"/>
          </table:table-cell>
        </table:table-row>
        <table:table-row table:style-name="TableRow3251">
          <table:table-cell table:style-name="TableCell3252">
            <text:p text:style-name="P3253"/>
          </table:table-cell>
          <table:table-cell table:style-name="TableCell3254">
            <text:p text:style-name="P3255"/>
          </table:table-cell>
          <table:table-cell table:style-name="TableCell3256">
            <text:p text:style-name="P3257"/>
          </table:table-cell>
        </table:table-row>
        <table:table-row table:style-name="TableRow3258">
          <table:table-cell table:style-name="TableCell3259">
            <text:p text:style-name="P3260"/>
          </table:table-cell>
          <table:table-cell table:style-name="TableCell3261">
            <text:p text:style-name="P3262"/>
          </table:table-cell>
          <table:table-cell table:style-name="TableCell3263">
            <text:p text:style-name="P3264"/>
          </table:table-cell>
        </table:table-row>
        <table:table-row table:style-name="TableRow3265">
          <table:table-cell table:style-name="TableCell3266">
            <text:p text:style-name="P3267"/>
          </table:table-cell>
          <table:table-cell table:style-name="TableCell3268">
            <text:p text:style-name="P3269"/>
          </table:table-cell>
          <table:table-cell table:style-name="TableCell3270">
            <text:p text:style-name="P3271"/>
          </table:table-cell>
        </table:table-row>
        <table:table-row table:style-name="TableRow3272">
          <table:table-cell table:style-name="TableCell3273">
            <text:p text:style-name="P3274"/>
          </table:table-cell>
          <table:table-cell table:style-name="TableCell3275">
            <text:p text:style-name="P3276"/>
          </table:table-cell>
          <table:table-cell table:style-name="TableCell3277">
            <text:p text:style-name="P3278"/>
          </table:table-cell>
        </table:table-row>
        <table:table-row table:style-name="TableRow3279">
          <table:table-cell table:style-name="TableCell3280">
            <text:p text:style-name="P3281"/>
          </table:table-cell>
          <table:table-cell table:style-name="TableCell3282">
            <text:p text:style-name="P3283"/>
          </table:table-cell>
          <table:table-cell table:style-name="TableCell3284">
            <text:p text:style-name="P3285"/>
          </table:table-cell>
        </table:table-row>
        <table:table-row table:style-name="TableRow3286">
          <table:table-cell table:style-name="TableCell3287">
            <text:p text:style-name="P3288"/>
          </table:table-cell>
          <table:table-cell table:style-name="TableCell3289">
            <text:p text:style-name="P3290"/>
          </table:table-cell>
          <table:table-cell table:style-name="TableCell3291">
            <text:p text:style-name="P3292"/>
          </table:table-cell>
        </table:table-row>
        <table:table-row table:style-name="TableRow3293">
          <table:table-cell table:style-name="TableCell3294">
            <text:p text:style-name="P3295"/>
          </table:table-cell>
          <table:table-cell table:style-name="TableCell3296">
            <text:p text:style-name="P3297"/>
          </table:table-cell>
          <table:table-cell table:style-name="TableCell3298">
            <text:p text:style-name="P3299"/>
          </table:table-cell>
        </table:table-row>
        <table:table-row table:style-name="TableRow3300">
          <table:table-cell table:style-name="TableCell3301">
            <text:p text:style-name="P3302">Costi<text:s/>Variabili</text:p>
          </table:table-cell>
          <table:table-cell table:style-name="TableCell3303">
            <text:p text:style-name="P3304"/>
          </table:table-cell>
          <table:table-cell table:style-name="TableCell3305">
            <text:p text:style-name="P3306"/>
          </table:table-cell>
        </table:table-row>
        <table:table-row table:style-name="TableRow3307">
          <table:table-cell table:style-name="TableCell3308">
            <text:p text:style-name="P3309"/>
          </table:table-cell>
          <table:table-cell table:style-name="TableCell3310">
            <text:p text:style-name="P3311"/>
          </table:table-cell>
          <table:table-cell table:style-name="TableCell3312">
            <text:p text:style-name="P3313">Costo per unità di Prodotto</text:p>
          </table:table-cell>
        </table:table-row>
        <table:table-row table:style-name="TableRow3314">
          <table:table-cell table:style-name="TableCell3315">
            <text:p text:style-name="P3316"/>
          </table:table-cell>
          <table:table-cell table:style-name="TableCell3317">
            <text:p text:style-name="P3318"/>
          </table:table-cell>
          <table:table-cell table:style-name="TableCell3319">
            <text:p text:style-name="P3320"/>
          </table:table-cell>
        </table:table-row>
        <table:table-row table:style-name="TableRow3321">
          <table:table-cell table:style-name="TableCell3322">
            <text:p text:style-name="P3323"/>
          </table:table-cell>
          <table:table-cell table:style-name="TableCell3324">
            <text:p text:style-name="P3325"/>
          </table:table-cell>
          <table:table-cell table:style-name="TableCell3326">
            <text:p text:style-name="P3327"/>
          </table:table-cell>
        </table:table-row>
        <table:table-row table:style-name="TableRow3328">
          <table:table-cell table:style-name="TableCell3329">
            <text:p text:style-name="P3330"/>
          </table:table-cell>
          <table:table-cell table:style-name="TableCell3331">
            <text:p text:style-name="P3332"/>
          </table:table-cell>
          <table:table-cell table:style-name="TableCell3333">
            <text:p text:style-name="P3334"/>
          </table:table-cell>
        </table:table-row>
        <table:table-row table:style-name="TableRow3335">
          <table:table-cell table:style-name="TableCell3336">
            <text:p text:style-name="P3337"/>
          </table:table-cell>
          <table:table-cell table:style-name="TableCell3338">
            <text:p text:style-name="P3339"/>
          </table:table-cell>
          <table:table-cell table:style-name="TableCell3340">
            <text:p text:style-name="P3341"/>
          </table:table-cell>
        </table:table-row>
      </table:table>
      <text:p text:style-name="Standard"/>
      <text:p text:style-name="Standard"/>
      <text:p text:style-name="P3342"/>
      <table:table table:style-name="Table3343">
        <table:table-columns>
          <table:table-column table:style-name="TableColumn3344"/>
          <table:table-column table:style-name="TableColumn3345"/>
          <table:table-column table:style-name="TableColumn3346"/>
        </table:table-columns>
        <table:table-row table:style-name="TableRow3347">
          <table:table-cell table:style-name="TableCell3348">
            <text:h text:style-name="P3349" text:outline-level="1">Costi ANNO 2</text:h>
          </table:table-cell>
          <table:table-cell table:style-name="TableCell3350">
            <text:p text:style-name="P3351"/>
          </table:table-cell>
          <table:table-cell table:style-name="TableCell3352">
            <text:p text:style-name="P3353"/>
          </table:table-cell>
        </table:table-row>
        <table:table-row table:style-name="TableRow3354">
          <table:table-cell table:style-name="TableCell3355">
            <text:p text:style-name="P3356"/>
          </table:table-cell>
          <table:table-cell table:style-name="TableCell3357">
            <text:p text:style-name="P3358"/>
          </table:table-cell>
          <table:table-cell table:style-name="TableCell3359">
            <text:p text:style-name="P3360"/>
          </table:table-cell>
        </table:table-row>
        <table:table-row table:style-name="TableRow3361">
          <table:table-cell table:style-name="TableCell3362">
            <text:p text:style-name="P3363">Risorse Umane</text:p>
          </table:table-cell>
          <table:table-cell table:style-name="TableCell3364">
            <text:p text:style-name="P3365"/>
          </table:table-cell>
          <table:table-cell table:style-name="TableCell3366">
            <text:p text:style-name="P3367"/>
          </table:table-cell>
        </table:table-row>
        <table:table-row table:style-name="TableRow3368">
          <table:table-cell table:style-name="TableCell3369">
            <text:p text:style-name="P3370"/>
          </table:table-cell>
          <table:table-cell table:style-name="TableCell3371">
            <text:p text:style-name="P3372"/>
          </table:table-cell>
          <table:table-cell table:style-name="TableCell3373">
            <text:p text:style-name="P3374"/>
          </table:table-cell>
        </table:table-row>
        <table:table-row table:style-name="TableRow3375">
          <table:table-cell table:style-name="TableCell3376">
            <text:p text:style-name="P3377">Fondatori</text:p>
          </table:table-cell>
          <table:table-cell table:style-name="TableCell3378">
            <text:p text:style-name="P3379"/>
          </table:table-cell>
          <table:table-cell table:style-name="TableCell3380">
            <text:p text:style-name="P3381"/>
          </table:table-cell>
        </table:table-row>
        <table:table-row table:style-name="TableRow3382">
          <table:table-cell table:style-name="TableCell3383">
            <text:p text:style-name="P3384">nome</text:p>
          </table:table-cell>
          <table:table-cell table:style-name="TableCell3385">
            <text:p text:style-name="P3386">ruolo</text:p>
          </table:table-cell>
          <table:table-cell table:style-name="TableCell3387">
            <text:p text:style-name="P3388">stipendio lordo annuo</text:p>
          </table:table-cell>
        </table:table-row>
        <table:table-row table:style-name="TableRow3389">
          <table:table-cell table:style-name="TableCell3390">
            <text:p text:style-name="P3391"/>
          </table:table-cell>
          <table:table-cell table:style-name="TableCell3392">
            <text:p text:style-name="P3393"/>
          </table:table-cell>
          <table:table-cell table:style-name="TableCell3394">
            <text:p text:style-name="P3395"/>
          </table:table-cell>
        </table:table-row>
        <table:table-row table:style-name="TableRow3396">
          <table:table-cell table:style-name="TableCell3397">
            <text:p text:style-name="P3398"/>
          </table:table-cell>
          <table:table-cell table:style-name="TableCell3399">
            <text:p text:style-name="P3400"/>
          </table:table-cell>
          <table:table-cell table:style-name="TableCell3401">
            <text:p text:style-name="P3402"/>
          </table:table-cell>
        </table:table-row>
        <table:table-row table:style-name="TableRow3403">
          <table:table-cell table:style-name="TableCell3404">
            <text:p text:style-name="P3405"/>
          </table:table-cell>
          <table:table-cell table:style-name="TableCell3406">
            <text:p text:style-name="P3407"/>
          </table:table-cell>
          <table:table-cell table:style-name="TableCell3408">
            <text:p text:style-name="P3409"/>
          </table:table-cell>
        </table:table-row>
        <table:table-row table:style-name="TableRow3410">
          <table:table-cell table:style-name="TableCell3411">
            <text:p text:style-name="P3412"/>
          </table:table-cell>
          <table:table-cell table:style-name="TableCell3413">
            <text:p text:style-name="P3414"/>
          </table:table-cell>
          <table:table-cell table:style-name="TableCell3415">
            <text:p text:style-name="P3416"/>
          </table:table-cell>
        </table:table-row>
        <table:table-row table:style-name="TableRow3417">
          <table:table-cell table:style-name="TableCell3418">
            <text:p text:style-name="P3419"/>
          </table:table-cell>
          <table:table-cell table:style-name="TableCell3420">
            <text:p text:style-name="P3421"/>
          </table:table-cell>
          <table:table-cell table:style-name="TableCell3422">
            <text:p text:style-name="P3423"/>
          </table:table-cell>
        </table:table-row>
        <table:table-row table:style-name="TableRow3424">
          <table:table-cell table:style-name="TableCell3425">
            <text:p text:style-name="P3426"/>
          </table:table-cell>
          <table:table-cell table:style-name="TableCell3427">
            <text:p text:style-name="P3428"/>
          </table:table-cell>
          <table:table-cell table:style-name="TableCell3429">
            <text:p text:style-name="P3430"/>
          </table:table-cell>
        </table:table-row>
        <table:table-row table:style-name="TableRow3431">
          <table:table-cell table:style-name="TableCell3432">
            <text:p text:style-name="P3433">Staff</text:p>
          </table:table-cell>
          <table:table-cell table:style-name="TableCell3434">
            <text:p text:style-name="P3435"/>
          </table:table-cell>
          <table:table-cell table:style-name="TableCell3436">
            <text:p text:style-name="P3437"/>
          </table:table-cell>
        </table:table-row>
        <table:table-row table:style-name="TableRow3438">
          <table:table-cell table:style-name="TableCell3439">
            <text:p text:style-name="P3440">numero</text:p>
          </table:table-cell>
          <table:table-cell table:style-name="TableCell3441">
            <text:p text:style-name="P3442">ruolo</text:p>
          </table:table-cell>
          <table:table-cell table:style-name="TableCell3443">
            <text:p text:style-name="P3444">stipendio lordo annuo</text:p>
          </table:table-cell>
        </table:table-row>
        <table:table-row table:style-name="TableRow3445">
          <table:table-cell table:style-name="TableCell3446">
            <text:p text:style-name="P3447"/>
          </table:table-cell>
          <table:table-cell table:style-name="TableCell3448">
            <text:p text:style-name="P3449"/>
          </table:table-cell>
          <table:table-cell table:style-name="TableCell3450">
            <text:p text:style-name="P3451"/>
          </table:table-cell>
        </table:table-row>
        <table:table-row table:style-name="TableRow3452">
          <table:table-cell table:style-name="TableCell3453">
            <text:p text:style-name="P3454"/>
          </table:table-cell>
          <table:table-cell table:style-name="TableCell3455">
            <text:p text:style-name="P3456"/>
          </table:table-cell>
          <table:table-cell table:style-name="TableCell3457">
            <text:p text:style-name="P3458"/>
          </table:table-cell>
        </table:table-row>
        <table:table-row table:style-name="TableRow3459">
          <table:table-cell table:style-name="TableCell3460">
            <text:p text:style-name="P3461"/>
          </table:table-cell>
          <table:table-cell table:style-name="TableCell3462">
            <text:p text:style-name="P3463"/>
          </table:table-cell>
          <table:table-cell table:style-name="TableCell3464">
            <text:p text:style-name="P3465"/>
          </table:table-cell>
        </table:table-row>
        <table:table-row table:style-name="TableRow3466">
          <table:table-cell table:style-name="TableCell3467">
            <text:p text:style-name="P3468"/>
          </table:table-cell>
          <table:table-cell table:style-name="TableCell3469">
            <text:p text:style-name="P3470"/>
          </table:table-cell>
          <table:table-cell table:style-name="TableCell3471">
            <text:p text:style-name="P3472"/>
          </table:table-cell>
        </table:table-row>
        <table:table-row table:style-name="TableRow3473">
          <table:table-cell table:style-name="TableCell3474">
            <text:p text:style-name="P3475"/>
          </table:table-cell>
          <table:table-cell table:style-name="TableCell3476">
            <text:p text:style-name="P3477"/>
          </table:table-cell>
          <table:table-cell table:style-name="TableCell3478">
            <text:p text:style-name="P3479"/>
          </table:table-cell>
        </table:table-row>
        <table:table-row table:style-name="TableRow3480">
          <table:table-cell table:style-name="TableCell3481">
            <text:p text:style-name="P3482"/>
          </table:table-cell>
          <table:table-cell table:style-name="TableCell3483">
            <text:p text:style-name="P3484"/>
          </table:table-cell>
          <table:table-cell table:style-name="TableCell3485">
            <text:p text:style-name="P3486"/>
          </table:table-cell>
        </table:table-row>
        <table:table-row table:style-name="TableRow3487">
          <table:table-cell table:style-name="TableCell3488">
            <text:p text:style-name="P3489"/>
          </table:table-cell>
          <table:table-cell table:style-name="TableCell3490">
            <text:p text:style-name="P3491"/>
          </table:table-cell>
          <table:table-cell table:style-name="TableCell3492">
            <text:p text:style-name="P3493"/>
          </table:table-cell>
        </table:table-row>
        <table:table-row table:style-name="TableRow3494">
          <table:table-cell table:style-name="TableCell3495">
            <text:p text:style-name="P3496"/>
          </table:table-cell>
          <table:table-cell table:style-name="TableCell3497">
            <text:p text:style-name="P3498"/>
          </table:table-cell>
          <table:table-cell table:style-name="TableCell3499">
            <text:p text:style-name="P3500"/>
          </table:table-cell>
        </table:table-row>
        <table:table-row table:style-name="TableRow3501">
          <table:table-cell table:style-name="TableCell3502">
            <text:p text:style-name="P3503"/>
          </table:table-cell>
          <table:table-cell table:style-name="TableCell3504">
            <text:p text:style-name="P3505"/>
          </table:table-cell>
          <table:table-cell table:style-name="TableCell3506">
            <text:p text:style-name="P3507"/>
          </table:table-cell>
        </table:table-row>
        <table:table-row table:style-name="TableRow3508">
          <table:table-cell table:style-name="TableCell3509">
            <text:p text:style-name="P3510"/>
          </table:table-cell>
          <table:table-cell table:style-name="TableCell3511">
            <text:p text:style-name="P3512"/>
          </table:table-cell>
          <table:table-cell table:style-name="TableCell3513">
            <text:p text:style-name="P3514"/>
          </table:table-cell>
        </table:table-row>
        <table:table-row table:style-name="TableRow3515">
          <table:table-cell table:style-name="TableCell3516">
            <text:p text:style-name="P3517">Risorse Fisiche</text:p>
          </table:table-cell>
          <table:table-cell table:style-name="TableCell3518">
            <text:p text:style-name="P3519"/>
          </table:table-cell>
          <table:table-cell table:style-name="TableCell3520">
            <text:p text:style-name="P3521"/>
          </table:table-cell>
        </table:table-row>
        <table:table-row table:style-name="TableRow3522">
          <table:table-cell table:style-name="TableCell3523">
            <text:p text:style-name="P3524">Locali</text:p>
          </table:table-cell>
          <table:table-cell table:style-name="TableCell3525">
            <text:p text:style-name="P3526"/>
          </table:table-cell>
          <table:table-cell table:style-name="TableCell3527">
            <text:p text:style-name="P3528">Costo Annuale/Fisso</text:p>
          </table:table-cell>
        </table:table-row>
        <table:table-row table:style-name="TableRow3529">
          <table:table-cell table:style-name="TableCell3530">
            <text:p text:style-name="P3531"/>
          </table:table-cell>
          <table:table-cell table:style-name="TableCell3532">
            <text:p text:style-name="P3533"/>
          </table:table-cell>
          <table:table-cell table:style-name="TableCell3534">
            <text:p text:style-name="P3535"/>
          </table:table-cell>
        </table:table-row>
        <table:table-row table:style-name="TableRow3536">
          <table:table-cell table:style-name="TableCell3537">
            <text:p text:style-name="P3538"/>
          </table:table-cell>
          <table:table-cell table:style-name="TableCell3539">
            <text:p text:style-name="P3540"/>
          </table:table-cell>
          <table:table-cell table:style-name="TableCell3541">
            <text:p text:style-name="P3542"/>
          </table:table-cell>
        </table:table-row>
        <table:table-row table:style-name="TableRow3543">
          <table:table-cell table:style-name="TableCell3544">
            <text:p text:style-name="P3545"/>
          </table:table-cell>
          <table:table-cell table:style-name="TableCell3546">
            <text:p text:style-name="P3547"/>
          </table:table-cell>
          <table:table-cell table:style-name="TableCell3548">
            <text:p text:style-name="P3549"/>
          </table:table-cell>
        </table:table-row>
        <table:table-row table:style-name="TableRow3550">
          <table:table-cell table:style-name="TableCell3551" table:number-columns-spanned="2">
            <text:p text:style-name="P3552">Strutture/Macchinari/Software</text:p>
          </table:table-cell>
          <table:covered-table-cell/>
          <table:table-cell table:style-name="TableCell3553">
            <text:p text:style-name="P3554">Costo Annuale/Fisso</text:p>
          </table:table-cell>
        </table:table-row>
        <table:table-row table:style-name="TableRow3555">
          <table:table-cell table:style-name="TableCell3556">
            <text:p text:style-name="P3557"/>
          </table:table-cell>
          <table:table-cell table:style-name="TableCell3558">
            <text:p text:style-name="P3559"/>
          </table:table-cell>
          <table:table-cell table:style-name="TableCell3560">
            <text:p text:style-name="P3561"/>
          </table:table-cell>
        </table:table-row>
        <table:table-row table:style-name="TableRow3562">
          <table:table-cell table:style-name="TableCell3563">
            <text:p text:style-name="P3564"/>
          </table:table-cell>
          <table:table-cell table:style-name="TableCell3565">
            <text:p text:style-name="P3566"/>
          </table:table-cell>
          <table:table-cell table:style-name="TableCell3567">
            <text:p text:style-name="P3568"/>
          </table:table-cell>
        </table:table-row>
        <table:table-row table:style-name="TableRow3569">
          <table:table-cell table:style-name="TableCell3570">
            <text:p text:style-name="P3571"/>
          </table:table-cell>
          <table:table-cell table:style-name="TableCell3572">
            <text:p text:style-name="P3573"/>
          </table:table-cell>
          <table:table-cell table:style-name="TableCell3574">
            <text:p text:style-name="P3575"/>
          </table:table-cell>
        </table:table-row>
        <table:table-row table:style-name="TableRow3576">
          <table:table-cell table:style-name="TableCell3577">
            <text:p text:style-name="P3578"/>
          </table:table-cell>
          <table:table-cell table:style-name="TableCell3579">
            <text:p text:style-name="P3580"/>
          </table:table-cell>
          <table:table-cell table:style-name="TableCell3581">
            <text:p text:style-name="P3582"/>
          </table:table-cell>
        </table:table-row>
        <table:table-row table:style-name="TableRow3583">
          <table:table-cell table:style-name="TableCell3584">
            <text:p text:style-name="P3585"/>
          </table:table-cell>
          <table:table-cell table:style-name="TableCell3586">
            <text:p text:style-name="P3587"/>
          </table:table-cell>
          <table:table-cell table:style-name="TableCell3588">
            <text:p text:style-name="P3589"/>
          </table:table-cell>
        </table:table-row>
        <table:table-row table:style-name="TableRow3590">
          <table:table-cell table:style-name="TableCell3591">
            <text:p text:style-name="P3592"/>
          </table:table-cell>
          <table:table-cell table:style-name="TableCell3593">
            <text:p text:style-name="P3594"/>
          </table:table-cell>
          <table:table-cell table:style-name="TableCell3595">
            <text:p text:style-name="P3596"/>
          </table:table-cell>
        </table:table-row>
        <table:table-row table:style-name="TableRow3597">
          <table:table-cell table:style-name="TableCell3598">
            <text:p text:style-name="P3599"/>
          </table:table-cell>
          <table:table-cell table:style-name="TableCell3600">
            <text:p text:style-name="P3601"/>
          </table:table-cell>
          <table:table-cell table:style-name="TableCell3602">
            <text:p text:style-name="P3603"/>
          </table:table-cell>
        </table:table-row>
        <table:table-row table:style-name="TableRow3604">
          <table:table-cell table:style-name="TableCell3605">
            <text:p text:style-name="P3606"/>
          </table:table-cell>
          <table:table-cell table:style-name="TableCell3607">
            <text:p text:style-name="P3608"/>
          </table:table-cell>
          <table:table-cell table:style-name="TableCell3609">
            <text:p text:style-name="P3610"/>
          </table:table-cell>
        </table:table-row>
        <table:table-row table:style-name="TableRow3611">
          <table:table-cell table:style-name="TableCell3612">
            <text:p text:style-name="P3613"/>
          </table:table-cell>
          <table:table-cell table:style-name="TableCell3614">
            <text:p text:style-name="P3615"/>
          </table:table-cell>
          <table:table-cell table:style-name="TableCell3616">
            <text:p text:style-name="P3617"/>
          </table:table-cell>
        </table:table-row>
        <table:table-row table:style-name="TableRow3618">
          <table:table-cell table:style-name="TableCell3619">
            <text:p text:style-name="P3620"/>
          </table:table-cell>
          <table:table-cell table:style-name="TableCell3621">
            <text:p text:style-name="P3622"/>
          </table:table-cell>
          <table:table-cell table:style-name="TableCell3623">
            <text:p text:style-name="P3624"/>
          </table:table-cell>
        </table:table-row>
        <table:table-row table:style-name="TableRow3625">
          <table:table-cell table:style-name="TableCell3626">
            <text:p text:style-name="P3627"/>
          </table:table-cell>
          <table:table-cell table:style-name="TableCell3628">
            <text:p text:style-name="P3629"/>
          </table:table-cell>
          <table:table-cell table:style-name="TableCell3630">
            <text:p text:style-name="P3631"/>
          </table:table-cell>
        </table:table-row>
        <table:table-row table:style-name="TableRow3632">
          <table:table-cell table:style-name="TableCell3633">
            <text:p text:style-name="P3634"/>
          </table:table-cell>
          <table:table-cell table:style-name="TableCell3635">
            <text:p text:style-name="P3636"/>
          </table:table-cell>
          <table:table-cell table:style-name="TableCell3637">
            <text:p text:style-name="P3638"/>
          </table:table-cell>
        </table:table-row>
        <table:table-row table:style-name="TableRow3639">
          <table:table-cell table:style-name="TableCell3640">
            <text:p text:style-name="P3641"/>
          </table:table-cell>
          <table:table-cell table:style-name="TableCell3642">
            <text:p text:style-name="P3643"/>
          </table:table-cell>
          <table:table-cell table:style-name="TableCell3644">
            <text:p text:style-name="P3645"/>
          </table:table-cell>
        </table:table-row>
        <table:table-row table:style-name="TableRow3646">
          <table:table-cell table:style-name="TableCell3647">
            <text:p text:style-name="P3648"/>
          </table:table-cell>
          <table:table-cell table:style-name="TableCell3649">
            <text:p text:style-name="P3650"/>
          </table:table-cell>
          <table:table-cell table:style-name="TableCell3651">
            <text:p text:style-name="P3652"/>
          </table:table-cell>
        </table:table-row>
        <table:table-row table:style-name="TableRow3653">
          <table:table-cell table:style-name="TableCell3654">
            <text:p text:style-name="P3655"/>
          </table:table-cell>
          <table:table-cell table:style-name="TableCell3656">
            <text:p text:style-name="P3657"/>
          </table:table-cell>
          <table:table-cell table:style-name="TableCell3658">
            <text:p text:style-name="P3659"/>
          </table:table-cell>
        </table:table-row>
        <table:table-row table:style-name="TableRow3660">
          <table:table-cell table:style-name="TableCell3661">
            <text:p text:style-name="P3662"/>
          </table:table-cell>
          <table:table-cell table:style-name="TableCell3663">
            <text:p text:style-name="P3664"/>
          </table:table-cell>
          <table:table-cell table:style-name="TableCell3665">
            <text:p text:style-name="P3666"/>
          </table:table-cell>
        </table:table-row>
        <table:table-row table:style-name="TableRow3667">
          <table:table-cell table:style-name="TableCell3668">
            <text:p text:style-name="P3669"/>
          </table:table-cell>
          <table:table-cell table:style-name="TableCell3670">
            <text:p text:style-name="P3671"/>
          </table:table-cell>
          <table:table-cell table:style-name="TableCell3672">
            <text:p text:style-name="P3673"/>
          </table:table-cell>
        </table:table-row>
        <table:table-row table:style-name="TableRow3674">
          <table:table-cell table:style-name="TableCell3675">
            <text:p text:style-name="P3676">Risorse Intellettuali</text:p>
          </table:table-cell>
          <table:table-cell table:style-name="TableCell3677">
            <text:p text:style-name="P3678"/>
          </table:table-cell>
          <table:table-cell table:style-name="TableCell3679">
            <text:p text:style-name="P3680"/>
          </table:table-cell>
        </table:table-row>
        <table:table-row table:style-name="TableRow3681">
          <table:table-cell table:style-name="TableCell3682">
            <text:p text:style-name="P3683">Brevetti</text:p>
          </table:table-cell>
          <table:table-cell table:style-name="TableCell3684">
            <text:p text:style-name="P3685"/>
          </table:table-cell>
          <table:table-cell table:style-name="TableCell3686">
            <text:p text:style-name="P3687">Costo Annuale/Fisso</text:p>
          </table:table-cell>
        </table:table-row>
        <table:table-row table:style-name="TableRow3688">
          <table:table-cell table:style-name="TableCell3689">
            <text:p text:style-name="P3690"/>
          </table:table-cell>
          <table:table-cell table:style-name="TableCell3691">
            <text:p text:style-name="P3692"/>
          </table:table-cell>
          <table:table-cell table:style-name="TableCell3693">
            <text:p text:style-name="P3694"/>
          </table:table-cell>
        </table:table-row>
        <table:table-row table:style-name="TableRow3695">
          <table:table-cell table:style-name="TableCell3696">
            <text:p text:style-name="P3697"/>
          </table:table-cell>
          <table:table-cell table:style-name="TableCell3698">
            <text:p text:style-name="P3699"/>
          </table:table-cell>
          <table:table-cell table:style-name="TableCell3700">
            <text:p text:style-name="P3701"/>
          </table:table-cell>
        </table:table-row>
        <table:table-row table:style-name="TableRow3702">
          <table:table-cell table:style-name="TableCell3703">
            <text:p text:style-name="P3704"/>
          </table:table-cell>
          <table:table-cell table:style-name="TableCell3705">
            <text:p text:style-name="P3706"/>
          </table:table-cell>
          <table:table-cell table:style-name="TableCell3707">
            <text:p text:style-name="P3708"/>
          </table:table-cell>
        </table:table-row>
        <table:table-row table:style-name="TableRow3709">
          <table:table-cell table:style-name="TableCell3710">
            <text:p text:style-name="P3711"/>
          </table:table-cell>
          <table:table-cell table:style-name="TableCell3712">
            <text:p text:style-name="P3713"/>
          </table:table-cell>
          <table:table-cell table:style-name="TableCell3714">
            <text:p text:style-name="P3715"/>
          </table:table-cell>
        </table:table-row>
        <table:table-row table:style-name="TableRow3716">
          <table:table-cell table:style-name="TableCell3717">
            <text:p text:style-name="P3718"/>
          </table:table-cell>
          <table:table-cell table:style-name="TableCell3719">
            <text:p text:style-name="P3720"/>
          </table:table-cell>
          <table:table-cell table:style-name="TableCell3721">
            <text:p text:style-name="P3722"/>
          </table:table-cell>
        </table:table-row>
        <table:table-row table:style-name="TableRow3723">
          <table:table-cell table:style-name="TableCell3724">
            <text:p text:style-name="P3725"/>
          </table:table-cell>
          <table:table-cell table:style-name="TableCell3726">
            <text:p text:style-name="P3727"/>
          </table:table-cell>
          <table:table-cell table:style-name="TableCell3728">
            <text:p text:style-name="P3729"/>
          </table:table-cell>
        </table:table-row>
        <table:table-row table:style-name="TableRow3730">
          <table:table-cell table:style-name="TableCell3731">
            <text:p text:style-name="P3732"/>
          </table:table-cell>
          <table:table-cell table:style-name="TableCell3733">
            <text:p text:style-name="P3734"/>
          </table:table-cell>
          <table:table-cell table:style-name="TableCell3735">
            <text:p text:style-name="P3736"/>
          </table:table-cell>
        </table:table-row>
        <table:table-row table:style-name="TableRow3737">
          <table:table-cell table:style-name="TableCell3738">
            <text:p text:style-name="P3739"/>
          </table:table-cell>
          <table:table-cell table:style-name="TableCell3740">
            <text:p text:style-name="P3741"/>
          </table:table-cell>
          <table:table-cell table:style-name="TableCell3742">
            <text:p text:style-name="P3743"/>
          </table:table-cell>
        </table:table-row>
        <table:table-row table:style-name="TableRow3744">
          <table:table-cell table:style-name="TableCell3745">
            <text:p text:style-name="P3746"/>
          </table:table-cell>
          <table:table-cell table:style-name="TableCell3747">
            <text:p text:style-name="P3748"/>
          </table:table-cell>
          <table:table-cell table:style-name="TableCell3749">
            <text:p text:style-name="P3750"/>
          </table:table-cell>
        </table:table-row>
        <table:table-row table:style-name="TableRow3751">
          <table:table-cell table:style-name="TableCell3752">
            <text:p text:style-name="P3753"/>
          </table:table-cell>
          <table:table-cell table:style-name="TableCell3754">
            <text:p text:style-name="P3755"/>
          </table:table-cell>
          <table:table-cell table:style-name="TableCell3756">
            <text:p text:style-name="P3757"/>
          </table:table-cell>
        </table:table-row>
        <table:table-row table:style-name="TableRow3758">
          <table:table-cell table:style-name="TableCell3759">
            <text:p text:style-name="P3760"/>
          </table:table-cell>
          <table:table-cell table:style-name="TableCell3761">
            <text:p text:style-name="P3762"/>
          </table:table-cell>
          <table:table-cell table:style-name="TableCell3763">
            <text:p text:style-name="P3764"/>
          </table:table-cell>
        </table:table-row>
        <table:table-row table:style-name="TableRow3765">
          <table:table-cell table:style-name="TableCell3766">
            <text:p text:style-name="P3767"/>
          </table:table-cell>
          <table:table-cell table:style-name="TableCell3768">
            <text:p text:style-name="P3769"/>
          </table:table-cell>
          <table:table-cell table:style-name="TableCell3770">
            <text:p text:style-name="P3771"/>
          </table:table-cell>
        </table:table-row>
        <table:table-row table:style-name="TableRow3772">
          <table:table-cell table:style-name="TableCell3773">
            <text:p text:style-name="P3774">Altri Costi Fissi</text:p>
          </table:table-cell>
          <table:table-cell table:style-name="TableCell3775">
            <text:p text:style-name="P3776"/>
          </table:table-cell>
          <table:table-cell table:style-name="TableCell3777">
            <text:p text:style-name="P3778"/>
          </table:table-cell>
        </table:table-row>
        <table:table-row table:style-name="TableRow3779">
          <table:table-cell table:style-name="TableCell3780">
            <text:p text:style-name="P3781">Burocrazia</text:p>
          </table:table-cell>
          <table:table-cell table:style-name="TableCell3782">
            <text:p text:style-name="P3783"/>
          </table:table-cell>
          <table:table-cell table:style-name="TableCell3784">
            <text:p text:style-name="P3785">Costo Annuale/Fisso</text:p>
          </table:table-cell>
        </table:table-row>
        <table:table-row table:style-name="TableRow3786">
          <table:table-cell table:style-name="TableCell3787">
            <text:p text:style-name="P3788"/>
          </table:table-cell>
          <table:table-cell table:style-name="TableCell3789">
            <text:p text:style-name="P3790"/>
          </table:table-cell>
          <table:table-cell table:style-name="TableCell3791">
            <text:p text:style-name="P3792"/>
          </table:table-cell>
        </table:table-row>
        <table:table-row table:style-name="TableRow3793">
          <table:table-cell table:style-name="TableCell3794">
            <text:p text:style-name="P3795"/>
          </table:table-cell>
          <table:table-cell table:style-name="TableCell3796">
            <text:p text:style-name="P3797"/>
          </table:table-cell>
          <table:table-cell table:style-name="TableCell3798">
            <text:p text:style-name="P3799"/>
          </table:table-cell>
        </table:table-row>
        <table:table-row table:style-name="TableRow3800">
          <table:table-cell table:style-name="TableCell3801">
            <text:p text:style-name="P3802"/>
          </table:table-cell>
          <table:table-cell table:style-name="TableCell3803">
            <text:p text:style-name="P3804"/>
          </table:table-cell>
          <table:table-cell table:style-name="TableCell3805">
            <text:p text:style-name="P3806"/>
          </table:table-cell>
        </table:table-row>
        <table:table-row table:style-name="TableRow3807">
          <table:table-cell table:style-name="TableCell3808">
            <text:p text:style-name="P3809"/>
          </table:table-cell>
          <table:table-cell table:style-name="TableCell3810">
            <text:p text:style-name="P3811"/>
          </table:table-cell>
          <table:table-cell table:style-name="TableCell3812">
            <text:p text:style-name="P3813"/>
          </table:table-cell>
        </table:table-row>
        <table:table-row table:style-name="TableRow3814">
          <table:table-cell table:style-name="TableCell3815">
            <text:p text:style-name="P3816"/>
          </table:table-cell>
          <table:table-cell table:style-name="TableCell3817">
            <text:p text:style-name="P3818"/>
          </table:table-cell>
          <table:table-cell table:style-name="TableCell3819">
            <text:p text:style-name="P3820"/>
          </table:table-cell>
        </table:table-row>
        <table:table-row table:style-name="TableRow3821">
          <table:table-cell table:style-name="TableCell3822">
            <text:p text:style-name="P3823"/>
          </table:table-cell>
          <table:table-cell table:style-name="TableCell3824">
            <text:p text:style-name="P3825"/>
          </table:table-cell>
          <table:table-cell table:style-name="TableCell3826">
            <text:p text:style-name="P3827"/>
          </table:table-cell>
        </table:table-row>
        <table:table-row table:style-name="TableRow3828">
          <table:table-cell table:style-name="TableCell3829">
            <text:p text:style-name="P3830"/>
          </table:table-cell>
          <table:table-cell table:style-name="TableCell3831">
            <text:p text:style-name="P3832"/>
          </table:table-cell>
          <table:table-cell table:style-name="TableCell3833">
            <text:p text:style-name="P3834"/>
          </table:table-cell>
        </table:table-row>
        <table:table-row table:style-name="TableRow3835">
          <table:table-cell table:style-name="TableCell3836">
            <text:p text:style-name="P3837"/>
          </table:table-cell>
          <table:table-cell table:style-name="TableCell3838">
            <text:p text:style-name="P3839"/>
          </table:table-cell>
          <table:table-cell table:style-name="TableCell3840">
            <text:p text:style-name="P3841"/>
          </table:table-cell>
        </table:table-row>
        <table:table-row table:style-name="TableRow3842">
          <table:table-cell table:style-name="TableCell3843">
            <text:p text:style-name="P3844">Costi Variabili</text:p>
          </table:table-cell>
          <table:table-cell table:style-name="TableCell3845">
            <text:p text:style-name="P3846"/>
          </table:table-cell>
          <table:table-cell table:style-name="TableCell3847">
            <text:p text:style-name="P3848"/>
          </table:table-cell>
        </table:table-row>
        <table:table-row table:style-name="TableRow3849">
          <table:table-cell table:style-name="TableCell3850">
            <text:p text:style-name="P3851"/>
          </table:table-cell>
          <table:table-cell table:style-name="TableCell3852">
            <text:p text:style-name="P3853"/>
          </table:table-cell>
          <table:table-cell table:style-name="TableCell3854">
            <text:p text:style-name="P3855">Costo per unità di Prodotto</text:p>
          </table:table-cell>
        </table:table-row>
        <table:table-row table:style-name="TableRow3856">
          <table:table-cell table:style-name="TableCell3857">
            <text:p text:style-name="P3858"/>
          </table:table-cell>
          <table:table-cell table:style-name="TableCell3859">
            <text:p text:style-name="P3860"/>
          </table:table-cell>
          <table:table-cell table:style-name="TableCell3861">
            <text:p text:style-name="P3862"/>
          </table:table-cell>
        </table:table-row>
        <table:table-row table:style-name="TableRow3863">
          <table:table-cell table:style-name="TableCell3864">
            <text:p text:style-name="P3865"/>
          </table:table-cell>
          <table:table-cell table:style-name="TableCell3866">
            <text:p text:style-name="P3867"/>
          </table:table-cell>
          <table:table-cell table:style-name="TableCell3868">
            <text:p text:style-name="P3869"/>
          </table:table-cell>
        </table:table-row>
        <table:table-row table:style-name="TableRow3870">
          <table:table-cell table:style-name="TableCell3871">
            <text:p text:style-name="P3872"/>
          </table:table-cell>
          <table:table-cell table:style-name="TableCell3873">
            <text:p text:style-name="P3874"/>
          </table:table-cell>
          <table:table-cell table:style-name="TableCell3875">
            <text:p text:style-name="P3876"/>
          </table:table-cell>
        </table:table-row>
        <table:table-row table:style-name="TableRow3877">
          <table:table-cell table:style-name="TableCell3878">
            <text:p text:style-name="P3879"/>
          </table:table-cell>
          <table:table-cell table:style-name="TableCell3880">
            <text:p text:style-name="P3881"/>
          </table:table-cell>
          <table:table-cell table:style-name="TableCell3882">
            <text:p text:style-name="P3883"/>
          </table:table-cell>
        </table:table-row>
      </table:table>
      <text:p text:style-name="Standard"/>
      <text:p text:style-name="P3884"/>
      <table:table table:style-name="Table3885">
        <table:table-columns>
          <table:table-column table:style-name="TableColumn3886"/>
          <table:table-column table:style-name="TableColumn3887"/>
          <table:table-column table:style-name="TableColumn3888"/>
        </table:table-columns>
        <table:table-row table:style-name="TableRow3889">
          <table:table-cell table:style-name="TableCell3890">
            <text:h text:style-name="P3891" text:outline-level="1">Costi ANNO 3</text:h>
          </table:table-cell>
          <table:table-cell table:style-name="TableCell3892">
            <text:p text:style-name="P3893"/>
          </table:table-cell>
          <table:table-cell table:style-name="TableCell3894">
            <text:p text:style-name="P3895"/>
          </table:table-cell>
        </table:table-row>
        <table:table-row table:style-name="TableRow3896">
          <table:table-cell table:style-name="TableCell3897">
            <text:p text:style-name="P3898"/>
          </table:table-cell>
          <table:table-cell table:style-name="TableCell3899">
            <text:p text:style-name="P3900"/>
          </table:table-cell>
          <table:table-cell table:style-name="TableCell3901">
            <text:p text:style-name="P3902"/>
          </table:table-cell>
        </table:table-row>
        <table:table-row table:style-name="TableRow3903">
          <table:table-cell table:style-name="TableCell3904">
            <text:p text:style-name="P3905">Risorse Umane</text:p>
          </table:table-cell>
          <table:table-cell table:style-name="TableCell3906">
            <text:p text:style-name="P3907"/>
          </table:table-cell>
          <table:table-cell table:style-name="TableCell3908">
            <text:p text:style-name="P3909"/>
          </table:table-cell>
        </table:table-row>
        <table:table-row table:style-name="TableRow3910">
          <table:table-cell table:style-name="TableCell3911">
            <text:p text:style-name="P3912"/>
          </table:table-cell>
          <table:table-cell table:style-name="TableCell3913">
            <text:p text:style-name="P3914"/>
          </table:table-cell>
          <table:table-cell table:style-name="TableCell3915">
            <text:p text:style-name="P3916"/>
          </table:table-cell>
        </table:table-row>
        <table:table-row table:style-name="TableRow3917">
          <table:table-cell table:style-name="TableCell3918">
            <text:p text:style-name="P3919">Fondatori</text:p>
          </table:table-cell>
          <table:table-cell table:style-name="TableCell3920">
            <text:p text:style-name="P3921"/>
          </table:table-cell>
          <table:table-cell table:style-name="TableCell3922">
            <text:p text:style-name="P3923"/>
          </table:table-cell>
        </table:table-row>
        <table:table-row table:style-name="TableRow3924">
          <table:table-cell table:style-name="TableCell3925">
            <text:p text:style-name="P3926">nome</text:p>
          </table:table-cell>
          <table:table-cell table:style-name="TableCell3927">
            <text:p text:style-name="P3928">ruolo</text:p>
          </table:table-cell>
          <table:table-cell table:style-name="TableCell3929">
            <text:p text:style-name="P3930">stipendio lordo annuo</text:p>
          </table:table-cell>
        </table:table-row>
        <table:table-row table:style-name="TableRow3931">
          <table:table-cell table:style-name="TableCell3932">
            <text:p text:style-name="P3933"/>
          </table:table-cell>
          <table:table-cell table:style-name="TableCell3934">
            <text:p text:style-name="P3935"/>
          </table:table-cell>
          <table:table-cell table:style-name="TableCell3936">
            <text:p text:style-name="P3937"/>
          </table:table-cell>
        </table:table-row>
        <table:table-row table:style-name="TableRow3938">
          <table:table-cell table:style-name="TableCell3939">
            <text:p text:style-name="P3940"/>
          </table:table-cell>
          <table:table-cell table:style-name="TableCell3941">
            <text:p text:style-name="P3942"/>
          </table:table-cell>
          <table:table-cell table:style-name="TableCell3943">
            <text:p text:style-name="P3944"/>
          </table:table-cell>
        </table:table-row>
        <table:table-row table:style-name="TableRow3945">
          <table:table-cell table:style-name="TableCell3946">
            <text:p text:style-name="P3947"/>
          </table:table-cell>
          <table:table-cell table:style-name="TableCell3948">
            <text:p text:style-name="P3949"/>
          </table:table-cell>
          <table:table-cell table:style-name="TableCell3950">
            <text:p text:style-name="P3951"/>
          </table:table-cell>
        </table:table-row>
        <table:table-row table:style-name="TableRow3952">
          <table:table-cell table:style-name="TableCell3953">
            <text:p text:style-name="P3954"/>
          </table:table-cell>
          <table:table-cell table:style-name="TableCell3955">
            <text:p text:style-name="P3956"/>
          </table:table-cell>
          <table:table-cell table:style-name="TableCell3957">
            <text:p text:style-name="P3958"/>
          </table:table-cell>
        </table:table-row>
        <table:table-row table:style-name="TableRow3959">
          <table:table-cell table:style-name="TableCell3960">
            <text:p text:style-name="P3961"/>
          </table:table-cell>
          <table:table-cell table:style-name="TableCell3962">
            <text:p text:style-name="P3963"/>
          </table:table-cell>
          <table:table-cell table:style-name="TableCell3964">
            <text:p text:style-name="P3965"/>
          </table:table-cell>
        </table:table-row>
        <table:table-row table:style-name="TableRow3966">
          <table:table-cell table:style-name="TableCell3967">
            <text:p text:style-name="P3968"/>
          </table:table-cell>
          <table:table-cell table:style-name="TableCell3969">
            <text:p text:style-name="P3970"/>
          </table:table-cell>
          <table:table-cell table:style-name="TableCell3971">
            <text:p text:style-name="P3972"/>
          </table:table-cell>
        </table:table-row>
        <table:table-row table:style-name="TableRow3973">
          <table:table-cell table:style-name="TableCell3974">
            <text:p text:style-name="P3975">Staff</text:p>
          </table:table-cell>
          <table:table-cell table:style-name="TableCell3976">
            <text:p text:style-name="P3977"/>
          </table:table-cell>
          <table:table-cell table:style-name="TableCell3978">
            <text:p text:style-name="P3979"/>
          </table:table-cell>
        </table:table-row>
        <table:table-row table:style-name="TableRow3980">
          <table:table-cell table:style-name="TableCell3981">
            <text:p text:style-name="P3982">numero</text:p>
          </table:table-cell>
          <table:table-cell table:style-name="TableCell3983">
            <text:p text:style-name="P3984">ruolo</text:p>
          </table:table-cell>
          <table:table-cell table:style-name="TableCell3985">
            <text:p text:style-name="P3986">stipendio lordo annuo</text:p>
          </table:table-cell>
        </table:table-row>
        <table:table-row table:style-name="TableRow3987">
          <table:table-cell table:style-name="TableCell3988">
            <text:p text:style-name="P3989"/>
          </table:table-cell>
          <table:table-cell table:style-name="TableCell3990">
            <text:p text:style-name="P3991"/>
          </table:table-cell>
          <table:table-cell table:style-name="TableCell3992">
            <text:p text:style-name="P3993"/>
          </table:table-cell>
        </table:table-row>
        <table:table-row table:style-name="TableRow3994">
          <table:table-cell table:style-name="TableCell3995">
            <text:p text:style-name="P3996"/>
          </table:table-cell>
          <table:table-cell table:style-name="TableCell3997">
            <text:p text:style-name="P3998"/>
          </table:table-cell>
          <table:table-cell table:style-name="TableCell3999">
            <text:p text:style-name="P4000"/>
          </table:table-cell>
        </table:table-row>
        <table:table-row table:style-name="TableRow4001">
          <table:table-cell table:style-name="TableCell4002">
            <text:p text:style-name="P4003"/>
          </table:table-cell>
          <table:table-cell table:style-name="TableCell4004">
            <text:p text:style-name="P4005"/>
          </table:table-cell>
          <table:table-cell table:style-name="TableCell4006">
            <text:p text:style-name="P4007"/>
          </table:table-cell>
        </table:table-row>
        <table:table-row table:style-name="TableRow4008">
          <table:table-cell table:style-name="TableCell4009">
            <text:p text:style-name="P4010"/>
          </table:table-cell>
          <table:table-cell table:style-name="TableCell4011">
            <text:p text:style-name="P4012"/>
          </table:table-cell>
          <table:table-cell table:style-name="TableCell4013">
            <text:p text:style-name="P4014"/>
          </table:table-cell>
        </table:table-row>
        <table:table-row table:style-name="TableRow4015">
          <table:table-cell table:style-name="TableCell4016">
            <text:p text:style-name="P4017"/>
          </table:table-cell>
          <table:table-cell table:style-name="TableCell4018">
            <text:p text:style-name="P4019"/>
          </table:table-cell>
          <table:table-cell table:style-name="TableCell4020">
            <text:p text:style-name="P4021"/>
          </table:table-cell>
        </table:table-row>
        <table:table-row table:style-name="TableRow4022">
          <table:table-cell table:style-name="TableCell4023">
            <text:p text:style-name="P4024"/>
          </table:table-cell>
          <table:table-cell table:style-name="TableCell4025">
            <text:p text:style-name="P4026"/>
          </table:table-cell>
          <table:table-cell table:style-name="TableCell4027">
            <text:p text:style-name="P4028"/>
          </table:table-cell>
        </table:table-row>
        <table:table-row table:style-name="TableRow4029">
          <table:table-cell table:style-name="TableCell4030">
            <text:p text:style-name="P4031"/>
          </table:table-cell>
          <table:table-cell table:style-name="TableCell4032">
            <text:p text:style-name="P4033"/>
          </table:table-cell>
          <table:table-cell table:style-name="TableCell4034">
            <text:p text:style-name="P4035"/>
          </table:table-cell>
        </table:table-row>
        <table:table-row table:style-name="TableRow4036">
          <table:table-cell table:style-name="TableCell4037">
            <text:p text:style-name="P4038"/>
          </table:table-cell>
          <table:table-cell table:style-name="TableCell4039">
            <text:p text:style-name="P4040"/>
          </table:table-cell>
          <table:table-cell table:style-name="TableCell4041">
            <text:p text:style-name="P4042"/>
          </table:table-cell>
        </table:table-row>
        <table:table-row table:style-name="TableRow4043">
          <table:table-cell table:style-name="TableCell4044">
            <text:p text:style-name="P4045"/>
          </table:table-cell>
          <table:table-cell table:style-name="TableCell4046">
            <text:p text:style-name="P4047"/>
          </table:table-cell>
          <table:table-cell table:style-name="TableCell4048">
            <text:p text:style-name="P4049"/>
          </table:table-cell>
        </table:table-row>
        <table:table-row table:style-name="TableRow4050">
          <table:table-cell table:style-name="TableCell4051">
            <text:p text:style-name="P4052"/>
          </table:table-cell>
          <table:table-cell table:style-name="TableCell4053">
            <text:p text:style-name="P4054"/>
          </table:table-cell>
          <table:table-cell table:style-name="TableCell4055">
            <text:p text:style-name="P4056"/>
          </table:table-cell>
        </table:table-row>
        <table:table-row table:style-name="TableRow4057">
          <table:table-cell table:style-name="TableCell4058">
            <text:p text:style-name="P4059">Risorse Fisiche</text:p>
          </table:table-cell>
          <table:table-cell table:style-name="TableCell4060">
            <text:p text:style-name="P4061"/>
          </table:table-cell>
          <table:table-cell table:style-name="TableCell4062">
            <text:p text:style-name="P4063"/>
          </table:table-cell>
        </table:table-row>
        <table:table-row table:style-name="TableRow4064">
          <table:table-cell table:style-name="TableCell4065">
            <text:p text:style-name="P4066">Locali</text:p>
          </table:table-cell>
          <table:table-cell table:style-name="TableCell4067">
            <text:p text:style-name="P4068"/>
          </table:table-cell>
          <table:table-cell table:style-name="TableCell4069">
            <text:p text:style-name="P4070">Costo Annuale/Fisso</text:p>
          </table:table-cell>
        </table:table-row>
        <table:table-row table:style-name="TableRow4071">
          <table:table-cell table:style-name="TableCell4072">
            <text:p text:style-name="P4073"/>
          </table:table-cell>
          <table:table-cell table:style-name="TableCell4074">
            <text:p text:style-name="P4075"/>
          </table:table-cell>
          <table:table-cell table:style-name="TableCell4076">
            <text:p text:style-name="P4077"/>
          </table:table-cell>
        </table:table-row>
        <table:table-row table:style-name="TableRow4078">
          <table:table-cell table:style-name="TableCell4079">
            <text:p text:style-name="P4080"/>
          </table:table-cell>
          <table:table-cell table:style-name="TableCell4081">
            <text:p text:style-name="P4082"/>
          </table:table-cell>
          <table:table-cell table:style-name="TableCell4083">
            <text:p text:style-name="P4084"/>
          </table:table-cell>
        </table:table-row>
        <table:table-row table:style-name="TableRow4085">
          <table:table-cell table:style-name="TableCell4086">
            <text:p text:style-name="P4087"/>
          </table:table-cell>
          <table:table-cell table:style-name="TableCell4088">
            <text:p text:style-name="P4089"/>
          </table:table-cell>
          <table:table-cell table:style-name="TableCell4090">
            <text:p text:style-name="P4091"/>
          </table:table-cell>
        </table:table-row>
        <table:table-row table:style-name="TableRow4092">
          <table:table-cell table:style-name="TableCell4093" table:number-columns-spanned="2">
            <text:p text:style-name="P4094">Strutture/Macchinari/Software</text:p>
          </table:table-cell>
          <table:covered-table-cell/>
          <table:table-cell table:style-name="TableCell4095">
            <text:p text:style-name="P4096">Costo Annuale/Fisso</text:p>
          </table:table-cell>
        </table:table-row>
        <table:table-row table:style-name="TableRow4097">
          <table:table-cell table:style-name="TableCell4098">
            <text:p text:style-name="P4099"/>
          </table:table-cell>
          <table:table-cell table:style-name="TableCell4100">
            <text:p text:style-name="P4101"/>
          </table:table-cell>
          <table:table-cell table:style-name="TableCell4102">
            <text:p text:style-name="P4103"/>
          </table:table-cell>
        </table:table-row>
        <table:table-row table:style-name="TableRow4104">
          <table:table-cell table:style-name="TableCell4105">
            <text:p text:style-name="P4106"/>
          </table:table-cell>
          <table:table-cell table:style-name="TableCell4107">
            <text:p text:style-name="P4108"/>
          </table:table-cell>
          <table:table-cell table:style-name="TableCell4109">
            <text:p text:style-name="P4110"/>
          </table:table-cell>
        </table:table-row>
        <table:table-row table:style-name="TableRow4111">
          <table:table-cell table:style-name="TableCell4112">
            <text:p text:style-name="P4113"/>
          </table:table-cell>
          <table:table-cell table:style-name="TableCell4114">
            <text:p text:style-name="P4115"/>
          </table:table-cell>
          <table:table-cell table:style-name="TableCell4116">
            <text:p text:style-name="P4117"/>
          </table:table-cell>
        </table:table-row>
        <table:table-row table:style-name="TableRow4118">
          <table:table-cell table:style-name="TableCell4119">
            <text:p text:style-name="P4120"/>
          </table:table-cell>
          <table:table-cell table:style-name="TableCell4121">
            <text:p text:style-name="P4122"/>
          </table:table-cell>
          <table:table-cell table:style-name="TableCell4123">
            <text:p text:style-name="P4124"/>
          </table:table-cell>
        </table:table-row>
        <table:table-row table:style-name="TableRow4125">
          <table:table-cell table:style-name="TableCell4126">
            <text:p text:style-name="P4127"/>
          </table:table-cell>
          <table:table-cell table:style-name="TableCell4128">
            <text:p text:style-name="P4129"/>
          </table:table-cell>
          <table:table-cell table:style-name="TableCell4130">
            <text:p text:style-name="P4131"/>
          </table:table-cell>
        </table:table-row>
        <table:table-row table:style-name="TableRow4132">
          <table:table-cell table:style-name="TableCell4133">
            <text:p text:style-name="P4134"/>
          </table:table-cell>
          <table:table-cell table:style-name="TableCell4135">
            <text:p text:style-name="P4136"/>
          </table:table-cell>
          <table:table-cell table:style-name="TableCell4137">
            <text:p text:style-name="P4138"/>
          </table:table-cell>
        </table:table-row>
        <table:table-row table:style-name="TableRow4139">
          <table:table-cell table:style-name="TableCell4140">
            <text:p text:style-name="P4141"/>
          </table:table-cell>
          <table:table-cell table:style-name="TableCell4142">
            <text:p text:style-name="P4143"/>
          </table:table-cell>
          <table:table-cell table:style-name="TableCell4144">
            <text:p text:style-name="P4145"/>
          </table:table-cell>
        </table:table-row>
        <table:table-row table:style-name="TableRow4146">
          <table:table-cell table:style-name="TableCell4147">
            <text:p text:style-name="P4148"/>
          </table:table-cell>
          <table:table-cell table:style-name="TableCell4149">
            <text:p text:style-name="P4150"/>
          </table:table-cell>
          <table:table-cell table:style-name="TableCell4151">
            <text:p text:style-name="P4152"/>
          </table:table-cell>
        </table:table-row>
        <table:table-row table:style-name="TableRow4153">
          <table:table-cell table:style-name="TableCell4154">
            <text:p text:style-name="P4155"/>
          </table:table-cell>
          <table:table-cell table:style-name="TableCell4156">
            <text:p text:style-name="P4157"/>
          </table:table-cell>
          <table:table-cell table:style-name="TableCell4158">
            <text:p text:style-name="P4159"/>
          </table:table-cell>
        </table:table-row>
        <table:table-row table:style-name="TableRow4160">
          <table:table-cell table:style-name="TableCell4161">
            <text:p text:style-name="P4162"/>
          </table:table-cell>
          <table:table-cell table:style-name="TableCell4163">
            <text:p text:style-name="P4164"/>
          </table:table-cell>
          <table:table-cell table:style-name="TableCell4165">
            <text:p text:style-name="P4166"/>
          </table:table-cell>
        </table:table-row>
        <table:table-row table:style-name="TableRow4167">
          <table:table-cell table:style-name="TableCell4168">
            <text:p text:style-name="P4169"/>
          </table:table-cell>
          <table:table-cell table:style-name="TableCell4170">
            <text:p text:style-name="P4171"/>
          </table:table-cell>
          <table:table-cell table:style-name="TableCell4172">
            <text:p text:style-name="P4173"/>
          </table:table-cell>
        </table:table-row>
        <table:table-row table:style-name="TableRow4174">
          <table:table-cell table:style-name="TableCell4175">
            <text:p text:style-name="P4176"/>
          </table:table-cell>
          <table:table-cell table:style-name="TableCell4177">
            <text:p text:style-name="P4178"/>
          </table:table-cell>
          <table:table-cell table:style-name="TableCell4179">
            <text:p text:style-name="P4180"/>
          </table:table-cell>
        </table:table-row>
        <table:table-row table:style-name="TableRow4181">
          <table:table-cell table:style-name="TableCell4182">
            <text:p text:style-name="P4183"/>
          </table:table-cell>
          <table:table-cell table:style-name="TableCell4184">
            <text:p text:style-name="P4185"/>
          </table:table-cell>
          <table:table-cell table:style-name="TableCell4186">
            <text:p text:style-name="P4187"/>
          </table:table-cell>
        </table:table-row>
        <table:table-row table:style-name="TableRow4188">
          <table:table-cell table:style-name="TableCell4189">
            <text:p text:style-name="P4190"/>
          </table:table-cell>
          <table:table-cell table:style-name="TableCell4191">
            <text:p text:style-name="P4192"/>
          </table:table-cell>
          <table:table-cell table:style-name="TableCell4193">
            <text:p text:style-name="P4194"/>
          </table:table-cell>
        </table:table-row>
        <table:table-row table:style-name="TableRow4195">
          <table:table-cell table:style-name="TableCell4196">
            <text:p text:style-name="P4197"/>
          </table:table-cell>
          <table:table-cell table:style-name="TableCell4198">
            <text:p text:style-name="P4199"/>
          </table:table-cell>
          <table:table-cell table:style-name="TableCell4200">
            <text:p text:style-name="P4201"/>
          </table:table-cell>
        </table:table-row>
        <table:table-row table:style-name="TableRow4202">
          <table:table-cell table:style-name="TableCell4203">
            <text:p text:style-name="P4204"/>
          </table:table-cell>
          <table:table-cell table:style-name="TableCell4205">
            <text:p text:style-name="P4206"/>
          </table:table-cell>
          <table:table-cell table:style-name="TableCell4207">
            <text:p text:style-name="P4208"/>
          </table:table-cell>
        </table:table-row>
        <table:table-row table:style-name="TableRow4209">
          <table:table-cell table:style-name="TableCell4210">
            <text:p text:style-name="P4211"/>
          </table:table-cell>
          <table:table-cell table:style-name="TableCell4212">
            <text:p text:style-name="P4213"/>
          </table:table-cell>
          <table:table-cell table:style-name="TableCell4214">
            <text:p text:style-name="P4215"/>
          </table:table-cell>
        </table:table-row>
        <table:table-row table:style-name="TableRow4216">
          <table:table-cell table:style-name="TableCell4217">
            <text:p text:style-name="P4218">Risorse Intellettuali</text:p>
          </table:table-cell>
          <table:table-cell table:style-name="TableCell4219">
            <text:p text:style-name="P4220"/>
          </table:table-cell>
          <table:table-cell table:style-name="TableCell4221">
            <text:p text:style-name="P4222"/>
          </table:table-cell>
        </table:table-row>
        <table:table-row table:style-name="TableRow4223">
          <table:table-cell table:style-name="TableCell4224">
            <text:p text:style-name="P4225">Brevetti</text:p>
          </table:table-cell>
          <table:table-cell table:style-name="TableCell4226">
            <text:p text:style-name="P4227"/>
          </table:table-cell>
          <table:table-cell table:style-name="TableCell4228">
            <text:p text:style-name="P4229">Costo Annuale/Fisso</text:p>
          </table:table-cell>
        </table:table-row>
        <table:table-row table:style-name="TableRow4230">
          <table:table-cell table:style-name="TableCell4231">
            <text:p text:style-name="P4232"/>
          </table:table-cell>
          <table:table-cell table:style-name="TableCell4233">
            <text:p text:style-name="P4234"/>
          </table:table-cell>
          <table:table-cell table:style-name="TableCell4235">
            <text:p text:style-name="P4236"/>
          </table:table-cell>
        </table:table-row>
        <table:table-row table:style-name="TableRow4237">
          <table:table-cell table:style-name="TableCell4238">
            <text:p text:style-name="P4239"/>
          </table:table-cell>
          <table:table-cell table:style-name="TableCell4240">
            <text:p text:style-name="P4241"/>
          </table:table-cell>
          <table:table-cell table:style-name="TableCell4242">
            <text:p text:style-name="P4243"/>
          </table:table-cell>
        </table:table-row>
        <table:table-row table:style-name="TableRow4244">
          <table:table-cell table:style-name="TableCell4245">
            <text:p text:style-name="P4246"/>
          </table:table-cell>
          <table:table-cell table:style-name="TableCell4247">
            <text:p text:style-name="P4248"/>
          </table:table-cell>
          <table:table-cell table:style-name="TableCell4249">
            <text:p text:style-name="P4250"/>
          </table:table-cell>
        </table:table-row>
        <table:table-row table:style-name="TableRow4251">
          <table:table-cell table:style-name="TableCell4252">
            <text:p text:style-name="P4253"/>
          </table:table-cell>
          <table:table-cell table:style-name="TableCell4254">
            <text:p text:style-name="P4255"/>
          </table:table-cell>
          <table:table-cell table:style-name="TableCell4256">
            <text:p text:style-name="P4257"/>
          </table:table-cell>
        </table:table-row>
        <table:table-row table:style-name="TableRow4258">
          <table:table-cell table:style-name="TableCell4259">
            <text:p text:style-name="P4260"/>
          </table:table-cell>
          <table:table-cell table:style-name="TableCell4261">
            <text:p text:style-name="P4262"/>
          </table:table-cell>
          <table:table-cell table:style-name="TableCell4263">
            <text:p text:style-name="P4264"/>
          </table:table-cell>
        </table:table-row>
        <table:table-row table:style-name="TableRow4265">
          <table:table-cell table:style-name="TableCell4266">
            <text:p text:style-name="P4267"/>
          </table:table-cell>
          <table:table-cell table:style-name="TableCell4268">
            <text:p text:style-name="P4269"/>
          </table:table-cell>
          <table:table-cell table:style-name="TableCell4270">
            <text:p text:style-name="P4271"/>
          </table:table-cell>
        </table:table-row>
        <table:table-row table:style-name="TableRow4272">
          <table:table-cell table:style-name="TableCell4273">
            <text:p text:style-name="P4274"/>
          </table:table-cell>
          <table:table-cell table:style-name="TableCell4275">
            <text:p text:style-name="P4276"/>
          </table:table-cell>
          <table:table-cell table:style-name="TableCell4277">
            <text:p text:style-name="P4278"/>
          </table:table-cell>
        </table:table-row>
        <table:table-row table:style-name="TableRow4279">
          <table:table-cell table:style-name="TableCell4280">
            <text:p text:style-name="P4281"/>
          </table:table-cell>
          <table:table-cell table:style-name="TableCell4282">
            <text:p text:style-name="P4283"/>
          </table:table-cell>
          <table:table-cell table:style-name="TableCell4284">
            <text:p text:style-name="P4285"/>
          </table:table-cell>
        </table:table-row>
        <table:table-row table:style-name="TableRow4286">
          <table:table-cell table:style-name="TableCell4287">
            <text:p text:style-name="P4288"/>
          </table:table-cell>
          <table:table-cell table:style-name="TableCell4289">
            <text:p text:style-name="P4290"/>
          </table:table-cell>
          <table:table-cell table:style-name="TableCell4291">
            <text:p text:style-name="P4292"/>
          </table:table-cell>
        </table:table-row>
        <table:table-row table:style-name="TableRow4293">
          <table:table-cell table:style-name="TableCell4294">
            <text:p text:style-name="P4295"/>
          </table:table-cell>
          <table:table-cell table:style-name="TableCell4296">
            <text:p text:style-name="P4297"/>
          </table:table-cell>
          <table:table-cell table:style-name="TableCell4298">
            <text:p text:style-name="P4299"/>
          </table:table-cell>
        </table:table-row>
        <table:table-row table:style-name="TableRow4300">
          <table:table-cell table:style-name="TableCell4301">
            <text:p text:style-name="P4302"/>
          </table:table-cell>
          <table:table-cell table:style-name="TableCell4303">
            <text:p text:style-name="P4304"/>
          </table:table-cell>
          <table:table-cell table:style-name="TableCell4305">
            <text:p text:style-name="P4306"/>
          </table:table-cell>
        </table:table-row>
        <table:table-row table:style-name="TableRow4307">
          <table:table-cell table:style-name="TableCell4308">
            <text:p text:style-name="P4309"/>
          </table:table-cell>
          <table:table-cell table:style-name="TableCell4310">
            <text:p text:style-name="P4311"/>
          </table:table-cell>
          <table:table-cell table:style-name="TableCell4312">
            <text:p text:style-name="P4313"/>
          </table:table-cell>
        </table:table-row>
        <table:table-row table:style-name="TableRow4314">
          <table:table-cell table:style-name="TableCell4315">
            <text:p text:style-name="P4316">Altri Costi Fissi</text:p>
          </table:table-cell>
          <table:table-cell table:style-name="TableCell4317">
            <text:p text:style-name="P4318"/>
          </table:table-cell>
          <table:table-cell table:style-name="TableCell4319">
            <text:p text:style-name="P4320"/>
          </table:table-cell>
        </table:table-row>
        <table:table-row table:style-name="TableRow4321">
          <table:table-cell table:style-name="TableCell4322">
            <text:p text:style-name="P4323">Burocrazia</text:p>
          </table:table-cell>
          <table:table-cell table:style-name="TableCell4324">
            <text:p text:style-name="P4325"/>
          </table:table-cell>
          <table:table-cell table:style-name="TableCell4326">
            <text:p text:style-name="P4327">Costo Annuale/Fisso</text:p>
          </table:table-cell>
        </table:table-row>
        <table:table-row table:style-name="TableRow4328">
          <table:table-cell table:style-name="TableCell4329">
            <text:p text:style-name="P4330"/>
          </table:table-cell>
          <table:table-cell table:style-name="TableCell4331">
            <text:p text:style-name="P4332"/>
          </table:table-cell>
          <table:table-cell table:style-name="TableCell4333">
            <text:p text:style-name="P4334"/>
          </table:table-cell>
        </table:table-row>
        <table:table-row table:style-name="TableRow4335">
          <table:table-cell table:style-name="TableCell4336">
            <text:p text:style-name="P4337"/>
          </table:table-cell>
          <table:table-cell table:style-name="TableCell4338">
            <text:p text:style-name="P4339"/>
          </table:table-cell>
          <table:table-cell table:style-name="TableCell4340">
            <text:p text:style-name="P4341"/>
          </table:table-cell>
        </table:table-row>
        <table:table-row table:style-name="TableRow4342">
          <table:table-cell table:style-name="TableCell4343">
            <text:p text:style-name="P4344"/>
          </table:table-cell>
          <table:table-cell table:style-name="TableCell4345">
            <text:p text:style-name="P4346"/>
          </table:table-cell>
          <table:table-cell table:style-name="TableCell4347">
            <text:p text:style-name="P4348"/>
          </table:table-cell>
        </table:table-row>
        <table:table-row table:style-name="TableRow4349">
          <table:table-cell table:style-name="TableCell4350">
            <text:p text:style-name="P4351"/>
          </table:table-cell>
          <table:table-cell table:style-name="TableCell4352">
            <text:p text:style-name="P4353"/>
          </table:table-cell>
          <table:table-cell table:style-name="TableCell4354">
            <text:p text:style-name="P4355"/>
          </table:table-cell>
        </table:table-row>
        <table:table-row table:style-name="TableRow4356">
          <table:table-cell table:style-name="TableCell4357">
            <text:p text:style-name="P4358"/>
          </table:table-cell>
          <table:table-cell table:style-name="TableCell4359">
            <text:p text:style-name="P4360"/>
          </table:table-cell>
          <table:table-cell table:style-name="TableCell4361">
            <text:p text:style-name="P4362"/>
          </table:table-cell>
        </table:table-row>
        <table:table-row table:style-name="TableRow4363">
          <table:table-cell table:style-name="TableCell4364">
            <text:p text:style-name="P4365"/>
          </table:table-cell>
          <table:table-cell table:style-name="TableCell4366">
            <text:p text:style-name="P4367"/>
          </table:table-cell>
          <table:table-cell table:style-name="TableCell4368">
            <text:p text:style-name="P4369"/>
          </table:table-cell>
        </table:table-row>
        <table:table-row table:style-name="TableRow4370">
          <table:table-cell table:style-name="TableCell4371">
            <text:p text:style-name="P4372"/>
          </table:table-cell>
          <table:table-cell table:style-name="TableCell4373">
            <text:p text:style-name="P4374"/>
          </table:table-cell>
          <table:table-cell table:style-name="TableCell4375">
            <text:p text:style-name="P4376"/>
          </table:table-cell>
        </table:table-row>
        <table:table-row table:style-name="TableRow4377">
          <table:table-cell table:style-name="TableCell4378">
            <text:p text:style-name="P4379"/>
          </table:table-cell>
          <table:table-cell table:style-name="TableCell4380">
            <text:p text:style-name="P4381"/>
          </table:table-cell>
          <table:table-cell table:style-name="TableCell4382">
            <text:p text:style-name="P4383"/>
          </table:table-cell>
        </table:table-row>
        <table:table-row table:style-name="TableRow4384">
          <table:table-cell table:style-name="TableCell4385">
            <text:p text:style-name="P4386">Costi<text:s/>Variabili</text:p>
          </table:table-cell>
          <table:table-cell table:style-name="TableCell4387">
            <text:p text:style-name="P4388"/>
          </table:table-cell>
          <table:table-cell table:style-name="TableCell4389">
            <text:p text:style-name="P4390"/>
          </table:table-cell>
        </table:table-row>
        <table:table-row table:style-name="TableRow4391">
          <table:table-cell table:style-name="TableCell4392">
            <text:p text:style-name="P4393"/>
          </table:table-cell>
          <table:table-cell table:style-name="TableCell4394">
            <text:p text:style-name="P4395"/>
          </table:table-cell>
          <table:table-cell table:style-name="TableCell4396">
            <text:p text:style-name="P4397">Costo per unità di Prodotto</text:p>
          </table:table-cell>
        </table:table-row>
        <table:table-row table:style-name="TableRow4398">
          <table:table-cell table:style-name="TableCell4399">
            <text:p text:style-name="P4400"/>
          </table:table-cell>
          <table:table-cell table:style-name="TableCell4401">
            <text:p text:style-name="P4402"/>
          </table:table-cell>
          <table:table-cell table:style-name="TableCell4403">
            <text:p text:style-name="P4404"/>
          </table:table-cell>
        </table:table-row>
        <table:table-row table:style-name="TableRow4405">
          <table:table-cell table:style-name="TableCell4406">
            <text:p text:style-name="P4407"/>
            <text:p text:style-name="P4408"/>
            <text:p text:style-name="P4409"/>
            <text:p text:style-name="P4410"/>
            <text:p text:style-name="P4411"/>
            <text:p text:style-name="P4412"/>
          </table:table-cell>
          <table:table-cell table:style-name="TableCell4413">
            <text:p text:style-name="P4414"/>
          </table:table-cell>
          <table:table-cell table:style-name="TableCell4415">
            <text:p text:style-name="P4416"/>
          </table:table-cell>
        </table:table-row>
      </table:table>
      <text:p text:style-name="Standard"/>
      <text:p text:style-name="P4417"/>
      <table:table table:style-name="Table4418">
        <table:table-columns>
          <table:table-column table:style-name="TableColumn4419"/>
          <table:table-column table:style-name="TableColumn4420"/>
          <table:table-column table:style-name="TableColumn4421"/>
        </table:table-columns>
        <table:table-row table:style-name="TableRow4422">
          <table:table-cell table:style-name="TableCell4423">
            <text:h text:style-name="P4424" text:outline-level="1">Ricavi</text:h>
          </table:table-cell>
          <table:table-cell table:style-name="TableCell4425">
            <text:p text:style-name="P4426"/>
          </table:table-cell>
          <table:table-cell table:style-name="TableCell4427">
            <text:p text:style-name="P4428"/>
          </table:table-cell>
        </table:table-row>
        <table:table-row table:style-name="TableRow4429">
          <table:table-cell table:style-name="TableCell4430">
            <text:p text:style-name="P4431"/>
          </table:table-cell>
          <table:table-cell table:style-name="TableCell4432">
            <text:p text:style-name="P4433"/>
          </table:table-cell>
          <table:table-cell table:style-name="TableCell4434">
            <text:p text:style-name="P4435"/>
          </table:table-cell>
        </table:table-row>
        <table:table-row table:style-name="TableRow4436">
          <table:table-cell table:style-name="TableCell4437">
            <text:p text:style-name="P4438">Costo unitario Prodotto 1</text:p>
          </table:table-cell>
          <table:table-cell table:style-name="TableCell4439">
            <text:p text:style-name="P4440"/>
          </table:table-cell>
          <table:table-cell table:style-name="TableCell4441">
            <text:p text:style-name="P4442"/>
          </table:table-cell>
        </table:table-row>
        <table:table-row table:style-name="TableRow4443">
          <table:table-cell table:style-name="TableCell4444">
            <text:p text:style-name="P4445"/>
          </table:table-cell>
          <table:table-cell table:style-name="TableCell4446">
            <text:p text:style-name="P4447"/>
          </table:table-cell>
          <table:table-cell table:style-name="TableCell4448">
            <text:p text:style-name="P4449"/>
          </table:table-cell>
        </table:table-row>
        <table:table-row table:style-name="TableRow4450">
          <table:table-cell table:style-name="TableCell4451">
            <text:p text:style-name="P4452"/>
          </table:table-cell>
          <table:table-cell table:style-name="TableCell4453">
            <text:p text:style-name="P4454"/>
          </table:table-cell>
          <table:table-cell table:style-name="TableCell4455">
            <text:p text:style-name="P4456"/>
          </table:table-cell>
        </table:table-row>
        <table:table-row table:style-name="TableRow4457">
          <table:table-cell table:style-name="TableCell4458">
            <text:p text:style-name="P4459">Mercato Potenziale Prodotto 1</text:p>
          </table:table-cell>
          <table:table-cell table:style-name="TableCell4460">
            <text:p text:style-name="P4461"/>
          </table:table-cell>
          <table:table-cell table:style-name="TableCell4462">
            <text:p text:style-name="P4463"/>
          </table:table-cell>
        </table:table-row>
        <table:table-row table:style-name="TableRow4464">
          <table:table-cell table:style-name="TableCell4465">
            <text:p text:style-name="P4466"/>
          </table:table-cell>
          <table:table-cell table:style-name="TableCell4467">
            <text:p text:style-name="P4468"/>
          </table:table-cell>
          <table:table-cell table:style-name="TableCell4469">
            <text:p text:style-name="P4470"/>
          </table:table-cell>
        </table:table-row>
        <table:table-row table:style-name="TableRow4471">
          <table:table-cell table:style-name="TableCell4472">
            <text:p text:style-name="P4473"/>
          </table:table-cell>
          <table:table-cell table:style-name="TableCell4474">
            <text:p text:style-name="P4475"/>
          </table:table-cell>
          <table:table-cell table:style-name="TableCell4476">
            <text:p text:style-name="P4477"/>
          </table:table-cell>
        </table:table-row>
        <table:table-row table:style-name="TableRow4478">
          <table:table-cell table:style-name="TableCell4479">
            <text:p text:style-name="P4480">Vendite Anno 1</text:p>
          </table:table-cell>
          <table:table-cell table:style-name="TableCell4481">
            <text:p text:style-name="P4482"/>
          </table:table-cell>
          <table:table-cell table:style-name="TableCell4483">
            <text:p text:style-name="P4484">Ricavi</text:p>
          </table:table-cell>
        </table:table-row>
        <table:table-row table:style-name="TableRow4485">
          <table:table-cell table:style-name="TableCell4486">
            <text:p text:style-name="P4487"/>
          </table:table-cell>
          <table:table-cell table:style-name="TableCell4488">
            <text:p text:style-name="P4489"/>
          </table:table-cell>
          <table:table-cell table:style-name="TableCell4490">
            <text:p text:style-name="P4491"/>
          </table:table-cell>
        </table:table-row>
        <table:table-row table:style-name="TableRow4492">
          <table:table-cell table:style-name="TableCell4493">
            <text:p text:style-name="P4494"/>
          </table:table-cell>
          <table:table-cell table:style-name="TableCell4495">
            <text:p text:style-name="P4496"/>
          </table:table-cell>
          <table:table-cell table:style-name="TableCell4497">
            <text:p text:style-name="P4498"/>
          </table:table-cell>
        </table:table-row>
        <table:table-row table:style-name="TableRow4499">
          <table:table-cell table:style-name="TableCell4500">
            <text:p text:style-name="P4501"/>
          </table:table-cell>
          <table:table-cell table:style-name="TableCell4502">
            <text:p text:style-name="P4503"/>
          </table:table-cell>
          <table:table-cell table:style-name="TableCell4504">
            <text:p text:style-name="P4505"/>
          </table:table-cell>
        </table:table-row>
        <table:table-row table:style-name="TableRow4506">
          <table:table-cell table:style-name="TableCell4507">
            <text:p text:style-name="P4508">Vendite Anno 2</text:p>
          </table:table-cell>
          <table:table-cell table:style-name="TableCell4509">
            <text:p text:style-name="P4510"/>
          </table:table-cell>
          <table:table-cell table:style-name="TableCell4511">
            <text:p text:style-name="P4512">Ricavi</text:p>
          </table:table-cell>
        </table:table-row>
        <table:table-row table:style-name="TableRow4513">
          <table:table-cell table:style-name="TableCell4514">
            <text:p text:style-name="P4515"/>
          </table:table-cell>
          <table:table-cell table:style-name="TableCell4516">
            <text:p text:style-name="P4517"/>
          </table:table-cell>
          <table:table-cell table:style-name="TableCell4518">
            <text:p text:style-name="P4519"/>
          </table:table-cell>
        </table:table-row>
        <table:table-row table:style-name="TableRow4520">
          <table:table-cell table:style-name="TableCell4521">
            <text:p text:style-name="P4522"/>
          </table:table-cell>
          <table:table-cell table:style-name="TableCell4523">
            <text:p text:style-name="P4524"/>
          </table:table-cell>
          <table:table-cell table:style-name="TableCell4525">
            <text:p text:style-name="P4526"/>
          </table:table-cell>
        </table:table-row>
        <table:table-row table:style-name="TableRow4527">
          <table:table-cell table:style-name="TableCell4528">
            <text:p text:style-name="P4529"/>
          </table:table-cell>
          <table:table-cell table:style-name="TableCell4530">
            <text:p text:style-name="P4531"/>
          </table:table-cell>
          <table:table-cell table:style-name="TableCell4532">
            <text:p text:style-name="P4533"/>
          </table:table-cell>
        </table:table-row>
        <table:table-row table:style-name="TableRow4534">
          <table:table-cell table:style-name="TableCell4535">
            <text:p text:style-name="P4536">Vendite Anno 3</text:p>
          </table:table-cell>
          <table:table-cell table:style-name="TableCell4537">
            <text:p text:style-name="P4538"/>
          </table:table-cell>
          <table:table-cell table:style-name="TableCell4539">
            <text:p text:style-name="P4540">Ricavi</text:p>
          </table:table-cell>
        </table:table-row>
        <table:table-row table:style-name="TableRow4541">
          <table:table-cell table:style-name="TableCell4542">
            <text:p text:style-name="P4543"/>
          </table:table-cell>
          <table:table-cell table:style-name="TableCell4544">
            <text:p text:style-name="P4545"/>
          </table:table-cell>
          <table:table-cell table:style-name="TableCell4546">
            <text:p text:style-name="P4547"/>
          </table:table-cell>
        </table:table-row>
        <table:table-row table:style-name="TableRow4548">
          <table:table-cell table:style-name="TableCell4549">
            <text:p text:style-name="P4550"/>
          </table:table-cell>
          <table:table-cell table:style-name="TableCell4551">
            <text:p text:style-name="P4552"/>
          </table:table-cell>
          <table:table-cell table:style-name="TableCell4553">
            <text:p text:style-name="P4554"/>
          </table:table-cell>
        </table:table-row>
        <table:table-row table:style-name="TableRow4555">
          <table:table-cell table:style-name="TableCell4556">
            <text:p text:style-name="P4557"/>
          </table:table-cell>
          <table:table-cell table:style-name="TableCell4558">
            <text:p text:style-name="P4559"/>
          </table:table-cell>
          <table:table-cell table:style-name="TableCell4560">
            <text:p text:style-name="P4561"/>
          </table:table-cell>
        </table:table-row>
        <table:table-row table:style-name="TableRow4562">
          <table:table-cell table:style-name="TableCell4563">
            <text:p text:style-name="P4564"/>
          </table:table-cell>
          <table:table-cell table:style-name="TableCell4565">
            <text:p text:style-name="P4566"/>
          </table:table-cell>
          <table:table-cell table:style-name="TableCell4567">
            <text:p text:style-name="P4568"/>
          </table:table-cell>
        </table:table-row>
        <table:table-row table:style-name="TableRow4569">
          <table:table-cell table:style-name="TableCell4570">
            <text:p text:style-name="P4571">Costo unitario Prodotto 2</text:p>
          </table:table-cell>
          <table:table-cell table:style-name="TableCell4572">
            <text:p text:style-name="P4573"/>
          </table:table-cell>
          <table:table-cell table:style-name="TableCell4574">
            <text:p text:style-name="P4575"/>
          </table:table-cell>
        </table:table-row>
        <table:table-row table:style-name="TableRow4576">
          <table:table-cell table:style-name="TableCell4577">
            <text:p text:style-name="P4578"/>
          </table:table-cell>
          <table:table-cell table:style-name="TableCell4579">
            <text:p text:style-name="P4580"/>
          </table:table-cell>
          <table:table-cell table:style-name="TableCell4581">
            <text:p text:style-name="P4582"/>
          </table:table-cell>
        </table:table-row>
        <table:table-row table:style-name="TableRow4583">
          <table:table-cell table:style-name="TableCell4584">
            <text:p text:style-name="P4585"/>
          </table:table-cell>
          <table:table-cell table:style-name="TableCell4586">
            <text:p text:style-name="P4587"/>
          </table:table-cell>
          <table:table-cell table:style-name="TableCell4588">
            <text:p text:style-name="P4589"/>
          </table:table-cell>
        </table:table-row>
        <table:table-row table:style-name="TableRow4590">
          <table:table-cell table:style-name="TableCell4591">
            <text:p text:style-name="P4592">Mercato Potenziale Prodotto 2</text:p>
          </table:table-cell>
          <table:table-cell table:style-name="TableCell4593">
            <text:p text:style-name="P4594"/>
          </table:table-cell>
          <table:table-cell table:style-name="TableCell4595">
            <text:p text:style-name="P4596"/>
          </table:table-cell>
        </table:table-row>
        <table:table-row table:style-name="TableRow4597">
          <table:table-cell table:style-name="TableCell4598">
            <text:p text:style-name="P4599"/>
          </table:table-cell>
          <table:table-cell table:style-name="TableCell4600">
            <text:p text:style-name="P4601"/>
          </table:table-cell>
          <table:table-cell table:style-name="TableCell4602">
            <text:p text:style-name="P4603"/>
          </table:table-cell>
        </table:table-row>
        <table:table-row table:style-name="TableRow4604">
          <table:table-cell table:style-name="TableCell4605">
            <text:p text:style-name="P4606"/>
          </table:table-cell>
          <table:table-cell table:style-name="TableCell4607">
            <text:p text:style-name="P4608"/>
          </table:table-cell>
          <table:table-cell table:style-name="TableCell4609">
            <text:p text:style-name="P4610"/>
          </table:table-cell>
        </table:table-row>
        <table:table-row table:style-name="TableRow4611">
          <table:table-cell table:style-name="TableCell4612">
            <text:p text:style-name="P4613">Vendite Anno 1</text:p>
          </table:table-cell>
          <table:table-cell table:style-name="TableCell4614">
            <text:p text:style-name="P4615"/>
          </table:table-cell>
          <table:table-cell table:style-name="TableCell4616">
            <text:p text:style-name="P4617">Ricavi</text:p>
          </table:table-cell>
        </table:table-row>
        <table:table-row table:style-name="TableRow4618">
          <table:table-cell table:style-name="TableCell4619">
            <text:p text:style-name="P4620"/>
          </table:table-cell>
          <table:table-cell table:style-name="TableCell4621">
            <text:p text:style-name="P4622"/>
          </table:table-cell>
          <table:table-cell table:style-name="TableCell4623">
            <text:p text:style-name="P4624"/>
          </table:table-cell>
        </table:table-row>
        <table:table-row table:style-name="TableRow4625">
          <table:table-cell table:style-name="TableCell4626">
            <text:p text:style-name="P4627"/>
          </table:table-cell>
          <table:table-cell table:style-name="TableCell4628">
            <text:p text:style-name="P4629"/>
          </table:table-cell>
          <table:table-cell table:style-name="TableCell4630">
            <text:p text:style-name="P4631"/>
          </table:table-cell>
        </table:table-row>
        <table:table-row table:style-name="TableRow4632">
          <table:table-cell table:style-name="TableCell4633">
            <text:p text:style-name="P4634"/>
          </table:table-cell>
          <table:table-cell table:style-name="TableCell4635">
            <text:p text:style-name="P4636"/>
          </table:table-cell>
          <table:table-cell table:style-name="TableCell4637">
            <text:p text:style-name="P4638"/>
          </table:table-cell>
        </table:table-row>
        <table:table-row table:style-name="TableRow4639">
          <table:table-cell table:style-name="TableCell4640">
            <text:p text:style-name="P4641">Vendite Anno 2</text:p>
          </table:table-cell>
          <table:table-cell table:style-name="TableCell4642">
            <text:p text:style-name="P4643"/>
          </table:table-cell>
          <table:table-cell table:style-name="TableCell4644">
            <text:p text:style-name="P4645">Ricavi</text:p>
          </table:table-cell>
        </table:table-row>
        <table:table-row table:style-name="TableRow4646">
          <table:table-cell table:style-name="TableCell4647">
            <text:p text:style-name="P4648"/>
          </table:table-cell>
          <table:table-cell table:style-name="TableCell4649">
            <text:p text:style-name="P4650"/>
          </table:table-cell>
          <table:table-cell table:style-name="TableCell4651">
            <text:p text:style-name="P4652"/>
          </table:table-cell>
        </table:table-row>
        <table:table-row table:style-name="TableRow4653">
          <table:table-cell table:style-name="TableCell4654">
            <text:p text:style-name="P4655"/>
          </table:table-cell>
          <table:table-cell table:style-name="TableCell4656">
            <text:p text:style-name="P4657"/>
          </table:table-cell>
          <table:table-cell table:style-name="TableCell4658">
            <text:p text:style-name="P4659"/>
          </table:table-cell>
        </table:table-row>
        <table:table-row table:style-name="TableRow4660">
          <table:table-cell table:style-name="TableCell4661">
            <text:p text:style-name="P4662"/>
          </table:table-cell>
          <table:table-cell table:style-name="TableCell4663">
            <text:p text:style-name="P4664"/>
          </table:table-cell>
          <table:table-cell table:style-name="TableCell4665">
            <text:p text:style-name="P4666"/>
          </table:table-cell>
        </table:table-row>
        <table:table-row table:style-name="TableRow4667">
          <table:table-cell table:style-name="TableCell4668">
            <text:p text:style-name="P4669">Vendite Anno 3</text:p>
          </table:table-cell>
          <table:table-cell table:style-name="TableCell4670">
            <text:p text:style-name="P4671"/>
          </table:table-cell>
          <table:table-cell table:style-name="TableCell4672">
            <text:p text:style-name="P4673">Ricavi</text:p>
          </table:table-cell>
        </table:table-row>
        <table:table-row table:style-name="TableRow4674">
          <table:table-cell table:style-name="TableCell4675">
            <text:p text:style-name="P4676"/>
          </table:table-cell>
          <table:table-cell table:style-name="TableCell4677">
            <text:p text:style-name="P4678"/>
          </table:table-cell>
          <table:table-cell table:style-name="TableCell4679">
            <text:p text:style-name="P4680"/>
          </table:table-cell>
        </table:table-row>
        <table:table-row table:style-name="TableRow4681">
          <table:table-cell table:style-name="TableCell4682">
            <text:p text:style-name="P4683"/>
          </table:table-cell>
          <table:table-cell table:style-name="TableCell4684">
            <text:p text:style-name="P4685"/>
          </table:table-cell>
          <table:table-cell table:style-name="TableCell4686">
            <text:p text:style-name="P4687"/>
          </table:table-cell>
        </table:table-row>
        <table:table-row table:style-name="TableRow4688">
          <table:table-cell table:style-name="TableCell4689">
            <text:p text:style-name="P4690"/>
          </table:table-cell>
          <table:table-cell table:style-name="TableCell4691">
            <text:p text:style-name="P4692"/>
          </table:table-cell>
          <table:table-cell table:style-name="TableCell4693">
            <text:p text:style-name="P4694"/>
          </table:table-cell>
        </table:table-row>
        <table:table-row table:style-name="TableRow4695">
          <table:table-cell table:style-name="TableCell4696">
            <text:p text:style-name="P4697"/>
          </table:table-cell>
          <table:table-cell table:style-name="TableCell4698">
            <text:p text:style-name="P4699"/>
          </table:table-cell>
          <table:table-cell table:style-name="TableCell4700">
            <text:p text:style-name="P4701"/>
          </table:table-cell>
        </table:table-row>
      </table:table>
      <text:p text:style-name="P470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olo2" text:outline-level="2">Analisi di Breakeven ( e EBITDA)</text:h>
      <table:table table:style-name="Table4703">
        <table:table-columns>
          <table:table-column table:style-name="TableColumn4704"/>
        </table:table-columns>
        <table:table-row table:style-name="TableRow4705">
          <table:table-cell table:style-name="TableCell4706">
            <text:p text:style-name="P4707">Il<text:s/>breakeven verrà raggiunto…</text:p>
          </table:table-cell>
        </table:table-row>
        <table:table-row table:style-name="TableRow4708">
          <table:table-cell table:style-name="TableCell4709">
            <text:p text:style-name="P4710"/>
          </table:table-cell>
        </table:table-row>
        <table:table-row table:style-name="TableRow4711">
          <table:table-cell table:style-name="TableCell4712">
            <text:p text:style-name="P4713"/>
          </table:table-cell>
        </table:table-row>
        <table:table-row table:style-name="TableRow4714">
          <table:table-cell table:style-name="TableCell4715">
            <text:p text:style-name="P4716"/>
          </table:table-cell>
        </table:table-row>
        <table:table-row table:style-name="TableRow4717">
          <table:table-cell table:style-name="TableCell4718">
            <text:p text:style-name="P4719"/>
          </table:table-cell>
        </table:table-row>
        <table:table-row table:style-name="TableRow4720">
          <table:table-cell table:style-name="TableCell4721">
            <text:p text:style-name="P4722"/>
          </table:table-cell>
        </table:table-row>
        <table:table-row table:style-name="TableRow4723">
          <table:table-cell table:style-name="TableCell4724">
            <text:p text:style-name="P4725"/>
          </table:table-cell>
        </table:table-row>
        <table:table-row table:style-name="TableRow4726">
          <table:table-cell table:style-name="TableCell4727">
            <text:p text:style-name="P4728"/>
          </table:table-cell>
        </table:table-row>
        <table:table-row table:style-name="TableRow4729">
          <table:table-cell table:style-name="TableCell4730">
            <text:p text:style-name="P4731"/>
          </table:table-cell>
        </table:table-row>
        <table:table-row table:style-name="TableRow4732">
          <table:table-cell table:style-name="TableCell4733">
            <text:p text:style-name="P4734"/>
          </table:table-cell>
        </table:table-row>
        <table:table-row table:style-name="TableRow4735">
          <table:table-cell table:style-name="TableCell4736">
            <text:p text:style-name="P4737"/>
          </table:table-cell>
        </table:table-row>
        <table:table-row table:style-name="TableRow4738">
          <table:table-cell table:style-name="TableCell4739">
            <text:p text:style-name="P4740"/>
          </table:table-cell>
        </table:table-row>
        <table:table-row table:style-name="TableRow4741">
          <table:table-cell table:style-name="TableCell4742">
            <text:p text:style-name="P4743"/>
          </table:table-cell>
        </table:table-row>
      </table:table>
      <text:h text:style-name="P4744" text:outline-level="2"/>
      <text:h text:style-name="Titolo1" text:outline-level="1">Metriche e Assumptions</text:h>
      <text:p text:style-name="Standard">Che metriche è necessario raggiungere per assicurarsi il successo? Che metriche pensate di poter mantenere (assumptions) e perché? Sulla base di cosa?</text:p>
      <table:table table:style-name="Table4745">
        <table:table-columns>
          <table:table-column table:style-name="TableColumn4746"/>
        </table:table-columns>
        <table:table-row table:style-name="TableRow4747">
          <table:table-cell table:style-name="TableCell4748">
            <text:p text:style-name="P4749"/>
          </table:table-cell>
        </table:table-row>
        <table:table-row table:style-name="TableRow4750">
          <table:table-cell table:style-name="TableCell4751">
            <text:p text:style-name="P4752"/>
          </table:table-cell>
        </table:table-row>
        <table:table-row table:style-name="TableRow4753">
          <table:table-cell table:style-name="TableCell4754">
            <text:p text:style-name="P4755"/>
          </table:table-cell>
        </table:table-row>
        <table:table-row table:style-name="TableRow4756">
          <table:table-cell table:style-name="TableCell4757">
            <text:p text:style-name="P4758"/>
          </table:table-cell>
        </table:table-row>
        <table:table-row table:style-name="TableRow4759">
          <table:table-cell table:style-name="TableCell4760">
            <text:p text:style-name="P4761"/>
          </table:table-cell>
        </table:table-row>
        <table:table-row table:style-name="TableRow4762">
          <table:table-cell table:style-name="TableCell4763">
            <text:p text:style-name="P4764"/>
          </table:table-cell>
        </table:table-row>
        <table:table-row table:style-name="TableRow4765">
          <table:table-cell table:style-name="TableCell4766">
            <text:p text:style-name="P4767"/>
          </table:table-cell>
        </table:table-row>
        <table:table-row table:style-name="TableRow4768">
          <table:table-cell table:style-name="TableCell4769">
            <text:p text:style-name="P4770"/>
          </table:table-cell>
        </table:table-row>
        <table:table-row table:style-name="TableRow4771">
          <table:table-cell table:style-name="TableCell4772">
            <text:p text:style-name="P4773"/>
          </table:table-cell>
        </table:table-row>
        <table:table-row table:style-name="TableRow4774">
          <table:table-cell table:style-name="TableCell4775">
            <text:p text:style-name="P4776"/>
          </table:table-cell>
        </table:table-row>
        <table:table-row table:style-name="TableRow4777">
          <table:table-cell table:style-name="TableCell4778">
            <text:p text:style-name="P4779"/>
          </table:table-cell>
        </table:table-row>
        <table:table-row table:style-name="TableRow4780">
          <table:table-cell table:style-name="TableCell4781">
            <text:p text:style-name="P4782"/>
          </table:table-cell>
        </table:table-row>
        <table:table-row table:style-name="TableRow4783">
          <table:table-cell table:style-name="TableCell4784">
            <text:p text:style-name="P4785"/>
          </table:table-cell>
        </table:table-row>
        <table:table-row table:style-name="TableRow4786">
          <table:table-cell table:style-name="TableCell4787">
            <text:p text:style-name="P4788"/>
          </table:table-cell>
        </table:table-row>
        <table:table-row table:style-name="TableRow4789">
          <table:table-cell table:style-name="TableCell4790">
            <text:p text:style-name="P4791"/>
          </table:table-cell>
        </table:table-row>
        <table:table-row table:style-name="TableRow4792">
          <table:table-cell table:style-name="TableCell4793">
            <text:p text:style-name="P4794"/>
          </table:table-cell>
        </table:table-row>
        <table:table-row table:style-name="TableRow4795">
          <table:table-cell table:style-name="TableCell4796">
            <text:p text:style-name="P4797"/>
          </table:table-cell>
        </table:table-row>
        <table:table-row table:style-name="TableRow4798">
          <table:table-cell table:style-name="TableCell4799">
            <text:p text:style-name="P4800"/>
          </table:table-cell>
        </table:table-row>
        <table:table-row table:style-name="TableRow4801">
          <table:table-cell table:style-name="TableCell4802">
            <text:p text:style-name="P4803"/>
          </table:table-cell>
        </table:table-row>
        <table:table-row table:style-name="TableRow4804">
          <table:table-cell table:style-name="TableCell4805">
            <text:p text:style-name="P4806"/>
          </table:table-cell>
        </table:table-row>
        <table:table-row table:style-name="TableRow4807">
          <table:table-cell table:style-name="TableCell4808">
            <text:p text:style-name="P4809"/>
          </table:table-cell>
        </table:table-row>
        <table:table-row table:style-name="TableRow4810">
          <table:table-cell table:style-name="TableCell4811">
            <text:p text:style-name="P4812"/>
          </table:table-cell>
        </table:table-row>
        <table:table-row table:style-name="TableRow4813">
          <table:table-cell table:style-name="TableCell4814">
            <text:p text:style-name="P4815"/>
          </table:table-cell>
        </table:table-row>
        <table:table-row table:style-name="TableRow4816">
          <table:table-cell table:style-name="TableCell4817">
            <text:p text:style-name="P4818"/>
          </table:table-cell>
        </table:table-row>
        <table:table-row table:style-name="TableRow4819">
          <table:table-cell table:style-name="TableCell4820">
            <text:p text:style-name="P4821"/>
          </table:table-cell>
        </table:table-row>
        <table:table-row table:style-name="TableRow4822">
          <table:table-cell table:style-name="TableCell4823">
            <text:p text:style-name="P4824"/>
          </table:table-cell>
        </table:table-row>
        <table:table-row table:style-name="TableRow4825">
          <table:table-cell table:style-name="TableCell4826">
            <text:p text:style-name="P4827"/>
          </table:table-cell>
        </table:table-row>
        <table:table-row table:style-name="TableRow4828">
          <table:table-cell table:style-name="TableCell4829">
            <text:p text:style-name="P4830"/>
          </table:table-cell>
        </table:table-row>
        <table:table-row table:style-name="TableRow4831">
          <table:table-cell table:style-name="TableCell4832">
            <text:p text:style-name="P4833"/>
          </table:table-cell>
        </table:table-row>
        <table:table-row table:style-name="TableRow4834">
          <table:table-cell table:style-name="TableCell4835">
            <text:p text:style-name="P4836"/>
          </table:table-cell>
        </table:table-row>
        <table:table-row table:style-name="TableRow4837">
          <table:table-cell table:style-name="TableCell4838">
            <text:p text:style-name="P4839"/>
          </table:table-cell>
        </table:table-row>
        <table:table-row table:style-name="TableRow4840">
          <table:table-cell table:style-name="TableCell4841">
            <text:p text:style-name="P4842"/>
          </table:table-cell>
        </table:table-row>
        <table:table-row table:style-name="TableRow4843">
          <table:table-cell table:style-name="TableCell4844">
            <text:p text:style-name="P4845"/>
          </table:table-cell>
        </table:table-row>
        <table:table-row table:style-name="TableRow4846">
          <table:table-cell table:style-name="TableCell4847">
            <text:p text:style-name="P4848"/>
          </table:table-cell>
        </table:table-row>
        <table:table-row table:style-name="TableRow4849">
          <table:table-cell table:style-name="TableCell4850">
            <text:p text:style-name="P4851"/>
          </table:table-cell>
        </table:table-row>
        <table:table-row table:style-name="TableRow4852">
          <table:table-cell table:style-name="TableCell4853">
            <text:p text:style-name="P4854"/>
          </table:table-cell>
        </table:table-row>
        <table:table-row table:style-name="TableRow4855">
          <table:table-cell table:style-name="TableCell4856">
            <text:p text:style-name="P4857"/>
          </table:table-cell>
        </table:table-row>
        <table:table-row table:style-name="TableRow4858">
          <table:table-cell table:style-name="TableCell4859">
            <text:p text:style-name="P4860"/>
          </table:table-cell>
        </table:table-row>
        <table:table-row table:style-name="TableRow4861">
          <table:table-cell table:style-name="TableCell4862">
            <text:p text:style-name="P4863"/>
          </table:table-cell>
        </table:table-row>
        <table:table-row table:style-name="TableRow4864">
          <table:table-cell table:style-name="TableCell4865">
            <text:p text:style-name="P4866"/>
          </table:table-cell>
        </table:table-row>
        <table:table-row table:style-name="TableRow4867">
          <table:table-cell table:style-name="TableCell4868">
            <text:p text:style-name="P4869"/>
          </table:table-cell>
        </table:table-row>
        <table:table-row table:style-name="TableRow4870">
          <table:table-cell table:style-name="TableCell4871">
            <text:p text:style-name="P4872"/>
          </table:table-cell>
        </table:table-row>
        <table:table-row table:style-name="TableRow4873">
          <table:table-cell table:style-name="TableCell4874">
            <text:p text:style-name="P4875"/>
          </table:table-cell>
        </table:table-row>
        <table:table-row table:style-name="TableRow4876">
          <table:table-cell table:style-name="TableCell4877">
            <text:p text:style-name="P4878"/>
          </table:table-cell>
        </table:table-row>
        <table:table-row table:style-name="TableRow4879">
          <table:table-cell table:style-name="TableCell4880">
            <text:p text:style-name="P4881"/>
          </table:table-cell>
        </table:table-row>
        <table:table-row table:style-name="TableRow4882">
          <table:table-cell table:style-name="TableCell4883">
            <text:p text:style-name="P4884"/>
          </table:table-cell>
        </table:table-row>
      </table:table>
      <text:h text:style-name="Titolo1" text:outline-level="1">Investimento</text:h>
      <text:p text:style-name="Standard">Il progetto è realizzabile con risorse interne o è necessario trovare un investimento? Di che entità? In un singolo Round o in Round multipli? A che valorizzazione?</text:p>
      <table:table table:style-name="Table4885">
        <table:table-columns>
          <table:table-column table:style-name="TableColumn4886"/>
        </table:table-columns>
        <table:table-row table:style-name="TableRow4887">
          <table:table-cell table:style-name="TableCell4888">
            <text:p text:style-name="P4889"/>
          </table:table-cell>
        </table:table-row>
        <table:table-row table:style-name="TableRow4890">
          <table:table-cell table:style-name="TableCell4891">
            <text:p text:style-name="P4892"/>
          </table:table-cell>
        </table:table-row>
        <table:table-row table:style-name="TableRow4893">
          <table:table-cell table:style-name="TableCell4894">
            <text:p text:style-name="P4895"/>
          </table:table-cell>
        </table:table-row>
        <table:table-row table:style-name="TableRow4896">
          <table:table-cell table:style-name="TableCell4897">
            <text:p text:style-name="P4898"/>
          </table:table-cell>
        </table:table-row>
        <table:table-row table:style-name="TableRow4899">
          <table:table-cell table:style-name="TableCell4900">
            <text:p text:style-name="P4901"/>
          </table:table-cell>
        </table:table-row>
        <table:table-row table:style-name="TableRow4902">
          <table:table-cell table:style-name="TableCell4903">
            <text:p text:style-name="P4904"/>
          </table:table-cell>
        </table:table-row>
        <table:table-row table:style-name="TableRow4905">
          <table:table-cell table:style-name="TableCell4906">
            <text:p text:style-name="P4907"/>
          </table:table-cell>
        </table:table-row>
        <table:table-row table:style-name="TableRow4908">
          <table:table-cell table:style-name="TableCell4909">
            <text:p text:style-name="P4910"/>
          </table:table-cell>
        </table:table-row>
        <table:table-row table:style-name="TableRow4911">
          <table:table-cell table:style-name="TableCell4912">
            <text:p text:style-name="P4913"/>
          </table:table-cell>
        </table:table-row>
        <table:table-row table:style-name="TableRow4914">
          <table:table-cell table:style-name="TableCell4915">
            <text:p text:style-name="P4916"/>
          </table:table-cell>
        </table:table-row>
        <table:table-row table:style-name="TableRow4917">
          <table:table-cell table:style-name="TableCell4918">
            <text:p text:style-name="P4919"/>
          </table:table-cell>
        </table:table-row>
        <table:table-row table:style-name="TableRow4920">
          <table:table-cell table:style-name="TableCell4921">
            <text:p text:style-name="P4922"/>
          </table:table-cell>
        </table:table-row>
        <table:table-row table:style-name="TableRow4923">
          <table:table-cell table:style-name="TableCell4924">
            <text:p text:style-name="P4925"/>
          </table:table-cell>
        </table:table-row>
        <table:table-row table:style-name="TableRow4926">
          <table:table-cell table:style-name="TableCell4927">
            <text:p text:style-name="P4928"/>
          </table:table-cell>
        </table:table-row>
        <table:table-row table:style-name="TableRow4929">
          <table:table-cell table:style-name="TableCell4930">
            <text:p text:style-name="P4931"/>
          </table:table-cell>
        </table:table-row>
        <table:table-row table:style-name="TableRow4932">
          <table:table-cell table:style-name="TableCell4933">
            <text:p text:style-name="P4934"/>
          </table:table-cell>
        </table:table-row>
        <table:table-row table:style-name="TableRow4935">
          <table:table-cell table:style-name="TableCell4936">
            <text:p text:style-name="P4937"/>
          </table:table-cell>
        </table:table-row>
        <table:table-row table:style-name="TableRow4938">
          <table:table-cell table:style-name="TableCell4939">
            <text:p text:style-name="P4940"/>
          </table:table-cell>
        </table:table-row>
        <table:table-row table:style-name="TableRow4941">
          <table:table-cell table:style-name="TableCell4942">
            <text:p text:style-name="P4943"/>
          </table:table-cell>
        </table:table-row>
        <table:table-row table:style-name="TableRow4944">
          <table:table-cell table:style-name="TableCell4945">
            <text:p text:style-name="P4946"/>
          </table:table-cell>
        </table:table-row>
        <table:table-row table:style-name="TableRow4947">
          <table:table-cell table:style-name="TableCell4948">
            <text:p text:style-name="P4949"/>
          </table:table-cell>
        </table:table-row>
        <table:table-row table:style-name="TableRow4950">
          <table:table-cell table:style-name="TableCell4951">
            <text:p text:style-name="P4952"/>
          </table:table-cell>
        </table:table-row>
        <table:table-row table:style-name="TableRow4953">
          <table:table-cell table:style-name="TableCell4954">
            <text:p text:style-name="P4955"/>
          </table:table-cell>
        </table:table-row>
        <table:table-row table:style-name="TableRow4956">
          <table:table-cell table:style-name="TableCell4957">
            <text:p text:style-name="P4958"/>
          </table:table-cell>
        </table:table-row>
        <table:table-row table:style-name="TableRow4959">
          <table:table-cell table:style-name="TableCell4960">
            <text:p text:style-name="P4961"/>
          </table:table-cell>
        </table:table-row>
        <table:table-row table:style-name="TableRow4962">
          <table:table-cell table:style-name="TableCell4963">
            <text:p text:style-name="P4964"/>
          </table:table-cell>
        </table:table-row>
        <table:table-row table:style-name="TableRow4965">
          <table:table-cell table:style-name="TableCell4966">
            <text:p text:style-name="P4967"/>
          </table:table-cell>
        </table:table-row>
        <table:table-row table:style-name="TableRow4968">
          <table:table-cell table:style-name="TableCell4969">
            <text:p text:style-name="P4970"/>
          </table:table-cell>
        </table:table-row>
        <table:table-row table:style-name="TableRow4971">
          <table:table-cell table:style-name="TableCell4972">
            <text:p text:style-name="P4973"/>
          </table:table-cell>
        </table:table-row>
        <table:table-row table:style-name="TableRow4974">
          <table:table-cell table:style-name="TableCell4975">
            <text:p text:style-name="P4976"/>
          </table:table-cell>
        </table:table-row>
        <table:table-row table:style-name="TableRow4977">
          <table:table-cell table:style-name="TableCell4978">
            <text:p text:style-name="P4979"/>
          </table:table-cell>
        </table:table-row>
        <table:table-row table:style-name="TableRow4980">
          <table:table-cell table:style-name="TableCell4981">
            <text:p text:style-name="P4982"/>
          </table:table-cell>
        </table:table-row>
        <table:table-row table:style-name="TableRow4983">
          <table:table-cell table:style-name="TableCell4984">
            <text:p text:style-name="P4985"/>
          </table:table-cell>
        </table:table-row>
        <table:table-row table:style-name="TableRow4986">
          <table:table-cell table:style-name="TableCell4987">
            <text:p text:style-name="P4988"/>
          </table:table-cell>
        </table:table-row>
        <table:table-row table:style-name="TableRow4989">
          <table:table-cell table:style-name="TableCell4990">
            <text:p text:style-name="P4991"/>
          </table:table-cell>
        </table:table-row>
        <table:table-row table:style-name="TableRow4992">
          <table:table-cell table:style-name="TableCell4993">
            <text:p text:style-name="P4994"/>
          </table:table-cell>
        </table:table-row>
        <table:table-row table:style-name="TableRow4995">
          <table:table-cell table:style-name="TableCell4996">
            <text:p text:style-name="P4997"/>
          </table:table-cell>
        </table:table-row>
        <table:table-row table:style-name="TableRow4998">
          <table:table-cell table:style-name="TableCell4999">
            <text:p text:style-name="P5000"/>
          </table:table-cell>
        </table:table-row>
        <table:table-row table:style-name="TableRow5001">
          <table:table-cell table:style-name="TableCell5002">
            <text:p text:style-name="P5003"/>
          </table:table-cell>
        </table:table-row>
        <table:table-row table:style-name="TableRow5004">
          <table:table-cell table:style-name="TableCell5005">
            <text:p text:style-name="P5006"/>
          </table:table-cell>
        </table:table-row>
        <table:table-row table:style-name="TableRow5007">
          <table:table-cell table:style-name="TableCell5008">
            <text:p text:style-name="P5009"/>
          </table:table-cell>
        </table:table-row>
        <table:table-row table:style-name="TableRow5010">
          <table:table-cell table:style-name="TableCell5011">
            <text:p text:style-name="P5012"/>
          </table:table-cell>
        </table:table-row>
        <table:table-row table:style-name="TableRow5013">
          <table:table-cell table:style-name="TableCell5014">
            <text:p text:style-name="P5015"/>
          </table:table-cell>
        </table:table-row>
        <table:table-row table:style-name="TableRow5016">
          <table:table-cell table:style-name="TableCell5017">
            <text:p text:style-name="P5018"/>
          </table:table-cell>
        </table:table-row>
        <table:table-row table:style-name="TableRow5019">
          <table:table-cell table:style-name="TableCell5020">
            <text:p text:style-name="P5021"/>
          </table:table-cell>
        </table:table-row>
        <table:table-row table:style-name="TableRow5022">
          <table:table-cell table:style-name="TableCell5023">
            <text:p text:style-name="P5024"/>
          </table:table-cell>
        </table:table-row>
      </table:table>
      <text:h text:style-name="Titolo1" text:outline-level="1">Milestones</text:h>
      <text:p text:style-name="Standard">Come pensate di attuare operativamente il vostro progetto?<text:line-break/>Con che scadenze? Con che Risultati attesi? Quando pensate di allacciare nuove partnership? Quando pensate di<text:s/>espandervi al mercato internazionale?</text:p>
      <text:p text:style-name="P5025">Anno 1</text:p>
      <text:p text:style-name="Standard"/>
      <table:table table:style-name="Table5026">
        <table:table-columns>
          <table:table-column table:style-name="TableColumn5027"/>
        </table:table-columns>
        <table:table-row table:style-name="TableRow5028">
          <table:table-cell table:style-name="TableCell5029">
            <text:p text:style-name="P5030"/>
          </table:table-cell>
        </table:table-row>
        <table:table-row table:style-name="TableRow5031">
          <table:table-cell table:style-name="TableCell5032">
            <text:p text:style-name="P5033"/>
          </table:table-cell>
        </table:table-row>
        <table:table-row table:style-name="TableRow5034">
          <table:table-cell table:style-name="TableCell5035">
            <text:p text:style-name="P5036"/>
          </table:table-cell>
        </table:table-row>
        <table:table-row table:style-name="TableRow5037">
          <table:table-cell table:style-name="TableCell5038">
            <text:p text:style-name="P5039"/>
          </table:table-cell>
        </table:table-row>
        <table:table-row table:style-name="TableRow5040">
          <table:table-cell table:style-name="TableCell5041">
            <text:p text:style-name="P5042"/>
          </table:table-cell>
        </table:table-row>
        <table:table-row table:style-name="TableRow5043">
          <table:table-cell table:style-name="TableCell5044">
            <text:p text:style-name="P5045"/>
          </table:table-cell>
        </table:table-row>
        <table:table-row table:style-name="TableRow5046">
          <table:table-cell table:style-name="TableCell5047">
            <text:p text:style-name="P5048"/>
          </table:table-cell>
        </table:table-row>
        <table:table-row table:style-name="TableRow5049">
          <table:table-cell table:style-name="TableCell5050">
            <text:p text:style-name="P5051"/>
          </table:table-cell>
        </table:table-row>
        <table:table-row table:style-name="TableRow5052">
          <table:table-cell table:style-name="TableCell5053">
            <text:p text:style-name="P5054"/>
          </table:table-cell>
        </table:table-row>
        <table:table-row table:style-name="TableRow5055">
          <table:table-cell table:style-name="TableCell5056">
            <text:p text:style-name="P5057"/>
          </table:table-cell>
        </table:table-row>
      </table:table>
      <text:p text:style-name="Standard"/>
      <text:p text:style-name="P5058">Anno 2</text:p>
      <text:p text:style-name="Standard"/>
      <table:table table:style-name="Table5059">
        <table:table-columns>
          <table:table-column table:style-name="TableColumn5060"/>
        </table:table-columns>
        <table:table-row table:style-name="TableRow5061">
          <table:table-cell table:style-name="TableCell5062">
            <text:p text:style-name="P5063"/>
          </table:table-cell>
        </table:table-row>
        <table:table-row table:style-name="TableRow5064">
          <table:table-cell table:style-name="TableCell5065">
            <text:p text:style-name="P5066"/>
          </table:table-cell>
        </table:table-row>
        <table:table-row table:style-name="TableRow5067">
          <table:table-cell table:style-name="TableCell5068">
            <text:p text:style-name="P5069"/>
          </table:table-cell>
        </table:table-row>
        <table:table-row table:style-name="TableRow5070">
          <table:table-cell table:style-name="TableCell5071">
            <text:p text:style-name="P5072"/>
          </table:table-cell>
        </table:table-row>
        <table:table-row table:style-name="TableRow5073">
          <table:table-cell table:style-name="TableCell5074">
            <text:p text:style-name="P5075"/>
          </table:table-cell>
        </table:table-row>
        <table:table-row table:style-name="TableRow5076">
          <table:table-cell table:style-name="TableCell5077">
            <text:p text:style-name="P5078"/>
          </table:table-cell>
        </table:table-row>
        <table:table-row table:style-name="TableRow5079">
          <table:table-cell table:style-name="TableCell5080">
            <text:p text:style-name="P5081"/>
          </table:table-cell>
        </table:table-row>
        <table:table-row table:style-name="TableRow5082">
          <table:table-cell table:style-name="TableCell5083">
            <text:p text:style-name="P5084"/>
          </table:table-cell>
        </table:table-row>
        <table:table-row table:style-name="TableRow5085">
          <table:table-cell table:style-name="TableCell5086">
            <text:p text:style-name="P5087"/>
          </table:table-cell>
        </table:table-row>
        <table:table-row table:style-name="TableRow5088">
          <table:table-cell table:style-name="TableCell5089">
            <text:p text:style-name="P5090"/>
          </table:table-cell>
        </table:table-row>
      </table:table>
      <text:p text:style-name="Standard"/>
      <text:p text:style-name="P5091">Anno 3</text:p>
      <text:p text:style-name="Standard"/>
      <table:table table:style-name="Table5092">
        <table:table-columns>
          <table:table-column table:style-name="TableColumn5093"/>
        </table:table-columns>
        <table:table-row table:style-name="TableRow5094">
          <table:table-cell table:style-name="TableCell5095">
            <text:p text:style-name="P5096"/>
          </table:table-cell>
        </table:table-row>
        <table:table-row table:style-name="TableRow5097">
          <table:table-cell table:style-name="TableCell5098">
            <text:p text:style-name="P5099"/>
          </table:table-cell>
        </table:table-row>
        <table:table-row table:style-name="TableRow5100">
          <table:table-cell table:style-name="TableCell5101">
            <text:p text:style-name="P5102"/>
          </table:table-cell>
        </table:table-row>
        <table:table-row table:style-name="TableRow5103">
          <table:table-cell table:style-name="TableCell5104">
            <text:p text:style-name="P5105"/>
          </table:table-cell>
        </table:table-row>
        <table:table-row table:style-name="TableRow5106">
          <table:table-cell table:style-name="TableCell5107">
            <text:p text:style-name="P5108"/>
          </table:table-cell>
        </table:table-row>
        <table:table-row table:style-name="TableRow5109">
          <table:table-cell table:style-name="TableCell5110">
            <text:p text:style-name="P5111"/>
          </table:table-cell>
        </table:table-row>
        <table:table-row table:style-name="TableRow5112">
          <table:table-cell table:style-name="TableCell5113">
            <text:p text:style-name="P5114"/>
          </table:table-cell>
        </table:table-row>
        <table:table-row table:style-name="TableRow5115">
          <table:table-cell table:style-name="TableCell5116">
            <text:p text:style-name="P5117"/>
          </table:table-cell>
        </table:table-row>
        <table:table-row table:style-name="TableRow5118">
          <table:table-cell table:style-name="TableCell5119">
            <text:p text:style-name="P5120"/>
          </table:table-cell>
        </table:table-row>
        <table:table-row table:style-name="TableRow5121">
          <table:table-cell table:style-name="TableCell5122">
            <text:p text:style-name="P5123"/>
          </table:table-cell>
        </table:table-row>
      </table:table>
      <text:h text:style-name="Titolo1" text:outline-level="1">Note, Conclusioni e Commenti</text:h>
      <text:p text:style-name="Standard"/>
      <table:table table:style-name="Table5124">
        <table:table-columns>
          <table:table-column table:style-name="TableColumn5125"/>
        </table:table-columns>
        <table:table-row table:style-name="TableRow5126">
          <table:table-cell table:style-name="TableCell5127">
            <text:p text:style-name="P5128"/>
          </table:table-cell>
        </table:table-row>
        <table:table-row table:style-name="TableRow5129">
          <table:table-cell table:style-name="TableCell5130">
            <text:p text:style-name="P5131"/>
          </table:table-cell>
        </table:table-row>
        <table:table-row table:style-name="TableRow5132">
          <table:table-cell table:style-name="TableCell5133">
            <text:p text:style-name="P5134"/>
          </table:table-cell>
        </table:table-row>
        <table:table-row table:style-name="TableRow5135">
          <table:table-cell table:style-name="TableCell5136">
            <text:p text:style-name="P5137"/>
          </table:table-cell>
        </table:table-row>
        <table:table-row table:style-name="TableRow5138">
          <table:table-cell table:style-name="TableCell5139">
            <text:p text:style-name="P5140"/>
          </table:table-cell>
        </table:table-row>
        <table:table-row table:style-name="TableRow5141">
          <table:table-cell table:style-name="TableCell5142">
            <text:p text:style-name="P5143"/>
          </table:table-cell>
        </table:table-row>
        <table:table-row table:style-name="TableRow5144">
          <table:table-cell table:style-name="TableCell5145">
            <text:p text:style-name="P5146"/>
          </table:table-cell>
        </table:table-row>
        <table:table-row table:style-name="TableRow5147">
          <table:table-cell table:style-name="TableCell5148">
            <text:p text:style-name="P5149"/>
          </table:table-cell>
        </table:table-row>
        <table:table-row table:style-name="TableRow5150">
          <table:table-cell table:style-name="TableCell5151">
            <text:p text:style-name="P5152"/>
          </table:table-cell>
        </table:table-row>
        <table:table-row table:style-name="TableRow5153">
          <table:table-cell table:style-name="TableCell5154">
            <text:p text:style-name="P5155"/>
          </table:table-cell>
        </table:table-row>
        <table:table-row table:style-name="TableRow5156">
          <table:table-cell table:style-name="TableCell5157">
            <text:p text:style-name="P5158"/>
          </table:table-cell>
        </table:table-row>
        <table:table-row table:style-name="TableRow5159">
          <table:table-cell table:style-name="TableCell5160">
            <text:p text:style-name="P5161"/>
          </table:table-cell>
        </table:table-row>
        <table:table-row table:style-name="TableRow5162">
          <table:table-cell table:style-name="TableCell5163">
            <text:p text:style-name="P5164"/>
          </table:table-cell>
        </table:table-row>
        <table:table-row table:style-name="TableRow5165">
          <table:table-cell table:style-name="TableCell5166">
            <text:p text:style-name="P5167"/>
          </table:table-cell>
        </table:table-row>
        <table:table-row table:style-name="TableRow5168">
          <table:table-cell table:style-name="TableCell5169">
            <text:p text:style-name="P5170"/>
          </table:table-cell>
        </table:table-row>
        <table:table-row table:style-name="TableRow5171">
          <table:table-cell table:style-name="TableCell5172">
            <text:p text:style-name="P5173"/>
          </table:table-cell>
        </table:table-row>
        <table:table-row table:style-name="TableRow5174">
          <table:table-cell table:style-name="TableCell5175">
            <text:p text:style-name="P5176"/>
          </table:table-cell>
        </table:table-row>
        <table:table-row table:style-name="TableRow5177">
          <table:table-cell table:style-name="TableCell5178">
            <text:p text:style-name="P5179"/>
          </table:table-cell>
        </table:table-row>
        <table:table-row table:style-name="TableRow5180">
          <table:table-cell table:style-name="TableCell5181">
            <text:p text:style-name="P5182"/>
          </table:table-cell>
        </table:table-row>
        <table:table-row table:style-name="TableRow5183">
          <table:table-cell table:style-name="TableCell5184">
            <text:p text:style-name="P5185"/>
          </table:table-cell>
        </table:table-row>
        <table:table-row table:style-name="TableRow5186">
          <table:table-cell table:style-name="TableCell5187">
            <text:p text:style-name="P5188"/>
          </table:table-cell>
        </table:table-row>
        <table:table-row table:style-name="TableRow5189">
          <table:table-cell table:style-name="TableCell5190">
            <text:p text:style-name="P5191"/>
          </table:table-cell>
        </table:table-row>
        <table:table-row table:style-name="TableRow5192">
          <table:table-cell table:style-name="TableCell5193">
            <text:p text:style-name="P5194"/>
          </table:table-cell>
        </table:table-row>
        <table:table-row table:style-name="TableRow5195">
          <table:table-cell table:style-name="TableCell5196">
            <text:p text:style-name="P5197"/>
          </table:table-cell>
        </table:table-row>
        <table:table-row table:style-name="TableRow5198">
          <table:table-cell table:style-name="TableCell5199">
            <text:p text:style-name="P5200"/>
          </table:table-cell>
        </table:table-row>
        <table:table-row table:style-name="TableRow5201">
          <table:table-cell table:style-name="TableCell5202">
            <text:p text:style-name="P5203"/>
          </table:table-cell>
        </table:table-row>
        <table:table-row table:style-name="TableRow5204">
          <table:table-cell table:style-name="TableCell5205">
            <text:p text:style-name="P5206"/>
          </table:table-cell>
        </table:table-row>
        <table:table-row table:style-name="TableRow5207">
          <table:table-cell table:style-name="TableCell5208">
            <text:p text:style-name="P5209"/>
          </table:table-cell>
        </table:table-row>
        <table:table-row table:style-name="TableRow5210">
          <table:table-cell table:style-name="TableCell5211">
            <text:p text:style-name="P5212"/>
          </table:table-cell>
        </table:table-row>
        <table:table-row table:style-name="TableRow5213">
          <table:table-cell table:style-name="TableCell5214">
            <text:p text:style-name="P5215"/>
          </table:table-cell>
        </table:table-row>
        <table:table-row table:style-name="TableRow5216">
          <table:table-cell table:style-name="TableCell5217">
            <text:p text:style-name="P5218"/>
          </table:table-cell>
        </table:table-row>
        <table:table-row table:style-name="TableRow5219">
          <table:table-cell table:style-name="TableCell5220">
            <text:p text:style-name="P5221"/>
          </table:table-cell>
        </table:table-row>
        <table:table-row table:style-name="TableRow5222">
          <table:table-cell table:style-name="TableCell5223">
            <text:p text:style-name="P5224"/>
          </table:table-cell>
        </table:table-row>
        <table:table-row table:style-name="TableRow5225">
          <table:table-cell table:style-name="TableCell5226">
            <text:p text:style-name="P5227"/>
          </table:table-cell>
        </table:table-row>
        <table:table-row table:style-name="TableRow5228">
          <table:table-cell table:style-name="TableCell5229">
            <text:p text:style-name="P5230"/>
          </table:table-cell>
        </table:table-row>
        <table:table-row table:style-name="TableRow5231">
          <table:table-cell table:style-name="TableCell5232">
            <text:p text:style-name="P5233"/>
          </table:table-cell>
        </table:table-row>
        <table:table-row table:style-name="TableRow5234">
          <table:table-cell table:style-name="TableCell5235">
            <text:p text:style-name="P5236"/>
          </table:table-cell>
        </table:table-row>
        <table:table-row table:style-name="TableRow5237">
          <table:table-cell table:style-name="TableCell5238">
            <text:p text:style-name="P5239"/>
          </table:table-cell>
        </table:table-row>
        <table:table-row table:style-name="TableRow5240">
          <table:table-cell table:style-name="TableCell5241">
            <text:p text:style-name="P5242"/>
          </table:table-cell>
        </table:table-row>
        <table:table-row table:style-name="TableRow5243">
          <table:table-cell table:style-name="TableCell5244">
            <text:p text:style-name="P5245"/>
          </table:table-cell>
        </table:table-row>
        <table:table-row table:style-name="TableRow5246">
          <table:table-cell table:style-name="TableCell5247">
            <text:p text:style-name="P5248"/>
          </table:table-cell>
        </table:table-row>
        <table:table-row table:style-name="TableRow5249">
          <table:table-cell table:style-name="TableCell5250">
            <text:p text:style-name="P5251"/>
          </table:table-cell>
        </table:table-row>
        <table:table-row table:style-name="TableRow5252">
          <table:table-cell table:style-name="TableCell5253">
            <text:p text:style-name="P5254"/>
          </table:table-cell>
        </table:table-row>
        <table:table-row table:style-name="TableRow5255">
          <table:table-cell table:style-name="TableCell5256">
            <text:p text:style-name="P5257"/>
          </table:table-cell>
        </table:table-row>
        <table:table-row table:style-name="TableRow5258">
          <table:table-cell table:style-name="TableCell5259">
            <text:p text:style-name="P5260"/>
          </table:table-cell>
        </table:table-row>
      </table:table>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DejaVu Sans" svg:font-family="DejaVu Sans" style:font-family-generic="system" style:font-pitch="variable"/>
    <style:font-face style:name="Arial Black" svg:font-family="Arial Black" style:font-family-generic="swiss" style:font-pitch="variable" svg:panose-1="2 11 10 4 2 1 2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OpenSymbol" style:font-charset="x-symbol" svg:font-family="OpenSymbol" style:font-family-generic="system"/>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FreeSans" svg:font-family="FreeSans" style:font-family-generic="swiss"/>
    <style:font-face style:name="Futura Bk BT" svg:font-family="Futura Bk BT" style:font-family-generic="roman"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ans-serif" svg:font-family="arial, sans-serif"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Titolo1" style:display-name="Titolo 1" style:family="paragraph" style:parent-style-name="Heading" style:default-outline-level="1">
      <style:paragraph-properties fo:keep-together="always" fo:margin-top="0.3333in" fo:margin-bottom="0in"/>
      <style:text-properties style:font-name="Arial Black" style:font-name-asian="Calibri" style:font-name-complex="DejaVu Sans" fo:font-weight="bold" style:font-weight-asian="bold" style:font-weight-complex="bold" fo:color="#000000" fo:hyphenate="false"/>
    </style:style>
    <style:style style:name="Titolo2" style:display-name="Titolo 2" style:family="paragraph" style:parent-style-name="Heading" style:default-outline-level="2">
      <style:paragraph-properties fo:keep-together="always" fo:margin-top="0.1388in" fo:margin-bottom="0in"/>
      <style:text-properties style:font-name="Arial" style:font-name-asian="Calibri" style:font-name-complex="DejaVu Sans" fo:font-weight="bold" style:font-weight-asian="bold" style:font-weight-complex="bold" fo:color="#000000" fo:font-size="13pt" style:font-size-asian="13pt" style:font-size-complex="13pt" fo:hyphenate="false"/>
    </style:style>
    <style:style style:name="Normale" style:display-name="Normale" style:family="paragraph">
      <style:text-properties fo:color="#00000A" fo:font-size="11pt" style:font-size-asian="11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Arial Black" style:font-name-asian="Calibri" style:font-name-complex="DejaVu Sans" fo:font-weight="bold" style:font-weight-asian="bold" style:font-weight-complex="bold" fo:color="#000000" fo:font-size="14pt" style:font-size-asian="14pt" style:font-size-complex="14pt"/>
    </style:style>
    <style:style style:name="Titolo2Carattere" style:display-name="Titolo 2 Carattere" style:family="text" style:parent-style-name="Car.predefinitoparagrafo">
      <style:text-properties style:font-name="Arial" style:font-name-asian="Calibri" style:font-name-complex="DejaVu Sans" fo:font-weight="bold" style:font-weight-asian="bold" style:font-weight-complex="bold" fo:color="#000000" fo:font-size="13pt" style:font-size-asian="13pt" style:font-size-complex="13pt"/>
    </style:style>
    <style:style style:name="TestofumettoCarattere" style:display-name="Testo fumetto Carattere" style:family="text" style:parent-style-name="Car.predefinitoparagrafo">
      <style:text-properties style:font-name="Tahoma" style:font-name-asian="Tahoma" style:font-name-complex="Tahoma" fo:font-size="8pt" style:font-size-asian="8pt" style:font-size-complex="8pt"/>
    </style:style>
    <style:style style:name="TitoloCarattere" style:display-name="Titolo Carattere" style:family="text" style:parent-style-name="Car.predefinitoparagrafo">
      <style:text-properties style:font-name="Arial Black" style:font-name-asian="Calibri" style:font-name-complex="DejaVu Sans" fo:color="#000000" fo:letter-spacing="0.0034in" fo:font-size="26pt" style:font-size-asian="26pt" style:font-size-complex="26pt"/>
    </style:style>
    <style:style style:name="SottotitoloCarattere" style:display-name="Sottotitolo Carattere" style:family="text" style:parent-style-name="Car.predefinitoparagrafo">
      <style:text-properties style:font-name="Arial" style:font-name-asian="Calibri" style:font-name-complex="DejaVu Sans" fo:font-style="italic" style:font-style-asian="italic" style:font-style-complex="italic" fo:color="#7F7F7F" fo:letter-spacing="0.0104in" fo:font-size="12pt" style:font-size-asian="12pt" style:font-size-complex="12pt"/>
    </style:style>
    <style:style style:name="IntestazioneCarattere" style:display-name="Intestazione Carattere" style:family="text" style:parent-style-name="Car.predefinitoparagrafo"/>
    <style:style style:name="PièdipaginaCarattere" style:display-name="Piè di pagina Carattere" style:family="text" style:parent-style-name="Car.predefinitoparagrafo"/>
    <style:style style:name="Bullets" style:display-name="Bullets" style:family="text">
      <style:text-properties style:font-name="OpenSymbol" style:font-name-asian="OpenSymbol" style:font-name-complex="OpenSymbol"/>
    </style:style>
    <style:style style:name="ListLabel1" style:display-name="ListLabel 1" style:family="text">
      <style:text-properties style:font-name-asian="OpenSymbol" style:font-name-complex="OpenSymbol"/>
    </style:style>
    <style:style style:name="ListLabel2" style:display-name="ListLabel 2" style:family="text">
      <style:text-properties style:font-name-asian="OpenSymbol" style:font-name-complex="OpenSymbol"/>
    </style:style>
    <style:style style:name="ListLabel3" style:display-name="ListLabel 3" style:family="text">
      <style:text-properties style:font-name-asian="OpenSymbol" style:font-name-complex="OpenSymbol"/>
    </style:style>
    <style:style style:name="ListLabel4" style:display-name="ListLabel 4" style:family="text">
      <style:text-properties style:font-name-asian="OpenSymbol" style:font-name-complex="OpenSymbol"/>
    </style:style>
    <style:style style:name="ListLabel5" style:display-name="ListLabel 5" style:family="text">
      <style:text-properties style:font-name-asian="OpenSymbol" style:font-name-complex="OpenSymbol"/>
    </style:style>
    <style:style style:name="ListLabel6" style:display-name="ListLabel 6" style:family="text">
      <style:text-properties style:font-name-asian="OpenSymbol" style:font-name-complex="OpenSymbol"/>
    </style:style>
    <style:style style:name="ListLabel7" style:display-name="ListLabel 7" style:family="text">
      <style:text-properties style:font-name-asian="OpenSymbol" style:font-name-complex="OpenSymbol"/>
    </style:style>
    <style:style style:name="ListLabel8" style:display-name="ListLabel 8" style:family="text">
      <style:text-properties style:font-name-asian="OpenSymbol" style:font-name-complex="OpenSymbol"/>
    </style:style>
    <style:style style:name="ListLabel9" style:display-name="ListLabel 9" style:family="text">
      <style:text-properties style:font-name-asian="OpenSymbol" style:font-name-complex="OpenSymbol"/>
    </style:style>
    <style:style style:name="ListLabel10" style:display-name="ListLabel 10" style:family="text">
      <style:text-properties style:font-name-complex="OpenSymbol"/>
    </style:style>
    <style:style style:name="ListLabel11" style:display-name="ListLabel 11" style:family="text">
      <style:text-properties style:font-name-complex="OpenSymbol"/>
    </style:style>
    <style:style style:name="ListLabel12" style:display-name="ListLabel 12" style:family="text">
      <style:text-properties style:font-name-complex="OpenSymbol"/>
    </style:style>
    <style:style style:name="ListLabel13" style:display-name="ListLabel 13" style:family="text">
      <style:text-properties style:font-name-complex="OpenSymbol"/>
    </style:style>
    <style:style style:name="ListLabel14" style:display-name="ListLabel 14" style:family="text">
      <style:text-properties style:font-name-complex="OpenSymbol"/>
    </style:style>
    <style:style style:name="ListLabel15" style:display-name="ListLabel 15" style:family="text">
      <style:text-properties style:font-name-complex="OpenSymbol"/>
    </style:style>
    <style:style style:name="ListLabel16" style:display-name="ListLabel 16" style:family="text">
      <style:text-properties style:font-name-complex="OpenSymbol"/>
    </style:style>
    <style:style style:name="ListLabel17" style:display-name="ListLabel 17" style:family="text">
      <style:text-properties style:font-name-complex="OpenSymbol"/>
    </style:style>
    <style:style style:name="ListLabel18" style:display-name="ListLabel 18" style:family="text">
      <style:text-properties style:font-name-complex="OpenSymbol"/>
    </style:style>
    <style:style style:name="Heading" style:display-name="Heading" style:family="paragraph" style:next-style-name="Corpotesto">
      <style:paragraph-properties fo:keep-with-next="always" fo:widows="0" fo:orphans="0" fo:margin-top="0.1666in" fo:margin-bottom="0.0833in"/>
      <style:text-properties style:font-name="Liberation Sans" style:font-name-asian="Noto Sans CJK SC Regular" style:font-name-complex="FreeSans" fo:font-size="14pt" style:font-size-asian="14pt" style:font-size-complex="14pt" fo:hyphenate="false"/>
    </style:style>
    <style:style style:name="Corpotesto" style:display-name="Corpo testo" style:family="paragraph" style:parent-style-name="Normale">
      <style:paragraph-properties fo:margin-bottom="0.0972in" fo:line-height="120%"/>
      <style:text-properties fo:hyphenate="false"/>
    </style:style>
    <style:style style:name="Elenco" style:display-name="Elenco" style:family="paragraph">
      <style:paragraph-properties fo:widows="0" fo:orphans="0"/>
      <style:text-properties style:font-name-complex="FreeSans" fo:font-size="12pt" style:font-size-asian="12pt" fo:hyphenate="false"/>
    </style:style>
    <style:style style:name="Didascalia" style:display-name="Didascalia" style:family="paragraph" style:parent-style-name="Standard">
      <style:paragraph-properties text:number-lines="false" fo:margin-top="0.0833in" fo:margin-bottom="0.0833in"/>
      <style:text-properties style:font-name-complex="FreeSans" fo:font-style="italic" style:font-style-asian="italic" style:font-style-complex="italic" fo:font-size="12pt" style:font-size-asian="12pt" style:font-size-complex="12pt" fo:hyphenate="false"/>
    </style:style>
    <style:style style:name="Index" style:display-name="Index" style:family="paragraph">
      <style:paragraph-properties fo:widows="0" fo:orphans="0" text:number-lines="false"/>
      <style:text-properties style:font-name-complex="FreeSans" fo:font-size="12pt" style:font-size-asian="12pt" fo:hyphenate="false"/>
    </style:style>
    <style:style style:name="Standard" style:display-name="Standard" style:family="paragraph">
      <style:paragraph-properties fo:margin-bottom="0.1388in" fo:line-height="115%"/>
      <style:text-properties fo:color="#808080" fo:font-size="11pt" style:font-size-asian="11pt" fo:hyphenate="false"/>
    </style:style>
    <style:style style:name="Textbody" style:display-name="Text body" style:family="paragraph" style:parent-style-name="Standard">
      <style:paragraph-properties fo:margin-bottom="0.0972in" fo:line-height="120%"/>
      <style:text-properties fo:hyphenate="false"/>
    </style:style>
    <style:style style:name="Caselle" style:display-name="Caselle" style:family="paragraph" style:parent-style-name="Standard">
      <style:paragraph-properties fo:margin-bottom="0in" fo:line-height="100%"/>
      <style:text-properties style:font-name="Futura Bk BT" style:font-name-asian="Times New Roman" style:font-name-complex="Times New Roman" fo:font-weight="bold" style:font-weight-asian="bold" fo:font-size="9pt" style:font-size-asian="9pt" style:font-size-complex="10pt" style:language-asian="it" style:country-asian="IT" fo:hyphenate="false"/>
    </style:style>
    <style:style style:name="Testofumetto" style:display-name="Testo fumetto" style:family="paragraph" style:parent-style-name="Standard">
      <style:paragraph-properties fo:margin-bottom="0in" fo:line-height="100%"/>
      <style:text-properties style:font-name="Tahoma" style:font-name-asian="Tahoma" style:font-name-complex="Tahoma" fo:font-size="8pt" style:font-size-asian="8pt" style:font-size-complex="8pt" fo:hyphenate="false"/>
    </style:style>
    <style:style style:name="Titolo" style:display-name="Titolo" style:family="paragraph" style:parent-style-name="Standard">
      <style:paragraph-properties fo:border-top="none" fo:border-left="none" fo:border-bottom="0.0138in solid #4F81BD" fo:border-right="none" fo:padding-top="0in" fo:padding-left="0in" fo:padding-bottom="0.0555in" fo:padding-right="0in" style:shadow="none" fo:margin-bottom="0.2083in" fo:line-height="100%"/>
      <style:text-properties style:font-name="Arial Black" fo:color="#000000" fo:letter-spacing="0.0034in" fo:font-size="26pt" style:font-size-asian="26pt" style:font-size-complex="26pt" fo:hyphenate="false"/>
    </style:style>
    <style:style style:name="Sottotitolo" style:display-name="Sottotitolo" style:family="paragraph" style:parent-style-name="Standard">
      <style:text-properties style:font-name="Arial" fo:font-style="italic" style:font-style-asian="italic" style:font-style-complex="italic" fo:color="#7F7F7F" fo:letter-spacing="0.0104in" fo:font-size="12pt" style:font-size-asian="12pt" style:font-size-complex="12pt" fo:hyphenate="false"/>
    </style:style>
    <style:style style:name="Intestazione" style:display-name="Intestazione"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Pièdipagina" style:display-name="Piè di pagina" style:family="paragraph" style:parent-style-name="Standard">
      <style:paragraph-properties fo:margin-bottom="0in" fo:line-height="100%">
        <style:tab-stops>
          <style:tab-stop style:type="center" style:position="3.3465in"/>
          <style:tab-stop style:type="right" style:position="6.693in"/>
        </style:tab-stops>
      </style:paragraph-properties>
      <style:text-properties fo:hyphenate="false"/>
    </style:style>
    <style:style style:name="msonormal0" style:display-name="msonormal" style:family="paragraph" style:parent-style-name="Standard">
      <style:paragraph-properties fo:margin-top="0.1944in" fo:margin-bottom="0.1944in" fo:line-height="100%"/>
      <style:text-properties style:font-name="Times New Roman" style:font-name-asian="Times New Roman" style:font-name-complex="Times New Roman" fo:color="#00000A" fo:font-size="12pt" style:font-size-asian="12pt" style:font-size-complex="12pt" style:language-asian="it" style:country-asian="IT" fo:hyphenate="false"/>
    </style:style>
    <style:style style:name="FrameContents" style:display-name="Frame Contents" style:family="paragraph" style:parent-style-name="Standard">
      <style:text-properties fo:hyphenate="false"/>
    </style:style>
    <style:style style:name="TableContents" style:display-name="Table Contents" style:family="paragraph" style:parent-style-name="Standard">
      <style:text-properties fo:hyphenate="false"/>
    </style:style>
    <style:style style:name="TableHeading" style:display-name="Table Heading" style:family="paragraph" style:parent-style-name="TableContents">
      <style:text-properties fo:hyphenate="false"/>
    </style:style>
    <style:style style:name="NormaleWeb" style:display-name="Normale (Web)" style:family="paragraph" style:parent-style-name="Normale">
      <style:paragraph-properties style:vertical-align="auto"/>
      <style:text-properties style:font-name="Times New Roman" style:font-name-asian="Times New Roman" style:font-name-complex="Times New Roman" fo:font-size="12pt" style:font-size-asian="12pt" style:font-size-complex="12pt" style:language-asian="it" style:country-asian="I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complex="OpenSymbol"/>
    </style:style>
    <style:style style:name="WW_CharLFO1LVL2" style:family="text">
      <style:text-properties style:font-name="Symbol" style:font-name-complex="OpenSymbol"/>
    </style:style>
    <style:style style:name="WW_CharLFO1LVL3" style:family="text">
      <style:text-properties style:font-name="Symbol" style:font-name-complex="OpenSymbol"/>
    </style:style>
    <style:style style:name="WW_CharLFO1LVL4" style:family="text">
      <style:text-properties style:font-name="Symbol" style:font-name-complex="OpenSymbol"/>
    </style:style>
    <style:style style:name="WW_CharLFO1LVL5" style:family="text">
      <style:text-properties style:font-name="Symbol" style:font-name-complex="OpenSymbol"/>
    </style:style>
    <style:style style:name="WW_CharLFO1LVL6" style:family="text">
      <style:text-properties style:font-name="Symbol" style:font-name-complex="OpenSymbol"/>
    </style:style>
    <style:style style:name="WW_CharLFO1LVL7" style:family="text">
      <style:text-properties style:font-name="Symbol" style:font-name-complex="OpenSymbol"/>
    </style:style>
    <style:style style:name="WW_CharLFO1LVL8" style:family="text">
      <style:text-properties style:font-name="Symbol" style:font-name-complex="OpenSymbol"/>
    </style:style>
    <style:style style:name="WW_CharLFO1LVL9" style:family="text">
      <style:text-properties style:font-name="Symbol" style:font-name-complex="OpenSymbol"/>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44in" text:min-label-width="0.1965in" text:list-level-position-and-space-mode="label-alignment">
          <style:list-level-label-alignment text:label-followed-by="listtab" fo:margin-left="0.4909in" fo:text-indent="-0.1965in"/>
        </style:list-level-properties>
        <style:text-properties style:font-name="Symbol"/>
      </text:list-level-style-bullet>
      <text:list-level-style-bullet text:level="2" text:style-name="WW_CharLFO1LVL2" text:bullet-char="">
        <style:list-level-properties text:space-before="0.7854in" text:min-label-width="0.1965in" text:list-level-position-and-space-mode="label-alignment">
          <style:list-level-label-alignment text:label-followed-by="listtab" fo:margin-left="0.9819in" fo:text-indent="-0.1965in"/>
        </style:list-level-properties>
        <style:text-properties style:font-name="Symbol"/>
      </text:list-level-style-bullet>
      <text:list-level-style-bullet text:level="3" text:style-name="WW_CharLFO1LVL3" text:bullet-char="">
        <style:list-level-properties text:space-before="1.2763in" text:min-label-width="0.1965in" text:list-level-position-and-space-mode="label-alignment">
          <style:list-level-label-alignment text:label-followed-by="listtab" fo:margin-left="1.4729in" fo:text-indent="-0.1965in"/>
        </style:list-level-properties>
        <style:text-properties style:font-name="Symbol"/>
      </text:list-level-style-bullet>
      <text:list-level-style-bullet text:level="4" text:style-name="WW_CharLFO1LVL4" text:bullet-char="">
        <style:list-level-properties text:space-before="1.7673in" text:min-label-width="0.1965in" text:list-level-position-and-space-mode="label-alignment">
          <style:list-level-label-alignment text:label-followed-by="listtab" fo:margin-left="1.9638in" fo:text-indent="-0.1965in"/>
        </style:list-level-properties>
        <style:text-properties style:font-name="Symbol"/>
      </text:list-level-style-bullet>
      <text:list-level-style-bullet text:level="5" text:style-name="WW_CharLFO1LVL5" text:bullet-char="">
        <style:list-level-properties text:space-before="2.2583in" text:min-label-width="0.1965in" text:list-level-position-and-space-mode="label-alignment">
          <style:list-level-label-alignment text:label-followed-by="listtab" fo:margin-left="2.4548in" fo:text-indent="-0.1965in"/>
        </style:list-level-properties>
        <style:text-properties style:font-name="Symbol"/>
      </text:list-level-style-bullet>
      <text:list-level-style-bullet text:level="6" text:style-name="WW_CharLFO1LVL6" text:bullet-char="">
        <style:list-level-properties text:space-before="2.7493in" text:min-label-width="0.1965in" text:list-level-position-and-space-mode="label-alignment">
          <style:list-level-label-alignment text:label-followed-by="listtab" fo:margin-left="2.9458in" fo:text-indent="-0.1965in"/>
        </style:list-level-properties>
        <style:text-properties style:font-name="Symbol"/>
      </text:list-level-style-bullet>
      <text:list-level-style-bullet text:level="7" text:style-name="WW_CharLFO1LVL7" text:bullet-char="">
        <style:list-level-properties text:space-before="3.2402in" text:min-label-width="0.1965in" text:list-level-position-and-space-mode="label-alignment">
          <style:list-level-label-alignment text:label-followed-by="listtab" fo:margin-left="3.4368in" fo:text-indent="-0.1965in"/>
        </style:list-level-properties>
        <style:text-properties style:font-name="Symbol"/>
      </text:list-level-style-bullet>
      <text:list-level-style-bullet text:level="8" text:style-name="WW_CharLFO1LVL8" text:bullet-char="">
        <style:list-level-properties text:space-before="3.7312in" text:min-label-width="0.1965in" text:list-level-position-and-space-mode="label-alignment">
          <style:list-level-label-alignment text:label-followed-by="listtab" fo:margin-left="3.9277in" fo:text-indent="-0.1965in"/>
        </style:list-level-properties>
        <style:text-properties style:font-name="Symbol"/>
      </text:list-level-style-bullet>
      <text:list-level-style-bullet text:level="9" text:style-name="WW_CharLFO1LVL9" text:bullet-char="">
        <style:list-level-properties text:space-before="4.2222in" text:min-label-width="0.1965in" text:list-level-position-and-space-mode="label-alignment">
          <style:list-level-label-alignment text:label-followed-by="listtab" fo:margin-left="4.4187in" fo:text-indent="-0.196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A"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Intestazione" style:family="paragraph">
      <style:text-properties fo:color="#000000"/>
    </style:style>
    <style:style style:name="P3" style:parent-style-name="Pièdipagina" style:family="paragraph">
      <style:text-properties fo:color="#000000"/>
    </style:style>
    <style:style style:name="P4" style:parent-style-name="Pièdipagina" style:family="paragraph">
      <style:text-properties fo:color="#000000"/>
    </style:style>
  </office:automatic-styles>
  <office:master-styles>
    <style:master-page style:name="MP0" style:page-layout-name="PL0">
      <style:header>
        <text:p text:style-name="P2">Gestione Imprese Informatiche – Startup Design Lab</text:p>
        <text:p text:style-name="Intestazione"/>
      </style:header>
      <style:footer>
        <text:p text:style-name="P3">Prof. Amir Baldissera</text:p>
      </style:footer>
    </style:master-page>
    <style:master-page style:next-style-name="MP0" style:name="MPF0" style:page-layout-name="PL0">
      <style:header>
        <text:p text:style-name="Intestazione"/>
        <text:p text:style-name="Intestazione"/>
      </style:header>
      <style:footer>
        <text:p text:style-name="P4">Prof. Amir Baldissera</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2</meta:initial-creator>
    <dc:creator>Rudy Berton</dc:creator>
    <meta:creation-date>2018-05-17T15:06:00Z</meta:creation-date>
    <dc:date>2018-05-17T22:08:00Z</dc:date>
    <meta:print-date>2012-02-24T09:19:00Z</meta:print-date>
    <meta:template xlink:href="Normal" xlink:type="simple"/>
    <meta:editing-cycles>6</meta:editing-cycles>
    <meta:editing-duration>PT180S</meta:editing-duration>
    <meta:user-defined meta:name="AppVersion">15.00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 meta:paragraph-count="90" meta:word-count="6748" meta:character-count="45123" meta:row-count="320" meta:non-whitespace-character-count="38465"/>
  </office:meta>
</office:document-meta>
</file>